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1.0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<text:s/>v1</text:p>
          </table:table-cell>
          <table:table-cell office:value-type="string" calcext:value-type="string">
            <text:p><text:s/>u2</text:p>
          </table:table-cell>
          <table:table-cell office:value-type="string" calcext:value-type="string">
            <text:p><text:s/>v2</text:p>
          </table:table-cell>
          <table:table-cell office:value-type="string" calcext:value-type="string">
            <text:p><text:s/>x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obj</text:p>
          </table:table-cell>
          <table:table-cell/>
          <table:table-cell office:value-type="string" calcext:value-type="string">
            <text:p>centro</text:p>
          </table:table-cell>
          <table:table-cell table:number-columns-repeated="2"/>
          <table:table-cell office:value-type="string" calcext:value-type="string">
            <text:p>Distancia 1</text:p>
          </table:table-cell>
          <table:table-cell office:value-type="string" calcext:value-type="string">
            <text:p>Distancia 2</text:p>
          </table:table-cell>
        </table:table-row>
        <table:table-row table:style-name="ro1">
          <table:table-cell office:value-type="float" office:value="258.353" calcext:value-type="float">
            <text:p>258.353</text:p>
          </table:table-cell>
          <table:table-cell office:value-type="float" office:value="184.845" calcext:value-type="float">
            <text:p>184.845</text:p>
          </table:table-cell>
          <table:table-cell office:value-type="float" office:value="233.012" calcext:value-type="float">
            <text:p>233.012</text:p>
          </table:table-cell>
          <table:table-cell office:value-type="float" office:value="100.517" calcext:value-type="float">
            <text:p>100.517</text:p>
          </table:table-cell>
          <table:table-cell office:value-type="float" office:value="73.2525" calcext:value-type="float">
            <text:p>73.2525</text:p>
          </table:table-cell>
          <table:table-cell office:value-type="float" office:value="-0.41098" calcext:value-type="float">
            <text:p>-0.41098</text:p>
          </table:table-cell>
          <table:table-cell office:value-type="float" office:value="72.53" calcext:value-type="float">
            <text:p>72.53</text:p>
          </table:table-cell>
          <table:table-cell office:value-type="float" office:value="2.94152" calcext:value-type="float">
            <text:p>2.941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]-[.A2]; 2)+POWER([.K2]-[.B2];2))" office:value-type="float" office:value="138.035729555793" calcext:value-type="float">
            <text:p>138.0357295558</text:p>
          </table:table-cell>
          <table:table-cell table:formula="of:=SQRT(POWER([.J2]-[.C2]; 2)+POWER([.K2]-[.D2];2))" office:value-type="float" office:value="206.91741210686" calcext:value-type="float">
            <text:p>206.9174121069</text:p>
          </table:table-cell>
        </table:table-row>
        <table:table-row table:style-name="ro1">
          <table:table-cell office:value-type="float" office:value="188.256" calcext:value-type="float">
            <text:p>188.256</text:p>
          </table:table-cell>
          <table:table-cell office:value-type="float" office:value="171.491" calcext:value-type="float">
            <text:p>171.491</text:p>
          </table:table-cell>
          <table:table-cell office:value-type="float" office:value="162.239" calcext:value-type="float">
            <text:p>162.239</text:p>
          </table:table-cell>
          <table:table-cell office:value-type="float" office:value="91.0486" calcext:value-type="float">
            <text:p>91.0486</text:p>
          </table:table-cell>
          <table:table-cell office:value-type="float" office:value="24.1741" calcext:value-type="float">
            <text:p>24.1741</text:p>
          </table:table-cell>
          <table:table-cell office:value-type="float" office:value="-43.3634" calcext:value-type="float">
            <text:p>-43.3634</text:p>
          </table:table-cell>
          <table:table-cell office:value-type="float" office:value="176.977" calcext:value-type="float">
            <text:p>176.977</text:p>
          </table:table-cell>
          <table:table-cell office:value-type="float" office:value="1.07107" calcext:value-type="float">
            <text:p>1.071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]-[.A3]; 2)+POWER([.K3]-[.B3];2))" office:value-type="float" office:value="208.055840141535" calcext:value-type="float">
            <text:p>208.0558401415</text:p>
          </table:table-cell>
          <table:table-cell table:formula="of:=SQRT(POWER([.J3]-[.C3]; 2)+POWER([.K3]-[.D3];2))" office:value-type="float" office:value="268.261563185932" calcext:value-type="float">
            <text:p>268.2615631859</text:p>
          </table:table-cell>
        </table:table-row>
        <table:table-row table:style-name="ro1">
          <table:table-cell office:value-type="float" office:value="193.39" calcext:value-type="float">
            <text:p>193.39</text:p>
          </table:table-cell>
          <table:table-cell office:value-type="float" office:value="231.414" calcext:value-type="float">
            <text:p>231.414</text:p>
          </table:table-cell>
          <table:table-cell office:value-type="float" office:value="167.136" calcext:value-type="float">
            <text:p>167.136</text:p>
          </table:table-cell>
          <table:table-cell office:value-type="float" office:value="151.137" calcext:value-type="float">
            <text:p>151.137</text:p>
          </table:table-cell>
          <table:table-cell office:value-type="float" office:value="-15.4633" calcext:value-type="float">
            <text:p>-15.4633</text:p>
          </table:table-cell>
          <table:table-cell office:value-type="float" office:value="26.5964" calcext:value-type="float">
            <text:p>26.5964</text:p>
          </table:table-cell>
          <table:table-cell office:value-type="float" office:value="165.763" calcext:value-type="float">
            <text:p>165.763</text:p>
          </table:table-cell>
          <table:table-cell office:value-type="float" office:value="0.981426" calcext:value-type="float">
            <text:p>0.9814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]-[.A4]; 2)+POWER([.K4]-[.B4];2))" office:value-type="float" office:value="190.903733583186" calcext:value-type="float">
            <text:p>190.9037335832</text:p>
          </table:table-cell>
          <table:table-cell table:formula="of:=SQRT(POWER([.J4]-[.C4]; 2)+POWER([.K4]-[.D4];2))" office:value-type="float" office:value="235.12991996979" calcext:value-type="float">
            <text:p>235.1299199698</text:p>
          </table:table-cell>
        </table:table-row>
        <table:table-row table:style-name="ro1">
          <table:table-cell office:value-type="float" office:value="149.924" calcext:value-type="float">
            <text:p>149.924</text:p>
          </table:table-cell>
          <table:table-cell office:value-type="float" office:value="176.936" calcext:value-type="float">
            <text:p>176.936</text:p>
          </table:table-cell>
          <table:table-cell office:value-type="float" office:value="123.103" calcext:value-type="float">
            <text:p>123.103</text:p>
          </table:table-cell>
          <table:table-cell office:value-type="float" office:value="103.987" calcext:value-type="float">
            <text:p>103.987</text:p>
          </table:table-cell>
          <table:table-cell office:value-type="float" office:value="-80.9961" calcext:value-type="float">
            <text:p>-80.9961</text:p>
          </table:table-cell>
          <table:table-cell office:value-type="float" office:value="-92.58" calcext:value-type="float">
            <text:p>-92.58</text:p>
          </table:table-cell>
          <table:table-cell office:value-type="float" office:value="234.247" calcext:value-type="float">
            <text:p>234.247</text:p>
          </table:table-cell>
          <table:table-cell office:value-type="float" office:value="0.91781" calcext:value-type="float">
            <text:p>0.9178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]-[.A5]; 2)+POWER([.K5]-[.B5];2))" office:value-type="float" office:value="242.9504020824" calcext:value-type="float">
            <text:p>242.9504020824</text:p>
          </table:table-cell>
          <table:table-cell table:formula="of:=SQRT(POWER([.J5]-[.C5]; 2)+POWER([.K5]-[.D5];2))" office:value-type="float" office:value="295.152219673171" calcext:value-type="float">
            <text:p>295.1522196732</text:p>
          </table:table-cell>
        </table:table-row>
        <table:table-row table:style-name="ro1">
          <table:table-cell office:value-type="float" office:value="183.418" calcext:value-type="float">
            <text:p>183.418</text:p>
          </table:table-cell>
          <table:table-cell office:value-type="float" office:value="267.115" calcext:value-type="float">
            <text:p>267.115</text:p>
          </table:table-cell>
          <table:table-cell office:value-type="float" office:value="157.129" calcext:value-type="float">
            <text:p>157.129</text:p>
          </table:table-cell>
          <table:table-cell office:value-type="float" office:value="181.118" calcext:value-type="float">
            <text:p>181.118</text:p>
          </table:table-cell>
          <table:table-cell office:value-type="float" office:value="23.2065" calcext:value-type="float">
            <text:p>23.2065</text:p>
          </table:table-cell>
          <table:table-cell office:value-type="float" office:value="99.8614" calcext:value-type="float">
            <text:p>99.8614</text:p>
          </table:table-cell>
          <table:table-cell office:value-type="float" office:value="183.21" calcext:value-type="float">
            <text:p>183.21</text:p>
          </table:table-cell>
          <table:table-cell office:value-type="float" office:value="0.908219" calcext:value-type="float">
            <text:p>0.9082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]-[.A6]; 2)+POWER([.K6]-[.B6];2))" office:value-type="float" office:value="202.148217773494" calcext:value-type="float">
            <text:p>202.1482177735</text:p>
          </table:table-cell>
          <table:table-cell table:formula="of:=SQRT(POWER([.J6]-[.C6]; 2)+POWER([.K6]-[.D6];2))" office:value-type="float" office:value="234.897996085535" calcext:value-type="float">
            <text:p>234.8979960855</text:p>
          </table:table-cell>
        </table:table-row>
        <table:table-row table:style-name="ro1">
          <table:table-cell office:value-type="float" office:value="150.371" calcext:value-type="float">
            <text:p>150.371</text:p>
          </table:table-cell>
          <table:table-cell office:value-type="float" office:value="184.695" calcext:value-type="float">
            <text:p>184.695</text:p>
          </table:table-cell>
          <table:table-cell office:value-type="float" office:value="123.404" calcext:value-type="float">
            <text:p>123.404</text:p>
          </table:table-cell>
          <table:table-cell office:value-type="float" office:value="113.086" calcext:value-type="float">
            <text:p>113.086</text:p>
          </table:table-cell>
          <table:table-cell office:value-type="float" office:value="-103.834" calcext:value-type="float">
            <text:p>-103.834</text:p>
          </table:table-cell>
          <table:table-cell office:value-type="float" office:value="-92.9371" calcext:value-type="float">
            <text:p>-92.9371</text:p>
          </table:table-cell>
          <table:table-cell office:value-type="float" office:value="232.726" calcext:value-type="float">
            <text:p>232.726</text:p>
          </table:table-cell>
          <table:table-cell office:value-type="float" office:value="0.864424" calcext:value-type="float">
            <text:p>0.8644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]-[.A7]; 2)+POWER([.K7]-[.B7];2))" office:value-type="float" office:value="240.554302946341" calcext:value-type="float">
            <text:p>240.5543029463</text:p>
          </table:table-cell>
          <table:table-cell table:formula="of:=SQRT(POWER([.J7]-[.C7]; 2)+POWER([.K7]-[.D7];2))" office:value-type="float" office:value="290.738877021977" calcext:value-type="float">
            <text:p>290.738877022</text:p>
          </table:table-cell>
        </table:table-row>
        <table:table-row table:style-name="ro1">
          <table:table-cell office:value-type="float" office:value="165.287" calcext:value-type="float">
            <text:p>165.287</text:p>
          </table:table-cell>
          <table:table-cell office:value-type="float" office:value="596.936" calcext:value-type="float">
            <text:p>596.936</text:p>
          </table:table-cell>
          <table:table-cell office:value-type="float" office:value="137.081" calcext:value-type="float">
            <text:p>137.081</text:p>
          </table:table-cell>
          <table:table-cell office:value-type="float" office:value="513.49" calcext:value-type="float">
            <text:p>513.49</text:p>
          </table:table-cell>
          <table:table-cell office:value-type="float" office:value="-170.097" calcext:value-type="float">
            <text:p>-170.097</text:p>
          </table:table-cell>
          <table:table-cell office:value-type="float" office:value="481.319" calcext:value-type="float">
            <text:p>481.319</text:p>
          </table:table-cell>
          <table:table-cell office:value-type="float" office:value="195.032" calcext:value-type="float">
            <text:p>195.032</text:p>
          </table:table-cell>
          <table:table-cell office:value-type="float" office:value="0.852497" calcext:value-type="float">
            <text:p>0.8524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]-[.A8]; 2)+POWER([.K8]-[.B8];2))" office:value-type="float" office:value="416.911190141258" calcext:value-type="float">
            <text:p>416.9111901413</text:p>
          </table:table-cell>
          <table:table-cell table:formula="of:=SQRT(POWER([.J8]-[.C8]; 2)+POWER([.K8]-[.D8];2))" office:value-type="float" office:value="366.982033158301" calcext:value-type="float">
            <text:p>366.9820331583</text:p>
          </table:table-cell>
        </table:table-row>
        <table:table-row table:style-name="ro1">
          <table:table-cell office:value-type="float" office:value="192.972" calcext:value-type="float">
            <text:p>192.972</text:p>
          </table:table-cell>
          <table:table-cell office:value-type="float" office:value="257.168" calcext:value-type="float">
            <text:p>257.168</text:p>
          </table:table-cell>
          <table:table-cell office:value-type="float" office:value="166.744" calcext:value-type="float">
            <text:p>166.744</text:p>
          </table:table-cell>
          <table:table-cell office:value-type="float" office:value="172.608" calcext:value-type="float">
            <text:p>172.608</text:p>
          </table:table-cell>
          <table:table-cell office:value-type="float" office:value="16.305" calcext:value-type="float">
            <text:p>16.305</text:p>
          </table:table-cell>
          <table:table-cell office:value-type="float" office:value="81.4285" calcext:value-type="float">
            <text:p>81.4285</text:p>
          </table:table-cell>
          <table:table-cell office:value-type="float" office:value="168.379" calcext:value-type="float">
            <text:p>168.379</text:p>
          </table:table-cell>
          <table:table-cell office:value-type="float" office:value="0.845395" calcext:value-type="float">
            <text:p>0.8453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]-[.A9]; 2)+POWER([.K9]-[.B9];2))" office:value-type="float" office:value="191.629238395397" calcext:value-type="float">
            <text:p>191.6292383954</text:p>
          </table:table-cell>
          <table:table-cell table:formula="of:=SQRT(POWER([.J9]-[.C9]; 2)+POWER([.K9]-[.D9];2))" office:value-type="float" office:value="228.068891346453" calcext:value-type="float">
            <text:p>228.0688913465</text:p>
          </table:table-cell>
        </table:table-row>
        <table:table-row table:style-name="ro1">
          <table:table-cell office:value-type="float" office:value="183.55" calcext:value-type="float">
            <text:p>183.55</text:p>
          </table:table-cell>
          <table:table-cell office:value-type="float" office:value="304.944" calcext:value-type="float">
            <text:p>304.944</text:p>
          </table:table-cell>
          <table:table-cell office:value-type="float" office:value="157.075" calcext:value-type="float">
            <text:p>157.075</text:p>
          </table:table-cell>
          <table:table-cell office:value-type="float" office:value="219.041" calcext:value-type="float">
            <text:p>219.041</text:p>
          </table:table-cell>
          <table:table-cell office:value-type="float" office:value="-0.580447" calcext:value-type="float">
            <text:p>-0.580447</text:p>
          </table:table-cell>
          <table:table-cell office:value-type="float" office:value="142.835" calcext:value-type="float">
            <text:p>142.835</text:p>
          </table:table-cell>
          <table:table-cell office:value-type="float" office:value="181.14" calcext:value-type="float">
            <text:p>181.14</text:p>
          </table:table-cell>
          <table:table-cell office:value-type="float" office:value="0.820085" calcext:value-type="float">
            <text:p>0.8200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]-[.A10]; 2)+POWER([.K10]-[.B10];2))" office:value-type="float" office:value="210.100332308162" calcext:value-type="float">
            <text:p>210.1003323082</text:p>
          </table:table-cell>
          <table:table-cell table:formula="of:=SQRT(POWER([.J10]-[.C10]; 2)+POWER([.K10]-[.D10];2))" office:value-type="float" office:value="228.083474425483" calcext:value-type="float">
            <text:p>228.0834744255</text:p>
          </table:table-cell>
        </table:table-row>
        <table:table-row table:style-name="ro1">
          <table:table-cell office:value-type="float" office:value="272.793" calcext:value-type="float">
            <text:p>272.793</text:p>
          </table:table-cell>
          <table:table-cell office:value-type="float" office:value="321.119" calcext:value-type="float">
            <text:p>321.119</text:p>
          </table:table-cell>
          <table:table-cell office:value-type="float" office:value="247.328" calcext:value-type="float">
            <text:p>247.328</text:p>
          </table:table-cell>
          <table:table-cell office:value-type="float" office:value="232.515" calcext:value-type="float">
            <text:p>232.515</text:p>
          </table:table-cell>
          <table:table-cell office:value-type="float" office:value="40.5291" calcext:value-type="float">
            <text:p>40.5291</text:p>
          </table:table-cell>
          <table:table-cell office:value-type="float" office:value="180.004" calcext:value-type="float">
            <text:p>180.004</text:p>
          </table:table-cell>
          <table:table-cell office:value-type="float" office:value="50.6977" calcext:value-type="float">
            <text:p>50.6977</text:p>
          </table:table-cell>
          <table:table-cell office:value-type="float" office:value="0.806923" calcext:value-type="float">
            <text:p>0.8069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]-[.A11]; 2)+POWER([.K11]-[.B11];2))" office:value-type="float" office:value="136.480082832624" calcext:value-type="float">
            <text:p>136.4800828326</text:p>
          </table:table-cell>
          <table:table-cell table:formula="of:=SQRT(POWER([.J11]-[.C11]; 2)+POWER([.K11]-[.D11];2))" office:value-type="float" office:value="137.000732877602" calcext:value-type="float">
            <text:p>137.0007328776</text:p>
          </table:table-cell>
        </table:table-row>
        <table:table-row table:style-name="ro1">
          <table:table-cell office:value-type="float" office:value="148.871" calcext:value-type="float">
            <text:p>148.871</text:p>
          </table:table-cell>
          <table:table-cell office:value-type="float" office:value="189.454" calcext:value-type="float">
            <text:p>189.454</text:p>
          </table:table-cell>
          <table:table-cell office:value-type="float" office:value="122.02" calcext:value-type="float">
            <text:p>122.02</text:p>
          </table:table-cell>
          <table:table-cell office:value-type="float" office:value="115.743" calcext:value-type="float">
            <text:p>115.743</text:p>
          </table:table-cell>
          <table:table-cell office:value-type="float" office:value="-79.2661" calcext:value-type="float">
            <text:p>-79.2661</text:p>
          </table:table-cell>
          <table:table-cell office:value-type="float" office:value="-70.9518" calcext:value-type="float">
            <text:p>-70.9518</text:p>
          </table:table-cell>
          <table:table-cell office:value-type="float" office:value="235.541" calcext:value-type="float">
            <text:p>235.541</text:p>
          </table:table-cell>
          <table:table-cell office:value-type="float" office:value="0.773316" calcext:value-type="float">
            <text:p>0.7733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]-[.A12]; 2)+POWER([.K12]-[.B12];2))" office:value-type="float" office:value="240.928887344378" calcext:value-type="float">
            <text:p>240.9288873444</text:p>
          </table:table-cell>
          <table:table-cell table:formula="of:=SQRT(POWER([.J12]-[.C12]; 2)+POWER([.K12]-[.D12];2))" office:value-type="float" office:value="290.816695615984" calcext:value-type="float">
            <text:p>290.816695616</text:p>
          </table:table-cell>
        </table:table-row>
        <table:table-row table:style-name="ro1">
          <table:table-cell office:value-type="float" office:value="150.088" calcext:value-type="float">
            <text:p>150.088</text:p>
          </table:table-cell>
          <table:table-cell office:value-type="float" office:value="184.489" calcext:value-type="float">
            <text:p>184.489</text:p>
          </table:table-cell>
          <table:table-cell office:value-type="float" office:value="123.232" calcext:value-type="float">
            <text:p>123.232</text:p>
          </table:table-cell>
          <table:table-cell office:value-type="float" office:value="111.403" calcext:value-type="float">
            <text:p>111.403</text:p>
          </table:table-cell>
          <table:table-cell office:value-type="float" office:value="-84.0245" calcext:value-type="float">
            <text:p>-84.0245</text:p>
          </table:table-cell>
          <table:table-cell office:value-type="float" office:value="-81.9037" calcext:value-type="float">
            <text:p>-81.9037</text:p>
          </table:table-cell>
          <table:table-cell office:value-type="float" office:value="233.628" calcext:value-type="float">
            <text:p>233.628</text:p>
          </table:table-cell>
          <table:table-cell office:value-type="float" office:value="0.695697" calcext:value-type="float">
            <text:p>0.6956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]-[.A13]; 2)+POWER([.K13]-[.B13];2))" office:value-type="float" office:value="240.878265655081" calcext:value-type="float">
            <text:p>240.8782656551</text:p>
          </table:table-cell>
          <table:table-cell table:formula="of:=SQRT(POWER([.J13]-[.C13]; 2)+POWER([.K13]-[.D13];2))" office:value-type="float" office:value="291.642805899614" calcext:value-type="float">
            <text:p>291.6428058996</text:p>
          </table:table-cell>
        </table:table-row>
        <table:table-row table:style-name="ro1">
          <table:table-cell office:value-type="float" office:value="245.74" calcext:value-type="float">
            <text:p>245.74</text:p>
          </table:table-cell>
          <table:table-cell office:value-type="float" office:value="546.735" calcext:value-type="float">
            <text:p>546.735</text:p>
          </table:table-cell>
          <table:table-cell office:value-type="float" office:value="219.344" calcext:value-type="float">
            <text:p>219.344</text:p>
          </table:table-cell>
          <table:table-cell office:value-type="float" office:value="457.718" calcext:value-type="float">
            <text:p>457.718</text:p>
          </table:table-cell>
          <table:table-cell office:value-type="float" office:value="-70.6292" calcext:value-type="float">
            <text:p>-70.6292</text:p>
          </table:table-cell>
          <table:table-cell office:value-type="float" office:value="441.472" calcext:value-type="float">
            <text:p>441.472</text:p>
          </table:table-cell>
          <table:table-cell office:value-type="float" office:value="83.0998" calcext:value-type="float">
            <text:p>83.0998</text:p>
          </table:table-cell>
          <table:table-cell office:value-type="float" office:value="0.693527" calcext:value-type="float">
            <text:p>0.69352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]-[.A14]; 2)+POWER([.K14]-[.B14];2))" office:value-type="float" office:value="334.63300468573" calcext:value-type="float">
            <text:p>334.6330046857</text:p>
          </table:table-cell>
          <table:table-cell table:formula="of:=SQRT(POWER([.J14]-[.C14]; 2)+POWER([.K14]-[.D14];2))" office:value-type="float" office:value="271.377695951602" calcext:value-type="float">
            <text:p>271.3776959516</text:p>
          </table:table-cell>
        </table:table-row>
        <table:table-row table:style-name="ro1">
          <table:table-cell office:value-type="float" office:value="58.16" calcext:value-type="float">
            <text:p>58.16</text:p>
          </table:table-cell>
          <table:table-cell office:value-type="float" office:value="546.132" calcext:value-type="float">
            <text:p>546.132</text:p>
          </table:table-cell>
          <table:table-cell office:value-type="float" office:value="29.4633" calcext:value-type="float">
            <text:p>29.4633</text:p>
          </table:table-cell>
          <table:table-cell office:value-type="float" office:value="458.319" calcext:value-type="float">
            <text:p>458.319</text:p>
          </table:table-cell>
          <table:table-cell office:value-type="float" office:value="-148.751" calcext:value-type="float">
            <text:p>-148.751</text:p>
          </table:table-cell>
          <table:table-cell office:value-type="float" office:value="418.501" calcext:value-type="float">
            <text:p>418.501</text:p>
          </table:table-cell>
          <table:table-cell office:value-type="float" office:value="355.445" calcext:value-type="float">
            <text:p>355.445</text:p>
          </table:table-cell>
          <table:table-cell office:value-type="float" office:value="0.621148" calcext:value-type="float">
            <text:p>0.6211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]-[.A15]; 2)+POWER([.K15]-[.B15];2))" office:value-type="float" office:value="445.721862851712" calcext:value-type="float">
            <text:p>445.7218628517</text:p>
          </table:table-cell>
          <table:table-cell table:formula="of:=SQRT(POWER([.J15]-[.C15]; 2)+POWER([.K15]-[.D15];2))" office:value-type="float" office:value="415.319372781827" calcext:value-type="float">
            <text:p>415.3193727818</text:p>
          </table:table-cell>
        </table:table-row>
        <table:table-row table:style-name="ro1">
          <table:table-cell office:value-type="float" office:value="193.145" calcext:value-type="float">
            <text:p>193.145</text:p>
          </table:table-cell>
          <table:table-cell office:value-type="float" office:value="315.105" calcext:value-type="float">
            <text:p>315.105</text:p>
          </table:table-cell>
          <table:table-cell office:value-type="float" office:value="166.915" calcext:value-type="float">
            <text:p>166.915</text:p>
          </table:table-cell>
          <table:table-cell office:value-type="float" office:value="222.608" calcext:value-type="float">
            <text:p>222.608</text:p>
          </table:table-cell>
          <table:table-cell office:value-type="float" office:value="61.1852" calcext:value-type="float">
            <text:p>61.1852</text:p>
          </table:table-cell>
          <table:table-cell office:value-type="float" office:value="184.155" calcext:value-type="float">
            <text:p>184.155</text:p>
          </table:table-cell>
          <table:table-cell office:value-type="float" office:value="170.767" calcext:value-type="float">
            <text:p>170.767</text:p>
          </table:table-cell>
          <table:table-cell office:value-type="float" office:value="0.603317" calcext:value-type="float">
            <text:p>0.6033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]-[.A16]; 2)+POWER([.K16]-[.B16];2))" office:value-type="float" office:value="204.377034057156" calcext:value-type="float">
            <text:p>204.3770340572</text:p>
          </table:table-cell>
          <table:table-cell table:formula="of:=SQRT(POWER([.J16]-[.C16]; 2)+POWER([.K16]-[.D16];2))" office:value-type="float" office:value="217.949413600955" calcext:value-type="float">
            <text:p>217.949413601</text:p>
          </table:table-cell>
        </table:table-row>
        <table:table-row table:style-name="ro1">
          <table:table-cell office:value-type="float" office:value="154.156" calcext:value-type="float">
            <text:p>154.156</text:p>
          </table:table-cell>
          <table:table-cell office:value-type="float" office:value="261.221" calcext:value-type="float">
            <text:p>261.221</text:p>
          </table:table-cell>
          <table:table-cell office:value-type="float" office:value="127.733" calcext:value-type="float">
            <text:p>127.733</text:p>
          </table:table-cell>
          <table:table-cell office:value-type="float" office:value="175.822" calcext:value-type="float">
            <text:p>175.822</text:p>
          </table:table-cell>
          <table:table-cell office:value-type="float" office:value="13.7156" calcext:value-type="float">
            <text:p>13.7156</text:p>
          </table:table-cell>
          <table:table-cell office:value-type="float" office:value="88.3869" calcext:value-type="float">
            <text:p>88.3869</text:p>
          </table:table-cell>
          <table:table-cell office:value-type="float" office:value="226.98" calcext:value-type="float">
            <text:p>226.98</text:p>
          </table:table-cell>
          <table:table-cell office:value-type="float" office:value="0.59979" calcext:value-type="float">
            <text:p>0.5997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]-[.A17]; 2)+POWER([.K17]-[.B17];2))" office:value-type="float" office:value="230.646290186944" calcext:value-type="float">
            <text:p>230.6462901869</text:p>
          </table:table-cell>
          <table:table-cell table:formula="of:=SQRT(POWER([.J17]-[.C17]; 2)+POWER([.K17]-[.D17];2))" office:value-type="float" office:value="264.673955977916" calcext:value-type="float">
            <text:p>264.6739559779</text:p>
          </table:table-cell>
        </table:table-row>
        <table:table-row table:style-name="ro1">
          <table:table-cell office:value-type="float" office:value="245.794" calcext:value-type="float">
            <text:p>245.794</text:p>
          </table:table-cell>
          <table:table-cell office:value-type="float" office:value="561.609" calcext:value-type="float">
            <text:p>561.609</text:p>
          </table:table-cell>
          <table:table-cell office:value-type="float" office:value="219.387" calcext:value-type="float">
            <text:p>219.387</text:p>
          </table:table-cell>
          <table:table-cell office:value-type="float" office:value="474.975" calcext:value-type="float">
            <text:p>474.975</text:p>
          </table:table-cell>
          <table:table-cell office:value-type="float" office:value="-97.3235" calcext:value-type="float">
            <text:p>-97.3235</text:p>
          </table:table-cell>
          <table:table-cell office:value-type="float" office:value="454.077" calcext:value-type="float">
            <text:p>454.077</text:p>
          </table:table-cell>
          <table:table-cell office:value-type="float" office:value="80.155" calcext:value-type="float">
            <text:p>80.155</text:p>
          </table:table-cell>
          <table:table-cell office:value-type="float" office:value="0.582543" calcext:value-type="float">
            <text:p>0.58254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]-[.A18]; 2)+POWER([.K18]-[.B18];2))" office:value-type="float" office:value="348.210871910973" calcext:value-type="float">
            <text:p>348.210871911</text:p>
          </table:table-cell>
          <table:table-cell table:formula="of:=SQRT(POWER([.J18]-[.C18]; 2)+POWER([.K18]-[.D18];2))" office:value-type="float" office:value="285.262669120935" calcext:value-type="float">
            <text:p>285.2626691209</text:p>
          </table:table-cell>
        </table:table-row>
        <table:table-row table:style-name="ro1">
          <table:table-cell office:value-type="float" office:value="244.067" calcext:value-type="float">
            <text:p>244.067</text:p>
          </table:table-cell>
          <table:table-cell office:value-type="float" office:value="529.596" calcext:value-type="float">
            <text:p>529.596</text:p>
          </table:table-cell>
          <table:table-cell office:value-type="float" office:value="217.699" calcext:value-type="float">
            <text:p>217.699</text:p>
          </table:table-cell>
          <table:table-cell office:value-type="float" office:value="442.4" calcext:value-type="float">
            <text:p>442.4</text:p>
          </table:table-cell>
          <table:table-cell office:value-type="float" office:value="-80.198" calcext:value-type="float">
            <text:p>-80.198</text:p>
          </table:table-cell>
          <table:table-cell office:value-type="float" office:value="417.355" calcext:value-type="float">
            <text:p>417.355</text:p>
          </table:table-cell>
          <table:table-cell office:value-type="float" office:value="84.0864" calcext:value-type="float">
            <text:p>84.0864</text:p>
          </table:table-cell>
          <table:table-cell office:value-type="float" office:value="0.572485" calcext:value-type="float">
            <text:p>0.5724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]-[.A19]; 2)+POWER([.K19]-[.B19];2))" office:value-type="float" office:value="319.832305599356" calcext:value-type="float">
            <text:p>319.8323055994</text:p>
          </table:table-cell>
          <table:table-cell table:formula="of:=SQRT(POWER([.J19]-[.C19]; 2)+POWER([.K19]-[.D19];2))" office:value-type="float" office:value="260.415403924192" calcext:value-type="float">
            <text:p>260.4154039242</text:p>
          </table:table-cell>
        </table:table-row>
        <table:table-row table:style-name="ro1">
          <table:table-cell office:value-type="float" office:value="183.452" calcext:value-type="float">
            <text:p>183.452</text:p>
          </table:table-cell>
          <table:table-cell office:value-type="float" office:value="219.995" calcext:value-type="float">
            <text:p>219.995</text:p>
          </table:table-cell>
          <table:table-cell office:value-type="float" office:value="157.124" calcext:value-type="float">
            <text:p>157.124</text:p>
          </table:table-cell>
          <table:table-cell office:value-type="float" office:value="140.368" calcext:value-type="float">
            <text:p>140.368</text:p>
          </table:table-cell>
          <table:table-cell office:value-type="float" office:value="-18.1326" calcext:value-type="float">
            <text:p>-18.1326</text:p>
          </table:table-cell>
          <table:table-cell office:value-type="float" office:value="8.39513" calcext:value-type="float">
            <text:p>8.39513</text:p>
          </table:table-cell>
          <table:table-cell office:value-type="float" office:value="181.411" calcext:value-type="float">
            <text:p>181.411</text:p>
          </table:table-cell>
          <table:table-cell office:value-type="float" office:value="0.571758" calcext:value-type="float">
            <text:p>0.5717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]-[.A20]; 2)+POWER([.K20]-[.B20];2))" office:value-type="float" office:value="201.751630300724" calcext:value-type="float">
            <text:p>201.7516303007</text:p>
          </table:table-cell>
          <table:table-cell table:formula="of:=SQRT(POWER([.J20]-[.C20]; 2)+POWER([.K20]-[.D20];2))" office:value-type="float" office:value="248.599643603928" calcext:value-type="float">
            <text:p>248.5996436039</text:p>
          </table:table-cell>
        </table:table-row>
        <table:table-row table:style-name="ro1">
          <table:table-cell office:value-type="float" office:value="172.33" calcext:value-type="float">
            <text:p>172.33</text:p>
          </table:table-cell>
          <table:table-cell office:value-type="float" office:value="337.909" calcext:value-type="float">
            <text:p>337.909</text:p>
          </table:table-cell>
          <table:table-cell office:value-type="float" office:value="145.75" calcext:value-type="float">
            <text:p>145.75</text:p>
          </table:table-cell>
          <table:table-cell office:value-type="float" office:value="248.918" calcext:value-type="float">
            <text:p>248.918</text:p>
          </table:table-cell>
          <table:table-cell office:value-type="float" office:value="8.39245" calcext:value-type="float">
            <text:p>8.39245</text:p>
          </table:table-cell>
          <table:table-cell office:value-type="float" office:value="193.301" calcext:value-type="float">
            <text:p>193.301</text:p>
          </table:table-cell>
          <table:table-cell office:value-type="float" office:value="197.837" calcext:value-type="float">
            <text:p>197.837</text:p>
          </table:table-cell>
          <table:table-cell office:value-type="float" office:value="0.568644" calcext:value-type="float">
            <text:p>0.5686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]-[.A21]; 2)+POWER([.K21]-[.B21];2))" office:value-type="float" office:value="232.384864354372" calcext:value-type="float">
            <text:p>232.3848643544</text:p>
          </table:table-cell>
          <table:table-cell table:formula="of:=SQRT(POWER([.J21]-[.C21]; 2)+POWER([.K21]-[.D21];2))" office:value-type="float" office:value="238.35041687398" calcext:value-type="float">
            <text:p>238.350416874</text:p>
          </table:table-cell>
        </table:table-row>
        <table:table-row table:style-name="ro1">
          <table:table-cell office:value-type="float" office:value="162.984" calcext:value-type="float">
            <text:p>162.984</text:p>
          </table:table-cell>
          <table:table-cell office:value-type="float" office:value="253.812" calcext:value-type="float">
            <text:p>253.812</text:p>
          </table:table-cell>
          <table:table-cell office:value-type="float" office:value="136.587" calcext:value-type="float">
            <text:p>136.587</text:p>
          </table:table-cell>
          <table:table-cell office:value-type="float" office:value="169.223" calcext:value-type="float">
            <text:p>169.223</text:p>
          </table:table-cell>
          <table:table-cell office:value-type="float" office:value="11.7676" calcext:value-type="float">
            <text:p>11.7676</text:p>
          </table:table-cell>
          <table:table-cell office:value-type="float" office:value="76.0992" calcext:value-type="float">
            <text:p>76.0992</text:p>
          </table:table-cell>
          <table:table-cell office:value-type="float" office:value="213.81" calcext:value-type="float">
            <text:p>213.81</text:p>
          </table:table-cell>
          <table:table-cell office:value-type="float" office:value="0.542731" calcext:value-type="float">
            <text:p>0.5427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]-[.A22]; 2)+POWER([.K22]-[.B22];2))" office:value-type="float" office:value="221.331415754745" calcext:value-type="float">
            <text:p>221.3314157547</text:p>
          </table:table-cell>
          <table:table-cell table:formula="of:=SQRT(POWER([.J22]-[.C22]; 2)+POWER([.K22]-[.D22];2))" office:value-type="float" office:value="257.894715529419" calcext:value-type="float">
            <text:p>257.8947155294</text:p>
          </table:table-cell>
        </table:table-row>
        <table:table-row table:style-name="ro1">
          <table:table-cell office:value-type="float" office:value="154.065" calcext:value-type="float">
            <text:p>154.065</text:p>
          </table:table-cell>
          <table:table-cell office:value-type="float" office:value="241.021" calcext:value-type="float">
            <text:p>241.021</text:p>
          </table:table-cell>
          <table:table-cell office:value-type="float" office:value="127.742" calcext:value-type="float">
            <text:p>127.742</text:p>
          </table:table-cell>
          <table:table-cell office:value-type="float" office:value="156.026" calcext:value-type="float">
            <text:p>156.026</text:p>
          </table:table-cell>
          <table:table-cell office:value-type="float" office:value="22.4183" calcext:value-type="float">
            <text:p>22.4183</text:p>
          </table:table-cell>
          <table:table-cell office:value-type="float" office:value="63.3729" calcext:value-type="float">
            <text:p>63.3729</text:p>
          </table:table-cell>
          <table:table-cell office:value-type="float" office:value="227.976" calcext:value-type="float">
            <text:p>227.976</text:p>
          </table:table-cell>
          <table:table-cell office:value-type="float" office:value="0.519583" calcext:value-type="float">
            <text:p>0.5195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]-[.A23]; 2)+POWER([.K23]-[.B23];2))" office:value-type="float" office:value="229.937084146947" calcext:value-type="float">
            <text:p>229.9370841469</text:p>
          </table:table-cell>
          <table:table-cell table:formula="of:=SQRT(POWER([.J23]-[.C23]; 2)+POWER([.K23]-[.D23];2))" office:value-type="float" office:value="270.295562745673" calcext:value-type="float">
            <text:p>270.2955627457</text:p>
          </table:table-cell>
        </table:table-row>
        <table:table-row table:style-name="ro1">
          <table:table-cell office:value-type="float" office:value="245.755" calcext:value-type="float">
            <text:p>245.755</text:p>
          </table:table-cell>
          <table:table-cell office:value-type="float" office:value="551.625" calcext:value-type="float">
            <text:p>551.625</text:p>
          </table:table-cell>
          <table:table-cell office:value-type="float" office:value="219.401" calcext:value-type="float">
            <text:p>219.401</text:p>
          </table:table-cell>
          <table:table-cell office:value-type="float" office:value="467.744" calcext:value-type="float">
            <text:p>467.744</text:p>
          </table:table-cell>
          <table:table-cell office:value-type="float" office:value="-118.109" calcext:value-type="float">
            <text:p>-118.109</text:p>
          </table:table-cell>
          <table:table-cell office:value-type="float" office:value="436.552" calcext:value-type="float">
            <text:p>436.552</text:p>
          </table:table-cell>
          <table:table-cell office:value-type="float" office:value="77.5103" calcext:value-type="float">
            <text:p>77.5103</text:p>
          </table:table-cell>
          <table:table-cell office:value-type="float" office:value="0.519188" calcext:value-type="float">
            <text:p>0.5191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]-[.A24]; 2)+POWER([.K24]-[.B24];2))" office:value-type="float" office:value="339.086007747297" calcext:value-type="float">
            <text:p>339.0860077473</text:p>
          </table:table-cell>
          <table:table-cell table:formula="of:=SQRT(POWER([.J24]-[.C24]; 2)+POWER([.K24]-[.D24];2))" office:value-type="float" office:value="279.37999988725" calcext:value-type="float">
            <text:p>279.3799998873</text:p>
          </table:table-cell>
        </table:table-row>
        <table:table-row table:style-name="ro1">
          <table:table-cell office:value-type="float" office:value="272.741" calcext:value-type="float">
            <text:p>272.741</text:p>
          </table:table-cell>
          <table:table-cell office:value-type="float" office:value="315.657" calcext:value-type="float">
            <text:p>315.657</text:p>
          </table:table-cell>
          <table:table-cell office:value-type="float" office:value="247.327" calcext:value-type="float">
            <text:p>247.327</text:p>
          </table:table-cell>
          <table:table-cell office:value-type="float" office:value="228.31" calcext:value-type="float">
            <text:p>228.31</text:p>
          </table:table-cell>
          <table:table-cell office:value-type="float" office:value="31.0944" calcext:value-type="float">
            <text:p>31.0944</text:p>
          </table:table-cell>
          <table:table-cell office:value-type="float" office:value="168.191" calcext:value-type="float">
            <text:p>168.191</text:p>
          </table:table-cell>
          <table:table-cell office:value-type="float" office:value="49.125" calcext:value-type="float">
            <text:p>49.125</text:p>
          </table:table-cell>
          <table:table-cell office:value-type="float" office:value="0.442934" calcext:value-type="float">
            <text:p>0.44293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]-[.A25]; 2)+POWER([.K25]-[.B25];2))" office:value-type="float" office:value="133.431325894634" calcext:value-type="float">
            <text:p>133.4313258946</text:p>
          </table:table-cell>
          <table:table-cell table:formula="of:=SQRT(POWER([.J25]-[.C25]; 2)+POWER([.K25]-[.D25];2))" office:value-type="float" office:value="137.356925668129" calcext:value-type="float">
            <text:p>137.3569256681</text:p>
          </table:table-cell>
        </table:table-row>
        <table:table-row table:style-name="ro1">
          <table:table-cell office:value-type="float" office:value="147.08" calcext:value-type="float">
            <text:p>147.08</text:p>
          </table:table-cell>
          <table:table-cell office:value-type="float" office:value="261.448" calcext:value-type="float">
            <text:p>261.448</text:p>
          </table:table-cell>
          <table:table-cell office:value-type="float" office:value="120.586" calcext:value-type="float">
            <text:p>120.586</text:p>
          </table:table-cell>
          <table:table-cell office:value-type="float" office:value="176.715" calcext:value-type="float">
            <text:p>176.715</text:p>
          </table:table-cell>
          <table:table-cell office:value-type="float" office:value="4.75938" calcext:value-type="float">
            <text:p>4.75938</text:p>
          </table:table-cell>
          <table:table-cell office:value-type="float" office:value="84.712" calcext:value-type="float">
            <text:p>84.712</text:p>
          </table:table-cell>
          <table:table-cell office:value-type="float" office:value="237.409" calcext:value-type="float">
            <text:p>237.409</text:p>
          </table:table-cell>
          <table:table-cell office:value-type="float" office:value="0.428156" calcext:value-type="float">
            <text:p>0.4281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]-[.A26]; 2)+POWER([.K26]-[.B26];2))" office:value-type="float" office:value="237.716871727692" calcext:value-type="float">
            <text:p>237.7168717277</text:p>
          </table:table-cell>
          <table:table-cell table:formula="of:=SQRT(POWER([.J26]-[.C26]; 2)+POWER([.K26]-[.D26];2))" office:value-type="float" office:value="271.383615240493" calcext:value-type="float">
            <text:p>271.3836152405</text:p>
          </table:table-cell>
        </table:table-row>
        <table:table-row table:style-name="ro1">
          <table:table-cell office:value-type="float" office:value="265.16" calcext:value-type="float">
            <text:p>265.16</text:p>
          </table:table-cell>
          <table:table-cell office:value-type="float" office:value="543.317" calcext:value-type="float">
            <text:p>543.317</text:p>
          </table:table-cell>
          <table:table-cell office:value-type="float" office:value="239.18" calcext:value-type="float">
            <text:p>239.18</text:p>
          </table:table-cell>
          <table:table-cell office:value-type="float" office:value="454.525" calcext:value-type="float">
            <text:p>454.525</text:p>
          </table:table-cell>
          <table:table-cell office:value-type="float" office:value="-64.2824" calcext:value-type="float">
            <text:p>-64.2824</text:p>
          </table:table-cell>
          <table:table-cell office:value-type="float" office:value="439.05" calcext:value-type="float">
            <text:p>439.05</text:p>
          </table:table-cell>
          <table:table-cell office:value-type="float" office:value="55.0029" calcext:value-type="float">
            <text:p>55.0029</text:p>
          </table:table-cell>
          <table:table-cell office:value-type="float" office:value="0.407592" calcext:value-type="float">
            <text:p>0.4075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]-[.A27]; 2)+POWER([.K27]-[.B27];2))" office:value-type="float" office:value="323.905665416646" calcext:value-type="float">
            <text:p>323.9056654166</text:p>
          </table:table-cell>
          <table:table-cell table:formula="of:=SQRT(POWER([.J27]-[.C27]; 2)+POWER([.K27]-[.D27];2))" office:value-type="float" office:value="257.176414208224" calcext:value-type="float">
            <text:p>257.1764142082</text:p>
          </table:table-cell>
        </table:table-row>
        <table:table-row table:style-name="ro1">
          <table:table-cell office:value-type="float" office:value="182.161" calcext:value-type="float">
            <text:p>182.161</text:p>
          </table:table-cell>
          <table:table-cell office:value-type="float" office:value="129.582" calcext:value-type="float">
            <text:p>129.582</text:p>
          </table:table-cell>
          <table:table-cell office:value-type="float" office:value="156.893" calcext:value-type="float">
            <text:p>156.893</text:p>
          </table:table-cell>
          <table:table-cell office:value-type="float" office:value="37.1527" calcext:value-type="float">
            <text:p>37.1527</text:p>
          </table:table-cell>
          <table:table-cell office:value-type="float" office:value="185.653" calcext:value-type="float">
            <text:p>185.653</text:p>
          </table:table-cell>
          <table:table-cell office:value-type="float" office:value="-6.67733" calcext:value-type="float">
            <text:p>-6.67733</text:p>
          </table:table-cell>
          <table:table-cell office:value-type="float" office:value="196.074" calcext:value-type="float">
            <text:p>196.074</text:p>
          </table:table-cell>
          <table:table-cell office:value-type="float" office:value="0.404811" calcext:value-type="float">
            <text:p>0.4048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]-[.A28]; 2)+POWER([.K28]-[.B28];2))" office:value-type="float" office:value="231.034172028728" calcext:value-type="float">
            <text:p>231.0341720287</text:p>
          </table:table-cell>
          <table:table-cell table:formula="of:=SQRT(POWER([.J28]-[.C28]; 2)+POWER([.K28]-[.D28];2))" office:value-type="float" office:value="305.843106455401" calcext:value-type="float">
            <text:p>305.8431064554</text:p>
          </table:table-cell>
        </table:table-row>
        <table:table-row table:style-name="ro1">
          <table:table-cell office:value-type="float" office:value="182.679" calcext:value-type="float">
            <text:p>182.679</text:p>
          </table:table-cell>
          <table:table-cell office:value-type="float" office:value="230.619" calcext:value-type="float">
            <text:p>230.619</text:p>
          </table:table-cell>
          <table:table-cell office:value-type="float" office:value="156.663" calcext:value-type="float">
            <text:p>156.663</text:p>
          </table:table-cell>
          <table:table-cell office:value-type="float" office:value="142.457" calcext:value-type="float">
            <text:p>142.457</text:p>
          </table:table-cell>
          <table:table-cell office:value-type="float" office:value="69.1303" calcext:value-type="float">
            <text:p>69.1303</text:p>
          </table:table-cell>
          <table:table-cell office:value-type="float" office:value="70.6891" calcext:value-type="float">
            <text:p>70.6891</text:p>
          </table:table-cell>
          <table:table-cell office:value-type="float" office:value="187.431" calcext:value-type="float">
            <text:p>187.431</text:p>
          </table:table-cell>
          <table:table-cell office:value-type="float" office:value="0.398051" calcext:value-type="float">
            <text:p>0.39805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]-[.A29]; 2)+POWER([.K29]-[.B29];2))" office:value-type="float" office:value="201.64243651077" calcext:value-type="float">
            <text:p>201.6424365108</text:p>
          </table:table-cell>
          <table:table-cell table:formula="of:=SQRT(POWER([.J29]-[.C29]; 2)+POWER([.K29]-[.D29];2))" office:value-type="float" office:value="248.175180906552" calcext:value-type="float">
            <text:p>248.1751809066</text:p>
          </table:table-cell>
        </table:table-row>
        <table:table-row table:style-name="ro1">
          <table:table-cell office:value-type="float" office:value="186.358" calcext:value-type="float">
            <text:p>186.358</text:p>
          </table:table-cell>
          <table:table-cell office:value-type="float" office:value="194.858" calcext:value-type="float">
            <text:p>194.858</text:p>
          </table:table-cell>
          <table:table-cell office:value-type="float" office:value="160.33" calcext:value-type="float">
            <text:p>160.33</text:p>
          </table:table-cell>
          <table:table-cell office:value-type="float" office:value="111.568" calcext:value-type="float">
            <text:p>111.568</text:p>
          </table:table-cell>
          <table:table-cell office:value-type="float" office:value="40.9913" calcext:value-type="float">
            <text:p>40.9913</text:p>
          </table:table-cell>
          <table:table-cell office:value-type="float" office:value="2.36862" calcext:value-type="float">
            <text:p>2.36862</text:p>
          </table:table-cell>
          <table:table-cell office:value-type="float" office:value="180.688" calcext:value-type="float">
            <text:p>180.688</text:p>
          </table:table-cell>
          <table:table-cell office:value-type="float" office:value="0.389242" calcext:value-type="float">
            <text:p>0.3892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]-[.A30]; 2)+POWER([.K30]-[.B30];2))" office:value-type="float" office:value="203.18643736234" calcext:value-type="float">
            <text:p>203.1864373623</text:p>
          </table:table-cell>
          <table:table-cell table:formula="of:=SQRT(POWER([.J30]-[.C30]; 2)+POWER([.K30]-[.D30];2))" office:value-type="float" office:value="258.922334926904" calcext:value-type="float">
            <text:p>258.9223349269</text:p>
          </table:table-cell>
        </table:table-row>
        <table:table-row table:style-name="ro1">
          <table:table-cell office:value-type="float" office:value="155.032" calcext:value-type="float">
            <text:p>155.032</text:p>
          </table:table-cell>
          <table:table-cell office:value-type="float" office:value="234.751" calcext:value-type="float">
            <text:p>234.751</text:p>
          </table:table-cell>
          <table:table-cell office:value-type="float" office:value="128.501" calcext:value-type="float">
            <text:p>128.501</text:p>
          </table:table-cell>
          <table:table-cell office:value-type="float" office:value="153.413" calcext:value-type="float">
            <text:p>153.413</text:p>
          </table:table-cell>
          <table:table-cell office:value-type="float" office:value="-14.0048" calcext:value-type="float">
            <text:p>-14.0048</text:p>
          </table:table-cell>
          <table:table-cell office:value-type="float" office:value="35.1376" calcext:value-type="float">
            <text:p>35.1376</text:p>
          </table:table-cell>
          <table:table-cell office:value-type="float" office:value="225.705" calcext:value-type="float">
            <text:p>225.705</text:p>
          </table:table-cell>
          <table:table-cell office:value-type="float" office:value="0.386144" calcext:value-type="float">
            <text:p>0.3861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]-[.A31]; 2)+POWER([.K31]-[.B31];2))" office:value-type="float" office:value="229.082720921941" calcext:value-type="float">
            <text:p>229.0827209219</text:p>
          </table:table-cell>
          <table:table-cell table:formula="of:=SQRT(POWER([.J31]-[.C31]; 2)+POWER([.K31]-[.D31];2))" office:value-type="float" office:value="270.42077503402" calcext:value-type="float">
            <text:p>270.420775034</text:p>
          </table:table-cell>
        </table:table-row>
        <table:table-row table:style-name="ro1">
          <table:table-cell office:value-type="float" office:value="153.419" calcext:value-type="float">
            <text:p>153.419</text:p>
          </table:table-cell>
          <table:table-cell office:value-type="float" office:value="278.777" calcext:value-type="float">
            <text:p>278.777</text:p>
          </table:table-cell>
          <table:table-cell office:value-type="float" office:value="127.311" calcext:value-type="float">
            <text:p>127.311</text:p>
          </table:table-cell>
          <table:table-cell office:value-type="float" office:value="187.034" calcext:value-type="float">
            <text:p>187.034</text:p>
          </table:table-cell>
          <table:table-cell office:value-type="float" office:value="67.1507" calcext:value-type="float">
            <text:p>67.1507</text:p>
          </table:table-cell>
          <table:table-cell office:value-type="float" office:value="139.153" calcext:value-type="float">
            <text:p>139.153</text:p>
          </table:table-cell>
          <table:table-cell office:value-type="float" office:value="228.982" calcext:value-type="float">
            <text:p>228.982</text:p>
          </table:table-cell>
          <table:table-cell office:value-type="float" office:value="0.384463" calcext:value-type="float">
            <text:p>0.38446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]-[.A32]; 2)+POWER([.K32]-[.B32];2))" office:value-type="float" office:value="233.495493082843" calcext:value-type="float">
            <text:p>233.4954930828</text:p>
          </table:table-cell>
          <table:table-cell table:formula="of:=SQRT(POWER([.J32]-[.C32]; 2)+POWER([.K32]-[.D32];2))" office:value-type="float" office:value="262.508102497809" calcext:value-type="float">
            <text:p>262.5081024978</text:p>
          </table:table-cell>
        </table:table-row>
        <table:table-row table:style-name="ro1">
          <table:table-cell office:value-type="float" office:value="155.069" calcext:value-type="float">
            <text:p>155.069</text:p>
          </table:table-cell>
          <table:table-cell office:value-type="float" office:value="194.551" calcext:value-type="float">
            <text:p>194.551</text:p>
          </table:table-cell>
          <table:table-cell office:value-type="float" office:value="128.868" calcext:value-type="float">
            <text:p>128.868</text:p>
          </table:table-cell>
          <table:table-cell office:value-type="float" office:value="112.134" calcext:value-type="float">
            <text:p>112.134</text:p>
          </table:table-cell>
          <table:table-cell office:value-type="float" office:value="25.0783" calcext:value-type="float">
            <text:p>25.0783</text:p>
          </table:table-cell>
          <table:table-cell office:value-type="float" office:value="-4.49544" calcext:value-type="float">
            <text:p>-4.49544</text:p>
          </table:table-cell>
          <table:table-cell office:value-type="float" office:value="227.979" calcext:value-type="float">
            <text:p>227.979</text:p>
          </table:table-cell>
          <table:table-cell office:value-type="float" office:value="0.352342" calcext:value-type="float">
            <text:p>0.3523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]-[.A33]; 2)+POWER([.K33]-[.B33];2))" office:value-type="float" office:value="233.796514862818" calcext:value-type="float">
            <text:p>233.7965148628</text:p>
          </table:table-cell>
          <table:table-cell table:formula="of:=SQRT(POWER([.J33]-[.C33]; 2)+POWER([.K33]-[.D33];2))" office:value-type="float" office:value="286.28223029032" calcext:value-type="float">
            <text:p>286.2822302903</text:p>
          </table:table-cell>
        </table:table-row>
        <table:table-row table:style-name="ro1">
          <table:table-cell office:value-type="float" office:value="146.248" calcext:value-type="float">
            <text:p>146.248</text:p>
          </table:table-cell>
          <table:table-cell office:value-type="float" office:value="279.085" calcext:value-type="float">
            <text:p>279.085</text:p>
          </table:table-cell>
          <table:table-cell office:value-type="float" office:value="119.88" calcext:value-type="float">
            <text:p>119.88</text:p>
          </table:table-cell>
          <table:table-cell office:value-type="float" office:value="191.043" calcext:value-type="float">
            <text:p>191.043</text:p>
          </table:table-cell>
          <table:table-cell office:value-type="float" office:value="28.1283" calcext:value-type="float">
            <text:p>28.1283</text:p>
          </table:table-cell>
          <table:table-cell office:value-type="float" office:value="121.364" calcext:value-type="float">
            <text:p>121.364</text:p>
          </table:table-cell>
          <table:table-cell office:value-type="float" office:value="238.497" calcext:value-type="float">
            <text:p>238.497</text:p>
          </table:table-cell>
          <table:table-cell office:value-type="float" office:value="0.348887" calcext:value-type="float">
            <text:p>0.3488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]-[.A34]; 2)+POWER([.K34]-[.B34];2))" office:value-type="float" office:value="240.62691189682" calcext:value-type="float">
            <text:p>240.6269118968</text:p>
          </table:table-cell>
          <table:table-cell table:formula="of:=SQRT(POWER([.J34]-[.C34]; 2)+POWER([.K34]-[.D34];2))" office:value-type="float" office:value="268.990688033991" calcext:value-type="float">
            <text:p>268.990688034</text:p>
          </table:table-cell>
        </table:table-row>
        <table:table-row table:style-name="ro1">
          <table:table-cell office:value-type="float" office:value="238.285" calcext:value-type="float">
            <text:p>238.285</text:p>
          </table:table-cell>
          <table:table-cell office:value-type="float" office:value="563.559" calcext:value-type="float">
            <text:p>563.559</text:p>
          </table:table-cell>
          <table:table-cell office:value-type="float" office:value="211.748" calcext:value-type="float">
            <text:p>211.748</text:p>
          </table:table-cell>
          <table:table-cell office:value-type="float" office:value="484.449" calcext:value-type="float">
            <text:p>484.449</text:p>
          </table:table-cell>
          <table:table-cell office:value-type="float" office:value="-169.599" calcext:value-type="float">
            <text:p>-169.599</text:p>
          </table:table-cell>
          <table:table-cell office:value-type="float" office:value="440.225" calcext:value-type="float">
            <text:p>440.225</text:p>
          </table:table-cell>
          <table:table-cell office:value-type="float" office:value="83.3175" calcext:value-type="float">
            <text:p>83.3175</text:p>
          </table:table-cell>
          <table:table-cell office:value-type="float" office:value="0.31693" calcext:value-type="float">
            <text:p>0.316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]-[.A35]; 2)+POWER([.K35]-[.B35];2))" office:value-type="float" office:value="353.034065928488" calcext:value-type="float">
            <text:p>353.0340659285</text:p>
          </table:table-cell>
          <table:table-cell table:formula="of:=SQRT(POWER([.J35]-[.C35]; 2)+POWER([.K35]-[.D35];2))" office:value-type="float" office:value="297.409261969092" calcext:value-type="float">
            <text:p>297.4092619691</text:p>
          </table:table-cell>
        </table:table-row>
        <table:table-row table:style-name="ro1">
          <table:table-cell office:value-type="float" office:value="210.091" calcext:value-type="float">
            <text:p>210.091</text:p>
          </table:table-cell>
          <table:table-cell office:value-type="float" office:value="542.032" calcext:value-type="float">
            <text:p>542.032</text:p>
          </table:table-cell>
          <table:table-cell office:value-type="float" office:value="183.062" calcext:value-type="float">
            <text:p>183.062</text:p>
          </table:table-cell>
          <table:table-cell office:value-type="float" office:value="452.799" calcext:value-type="float">
            <text:p>452.799</text:p>
          </table:table-cell>
          <table:table-cell office:value-type="float" office:value="-79.4575" calcext:value-type="float">
            <text:p>-79.4575</text:p>
          </table:table-cell>
          <table:table-cell office:value-type="float" office:value="432.77" calcext:value-type="float">
            <text:p>432.77</text:p>
          </table:table-cell>
          <table:table-cell office:value-type="float" office:value="134.76" calcext:value-type="float">
            <text:p>134.76</text:p>
          </table:table-cell>
          <table:table-cell office:value-type="float" office:value="0.298648" calcext:value-type="float">
            <text:p>0.2986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]-[.A36]; 2)+POWER([.K36]-[.B36];2))" office:value-type="float" office:value="346.790342000754" calcext:value-type="float">
            <text:p>346.7903420008</text:p>
          </table:table-cell>
          <table:table-cell table:formula="of:=SQRT(POWER([.J36]-[.C36]; 2)+POWER([.K36]-[.D36];2))" office:value-type="float" office:value="291.225510979035" calcext:value-type="float">
            <text:p>291.225510979</text:p>
          </table:table-cell>
        </table:table-row>
        <table:table-row table:style-name="ro1">
          <table:table-cell office:value-type="float" office:value="206.568" calcext:value-type="float">
            <text:p>206.568</text:p>
          </table:table-cell>
          <table:table-cell office:value-type="float" office:value="409.83" calcext:value-type="float">
            <text:p>409.83</text:p>
          </table:table-cell>
          <table:table-cell office:value-type="float" office:value="180.013" calcext:value-type="float">
            <text:p>180.013</text:p>
          </table:table-cell>
          <table:table-cell office:value-type="float" office:value="318.347" calcext:value-type="float">
            <text:p>318.347</text:p>
          </table:table-cell>
          <table:table-cell office:value-type="float" office:value="2.07586" calcext:value-type="float">
            <text:p>2.07586</text:p>
          </table:table-cell>
          <table:table-cell office:value-type="float" office:value="286.71" calcext:value-type="float">
            <text:p>286.71</text:p>
          </table:table-cell>
          <table:table-cell office:value-type="float" office:value="146.522" calcext:value-type="float">
            <text:p>146.522</text:p>
          </table:table-cell>
          <table:table-cell office:value-type="float" office:value="0.278026" calcext:value-type="float">
            <text:p>0.2780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]-[.A37]; 2)+POWER([.K37]-[.B37];2))" office:value-type="float" office:value="244.2314957658" calcext:value-type="float">
            <text:p>244.2314957658</text:p>
          </table:table-cell>
          <table:table-cell table:formula="of:=SQRT(POWER([.J37]-[.C37]; 2)+POWER([.K37]-[.D37];2))" office:value-type="float" office:value="217.806245498149" calcext:value-type="float">
            <text:p>217.8062454981</text:p>
          </table:table-cell>
        </table:table-row>
        <table:table-row table:style-name="ro1">
          <table:table-cell office:value-type="float" office:value="223.367" calcext:value-type="float">
            <text:p>223.367</text:p>
          </table:table-cell>
          <table:table-cell office:value-type="float" office:value="240.068" calcext:value-type="float">
            <text:p>240.068</text:p>
          </table:table-cell>
          <table:table-cell office:value-type="float" office:value="197.497" calcext:value-type="float">
            <text:p>197.497</text:p>
          </table:table-cell>
          <table:table-cell office:value-type="float" office:value="153.812" calcext:value-type="float">
            <text:p>153.812</text:p>
          </table:table-cell>
          <table:table-cell office:value-type="float" office:value="51.8831" calcext:value-type="float">
            <text:p>51.8831</text:p>
          </table:table-cell>
          <table:table-cell office:value-type="float" office:value="72.619" calcext:value-type="float">
            <text:p>72.619</text:p>
          </table:table-cell>
          <table:table-cell office:value-type="float" office:value="125.021" calcext:value-type="float">
            <text:p>125.021</text:p>
          </table:table-cell>
          <table:table-cell office:value-type="float" office:value="0.274263" calcext:value-type="float">
            <text:p>0.27426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]-[.A38]; 2)+POWER([.K38]-[.B38];2))" office:value-type="float" office:value="160.644618064223" calcext:value-type="float">
            <text:p>160.6446180642</text:p>
          </table:table-cell>
          <table:table-cell table:formula="of:=SQRT(POWER([.J38]-[.C38]; 2)+POWER([.K38]-[.D38];2))" office:value-type="float" office:value="206.301944617592" calcext:value-type="float">
            <text:p>206.3019446176</text:p>
          </table:table-cell>
        </table:table-row>
        <table:table-row table:style-name="ro1">
          <table:table-cell office:value-type="float" office:value="211.364" calcext:value-type="float">
            <text:p>211.364</text:p>
          </table:table-cell>
          <table:table-cell office:value-type="float" office:value="541.755" calcext:value-type="float">
            <text:p>541.755</text:p>
          </table:table-cell>
          <table:table-cell office:value-type="float" office:value="184.197" calcext:value-type="float">
            <text:p>184.197</text:p>
          </table:table-cell>
          <table:table-cell office:value-type="float" office:value="463.772" calcext:value-type="float">
            <text:p>463.772</text:p>
          </table:table-cell>
          <table:table-cell office:value-type="float" office:value="-183.232" calcext:value-type="float">
            <text:p>-183.232</text:p>
          </table:table-cell>
          <table:table-cell office:value-type="float" office:value="407.392" calcext:value-type="float">
            <text:p>407.392</text:p>
          </table:table-cell>
          <table:table-cell office:value-type="float" office:value="123.897" calcext:value-type="float">
            <text:p>123.897</text:p>
          </table:table-cell>
          <table:table-cell office:value-type="float" office:value="0.268481" calcext:value-type="float">
            <text:p>0.26848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]-[.A39]; 2)+POWER([.K39]-[.B39];2))" office:value-type="float" office:value="345.91364315534" calcext:value-type="float">
            <text:p>345.9136431553</text:p>
          </table:table-cell>
          <table:table-cell table:formula="of:=SQRT(POWER([.J39]-[.C39]; 2)+POWER([.K39]-[.D39];2))" office:value-type="float" office:value="298.503029788644" calcext:value-type="float">
            <text:p>298.5030297886</text:p>
          </table:table-cell>
        </table:table-row>
        <table:table-row table:style-name="ro1">
          <table:table-cell office:value-type="float" office:value="232.649" calcext:value-type="float">
            <text:p>232.649</text:p>
          </table:table-cell>
          <table:table-cell office:value-type="float" office:value="234.629" calcext:value-type="float">
            <text:p>234.629</text:p>
          </table:table-cell>
          <table:table-cell office:value-type="float" office:value="206.881" calcext:value-type="float">
            <text:p>206.881</text:p>
          </table:table-cell>
          <table:table-cell office:value-type="float" office:value="147.126" calcext:value-type="float">
            <text:p>147.126</text:p>
          </table:table-cell>
          <table:table-cell office:value-type="float" office:value="70.3891" calcext:value-type="float">
            <text:p>70.3891</text:p>
          </table:table-cell>
          <table:table-cell office:value-type="float" office:value="73.7457" calcext:value-type="float">
            <text:p>73.7457</text:p>
          </table:table-cell>
          <table:table-cell office:value-type="float" office:value="112.831" calcext:value-type="float">
            <text:p>112.831</text:p>
          </table:table-cell>
          <table:table-cell office:value-type="float" office:value="0.255531" calcext:value-type="float">
            <text:p>0.2555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]-[.A40]; 2)+POWER([.K40]-[.B40];2))" office:value-type="float" office:value="151.530382570625" calcext:value-type="float">
            <text:p>151.5303825706</text:p>
          </table:table-cell>
          <table:table-cell table:formula="of:=SQRT(POWER([.J40]-[.C40]; 2)+POWER([.K40]-[.D40];2))" office:value-type="float" office:value="200.928385344132" calcext:value-type="float">
            <text:p>200.9283853441</text:p>
          </table:table-cell>
        </table:table-row>
        <table:table-row table:style-name="ro1">
          <table:table-cell office:value-type="float" office:value="223.249" calcext:value-type="float">
            <text:p>223.249</text:p>
          </table:table-cell>
          <table:table-cell office:value-type="float" office:value="263.779" calcext:value-type="float">
            <text:p>263.779</text:p>
          </table:table-cell>
          <table:table-cell office:value-type="float" office:value="197.309" calcext:value-type="float">
            <text:p>197.309</text:p>
          </table:table-cell>
          <table:table-cell office:value-type="float" office:value="176.524" calcext:value-type="float">
            <text:p>176.524</text:p>
          </table:table-cell>
          <table:table-cell office:value-type="float" office:value="47.6898" calcext:value-type="float">
            <text:p>47.6898</text:p>
          </table:table-cell>
          <table:table-cell office:value-type="float" office:value="104.79" calcext:value-type="float">
            <text:p>104.79</text:p>
          </table:table-cell>
          <table:table-cell office:value-type="float" office:value="125.044" calcext:value-type="float">
            <text:p>125.044</text:p>
          </table:table-cell>
          <table:table-cell office:value-type="float" office:value="0.238701" calcext:value-type="float">
            <text:p>0.2387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]-[.A41]; 2)+POWER([.K41]-[.B41];2))" office:value-type="float" office:value="162.219631493849" calcext:value-type="float">
            <text:p>162.2196314938</text:p>
          </table:table-cell>
          <table:table-cell table:formula="of:=SQRT(POWER([.J41]-[.C41]; 2)+POWER([.K41]-[.D41];2))" office:value-type="float" office:value="197.839925336116" calcext:value-type="float">
            <text:p>197.8399253361</text:p>
          </table:table-cell>
        </table:table-row>
        <table:table-row table:style-name="ro1">
          <table:table-cell office:value-type="float" office:value="164.09" calcext:value-type="float">
            <text:p>164.09</text:p>
          </table:table-cell>
          <table:table-cell office:value-type="float" office:value="445.837" calcext:value-type="float">
            <text:p>445.837</text:p>
          </table:table-cell>
          <table:table-cell office:value-type="float" office:value="136.652" calcext:value-type="float">
            <text:p>136.652</text:p>
          </table:table-cell>
          <table:table-cell office:value-type="float" office:value="361.312" calcext:value-type="float">
            <text:p>361.312</text:p>
          </table:table-cell>
          <table:table-cell office:value-type="float" office:value="-95.3607" calcext:value-type="float">
            <text:p>-95.3607</text:p>
          </table:table-cell>
          <table:table-cell office:value-type="float" office:value="302.295" calcext:value-type="float">
            <text:p>302.295</text:p>
          </table:table-cell>
          <table:table-cell office:value-type="float" office:value="203.332" calcext:value-type="float">
            <text:p>203.332</text:p>
          </table:table-cell>
          <table:table-cell office:value-type="float" office:value="0.231964" calcext:value-type="float">
            <text:p>0.2319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]-[.A42]; 2)+POWER([.K42]-[.B42];2))" office:value-type="float" office:value="299.84984687173" calcext:value-type="float">
            <text:p>299.8498468717</text:p>
          </table:table-cell>
          <table:table-cell table:formula="of:=SQRT(POWER([.J42]-[.C42]; 2)+POWER([.K42]-[.D42];2))" office:value-type="float" office:value="274.620440695881" calcext:value-type="float">
            <text:p>274.6204406959</text:p>
          </table:table-cell>
        </table:table-row>
        <table:table-row table:style-name="ro1">
          <table:table-cell office:value-type="float" office:value="230.987" calcext:value-type="float">
            <text:p>230.987</text:p>
          </table:table-cell>
          <table:table-cell office:value-type="float" office:value="150.123" calcext:value-type="float">
            <text:p>150.123</text:p>
          </table:table-cell>
          <table:table-cell office:value-type="float" office:value="205.444" calcext:value-type="float">
            <text:p>205.444</text:p>
          </table:table-cell>
          <table:table-cell office:value-type="float" office:value="64.0999" calcext:value-type="float">
            <text:p>64.0999</text:p>
          </table:table-cell>
          <table:table-cell office:value-type="float" office:value="110.378" calcext:value-type="float">
            <text:p>110.378</text:p>
          </table:table-cell>
          <table:table-cell office:value-type="float" office:value="-28.2416" calcext:value-type="float">
            <text:p>-28.2416</text:p>
          </table:table-cell>
          <table:table-cell office:value-type="float" office:value="118.327" calcext:value-type="float">
            <text:p>118.327</text:p>
          </table:table-cell>
          <table:table-cell office:value-type="float" office:value="0.228468" calcext:value-type="float">
            <text:p>0.22846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]-[.A43]; 2)+POWER([.K43]-[.B43];2))" office:value-type="float" office:value="178.4779014276" calcext:value-type="float">
            <text:p>178.4779014276</text:p>
          </table:table-cell>
          <table:table-cell table:formula="of:=SQRT(POWER([.J43]-[.C43]; 2)+POWER([.K43]-[.D43];2))" office:value-type="float" office:value="252.052952206496" calcext:value-type="float">
            <text:p>252.0529522065</text:p>
          </table:table-cell>
        </table:table-row>
        <table:table-row table:style-name="ro1">
          <table:table-cell office:value-type="float" office:value="148.281" calcext:value-type="float">
            <text:p>148.281</text:p>
          </table:table-cell>
          <table:table-cell office:value-type="float" office:value="249.025" calcext:value-type="float">
            <text:p>249.025</text:p>
          </table:table-cell>
          <table:table-cell office:value-type="float" office:value="122.411" calcext:value-type="float">
            <text:p>122.411</text:p>
          </table:table-cell>
          <table:table-cell office:value-type="float" office:value="156.979" calcext:value-type="float">
            <text:p>156.979</text:p>
          </table:table-cell>
          <table:table-cell office:value-type="float" office:value="88.7863" calcext:value-type="float">
            <text:p>88.7863</text:p>
          </table:table-cell>
          <table:table-cell office:value-type="float" office:value="109.002" calcext:value-type="float">
            <text:p>109.002</text:p>
          </table:table-cell>
          <table:table-cell office:value-type="float" office:value="237.788" calcext:value-type="float">
            <text:p>237.788</text:p>
          </table:table-cell>
          <table:table-cell office:value-type="float" office:value="0.22155" calcext:value-type="float">
            <text:p>0.221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]-[.A44]; 2)+POWER([.K44]-[.B44];2))" office:value-type="float" office:value="235.823657816598" calcext:value-type="float">
            <text:p>235.8236578166</text:p>
          </table:table-cell>
          <table:table-cell table:formula="of:=SQRT(POWER([.J44]-[.C44]; 2)+POWER([.K44]-[.D44];2))" office:value-type="float" office:value="275.058857995884" calcext:value-type="float">
            <text:p>275.0588579959</text:p>
          </table:table-cell>
        </table:table-row>
        <table:table-row table:style-name="ro1">
          <table:table-cell office:value-type="float" office:value="133.08" calcext:value-type="float">
            <text:p>133.08</text:p>
          </table:table-cell>
          <table:table-cell office:value-type="float" office:value="110.878" calcext:value-type="float">
            <text:p>110.878</text:p>
          </table:table-cell>
          <table:table-cell office:value-type="float" office:value="107.762" calcext:value-type="float">
            <text:p>107.762</text:p>
          </table:table-cell>
          <table:table-cell office:value-type="float" office:value="25.9863" calcext:value-type="float">
            <text:p>25.9863</text:p>
          </table:table-cell>
          <table:table-cell office:value-type="float" office:value="111.889" calcext:value-type="float">
            <text:p>111.889</text:p>
          </table:table-cell>
          <table:table-cell office:value-type="float" office:value="-76.7748" calcext:value-type="float">
            <text:p>-76.7748</text:p>
          </table:table-cell>
          <table:table-cell office:value-type="float" office:value="265.467" calcext:value-type="float">
            <text:p>265.467</text:p>
          </table:table-cell>
          <table:table-cell office:value-type="float" office:value="0.20573" calcext:value-type="float">
            <text:p>0.205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]-[.A45]; 2)+POWER([.K45]-[.B45];2))" office:value-type="float" office:value="283.114509137204" calcext:value-type="float">
            <text:p>283.1145091372</text:p>
          </table:table-cell>
          <table:table-cell table:formula="of:=SQRT(POWER([.J45]-[.C45]; 2)+POWER([.K45]-[.D45];2))" office:value-type="float" office:value="350.669860740398" calcext:value-type="float">
            <text:p>350.6698607404</text:p>
          </table:table-cell>
        </table:table-row>
        <table:table-row table:style-name="ro1">
          <table:table-cell office:value-type="float" office:value="260.851" calcext:value-type="float">
            <text:p>260.851</text:p>
          </table:table-cell>
          <table:table-cell office:value-type="float" office:value="269.845" calcext:value-type="float">
            <text:p>269.845</text:p>
          </table:table-cell>
          <table:table-cell office:value-type="float" office:value="235.359" calcext:value-type="float">
            <text:p>235.359</text:p>
          </table:table-cell>
          <table:table-cell office:value-type="float" office:value="183.775" calcext:value-type="float">
            <text:p>183.775</text:p>
          </table:table-cell>
          <table:table-cell office:value-type="float" office:value="40.7091" calcext:value-type="float">
            <text:p>40.7091</text:p>
          </table:table-cell>
          <table:table-cell office:value-type="float" office:value="107.898" calcext:value-type="float">
            <text:p>107.898</text:p>
          </table:table-cell>
          <table:table-cell office:value-type="float" office:value="67.0366" calcext:value-type="float">
            <text:p>67.0366</text:p>
          </table:table-cell>
          <table:table-cell office:value-type="float" office:value="0.20435" calcext:value-type="float">
            <text:p>0.204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]-[.A46]; 2)+POWER([.K46]-[.B46];2))" office:value-type="float" office:value="126.257753132233" calcext:value-type="float">
            <text:p>126.2577531322</text:p>
          </table:table-cell>
          <table:table-cell table:formula="of:=SQRT(POWER([.J46]-[.C46]; 2)+POWER([.K46]-[.D46];2))" office:value-type="float" office:value="159.638020239541" calcext:value-type="float">
            <text:p>159.6380202395</text:p>
          </table:table-cell>
        </table:table-row>
        <table:table-row table:style-name="ro1">
          <table:table-cell office:value-type="float" office:value="265.626" calcext:value-type="float">
            <text:p>265.626</text:p>
          </table:table-cell>
          <table:table-cell office:value-type="float" office:value="540.574" calcext:value-type="float">
            <text:p>540.574</text:p>
          </table:table-cell>
          <table:table-cell office:value-type="float" office:value="239.751" calcext:value-type="float">
            <text:p>239.751</text:p>
          </table:table-cell>
          <table:table-cell office:value-type="float" office:value="455.359" calcext:value-type="float">
            <text:p>455.359</text:p>
          </table:table-cell>
          <table:table-cell office:value-type="float" office:value="-94.5224" calcext:value-type="float">
            <text:p>-94.5224</text:p>
          </table:table-cell>
          <table:table-cell office:value-type="float" office:value="428.288" calcext:value-type="float">
            <text:p>428.288</text:p>
          </table:table-cell>
          <table:table-cell office:value-type="float" office:value="50.0175" calcext:value-type="float">
            <text:p>50.0175</text:p>
          </table:table-cell>
          <table:table-cell office:value-type="float" office:value="0.19986" calcext:value-type="float">
            <text:p>0.199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]-[.A47]; 2)+POWER([.K47]-[.B47];2))" office:value-type="float" office:value="321.183494831226" calcext:value-type="float">
            <text:p>321.1834948312</text:p>
          </table:table-cell>
          <table:table-cell table:formula="of:=SQRT(POWER([.J47]-[.C47]; 2)+POWER([.K47]-[.D47];2))" office:value-type="float" office:value="257.545795698551" calcext:value-type="float">
            <text:p>257.5457956986</text:p>
          </table:table-cell>
        </table:table-row>
        <table:table-row table:style-name="ro1">
          <table:table-cell office:value-type="float" office:value="206.824" calcext:value-type="float">
            <text:p>206.824</text:p>
          </table:table-cell>
          <table:table-cell office:value-type="float" office:value="429.202" calcext:value-type="float">
            <text:p>429.202</text:p>
          </table:table-cell>
          <table:table-cell office:value-type="float" office:value="180.035" calcext:value-type="float">
            <text:p>180.035</text:p>
          </table:table-cell>
          <table:table-cell office:value-type="float" office:value="346.492" calcext:value-type="float">
            <text:p>346.492</text:p>
          </table:table-cell>
          <table:table-cell office:value-type="float" office:value="-91.5033" calcext:value-type="float">
            <text:p>-91.5033</text:p>
          </table:table-cell>
          <table:table-cell office:value-type="float" office:value="280.456" calcext:value-type="float">
            <text:p>280.456</text:p>
          </table:table-cell>
          <table:table-cell office:value-type="float" office:value="138.459" calcext:value-type="float">
            <text:p>138.459</text:p>
          </table:table-cell>
          <table:table-cell office:value-type="float" office:value="0.198936" calcext:value-type="float">
            <text:p>0.1989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]-[.A48]; 2)+POWER([.K48]-[.B48];2))" office:value-type="float" office:value="257.751670760831" calcext:value-type="float">
            <text:p>257.7516707608</text:p>
          </table:table-cell>
          <table:table-cell table:formula="of:=SQRT(POWER([.J48]-[.C48]; 2)+POWER([.K48]-[.D48];2))" office:value-type="float" office:value="229.173077146946" calcext:value-type="float">
            <text:p>229.1730771469</text:p>
          </table:table-cell>
        </table:table-row>
        <table:table-row table:style-name="ro1">
          <table:table-cell office:value-type="float" office:value="196.092" calcext:value-type="float">
            <text:p>196.092</text:p>
          </table:table-cell>
          <table:table-cell office:value-type="float" office:value="190.375" calcext:value-type="float">
            <text:p>190.375</text:p>
          </table:table-cell>
          <table:table-cell office:value-type="float" office:value="170.204" calcext:value-type="float">
            <text:p>170.204</text:p>
          </table:table-cell>
          <table:table-cell office:value-type="float" office:value="105.198" calcext:value-type="float">
            <text:p>105.198</text:p>
          </table:table-cell>
          <table:table-cell office:value-type="float" office:value="66.9407" calcext:value-type="float">
            <text:p>66.9407</text:p>
          </table:table-cell>
          <table:table-cell office:value-type="float" office:value="9.5418" calcext:value-type="float">
            <text:p>9.5418</text:p>
          </table:table-cell>
          <table:table-cell office:value-type="float" office:value="167.577" calcext:value-type="float">
            <text:p>167.577</text:p>
          </table:table-cell>
          <table:table-cell office:value-type="float" office:value="0.186961" calcext:value-type="float">
            <text:p>0.18696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]-[.A49]; 2)+POWER([.K49]-[.B49];2))" office:value-type="float" office:value="194.87061627911" calcext:value-type="float">
            <text:p>194.8706162791</text:p>
          </table:table-cell>
          <table:table-cell table:formula="of:=SQRT(POWER([.J49]-[.C49]; 2)+POWER([.K49]-[.D49];2))" office:value-type="float" office:value="253.817881206191" calcext:value-type="float">
            <text:p>253.8178812062</text:p>
          </table:table-cell>
        </table:table-row>
        <table:table-row table:style-name="ro1">
          <table:table-cell office:value-type="float" office:value="182.484" calcext:value-type="float">
            <text:p>182.484</text:p>
          </table:table-cell>
          <table:table-cell office:value-type="float" office:value="320.819" calcext:value-type="float">
            <text:p>320.819</text:p>
          </table:table-cell>
          <table:table-cell office:value-type="float" office:value="156.145" calcext:value-type="float">
            <text:p>156.145</text:p>
          </table:table-cell>
          <table:table-cell office:value-type="float" office:value="229.481" calcext:value-type="float">
            <text:p>229.481</text:p>
          </table:table-cell>
          <table:table-cell office:value-type="float" office:value="43.9779" calcext:value-type="float">
            <text:p>43.9779</text:p>
          </table:table-cell>
          <table:table-cell office:value-type="float" office:value="184.783" calcext:value-type="float">
            <text:p>184.783</text:p>
          </table:table-cell>
          <table:table-cell office:value-type="float" office:value="185.094" calcext:value-type="float">
            <text:p>185.094</text:p>
          </table:table-cell>
          <table:table-cell office:value-type="float" office:value="0.18591" calcext:value-type="float">
            <text:p>0.185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]-[.A50]; 2)+POWER([.K50]-[.B50];2))" office:value-type="float" office:value="216.381914717936" calcext:value-type="float">
            <text:p>216.3819147179</text:p>
          </table:table-cell>
          <table:table-cell table:formula="of:=SQRT(POWER([.J50]-[.C50]; 2)+POWER([.K50]-[.D50];2))" office:value-type="float" office:value="228.198655530658" calcext:value-type="float">
            <text:p>228.1986555307</text:p>
          </table:table-cell>
        </table:table-row>
        <table:table-row table:style-name="ro1">
          <table:table-cell office:value-type="float" office:value="216.815" calcext:value-type="float">
            <text:p>216.815</text:p>
          </table:table-cell>
          <table:table-cell office:value-type="float" office:value="547.342" calcext:value-type="float">
            <text:p>547.342</text:p>
          </table:table-cell>
          <table:table-cell office:value-type="float" office:value="189.873" calcext:value-type="float">
            <text:p>189.873</text:p>
          </table:table-cell>
          <table:table-cell office:value-type="float" office:value="458.867" calcext:value-type="float">
            <text:p>458.867</text:p>
          </table:table-cell>
          <table:table-cell office:value-type="float" office:value="-85.9399" calcext:value-type="float">
            <text:p>-85.9399</text:p>
          </table:table-cell>
          <table:table-cell office:value-type="float" office:value="438.047" calcext:value-type="float">
            <text:p>438.047</text:p>
          </table:table-cell>
          <table:table-cell office:value-type="float" office:value="124.291" calcext:value-type="float">
            <text:p>124.291</text:p>
          </table:table-cell>
          <table:table-cell office:value-type="float" office:value="0.177137" calcext:value-type="float">
            <text:p>0.1771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]-[.A51]; 2)+POWER([.K51]-[.B51];2))" office:value-type="float" office:value="348.115729591468" calcext:value-type="float">
            <text:p>348.1157295915</text:p>
          </table:table-cell>
          <table:table-cell table:formula="of:=SQRT(POWER([.J51]-[.C51]; 2)+POWER([.K51]-[.D51];2))" office:value-type="float" office:value="291.06114103054" calcext:value-type="float">
            <text:p>291.0611410305</text:p>
          </table:table-cell>
        </table:table-row>
        <table:table-row table:style-name="ro1">
          <table:table-cell office:value-type="float" office:value="148.598" calcext:value-type="float">
            <text:p>148.598</text:p>
          </table:table-cell>
          <table:table-cell office:value-type="float" office:value="179.174" calcext:value-type="float">
            <text:p>179.174</text:p>
          </table:table-cell>
          <table:table-cell office:value-type="float" office:value="121.653" calcext:value-type="float">
            <text:p>121.653</text:p>
          </table:table-cell>
          <table:table-cell office:value-type="float" office:value="107.452" calcext:value-type="float">
            <text:p>107.452</text:p>
          </table:table-cell>
          <table:table-cell office:value-type="float" office:value="-99.1629" calcext:value-type="float">
            <text:p>-99.1629</text:p>
          </table:table-cell>
          <table:table-cell office:value-type="float" office:value="-99.2754" calcext:value-type="float">
            <text:p>-99.2754</text:p>
          </table:table-cell>
          <table:table-cell office:value-type="float" office:value="235.997" calcext:value-type="float">
            <text:p>235.997</text:p>
          </table:table-cell>
          <table:table-cell office:value-type="float" office:value="0.176358" calcext:value-type="float">
            <text:p>0.1763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]-[.A52]; 2)+POWER([.K52]-[.B52];2))" office:value-type="float" office:value="243.641556143446" calcext:value-type="float">
            <text:p>243.6415561434</text:p>
          </table:table-cell>
          <table:table-cell table:formula="of:=SQRT(POWER([.J52]-[.C52]; 2)+POWER([.K52]-[.D52];2))" office:value-type="float" office:value="294.837434382068" calcext:value-type="float">
            <text:p>294.8374343821</text:p>
          </table:table-cell>
        </table:table-row>
        <table:table-row table:style-name="ro1">
          <table:table-cell office:value-type="float" office:value="164.714" calcext:value-type="float">
            <text:p>164.714</text:p>
          </table:table-cell>
          <table:table-cell office:value-type="float" office:value="405.695" calcext:value-type="float">
            <text:p>405.695</text:p>
          </table:table-cell>
          <table:table-cell office:value-type="float" office:value="138.063" calcext:value-type="float">
            <text:p>138.063</text:p>
          </table:table-cell>
          <table:table-cell office:value-type="float" office:value="310.222" calcext:value-type="float">
            <text:p>310.222</text:p>
          </table:table-cell>
          <table:table-cell office:value-type="float" office:value="28.2297" calcext:value-type="float">
            <text:p>28.2297</text:p>
          </table:table-cell>
          <table:table-cell office:value-type="float" office:value="291.313" calcext:value-type="float">
            <text:p>291.313</text:p>
          </table:table-cell>
          <table:table-cell office:value-type="float" office:value="208.331" calcext:value-type="float">
            <text:p>208.331</text:p>
          </table:table-cell>
          <table:table-cell office:value-type="float" office:value="0.170606" calcext:value-type="float">
            <text:p>0.1706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]-[.A53]; 2)+POWER([.K53]-[.B53];2))" office:value-type="float" office:value="273.646492433212" calcext:value-type="float">
            <text:p>273.6464924332</text:p>
          </table:table-cell>
          <table:table-cell table:formula="of:=SQRT(POWER([.J53]-[.C53]; 2)+POWER([.K53]-[.D53];2))" office:value-type="float" office:value="255.223919829235" calcext:value-type="float">
            <text:p>255.2239198292</text:p>
          </table:table-cell>
        </table:table-row>
        <table:table-row table:style-name="ro1">
          <table:table-cell office:value-type="float" office:value="164.908" calcext:value-type="float">
            <text:p>164.908</text:p>
          </table:table-cell>
          <table:table-cell office:value-type="float" office:value="464.161" calcext:value-type="float">
            <text:p>464.161</text:p>
          </table:table-cell>
          <table:table-cell office:value-type="float" office:value="137.097" calcext:value-type="float">
            <text:p>137.097</text:p>
          </table:table-cell>
          <table:table-cell office:value-type="float" office:value="385.428" calcext:value-type="float">
            <text:p>385.428</text:p>
          </table:table-cell>
          <table:table-cell office:value-type="float" office:value="-162" calcext:value-type="float">
            <text:p>-162</text:p>
          </table:table-cell>
          <table:table-cell office:value-type="float" office:value="306.514" calcext:value-type="float">
            <text:p>306.514</text:p>
          </table:table-cell>
          <table:table-cell office:value-type="float" office:value="198.908" calcext:value-type="float">
            <text:p>198.908</text:p>
          </table:table-cell>
          <table:table-cell office:value-type="float" office:value="0.163089" calcext:value-type="float">
            <text:p>0.1630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]-[.A54]; 2)+POWER([.K54]-[.B54];2))" office:value-type="float" office:value="312.020535197605" calcext:value-type="float">
            <text:p>312.0205351976</text:p>
          </table:table-cell>
          <table:table-cell table:formula="of:=SQRT(POWER([.J54]-[.C54]; 2)+POWER([.K54]-[.D54];2))" office:value-type="float" office:value="285.53928379997" calcext:value-type="float">
            <text:p>285.5392838</text:p>
          </table:table-cell>
        </table:table-row>
        <table:table-row table:style-name="ro1">
          <table:table-cell office:value-type="float" office:value="156.426" calcext:value-type="float">
            <text:p>156.426</text:p>
          </table:table-cell>
          <table:table-cell office:value-type="float" office:value="167.785" calcext:value-type="float">
            <text:p>167.785</text:p>
          </table:table-cell>
          <table:table-cell office:value-type="float" office:value="130.688" calcext:value-type="float">
            <text:p>130.688</text:p>
          </table:table-cell>
          <table:table-cell office:value-type="float" office:value="81.3322" calcext:value-type="float">
            <text:p>81.3322</text:p>
          </table:table-cell>
          <table:table-cell office:value-type="float" office:value="89.5478" calcext:value-type="float">
            <text:p>89.5478</text:p>
          </table:table-cell>
          <table:table-cell office:value-type="float" office:value="-7.55167" calcext:value-type="float">
            <text:p>-7.55167</text:p>
          </table:table-cell>
          <table:table-cell office:value-type="float" office:value="228.518" calcext:value-type="float">
            <text:p>228.518</text:p>
          </table:table-cell>
          <table:table-cell office:value-type="float" office:value="0.149744" calcext:value-type="float">
            <text:p>0.1497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]-[.A55]; 2)+POWER([.K55]-[.B55];2))" office:value-type="float" office:value="239.369571376564" calcext:value-type="float">
            <text:p>239.3695713766</text:p>
          </table:table-cell>
          <table:table-cell table:formula="of:=SQRT(POWER([.J55]-[.C55]; 2)+POWER([.K55]-[.D55];2))" office:value-type="float" office:value="299.968517182787" calcext:value-type="float">
            <text:p>299.9685171828</text:p>
          </table:table-cell>
        </table:table-row>
        <table:table-row table:style-name="ro1">
          <table:table-cell office:value-type="float" office:value="165.741" calcext:value-type="float">
            <text:p>165.741</text:p>
          </table:table-cell>
          <table:table-cell office:value-type="float" office:value="408.544" calcext:value-type="float">
            <text:p>408.544</text:p>
          </table:table-cell>
          <table:table-cell office:value-type="float" office:value="138.632" calcext:value-type="float">
            <text:p>138.632</text:p>
          </table:table-cell>
          <table:table-cell office:value-type="float" office:value="321.718" calcext:value-type="float">
            <text:p>321.718</text:p>
          </table:table-cell>
          <table:table-cell office:value-type="float" office:value="-53.6002" calcext:value-type="float">
            <text:p>-53.6002</text:p>
          </table:table-cell>
          <table:table-cell office:value-type="float" office:value="265.883" calcext:value-type="float">
            <text:p>265.883</text:p>
          </table:table-cell>
          <table:table-cell office:value-type="float" office:value="203.413" calcext:value-type="float">
            <text:p>203.413</text:p>
          </table:table-cell>
          <table:table-cell office:value-type="float" office:value="0.13578" calcext:value-type="float">
            <text:p>0.1357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]-[.A56]; 2)+POWER([.K56]-[.B56];2))" office:value-type="float" office:value="274.543065869455" calcext:value-type="float">
            <text:p>274.5430658695</text:p>
          </table:table-cell>
          <table:table-cell table:formula="of:=SQRT(POWER([.J56]-[.C56]; 2)+POWER([.K56]-[.D56];2))" office:value-type="float" office:value="257.993052131254" calcext:value-type="float">
            <text:p>257.9930521313</text:p>
          </table:table-cell>
        </table:table-row>
        <table:table-row table:style-name="ro1">
          <table:table-cell office:value-type="float" office:value="194.198" calcext:value-type="float">
            <text:p>194.198</text:p>
          </table:table-cell>
          <table:table-cell office:value-type="float" office:value="235.887" calcext:value-type="float">
            <text:p>235.887</text:p>
          </table:table-cell>
          <table:table-cell office:value-type="float" office:value="168.045" calcext:value-type="float">
            <text:p>168.045</text:p>
          </table:table-cell>
          <table:table-cell office:value-type="float" office:value="152.212" calcext:value-type="float">
            <text:p>152.212</text:p>
          </table:table-cell>
          <table:table-cell office:value-type="float" office:value="20.2215" calcext:value-type="float">
            <text:p>20.2215</text:p>
          </table:table-cell>
          <table:table-cell office:value-type="float" office:value="51.9715" calcext:value-type="float">
            <text:p>51.9715</text:p>
          </table:table-cell>
          <table:table-cell office:value-type="float" office:value="166.92" calcext:value-type="float">
            <text:p>166.92</text:p>
          </table:table-cell>
          <table:table-cell office:value-type="float" office:value="0.135357" calcext:value-type="float">
            <text:p>0.13535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]-[.A57]; 2)+POWER([.K57]-[.B57];2))" office:value-type="float" office:value="189.90041593688" calcext:value-type="float">
            <text:p>189.9004159369</text:p>
          </table:table-cell>
          <table:table-cell table:formula="of:=SQRT(POWER([.J57]-[.C57]; 2)+POWER([.K57]-[.D57];2))" office:value-type="float" office:value="233.876991106436" calcext:value-type="float">
            <text:p>233.8769911064</text:p>
          </table:table-cell>
        </table:table-row>
        <table:table-row table:style-name="ro1">
          <table:table-cell office:value-type="float" office:value="146.04" calcext:value-type="float">
            <text:p>146.04</text:p>
          </table:table-cell>
          <table:table-cell office:value-type="float" office:value="307.558" calcext:value-type="float">
            <text:p>307.558</text:p>
          </table:table-cell>
          <table:table-cell office:value-type="float" office:value="119.688" calcext:value-type="float">
            <text:p>119.688</text:p>
          </table:table-cell>
          <table:table-cell office:value-type="float" office:value="216.661" calcext:value-type="float">
            <text:p>216.661</text:p>
          </table:table-cell>
          <table:table-cell office:value-type="float" office:value="38.6957" calcext:value-type="float">
            <text:p>38.6957</text:p>
          </table:table-cell>
          <table:table-cell office:value-type="float" office:value="165.854" calcext:value-type="float">
            <text:p>165.854</text:p>
          </table:table-cell>
          <table:table-cell office:value-type="float" office:value="238.039" calcext:value-type="float">
            <text:p>238.039</text:p>
          </table:table-cell>
          <table:table-cell office:value-type="float" office:value="0.131863" calcext:value-type="float">
            <text:p>0.13186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]-[.A58]; 2)+POWER([.K58]-[.B58];2))" office:value-type="float" office:value="246.825470654874" calcext:value-type="float">
            <text:p>246.8254706549</text:p>
          </table:table-cell>
          <table:table-cell table:formula="of:=SQRT(POWER([.J58]-[.C58]; 2)+POWER([.K58]-[.D58];2))" office:value-type="float" office:value="265.523818639684" calcext:value-type="float">
            <text:p>265.5238186397</text:p>
          </table:table-cell>
        </table:table-row>
        <table:table-row table:style-name="ro1">
          <table:table-cell office:value-type="float" office:value="210.992" calcext:value-type="float">
            <text:p>210.992</text:p>
          </table:table-cell>
          <table:table-cell office:value-type="float" office:value="571.623" calcext:value-type="float">
            <text:p>571.623</text:p>
          </table:table-cell>
          <table:table-cell office:value-type="float" office:value="183.787" calcext:value-type="float">
            <text:p>183.787</text:p>
          </table:table-cell>
          <table:table-cell office:value-type="float" office:value="488.54" calcext:value-type="float">
            <text:p>488.54</text:p>
          </table:table-cell>
          <table:table-cell office:value-type="float" office:value="-146.071" calcext:value-type="float">
            <text:p>-146.071</text:p>
          </table:table-cell>
          <table:table-cell office:value-type="float" office:value="455.229" calcext:value-type="float">
            <text:p>455.229</text:p>
          </table:table-cell>
          <table:table-cell office:value-type="float" office:value="127.785" calcext:value-type="float">
            <text:p>127.785</text:p>
          </table:table-cell>
          <table:table-cell office:value-type="float" office:value="0.120098" calcext:value-type="float">
            <text:p>0.12009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]-[.A59]; 2)+POWER([.K59]-[.B59];2))" office:value-type="float" office:value="372.267498168991" calcext:value-type="float">
            <text:p>372.267498169</text:p>
          </table:table-cell>
          <table:table-cell table:formula="of:=SQRT(POWER([.J59]-[.C59]; 2)+POWER([.K59]-[.D59];2))" office:value-type="float" office:value="317.595996462487" calcext:value-type="float">
            <text:p>317.5959964625</text:p>
          </table:table-cell>
        </table:table-row>
        <table:table-row table:style-name="ro1">
          <table:table-cell office:value-type="float" office:value="241.217" calcext:value-type="float">
            <text:p>241.217</text:p>
          </table:table-cell>
          <table:table-cell office:value-type="float" office:value="424.804" calcext:value-type="float">
            <text:p>424.804</text:p>
          </table:table-cell>
          <table:table-cell office:value-type="float" office:value="215.092" calcext:value-type="float">
            <text:p>215.092</text:p>
          </table:table-cell>
          <table:table-cell office:value-type="float" office:value="341.312" calcext:value-type="float">
            <text:p>341.312</text:p>
          </table:table-cell>
          <table:table-cell office:value-type="float" office:value="-70.5885" calcext:value-type="float">
            <text:p>-70.5885</text:p>
          </table:table-cell>
          <table:table-cell office:value-type="float" office:value="281.092" calcext:value-type="float">
            <text:p>281.092</text:p>
          </table:table-cell>
          <table:table-cell office:value-type="float" office:value="87.3365" calcext:value-type="float">
            <text:p>87.3365</text:p>
          </table:table-cell>
          <table:table-cell office:value-type="float" office:value="0.119141" calcext:value-type="float">
            <text:p>0.1191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]-[.A60]; 2)+POWER([.K60]-[.B60];2))" office:value-type="float" office:value="231.957512284039" calcext:value-type="float">
            <text:p>231.957512284</text:p>
          </table:table-cell>
          <table:table-cell table:formula="of:=SQRT(POWER([.J60]-[.C60]; 2)+POWER([.K60]-[.D60];2))" office:value-type="float" office:value="195.940771173332" calcext:value-type="float">
            <text:p>195.9407711733</text:p>
          </table:table-cell>
        </table:table-row>
        <table:table-row table:style-name="ro1">
          <table:table-cell office:value-type="float" office:value="216.552" calcext:value-type="float">
            <text:p>216.552</text:p>
          </table:table-cell>
          <table:table-cell office:value-type="float" office:value="191.038" calcext:value-type="float">
            <text:p>191.038</text:p>
          </table:table-cell>
          <table:table-cell office:value-type="float" office:value="190.777" calcext:value-type="float">
            <text:p>190.777</text:p>
          </table:table-cell>
          <table:table-cell office:value-type="float" office:value="106.131" calcext:value-type="float">
            <text:p>106.131</text:p>
          </table:table-cell>
          <table:table-cell office:value-type="float" office:value="67.4849" calcext:value-type="float">
            <text:p>67.4849</text:p>
          </table:table-cell>
          <table:table-cell office:value-type="float" office:value="9.14992" calcext:value-type="float">
            <text:p>9.14992</text:p>
          </table:table-cell>
          <table:table-cell office:value-type="float" office:value="136.464" calcext:value-type="float">
            <text:p>136.464</text:p>
          </table:table-cell>
          <table:table-cell office:value-type="float" office:value="0.118569" calcext:value-type="float">
            <text:p>0.11856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]-[.A61]; 2)+POWER([.K61]-[.B61];2))" office:value-type="float" office:value="175.031306194063" calcext:value-type="float">
            <text:p>175.0313061941</text:p>
          </table:table-cell>
          <table:table-cell table:formula="of:=SQRT(POWER([.J61]-[.C61]; 2)+POWER([.K61]-[.D61];2))" office:value-type="float" office:value="236.210738303744" calcext:value-type="float">
            <text:p>236.2107383037</text:p>
          </table:table-cell>
        </table:table-row>
        <table:table-row table:style-name="ro1">
          <table:table-cell office:value-type="float" office:value="58.2987" calcext:value-type="float">
            <text:p>58.2987</text:p>
          </table:table-cell>
          <table:table-cell office:value-type="float" office:value="546.241" calcext:value-type="float">
            <text:p>546.241</text:p>
          </table:table-cell>
          <table:table-cell office:value-type="float" office:value="29.4909" calcext:value-type="float">
            <text:p>29.4909</text:p>
          </table:table-cell>
          <table:table-cell office:value-type="float" office:value="459.323" calcext:value-type="float">
            <text:p>459.323</text:p>
          </table:table-cell>
          <table:table-cell office:value-type="float" office:value="-157.111" calcext:value-type="float">
            <text:p>-157.111</text:p>
          </table:table-cell>
          <table:table-cell office:value-type="float" office:value="416.639" calcext:value-type="float">
            <text:p>416.639</text:p>
          </table:table-cell>
          <table:table-cell office:value-type="float" office:value="355.696" calcext:value-type="float">
            <text:p>355.696</text:p>
          </table:table-cell>
          <table:table-cell office:value-type="float" office:value="0.11304" calcext:value-type="float">
            <text:p>0.1130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]-[.A62]; 2)+POWER([.K62]-[.B62];2))" office:value-type="float" office:value="445.694876459995" calcext:value-type="float">
            <text:p>445.69487646</text:p>
          </table:table-cell>
          <table:table-cell table:formula="of:=SQRT(POWER([.J62]-[.C62]; 2)+POWER([.K62]-[.D62];2))" office:value-type="float" office:value="415.819658399901" calcext:value-type="float">
            <text:p>415.8196583999</text:p>
          </table:table-cell>
        </table:table-row>
        <table:table-row table:style-name="ro1">
          <table:table-cell office:value-type="float" office:value="239.529" calcext:value-type="float">
            <text:p>239.529</text:p>
          </table:table-cell>
          <table:table-cell office:value-type="float" office:value="565.949" calcext:value-type="float">
            <text:p>565.949</text:p>
          </table:table-cell>
          <table:table-cell office:value-type="float" office:value="212.932" calcext:value-type="float">
            <text:p>212.932</text:p>
          </table:table-cell>
          <table:table-cell office:value-type="float" office:value="472.187" calcext:value-type="float">
            <text:p>472.187</text:p>
          </table:table-cell>
          <table:table-cell office:value-type="float" office:value="-40.8285" calcext:value-type="float">
            <text:p>-40.8285</text:p>
          </table:table-cell>
          <table:table-cell office:value-type="float" office:value="471.917" calcext:value-type="float">
            <text:p>471.917</text:p>
          </table:table-cell>
          <table:table-cell office:value-type="float" office:value="96.0143" calcext:value-type="float">
            <text:p>96.0143</text:p>
          </table:table-cell>
          <table:table-cell office:value-type="float" office:value="0.108911" calcext:value-type="float">
            <text:p>0.1089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]-[.A63]; 2)+POWER([.K63]-[.B63];2))" office:value-type="float" office:value="354.703854563212" calcext:value-type="float">
            <text:p>354.7038545632</text:p>
          </table:table-cell>
          <table:table-cell table:formula="of:=SQRT(POWER([.J63]-[.C63]; 2)+POWER([.K63]-[.D63];2))" office:value-type="float" office:value="286.793158204655" calcext:value-type="float">
            <text:p>286.7931582047</text:p>
          </table:table-cell>
        </table:table-row>
        <table:table-row table:style-name="ro1">
          <table:table-cell office:value-type="float" office:value="153.055" calcext:value-type="float">
            <text:p>153.055</text:p>
          </table:table-cell>
          <table:table-cell office:value-type="float" office:value="260.131" calcext:value-type="float">
            <text:p>260.131</text:p>
          </table:table-cell>
          <table:table-cell office:value-type="float" office:value="125.525" calcext:value-type="float">
            <text:p>125.525</text:p>
          </table:table-cell>
          <table:table-cell office:value-type="float" office:value="190.852" calcext:value-type="float">
            <text:p>190.852</text:p>
          </table:table-cell>
          <table:table-cell office:value-type="float" office:value="-178.506" calcext:value-type="float">
            <text:p>-178.506</text:p>
          </table:table-cell>
          <table:table-cell office:value-type="float" office:value="-8.3135" calcext:value-type="float">
            <text:p>-8.3135</text:p>
          </table:table-cell>
          <table:table-cell office:value-type="float" office:value="223.644" calcext:value-type="float">
            <text:p>223.644</text:p>
          </table:table-cell>
          <table:table-cell office:value-type="float" office:value="0.105471" calcext:value-type="float">
            <text:p>0.1054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]-[.A64]; 2)+POWER([.K64]-[.B64];2))" office:value-type="float" office:value="231.655619802326" calcext:value-type="float">
            <text:p>231.6556198023</text:p>
          </table:table-cell>
          <table:table-cell table:formula="of:=SQRT(POWER([.J64]-[.C64]; 2)+POWER([.K64]-[.D64];2))" office:value-type="float" office:value="263.487084178713" calcext:value-type="float">
            <text:p>263.4870841787</text:p>
          </table:table-cell>
        </table:table-row>
        <table:table-row table:style-name="ro1">
          <table:table-cell office:value-type="float" office:value="209.634" calcext:value-type="float">
            <text:p>209.634</text:p>
          </table:table-cell>
          <table:table-cell office:value-type="float" office:value="214.88" calcext:value-type="float">
            <text:p>214.88</text:p>
          </table:table-cell>
          <table:table-cell office:value-type="float" office:value="183.641" calcext:value-type="float">
            <text:p>183.641</text:p>
          </table:table-cell>
          <table:table-cell office:value-type="float" office:value="134.109" calcext:value-type="float">
            <text:p>134.109</text:p>
          </table:table-cell>
          <table:table-cell office:value-type="float" office:value="4.05339" calcext:value-type="float">
            <text:p>4.05339</text:p>
          </table:table-cell>
          <table:table-cell office:value-type="float" office:value="10.5219" calcext:value-type="float">
            <text:p>10.5219</text:p>
          </table:table-cell>
          <table:table-cell office:value-type="float" office:value="141.669" calcext:value-type="float">
            <text:p>141.669</text:p>
          </table:table-cell>
          <table:table-cell office:value-type="float" office:value="0.104908" calcext:value-type="float">
            <text:p>0.1049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]-[.A65]; 2)+POWER([.K65]-[.B65];2))" office:value-type="float" office:value="176.462450272005" calcext:value-type="float">
            <text:p>176.462450272</text:p>
          </table:table-cell>
          <table:table-cell table:formula="of:=SQRT(POWER([.J65]-[.C65]; 2)+POWER([.K65]-[.D65];2))" office:value-type="float" office:value="227.561413165765" calcext:value-type="float">
            <text:p>227.5614131658</text:p>
          </table:table-cell>
        </table:table-row>
        <table:table-row table:style-name="ro1">
          <table:table-cell office:value-type="float" office:value="151.531" calcext:value-type="float">
            <text:p>151.531</text:p>
          </table:table-cell>
          <table:table-cell office:value-type="float" office:value="160.675" calcext:value-type="float">
            <text:p>160.675</text:p>
          </table:table-cell>
          <table:table-cell office:value-type="float" office:value="125.932" calcext:value-type="float">
            <text:p>125.932</text:p>
          </table:table-cell>
          <table:table-cell office:value-type="float" office:value="73.2492" calcext:value-type="float">
            <text:p>73.2492</text:p>
          </table:table-cell>
          <table:table-cell office:value-type="float" office:value="104.541" calcext:value-type="float">
            <text:p>104.541</text:p>
          </table:table-cell>
          <table:table-cell office:value-type="float" office:value="-8.70005" calcext:value-type="float">
            <text:p>-8.70005</text:p>
          </table:table-cell>
          <table:table-cell office:value-type="float" office:value="236.322" calcext:value-type="float">
            <text:p>236.322</text:p>
          </table:table-cell>
          <table:table-cell office:value-type="float" office:value="0.10235" calcext:value-type="float">
            <text:p>0.102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]-[.A66]; 2)+POWER([.K66]-[.B66];2))" office:value-type="float" office:value="246.283559309183" calcext:value-type="float">
            <text:p>246.2835593092</text:p>
          </table:table-cell>
          <table:table-cell table:formula="of:=SQRT(POWER([.J66]-[.C66]; 2)+POWER([.K66]-[.D66];2))" office:value-type="float" office:value="308.34384236537" calcext:value-type="float">
            <text:p>308.3438423654</text:p>
          </table:table-cell>
        </table:table-row>
        <table:table-row table:style-name="ro1">
          <table:table-cell office:value-type="float" office:value="183.013" calcext:value-type="float">
            <text:p>183.013</text:p>
          </table:table-cell>
          <table:table-cell office:value-type="float" office:value="306.802" calcext:value-type="float">
            <text:p>306.802</text:p>
          </table:table-cell>
          <table:table-cell office:value-type="float" office:value="156.138" calcext:value-type="float">
            <text:p>156.138</text:p>
          </table:table-cell>
          <table:table-cell office:value-type="float" office:value="230.379" calcext:value-type="float">
            <text:p>230.379</text:p>
          </table:table-cell>
          <table:table-cell office:value-type="float" office:value="-106.052" calcext:value-type="float">
            <text:p>-106.052</text:p>
          </table:table-cell>
          <table:table-cell office:value-type="float" office:value="98.0043" calcext:value-type="float">
            <text:p>98.0043</text:p>
          </table:table-cell>
          <table:table-cell office:value-type="float" office:value="175.832" calcext:value-type="float">
            <text:p>175.832</text:p>
          </table:table-cell>
          <table:table-cell office:value-type="float" office:value="0.101238" calcext:value-type="float">
            <text:p>0.1012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]-[.A67]; 2)+POWER([.K67]-[.B67];2))" office:value-type="float" office:value="211.175456369816" calcext:value-type="float">
            <text:p>211.1754563698</text:p>
          </table:table-cell>
          <table:table-cell table:formula="of:=SQRT(POWER([.J67]-[.C67]; 2)+POWER([.K67]-[.D67];2))" office:value-type="float" office:value="228.158144025148" calcext:value-type="float">
            <text:p>228.1581440251</text:p>
          </table:table-cell>
        </table:table-row>
        <table:table-row table:style-name="ro1">
          <table:table-cell office:value-type="float" office:value="147.943" calcext:value-type="float">
            <text:p>147.943</text:p>
          </table:table-cell>
          <table:table-cell office:value-type="float" office:value="254.294" calcext:value-type="float">
            <text:p>254.294</text:p>
          </table:table-cell>
          <table:table-cell office:value-type="float" office:value="120.982" calcext:value-type="float">
            <text:p>120.982</text:p>
          </table:table-cell>
          <table:table-cell office:value-type="float" office:value="176.579" calcext:value-type="float">
            <text:p>176.579</text:p>
          </table:table-cell>
          <table:table-cell office:value-type="float" office:value="-70.1103" calcext:value-type="float">
            <text:p>-70.1103</text:p>
          </table:table-cell>
          <table:table-cell office:value-type="float" office:value="36.7256" calcext:value-type="float">
            <text:p>36.7256</text:p>
          </table:table-cell>
          <table:table-cell office:value-type="float" office:value="234.806" calcext:value-type="float">
            <text:p>234.806</text:p>
          </table:table-cell>
          <table:table-cell office:value-type="float" office:value="0.0983967" calcext:value-type="float">
            <text:p>0.098396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]-[.A68]; 2)+POWER([.K68]-[.B68];2))" office:value-type="float" office:value="236.376922911269" calcext:value-type="float">
            <text:p>236.3769229113</text:p>
          </table:table-cell>
          <table:table-cell table:formula="of:=SQRT(POWER([.J68]-[.C68]; 2)+POWER([.K68]-[.D68];2))" office:value-type="float" office:value="271.03205634205" calcext:value-type="float">
            <text:p>271.0320563421</text:p>
          </table:table-cell>
        </table:table-row>
        <table:table-row table:style-name="ro1">
          <table:table-cell office:value-type="float" office:value="265.671" calcext:value-type="float">
            <text:p>265.671</text:p>
          </table:table-cell>
          <table:table-cell office:value-type="float" office:value="561.192" calcext:value-type="float">
            <text:p>561.192</text:p>
          </table:table-cell>
          <table:table-cell office:value-type="float" office:value="239.665" calcext:value-type="float">
            <text:p>239.665</text:p>
          </table:table-cell>
          <table:table-cell office:value-type="float" office:value="472.298" calcext:value-type="float">
            <text:p>472.298</text:p>
          </table:table-cell>
          <table:table-cell office:value-type="float" office:value="-70.3291" calcext:value-type="float">
            <text:p>-70.3291</text:p>
          </table:table-cell>
          <table:table-cell office:value-type="float" office:value="460.082" calcext:value-type="float">
            <text:p>460.082</text:p>
          </table:table-cell>
          <table:table-cell office:value-type="float" office:value="53.9825" calcext:value-type="float">
            <text:p>53.9825</text:p>
          </table:table-cell>
          <table:table-cell office:value-type="float" office:value="0.097483" calcext:value-type="float">
            <text:p>0.0974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]-[.A69]; 2)+POWER([.K69]-[.B69];2))" office:value-type="float" office:value="340.419278397978" calcext:value-type="float">
            <text:p>340.419278398</text:p>
          </table:table-cell>
          <table:table-cell table:formula="of:=SQRT(POWER([.J69]-[.C69]; 2)+POWER([.K69]-[.D69];2))" office:value-type="float" office:value="271.789920764181" calcext:value-type="float">
            <text:p>271.7899207642</text:p>
          </table:table-cell>
        </table:table-row>
        <table:table-row table:style-name="ro1">
          <table:table-cell office:value-type="float" office:value="147.449" calcext:value-type="float">
            <text:p>147.449</text:p>
          </table:table-cell>
          <table:table-cell office:value-type="float" office:value="287.653" calcext:value-type="float">
            <text:p>287.653</text:p>
          </table:table-cell>
          <table:table-cell office:value-type="float" office:value="120.745" calcext:value-type="float">
            <text:p>120.745</text:p>
          </table:table-cell>
          <table:table-cell office:value-type="float" office:value="203.471" calcext:value-type="float">
            <text:p>203.471</text:p>
          </table:table-cell>
          <table:table-cell office:value-type="float" office:value="-17.4954" calcext:value-type="float">
            <text:p>-17.4954</text:p>
          </table:table-cell>
          <table:table-cell office:value-type="float" office:value="112.014" calcext:value-type="float">
            <text:p>112.014</text:p>
          </table:table-cell>
          <table:table-cell office:value-type="float" office:value="235.483" calcext:value-type="float">
            <text:p>235.483</text:p>
          </table:table-cell>
          <table:table-cell office:value-type="float" office:value="0.0971909" calcext:value-type="float">
            <text:p>0.09719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]-[.A70]; 2)+POWER([.K70]-[.B70];2))" office:value-type="float" office:value="240.916109901351" calcext:value-type="float">
            <text:p>240.9161099014</text:p>
          </table:table-cell>
          <table:table-cell table:formula="of:=SQRT(POWER([.J70]-[.C70]; 2)+POWER([.K70]-[.D70];2))" office:value-type="float" office:value="266.059540077029" calcext:value-type="float">
            <text:p>266.059540077</text:p>
          </table:table-cell>
        </table:table-row>
        <table:table-row table:style-name="ro1">
          <table:table-cell office:value-type="float" office:value="164.158" calcext:value-type="float">
            <text:p>164.158</text:p>
          </table:table-cell>
          <table:table-cell office:value-type="float" office:value="411.299" calcext:value-type="float">
            <text:p>411.299</text:p>
          </table:table-cell>
          <table:table-cell office:value-type="float" office:value="137.218" calcext:value-type="float">
            <text:p>137.218</text:p>
          </table:table-cell>
          <table:table-cell office:value-type="float" office:value="320.713" calcext:value-type="float">
            <text:p>320.713</text:p>
          </table:table-cell>
          <table:table-cell office:value-type="float" office:value="-19.5836" calcext:value-type="float">
            <text:p>-19.5836</text:p>
          </table:table-cell>
          <table:table-cell office:value-type="float" office:value="281.64" calcext:value-type="float">
            <text:p>281.64</text:p>
          </table:table-cell>
          <table:table-cell office:value-type="float" office:value="207.076" calcext:value-type="float">
            <text:p>207.076</text:p>
          </table:table-cell>
          <table:table-cell office:value-type="float" office:value="0.091449" calcext:value-type="float">
            <text:p>0.0914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1]-[.A71]; 2)+POWER([.K71]-[.B71];2))" office:value-type="float" office:value="277.475505882952" calcext:value-type="float">
            <text:p>277.475505883</text:p>
          </table:table-cell>
          <table:table-cell table:formula="of:=SQRT(POWER([.J71]-[.C71]; 2)+POWER([.K71]-[.D71];2))" office:value-type="float" office:value="259.031063567673" calcext:value-type="float">
            <text:p>259.0310635677</text:p>
          </table:table-cell>
        </table:table-row>
        <table:table-row table:style-name="ro1">
          <table:table-cell office:value-type="float" office:value="208.792" calcext:value-type="float">
            <text:p>208.792</text:p>
          </table:table-cell>
          <table:table-cell office:value-type="float" office:value="530.336" calcext:value-type="float">
            <text:p>530.336</text:p>
          </table:table-cell>
          <table:table-cell office:value-type="float" office:value="181.709" calcext:value-type="float">
            <text:p>181.709</text:p>
          </table:table-cell>
          <table:table-cell office:value-type="float" office:value="445.694" calcext:value-type="float">
            <text:p>445.694</text:p>
          </table:table-cell>
          <table:table-cell office:value-type="float" office:value="-116.337" calcext:value-type="float">
            <text:p>-116.337</text:p>
          </table:table-cell>
          <table:table-cell office:value-type="float" office:value="408.693" calcext:value-type="float">
            <text:p>408.693</text:p>
          </table:table-cell>
          <table:table-cell office:value-type="float" office:value="133.542" calcext:value-type="float">
            <text:p>133.542</text:p>
          </table:table-cell>
          <table:table-cell office:value-type="float" office:value="0.0879509" calcext:value-type="float">
            <text:p>0.08795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2]-[.A72]; 2)+POWER([.K72]-[.B72];2))" office:value-type="float" office:value="337.395157285934" calcext:value-type="float">
            <text:p>337.3951572859</text:p>
          </table:table-cell>
          <table:table-cell table:formula="of:=SQRT(POWER([.J72]-[.C72]; 2)+POWER([.K72]-[.D72];2))" office:value-type="float" office:value="287.076460750442" calcext:value-type="float">
            <text:p>287.0764607504</text:p>
          </table:table-cell>
        </table:table-row>
        <table:table-row table:style-name="ro1">
          <table:table-cell office:value-type="float" office:value="146.959" calcext:value-type="float">
            <text:p>146.959</text:p>
          </table:table-cell>
          <table:table-cell office:value-type="float" office:value="225.819" calcext:value-type="float">
            <text:p>225.819</text:p>
          </table:table-cell>
          <table:table-cell office:value-type="float" office:value="121.043" calcext:value-type="float">
            <text:p>121.043</text:p>
          </table:table-cell>
          <table:table-cell office:value-type="float" office:value="136.653" calcext:value-type="float">
            <text:p>136.653</text:p>
          </table:table-cell>
          <table:table-cell office:value-type="float" office:value="75.3177" calcext:value-type="float">
            <text:p>75.3177</text:p>
          </table:table-cell>
          <table:table-cell office:value-type="float" office:value="69.5153" calcext:value-type="float">
            <text:p>69.5153</text:p>
          </table:table-cell>
          <table:table-cell office:value-type="float" office:value="240.203" calcext:value-type="float">
            <text:p>240.203</text:p>
          </table:table-cell>
          <table:table-cell office:value-type="float" office:value="0.0871387" calcext:value-type="float">
            <text:p>0.08713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3]-[.A73]; 2)+POWER([.K73]-[.B73];2))" office:value-type="float" office:value="237.592635496137" calcext:value-type="float">
            <text:p>237.5926354961</text:p>
          </table:table-cell>
          <table:table-cell table:formula="of:=SQRT(POWER([.J73]-[.C73]; 2)+POWER([.K73]-[.D73];2))" office:value-type="float" office:value="283.274379812224" calcext:value-type="float">
            <text:p>283.2743798122</text:p>
          </table:table-cell>
        </table:table-row>
        <table:table-row table:style-name="ro1">
          <table:table-cell office:value-type="float" office:value="198.959" calcext:value-type="float">
            <text:p>198.959</text:p>
          </table:table-cell>
          <table:table-cell office:value-type="float" office:value="175.38" calcext:value-type="float">
            <text:p>175.38</text:p>
          </table:table-cell>
          <table:table-cell office:value-type="float" office:value="173.257" calcext:value-type="float">
            <text:p>173.257</text:p>
          </table:table-cell>
          <table:table-cell office:value-type="float" office:value="86.6744" calcext:value-type="float">
            <text:p>86.6744</text:p>
          </table:table-cell>
          <table:table-cell office:value-type="float" office:value="115.879" calcext:value-type="float">
            <text:p>115.879</text:p>
          </table:table-cell>
          <table:table-cell office:value-type="float" office:value="15.4343" calcext:value-type="float">
            <text:p>15.4343</text:p>
          </table:table-cell>
          <table:table-cell office:value-type="float" office:value="166.901" calcext:value-type="float">
            <text:p>166.901</text:p>
          </table:table-cell>
          <table:table-cell office:value-type="float" office:value="0.0860196" calcext:value-type="float">
            <text:p>0.086019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4]-[.A74]; 2)+POWER([.K74]-[.B74];2))" office:value-type="float" office:value="196.668238617729" calcext:value-type="float">
            <text:p>196.6682386177</text:p>
          </table:table-cell>
          <table:table-cell table:formula="of:=SQRT(POWER([.J74]-[.C74]; 2)+POWER([.K74]-[.D74];2))" office:value-type="float" office:value="261.798880945584" calcext:value-type="float">
            <text:p>261.7988809456</text:p>
          </table:table-cell>
        </table:table-row>
        <table:table-row table:style-name="ro1">
          <table:table-cell office:value-type="float" office:value="192.166" calcext:value-type="float">
            <text:p>192.166</text:p>
          </table:table-cell>
          <table:table-cell office:value-type="float" office:value="230.228" calcext:value-type="float">
            <text:p>230.228</text:p>
          </table:table-cell>
          <table:table-cell office:value-type="float" office:value="166.159" calcext:value-type="float">
            <text:p>166.159</text:p>
          </table:table-cell>
          <table:table-cell office:value-type="float" office:value="142.641" calcext:value-type="float">
            <text:p>142.641</text:p>
          </table:table-cell>
          <table:table-cell office:value-type="float" office:value="65.4021" calcext:value-type="float">
            <text:p>65.4021</text:p>
          </table:table-cell>
          <table:table-cell office:value-type="float" office:value="67.5145" calcext:value-type="float">
            <text:p>67.5145</text:p>
          </table:table-cell>
          <table:table-cell office:value-type="float" office:value="173.107" calcext:value-type="float">
            <text:p>173.107</text:p>
          </table:table-cell>
          <table:table-cell office:value-type="float" office:value="0.0853542" calcext:value-type="float">
            <text:p>0.08535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5]-[.A75]; 2)+POWER([.K75]-[.B75];2))" office:value-type="float" office:value="192.194858255886" calcext:value-type="float">
            <text:p>192.1948582559</text:p>
          </table:table-cell>
          <table:table-cell table:formula="of:=SQRT(POWER([.J75]-[.C75]; 2)+POWER([.K75]-[.D75];2))" office:value-type="float" office:value="239.43039105761" calcext:value-type="float">
            <text:p>239.4303910576</text:p>
          </table:table-cell>
        </table:table-row>
        <table:table-row table:style-name="ro1">
          <table:table-cell office:value-type="float" office:value="183.361" calcext:value-type="float">
            <text:p>183.361</text:p>
          </table:table-cell>
          <table:table-cell office:value-type="float" office:value="270.342" calcext:value-type="float">
            <text:p>270.342</text:p>
          </table:table-cell>
          <table:table-cell office:value-type="float" office:value="157.204" calcext:value-type="float">
            <text:p>157.204</text:p>
          </table:table-cell>
          <table:table-cell office:value-type="float" office:value="180.793" calcext:value-type="float">
            <text:p>180.793</text:p>
          </table:table-cell>
          <table:table-cell office:value-type="float" office:value="57.7125" calcext:value-type="float">
            <text:p>57.7125</text:p>
          </table:table-cell>
          <table:table-cell office:value-type="float" office:value="121.288" calcext:value-type="float">
            <text:p>121.288</text:p>
          </table:table-cell>
          <table:table-cell office:value-type="float" office:value="185.249" calcext:value-type="float">
            <text:p>185.249</text:p>
          </table:table-cell>
          <table:table-cell office:value-type="float" office:value="0.0833136" calcext:value-type="float">
            <text:p>0.08331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6]-[.A76]; 2)+POWER([.K76]-[.B76];2))" office:value-type="float" office:value="202.630889266666" calcext:value-type="float">
            <text:p>202.6308892667</text:p>
          </table:table-cell>
          <table:table-cell table:formula="of:=SQRT(POWER([.J76]-[.C76]; 2)+POWER([.K76]-[.D76];2))" office:value-type="float" office:value="234.910030575538" calcext:value-type="float">
            <text:p>234.9100305755</text:p>
          </table:table-cell>
        </table:table-row>
        <table:table-row table:style-name="ro1">
          <table:table-cell office:value-type="float" office:value="215.649" calcext:value-type="float">
            <text:p>215.649</text:p>
          </table:table-cell>
          <table:table-cell office:value-type="float" office:value="244.66" calcext:value-type="float">
            <text:p>244.66</text:p>
          </table:table-cell>
          <table:table-cell office:value-type="float" office:value="189.649" calcext:value-type="float">
            <text:p>189.649</text:p>
          </table:table-cell>
          <table:table-cell office:value-type="float" office:value="161.951" calcext:value-type="float">
            <text:p>161.951</text:p>
          </table:table-cell>
          <table:table-cell office:value-type="float" office:value="8.986" calcext:value-type="float">
            <text:p>8.986</text:p>
          </table:table-cell>
          <table:table-cell office:value-type="float" office:value="57.7708" calcext:value-type="float">
            <text:p>57.7708</text:p>
          </table:table-cell>
          <table:table-cell office:value-type="float" office:value="132.819" calcext:value-type="float">
            <text:p>132.819</text:p>
          </table:table-cell>
          <table:table-cell office:value-type="float" office:value="0.0792849" calcext:value-type="float">
            <text:p>0.07928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7]-[.A77]; 2)+POWER([.K77]-[.B77];2))" office:value-type="float" office:value="168.372013116789" calcext:value-type="float">
            <text:p>168.3720131168</text:p>
          </table:table-cell>
          <table:table-cell table:formula="of:=SQRT(POWER([.J77]-[.C77]; 2)+POWER([.K77]-[.D77];2))" office:value-type="float" office:value="210.190755272443" calcext:value-type="float">
            <text:p>210.1907552724</text:p>
          </table:table-cell>
        </table:table-row>
        <table:table-row table:style-name="ro1">
          <table:table-cell office:value-type="float" office:value="209.903" calcext:value-type="float">
            <text:p>209.903</text:p>
          </table:table-cell>
          <table:table-cell office:value-type="float" office:value="582.025" calcext:value-type="float">
            <text:p>582.025</text:p>
          </table:table-cell>
          <table:table-cell office:value-type="float" office:value="182.739" calcext:value-type="float">
            <text:p>182.739</text:p>
          </table:table-cell>
          <table:table-cell office:value-type="float" office:value="492.241" calcext:value-type="float">
            <text:p>492.241</text:p>
          </table:table-cell>
          <table:table-cell office:value-type="float" office:value="-91.3778" calcext:value-type="float">
            <text:p>-91.3778</text:p>
          </table:table-cell>
          <table:table-cell office:value-type="float" office:value="479.973" calcext:value-type="float">
            <text:p>479.973</text:p>
          </table:table-cell>
          <table:table-cell office:value-type="float" office:value="134.123" calcext:value-type="float">
            <text:p>134.123</text:p>
          </table:table-cell>
          <table:table-cell office:value-type="float" office:value="0.0776632" calcext:value-type="float">
            <text:p>0.07766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8]-[.A78]; 2)+POWER([.K78]-[.B78];2))" office:value-type="float" office:value="382.003620446194" calcext:value-type="float">
            <text:p>382.0036204462</text:p>
          </table:table-cell>
          <table:table-cell table:formula="of:=SQRT(POWER([.J78]-[.C78]; 2)+POWER([.K78]-[.D78];2))" office:value-type="float" office:value="321.133225004826" calcext:value-type="float">
            <text:p>321.1332250048</text:p>
          </table:table-cell>
        </table:table-row>
        <table:table-row table:style-name="ro1">
          <table:table-cell office:value-type="float" office:value="158.207" calcext:value-type="float">
            <text:p>158.207</text:p>
          </table:table-cell>
          <table:table-cell office:value-type="float" office:value="147.558" calcext:value-type="float">
            <text:p>147.558</text:p>
          </table:table-cell>
          <table:table-cell office:value-type="float" office:value="132.92" calcext:value-type="float">
            <text:p>132.92</text:p>
          </table:table-cell>
          <table:table-cell office:value-type="float" office:value="56.6043" calcext:value-type="float">
            <text:p>56.6043</text:p>
          </table:table-cell>
          <table:table-cell office:value-type="float" office:value="152.935" calcext:value-type="float">
            <text:p>152.935</text:p>
          </table:table-cell>
          <table:table-cell office:value-type="float" office:value="0.936776" calcext:value-type="float">
            <text:p>0.936776</text:p>
          </table:table-cell>
          <table:table-cell office:value-type="float" office:value="228.322" calcext:value-type="float">
            <text:p>228.322</text:p>
          </table:table-cell>
          <table:table-cell office:value-type="float" office:value="0.0767721" calcext:value-type="float">
            <text:p>0.07677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9]-[.A79]; 2)+POWER([.K79]-[.B79];2))" office:value-type="float" office:value="244.748381430807" calcext:value-type="float">
            <text:p>244.7483814308</text:p>
          </table:table-cell>
          <table:table-cell table:formula="of:=SQRT(POWER([.J79]-[.C79]; 2)+POWER([.K79]-[.D79];2))" office:value-type="float" office:value="312.110127965258" calcext:value-type="float">
            <text:p>312.1101279653</text:p>
          </table:table-cell>
        </table:table-row>
        <table:table-row table:style-name="ro1">
          <table:table-cell office:value-type="float" office:value="196.721" calcext:value-type="float">
            <text:p>196.721</text:p>
          </table:table-cell>
          <table:table-cell office:value-type="float" office:value="168.323" calcext:value-type="float">
            <text:p>168.323</text:p>
          </table:table-cell>
          <table:table-cell office:value-type="float" office:value="170.992" calcext:value-type="float">
            <text:p>170.992</text:p>
          </table:table-cell>
          <table:table-cell office:value-type="float" office:value="81.3957" calcext:value-type="float">
            <text:p>81.3957</text:p>
          </table:table-cell>
          <table:table-cell office:value-type="float" office:value="101.478" calcext:value-type="float">
            <text:p>101.478</text:p>
          </table:table-cell>
          <table:table-cell office:value-type="float" office:value="-3.24037" calcext:value-type="float">
            <text:p>-3.24037</text:p>
          </table:table-cell>
          <table:table-cell office:value-type="float" office:value="169.207" calcext:value-type="float">
            <text:p>169.207</text:p>
          </table:table-cell>
          <table:table-cell office:value-type="float" office:value="0.0766016" calcext:value-type="float">
            <text:p>0.07660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0]-[.A80]; 2)+POWER([.K80]-[.B80];2))" office:value-type="float" office:value="201.250401664195" calcext:value-type="float">
            <text:p>201.2504016642</text:p>
          </table:table-cell>
          <table:table-cell table:formula="of:=SQRT(POWER([.J80]-[.C80]; 2)+POWER([.K80]-[.D80];2))" office:value-type="float" office:value="266.769843202882" calcext:value-type="float">
            <text:p>266.7698432029</text:p>
          </table:table-cell>
        </table:table-row>
        <table:table-row table:style-name="ro1">
          <table:table-cell office:value-type="float" office:value="155.097" calcext:value-type="float">
            <text:p>155.097</text:p>
          </table:table-cell>
          <table:table-cell office:value-type="float" office:value="261.287" calcext:value-type="float">
            <text:p>261.287</text:p>
          </table:table-cell>
          <table:table-cell office:value-type="float" office:value="127.69" calcext:value-type="float">
            <text:p>127.69</text:p>
          </table:table-cell>
          <table:table-cell office:value-type="float" office:value="190.6" calcext:value-type="float">
            <text:p>190.6</text:p>
          </table:table-cell>
          <table:table-cell office:value-type="float" office:value="-159.995" calcext:value-type="float">
            <text:p>-159.995</text:p>
          </table:table-cell>
          <table:table-cell office:value-type="float" office:value="2.5932" calcext:value-type="float">
            <text:p>2.5932</text:p>
          </table:table-cell>
          <table:table-cell office:value-type="float" office:value="220.653" calcext:value-type="float">
            <text:p>220.653</text:p>
          </table:table-cell>
          <table:table-cell office:value-type="float" office:value="0.0759776" calcext:value-type="float">
            <text:p>0.07597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1]-[.A81]; 2)+POWER([.K81]-[.B81];2))" office:value-type="float" office:value="229.714108791776" calcext:value-type="float">
            <text:p>229.7141087918</text:p>
          </table:table-cell>
          <table:table-cell table:formula="of:=SQRT(POWER([.J81]-[.C81]; 2)+POWER([.K81]-[.D81];2))" office:value-type="float" office:value="261.413037356594" calcext:value-type="float">
            <text:p>261.413037356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9.298" calcext:value-type="float">
            <text:p>169.298</text:p>
          </table:table-cell>
          <table:table-cell office:value-type="float" office:value="219.496" calcext:value-type="float">
            <text:p>219.496</text:p>
          </table:table-cell>
          <table:table-cell office:value-type="float" office:value="82.2034" calcext:value-type="float">
            <text:p>82.2034</text:p>
          </table:table-cell>
          <table:table-cell office:value-type="float" office:value="111.242" calcext:value-type="float">
            <text:p>111.242</text:p>
          </table:table-cell>
          <table:table-cell office:value-type="float" office:value="-0.28291" calcext:value-type="float">
            <text:p>-0.28291</text:p>
          </table:table-cell>
          <table:table-cell office:value-type="float" office:value="97.5852" calcext:value-type="float">
            <text:p>97.5852</text:p>
          </table:table-cell>
          <table:table-cell office:value-type="float" office:value="0.074938" calcext:value-type="float">
            <text:p>0.0749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2]-[.A82]; 2)+POWER([.K82]-[.B82];2))" office:value-type="float" office:value="156.864848847663" calcext:value-type="float">
            <text:p>156.8648488477</text:p>
          </table:table-cell>
          <table:table-cell table:formula="of:=SQRT(POWER([.J82]-[.C82]; 2)+POWER([.K82]-[.D82];2))" office:value-type="float" office:value="229.339310602347" calcext:value-type="float">
            <text:p>229.3393106023</text:p>
          </table:table-cell>
        </table:table-row>
        <table:table-row table:style-name="ro1">
          <table:table-cell office:value-type="float" office:value="165.169" calcext:value-type="float">
            <text:p>165.169</text:p>
          </table:table-cell>
          <table:table-cell office:value-type="float" office:value="570.514" calcext:value-type="float">
            <text:p>570.514</text:p>
          </table:table-cell>
          <table:table-cell office:value-type="float" office:value="137.098" calcext:value-type="float">
            <text:p>137.098</text:p>
          </table:table-cell>
          <table:table-cell office:value-type="float" office:value="486.759" calcext:value-type="float">
            <text:p>486.759</text:p>
          </table:table-cell>
          <table:table-cell office:value-type="float" office:value="-157.024" calcext:value-type="float">
            <text:p>-157.024</text:p>
          </table:table-cell>
          <table:table-cell office:value-type="float" office:value="450.229" calcext:value-type="float">
            <text:p>450.229</text:p>
          </table:table-cell>
          <table:table-cell office:value-type="float" office:value="196.342" calcext:value-type="float">
            <text:p>196.342</text:p>
          </table:table-cell>
          <table:table-cell office:value-type="float" office:value="0.0654578" calcext:value-type="float">
            <text:p>0.065457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3]-[.A83]; 2)+POWER([.K83]-[.B83];2))" office:value-type="float" office:value="394.725796923637" calcext:value-type="float">
            <text:p>394.7257969236</text:p>
          </table:table-cell>
          <table:table-cell table:formula="of:=SQRT(POWER([.J83]-[.C83]; 2)+POWER([.K83]-[.D83];2))" office:value-type="float" office:value="347.660129559028" calcext:value-type="float">
            <text:p>347.660129559</text:p>
          </table:table-cell>
        </table:table-row>
        <table:table-row table:style-name="ro1">
          <table:table-cell office:value-type="float" office:value="193.834" calcext:value-type="float">
            <text:p>193.834</text:p>
          </table:table-cell>
          <table:table-cell office:value-type="float" office:value="236.896" calcext:value-type="float">
            <text:p>236.896</text:p>
          </table:table-cell>
          <table:table-cell office:value-type="float" office:value="167.974" calcext:value-type="float">
            <text:p>167.974</text:p>
          </table:table-cell>
          <table:table-cell office:value-type="float" office:value="144.169" calcext:value-type="float">
            <text:p>144.169</text:p>
          </table:table-cell>
          <table:table-cell office:value-type="float" office:value="113.324" calcext:value-type="float">
            <text:p>113.324</text:p>
          </table:table-cell>
          <table:table-cell office:value-type="float" office:value="101.958" calcext:value-type="float">
            <text:p>101.958</text:p>
          </table:table-cell>
          <table:table-cell office:value-type="float" office:value="173.863" calcext:value-type="float">
            <text:p>173.863</text:p>
          </table:table-cell>
          <table:table-cell office:value-type="float" office:value="0.0620885" calcext:value-type="float">
            <text:p>0.06208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4]-[.A84]; 2)+POWER([.K84]-[.B84];2))" office:value-type="float" office:value="190.234482605021" calcext:value-type="float">
            <text:p>190.234482605</text:p>
          </table:table-cell>
          <table:table-cell table:formula="of:=SQRT(POWER([.J84]-[.C84]; 2)+POWER([.K84]-[.D84];2))" office:value-type="float" office:value="237.145814293654" calcext:value-type="float">
            <text:p>237.1458142937</text:p>
          </table:table-cell>
        </table:table-row>
        <table:table-row table:style-name="ro1">
          <table:table-cell office:value-type="float" office:value="62.3201" calcext:value-type="float">
            <text:p>62.3201</text:p>
          </table:table-cell>
          <table:table-cell office:value-type="float" office:value="300.963" calcext:value-type="float">
            <text:p>300.963</text:p>
          </table:table-cell>
          <table:table-cell office:value-type="float" office:value="34.7395" calcext:value-type="float">
            <text:p>34.7395</text:p>
          </table:table-cell>
          <table:table-cell office:value-type="float" office:value="221.798" calcext:value-type="float">
            <text:p>221.798</text:p>
          </table:table-cell>
          <table:table-cell office:value-type="float" office:value="-103.599" calcext:value-type="float">
            <text:p>-103.599</text:p>
          </table:table-cell>
          <table:table-cell office:value-type="float" office:value="96.1968" calcext:value-type="float">
            <text:p>96.1968</text:p>
          </table:table-cell>
          <table:table-cell office:value-type="float" office:value="366.56" calcext:value-type="float">
            <text:p>366.56</text:p>
          </table:table-cell>
          <table:table-cell office:value-type="float" office:value="0.0582388" calcext:value-type="float">
            <text:p>0.05823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5]-[.A85]; 2)+POWER([.K85]-[.B85];2))" office:value-type="float" office:value="327.039131348238" calcext:value-type="float">
            <text:p>327.0391313482</text:p>
          </table:table-cell>
          <table:table-cell table:formula="of:=SQRT(POWER([.J85]-[.C85]; 2)+POWER([.K85]-[.D85];2))" office:value-type="float" office:value="349.844276306259" calcext:value-type="float">
            <text:p>349.8442763063</text:p>
          </table:table-cell>
        </table:table-row>
        <table:table-row table:style-name="ro1">
          <table:table-cell office:value-type="float" office:value="226.589" calcext:value-type="float">
            <text:p>226.589</text:p>
          </table:table-cell>
          <table:table-cell office:value-type="float" office:value="173.975" calcext:value-type="float">
            <text:p>173.975</text:p>
          </table:table-cell>
          <table:table-cell office:value-type="float" office:value="200.954" calcext:value-type="float">
            <text:p>200.954</text:p>
          </table:table-cell>
          <table:table-cell office:value-type="float" office:value="86.2594" calcext:value-type="float">
            <text:p>86.2594</text:p>
          </table:table-cell>
          <table:table-cell office:value-type="float" office:value="111.367" calcext:value-type="float">
            <text:p>111.367</text:p>
          </table:table-cell>
          <table:table-cell office:value-type="float" office:value="8.34668" calcext:value-type="float">
            <text:p>8.34668</text:p>
          </table:table-cell>
          <table:table-cell office:value-type="float" office:value="125.423" calcext:value-type="float">
            <text:p>125.423</text:p>
          </table:table-cell>
          <table:table-cell office:value-type="float" office:value="0.0577336" calcext:value-type="float">
            <text:p>0.05773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6]-[.A86]; 2)+POWER([.K86]-[.B86];2))" office:value-type="float" office:value="171.480679803878" calcext:value-type="float">
            <text:p>171.4806798039</text:p>
          </table:table-cell>
          <table:table-cell table:formula="of:=SQRT(POWER([.J86]-[.C86]; 2)+POWER([.K86]-[.D86];2))" office:value-type="float" office:value="240.335125614963" calcext:value-type="float">
            <text:p>240.335125615</text:p>
          </table:table-cell>
        </table:table-row>
        <table:table-row table:style-name="ro1">
          <table:table-cell office:value-type="float" office:value="185.966" calcext:value-type="float">
            <text:p>185.966</text:p>
          </table:table-cell>
          <table:table-cell office:value-type="float" office:value="172.938" calcext:value-type="float">
            <text:p>172.938</text:p>
          </table:table-cell>
          <table:table-cell office:value-type="float" office:value="160.128" calcext:value-type="float">
            <text:p>160.128</text:p>
          </table:table-cell>
          <table:table-cell office:value-type="float" office:value="87.7054" calcext:value-type="float">
            <text:p>87.7054</text:p>
          </table:table-cell>
          <table:table-cell office:value-type="float" office:value="77.7067" calcext:value-type="float">
            <text:p>77.7067</text:p>
          </table:table-cell>
          <table:table-cell office:value-type="float" office:value="-9.44775" calcext:value-type="float">
            <text:p>-9.44775</text:p>
          </table:table-cell>
          <table:table-cell office:value-type="float" office:value="183.751" calcext:value-type="float">
            <text:p>183.751</text:p>
          </table:table-cell>
          <table:table-cell office:value-type="float" office:value="0.0559684" calcext:value-type="float">
            <text:p>0.05596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7]-[.A87]; 2)+POWER([.K87]-[.B87];2))" office:value-type="float" office:value="209.730839410898" calcext:value-type="float">
            <text:p>209.7308394109</text:p>
          </table:table-cell>
          <table:table-cell table:formula="of:=SQRT(POWER([.J87]-[.C87]; 2)+POWER([.K87]-[.D87];2))" office:value-type="float" office:value="271.892434564039" calcext:value-type="float">
            <text:p>271.892434564</text:p>
          </table:table-cell>
        </table:table-row>
        <table:table-row table:style-name="ro1">
          <table:table-cell office:value-type="float" office:value="222.117" calcext:value-type="float">
            <text:p>222.117</text:p>
          </table:table-cell>
          <table:table-cell office:value-type="float" office:value="237.285" calcext:value-type="float">
            <text:p>237.285</text:p>
          </table:table-cell>
          <table:table-cell office:value-type="float" office:value="196.254" calcext:value-type="float">
            <text:p>196.254</text:p>
          </table:table-cell>
          <table:table-cell office:value-type="float" office:value="149.843" calcext:value-type="float">
            <text:p>149.843</text:p>
          </table:table-cell>
          <table:table-cell office:value-type="float" office:value="65.7924" calcext:value-type="float">
            <text:p>65.7924</text:p>
          </table:table-cell>
          <table:table-cell office:value-type="float" office:value="75.8953" calcext:value-type="float">
            <text:p>75.8953</text:p>
          </table:table-cell>
          <table:table-cell office:value-type="float" office:value="128.266" calcext:value-type="float">
            <text:p>128.266</text:p>
          </table:table-cell>
          <table:table-cell office:value-type="float" office:value="0.0535482" calcext:value-type="float">
            <text:p>0.05354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8]-[.A88]; 2)+POWER([.K88]-[.B88];2))" office:value-type="float" office:value="161.951649926761" calcext:value-type="float">
            <text:p>161.9516499268</text:p>
          </table:table-cell>
          <table:table-cell table:formula="of:=SQRT(POWER([.J88]-[.C88]; 2)+POWER([.K88]-[.D88];2))" office:value-type="float" office:value="209.144622605985" calcext:value-type="float">
            <text:p>209.144622606</text:p>
          </table:table-cell>
        </table:table-row>
        <table:table-row table:style-name="ro1">
          <table:table-cell office:value-type="float" office:value="58.9157" calcext:value-type="float">
            <text:p>58.9157</text:p>
          </table:table-cell>
          <table:table-cell office:value-type="float" office:value="475.682" calcext:value-type="float">
            <text:p>475.682</text:p>
          </table:table-cell>
          <table:table-cell office:value-type="float" office:value="31.444" calcext:value-type="float">
            <text:p>31.444</text:p>
          </table:table-cell>
          <table:table-cell office:value-type="float" office:value="383.262" calcext:value-type="float">
            <text:p>383.262</text:p>
          </table:table-cell>
          <table:table-cell office:value-type="float" office:value="-70.067" calcext:value-type="float">
            <text:p>-70.067</text:p>
          </table:table-cell>
          <table:table-cell office:value-type="float" office:value="349.619" calcext:value-type="float">
            <text:p>349.619</text:p>
          </table:table-cell>
          <table:table-cell office:value-type="float" office:value="355.313" calcext:value-type="float">
            <text:p>355.313</text:p>
          </table:table-cell>
          <table:table-cell office:value-type="float" office:value="0.0514462" calcext:value-type="float">
            <text:p>0.051446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89]-[.A89]; 2)+POWER([.K89]-[.B89];2))" office:value-type="float" office:value="400.358688216567" calcext:value-type="float">
            <text:p>400.3586882166</text:p>
          </table:table-cell>
          <table:table-cell table:formula="of:=SQRT(POWER([.J89]-[.C89]; 2)+POWER([.K89]-[.D89];2))" office:value-type="float" office:value="379.803483106725" calcext:value-type="float">
            <text:p>379.8034831067</text:p>
          </table:table-cell>
        </table:table-row>
        <table:table-row table:style-name="ro1">
          <table:table-cell office:value-type="float" office:value="284.615" calcext:value-type="float">
            <text:p>284.615</text:p>
          </table:table-cell>
          <table:table-cell office:value-type="float" office:value="249.859" calcext:value-type="float">
            <text:p>249.859</text:p>
          </table:table-cell>
          <table:table-cell office:value-type="float" office:value="259.698" calcext:value-type="float">
            <text:p>259.698</text:p>
          </table:table-cell>
          <table:table-cell office:value-type="float" office:value="167.45" calcext:value-type="float">
            <text:p>167.45</text:p>
          </table:table-cell>
          <table:table-cell office:value-type="float" office:value="18.6825" calcext:value-type="float">
            <text:p>18.6825</text:p>
          </table:table-cell>
          <table:table-cell office:value-type="float" office:value="65.9303" calcext:value-type="float">
            <text:p>65.9303</text:p>
          </table:table-cell>
          <table:table-cell office:value-type="float" office:value="25.6206" calcext:value-type="float">
            <text:p>25.6206</text:p>
          </table:table-cell>
          <table:table-cell office:value-type="float" office:value="0.0511972" calcext:value-type="float">
            <text:p>0.051197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0]-[.A90]; 2)+POWER([.K90]-[.B90];2))" office:value-type="float" office:value="99.6952461554712" calcext:value-type="float">
            <text:p>99.6952461555</text:p>
          </table:table-cell>
          <table:table-cell table:formula="of:=SQRT(POWER([.J90]-[.C90]; 2)+POWER([.K90]-[.D90];2))" office:value-type="float" office:value="144.943746688155" calcext:value-type="float">
            <text:p>144.9437466882</text:p>
          </table:table-cell>
        </table:table-row>
        <table:table-row table:style-name="ro1">
          <table:table-cell office:value-type="float" office:value="196.896" calcext:value-type="float">
            <text:p>196.896</text:p>
          </table:table-cell>
          <table:table-cell office:value-type="float" office:value="177.47" calcext:value-type="float">
            <text:p>177.47</text:p>
          </table:table-cell>
          <table:table-cell office:value-type="float" office:value="171.098" calcext:value-type="float">
            <text:p>171.098</text:p>
          </table:table-cell>
          <table:table-cell office:value-type="float" office:value="91.4129" calcext:value-type="float">
            <text:p>91.4129</text:p>
          </table:table-cell>
          <table:table-cell office:value-type="float" office:value="85.6215" calcext:value-type="float">
            <text:p>85.6215</text:p>
          </table:table-cell>
          <table:table-cell office:value-type="float" office:value="1.00564" calcext:value-type="float">
            <text:p>1.00564</text:p>
          </table:table-cell>
          <table:table-cell office:value-type="float" office:value="167.763" calcext:value-type="float">
            <text:p>167.763</text:p>
          </table:table-cell>
          <table:table-cell office:value-type="float" office:value="0.050344" calcext:value-type="float">
            <text:p>0.0503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1]-[.A91]; 2)+POWER([.K91]-[.B91];2))" office:value-type="float" office:value="197.919245441165" calcext:value-type="float">
            <text:p>197.9192454412</text:p>
          </table:table-cell>
          <table:table-cell table:formula="of:=SQRT(POWER([.J91]-[.C91]; 2)+POWER([.K91]-[.D91];2))" office:value-type="float" office:value="260.775260119533" calcext:value-type="float">
            <text:p>260.7752601195</text:p>
          </table:table-cell>
        </table:table-row>
        <table:table-row table:style-name="ro1">
          <table:table-cell office:value-type="float" office:value="163.024" calcext:value-type="float">
            <text:p>163.024</text:p>
          </table:table-cell>
          <table:table-cell office:value-type="float" office:value="483.127" calcext:value-type="float">
            <text:p>483.127</text:p>
          </table:table-cell>
          <table:table-cell office:value-type="float" office:value="135.479" calcext:value-type="float">
            <text:p>135.479</text:p>
          </table:table-cell>
          <table:table-cell office:value-type="float" office:value="396.722" calcext:value-type="float">
            <text:p>396.722</text:p>
          </table:table-cell>
          <table:table-cell office:value-type="float" office:value="-95.2995" calcext:value-type="float">
            <text:p>-95.2995</text:p>
          </table:table-cell>
          <table:table-cell office:value-type="float" office:value="352.127" calcext:value-type="float">
            <text:p>352.127</text:p>
          </table:table-cell>
          <table:table-cell office:value-type="float" office:value="204.073" calcext:value-type="float">
            <text:p>204.073</text:p>
          </table:table-cell>
          <table:table-cell office:value-type="float" office:value="0.0480656" calcext:value-type="float">
            <text:p>0.04806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2]-[.A92]; 2)+POWER([.K92]-[.B92];2))" office:value-type="float" office:value="327.066694582313" calcext:value-type="float">
            <text:p>327.0666945823</text:p>
          </table:table-cell>
          <table:table-cell table:formula="of:=SQRT(POWER([.J92]-[.C92]; 2)+POWER([.K92]-[.D92];2))" office:value-type="float" office:value="292.748330012316" calcext:value-type="float">
            <text:p>292.7483300123</text:p>
          </table:table-cell>
        </table:table-row>
        <table:table-row table:style-name="ro1">
          <table:table-cell office:value-type="float" office:value="148.764" calcext:value-type="float">
            <text:p>148.764</text:p>
          </table:table-cell>
          <table:table-cell office:value-type="float" office:value="227.229" calcext:value-type="float">
            <text:p>227.229</text:p>
          </table:table-cell>
          <table:table-cell office:value-type="float" office:value="122.682" calcext:value-type="float">
            <text:p>122.682</text:p>
          </table:table-cell>
          <table:table-cell office:value-type="float" office:value="140.076" calcext:value-type="float">
            <text:p>140.076</text:p>
          </table:table-cell>
          <table:table-cell office:value-type="float" office:value="53.6395" calcext:value-type="float">
            <text:p>53.6395</text:p>
          </table:table-cell>
          <table:table-cell office:value-type="float" office:value="59.948" calcext:value-type="float">
            <text:p>59.948</text:p>
          </table:table-cell>
          <table:table-cell office:value-type="float" office:value="237.076" calcext:value-type="float">
            <text:p>237.076</text:p>
          </table:table-cell>
          <table:table-cell office:value-type="float" office:value="0.0453381" calcext:value-type="float">
            <text:p>0.045338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3]-[.A93]; 2)+POWER([.K93]-[.B93];2))" office:value-type="float" office:value="235.699296004464" calcext:value-type="float">
            <text:p>235.6992960045</text:p>
          </table:table-cell>
          <table:table-cell table:formula="of:=SQRT(POWER([.J93]-[.C93]; 2)+POWER([.K93]-[.D93];2))" office:value-type="float" office:value="280.491709146634" calcext:value-type="float">
            <text:p>280.4917091466</text:p>
          </table:table-cell>
        </table:table-row>
        <table:table-row table:style-name="ro1">
          <table:table-cell office:value-type="float" office:value="152.974" calcext:value-type="float">
            <text:p>152.974</text:p>
          </table:table-cell>
          <table:table-cell office:value-type="float" office:value="135.708" calcext:value-type="float">
            <text:p>135.708</text:p>
          </table:table-cell>
          <table:table-cell office:value-type="float" office:value="127.769" calcext:value-type="float">
            <text:p>127.769</text:p>
          </table:table-cell>
          <table:table-cell office:value-type="float" office:value="45.4182" calcext:value-type="float">
            <text:p>45.4182</text:p>
          </table:table-cell>
          <table:table-cell office:value-type="float" office:value="154.354" calcext:value-type="float">
            <text:p>154.354</text:p>
          </table:table-cell>
          <table:table-cell office:value-type="float" office:value="-14.7986" calcext:value-type="float">
            <text:p>-14.7986</text:p>
          </table:table-cell>
          <table:table-cell office:value-type="float" office:value="236.17" calcext:value-type="float">
            <text:p>236.17</text:p>
          </table:table-cell>
          <table:table-cell office:value-type="float" office:value="0.0406222" calcext:value-type="float">
            <text:p>0.040622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4]-[.A94]; 2)+POWER([.K94]-[.B94];2))" office:value-type="float" office:value="254.304938882437" calcext:value-type="float">
            <text:p>254.3049388824</text:p>
          </table:table-cell>
          <table:table-cell table:formula="of:=SQRT(POWER([.J94]-[.C94]; 2)+POWER([.K94]-[.D94];2))" office:value-type="float" office:value="322.953138167506" calcext:value-type="float">
            <text:p>322.9531381675</text:p>
          </table:table-cell>
        </table:table-row>
        <table:table-row table:style-name="ro1">
          <table:table-cell office:value-type="float" office:value="162.607" calcext:value-type="float">
            <text:p>162.607</text:p>
          </table:table-cell>
          <table:table-cell office:value-type="float" office:value="548.207" calcext:value-type="float">
            <text:p>548.207</text:p>
          </table:table-cell>
          <table:table-cell office:value-type="float" office:value="134.51" calcext:value-type="float">
            <text:p>134.51</text:p>
          </table:table-cell>
          <table:table-cell office:value-type="float" office:value="466.287" calcext:value-type="float">
            <text:p>466.287</text:p>
          </table:table-cell>
          <table:table-cell office:value-type="float" office:value="-166.294" calcext:value-type="float">
            <text:p>-166.294</text:p>
          </table:table-cell>
          <table:table-cell office:value-type="float" office:value="419.055" calcext:value-type="float">
            <text:p>419.055</text:p>
          </table:table-cell>
          <table:table-cell office:value-type="float" office:value="200.327" calcext:value-type="float">
            <text:p>200.327</text:p>
          </table:table-cell>
          <table:table-cell office:value-type="float" office:value="0.0383807" calcext:value-type="float">
            <text:p>0.03838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5]-[.A95]; 2)+POWER([.K95]-[.B95];2))" office:value-type="float" office:value="377.859216240652" calcext:value-type="float">
            <text:p>377.8592162407</text:p>
          </table:table-cell>
          <table:table-cell table:formula="of:=SQRT(POWER([.J95]-[.C95]; 2)+POWER([.K95]-[.D95];2))" office:value-type="float" office:value="335.484602432064" calcext:value-type="float">
            <text:p>335.4846024321</text:p>
          </table:table-cell>
        </table:table-row>
        <table:table-row table:style-name="ro1">
          <table:table-cell office:value-type="float" office:value="154.377" calcext:value-type="float">
            <text:p>154.377</text:p>
          </table:table-cell>
          <table:table-cell office:value-type="float" office:value="265.893" calcext:value-type="float">
            <text:p>265.893</text:p>
          </table:table-cell>
          <table:table-cell office:value-type="float" office:value="128.229" calcext:value-type="float">
            <text:p>128.229</text:p>
          </table:table-cell>
          <table:table-cell office:value-type="float" office:value="175.973" calcext:value-type="float">
            <text:p>175.973</text:p>
          </table:table-cell>
          <table:table-cell office:value-type="float" office:value="57.6654" calcext:value-type="float">
            <text:p>57.6654</text:p>
          </table:table-cell>
          <table:table-cell office:value-type="float" office:value="116.642" calcext:value-type="float">
            <text:p>116.642</text:p>
          </table:table-cell>
          <table:table-cell office:value-type="float" office:value="227.721" calcext:value-type="float">
            <text:p>227.721</text:p>
          </table:table-cell>
          <table:table-cell office:value-type="float" office:value="0.0378445" calcext:value-type="float">
            <text:p>0.03784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6]-[.A96]; 2)+POWER([.K96]-[.B96];2))" office:value-type="float" office:value="230.862724531268" calcext:value-type="float">
            <text:p>230.8627245313</text:p>
          </table:table-cell>
          <table:table-cell table:formula="of:=SQRT(POWER([.J96]-[.C96]; 2)+POWER([.K96]-[.D96];2))" office:value-type="float" office:value="264.155956150907" calcext:value-type="float">
            <text:p>264.1559561509</text:p>
          </table:table-cell>
        </table:table-row>
        <table:table-row table:style-name="ro1">
          <table:table-cell office:value-type="float" office:value="155.21" calcext:value-type="float">
            <text:p>155.21</text:p>
          </table:table-cell>
          <table:table-cell office:value-type="float" office:value="196.133" calcext:value-type="float">
            <text:p>196.133</text:p>
          </table:table-cell>
          <table:table-cell office:value-type="float" office:value="129.271" calcext:value-type="float">
            <text:p>129.271</text:p>
          </table:table-cell>
          <table:table-cell office:value-type="float" office:value="109.841" calcext:value-type="float">
            <text:p>109.841</text:p>
          </table:table-cell>
          <table:table-cell office:value-type="float" office:value="67.2354" calcext:value-type="float">
            <text:p>67.2354</text:p>
          </table:table-cell>
          <table:table-cell office:value-type="float" office:value="21.5389" calcext:value-type="float">
            <text:p>21.5389</text:p>
          </table:table-cell>
          <table:table-cell office:value-type="float" office:value="228.853" calcext:value-type="float">
            <text:p>228.853</text:p>
          </table:table-cell>
          <table:table-cell office:value-type="float" office:value="0.0377505" calcext:value-type="float">
            <text:p>0.03775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7]-[.A97]; 2)+POWER([.K97]-[.B97];2))" office:value-type="float" office:value="233.342336040848" calcext:value-type="float">
            <text:p>233.3423360408</text:p>
          </table:table-cell>
          <table:table-cell table:formula="of:=SQRT(POWER([.J97]-[.C97]; 2)+POWER([.K97]-[.D97];2))" office:value-type="float" office:value="286.971888382817" calcext:value-type="float">
            <text:p>286.9718883828</text:p>
          </table:table-cell>
        </table:table-row>
        <table:table-row table:style-name="ro1">
          <table:table-cell office:value-type="float" office:value="185.55" calcext:value-type="float">
            <text:p>185.55</text:p>
          </table:table-cell>
          <table:table-cell office:value-type="float" office:value="169.683" calcext:value-type="float">
            <text:p>169.683</text:p>
          </table:table-cell>
          <table:table-cell office:value-type="float" office:value="159.576" calcext:value-type="float">
            <text:p>159.576</text:p>
          </table:table-cell>
          <table:table-cell office:value-type="float" office:value="87.9951" calcext:value-type="float">
            <text:p>87.9951</text:p>
          </table:table-cell>
          <table:table-cell office:value-type="float" office:value="39.584" calcext:value-type="float">
            <text:p>39.584</text:p>
          </table:table-cell>
          <table:table-cell office:value-type="float" office:value="-36.8256" calcext:value-type="float">
            <text:p>-36.8256</text:p>
          </table:table-cell>
          <table:table-cell office:value-type="float" office:value="182.159" calcext:value-type="float">
            <text:p>182.159</text:p>
          </table:table-cell>
          <table:table-cell office:value-type="float" office:value="0.0368708" calcext:value-type="float">
            <text:p>0.03687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8]-[.A98]; 2)+POWER([.K98]-[.B98];2))" office:value-type="float" office:value="211.215887160507" calcext:value-type="float">
            <text:p>211.2158871605</text:p>
          </table:table-cell>
          <table:table-cell table:formula="of:=SQRT(POWER([.J98]-[.C98]; 2)+POWER([.K98]-[.D98];2))" office:value-type="float" office:value="272.183101973671" calcext:value-type="float">
            <text:p>272.1831019737</text:p>
          </table:table-cell>
        </table:table-row>
        <table:table-row table:style-name="ro1">
          <table:table-cell office:value-type="float" office:value="223.683" calcext:value-type="float">
            <text:p>223.683</text:p>
          </table:table-cell>
          <table:table-cell office:value-type="float" office:value="269.742" calcext:value-type="float">
            <text:p>269.742</text:p>
          </table:table-cell>
          <table:table-cell office:value-type="float" office:value="197.753" calcext:value-type="float">
            <text:p>197.753</text:p>
          </table:table-cell>
          <table:table-cell office:value-type="float" office:value="178.369" calcext:value-type="float">
            <text:p>178.369</text:p>
          </table:table-cell>
          <table:table-cell office:value-type="float" office:value="85.4332" calcext:value-type="float">
            <text:p>85.4332</text:p>
          </table:table-cell>
          <table:table-cell office:value-type="float" office:value="131.731" calcext:value-type="float">
            <text:p>131.731</text:p>
          </table:table-cell>
          <table:table-cell office:value-type="float" office:value="128.243" calcext:value-type="float">
            <text:p>128.243</text:p>
          </table:table-cell>
          <table:table-cell office:value-type="float" office:value="0.0367101" calcext:value-type="float">
            <text:p>0.03671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99]-[.A99]; 2)+POWER([.K99]-[.B99];2))" office:value-type="float" office:value="162.699597580941" calcext:value-type="float">
            <text:p>162.6995975809</text:p>
          </table:table-cell>
          <table:table-cell table:formula="of:=SQRT(POWER([.J99]-[.C99]; 2)+POWER([.K99]-[.D99];2))" office:value-type="float" office:value="196.816790874153" calcext:value-type="float">
            <text:p>196.8167908742</text:p>
          </table:table-cell>
        </table:table-row>
        <table:table-row table:style-name="ro1">
          <table:table-cell office:value-type="float" office:value="237.873" calcext:value-type="float">
            <text:p>237.873</text:p>
          </table:table-cell>
          <table:table-cell office:value-type="float" office:value="544.437" calcext:value-type="float">
            <text:p>544.437</text:p>
          </table:table-cell>
          <table:table-cell office:value-type="float" office:value="211.337" calcext:value-type="float">
            <text:p>211.337</text:p>
          </table:table-cell>
          <table:table-cell office:value-type="float" office:value="456.98" calcext:value-type="float">
            <text:p>456.98</text:p>
          </table:table-cell>
          <table:table-cell office:value-type="float" office:value="-86.1533" calcext:value-type="float">
            <text:p>-86.1533</text:p>
          </table:table-cell>
          <table:table-cell office:value-type="float" office:value="434.722" calcext:value-type="float">
            <text:p>434.722</text:p>
          </table:table-cell>
          <table:table-cell office:value-type="float" office:value="92.9538" calcext:value-type="float">
            <text:p>92.9538</text:p>
          </table:table-cell>
          <table:table-cell office:value-type="float" office:value="0.0359697" calcext:value-type="float">
            <text:p>0.03596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0]-[.A100]; 2)+POWER([.K100]-[.B100];2))" office:value-type="float" office:value="335.888730233689" calcext:value-type="float">
            <text:p>335.8887302337</text:p>
          </table:table-cell>
          <table:table-cell table:formula="of:=SQRT(POWER([.J100]-[.C100]; 2)+POWER([.K100]-[.D100];2))" office:value-type="float" office:value="275.733407422822" calcext:value-type="float">
            <text:p>275.7334074228</text:p>
          </table:table-cell>
        </table:table-row>
        <table:table-row table:style-name="ro1">
          <table:table-cell office:value-type="float" office:value="210.894" calcext:value-type="float">
            <text:p>210.894</text:p>
          </table:table-cell>
          <table:table-cell office:value-type="float" office:value="553.781" calcext:value-type="float">
            <text:p>553.781</text:p>
          </table:table-cell>
          <table:table-cell office:value-type="float" office:value="183.72" calcext:value-type="float">
            <text:p>183.72</text:p>
          </table:table-cell>
          <table:table-cell office:value-type="float" office:value="472.627" calcext:value-type="float">
            <text:p>472.627</text:p>
          </table:table-cell>
          <table:table-cell office:value-type="float" office:value="-157.328" calcext:value-type="float">
            <text:p>-157.328</text:p>
          </table:table-cell>
          <table:table-cell office:value-type="float" office:value="429.499" calcext:value-type="float">
            <text:p>429.499</text:p>
          </table:table-cell>
          <table:table-cell office:value-type="float" office:value="126.906" calcext:value-type="float">
            <text:p>126.906</text:p>
          </table:table-cell>
          <table:table-cell office:value-type="float" office:value="0.0356218" calcext:value-type="float">
            <text:p>0.03562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1]-[.A101]; 2)+POWER([.K101]-[.B101];2))" office:value-type="float" office:value="356.613346913713" calcext:value-type="float">
            <text:p>356.6133469137</text:p>
          </table:table-cell>
          <table:table-cell table:formula="of:=SQRT(POWER([.J101]-[.C101]; 2)+POWER([.K101]-[.D101];2))" office:value-type="float" office:value="305.451946349995" calcext:value-type="float">
            <text:p>305.45194635</text:p>
          </table:table-cell>
        </table:table-row>
        <table:table-row table:style-name="ro1">
          <table:table-cell office:value-type="float" office:value="162.314" calcext:value-type="float">
            <text:p>162.314</text:p>
          </table:table-cell>
          <table:table-cell office:value-type="float" office:value="268.455" calcext:value-type="float">
            <text:p>268.455</text:p>
          </table:table-cell>
          <table:table-cell office:value-type="float" office:value="136.016" calcext:value-type="float">
            <text:p>136.016</text:p>
          </table:table-cell>
          <table:table-cell office:value-type="float" office:value="180.749" calcext:value-type="float">
            <text:p>180.749</text:p>
          </table:table-cell>
          <table:table-cell office:value-type="float" office:value="35.2475" calcext:value-type="float">
            <text:p>35.2475</text:p>
          </table:table-cell>
          <table:table-cell office:value-type="float" office:value="108.862" calcext:value-type="float">
            <text:p>108.862</text:p>
          </table:table-cell>
          <table:table-cell office:value-type="float" office:value="215.289" calcext:value-type="float">
            <text:p>215.289</text:p>
          </table:table-cell>
          <table:table-cell office:value-type="float" office:value="-0.00000147913" calcext:value-type="float">
            <text:p>-1.47913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2]-[.A102]; 2)+POWER([.K102]-[.B102];2))" office:value-type="float" office:value="223.258929543703" calcext:value-type="float">
            <text:p>223.2589295437</text:p>
          </table:table-cell>
          <table:table-cell table:formula="of:=SQRT(POWER([.J102]-[.C102]; 2)+POWER([.K102]-[.D102];2))" office:value-type="float" office:value="255.436389844908" calcext:value-type="float">
            <text:p>255.4363898449</text:p>
          </table:table-cell>
        </table:table-row>
        <table:table-row table:style-name="ro1">
          <table:table-cell office:value-type="float" office:value="162.314" calcext:value-type="float">
            <text:p>162.314</text:p>
          </table:table-cell>
          <table:table-cell office:value-type="float" office:value="268.455" calcext:value-type="float">
            <text:p>268.455</text:p>
          </table:table-cell>
          <table:table-cell office:value-type="float" office:value="136.016" calcext:value-type="float">
            <text:p>136.016</text:p>
          </table:table-cell>
          <table:table-cell office:value-type="float" office:value="180.749" calcext:value-type="float">
            <text:p>180.749</text:p>
          </table:table-cell>
          <table:table-cell office:value-type="float" office:value="35.2475" calcext:value-type="float">
            <text:p>35.2475</text:p>
          </table:table-cell>
          <table:table-cell office:value-type="float" office:value="108.862" calcext:value-type="float">
            <text:p>108.862</text:p>
          </table:table-cell>
          <table:table-cell office:value-type="float" office:value="215.289" calcext:value-type="float">
            <text:p>215.289</text:p>
          </table:table-cell>
          <table:table-cell office:value-type="float" office:value="-0.00000147913" calcext:value-type="float">
            <text:p>-1.47913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3]-[.A103]; 2)+POWER([.K103]-[.B103];2))" office:value-type="float" office:value="223.258929543703" calcext:value-type="float">
            <text:p>223.2589295437</text:p>
          </table:table-cell>
          <table:table-cell table:formula="of:=SQRT(POWER([.J103]-[.C103]; 2)+POWER([.K103]-[.D103];2))" office:value-type="float" office:value="255.436389844908" calcext:value-type="float">
            <text:p>255.4363898449</text:p>
          </table:table-cell>
        </table:table-row>
        <table:table-row table:style-name="ro1">
          <table:table-cell office:value-type="float" office:value="247.202" calcext:value-type="float">
            <text:p>247.202</text:p>
          </table:table-cell>
          <table:table-cell office:value-type="float" office:value="570.654" calcext:value-type="float">
            <text:p>570.654</text:p>
          </table:table-cell>
          <table:table-cell office:value-type="float" office:value="220.8" calcext:value-type="float">
            <text:p>220.8</text:p>
          </table:table-cell>
          <table:table-cell office:value-type="float" office:value="483.655" calcext:value-type="float">
            <text:p>483.655</text:p>
          </table:table-cell>
          <table:table-cell office:value-type="float" office:value="-97.1057" calcext:value-type="float">
            <text:p>-97.1057</text:p>
          </table:table-cell>
          <table:table-cell office:value-type="float" office:value="465.572" calcext:value-type="float">
            <text:p>465.572</text:p>
          </table:table-cell>
          <table:table-cell office:value-type="float" office:value="78.2754" calcext:value-type="float">
            <text:p>78.2754</text:p>
          </table:table-cell>
          <table:table-cell office:value-type="float" office:value="0.949556" calcext:value-type="float">
            <text:p>0.9495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4]-[.A104]; 2)+POWER([.K104]-[.B104];2))" office:value-type="float" office:value="355.98756231082" calcext:value-type="float">
            <text:p>355.9875623108</text:p>
          </table:table-cell>
          <table:table-cell table:formula="of:=SQRT(POWER([.J104]-[.C104]; 2)+POWER([.K104]-[.D104];2))" office:value-type="float" office:value="291.601404360473" calcext:value-type="float">
            <text:p>291.6014043605</text:p>
          </table:table-cell>
        </table:table-row>
        <table:table-row table:style-name="ro1">
          <table:table-cell office:value-type="float" office:value="246.012" calcext:value-type="float">
            <text:p>246.012</text:p>
          </table:table-cell>
          <table:table-cell office:value-type="float" office:value="569.612" calcext:value-type="float">
            <text:p>569.612</text:p>
          </table:table-cell>
          <table:table-cell office:value-type="float" office:value="219.592" calcext:value-type="float">
            <text:p>219.592</text:p>
          </table:table-cell>
          <table:table-cell office:value-type="float" office:value="483.232" calcext:value-type="float">
            <text:p>483.232</text:p>
          </table:table-cell>
          <table:table-cell office:value-type="float" office:value="-102.551" calcext:value-type="float">
            <text:p>-102.551</text:p>
          </table:table-cell>
          <table:table-cell office:value-type="float" office:value="463.043" calcext:value-type="float">
            <text:p>463.043</text:p>
          </table:table-cell>
          <table:table-cell office:value-type="float" office:value="79.3797" calcext:value-type="float">
            <text:p>79.3797</text:p>
          </table:table-cell>
          <table:table-cell office:value-type="float" office:value="0.918044" calcext:value-type="float">
            <text:p>0.9180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5]-[.A105]; 2)+POWER([.K105]-[.B105];2))" office:value-type="float" office:value="355.486020383362" calcext:value-type="float">
            <text:p>355.4860203834</text:p>
          </table:table-cell>
          <table:table-cell table:formula="of:=SQRT(POWER([.J105]-[.C105]; 2)+POWER([.K105]-[.D105];2))" office:value-type="float" office:value="291.929560490198" calcext:value-type="float">
            <text:p>291.9295604902</text:p>
          </table:table-cell>
        </table:table-row>
        <table:table-row table:style-name="ro1">
          <table:table-cell office:value-type="float" office:value="246.153" calcext:value-type="float">
            <text:p>246.153</text:p>
          </table:table-cell>
          <table:table-cell office:value-type="float" office:value="569.746" calcext:value-type="float">
            <text:p>569.746</text:p>
          </table:table-cell>
          <table:table-cell office:value-type="float" office:value="219.759" calcext:value-type="float">
            <text:p>219.759</text:p>
          </table:table-cell>
          <table:table-cell office:value-type="float" office:value="485.511" calcext:value-type="float">
            <text:p>485.511</text:p>
          </table:table-cell>
          <table:table-cell office:value-type="float" office:value="-121.551" calcext:value-type="float">
            <text:p>-121.551</text:p>
          </table:table-cell>
          <table:table-cell office:value-type="float" office:value="459.07" calcext:value-type="float">
            <text:p>459.07</text:p>
          </table:table-cell>
          <table:table-cell office:value-type="float" office:value="76.8988" calcext:value-type="float">
            <text:p>76.8988</text:p>
          </table:table-cell>
          <table:table-cell office:value-type="float" office:value="0.914585" calcext:value-type="float">
            <text:p>0.9145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6]-[.A106]; 2)+POWER([.K106]-[.B106];2))" office:value-type="float" office:value="355.554828296565" calcext:value-type="float">
            <text:p>355.5548282966</text:p>
          </table:table-cell>
          <table:table-cell table:formula="of:=SQRT(POWER([.J106]-[.C106]; 2)+POWER([.K106]-[.D106];2))" office:value-type="float" office:value="293.722170089355" calcext:value-type="float">
            <text:p>293.7221700894</text:p>
          </table:table-cell>
        </table:table-row>
        <table:table-row table:style-name="ro1">
          <table:table-cell office:value-type="float" office:value="167.839" calcext:value-type="float">
            <text:p>167.839</text:p>
          </table:table-cell>
          <table:table-cell office:value-type="float" office:value="255.3" calcext:value-type="float">
            <text:p>255.3</text:p>
          </table:table-cell>
          <table:table-cell office:value-type="float" office:value="141.192" calcext:value-type="float">
            <text:p>141.192</text:p>
          </table:table-cell>
          <table:table-cell office:value-type="float" office:value="175.445" calcext:value-type="float">
            <text:p>175.445</text:p>
          </table:table-cell>
          <table:table-cell office:value-type="float" office:value="-40.8798" calcext:value-type="float">
            <text:p>-40.8798</text:p>
          </table:table-cell>
          <table:table-cell office:value-type="float" office:value="51.6163" calcext:value-type="float">
            <text:p>51.6163</text:p>
          </table:table-cell>
          <table:table-cell office:value-type="float" office:value="204.235" calcext:value-type="float">
            <text:p>204.235</text:p>
          </table:table-cell>
          <table:table-cell office:value-type="float" office:value="-0.00000897708" calcext:value-type="float">
            <text:p>-8.97708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7]-[.A107]; 2)+POWER([.K107]-[.B107];2))" office:value-type="float" office:value="216.569776102299" calcext:value-type="float">
            <text:p>216.5697761023</text:p>
          </table:table-cell>
          <table:table-cell table:formula="of:=SQRT(POWER([.J107]-[.C107]; 2)+POWER([.K107]-[.D107];2))" office:value-type="float" office:value="251.764359846663" calcext:value-type="float">
            <text:p>251.7643598467</text:p>
          </table:table-cell>
        </table:table-row>
        <table:table-row table:style-name="ro1">
          <table:table-cell office:value-type="float" office:value="167.839" calcext:value-type="float">
            <text:p>167.839</text:p>
          </table:table-cell>
          <table:table-cell office:value-type="float" office:value="255.3" calcext:value-type="float">
            <text:p>255.3</text:p>
          </table:table-cell>
          <table:table-cell office:value-type="float" office:value="141.192" calcext:value-type="float">
            <text:p>141.192</text:p>
          </table:table-cell>
          <table:table-cell office:value-type="float" office:value="175.445" calcext:value-type="float">
            <text:p>175.445</text:p>
          </table:table-cell>
          <table:table-cell office:value-type="float" office:value="-40.8798" calcext:value-type="float">
            <text:p>-40.8798</text:p>
          </table:table-cell>
          <table:table-cell office:value-type="float" office:value="51.6163" calcext:value-type="float">
            <text:p>51.6163</text:p>
          </table:table-cell>
          <table:table-cell office:value-type="float" office:value="204.235" calcext:value-type="float">
            <text:p>204.235</text:p>
          </table:table-cell>
          <table:table-cell office:value-type="float" office:value="-0.0000112659" calcext:value-type="float">
            <text:p>-1.12659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8]-[.A108]; 2)+POWER([.K108]-[.B108];2))" office:value-type="float" office:value="216.569776102299" calcext:value-type="float">
            <text:p>216.5697761023</text:p>
          </table:table-cell>
          <table:table-cell table:formula="of:=SQRT(POWER([.J108]-[.C108]; 2)+POWER([.K108]-[.D108];2))" office:value-type="float" office:value="251.764359846663" calcext:value-type="float">
            <text:p>251.7643598467</text:p>
          </table:table-cell>
        </table:table-row>
        <table:table-row table:style-name="ro1">
          <table:table-cell office:value-type="float" office:value="150.8" calcext:value-type="float">
            <text:p>150.8</text:p>
          </table:table-cell>
          <table:table-cell office:value-type="float" office:value="286.537" calcext:value-type="float">
            <text:p>286.537</text:p>
          </table:table-cell>
          <table:table-cell office:value-type="float" office:value="123.32" calcext:value-type="float">
            <text:p>123.32</text:p>
          </table:table-cell>
          <table:table-cell office:value-type="float" office:value="213.878" calcext:value-type="float">
            <text:p>213.878</text:p>
          </table:table-cell>
          <table:table-cell office:value-type="float" office:value="-149.621" calcext:value-type="float">
            <text:p>-149.621</text:p>
          </table:table-cell>
          <table:table-cell office:value-type="float" office:value="48.2581" calcext:value-type="float">
            <text:p>48.2581</text:p>
          </table:table-cell>
          <table:table-cell office:value-type="float" office:value="227.217" calcext:value-type="float">
            <text:p>227.217</text:p>
          </table:table-cell>
          <table:table-cell office:value-type="float" office:value="-0.0000345495" calcext:value-type="float">
            <text:p>-3.45495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09]-[.A109]; 2)+POWER([.K109]-[.B109];2))" office:value-type="float" office:value="237.414793913522" calcext:value-type="float">
            <text:p>237.4147939135</text:p>
          </table:table-cell>
          <table:table-cell table:formula="of:=SQRT(POWER([.J109]-[.C109]; 2)+POWER([.K109]-[.D109];2))" office:value-type="float" office:value="262.19250424831" calcext:value-type="float">
            <text:p>262.1925042483</text:p>
          </table:table-cell>
        </table:table-row>
        <table:table-row table:style-name="ro1">
          <table:table-cell office:value-type="float" office:value="151.404" calcext:value-type="float">
            <text:p>151.404</text:p>
          </table:table-cell>
          <table:table-cell office:value-type="float" office:value="153.84" calcext:value-type="float">
            <text:p>153.84</text:p>
          </table:table-cell>
          <table:table-cell office:value-type="float" office:value="126.017" calcext:value-type="float">
            <text:p>126.017</text:p>
          </table:table-cell>
          <table:table-cell office:value-type="float" office:value="64.3089" calcext:value-type="float">
            <text:p>64.3089</text:p>
          </table:table-cell>
          <table:table-cell office:value-type="float" office:value="132.165" calcext:value-type="float">
            <text:p>132.165</text:p>
          </table:table-cell>
          <table:table-cell office:value-type="float" office:value="-2.03925" calcext:value-type="float">
            <text:p>-2.03925</text:p>
          </table:table-cell>
          <table:table-cell office:value-type="float" office:value="237.34" calcext:value-type="float">
            <text:p>237.34</text:p>
          </table:table-cell>
          <table:table-cell office:value-type="float" office:value="0.979982" calcext:value-type="float">
            <text:p>0.9799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0]-[.A110]; 2)+POWER([.K110]-[.B110];2))" office:value-type="float" office:value="248.743009582179" calcext:value-type="float">
            <text:p>248.7430095822</text:p>
          </table:table-cell>
          <table:table-cell table:formula="of:=SQRT(POWER([.J110]-[.C110]; 2)+POWER([.K110]-[.D110];2))" office:value-type="float" office:value="313.256053905124" calcext:value-type="float">
            <text:p>313.2560539051</text:p>
          </table:table-cell>
        </table:table-row>
        <table:table-row table:style-name="ro1">
          <table:table-cell office:value-type="float" office:value="133.436" calcext:value-type="float">
            <text:p>133.436</text:p>
          </table:table-cell>
          <table:table-cell office:value-type="float" office:value="140.162" calcext:value-type="float">
            <text:p>140.162</text:p>
          </table:table-cell>
          <table:table-cell office:value-type="float" office:value="108.248" calcext:value-type="float">
            <text:p>108.248</text:p>
          </table:table-cell>
          <table:table-cell office:value-type="float" office:value="51.2957" calcext:value-type="float">
            <text:p>51.2957</text:p>
          </table:table-cell>
          <table:table-cell office:value-type="float" office:value="132.749" calcext:value-type="float">
            <text:p>132.749</text:p>
          </table:table-cell>
          <table:table-cell office:value-type="float" office:value="-19.9321" calcext:value-type="float">
            <text:p>-19.9321</text:p>
          </table:table-cell>
          <table:table-cell office:value-type="float" office:value="263.681" calcext:value-type="float">
            <text:p>263.681</text:p>
          </table:table-cell>
          <table:table-cell office:value-type="float" office:value="0.954849" calcext:value-type="float">
            <text:p>0.9548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1]-[.A111]; 2)+POWER([.K111]-[.B111];2))" office:value-type="float" office:value="270.468660550534" calcext:value-type="float">
            <text:p>270.4686605505</text:p>
          </table:table-cell>
          <table:table-cell table:formula="of:=SQRT(POWER([.J111]-[.C111]; 2)+POWER([.K111]-[.D111];2))" office:value-type="float" office:value="335.271972497687" calcext:value-type="float">
            <text:p>335.2719724977</text:p>
          </table:table-cell>
        </table:table-row>
        <table:table-row table:style-name="ro1">
          <table:table-cell office:value-type="float" office:value="200.401" calcext:value-type="float">
            <text:p>200.401</text:p>
          </table:table-cell>
          <table:table-cell office:value-type="float" office:value="217.267" calcext:value-type="float">
            <text:p>217.267</text:p>
          </table:table-cell>
          <table:table-cell office:value-type="float" office:value="174.336" calcext:value-type="float">
            <text:p>174.336</text:p>
          </table:table-cell>
          <table:table-cell office:value-type="float" office:value="135.128" calcext:value-type="float">
            <text:p>135.128</text:p>
          </table:table-cell>
          <table:table-cell office:value-type="float" office:value="16.2128" calcext:value-type="float">
            <text:p>16.2128</text:p>
          </table:table-cell>
          <table:table-cell office:value-type="float" office:value="21.4666" calcext:value-type="float">
            <text:p>21.4666</text:p>
          </table:table-cell>
          <table:table-cell office:value-type="float" office:value="157.123" calcext:value-type="float">
            <text:p>157.123</text:p>
          </table:table-cell>
          <table:table-cell office:value-type="float" office:value="0.954116" calcext:value-type="float">
            <text:p>0.9541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2]-[.A112]; 2)+POWER([.K112]-[.B112];2))" office:value-type="float" office:value="185.257426544795" calcext:value-type="float">
            <text:p>185.2574265448</text:p>
          </table:table-cell>
          <table:table-cell table:formula="of:=SQRT(POWER([.J112]-[.C112]; 2)+POWER([.K112]-[.D112];2))" office:value-type="float" office:value="235.33086767358" calcext:value-type="float">
            <text:p>235.3308676736</text:p>
          </table:table-cell>
        </table:table-row>
        <table:table-row table:style-name="ro1">
          <table:table-cell office:value-type="float" office:value="198.443" calcext:value-type="float">
            <text:p>198.443</text:p>
          </table:table-cell>
          <table:table-cell office:value-type="float" office:value="214.044" calcext:value-type="float">
            <text:p>214.044</text:p>
          </table:table-cell>
          <table:table-cell office:value-type="float" office:value="172.349" calcext:value-type="float">
            <text:p>172.349</text:p>
          </table:table-cell>
          <table:table-cell office:value-type="float" office:value="132.741" calcext:value-type="float">
            <text:p>132.741</text:p>
          </table:table-cell>
          <table:table-cell office:value-type="float" office:value="8.31876" calcext:value-type="float">
            <text:p>8.31876</text:p>
          </table:table-cell>
          <table:table-cell office:value-type="float" office:value="12.4317" calcext:value-type="float">
            <text:p>12.4317</text:p>
          </table:table-cell>
          <table:table-cell office:value-type="float" office:value="159.604" calcext:value-type="float">
            <text:p>159.604</text:p>
          </table:table-cell>
          <table:table-cell office:value-type="float" office:value="0.560666" calcext:value-type="float">
            <text:p>0.56066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3]-[.A113]; 2)+POWER([.K113]-[.B113];2))" office:value-type="float" office:value="187.651107603979" calcext:value-type="float">
            <text:p>187.651107604</text:p>
          </table:table-cell>
          <table:table-cell table:formula="of:=SQRT(POWER([.J113]-[.C113]; 2)+POWER([.K113]-[.D113];2))" office:value-type="float" office:value="238.188318105654" calcext:value-type="float">
            <text:p>238.1883181057</text:p>
          </table:table-cell>
        </table:table-row>
        <table:table-row table:style-name="ro1">
          <table:table-cell office:value-type="float" office:value="194.269" calcext:value-type="float">
            <text:p>194.269</text:p>
          </table:table-cell>
          <table:table-cell office:value-type="float" office:value="218.281" calcext:value-type="float">
            <text:p>218.281</text:p>
          </table:table-cell>
          <table:table-cell office:value-type="float" office:value="168.134" calcext:value-type="float">
            <text:p>168.134</text:p>
          </table:table-cell>
          <table:table-cell office:value-type="float" office:value="136.446" calcext:value-type="float">
            <text:p>136.446</text:p>
          </table:table-cell>
          <table:table-cell office:value-type="float" office:value="10.8054" calcext:value-type="float">
            <text:p>10.8054</text:p>
          </table:table-cell>
          <table:table-cell office:value-type="float" office:value="20.5438" calcext:value-type="float">
            <text:p>20.5438</text:p>
          </table:table-cell>
          <table:table-cell office:value-type="float" office:value="166.28" calcext:value-type="float">
            <text:p>166.28</text:p>
          </table:table-cell>
          <table:table-cell office:value-type="float" office:value="0.499652" calcext:value-type="float">
            <text:p>0.4996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4]-[.A114]; 2)+POWER([.K114]-[.B114];2))" office:value-type="float" office:value="191.207853714224" calcext:value-type="float">
            <text:p>191.2078537142</text:p>
          </table:table-cell>
          <table:table-cell table:formula="of:=SQRT(POWER([.J114]-[.C114]; 2)+POWER([.K114]-[.D114];2))" office:value-type="float" office:value="240.291025367158" calcext:value-type="float">
            <text:p>240.2910253672</text:p>
          </table:table-cell>
        </table:table-row>
        <table:table-row table:style-name="ro1">
          <table:table-cell office:value-type="float" office:value="149.872" calcext:value-type="float">
            <text:p>149.872</text:p>
          </table:table-cell>
          <table:table-cell office:value-type="float" office:value="227.496" calcext:value-type="float">
            <text:p>227.496</text:p>
          </table:table-cell>
          <table:table-cell office:value-type="float" office:value="122.491" calcext:value-type="float">
            <text:p>122.491</text:p>
          </table:table-cell>
          <table:table-cell office:value-type="float" office:value="157.961" calcext:value-type="float">
            <text:p>157.961</text:p>
          </table:table-cell>
          <table:table-cell office:value-type="float" office:value="-157.809" calcext:value-type="float">
            <text:p>-157.809</text:p>
          </table:table-cell>
          <table:table-cell office:value-type="float" office:value="-51.4032" calcext:value-type="float">
            <text:p>-51.4032</text:p>
          </table:table-cell>
          <table:table-cell office:value-type="float" office:value="230.76" calcext:value-type="float">
            <text:p>230.76</text:p>
          </table:table-cell>
          <table:table-cell office:value-type="float" office:value="-0.00427966" calcext:value-type="float">
            <text:p>-0.0042796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5]-[.A115]; 2)+POWER([.K115]-[.B115];2))" office:value-type="float" office:value="234.576824089679" calcext:value-type="float">
            <text:p>234.5768240897</text:p>
          </table:table-cell>
          <table:table-cell table:formula="of:=SQRT(POWER([.J115]-[.C115]; 2)+POWER([.K115]-[.D115];2))" office:value-type="float" office:value="274.68074304909" calcext:value-type="float">
            <text:p>274.6807430491</text:p>
          </table:table-cell>
        </table:table-row>
        <table:table-row table:style-name="ro1">
          <table:table-cell office:value-type="float" office:value="279.267" calcext:value-type="float">
            <text:p>279.267</text:p>
          </table:table-cell>
          <table:table-cell office:value-type="float" office:value="592.956" calcext:value-type="float">
            <text:p>592.956</text:p>
          </table:table-cell>
          <table:table-cell office:value-type="float" office:value="253.389" calcext:value-type="float">
            <text:p>253.389</text:p>
          </table:table-cell>
          <table:table-cell office:value-type="float" office:value="500.194" calcext:value-type="float">
            <text:p>500.194</text:p>
          </table:table-cell>
          <table:table-cell office:value-type="float" office:value="-45.7737" calcext:value-type="float">
            <text:p>-45.7737</text:p>
          </table:table-cell>
          <table:table-cell office:value-type="float" office:value="504.6" calcext:value-type="float">
            <text:p>504.6</text:p>
          </table:table-cell>
          <table:table-cell office:value-type="float" office:value="38.7036" calcext:value-type="float">
            <text:p>38.7036</text:p>
          </table:table-cell>
          <table:table-cell office:value-type="float" office:value="-0.00000128806" calcext:value-type="float">
            <text:p>-1.28806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6]-[.A116]; 2)+POWER([.K116]-[.B116];2))" office:value-type="float" office:value="366.250071979515" calcext:value-type="float">
            <text:p>366.2500719795</text:p>
          </table:table-cell>
          <table:table-cell table:formula="of:=SQRT(POWER([.J116]-[.C116]; 2)+POWER([.K116]-[.D116];2))" office:value-type="float" office:value="289.349917845159" calcext:value-type="float">
            <text:p>289.3499178452</text:p>
          </table:table-cell>
        </table:table-row>
        <table:table-row table:style-name="ro1">
          <table:table-cell office:value-type="float" office:value="279.254" calcext:value-type="float">
            <text:p>279.254</text:p>
          </table:table-cell>
          <table:table-cell office:value-type="float" office:value="592.945" calcext:value-type="float">
            <text:p>592.945</text:p>
          </table:table-cell>
          <table:table-cell office:value-type="float" office:value="253.375" calcext:value-type="float">
            <text:p>253.375</text:p>
          </table:table-cell>
          <table:table-cell office:value-type="float" office:value="500.189" calcext:value-type="float">
            <text:p>500.189</text:p>
          </table:table-cell>
          <table:table-cell office:value-type="float" office:value="-45.817" calcext:value-type="float">
            <text:p>-45.817</text:p>
          </table:table-cell>
          <table:table-cell office:value-type="float" office:value="504.577" calcext:value-type="float">
            <text:p>504.577</text:p>
          </table:table-cell>
          <table:table-cell office:value-type="float" office:value="38.7162" calcext:value-type="float">
            <text:p>38.7162</text:p>
          </table:table-cell>
          <table:table-cell office:value-type="float" office:value="-0.00000221976" calcext:value-type="float">
            <text:p>-2.21976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7]-[.A117]; 2)+POWER([.K117]-[.B117];2))" office:value-type="float" office:value="366.243249140513" calcext:value-type="float">
            <text:p>366.2432491405</text:p>
          </table:table-cell>
          <table:table-cell table:formula="of:=SQRT(POWER([.J117]-[.C117]; 2)+POWER([.K117]-[.D117];2))" office:value-type="float" office:value="289.351776123804" calcext:value-type="float">
            <text:p>289.3517761238</text:p>
          </table:table-cell>
        </table:table-row>
        <table:table-row table:style-name="ro1">
          <table:table-cell office:value-type="float" office:value="60.0273" calcext:value-type="float">
            <text:p>60.0273</text:p>
          </table:table-cell>
          <table:table-cell office:value-type="float" office:value="523.782" calcext:value-type="float">
            <text:p>523.782</text:p>
          </table:table-cell>
          <table:table-cell office:value-type="float" office:value="30.7775" calcext:value-type="float">
            <text:p>30.7775</text:p>
          </table:table-cell>
          <table:table-cell office:value-type="float" office:value="442.036" calcext:value-type="float">
            <text:p>442.036</text:p>
          </table:table-cell>
          <table:table-cell office:value-type="float" office:value="-196.106" calcext:value-type="float">
            <text:p>-196.106</text:p>
          </table:table-cell>
          <table:table-cell office:value-type="float" office:value="377.566" calcext:value-type="float">
            <text:p>377.566</text:p>
          </table:table-cell>
          <table:table-cell office:value-type="float" office:value="357.026" calcext:value-type="float">
            <text:p>357.026</text:p>
          </table:table-cell>
          <table:table-cell office:value-type="float" office:value="0.580852" calcext:value-type="float">
            <text:p>0.5808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8]-[.A118]; 2)+POWER([.K118]-[.B118];2))" office:value-type="float" office:value="429.370942041133" calcext:value-type="float">
            <text:p>429.3709420411</text:p>
          </table:table-cell>
          <table:table-cell table:formula="of:=SQRT(POWER([.J118]-[.C118]; 2)+POWER([.K118]-[.D118];2))" office:value-type="float" office:value="405.931688590888" calcext:value-type="float">
            <text:p>405.9316885909</text:p>
          </table:table-cell>
        </table:table-row>
        <table:table-row table:style-name="ro1">
          <table:table-cell office:value-type="float" office:value="58.4594" calcext:value-type="float">
            <text:p>58.4594</text:p>
          </table:table-cell>
          <table:table-cell office:value-type="float" office:value="525.54" calcext:value-type="float">
            <text:p>525.54</text:p>
          </table:table-cell>
          <table:table-cell office:value-type="float" office:value="29.2162" calcext:value-type="float">
            <text:p>29.2162</text:p>
          </table:table-cell>
          <table:table-cell office:value-type="float" office:value="443.53" calcext:value-type="float">
            <text:p>443.53</text:p>
          </table:table-cell>
          <table:table-cell office:value-type="float" office:value="-194.864" calcext:value-type="float">
            <text:p>-194.864</text:p>
          </table:table-cell>
          <table:table-cell office:value-type="float" office:value="380.208" calcext:value-type="float">
            <text:p>380.208</text:p>
          </table:table-cell>
          <table:table-cell office:value-type="float" office:value="359.174" calcext:value-type="float">
            <text:p>359.174</text:p>
          </table:table-cell>
          <table:table-cell office:value-type="float" office:value="0.575991" calcext:value-type="float">
            <text:p>0.5759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19]-[.A119]; 2)+POWER([.K119]-[.B119];2))" office:value-type="float" office:value="431.70778756974" calcext:value-type="float">
            <text:p>431.7077875697</text:p>
          </table:table-cell>
          <table:table-cell table:formula="of:=SQRT(POWER([.J119]-[.C119]; 2)+POWER([.K119]-[.D119];2))" office:value-type="float" office:value="408.026819758751" calcext:value-type="float">
            <text:p>408.0268197588</text:p>
          </table:table-cell>
        </table:table-row>
        <table:table-row table:style-name="ro1">
          <table:table-cell office:value-type="float" office:value="62.0726" calcext:value-type="float">
            <text:p>62.0726</text:p>
          </table:table-cell>
          <table:table-cell office:value-type="float" office:value="514.324" calcext:value-type="float">
            <text:p>514.324</text:p>
          </table:table-cell>
          <table:table-cell office:value-type="float" office:value="32.8251" calcext:value-type="float">
            <text:p>32.8251</text:p>
          </table:table-cell>
          <table:table-cell office:value-type="float" office:value="433.315" calcext:value-type="float">
            <text:p>433.315</text:p>
          </table:table-cell>
          <table:table-cell office:value-type="float" office:value="-198.419" calcext:value-type="float">
            <text:p>-198.419</text:p>
          </table:table-cell>
          <table:table-cell office:value-type="float" office:value="364.3" calcext:value-type="float">
            <text:p>364.3</text:p>
          </table:table-cell>
          <table:table-cell office:value-type="float" office:value="354.814" calcext:value-type="float">
            <text:p>354.814</text:p>
          </table:table-cell>
          <table:table-cell office:value-type="float" office:value="0.555692" calcext:value-type="float">
            <text:p>0.5556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0]-[.A120]; 2)+POWER([.K120]-[.B120];2))" office:value-type="float" office:value="421.66054101227" calcext:value-type="float">
            <text:p>421.6605410123</text:p>
          </table:table-cell>
          <table:table-cell table:formula="of:=SQRT(POWER([.J120]-[.C120]; 2)+POWER([.K120]-[.D120];2))" office:value-type="float" office:value="399.906538599971" calcext:value-type="float">
            <text:p>399.9065386</text:p>
          </table:table-cell>
        </table:table-row>
        <table:table-row table:style-name="ro1">
          <table:table-cell office:value-type="float" office:value="244.584" calcext:value-type="float">
            <text:p>244.584</text:p>
          </table:table-cell>
          <table:table-cell office:value-type="float" office:value="216.22" calcext:value-type="float">
            <text:p>216.22</text:p>
          </table:table-cell>
          <table:table-cell office:value-type="float" office:value="219.058" calcext:value-type="float">
            <text:p>219.058</text:p>
          </table:table-cell>
          <table:table-cell office:value-type="float" office:value="135.299" calcext:value-type="float">
            <text:p>135.299</text:p>
          </table:table-cell>
          <table:table-cell office:value-type="float" office:value="12.4933" calcext:value-type="float">
            <text:p>12.4933</text:p>
          </table:table-cell>
          <table:table-cell office:value-type="float" office:value="14.4599" calcext:value-type="float">
            <text:p>14.4599</text:p>
          </table:table-cell>
          <table:table-cell office:value-type="float" office:value="87.1595" calcext:value-type="float">
            <text:p>87.1595</text:p>
          </table:table-cell>
          <table:table-cell office:value-type="float" office:value="0.984001" calcext:value-type="float">
            <text:p>0.9840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1]-[.A121]; 2)+POWER([.K121]-[.B121];2))" office:value-type="float" office:value="141.779510000564" calcext:value-type="float">
            <text:p>141.7795100006</text:p>
          </table:table-cell>
          <table:table-cell table:formula="of:=SQRT(POWER([.J121]-[.C121]; 2)+POWER([.K121]-[.D121];2))" office:value-type="float" office:value="196.445836720965" calcext:value-type="float">
            <text:p>196.445836721</text:p>
          </table:table-cell>
        </table:table-row>
        <table:table-row table:style-name="ro1">
          <table:table-cell office:value-type="float" office:value="222.056" calcext:value-type="float">
            <text:p>222.056</text:p>
          </table:table-cell>
          <table:table-cell office:value-type="float" office:value="228.399" calcext:value-type="float">
            <text:p>228.399</text:p>
          </table:table-cell>
          <table:table-cell office:value-type="float" office:value="196.199" calcext:value-type="float">
            <text:p>196.199</text:p>
          </table:table-cell>
          <table:table-cell office:value-type="float" office:value="143.964" calcext:value-type="float">
            <text:p>143.964</text:p>
          </table:table-cell>
          <table:table-cell office:value-type="float" office:value="39.353" calcext:value-type="float">
            <text:p>39.353</text:p>
          </table:table-cell>
          <table:table-cell office:value-type="float" office:value="48.9686" calcext:value-type="float">
            <text:p>48.9686</text:p>
          </table:table-cell>
          <table:table-cell office:value-type="float" office:value="125.649" calcext:value-type="float">
            <text:p>125.649</text:p>
          </table:table-cell>
          <table:table-cell office:value-type="float" office:value="0.819291" calcext:value-type="float">
            <text:p>0.8192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2]-[.A122]; 2)+POWER([.K122]-[.B122];2))" office:value-type="float" office:value="162.514141960015" calcext:value-type="float">
            <text:p>162.51414196</text:p>
          </table:table-cell>
          <table:table-cell table:formula="of:=SQRT(POWER([.J122]-[.C122]; 2)+POWER([.K122]-[.D122];2))" office:value-type="float" office:value="211.849646912616" calcext:value-type="float">
            <text:p>211.8496469126</text:p>
          </table:table-cell>
        </table:table-row>
        <table:table-row table:style-name="ro1">
          <table:table-cell office:value-type="float" office:value="221.698" calcext:value-type="float">
            <text:p>221.698</text:p>
          </table:table-cell>
          <table:table-cell office:value-type="float" office:value="224.454" calcext:value-type="float">
            <text:p>224.454</text:p>
          </table:table-cell>
          <table:table-cell office:value-type="float" office:value="195.842" calcext:value-type="float">
            <text:p>195.842</text:p>
          </table:table-cell>
          <table:table-cell office:value-type="float" office:value="140.978" calcext:value-type="float">
            <text:p>140.978</text:p>
          </table:table-cell>
          <table:table-cell office:value-type="float" office:value="31.2267" calcext:value-type="float">
            <text:p>31.2267</text:p>
          </table:table-cell>
          <table:table-cell office:value-type="float" office:value="38.7834" calcext:value-type="float">
            <text:p>38.7834</text:p>
          </table:table-cell>
          <table:table-cell office:value-type="float" office:value="125.359" calcext:value-type="float">
            <text:p>125.359</text:p>
          </table:table-cell>
          <table:table-cell office:value-type="float" office:value="0.654707" calcext:value-type="float">
            <text:p>0.6547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3]-[.A123]; 2)+POWER([.K123]-[.B123];2))" office:value-type="float" office:value="163.247668651041" calcext:value-type="float">
            <text:p>163.247668651</text:p>
          </table:table-cell>
          <table:table-cell table:formula="of:=SQRT(POWER([.J123]-[.C123]; 2)+POWER([.K123]-[.D123];2))" office:value-type="float" office:value="213.562350258654" calcext:value-type="float">
            <text:p>213.5623502587</text:p>
          </table:table-cell>
        </table:table-row>
        <table:table-row table:style-name="ro1">
          <table:table-cell office:value-type="float" office:value="219.333" calcext:value-type="float">
            <text:p>219.333</text:p>
          </table:table-cell>
          <table:table-cell office:value-type="float" office:value="226.868" calcext:value-type="float">
            <text:p>226.868</text:p>
          </table:table-cell>
          <table:table-cell office:value-type="float" office:value="193.458" calcext:value-type="float">
            <text:p>193.458</text:p>
          </table:table-cell>
          <table:table-cell office:value-type="float" office:value="142.062" calcext:value-type="float">
            <text:p>142.062</text:p>
          </table:table-cell>
          <table:table-cell office:value-type="float" office:value="43.7588" calcext:value-type="float">
            <text:p>43.7588</text:p>
          </table:table-cell>
          <table:table-cell office:value-type="float" office:value="49.2347" calcext:value-type="float">
            <text:p>49.2347</text:p>
          </table:table-cell>
          <table:table-cell office:value-type="float" office:value="130.25" calcext:value-type="float">
            <text:p>130.25</text:p>
          </table:table-cell>
          <table:table-cell office:value-type="float" office:value="0.436543" calcext:value-type="float">
            <text:p>0.43654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4]-[.A124]; 2)+POWER([.K124]-[.B124];2))" office:value-type="float" office:value="165.360812507075" calcext:value-type="float">
            <text:p>165.3608125071</text:p>
          </table:table-cell>
          <table:table-cell table:formula="of:=SQRT(POWER([.J124]-[.C124]; 2)+POWER([.K124]-[.D124];2))" office:value-type="float" office:value="215.160074381842" calcext:value-type="float">
            <text:p>215.1600743818</text:p>
          </table:table-cell>
        </table:table-row>
        <table:table-row table:style-name="ro1">
          <table:table-cell office:value-type="float" office:value="208.737" calcext:value-type="float">
            <text:p>208.737</text:p>
          </table:table-cell>
          <table:table-cell office:value-type="float" office:value="449.036" calcext:value-type="float">
            <text:p>449.036</text:p>
          </table:table-cell>
          <table:table-cell office:value-type="float" office:value="181.899" calcext:value-type="float">
            <text:p>181.899</text:p>
          </table:table-cell>
          <table:table-cell office:value-type="float" office:value="366.999" calcext:value-type="float">
            <text:p>366.999</text:p>
          </table:table-cell>
          <table:table-cell office:value-type="float" office:value="-106.629" calcext:value-type="float">
            <text:p>-106.629</text:p>
          </table:table-cell>
          <table:table-cell office:value-type="float" office:value="302.773" calcext:value-type="float">
            <text:p>302.773</text:p>
          </table:table-cell>
          <table:table-cell office:value-type="float" office:value="134.273" calcext:value-type="float">
            <text:p>134.273</text:p>
          </table:table-cell>
          <table:table-cell office:value-type="float" office:value="0.930885" calcext:value-type="float">
            <text:p>0.9308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5]-[.A125]; 2)+POWER([.K125]-[.B125];2))" office:value-type="float" office:value="271.258224695584" calcext:value-type="float">
            <text:p>271.2582246956</text:p>
          </table:table-cell>
          <table:table-cell table:formula="of:=SQRT(POWER([.J125]-[.C125]; 2)+POWER([.K125]-[.D125];2))" office:value-type="float" office:value="237.633255673527" calcext:value-type="float">
            <text:p>237.6332556735</text:p>
          </table:table-cell>
        </table:table-row>
        <table:table-row table:style-name="ro1">
          <table:table-cell office:value-type="float" office:value="208.745" calcext:value-type="float">
            <text:p>208.745</text:p>
          </table:table-cell>
          <table:table-cell office:value-type="float" office:value="440.968" calcext:value-type="float">
            <text:p>440.968</text:p>
          </table:table-cell>
          <table:table-cell office:value-type="float" office:value="181.966" calcext:value-type="float">
            <text:p>181.966</text:p>
          </table:table-cell>
          <table:table-cell office:value-type="float" office:value="357.114" calcext:value-type="float">
            <text:p>357.114</text:p>
          </table:table-cell>
          <table:table-cell office:value-type="float" office:value="-84.9893" calcext:value-type="float">
            <text:p>-84.9893</text:p>
          </table:table-cell>
          <table:table-cell office:value-type="float" office:value="298.734" calcext:value-type="float">
            <text:p>298.734</text:p>
          </table:table-cell>
          <table:table-cell office:value-type="float" office:value="136.067" calcext:value-type="float">
            <text:p>136.067</text:p>
          </table:table-cell>
          <table:table-cell office:value-type="float" office:value="0.913853" calcext:value-type="float">
            <text:p>0.91385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6]-[.A126]; 2)+POWER([.K126]-[.B126];2))" office:value-type="float" office:value="265.146337046168" calcext:value-type="float">
            <text:p>265.1463370462</text:p>
          </table:table-cell>
          <table:table-cell table:formula="of:=SQRT(POWER([.J126]-[.C126]; 2)+POWER([.K126]-[.D126];2))" office:value-type="float" office:value="232.527353556522" calcext:value-type="float">
            <text:p>232.5273535565</text:p>
          </table:table-cell>
        </table:table-row>
        <table:table-row table:style-name="ro1">
          <table:table-cell office:value-type="float" office:value="209.223" calcext:value-type="float">
            <text:p>209.223</text:p>
          </table:table-cell>
          <table:table-cell office:value-type="float" office:value="438.8" calcext:value-type="float">
            <text:p>438.8</text:p>
          </table:table-cell>
          <table:table-cell office:value-type="float" office:value="182.449" calcext:value-type="float">
            <text:p>182.449</text:p>
          </table:table-cell>
          <table:table-cell office:value-type="float" office:value="355.607" calcext:value-type="float">
            <text:p>355.607</text:p>
          </table:table-cell>
          <table:table-cell office:value-type="float" office:value="-90.3501" calcext:value-type="float">
            <text:p>-90.3501</text:p>
          </table:table-cell>
          <table:table-cell office:value-type="float" office:value="294.01" calcext:value-type="float">
            <text:p>294.01</text:p>
          </table:table-cell>
          <table:table-cell office:value-type="float" office:value="134.874" calcext:value-type="float">
            <text:p>134.874</text:p>
          </table:table-cell>
          <table:table-cell office:value-type="float" office:value="0.894529" calcext:value-type="float">
            <text:p>0.89452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7]-[.A127]; 2)+POWER([.K127]-[.B127];2))" office:value-type="float" office:value="263.205698511639" calcext:value-type="float">
            <text:p>263.2056985116</text:p>
          </table:table-cell>
          <table:table-cell table:formula="of:=SQRT(POWER([.J127]-[.C127]; 2)+POWER([.K127]-[.D127];2))" office:value-type="float" office:value="231.36412005754" calcext:value-type="float">
            <text:p>231.3641200575</text:p>
          </table:table-cell>
        </table:table-row>
        <table:table-row table:style-name="ro1">
          <table:table-cell office:value-type="float" office:value="218.005" calcext:value-type="float">
            <text:p>218.005</text:p>
          </table:table-cell>
          <table:table-cell office:value-type="float" office:value="560.936" calcext:value-type="float">
            <text:p>560.936</text:p>
          </table:table-cell>
          <table:table-cell office:value-type="float" office:value="190.984" calcext:value-type="float">
            <text:p>190.984</text:p>
          </table:table-cell>
          <table:table-cell office:value-type="float" office:value="478.374" calcext:value-type="float">
            <text:p>478.374</text:p>
          </table:table-cell>
          <table:table-cell office:value-type="float" office:value="-144.161" calcext:value-type="float">
            <text:p>-144.161</text:p>
          </table:table-cell>
          <table:table-cell office:value-type="float" office:value="442.012" calcext:value-type="float">
            <text:p>442.012</text:p>
          </table:table-cell>
          <table:table-cell office:value-type="float" office:value="117.218" calcext:value-type="float">
            <text:p>117.218</text:p>
          </table:table-cell>
          <table:table-cell office:value-type="float" office:value="0.990567" calcext:value-type="float">
            <text:p>0.99056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8]-[.A128]; 2)+POWER([.K128]-[.B128];2))" office:value-type="float" office:value="359.547649305346" calcext:value-type="float">
            <text:p>359.5476493053</text:p>
          </table:table-cell>
          <table:table-cell table:formula="of:=SQRT(POWER([.J128]-[.C128]; 2)+POWER([.K128]-[.D128];2))" office:value-type="float" office:value="305.168550365204" calcext:value-type="float">
            <text:p>305.1685503652</text:p>
          </table:table-cell>
        </table:table-row>
        <table:table-row table:style-name="ro1">
          <table:table-cell office:value-type="float" office:value="219.829" calcext:value-type="float">
            <text:p>219.829</text:p>
          </table:table-cell>
          <table:table-cell office:value-type="float" office:value="552.464" calcext:value-type="float">
            <text:p>552.464</text:p>
          </table:table-cell>
          <table:table-cell office:value-type="float" office:value="192.828" calcext:value-type="float">
            <text:p>192.828</text:p>
          </table:table-cell>
          <table:table-cell office:value-type="float" office:value="475.846" calcext:value-type="float">
            <text:p>475.846</text:p>
          </table:table-cell>
          <table:table-cell office:value-type="float" office:value="-197.142" calcext:value-type="float">
            <text:p>-197.142</text:p>
          </table:table-cell>
          <table:table-cell office:value-type="float" office:value="418.703" calcext:value-type="float">
            <text:p>418.703</text:p>
          </table:table-cell>
          <table:table-cell office:value-type="float" office:value="109.348" calcext:value-type="float">
            <text:p>109.348</text:p>
          </table:table-cell>
          <table:table-cell office:value-type="float" office:value="0.840527" calcext:value-type="float">
            <text:p>0.84052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29]-[.A129]; 2)+POWER([.K129]-[.B129];2))" office:value-type="float" office:value="351.197967729029" calcext:value-type="float">
            <text:p>351.197967729</text:p>
          </table:table-cell>
          <table:table-cell table:formula="of:=SQRT(POWER([.J129]-[.C129]; 2)+POWER([.K129]-[.D129];2))" office:value-type="float" office:value="302.04417772902" calcext:value-type="float">
            <text:p>302.044177729</text:p>
          </table:table-cell>
        </table:table-row>
        <table:table-row table:style-name="ro1">
          <table:table-cell office:value-type="float" office:value="151.447" calcext:value-type="float">
            <text:p>151.447</text:p>
          </table:table-cell>
          <table:table-cell office:value-type="float" office:value="319.519" calcext:value-type="float">
            <text:p>319.519</text:p>
          </table:table-cell>
          <table:table-cell office:value-type="float" office:value="125.099" calcext:value-type="float">
            <text:p>125.099</text:p>
          </table:table-cell>
          <table:table-cell office:value-type="float" office:value="227.427" calcext:value-type="float">
            <text:p>227.427</text:p>
          </table:table-cell>
          <table:table-cell office:value-type="float" office:value="44.1837" calcext:value-type="float">
            <text:p>44.1837</text:p>
          </table:table-cell>
          <table:table-cell office:value-type="float" office:value="184.348" calcext:value-type="float">
            <text:p>184.348</text:p>
          </table:table-cell>
          <table:table-cell office:value-type="float" office:value="229.992" calcext:value-type="float">
            <text:p>229.992</text:p>
          </table:table-cell>
          <table:table-cell office:value-type="float" office:value="0.820774" calcext:value-type="float">
            <text:p>0.8207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0]-[.A130]; 2)+POWER([.K130]-[.B130];2))" office:value-type="float" office:value="245.132807208664" calcext:value-type="float">
            <text:p>245.1328072087</text:p>
          </table:table-cell>
          <table:table-cell table:formula="of:=SQRT(POWER([.J130]-[.C130]; 2)+POWER([.K130]-[.D130];2))" office:value-type="float" office:value="259.310817610835" calcext:value-type="float">
            <text:p>259.3108176108</text:p>
          </table:table-cell>
        </table:table-row>
        <table:table-row table:style-name="ro1">
          <table:table-cell office:value-type="float" office:value="152.287" calcext:value-type="float">
            <text:p>152.287</text:p>
          </table:table-cell>
          <table:table-cell office:value-type="float" office:value="316.343" calcext:value-type="float">
            <text:p>316.343</text:p>
          </table:table-cell>
          <table:table-cell office:value-type="float" office:value="126.006" calcext:value-type="float">
            <text:p>126.006</text:p>
          </table:table-cell>
          <table:table-cell office:value-type="float" office:value="223.543" calcext:value-type="float">
            <text:p>223.543</text:p>
          </table:table-cell>
          <table:table-cell office:value-type="float" office:value="53.138" calcext:value-type="float">
            <text:p>53.138</text:p>
          </table:table-cell>
          <table:table-cell office:value-type="float" office:value="183.95" calcext:value-type="float">
            <text:p>183.95</text:p>
          </table:table-cell>
          <table:table-cell office:value-type="float" office:value="229.118" calcext:value-type="float">
            <text:p>229.118</text:p>
          </table:table-cell>
          <table:table-cell office:value-type="float" office:value="0.781638" calcext:value-type="float">
            <text:p>0.7816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1]-[.A131]; 2)+POWER([.K131]-[.B131];2))" office:value-type="float" office:value="243.347069055701" calcext:value-type="float">
            <text:p>243.3470690557</text:p>
          </table:table-cell>
          <table:table-cell table:formula="of:=SQRT(POWER([.J131]-[.C131]; 2)+POWER([.K131]-[.D131];2))" office:value-type="float" office:value="258.653368207337" calcext:value-type="float">
            <text:p>258.6533682073</text:p>
          </table:table-cell>
        </table:table-row>
        <table:table-row table:style-name="ro1">
          <table:table-cell office:value-type="float" office:value="156.401" calcext:value-type="float">
            <text:p>156.401</text:p>
          </table:table-cell>
          <table:table-cell office:value-type="float" office:value="315.394" calcext:value-type="float">
            <text:p>315.394</text:p>
          </table:table-cell>
          <table:table-cell office:value-type="float" office:value="130.055" calcext:value-type="float">
            <text:p>130.055</text:p>
          </table:table-cell>
          <table:table-cell office:value-type="float" office:value="223.678" calcext:value-type="float">
            <text:p>223.678</text:p>
          </table:table-cell>
          <table:table-cell office:value-type="float" office:value="44.3501" calcext:value-type="float">
            <text:p>44.3501</text:p>
          </table:table-cell>
          <table:table-cell office:value-type="float" office:value="178.624" calcext:value-type="float">
            <text:p>178.624</text:p>
          </table:table-cell>
          <table:table-cell office:value-type="float" office:value="222.988" calcext:value-type="float">
            <text:p>222.988</text:p>
          </table:table-cell>
          <table:table-cell office:value-type="float" office:value="0.709369" calcext:value-type="float">
            <text:p>0.70936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2]-[.A132]; 2)+POWER([.K132]-[.B132];2))" office:value-type="float" office:value="239.140092909993" calcext:value-type="float">
            <text:p>239.14009291</text:p>
          </table:table-cell>
          <table:table-cell table:formula="of:=SQRT(POWER([.J132]-[.C132]; 2)+POWER([.K132]-[.D132];2))" office:value-type="float" office:value="254.605103462205" calcext:value-type="float">
            <text:p>254.6051034622</text:p>
          </table:table-cell>
        </table:table-row>
        <table:table-row table:style-name="ro1">
          <table:table-cell office:value-type="float" office:value="145.423" calcext:value-type="float">
            <text:p>145.423</text:p>
          </table:table-cell>
          <table:table-cell office:value-type="float" office:value="329.293" calcext:value-type="float">
            <text:p>329.293</text:p>
          </table:table-cell>
          <table:table-cell office:value-type="float" office:value="119.157" calcext:value-type="float">
            <text:p>119.157</text:p>
          </table:table-cell>
          <table:table-cell office:value-type="float" office:value="235.155" calcext:value-type="float">
            <text:p>235.155</text:p>
          </table:table-cell>
          <table:table-cell office:value-type="float" office:value="55.9941" calcext:value-type="float">
            <text:p>55.9941</text:p>
          </table:table-cell>
          <table:table-cell office:value-type="float" office:value="202.804" calcext:value-type="float">
            <text:p>202.804</text:p>
          </table:table-cell>
          <table:table-cell office:value-type="float" office:value="238.544" calcext:value-type="float">
            <text:p>238.544</text:p>
          </table:table-cell>
          <table:table-cell office:value-type="float" office:value="0.537314" calcext:value-type="float">
            <text:p>0.5373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3]-[.A133]; 2)+POWER([.K133]-[.B133];2))" office:value-type="float" office:value="254.045375431241" calcext:value-type="float">
            <text:p>254.0453754312</text:p>
          </table:table-cell>
          <table:table-cell table:formula="of:=SQRT(POWER([.J133]-[.C133]; 2)+POWER([.K133]-[.D133];2))" office:value-type="float" office:value="264.931441459861" calcext:value-type="float">
            <text:p>264.9314414599</text:p>
          </table:table-cell>
        </table:table-row>
        <table:table-row table:style-name="ro1">
          <table:table-cell office:value-type="float" office:value="145.412" calcext:value-type="float">
            <text:p>145.412</text:p>
          </table:table-cell>
          <table:table-cell office:value-type="float" office:value="330.118" calcext:value-type="float">
            <text:p>330.118</text:p>
          </table:table-cell>
          <table:table-cell office:value-type="float" office:value="119.145" calcext:value-type="float">
            <text:p>119.145</text:p>
          </table:table-cell>
          <table:table-cell office:value-type="float" office:value="235.935" calcext:value-type="float">
            <text:p>235.935</text:p>
          </table:table-cell>
          <table:table-cell office:value-type="float" office:value="55.895" calcext:value-type="float">
            <text:p>55.895</text:p>
          </table:table-cell>
          <table:table-cell office:value-type="float" office:value="203.859" calcext:value-type="float">
            <text:p>203.859</text:p>
          </table:table-cell>
          <table:table-cell office:value-type="float" office:value="238.529" calcext:value-type="float">
            <text:p>238.529</text:p>
          </table:table-cell>
          <table:table-cell office:value-type="float" office:value="0.536764" calcext:value-type="float">
            <text:p>0.5367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4]-[.A134]; 2)+POWER([.K134]-[.B134];2))" office:value-type="float" office:value="254.340353990475" calcext:value-type="float">
            <text:p>254.3403539905</text:p>
          </table:table-cell>
          <table:table-cell table:formula="of:=SQRT(POWER([.J134]-[.C134]; 2)+POWER([.K134]-[.D134];2))" office:value-type="float" office:value="264.924433093665" calcext:value-type="float">
            <text:p>264.9244330937</text:p>
          </table:table-cell>
        </table:table-row>
        <table:table-row table:style-name="ro1">
          <table:table-cell office:value-type="float" office:value="226.606" calcext:value-type="float">
            <text:p>226.606</text:p>
          </table:table-cell>
          <table:table-cell office:value-type="float" office:value="201.086" calcext:value-type="float">
            <text:p>201.086</text:p>
          </table:table-cell>
          <table:table-cell office:value-type="float" office:value="200.873" calcext:value-type="float">
            <text:p>200.873</text:p>
          </table:table-cell>
          <table:table-cell office:value-type="float" office:value="118.327" calcext:value-type="float">
            <text:p>118.327</text:p>
          </table:table-cell>
          <table:table-cell office:value-type="float" office:value="39.0091" calcext:value-type="float">
            <text:p>39.0091</text:p>
          </table:table-cell>
          <table:table-cell office:value-type="float" office:value="7.40642" calcext:value-type="float">
            <text:p>7.40642</text:p>
          </table:table-cell>
          <table:table-cell office:value-type="float" office:value="118.226" calcext:value-type="float">
            <text:p>118.226</text:p>
          </table:table-cell>
          <table:table-cell office:value-type="float" office:value="0.845653" calcext:value-type="float">
            <text:p>0.84565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5]-[.A135]; 2)+POWER([.K135]-[.B135];2))" office:value-type="float" office:value="162.624803249689" calcext:value-type="float">
            <text:p>162.6248032497</text:p>
          </table:table-cell>
          <table:table-cell table:formula="of:=SQRT(POWER([.J135]-[.C135]; 2)+POWER([.K135]-[.D135];2))" office:value-type="float" office:value="220.976263562402" calcext:value-type="float">
            <text:p>220.9762635624</text:p>
          </table:table-cell>
        </table:table-row>
        <table:table-row table:style-name="ro1">
          <table:table-cell office:value-type="float" office:value="222.664" calcext:value-type="float">
            <text:p>222.664</text:p>
          </table:table-cell>
          <table:table-cell office:value-type="float" office:value="213.882" calcext:value-type="float">
            <text:p>213.882</text:p>
          </table:table-cell>
          <table:table-cell office:value-type="float" office:value="196.835" calcext:value-type="float">
            <text:p>196.835</text:p>
          </table:table-cell>
          <table:table-cell office:value-type="float" office:value="132.984" calcext:value-type="float">
            <text:p>132.984</text:p>
          </table:table-cell>
          <table:table-cell office:value-type="float" office:value="8.93461" calcext:value-type="float">
            <text:p>8.93461</text:p>
          </table:table-cell>
          <table:table-cell office:value-type="float" office:value="10.638" calcext:value-type="float">
            <text:p>10.638</text:p>
          </table:table-cell>
          <table:table-cell office:value-type="float" office:value="121.519" calcext:value-type="float">
            <text:p>121.519</text:p>
          </table:table-cell>
          <table:table-cell office:value-type="float" office:value="0.719739" calcext:value-type="float">
            <text:p>0.71973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6]-[.A136]; 2)+POWER([.K136]-[.B136];2))" office:value-type="float" office:value="163.767905341676" calcext:value-type="float">
            <text:p>163.7679053417</text:p>
          </table:table-cell>
          <table:table-cell table:formula="of:=SQRT(POWER([.J136]-[.C136]; 2)+POWER([.K136]-[.D136];2))" office:value-type="float" office:value="216.599227794099" calcext:value-type="float">
            <text:p>216.5992277941</text:p>
          </table:table-cell>
        </table:table-row>
        <table:table-row table:style-name="ro1">
          <table:table-cell office:value-type="float" office:value="224.504" calcext:value-type="float">
            <text:p>224.504</text:p>
          </table:table-cell>
          <table:table-cell office:value-type="float" office:value="199.936" calcext:value-type="float">
            <text:p>199.936</text:p>
          </table:table-cell>
          <table:table-cell office:value-type="float" office:value="198.746" calcext:value-type="float">
            <text:p>198.746</text:p>
          </table:table-cell>
          <table:table-cell office:value-type="float" office:value="118.189" calcext:value-type="float">
            <text:p>118.189</text:p>
          </table:table-cell>
          <table:table-cell office:value-type="float" office:value="27.797" calcext:value-type="float">
            <text:p>27.797</text:p>
          </table:table-cell>
          <table:table-cell office:value-type="float" office:value="-0.459893" calcext:value-type="float">
            <text:p>-0.459893</text:p>
          </table:table-cell>
          <table:table-cell office:value-type="float" office:value="120.35" calcext:value-type="float">
            <text:p>120.35</text:p>
          </table:table-cell>
          <table:table-cell office:value-type="float" office:value="0.634616" calcext:value-type="float">
            <text:p>0.6346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7]-[.A137]; 2)+POWER([.K137]-[.B137];2))" office:value-type="float" office:value="164.949550202479" calcext:value-type="float">
            <text:p>164.9495502025</text:p>
          </table:table-cell>
          <table:table-cell table:formula="of:=SQRT(POWER([.J137]-[.C137]; 2)+POWER([.K137]-[.D137];2))" office:value-type="float" office:value="222.818778914615" calcext:value-type="float">
            <text:p>222.8187789146</text:p>
          </table:table-cell>
        </table:table-row>
        <table:table-row table:style-name="ro1">
          <table:table-cell office:value-type="float" office:value="161.305" calcext:value-type="float">
            <text:p>161.305</text:p>
          </table:table-cell>
          <table:table-cell office:value-type="float" office:value="242.149" calcext:value-type="float">
            <text:p>242.149</text:p>
          </table:table-cell>
          <table:table-cell office:value-type="float" office:value="134.966" calcext:value-type="float">
            <text:p>134.966</text:p>
          </table:table-cell>
          <table:table-cell office:value-type="float" office:value="157.634" calcext:value-type="float">
            <text:p>157.634</text:p>
          </table:table-cell>
          <table:table-cell office:value-type="float" office:value="18.0738" calcext:value-type="float">
            <text:p>18.0738</text:p>
          </table:table-cell>
          <table:table-cell office:value-type="float" office:value="62.318" calcext:value-type="float">
            <text:p>62.318</text:p>
          </table:table-cell>
          <table:table-cell office:value-type="float" office:value="216.882" calcext:value-type="float">
            <text:p>216.882</text:p>
          </table:table-cell>
          <table:table-cell office:value-type="float" office:value="0.62546" calcext:value-type="float">
            <text:p>0.625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8]-[.A138]; 2)+POWER([.K138]-[.B138];2))" office:value-type="float" office:value="222.695049846197" calcext:value-type="float">
            <text:p>222.6950498462</text:p>
          </table:table-cell>
          <table:table-cell table:formula="of:=SQRT(POWER([.J138]-[.C138]; 2)+POWER([.K138]-[.D138];2))" office:value-type="float" office:value="262.936408874846" calcext:value-type="float">
            <text:p>262.9364088748</text:p>
          </table:table-cell>
        </table:table-row>
        <table:table-row table:style-name="ro1">
          <table:table-cell office:value-type="float" office:value="169.092" calcext:value-type="float">
            <text:p>169.092</text:p>
          </table:table-cell>
          <table:table-cell office:value-type="float" office:value="384.433" calcext:value-type="float">
            <text:p>384.433</text:p>
          </table:table-cell>
          <table:table-cell office:value-type="float" office:value="142.096" calcext:value-type="float">
            <text:p>142.096</text:p>
          </table:table-cell>
          <table:table-cell office:value-type="float" office:value="298.479" calcext:value-type="float">
            <text:p>298.479</text:p>
          </table:table-cell>
          <table:table-cell office:value-type="float" office:value="-48.5184" calcext:value-type="float">
            <text:p>-48.5184</text:p>
          </table:table-cell>
          <table:table-cell office:value-type="float" office:value="234.729" calcext:value-type="float">
            <text:p>234.729</text:p>
          </table:table-cell>
          <table:table-cell office:value-type="float" office:value="199.128" calcext:value-type="float">
            <text:p>199.128</text:p>
          </table:table-cell>
          <table:table-cell office:value-type="float" office:value="0.929818" calcext:value-type="float">
            <text:p>0.9298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39]-[.A139]; 2)+POWER([.K139]-[.B139];2))" office:value-type="float" office:value="257.822822793096" calcext:value-type="float">
            <text:p>257.8228227931</text:p>
          </table:table-cell>
          <table:table-cell table:formula="of:=SQRT(POWER([.J139]-[.C139]; 2)+POWER([.K139]-[.D139];2))" office:value-type="float" office:value="248.40978776409" calcext:value-type="float">
            <text:p>248.4097877641</text:p>
          </table:table-cell>
        </table:table-row>
        <table:table-row table:style-name="ro1">
          <table:table-cell office:value-type="float" office:value="164.771" calcext:value-type="float">
            <text:p>164.771</text:p>
          </table:table-cell>
          <table:table-cell office:value-type="float" office:value="380.678" calcext:value-type="float">
            <text:p>380.678</text:p>
          </table:table-cell>
          <table:table-cell office:value-type="float" office:value="137.829" calcext:value-type="float">
            <text:p>137.829</text:p>
          </table:table-cell>
          <table:table-cell office:value-type="float" office:value="293.329" calcext:value-type="float">
            <text:p>293.329</text:p>
          </table:table-cell>
          <table:table-cell office:value-type="float" office:value="-33.9386" calcext:value-type="float">
            <text:p>-33.9386</text:p>
          </table:table-cell>
          <table:table-cell office:value-type="float" office:value="235.202" calcext:value-type="float">
            <text:p>235.202</text:p>
          </table:table-cell>
          <table:table-cell office:value-type="float" office:value="206.294" calcext:value-type="float">
            <text:p>206.294</text:p>
          </table:table-cell>
          <table:table-cell office:value-type="float" office:value="0.710786" calcext:value-type="float">
            <text:p>0.7107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0]-[.A140]; 2)+POWER([.K140]-[.B140];2))" office:value-type="float" office:value="259.4088320104" calcext:value-type="float">
            <text:p>259.4088320104</text:p>
          </table:table-cell>
          <table:table-cell table:formula="of:=SQRT(POWER([.J140]-[.C140]; 2)+POWER([.K140]-[.D140];2))" office:value-type="float" office:value="251.465360401786" calcext:value-type="float">
            <text:p>251.4653604018</text:p>
          </table:table-cell>
        </table:table-row>
        <table:table-row table:style-name="ro1">
          <table:table-cell office:value-type="float" office:value="166.018" calcext:value-type="float">
            <text:p>166.018</text:p>
          </table:table-cell>
          <table:table-cell office:value-type="float" office:value="383.986" calcext:value-type="float">
            <text:p>383.986</text:p>
          </table:table-cell>
          <table:table-cell office:value-type="float" office:value="139.075" calcext:value-type="float">
            <text:p>139.075</text:p>
          </table:table-cell>
          <table:table-cell office:value-type="float" office:value="296.497" calcext:value-type="float">
            <text:p>296.497</text:p>
          </table:table-cell>
          <table:table-cell office:value-type="float" office:value="-33.9902" calcext:value-type="float">
            <text:p>-33.9902</text:p>
          </table:table-cell>
          <table:table-cell office:value-type="float" office:value="239.669" calcext:value-type="float">
            <text:p>239.669</text:p>
          </table:table-cell>
          <table:table-cell office:value-type="float" office:value="204.362" calcext:value-type="float">
            <text:p>204.362</text:p>
          </table:table-cell>
          <table:table-cell office:value-type="float" office:value="0.653704" calcext:value-type="float">
            <text:p>0.65370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1]-[.A141]; 2)+POWER([.K141]-[.B141];2))" office:value-type="float" office:value="260.146452061142" calcext:value-type="float">
            <text:p>260.1464520611</text:p>
          </table:table-cell>
          <table:table-cell table:formula="of:=SQRT(POWER([.J141]-[.C141]; 2)+POWER([.K141]-[.D141];2))" office:value-type="float" office:value="250.914683974454" calcext:value-type="float">
            <text:p>250.9146839745</text:p>
          </table:table-cell>
        </table:table-row>
        <table:table-row table:style-name="ro1">
          <table:table-cell office:value-type="float" office:value="136.686" calcext:value-type="float">
            <text:p>136.686</text:p>
          </table:table-cell>
          <table:table-cell office:value-type="float" office:value="157.857" calcext:value-type="float">
            <text:p>157.857</text:p>
          </table:table-cell>
          <table:table-cell office:value-type="float" office:value="110.731" calcext:value-type="float">
            <text:p>110.731</text:p>
          </table:table-cell>
          <table:table-cell office:value-type="float" office:value="75.4679" calcext:value-type="float">
            <text:p>75.4679</text:p>
          </table:table-cell>
          <table:table-cell office:value-type="float" office:value="47.4452" calcext:value-type="float">
            <text:p>47.4452</text:p>
          </table:table-cell>
          <table:table-cell office:value-type="float" office:value="-45.8111" calcext:value-type="float">
            <text:p>-45.8111</text:p>
          </table:table-cell>
          <table:table-cell office:value-type="float" office:value="257.756" calcext:value-type="float">
            <text:p>257.756</text:p>
          </table:table-cell>
          <table:table-cell office:value-type="float" office:value="-0.0000000147354" calcext:value-type="float">
            <text:p>-1.47354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2]-[.A142]; 2)+POWER([.K142]-[.B142];2))" office:value-type="float" office:value="261.236021721737" calcext:value-type="float">
            <text:p>261.2360217217</text:p>
          </table:table-cell>
          <table:table-cell table:formula="of:=SQRT(POWER([.J142]-[.C142]; 2)+POWER([.K142]-[.D142];2))" office:value-type="float" office:value="320.013885154082" calcext:value-type="float">
            <text:p>320.0138851541</text:p>
          </table:table-cell>
        </table:table-row>
        <table:table-row table:style-name="ro1">
          <table:table-cell office:value-type="float" office:value="136.686" calcext:value-type="float">
            <text:p>136.686</text:p>
          </table:table-cell>
          <table:table-cell office:value-type="float" office:value="157.857" calcext:value-type="float">
            <text:p>157.857</text:p>
          </table:table-cell>
          <table:table-cell office:value-type="float" office:value="110.731" calcext:value-type="float">
            <text:p>110.731</text:p>
          </table:table-cell>
          <table:table-cell office:value-type="float" office:value="75.4679" calcext:value-type="float">
            <text:p>75.4679</text:p>
          </table:table-cell>
          <table:table-cell office:value-type="float" office:value="47.4452" calcext:value-type="float">
            <text:p>47.4452</text:p>
          </table:table-cell>
          <table:table-cell office:value-type="float" office:value="-45.8111" calcext:value-type="float">
            <text:p>-45.8111</text:p>
          </table:table-cell>
          <table:table-cell office:value-type="float" office:value="257.756" calcext:value-type="float">
            <text:p>257.756</text:p>
          </table:table-cell>
          <table:table-cell office:value-type="float" office:value="-0.0000000147354" calcext:value-type="float">
            <text:p>-1.47354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3]-[.A143]; 2)+POWER([.K143]-[.B143];2))" office:value-type="float" office:value="261.236021721737" calcext:value-type="float">
            <text:p>261.2360217217</text:p>
          </table:table-cell>
          <table:table-cell table:formula="of:=SQRT(POWER([.J143]-[.C143]; 2)+POWER([.K143]-[.D143];2))" office:value-type="float" office:value="320.013885154082" calcext:value-type="float">
            <text:p>320.0138851541</text:p>
          </table:table-cell>
        </table:table-row>
        <table:table-row table:style-name="ro1">
          <table:table-cell office:value-type="float" office:value="190.105" calcext:value-type="float">
            <text:p>190.105</text:p>
          </table:table-cell>
          <table:table-cell office:value-type="float" office:value="463.866" calcext:value-type="float">
            <text:p>463.866</text:p>
          </table:table-cell>
          <table:table-cell office:value-type="float" office:value="162.893" calcext:value-type="float">
            <text:p>162.893</text:p>
          </table:table-cell>
          <table:table-cell office:value-type="float" office:value="381.113" calcext:value-type="float">
            <text:p>381.113</text:p>
          </table:table-cell>
          <table:table-cell office:value-type="float" office:value="-112.476" calcext:value-type="float">
            <text:p>-112.476</text:p>
          </table:table-cell>
          <table:table-cell office:value-type="float" office:value="321.261" calcext:value-type="float">
            <text:p>321.261</text:p>
          </table:table-cell>
          <table:table-cell office:value-type="float" office:value="162.507" calcext:value-type="float">
            <text:p>162.507</text:p>
          </table:table-cell>
          <table:table-cell office:value-type="float" office:value="-0.00000918246" calcext:value-type="float">
            <text:p>-9.18246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4]-[.A144]; 2)+POWER([.K144]-[.B144];2))" office:value-type="float" office:value="294.651986215943" calcext:value-type="float">
            <text:p>294.6519862159</text:p>
          </table:table-cell>
          <table:table-cell table:formula="of:=SQRT(POWER([.J144]-[.C144]; 2)+POWER([.K144]-[.D144];2))" office:value-type="float" office:value="261.229271365213" calcext:value-type="float">
            <text:p>261.2292713652</text:p>
          </table:table-cell>
        </table:table-row>
        <table:table-row table:style-name="ro1">
          <table:table-cell office:value-type="float" office:value="190.235" calcext:value-type="float">
            <text:p>190.235</text:p>
          </table:table-cell>
          <table:table-cell office:value-type="float" office:value="463.818" calcext:value-type="float">
            <text:p>463.818</text:p>
          </table:table-cell>
          <table:table-cell office:value-type="float" office:value="163.027" calcext:value-type="float">
            <text:p>163.027</text:p>
          </table:table-cell>
          <table:table-cell office:value-type="float" office:value="381.038" calcext:value-type="float">
            <text:p>381.038</text:p>
          </table:table-cell>
          <table:table-cell office:value-type="float" office:value="-112.145" calcext:value-type="float">
            <text:p>-112.145</text:p>
          </table:table-cell>
          <table:table-cell office:value-type="float" office:value="321.298" calcext:value-type="float">
            <text:p>321.298</text:p>
          </table:table-cell>
          <table:table-cell office:value-type="float" office:value="162.33" calcext:value-type="float">
            <text:p>162.33</text:p>
          </table:table-cell>
          <table:table-cell office:value-type="float" office:value="-0.0000178659" calcext:value-type="float">
            <text:p>-1.78659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5]-[.A145]; 2)+POWER([.K145]-[.B145];2))" office:value-type="float" office:value="294.530304636042" calcext:value-type="float">
            <text:p>294.530304636</text:p>
          </table:table-cell>
          <table:table-cell table:formula="of:=SQRT(POWER([.J145]-[.C145]; 2)+POWER([.K145]-[.D145];2))" office:value-type="float" office:value="261.075912663348" calcext:value-type="float">
            <text:p>261.0759126633</text:p>
          </table:table-cell>
        </table:table-row>
        <table:table-row table:style-name="ro1">
          <table:table-cell office:value-type="float" office:value="162.852" calcext:value-type="float">
            <text:p>162.852</text:p>
          </table:table-cell>
          <table:table-cell office:value-type="float" office:value="434.948" calcext:value-type="float">
            <text:p>434.948</text:p>
          </table:table-cell>
          <table:table-cell office:value-type="float" office:value="136.404" calcext:value-type="float">
            <text:p>136.404</text:p>
          </table:table-cell>
          <table:table-cell office:value-type="float" office:value="332.454" calcext:value-type="float">
            <text:p>332.454</text:p>
          </table:table-cell>
          <table:table-cell office:value-type="float" office:value="71.059" calcext:value-type="float">
            <text:p>71.059</text:p>
          </table:table-cell>
          <table:table-cell office:value-type="float" office:value="342.732" calcext:value-type="float">
            <text:p>342.732</text:p>
          </table:table-cell>
          <table:table-cell office:value-type="float" office:value="211.986" calcext:value-type="float">
            <text:p>211.986</text:p>
          </table:table-cell>
          <table:table-cell office:value-type="float" office:value="0.931718" calcext:value-type="float">
            <text:p>0.9317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6]-[.A146]; 2)+POWER([.K146]-[.B146];2))" office:value-type="float" office:value="293.488276781203" calcext:value-type="float">
            <text:p>293.4882767812</text:p>
          </table:table-cell>
          <table:table-cell table:formula="of:=SQRT(POWER([.J146]-[.C146]; 2)+POWER([.K146]-[.D146];2))" office:value-type="float" office:value="263.601413751899" calcext:value-type="float">
            <text:p>263.6014137519</text:p>
          </table:table-cell>
        </table:table-row>
        <table:table-row table:style-name="ro1">
          <table:table-cell office:value-type="float" office:value="163.616" calcext:value-type="float">
            <text:p>163.616</text:p>
          </table:table-cell>
          <table:table-cell office:value-type="float" office:value="428.874" calcext:value-type="float">
            <text:p>428.874</text:p>
          </table:table-cell>
          <table:table-cell office:value-type="float" office:value="136.803" calcext:value-type="float">
            <text:p>136.803</text:p>
          </table:table-cell>
          <table:table-cell office:value-type="float" office:value="333.972" calcext:value-type="float">
            <text:p>333.972</text:p>
          </table:table-cell>
          <table:table-cell office:value-type="float" office:value="10.0657" calcext:value-type="float">
            <text:p>10.0657</text:p>
          </table:table-cell>
          <table:table-cell office:value-type="float" office:value="314.731" calcext:value-type="float">
            <text:p>314.731</text:p>
          </table:table-cell>
          <table:table-cell office:value-type="float" office:value="208.648" calcext:value-type="float">
            <text:p>208.648</text:p>
          </table:table-cell>
          <table:table-cell office:value-type="float" office:value="0.807607" calcext:value-type="float">
            <text:p>0.8076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7]-[.A147]; 2)+POWER([.K147]-[.B147];2))" office:value-type="float" office:value="288.948091068275" calcext:value-type="float">
            <text:p>288.9480910683</text:p>
          </table:table-cell>
          <table:table-cell table:formula="of:=SQRT(POWER([.J147]-[.C147]; 2)+POWER([.K147]-[.D147];2))" office:value-type="float" office:value="263.752166992046" calcext:value-type="float">
            <text:p>263.752166992</text:p>
          </table:table-cell>
        </table:table-row>
        <table:table-row table:style-name="ro1">
          <table:table-cell office:value-type="float" office:value="165.909" calcext:value-type="float">
            <text:p>165.909</text:p>
          </table:table-cell>
          <table:table-cell office:value-type="float" office:value="433.373" calcext:value-type="float">
            <text:p>433.373</text:p>
          </table:table-cell>
          <table:table-cell office:value-type="float" office:value="138.929" calcext:value-type="float">
            <text:p>138.929</text:p>
          </table:table-cell>
          <table:table-cell office:value-type="float" office:value="341.464" calcext:value-type="float">
            <text:p>341.464</text:p>
          </table:table-cell>
          <table:table-cell office:value-type="float" office:value="-18.5534" calcext:value-type="float">
            <text:p>-18.5534</text:p>
          </table:table-cell>
          <table:table-cell office:value-type="float" office:value="310.916" calcext:value-type="float">
            <text:p>310.916</text:p>
          </table:table-cell>
          <table:table-cell office:value-type="float" office:value="204.095" calcext:value-type="float">
            <text:p>204.095</text:p>
          </table:table-cell>
          <table:table-cell office:value-type="float" office:value="0.754821" calcext:value-type="float">
            <text:p>0.7548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8]-[.A148]; 2)+POWER([.K148]-[.B148];2))" office:value-type="float" office:value="290.15049441626" calcext:value-type="float">
            <text:p>290.1504944163</text:p>
          </table:table-cell>
          <table:table-cell table:formula="of:=SQRT(POWER([.J148]-[.C148]; 2)+POWER([.K148]-[.D148];2))" office:value-type="float" office:value="264.486072103996" calcext:value-type="float">
            <text:p>264.486072104</text:p>
          </table:table-cell>
        </table:table-row>
        <table:table-row table:style-name="ro1">
          <table:table-cell office:value-type="float" office:value="167.549" calcext:value-type="float">
            <text:p>167.549</text:p>
          </table:table-cell>
          <table:table-cell office:value-type="float" office:value="436.198" calcext:value-type="float">
            <text:p>436.198</text:p>
          </table:table-cell>
          <table:table-cell office:value-type="float" office:value="140.621" calcext:value-type="float">
            <text:p>140.621</text:p>
          </table:table-cell>
          <table:table-cell office:value-type="float" office:value="343.151" calcext:value-type="float">
            <text:p>343.151</text:p>
          </table:table-cell>
          <table:table-cell office:value-type="float" office:value="-9.2328" calcext:value-type="float">
            <text:p>-9.2328</text:p>
          </table:table-cell>
          <table:table-cell office:value-type="float" office:value="317.655" calcext:value-type="float">
            <text:p>317.655</text:p>
          </table:table-cell>
          <table:table-cell office:value-type="float" office:value="202.074" calcext:value-type="float">
            <text:p>202.074</text:p>
          </table:table-cell>
          <table:table-cell office:value-type="float" office:value="0.699049" calcext:value-type="float">
            <text:p>0.6990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49]-[.A149]; 2)+POWER([.K149]-[.B149];2))" office:value-type="float" office:value="290.798725246518" calcext:value-type="float">
            <text:p>290.7987252465</text:p>
          </table:table-cell>
          <table:table-cell table:formula="of:=SQRT(POWER([.J149]-[.C149]; 2)+POWER([.K149]-[.D149];2))" office:value-type="float" office:value="263.561875926698" calcext:value-type="float">
            <text:p>263.5618759267</text:p>
          </table:table-cell>
        </table:table-row>
        <table:table-row table:style-name="ro1">
          <table:table-cell office:value-type="float" office:value="151.431" calcext:value-type="float">
            <text:p>151.431</text:p>
          </table:table-cell>
          <table:table-cell office:value-type="float" office:value="210.524" calcext:value-type="float">
            <text:p>210.524</text:p>
          </table:table-cell>
          <table:table-cell office:value-type="float" office:value="124.172" calcext:value-type="float">
            <text:p>124.172</text:p>
          </table:table-cell>
          <table:table-cell office:value-type="float" office:value="140.989" calcext:value-type="float">
            <text:p>140.989</text:p>
          </table:table-cell>
          <table:table-cell office:value-type="float" office:value="-147.606" calcext:value-type="float">
            <text:p>-147.606</text:p>
          </table:table-cell>
          <table:table-cell office:value-type="float" office:value="-74.3768" calcext:value-type="float">
            <text:p>-74.3768</text:p>
          </table:table-cell>
          <table:table-cell office:value-type="float" office:value="228.982" calcext:value-type="float">
            <text:p>228.982</text:p>
          </table:table-cell>
          <table:table-cell office:value-type="float" office:value="-0.000000096318" calcext:value-type="float">
            <text:p>-9.6318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0]-[.A150]; 2)+POWER([.K150]-[.B150];2))" office:value-type="float" office:value="234.689323014491" calcext:value-type="float">
            <text:p>234.6893230145</text:p>
          </table:table-cell>
          <table:table-cell table:formula="of:=SQRT(POWER([.J150]-[.C150]; 2)+POWER([.K150]-[.D150];2))" office:value-type="float" office:value="278.771970802303" calcext:value-type="float">
            <text:p>278.7719708023</text:p>
          </table:table-cell>
        </table:table-row>
        <table:table-row table:style-name="ro1">
          <table:table-cell office:value-type="float" office:value="151.323" calcext:value-type="float">
            <text:p>151.323</text:p>
          </table:table-cell>
          <table:table-cell office:value-type="float" office:value="211.106" calcext:value-type="float">
            <text:p>211.106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41.587" calcext:value-type="float">
            <text:p>141.587</text:p>
          </table:table-cell>
          <table:table-cell office:value-type="float" office:value="-148.198" calcext:value-type="float">
            <text:p>-148.198</text:p>
          </table:table-cell>
          <table:table-cell office:value-type="float" office:value="-73.716" calcext:value-type="float">
            <text:p>-73.716</text:p>
          </table:table-cell>
          <table:table-cell office:value-type="float" office:value="229.13" calcext:value-type="float">
            <text:p>229.13</text:p>
          </table:table-cell>
          <table:table-cell office:value-type="float" office:value="-0.000000301353" calcext:value-type="float">
            <text:p>-3.01353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1]-[.A151]; 2)+POWER([.K151]-[.B151];2))" office:value-type="float" office:value="234.71903536995" calcext:value-type="float">
            <text:p>234.71903537</text:p>
          </table:table-cell>
          <table:table-cell table:formula="of:=SQRT(POWER([.J151]-[.C151]; 2)+POWER([.K151]-[.D151];2))" office:value-type="float" office:value="278.663118869362" calcext:value-type="float">
            <text:p>278.6631188694</text:p>
          </table:table-cell>
        </table:table-row>
        <table:table-row table:style-name="ro1">
          <table:table-cell office:value-type="float" office:value="219.729" calcext:value-type="float">
            <text:p>219.729</text:p>
          </table:table-cell>
          <table:table-cell office:value-type="float" office:value="537.988" calcext:value-type="float">
            <text:p>537.988</text:p>
          </table:table-cell>
          <table:table-cell office:value-type="float" office:value="192.867" calcext:value-type="float">
            <text:p>192.867</text:p>
          </table:table-cell>
          <table:table-cell office:value-type="float" office:value="449.817" calcext:value-type="float">
            <text:p>449.817</text:p>
          </table:table-cell>
          <table:table-cell office:value-type="float" office:value="-83.6763" calcext:value-type="float">
            <text:p>-83.6763</text:p>
          </table:table-cell>
          <table:table-cell office:value-type="float" office:value="426.799" calcext:value-type="float">
            <text:p>426.799</text:p>
          </table:table-cell>
          <table:table-cell office:value-type="float" office:value="120.121" calcext:value-type="float">
            <text:p>120.121</text:p>
          </table:table-cell>
          <table:table-cell office:value-type="float" office:value="0.460563" calcext:value-type="float">
            <text:p>0.46056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2]-[.A152]; 2)+POWER([.K152]-[.B152];2))" office:value-type="float" office:value="338.517145186178" calcext:value-type="float">
            <text:p>338.5171451862</text:p>
          </table:table-cell>
          <table:table-cell table:formula="of:=SQRT(POWER([.J152]-[.C152]; 2)+POWER([.K152]-[.D152];2))" office:value-type="float" office:value="282.346824274685" calcext:value-type="float">
            <text:p>282.3468242747</text:p>
          </table:table-cell>
        </table:table-row>
        <table:table-row table:style-name="ro1">
          <table:table-cell office:value-type="float" office:value="216.748" calcext:value-type="float">
            <text:p>216.748</text:p>
          </table:table-cell>
          <table:table-cell office:value-type="float" office:value="537.469" calcext:value-type="float">
            <text:p>537.469</text:p>
          </table:table-cell>
          <table:table-cell office:value-type="float" office:value="189.835" calcext:value-type="float">
            <text:p>189.835</text:p>
          </table:table-cell>
          <table:table-cell office:value-type="float" office:value="449.303" calcext:value-type="float">
            <text:p>449.303</text:p>
          </table:table-cell>
          <table:table-cell office:value-type="float" office:value="-84.5582" calcext:value-type="float">
            <text:p>-84.5582</text:p>
          </table:table-cell>
          <table:table-cell office:value-type="float" office:value="425.873" calcext:value-type="float">
            <text:p>425.873</text:p>
          </table:table-cell>
          <table:table-cell office:value-type="float" office:value="124.455" calcext:value-type="float">
            <text:p>124.455</text:p>
          </table:table-cell>
          <table:table-cell office:value-type="float" office:value="0.248015" calcext:value-type="float">
            <text:p>0.24801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3]-[.A153]; 2)+POWER([.K153]-[.B153];2))" office:value-type="float" office:value="339.521960210234" calcext:value-type="float">
            <text:p>339.5219602102</text:p>
          </table:table-cell>
          <table:table-cell table:formula="of:=SQRT(POWER([.J153]-[.C153]; 2)+POWER([.K153]-[.D153];2))" office:value-type="float" office:value="284.032711204185" calcext:value-type="float">
            <text:p>284.0327112042</text:p>
          </table:table-cell>
        </table:table-row>
        <table:table-row table:style-name="ro1">
          <table:table-cell office:value-type="float" office:value="201.606" calcext:value-type="float">
            <text:p>201.606</text:p>
          </table:table-cell>
          <table:table-cell office:value-type="float" office:value="335.612" calcext:value-type="float">
            <text:p>335.612</text:p>
          </table:table-cell>
          <table:table-cell office:value-type="float" office:value="175.235" calcext:value-type="float">
            <text:p>175.235</text:p>
          </table:table-cell>
          <table:table-cell office:value-type="float" office:value="246.866" calcext:value-type="float">
            <text:p>246.866</text:p>
          </table:table-cell>
          <table:table-cell office:value-type="float" office:value="15.1104" calcext:value-type="float">
            <text:p>15.1104</text:p>
          </table:table-cell>
          <table:table-cell office:value-type="float" office:value="191.914" calcext:value-type="float">
            <text:p>191.914</text:p>
          </table:table-cell>
          <table:table-cell office:value-type="float" office:value="154.916" calcext:value-type="float">
            <text:p>154.916</text:p>
          </table:table-cell>
          <table:table-cell office:value-type="float" office:value="0.885953" calcext:value-type="float">
            <text:p>0.88595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4]-[.A154]; 2)+POWER([.K154]-[.B154];2))" office:value-type="float" office:value="205.014091662012" calcext:value-type="float">
            <text:p>205.014091662</text:p>
          </table:table-cell>
          <table:table-cell table:formula="of:=SQRT(POWER([.J154]-[.C154]; 2)+POWER([.K154]-[.D154];2))" office:value-type="float" office:value="208.821701891829" calcext:value-type="float">
            <text:p>208.8217018918</text:p>
          </table:table-cell>
        </table:table-row>
        <table:table-row table:style-name="ro1">
          <table:table-cell office:value-type="float" office:value="209.121" calcext:value-type="float">
            <text:p>209.121</text:p>
          </table:table-cell>
          <table:table-cell office:value-type="float" office:value="330.041" calcext:value-type="float">
            <text:p>330.041</text:p>
          </table:table-cell>
          <table:table-cell office:value-type="float" office:value="182.83" calcext:value-type="float">
            <text:p>182.83</text:p>
          </table:table-cell>
          <table:table-cell office:value-type="float" office:value="241.864" calcext:value-type="float">
            <text:p>241.864</text:p>
          </table:table-cell>
          <table:table-cell office:value-type="float" office:value="14.6511" calcext:value-type="float">
            <text:p>14.6511</text:p>
          </table:table-cell>
          <table:table-cell office:value-type="float" office:value="183.727" calcext:value-type="float">
            <text:p>183.727</text:p>
          </table:table-cell>
          <table:table-cell office:value-type="float" office:value="143.667" calcext:value-type="float">
            <text:p>143.667</text:p>
          </table:table-cell>
          <table:table-cell office:value-type="float" office:value="0.468006" calcext:value-type="float">
            <text:p>0.468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5]-[.A155]; 2)+POWER([.K155]-[.B155];2))" office:value-type="float" office:value="195.790404060056" calcext:value-type="float">
            <text:p>195.7904040601</text:p>
          </table:table-cell>
          <table:table-cell table:formula="of:=SQRT(POWER([.J155]-[.C155]; 2)+POWER([.K155]-[.D155];2))" office:value-type="float" office:value="201.170045971064" calcext:value-type="float">
            <text:p>201.1700459711</text:p>
          </table:table-cell>
        </table:table-row>
        <table:table-row table:style-name="ro1">
          <table:table-cell office:value-type="float" office:value="212.891" calcext:value-type="float">
            <text:p>212.891</text:p>
          </table:table-cell>
          <table:table-cell office:value-type="float" office:value="330.004" calcext:value-type="float">
            <text:p>330.004</text:p>
          </table:table-cell>
          <table:table-cell office:value-type="float" office:value="186.639" calcext:value-type="float">
            <text:p>186.639</text:p>
          </table:table-cell>
          <table:table-cell office:value-type="float" office:value="241.662" calcext:value-type="float">
            <text:p>241.662</text:p>
          </table:table-cell>
          <table:table-cell office:value-type="float" office:value="17.297" calcext:value-type="float">
            <text:p>17.297</text:p>
          </table:table-cell>
          <table:table-cell office:value-type="float" office:value="184.666" calcext:value-type="float">
            <text:p>184.666</text:p>
          </table:table-cell>
          <table:table-cell office:value-type="float" office:value="138.258" calcext:value-type="float">
            <text:p>138.258</text:p>
          </table:table-cell>
          <table:table-cell office:value-type="float" office:value="0.452519" calcext:value-type="float">
            <text:p>0.4525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6]-[.A156]; 2)+POWER([.K156]-[.B156];2))" office:value-type="float" office:value="192.413601122686" calcext:value-type="float">
            <text:p>192.4136011227</text:p>
          </table:table-cell>
          <table:table-cell table:formula="of:=SQRT(POWER([.J156]-[.C156]; 2)+POWER([.K156]-[.D156];2))" office:value-type="float" office:value="197.361289428804" calcext:value-type="float">
            <text:p>197.3612894288</text:p>
          </table:table-cell>
        </table:table-row>
        <table:table-row table:style-name="ro1">
          <table:table-cell office:value-type="float" office:value="213.581" calcext:value-type="float">
            <text:p>213.581</text:p>
          </table:table-cell>
          <table:table-cell office:value-type="float" office:value="329.039" calcext:value-type="float">
            <text:p>329.039</text:p>
          </table:table-cell>
          <table:table-cell office:value-type="float" office:value="187.338" calcext:value-type="float">
            <text:p>187.338</text:p>
          </table:table-cell>
          <table:table-cell office:value-type="float" office:value="240.847" calcext:value-type="float">
            <text:p>240.847</text:p>
          </table:table-cell>
          <table:table-cell office:value-type="float" office:value="16.5465" calcext:value-type="float">
            <text:p>16.5465</text:p>
          </table:table-cell>
          <table:table-cell office:value-type="float" office:value="182.977" calcext:value-type="float">
            <text:p>182.977</text:p>
          </table:table-cell>
          <table:table-cell office:value-type="float" office:value="137.154" calcext:value-type="float">
            <text:p>137.154</text:p>
          </table:table-cell>
          <table:table-cell office:value-type="float" office:value="0.398579" calcext:value-type="float">
            <text:p>0.39857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7]-[.A157]; 2)+POWER([.K157]-[.B157];2))" office:value-type="float" office:value="191.359408135581" calcext:value-type="float">
            <text:p>191.3594081356</text:p>
          </table:table-cell>
          <table:table-cell table:formula="of:=SQRT(POWER([.J157]-[.C157]; 2)+POWER([.K157]-[.D157];2))" office:value-type="float" office:value="196.665379904548" calcext:value-type="float">
            <text:p>196.6653799045</text:p>
          </table:table-cell>
        </table:table-row>
        <table:table-row table:style-name="ro1">
          <table:table-cell office:value-type="float" office:value="210.06" calcext:value-type="float">
            <text:p>210.06</text:p>
          </table:table-cell>
          <table:table-cell office:value-type="float" office:value="189.283" calcext:value-type="float">
            <text:p>189.283</text:p>
          </table:table-cell>
          <table:table-cell office:value-type="float" office:value="184.232" calcext:value-type="float">
            <text:p>184.232</text:p>
          </table:table-cell>
          <table:table-cell office:value-type="float" office:value="105.204" calcext:value-type="float">
            <text:p>105.204</text:p>
          </table:table-cell>
          <table:table-cell office:value-type="float" office:value="58.228" calcext:value-type="float">
            <text:p>58.228</text:p>
          </table:table-cell>
          <table:table-cell office:value-type="float" office:value="1.77144" calcext:value-type="float">
            <text:p>1.77144</text:p>
          </table:table-cell>
          <table:table-cell office:value-type="float" office:value="145.574" calcext:value-type="float">
            <text:p>145.574</text:p>
          </table:table-cell>
          <table:table-cell office:value-type="float" office:value="0.968135" calcext:value-type="float">
            <text:p>0.9681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8]-[.A158]; 2)+POWER([.K158]-[.B158];2))" office:value-type="float" office:value="181.753144921897" calcext:value-type="float">
            <text:p>181.7531449219</text:p>
          </table:table-cell>
          <table:table-cell table:formula="of:=SQRT(POWER([.J158]-[.C158]; 2)+POWER([.K158]-[.D158];2))" office:value-type="float" office:value="242.116499726888" calcext:value-type="float">
            <text:p>242.1164997269</text:p>
          </table:table-cell>
        </table:table-row>
        <table:table-row table:style-name="ro1">
          <table:table-cell office:value-type="float" office:value="206.693" calcext:value-type="float">
            <text:p>206.693</text:p>
          </table:table-cell>
          <table:table-cell office:value-type="float" office:value="184.901" calcext:value-type="float">
            <text:p>184.901</text:p>
          </table:table-cell>
          <table:table-cell office:value-type="float" office:value="180.884" calcext:value-type="float">
            <text:p>180.884</text:p>
          </table:table-cell>
          <table:table-cell office:value-type="float" office:value="99.6461" calcext:value-type="float">
            <text:p>99.6461</text:p>
          </table:table-cell>
          <table:table-cell office:value-type="float" office:value="73.5531" calcext:value-type="float">
            <text:p>73.5531</text:p>
          </table:table-cell>
          <table:table-cell office:value-type="float" office:value="4.264" calcext:value-type="float">
            <text:p>4.264</text:p>
          </table:table-cell>
          <table:table-cell office:value-type="float" office:value="152.001" calcext:value-type="float">
            <text:p>152.001</text:p>
          </table:table-cell>
          <table:table-cell office:value-type="float" office:value="0.939934" calcext:value-type="float">
            <text:p>0.93993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59]-[.A159]; 2)+POWER([.K159]-[.B159];2))" office:value-type="float" office:value="186.27417440429" calcext:value-type="float">
            <text:p>186.2741744043</text:p>
          </table:table-cell>
          <table:table-cell table:formula="of:=SQRT(POWER([.J159]-[.C159]; 2)+POWER([.K159]-[.D159];2))" office:value-type="float" office:value="248.033752342721" calcext:value-type="float">
            <text:p>248.0337523427</text:p>
          </table:table-cell>
        </table:table-row>
        <table:table-row table:style-name="ro1">
          <table:table-cell office:value-type="float" office:value="208.698" calcext:value-type="float">
            <text:p>208.698</text:p>
          </table:table-cell>
          <table:table-cell office:value-type="float" office:value="191.589" calcext:value-type="float">
            <text:p>191.589</text:p>
          </table:table-cell>
          <table:table-cell office:value-type="float" office:value="182.866" calcext:value-type="float">
            <text:p>182.866</text:p>
          </table:table-cell>
          <table:table-cell office:value-type="float" office:value="106.786" calcext:value-type="float">
            <text:p>106.786</text:p>
          </table:table-cell>
          <table:table-cell office:value-type="float" office:value="64.4479" calcext:value-type="float">
            <text:p>64.4479</text:p>
          </table:table-cell>
          <table:table-cell office:value-type="float" office:value="8.89729" calcext:value-type="float">
            <text:p>8.89729</text:p>
          </table:table-cell>
          <table:table-cell office:value-type="float" office:value="148.197" calcext:value-type="float">
            <text:p>148.197</text:p>
          </table:table-cell>
          <table:table-cell office:value-type="float" office:value="0.898873" calcext:value-type="float">
            <text:p>0.8988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0]-[.A160]; 2)+POWER([.K160]-[.B160];2))" office:value-type="float" office:value="182.406305058241" calcext:value-type="float">
            <text:p>182.4063050582</text:p>
          </table:table-cell>
          <table:table-cell table:formula="of:=SQRT(POWER([.J160]-[.C160]; 2)+POWER([.K160]-[.D160];2))" office:value-type="float" office:value="242.35864282505" calcext:value-type="float">
            <text:p>242.3586428251</text:p>
          </table:table-cell>
        </table:table-row>
        <table:table-row table:style-name="ro1">
          <table:table-cell office:value-type="float" office:value="195.661" calcext:value-type="float">
            <text:p>195.661</text:p>
          </table:table-cell>
          <table:table-cell office:value-type="float" office:value="197.156" calcext:value-type="float">
            <text:p>197.156</text:p>
          </table:table-cell>
          <table:table-cell office:value-type="float" office:value="169.713" calcext:value-type="float">
            <text:p>169.713</text:p>
          </table:table-cell>
          <table:table-cell office:value-type="float" office:value="112.805" calcext:value-type="float">
            <text:p>112.805</text:p>
          </table:table-cell>
          <table:table-cell office:value-type="float" office:value="53.158" calcext:value-type="float">
            <text:p>53.158</text:p>
          </table:table-cell>
          <table:table-cell office:value-type="float" office:value="11.9195" calcext:value-type="float">
            <text:p>11.9195</text:p>
          </table:table-cell>
          <table:table-cell office:value-type="float" office:value="167.221" calcext:value-type="float">
            <text:p>167.221</text:p>
          </table:table-cell>
          <table:table-cell office:value-type="float" office:value="0.867678" calcext:value-type="float">
            <text:p>0.86767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1]-[.A161]; 2)+POWER([.K161]-[.B161];2))" office:value-type="float" office:value="193.6041405988" calcext:value-type="float">
            <text:p>193.6041405988</text:p>
          </table:table-cell>
          <table:table-cell table:formula="of:=SQRT(POWER([.J161]-[.C161]; 2)+POWER([.K161]-[.D161];2))" office:value-type="float" office:value="250.220435604289" calcext:value-type="float">
            <text:p>250.2204356043</text:p>
          </table:table-cell>
        </table:table-row>
        <table:table-row table:style-name="ro1">
          <table:table-cell office:value-type="float" office:value="171.428" calcext:value-type="float">
            <text:p>171.428</text:p>
          </table:table-cell>
          <table:table-cell office:value-type="float" office:value="471.302" calcext:value-type="float">
            <text:p>471.302</text:p>
          </table:table-cell>
          <table:table-cell office:value-type="float" office:value="143.794" calcext:value-type="float">
            <text:p>143.794</text:p>
          </table:table-cell>
          <table:table-cell office:value-type="float" office:value="390.51" calcext:value-type="float">
            <text:p>390.51</text:p>
          </table:table-cell>
          <table:table-cell office:value-type="float" office:value="-141.783" calcext:value-type="float">
            <text:p>-141.783</text:p>
          </table:table-cell>
          <table:table-cell office:value-type="float" office:value="322.517" calcext:value-type="float">
            <text:p>322.517</text:p>
          </table:table-cell>
          <table:table-cell office:value-type="float" office:value="189.51" calcext:value-type="float">
            <text:p>189.51</text:p>
          </table:table-cell>
          <table:table-cell office:value-type="float" office:value="0.184522" calcext:value-type="float">
            <text:p>0.18452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2]-[.A162]; 2)+POWER([.K162]-[.B162];2))" office:value-type="float" office:value="312.675970275939" calcext:value-type="float">
            <text:p>312.6759702759</text:p>
          </table:table-cell>
          <table:table-cell table:formula="of:=SQRT(POWER([.J162]-[.C162]; 2)+POWER([.K162]-[.D162];2))" office:value-type="float" office:value="282.407759340993" calcext:value-type="float">
            <text:p>282.407759341</text:p>
          </table:table-cell>
        </table:table-row>
        <table:table-row table:style-name="ro1">
          <table:table-cell office:value-type="float" office:value="171.428" calcext:value-type="float">
            <text:p>171.428</text:p>
          </table:table-cell>
          <table:table-cell office:value-type="float" office:value="471.302" calcext:value-type="float">
            <text:p>471.302</text:p>
          </table:table-cell>
          <table:table-cell office:value-type="float" office:value="143.794" calcext:value-type="float">
            <text:p>143.794</text:p>
          </table:table-cell>
          <table:table-cell office:value-type="float" office:value="390.51" calcext:value-type="float">
            <text:p>390.51</text:p>
          </table:table-cell>
          <table:table-cell office:value-type="float" office:value="-141.783" calcext:value-type="float">
            <text:p>-141.783</text:p>
          </table:table-cell>
          <table:table-cell office:value-type="float" office:value="322.517" calcext:value-type="float">
            <text:p>322.517</text:p>
          </table:table-cell>
          <table:table-cell office:value-type="float" office:value="189.51" calcext:value-type="float">
            <text:p>189.51</text:p>
          </table:table-cell>
          <table:table-cell office:value-type="float" office:value="0.184522" calcext:value-type="float">
            <text:p>0.18452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3]-[.A163]; 2)+POWER([.K163]-[.B163];2))" office:value-type="float" office:value="312.675970275939" calcext:value-type="float">
            <text:p>312.6759702759</text:p>
          </table:table-cell>
          <table:table-cell table:formula="of:=SQRT(POWER([.J163]-[.C163]; 2)+POWER([.K163]-[.D163];2))" office:value-type="float" office:value="282.407759340993" calcext:value-type="float">
            <text:p>282.407759341</text:p>
          </table:table-cell>
        </table:table-row>
        <table:table-row table:style-name="ro1">
          <table:table-cell office:value-type="float" office:value="267.244" calcext:value-type="float">
            <text:p>267.244</text:p>
          </table:table-cell>
          <table:table-cell office:value-type="float" office:value="573.126" calcext:value-type="float">
            <text:p>573.126</text:p>
          </table:table-cell>
          <table:table-cell office:value-type="float" office:value="241.372" calcext:value-type="float">
            <text:p>241.372</text:p>
          </table:table-cell>
          <table:table-cell office:value-type="float" office:value="488.995" calcext:value-type="float">
            <text:p>488.995</text:p>
          </table:table-cell>
          <table:table-cell office:value-type="float" office:value="-115.741" calcext:value-type="float">
            <text:p>-115.741</text:p>
          </table:table-cell>
          <table:table-cell office:value-type="float" office:value="465.193" calcext:value-type="float">
            <text:p>465.193</text:p>
          </table:table-cell>
          <table:table-cell office:value-type="float" office:value="45.6911" calcext:value-type="float">
            <text:p>45.6911</text:p>
          </table:table-cell>
          <table:table-cell office:value-type="float" office:value="0.823784" calcext:value-type="float">
            <text:p>0.8237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4]-[.A164]; 2)+POWER([.K164]-[.B164];2))" office:value-type="float" office:value="351.107378749009" calcext:value-type="float">
            <text:p>351.107378749</text:p>
          </table:table-cell>
          <table:table-cell table:formula="of:=SQRT(POWER([.J164]-[.C164]; 2)+POWER([.K164]-[.D164];2))" office:value-type="float" office:value="285.217945453998" calcext:value-type="float">
            <text:p>285.217945454</text:p>
          </table:table-cell>
        </table:table-row>
        <table:table-row table:style-name="ro1">
          <table:table-cell office:value-type="float" office:value="300.593" calcext:value-type="float">
            <text:p>300.593</text:p>
          </table:table-cell>
          <table:table-cell office:value-type="float" office:value="570.82" calcext:value-type="float">
            <text:p>570.82</text:p>
          </table:table-cell>
          <table:table-cell office:value-type="float" office:value="275.391" calcext:value-type="float">
            <text:p>275.391</text:p>
          </table:table-cell>
          <table:table-cell office:value-type="float" office:value="481.614" calcext:value-type="float">
            <text:p>481.614</text:p>
          </table:table-cell>
          <table:table-cell office:value-type="float" office:value="-58.7539" calcext:value-type="float">
            <text:p>-58.7539</text:p>
          </table:table-cell>
          <table:table-cell office:value-type="float" office:value="475.457" calcext:value-type="float">
            <text:p>475.457</text:p>
          </table:table-cell>
          <table:table-cell office:value-type="float" office:value="4.28774" calcext:value-type="float">
            <text:p>4.28774</text:p>
          </table:table-cell>
          <table:table-cell office:value-type="float" office:value="0.788778" calcext:value-type="float">
            <text:p>0.78877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5]-[.A165]; 2)+POWER([.K165]-[.B165];2))" office:value-type="float" office:value="339.233430028646" calcext:value-type="float">
            <text:p>339.2334300286</text:p>
          </table:table-cell>
          <table:table-cell table:formula="of:=SQRT(POWER([.J165]-[.C165]; 2)+POWER([.K165]-[.D165];2))" office:value-type="float" office:value="263.079425035482" calcext:value-type="float">
            <text:p>263.0794250355</text:p>
          </table:table-cell>
        </table:table-row>
        <table:table-row table:style-name="ro1">
          <table:table-cell office:value-type="float" office:value="265.844" calcext:value-type="float">
            <text:p>265.844</text:p>
          </table:table-cell>
          <table:table-cell office:value-type="float" office:value="570.758" calcext:value-type="float">
            <text:p>570.758</text:p>
          </table:table-cell>
          <table:table-cell office:value-type="float" office:value="239.977" calcext:value-type="float">
            <text:p>239.977</text:p>
          </table:table-cell>
          <table:table-cell office:value-type="float" office:value="488.107" calcext:value-type="float">
            <text:p>488.107</text:p>
          </table:table-cell>
          <table:table-cell office:value-type="float" office:value="-128.675" calcext:value-type="float">
            <text:p>-128.675</text:p>
          </table:table-cell>
          <table:table-cell office:value-type="float" office:value="459.328" calcext:value-type="float">
            <text:p>459.328</text:p>
          </table:table-cell>
          <table:table-cell office:value-type="float" office:value="45.952" calcext:value-type="float">
            <text:p>45.952</text:p>
          </table:table-cell>
          <table:table-cell office:value-type="float" office:value="0.735922" calcext:value-type="float">
            <text:p>0.73592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6]-[.A166]; 2)+POWER([.K166]-[.B166];2))" office:value-type="float" office:value="349.346050356949" calcext:value-type="float">
            <text:p>349.3460503569</text:p>
          </table:table-cell>
          <table:table-cell table:formula="of:=SQRT(POWER([.J166]-[.C166]; 2)+POWER([.K166]-[.D166];2))" office:value-type="float" office:value="285.151328206621" calcext:value-type="float">
            <text:p>285.1513282066</text:p>
          </table:table-cell>
        </table:table-row>
        <table:table-row table:style-name="ro1">
          <table:table-cell office:value-type="float" office:value="270.01" calcext:value-type="float">
            <text:p>270.01</text:p>
          </table:table-cell>
          <table:table-cell office:value-type="float" office:value="575.229" calcext:value-type="float">
            <text:p>575.229</text:p>
          </table:table-cell>
          <table:table-cell office:value-type="float" office:value="244.24" calcext:value-type="float">
            <text:p>244.24</text:p>
          </table:table-cell>
          <table:table-cell office:value-type="float" office:value="492.349" calcext:value-type="float">
            <text:p>492.349</text:p>
          </table:table-cell>
          <table:table-cell office:value-type="float" office:value="-126.6" calcext:value-type="float">
            <text:p>-126.6</text:p>
          </table:table-cell>
          <table:table-cell office:value-type="float" office:value="465.631" calcext:value-type="float">
            <text:p>465.631</text:p>
          </table:table-cell>
          <table:table-cell office:value-type="float" office:value="40.0066" calcext:value-type="float">
            <text:p>40.0066</text:p>
          </table:table-cell>
          <table:table-cell office:value-type="float" office:value="0.575857" calcext:value-type="float">
            <text:p>0.57585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7]-[.A167]; 2)+POWER([.K167]-[.B167];2))" office:value-type="float" office:value="352.186437190588" calcext:value-type="float">
            <text:p>352.1864371906</text:p>
          </table:table-cell>
          <table:table-cell table:formula="of:=SQRT(POWER([.J167]-[.C167]; 2)+POWER([.K167]-[.D167];2))" office:value-type="float" office:value="286.718467143294" calcext:value-type="float">
            <text:p>286.7184671433</text:p>
          </table:table-cell>
        </table:table-row>
        <table:table-row table:style-name="ro1">
          <table:table-cell office:value-type="float" office:value="302.66" calcext:value-type="float">
            <text:p>302.66</text:p>
          </table:table-cell>
          <table:table-cell office:value-type="float" office:value="565.323" calcext:value-type="float">
            <text:p>565.323</text:p>
          </table:table-cell>
          <table:table-cell office:value-type="float" office:value="277.413" calcext:value-type="float">
            <text:p>277.413</text:p>
          </table:table-cell>
          <table:table-cell office:value-type="float" office:value="474.091" calcext:value-type="float">
            <text:p>474.091</text:p>
          </table:table-cell>
          <table:table-cell office:value-type="float" office:value="-39.0852" calcext:value-type="float">
            <text:p>-39.0852</text:p>
          </table:table-cell>
          <table:table-cell office:value-type="float" office:value="473.028" calcext:value-type="float">
            <text:p>473.028</text:p>
          </table:table-cell>
          <table:table-cell office:value-type="float" office:value="4.35603" calcext:value-type="float">
            <text:p>4.35603</text:p>
          </table:table-cell>
          <table:table-cell office:value-type="float" office:value="0.477823" calcext:value-type="float">
            <text:p>0.4778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8]-[.A168]; 2)+POWER([.K168]-[.B168];2))" office:value-type="float" office:value="333.397597365368" calcext:value-type="float">
            <text:p>333.3975973654</text:p>
          </table:table-cell>
          <table:table-cell table:formula="of:=SQRT(POWER([.J168]-[.C168]; 2)+POWER([.K168]-[.D168];2))" office:value-type="float" office:value="255.395812123065" calcext:value-type="float">
            <text:p>255.3958121231</text:p>
          </table:table-cell>
        </table:table-row>
        <table:table-row table:style-name="ro1">
          <table:table-cell office:value-type="float" office:value="265.149" calcext:value-type="float">
            <text:p>265.149</text:p>
          </table:table-cell>
          <table:table-cell office:value-type="float" office:value="575.089" calcext:value-type="float">
            <text:p>575.089</text:p>
          </table:table-cell>
          <table:table-cell office:value-type="float" office:value="239.213" calcext:value-type="float">
            <text:p>239.213</text:p>
          </table:table-cell>
          <table:table-cell office:value-type="float" office:value="490.75" calcext:value-type="float">
            <text:p>490.75</text:p>
          </table:table-cell>
          <table:table-cell office:value-type="float" office:value="-115.395" calcext:value-type="float">
            <text:p>-115.395</text:p>
          </table:table-cell>
          <table:table-cell office:value-type="float" office:value="467.713" calcext:value-type="float">
            <text:p>467.713</text:p>
          </table:table-cell>
          <table:table-cell office:value-type="float" office:value="48.991" calcext:value-type="float">
            <text:p>48.991</text:p>
          </table:table-cell>
          <table:table-cell office:value-type="float" office:value="0.404556" calcext:value-type="float">
            <text:p>0.4045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69]-[.A169]; 2)+POWER([.K169]-[.B169];2))" office:value-type="float" office:value="353.657803705786" calcext:value-type="float">
            <text:p>353.6578037058</text:p>
          </table:table-cell>
          <table:table-cell table:formula="of:=SQRT(POWER([.J169]-[.C169]; 2)+POWER([.K169]-[.D169];2))" office:value-type="float" office:value="287.819106156975" calcext:value-type="float">
            <text:p>287.819106157</text:p>
          </table:table-cell>
        </table:table-row>
        <table:table-row table:style-name="ro1">
          <table:table-cell office:value-type="float" office:value="267.919" calcext:value-type="float">
            <text:p>267.919</text:p>
          </table:table-cell>
          <table:table-cell office:value-type="float" office:value="571.984" calcext:value-type="float">
            <text:p>571.984</text:p>
          </table:table-cell>
          <table:table-cell office:value-type="float" office:value="242.093" calcext:value-type="float">
            <text:p>242.093</text:p>
          </table:table-cell>
          <table:table-cell office:value-type="float" office:value="488.866" calcext:value-type="float">
            <text:p>488.866</text:p>
          </table:table-cell>
          <table:table-cell office:value-type="float" office:value="-124.126" calcext:value-type="float">
            <text:p>-124.126</text:p>
          </table:table-cell>
          <table:table-cell office:value-type="float" office:value="461.942" calcext:value-type="float">
            <text:p>461.942</text:p>
          </table:table-cell>
          <table:table-cell office:value-type="float" office:value="43.4465" calcext:value-type="float">
            <text:p>43.4465</text:p>
          </table:table-cell>
          <table:table-cell office:value-type="float" office:value="0.379077" calcext:value-type="float">
            <text:p>0.37907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0]-[.A170]; 2)+POWER([.K170]-[.B170];2))" office:value-type="float" office:value="349.806001688079" calcext:value-type="float">
            <text:p>349.8060016881</text:p>
          </table:table-cell>
          <table:table-cell table:formula="of:=SQRT(POWER([.J170]-[.C170]; 2)+POWER([.K170]-[.D170];2))" office:value-type="float" office:value="284.746235453605" calcext:value-type="float">
            <text:p>284.7462354536</text:p>
          </table:table-cell>
        </table:table-row>
        <table:table-row table:style-name="ro1">
          <table:table-cell office:value-type="float" office:value="304.56" calcext:value-type="float">
            <text:p>304.56</text:p>
          </table:table-cell>
          <table:table-cell office:value-type="float" office:value="569.106" calcext:value-type="float">
            <text:p>569.106</text:p>
          </table:table-cell>
          <table:table-cell office:value-type="float" office:value="279.385" calcext:value-type="float">
            <text:p>279.385</text:p>
          </table:table-cell>
          <table:table-cell office:value-type="float" office:value="478.461" calcext:value-type="float">
            <text:p>478.461</text:p>
          </table:table-cell>
          <table:table-cell office:value-type="float" office:value="-44.7096" calcext:value-type="float">
            <text:p>-44.7096</text:p>
          </table:table-cell>
          <table:table-cell office:value-type="float" office:value="476.49" calcext:value-type="float">
            <text:p>476.49</text:p>
          </table:table-cell>
          <table:table-cell office:value-type="float" office:value="0.765413" calcext:value-type="float">
            <text:p>0.765413</text:p>
          </table:table-cell>
          <table:table-cell office:value-type="float" office:value="0.322674" calcext:value-type="float">
            <text:p>0.3226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1]-[.A171]; 2)+POWER([.K171]-[.B171];2))" office:value-type="float" office:value="336.614094826702" calcext:value-type="float">
            <text:p>336.6140948267</text:p>
          </table:table-cell>
          <table:table-cell table:formula="of:=SQRT(POWER([.J171]-[.C171]; 2)+POWER([.K171]-[.D171];2))" office:value-type="float" office:value="258.569338371741" calcext:value-type="float">
            <text:p>258.5693383717</text:p>
          </table:table-cell>
        </table:table-row>
        <table:table-row table:style-name="ro1">
          <table:table-cell office:value-type="float" office:value="265.237" calcext:value-type="float">
            <text:p>265.237</text:p>
          </table:table-cell>
          <table:table-cell office:value-type="float" office:value="570.089" calcext:value-type="float">
            <text:p>570.089</text:p>
          </table:table-cell>
          <table:table-cell office:value-type="float" office:value="239.346" calcext:value-type="float">
            <text:p>239.346</text:p>
          </table:table-cell>
          <table:table-cell office:value-type="float" office:value="487.075" calcext:value-type="float">
            <text:p>487.075</text:p>
          </table:table-cell>
          <table:table-cell office:value-type="float" office:value="-125.402" calcext:value-type="float">
            <text:p>-125.402</text:p>
          </table:table-cell>
          <table:table-cell office:value-type="float" office:value="459.163" calcext:value-type="float">
            <text:p>459.163</text:p>
          </table:table-cell>
          <table:table-cell office:value-type="float" office:value="47.3131" calcext:value-type="float">
            <text:p>47.3131</text:p>
          </table:table-cell>
          <table:table-cell office:value-type="float" office:value="0.31105" calcext:value-type="float">
            <text:p>0.311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2]-[.A172]; 2)+POWER([.K172]-[.B172];2))" office:value-type="float" office:value="348.922687840731" calcext:value-type="float">
            <text:p>348.9226878407</text:p>
          </table:table-cell>
          <table:table-cell table:formula="of:=SQRT(POWER([.J172]-[.C172]; 2)+POWER([.K172]-[.D172];2))" office:value-type="float" office:value="284.581333437385" calcext:value-type="float">
            <text:p>284.5813334374</text:p>
          </table:table-cell>
        </table:table-row>
        <table:table-row table:style-name="ro1">
          <table:table-cell office:value-type="float" office:value="265.33" calcext:value-type="float">
            <text:p>265.33</text:p>
          </table:table-cell>
          <table:table-cell office:value-type="float" office:value="570.634" calcext:value-type="float">
            <text:p>570.634</text:p>
          </table:table-cell>
          <table:table-cell office:value-type="float" office:value="239.424" calcext:value-type="float">
            <text:p>239.424</text:p>
          </table:table-cell>
          <table:table-cell office:value-type="float" office:value="486.966" calcext:value-type="float">
            <text:p>486.966</text:p>
          </table:table-cell>
          <table:table-cell office:value-type="float" office:value="-119.695" calcext:value-type="float">
            <text:p>-119.695</text:p>
          </table:table-cell>
          <table:table-cell office:value-type="float" office:value="461.104" calcext:value-type="float">
            <text:p>461.104</text:p>
          </table:table-cell>
          <table:table-cell office:value-type="float" office:value="47.9766" calcext:value-type="float">
            <text:p>47.9766</text:p>
          </table:table-cell>
          <table:table-cell office:value-type="float" office:value="0.282835" calcext:value-type="float">
            <text:p>0.2828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3]-[.A173]; 2)+POWER([.K173]-[.B173];2))" office:value-type="float" office:value="349.403598802302" calcext:value-type="float">
            <text:p>349.4035988023</text:p>
          </table:table-cell>
          <table:table-cell table:formula="of:=SQRT(POWER([.J173]-[.C173]; 2)+POWER([.K173]-[.D173];2))" office:value-type="float" office:value="284.447817590503" calcext:value-type="float">
            <text:p>284.4478175905</text:p>
          </table:table-cell>
        </table:table-row>
        <table:table-row table:style-name="ro1">
          <table:table-cell office:value-type="float" office:value="233.097" calcext:value-type="float">
            <text:p>233.097</text:p>
          </table:table-cell>
          <table:table-cell office:value-type="float" office:value="300.593" calcext:value-type="float">
            <text:p>300.593</text:p>
          </table:table-cell>
          <table:table-cell office:value-type="float" office:value="207.155" calcext:value-type="float">
            <text:p>207.155</text:p>
          </table:table-cell>
          <table:table-cell office:value-type="float" office:value="214.706" calcext:value-type="float">
            <text:p>214.706</text:p>
          </table:table-cell>
          <table:table-cell office:value-type="float" office:value="14.4188" calcext:value-type="float">
            <text:p>14.4188</text:p>
          </table:table-cell>
          <table:table-cell office:value-type="float" office:value="141.119" calcext:value-type="float">
            <text:p>141.119</text:p>
          </table:table-cell>
          <table:table-cell office:value-type="float" office:value="107.104" calcext:value-type="float">
            <text:p>107.104</text:p>
          </table:table-cell>
          <table:table-cell office:value-type="float" office:value="0.97603" calcext:value-type="float">
            <text:p>0.976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4]-[.A174]; 2)+POWER([.K174]-[.B174];2))" office:value-type="float" office:value="161.879137191919" calcext:value-type="float">
            <text:p>161.8791371919</text:p>
          </table:table-cell>
          <table:table-cell table:formula="of:=SQRT(POWER([.J174]-[.C174]; 2)+POWER([.K174]-[.D174];2))" office:value-type="float" office:value="178.938862355275" calcext:value-type="float">
            <text:p>178.9388623553</text:p>
          </table:table-cell>
        </table:table-row>
        <table:table-row table:style-name="ro1">
          <table:table-cell office:value-type="float" office:value="232.565" calcext:value-type="float">
            <text:p>232.565</text:p>
          </table:table-cell>
          <table:table-cell office:value-type="float" office:value="267.561" calcext:value-type="float">
            <text:p>267.561</text:p>
          </table:table-cell>
          <table:table-cell office:value-type="float" office:value="206.704" calcext:value-type="float">
            <text:p>206.704</text:p>
          </table:table-cell>
          <table:table-cell office:value-type="float" office:value="179.509" calcext:value-type="float">
            <text:p>179.509</text:p>
          </table:table-cell>
          <table:table-cell office:value-type="float" office:value="55.7347" calcext:value-type="float">
            <text:p>55.7347</text:p>
          </table:table-cell>
          <table:table-cell office:value-type="float" office:value="113.618" calcext:value-type="float">
            <text:p>113.618</text:p>
          </table:table-cell>
          <table:table-cell office:value-type="float" office:value="111.897" calcext:value-type="float">
            <text:p>111.897</text:p>
          </table:table-cell>
          <table:table-cell office:value-type="float" office:value="0.961426" calcext:value-type="float">
            <text:p>0.9614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5]-[.A175]; 2)+POWER([.K175]-[.B175];2))" office:value-type="float" office:value="153.577094470497" calcext:value-type="float">
            <text:p>153.5770944705</text:p>
          </table:table-cell>
          <table:table-cell table:formula="of:=SQRT(POWER([.J175]-[.C175]; 2)+POWER([.K175]-[.D175];2))" office:value-type="float" office:value="187.986692872129" calcext:value-type="float">
            <text:p>187.9866928721</text:p>
          </table:table-cell>
        </table:table-row>
        <table:table-row table:style-name="ro1">
          <table:table-cell office:value-type="float" office:value="253.753" calcext:value-type="float">
            <text:p>253.753</text:p>
          </table:table-cell>
          <table:table-cell office:value-type="float" office:value="290.636" calcext:value-type="float">
            <text:p>290.636</text:p>
          </table:table-cell>
          <table:table-cell office:value-type="float" office:value="228.157" calcext:value-type="float">
            <text:p>228.157</text:p>
          </table:table-cell>
          <table:table-cell office:value-type="float" office:value="206.436" calcext:value-type="float">
            <text:p>206.436</text:p>
          </table:table-cell>
          <table:table-cell office:value-type="float" office:value="7.70052" calcext:value-type="float">
            <text:p>7.70052</text:p>
          </table:table-cell>
          <table:table-cell office:value-type="float" office:value="122.625" calcext:value-type="float">
            <text:p>122.625</text:p>
          </table:table-cell>
          <table:table-cell office:value-type="float" office:value="74.196" calcext:value-type="float">
            <text:p>74.196</text:p>
          </table:table-cell>
          <table:table-cell office:value-type="float" office:value="0.91438" calcext:value-type="float">
            <text:p>0.914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6]-[.A176]; 2)+POWER([.K176]-[.B176];2))" office:value-type="float" office:value="139.03144070677" calcext:value-type="float">
            <text:p>139.0314407068</text:p>
          </table:table-cell>
          <table:table-cell table:formula="of:=SQRT(POWER([.J176]-[.C176]; 2)+POWER([.K176]-[.D176];2))" office:value-type="float" office:value="159.849425225742" calcext:value-type="float">
            <text:p>159.8494252257</text:p>
          </table:table-cell>
        </table:table-row>
        <table:table-row table:style-name="ro1">
          <table:table-cell office:value-type="float" office:value="231.224" calcext:value-type="float">
            <text:p>231.224</text:p>
          </table:table-cell>
          <table:table-cell office:value-type="float" office:value="269.799" calcext:value-type="float">
            <text:p>269.799</text:p>
          </table:table-cell>
          <table:table-cell office:value-type="float" office:value="205.342" calcext:value-type="float">
            <text:p>205.342</text:p>
          </table:table-cell>
          <table:table-cell office:value-type="float" office:value="180.843" calcext:value-type="float">
            <text:p>180.843</text:p>
          </table:table-cell>
          <table:table-cell office:value-type="float" office:value="63.2013" calcext:value-type="float">
            <text:p>63.2013</text:p>
          </table:table-cell>
          <table:table-cell office:value-type="float" office:value="120.529" calcext:value-type="float">
            <text:p>120.529</text:p>
          </table:table-cell>
          <table:table-cell office:value-type="float" office:value="114.76" calcext:value-type="float">
            <text:p>114.76</text:p>
          </table:table-cell>
          <table:table-cell office:value-type="float" office:value="0.835806" calcext:value-type="float">
            <text:p>0.8358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7]-[.A177]; 2)+POWER([.K177]-[.B177];2))" office:value-type="float" office:value="155.284547128811" calcext:value-type="float">
            <text:p>155.2845471288</text:p>
          </table:table-cell>
          <table:table-cell table:formula="of:=SQRT(POWER([.J177]-[.C177]; 2)+POWER([.K177]-[.D177];2))" office:value-type="float" office:value="188.835535885066" calcext:value-type="float">
            <text:p>188.8355358851</text:p>
          </table:table-cell>
        </table:table-row>
        <table:table-row table:style-name="ro1">
          <table:table-cell office:value-type="float" office:value="224.208" calcext:value-type="float">
            <text:p>224.208</text:p>
          </table:table-cell>
          <table:table-cell office:value-type="float" office:value="316.413" calcext:value-type="float">
            <text:p>316.413</text:p>
          </table:table-cell>
          <table:table-cell office:value-type="float" office:value="198.107" calcext:value-type="float">
            <text:p>198.107</text:p>
          </table:table-cell>
          <table:table-cell office:value-type="float" office:value="230.21" calcext:value-type="float">
            <text:p>230.21</text:p>
          </table:table-cell>
          <table:table-cell office:value-type="float" office:value="6.47524" calcext:value-type="float">
            <text:p>6.47524</text:p>
          </table:table-cell>
          <table:table-cell office:value-type="float" office:value="160.448" calcext:value-type="float">
            <text:p>160.448</text:p>
          </table:table-cell>
          <table:table-cell office:value-type="float" office:value="120.052" calcext:value-type="float">
            <text:p>120.052</text:p>
          </table:table-cell>
          <table:table-cell office:value-type="float" office:value="0.79083" calcext:value-type="float">
            <text:p>0.790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8]-[.A178]; 2)+POWER([.K178]-[.B178];2))" office:value-type="float" office:value="176.269049560608" calcext:value-type="float">
            <text:p>176.2690495606</text:p>
          </table:table-cell>
          <table:table-cell table:formula="of:=SQRT(POWER([.J178]-[.C178]; 2)+POWER([.K178]-[.D178];2))" office:value-type="float" office:value="186.26650678262" calcext:value-type="float">
            <text:p>186.2665067826</text:p>
          </table:table-cell>
        </table:table-row>
        <table:table-row table:style-name="ro1">
          <table:table-cell office:value-type="float" office:value="231.821" calcext:value-type="float">
            <text:p>231.821</text:p>
          </table:table-cell>
          <table:table-cell office:value-type="float" office:value="275.831" calcext:value-type="float">
            <text:p>275.831</text:p>
          </table:table-cell>
          <table:table-cell office:value-type="float" office:value="205.927" calcext:value-type="float">
            <text:p>205.927</text:p>
          </table:table-cell>
          <table:table-cell office:value-type="float" office:value="186.201" calcext:value-type="float">
            <text:p>186.201</text:p>
          </table:table-cell>
          <table:table-cell office:value-type="float" office:value="66.4264" calcext:value-type="float">
            <text:p>66.4264</text:p>
          </table:table-cell>
          <table:table-cell office:value-type="float" office:value="130.564" calcext:value-type="float">
            <text:p>130.564</text:p>
          </table:table-cell>
          <table:table-cell office:value-type="float" office:value="114.315" calcext:value-type="float">
            <text:p>114.315</text:p>
          </table:table-cell>
          <table:table-cell office:value-type="float" office:value="0.769314" calcext:value-type="float">
            <text:p>0.7693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79]-[.A179]; 2)+POWER([.K179]-[.B179];2))" office:value-type="float" office:value="155.894145502645" calcext:value-type="float">
            <text:p>155.8941455026</text:p>
          </table:table-cell>
          <table:table-cell table:formula="of:=SQRT(POWER([.J179]-[.C179]; 2)+POWER([.K179]-[.D179];2))" office:value-type="float" office:value="186.61061526612" calcext:value-type="float">
            <text:p>186.6106152661</text:p>
          </table:table-cell>
        </table:table-row>
        <table:table-row table:style-name="ro1">
          <table:table-cell office:value-type="float" office:value="269.743" calcext:value-type="float">
            <text:p>269.743</text:p>
          </table:table-cell>
          <table:table-cell office:value-type="float" office:value="259.176" calcext:value-type="float">
            <text:p>259.176</text:p>
          </table:table-cell>
          <table:table-cell office:value-type="float" office:value="244.495" calcext:value-type="float">
            <text:p>244.495</text:p>
          </table:table-cell>
          <table:table-cell office:value-type="float" office:value="175.804" calcext:value-type="float">
            <text:p>175.804</text:p>
          </table:table-cell>
          <table:table-cell office:value-type="float" office:value="20.4032" calcext:value-type="float">
            <text:p>20.4032</text:p>
          </table:table-cell>
          <table:table-cell office:value-type="float" office:value="81.6702" calcext:value-type="float">
            <text:p>81.6702</text:p>
          </table:table-cell>
          <table:table-cell office:value-type="float" office:value="49.8549" calcext:value-type="float">
            <text:p>49.8549</text:p>
          </table:table-cell>
          <table:table-cell office:value-type="float" office:value="0.738954" calcext:value-type="float">
            <text:p>0.7389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0]-[.A180]; 2)+POWER([.K180]-[.B180];2))" office:value-type="float" office:value="115.540802424944" calcext:value-type="float">
            <text:p>115.5408024249</text:p>
          </table:table-cell>
          <table:table-cell table:formula="of:=SQRT(POWER([.J180]-[.C180]; 2)+POWER([.K180]-[.D180];2))" office:value-type="float" office:value="154.413585674966" calcext:value-type="float">
            <text:p>154.413585675</text:p>
          </table:table-cell>
        </table:table-row>
        <table:table-row table:style-name="ro1">
          <table:table-cell office:value-type="float" office:value="224.325" calcext:value-type="float">
            <text:p>224.325</text:p>
          </table:table-cell>
          <table:table-cell office:value-type="float" office:value="305.723" calcext:value-type="float">
            <text:p>305.723</text:p>
          </table:table-cell>
          <table:table-cell office:value-type="float" office:value="198.271" calcext:value-type="float">
            <text:p>198.271</text:p>
          </table:table-cell>
          <table:table-cell office:value-type="float" office:value="217.123" calcext:value-type="float">
            <text:p>217.123</text:p>
          </table:table-cell>
          <table:table-cell office:value-type="float" office:value="36.6878" calcext:value-type="float">
            <text:p>36.6878</text:p>
          </table:table-cell>
          <table:table-cell office:value-type="float" office:value="158.921" calcext:value-type="float">
            <text:p>158.921</text:p>
          </table:table-cell>
          <table:table-cell office:value-type="float" office:value="122.793" calcext:value-type="float">
            <text:p>122.793</text:p>
          </table:table-cell>
          <table:table-cell office:value-type="float" office:value="0.712676" calcext:value-type="float">
            <text:p>0.7126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1]-[.A181]; 2)+POWER([.K181]-[.B181];2))" office:value-type="float" office:value="171.92069786387" calcext:value-type="float">
            <text:p>171.9206978639</text:p>
          </table:table-cell>
          <table:table-cell table:formula="of:=SQRT(POWER([.J181]-[.C181]; 2)+POWER([.K181]-[.D181];2))" office:value-type="float" office:value="187.387637185595" calcext:value-type="float">
            <text:p>187.3876371856</text:p>
          </table:table-cell>
        </table:table-row>
        <table:table-row table:style-name="ro1">
          <table:table-cell office:value-type="float" office:value="274.573" calcext:value-type="float">
            <text:p>274.573</text:p>
          </table:table-cell>
          <table:table-cell office:value-type="float" office:value="250.439" calcext:value-type="float">
            <text:p>250.439</text:p>
          </table:table-cell>
          <table:table-cell office:value-type="float" office:value="249.413" calcext:value-type="float">
            <text:p>249.413</text:p>
          </table:table-cell>
          <table:table-cell office:value-type="float" office:value="166.829" calcext:value-type="float">
            <text:p>166.829</text:p>
          </table:table-cell>
          <table:table-cell office:value-type="float" office:value="29.0573" calcext:value-type="float">
            <text:p>29.0573</text:p>
          </table:table-cell>
          <table:table-cell office:value-type="float" office:value="72.7599" calcext:value-type="float">
            <text:p>72.7599</text:p>
          </table:table-cell>
          <table:table-cell office:value-type="float" office:value="43.2083" calcext:value-type="float">
            <text:p>43.2083</text:p>
          </table:table-cell>
          <table:table-cell office:value-type="float" office:value="0.693733" calcext:value-type="float">
            <text:p>0.6937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2]-[.A182]; 2)+POWER([.K182]-[.B182];2))" office:value-type="float" office:value="109.751925040065" calcext:value-type="float">
            <text:p>109.7519250401</text:p>
          </table:table-cell>
          <table:table-cell table:formula="of:=SQRT(POWER([.J182]-[.C182]; 2)+POWER([.K182]-[.D182];2))" office:value-type="float" office:value="154.156867540827" calcext:value-type="float">
            <text:p>154.1568675408</text:p>
          </table:table-cell>
        </table:table-row>
        <table:table-row table:style-name="ro1">
          <table:table-cell office:value-type="float" office:value="232.216" calcext:value-type="float">
            <text:p>232.216</text:p>
          </table:table-cell>
          <table:table-cell office:value-type="float" office:value="278.761" calcext:value-type="float">
            <text:p>278.761</text:p>
          </table:table-cell>
          <table:table-cell office:value-type="float" office:value="206.318" calcext:value-type="float">
            <text:p>206.318</text:p>
          </table:table-cell>
          <table:table-cell office:value-type="float" office:value="189.06" calcext:value-type="float">
            <text:p>189.06</text:p>
          </table:table-cell>
          <table:table-cell office:value-type="float" office:value="65.4632" calcext:value-type="float">
            <text:p>65.4632</text:p>
          </table:table-cell>
          <table:table-cell office:value-type="float" office:value="134.191" calcext:value-type="float">
            <text:p>134.191</text:p>
          </table:table-cell>
          <table:table-cell office:value-type="float" office:value="113.668" calcext:value-type="float">
            <text:p>113.668</text:p>
          </table:table-cell>
          <table:table-cell office:value-type="float" office:value="0.637712" calcext:value-type="float">
            <text:p>0.6377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3]-[.A183]; 2)+POWER([.K183]-[.B183];2))" office:value-type="float" office:value="156.172192713684" calcext:value-type="float">
            <text:p>156.1721927137</text:p>
          </table:table-cell>
          <table:table-cell table:formula="of:=SQRT(POWER([.J183]-[.C183]; 2)+POWER([.K183]-[.D183];2))" office:value-type="float" office:value="185.401015973484" calcext:value-type="float">
            <text:p>185.4010159735</text:p>
          </table:table-cell>
        </table:table-row>
        <table:table-row table:style-name="ro1">
          <table:table-cell office:value-type="float" office:value="231.909" calcext:value-type="float">
            <text:p>231.909</text:p>
          </table:table-cell>
          <table:table-cell office:value-type="float" office:value="316.457" calcext:value-type="float">
            <text:p>316.457</text:p>
          </table:table-cell>
          <table:table-cell office:value-type="float" office:value="205.908" calcext:value-type="float">
            <text:p>205.908</text:p>
          </table:table-cell>
          <table:table-cell office:value-type="float" office:value="231.65" calcext:value-type="float">
            <text:p>231.65</text:p>
          </table:table-cell>
          <table:table-cell office:value-type="float" office:value="-5.83942" calcext:value-type="float">
            <text:p>-5.83942</text:p>
          </table:table-cell>
          <table:table-cell office:value-type="float" office:value="154.729" calcext:value-type="float">
            <text:p>154.729</text:p>
          </table:table-cell>
          <table:table-cell office:value-type="float" office:value="106.976" calcext:value-type="float">
            <text:p>106.976</text:p>
          </table:table-cell>
          <table:table-cell office:value-type="float" office:value="0.631588" calcext:value-type="float">
            <text:p>0.6315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4]-[.A184]; 2)+POWER([.K184]-[.B184];2))" office:value-type="float" office:value="169.338469137996" calcext:value-type="float">
            <text:p>169.338469138</text:p>
          </table:table-cell>
          <table:table-cell table:formula="of:=SQRT(POWER([.J184]-[.C184]; 2)+POWER([.K184]-[.D184];2))" office:value-type="float" office:value="178.392496938633" calcext:value-type="float">
            <text:p>178.3924969386</text:p>
          </table:table-cell>
        </table:table-row>
        <table:table-row table:style-name="ro1">
          <table:table-cell office:value-type="float" office:value="224.543" calcext:value-type="float">
            <text:p>224.543</text:p>
          </table:table-cell>
          <table:table-cell office:value-type="float" office:value="314.532" calcext:value-type="float">
            <text:p>314.532</text:p>
          </table:table-cell>
          <table:table-cell office:value-type="float" office:value="198.455" calcext:value-type="float">
            <text:p>198.455</text:p>
          </table:table-cell>
          <table:table-cell office:value-type="float" office:value="227.591" calcext:value-type="float">
            <text:p>227.591</text:p>
          </table:table-cell>
          <table:table-cell office:value-type="float" office:value="15.0942" calcext:value-type="float">
            <text:p>15.0942</text:p>
          </table:table-cell>
          <table:table-cell office:value-type="float" office:value="161.596" calcext:value-type="float">
            <text:p>161.596</text:p>
          </table:table-cell>
          <table:table-cell office:value-type="float" office:value="120.39" calcext:value-type="float">
            <text:p>120.39</text:p>
          </table:table-cell>
          <table:table-cell office:value-type="float" office:value="0.629519" calcext:value-type="float">
            <text:p>0.6295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5]-[.A185]; 2)+POWER([.K185]-[.B185];2))" office:value-type="float" office:value="175.178268837776" calcext:value-type="float">
            <text:p>175.1782688378</text:p>
          </table:table-cell>
          <table:table-cell table:formula="of:=SQRT(POWER([.J185]-[.C185]; 2)+POWER([.K185]-[.D185];2))" office:value-type="float" office:value="186.103643989042" calcext:value-type="float">
            <text:p>186.103643989</text:p>
          </table:table-cell>
        </table:table-row>
        <table:table-row table:style-name="ro1">
          <table:table-cell office:value-type="float" office:value="230.721" calcext:value-type="float">
            <text:p>230.721</text:p>
          </table:table-cell>
          <table:table-cell office:value-type="float" office:value="315.57" calcext:value-type="float">
            <text:p>315.57</text:p>
          </table:table-cell>
          <table:table-cell office:value-type="float" office:value="204.706" calcext:value-type="float">
            <text:p>204.706</text:p>
          </table:table-cell>
          <table:table-cell office:value-type="float" office:value="231.213" calcext:value-type="float">
            <text:p>231.213</text:p>
          </table:table-cell>
          <table:table-cell office:value-type="float" office:value="-10.3343" calcext:value-type="float">
            <text:p>-10.3343</text:p>
          </table:table-cell>
          <table:table-cell office:value-type="float" office:value="151.52" calcext:value-type="float">
            <text:p>151.52</text:p>
          </table:table-cell>
          <table:table-cell office:value-type="float" office:value="108.308" calcext:value-type="float">
            <text:p>108.308</text:p>
          </table:table-cell>
          <table:table-cell office:value-type="float" office:value="0.592883" calcext:value-type="float">
            <text:p>0.5928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6]-[.A186]; 2)+POWER([.K186]-[.B186];2))" office:value-type="float" office:value="170.020577404619" calcext:value-type="float">
            <text:p>170.0205774046</text:p>
          </table:table-cell>
          <table:table-cell table:formula="of:=SQRT(POWER([.J186]-[.C186]; 2)+POWER([.K186]-[.D186];2))" office:value-type="float" office:value="179.618200093977" calcext:value-type="float">
            <text:p>179.618200094</text:p>
          </table:table-cell>
        </table:table-row>
        <table:table-row table:style-name="ro1">
          <table:table-cell office:value-type="float" office:value="230.368" calcext:value-type="float">
            <text:p>230.368</text:p>
          </table:table-cell>
          <table:table-cell office:value-type="float" office:value="310.053" calcext:value-type="float">
            <text:p>310.053</text:p>
          </table:table-cell>
          <table:table-cell office:value-type="float" office:value="204.363" calcext:value-type="float">
            <text:p>204.363</text:p>
          </table:table-cell>
          <table:table-cell office:value-type="float" office:value="225.496" calcext:value-type="float">
            <text:p>225.496</text:p>
          </table:table-cell>
          <table:table-cell office:value-type="float" office:value="-5.32371" calcext:value-type="float">
            <text:p>-5.32371</text:p>
          </table:table-cell>
          <table:table-cell office:value-type="float" office:value="145.849" calcext:value-type="float">
            <text:p>145.849</text:p>
          </table:table-cell>
          <table:table-cell office:value-type="float" office:value="109.305" calcext:value-type="float">
            <text:p>109.305</text:p>
          </table:table-cell>
          <table:table-cell office:value-type="float" office:value="0.506937" calcext:value-type="float">
            <text:p>0.5069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7]-[.A187]; 2)+POWER([.K187]-[.B187];2))" office:value-type="float" office:value="168.029765913662" calcext:value-type="float">
            <text:p>168.0297659137</text:p>
          </table:table-cell>
          <table:table-cell table:formula="of:=SQRT(POWER([.J187]-[.C187]; 2)+POWER([.K187]-[.D187];2))" office:value-type="float" office:value="180.393552503963" calcext:value-type="float">
            <text:p>180.393552504</text:p>
          </table:table-cell>
        </table:table-row>
        <table:table-row table:style-name="ro1">
          <table:table-cell office:value-type="float" office:value="230.343" calcext:value-type="float">
            <text:p>230.343</text:p>
          </table:table-cell>
          <table:table-cell office:value-type="float" office:value="305.368" calcext:value-type="float">
            <text:p>305.368</text:p>
          </table:table-cell>
          <table:table-cell office:value-type="float" office:value="204.351" calcext:value-type="float">
            <text:p>204.351</text:p>
          </table:table-cell>
          <table:table-cell office:value-type="float" office:value="218.487" calcext:value-type="float">
            <text:p>218.487</text:p>
          </table:table-cell>
          <table:table-cell office:value-type="float" office:value="21.1701" calcext:value-type="float">
            <text:p>21.1701</text:p>
          </table:table-cell>
          <table:table-cell office:value-type="float" office:value="151.117" calcext:value-type="float">
            <text:p>151.117</text:p>
          </table:table-cell>
          <table:table-cell office:value-type="float" office:value="112.108" calcext:value-type="float">
            <text:p>112.108</text:p>
          </table:table-cell>
          <table:table-cell office:value-type="float" office:value="0.506932" calcext:value-type="float">
            <text:p>0.5069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8]-[.A188]; 2)+POWER([.K188]-[.B188];2))" office:value-type="float" office:value="166.210640673213" calcext:value-type="float">
            <text:p>166.2106406732</text:p>
          </table:table-cell>
          <table:table-cell table:formula="of:=SQRT(POWER([.J188]-[.C188]; 2)+POWER([.K188]-[.D188];2))" office:value-type="float" office:value="181.181192097855" calcext:value-type="float">
            <text:p>181.1811920979</text:p>
          </table:table-cell>
        </table:table-row>
        <table:table-row table:style-name="ro1">
          <table:table-cell office:value-type="float" office:value="231.028" calcext:value-type="float">
            <text:p>231.028</text:p>
          </table:table-cell>
          <table:table-cell office:value-type="float" office:value="315.017" calcext:value-type="float">
            <text:p>315.017</text:p>
          </table:table-cell>
          <table:table-cell office:value-type="float" office:value="205.017" calcext:value-type="float">
            <text:p>205.017</text:p>
          </table:table-cell>
          <table:table-cell office:value-type="float" office:value="227.966" calcext:value-type="float">
            <text:p>227.966</text:p>
          </table:table-cell>
          <table:table-cell office:value-type="float" office:value="17.6231" calcext:value-type="float">
            <text:p>17.6231</text:p>
          </table:table-cell>
          <table:table-cell office:value-type="float" office:value="163.121" calcext:value-type="float">
            <text:p>163.121</text:p>
          </table:table-cell>
          <table:table-cell office:value-type="float" office:value="110.836" calcext:value-type="float">
            <text:p>110.836</text:p>
          </table:table-cell>
          <table:table-cell office:value-type="float" office:value="0.503357" calcext:value-type="float">
            <text:p>0.50335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89]-[.A189]; 2)+POWER([.K189]-[.B189];2))" office:value-type="float" office:value="169.504911648601" calcext:value-type="float">
            <text:p>169.5049116486</text:p>
          </table:table-cell>
          <table:table-cell table:formula="of:=SQRT(POWER([.J189]-[.C189]; 2)+POWER([.K189]-[.D189];2))" office:value-type="float" office:value="179.532357654546" calcext:value-type="float">
            <text:p>179.5323576545</text:p>
          </table:table-cell>
        </table:table-row>
        <table:table-row table:style-name="ro1">
          <table:table-cell office:value-type="float" office:value="222.223" calcext:value-type="float">
            <text:p>222.223</text:p>
          </table:table-cell>
          <table:table-cell office:value-type="float" office:value="318.585" calcext:value-type="float">
            <text:p>318.585</text:p>
          </table:table-cell>
          <table:table-cell office:value-type="float" office:value="196.09" calcext:value-type="float">
            <text:p>196.09</text:p>
          </table:table-cell>
          <table:table-cell office:value-type="float" office:value="232.285" calcext:value-type="float">
            <text:p>232.285</text:p>
          </table:table-cell>
          <table:table-cell office:value-type="float" office:value="5.72429" calcext:value-type="float">
            <text:p>5.72429</text:p>
          </table:table-cell>
          <table:table-cell office:value-type="float" office:value="163.274" calcext:value-type="float">
            <text:p>163.274</text:p>
          </table:table-cell>
          <table:table-cell office:value-type="float" office:value="123.021" calcext:value-type="float">
            <text:p>123.021</text:p>
          </table:table-cell>
          <table:table-cell office:value-type="float" office:value="0.49855" calcext:value-type="float">
            <text:p>0.498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0]-[.A190]; 2)+POWER([.K190]-[.B190];2))" office:value-type="float" office:value="178.988993946555" calcext:value-type="float">
            <text:p>178.9889939466</text:p>
          </table:table-cell>
          <table:table-cell table:formula="of:=SQRT(POWER([.J190]-[.C190]; 2)+POWER([.K190]-[.D190];2))" office:value-type="float" office:value="188.160966528661" calcext:value-type="float">
            <text:p>188.1609665287</text:p>
          </table:table-cell>
        </table:table-row>
        <table:table-row table:style-name="ro1">
          <table:table-cell office:value-type="float" office:value="232.457" calcext:value-type="float">
            <text:p>232.457</text:p>
          </table:table-cell>
          <table:table-cell office:value-type="float" office:value="310.811" calcext:value-type="float">
            <text:p>310.811</text:p>
          </table:table-cell>
          <table:table-cell office:value-type="float" office:value="206.481" calcext:value-type="float">
            <text:p>206.481</text:p>
          </table:table-cell>
          <table:table-cell office:value-type="float" office:value="226.485" calcext:value-type="float">
            <text:p>226.485</text:p>
          </table:table-cell>
          <table:table-cell office:value-type="float" office:value="-7.59876" calcext:value-type="float">
            <text:p>-7.59876</text:p>
          </table:table-cell>
          <table:table-cell office:value-type="float" office:value="145.824" calcext:value-type="float">
            <text:p>145.824</text:p>
          </table:table-cell>
          <table:table-cell office:value-type="float" office:value="105.846" calcext:value-type="float">
            <text:p>105.846</text:p>
          </table:table-cell>
          <table:table-cell office:value-type="float" office:value="0.488348" calcext:value-type="float">
            <text:p>0.4883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1]-[.A191]; 2)+POWER([.K191]-[.B191];2))" office:value-type="float" office:value="166.433874466708" calcext:value-type="float">
            <text:p>166.4338744667</text:p>
          </table:table-cell>
          <table:table-cell table:formula="of:=SQRT(POWER([.J191]-[.C191]; 2)+POWER([.K191]-[.D191];2))" office:value-type="float" office:value="178.195708663256" calcext:value-type="float">
            <text:p>178.1957086633</text:p>
          </table:table-cell>
        </table:table-row>
        <table:table-row table:style-name="ro1">
          <table:table-cell office:value-type="float" office:value="124.062" calcext:value-type="float">
            <text:p>124.062</text:p>
          </table:table-cell>
          <table:table-cell office:value-type="float" office:value="81.0249" calcext:value-type="float">
            <text:p>81.0249</text:p>
          </table:table-cell>
          <table:table-cell office:value-type="float" office:value="99.3955" calcext:value-type="float">
            <text:p>99.3955</text:p>
          </table:table-cell>
          <table:table-cell office:value-type="float" office:value="-6.57467" calcext:value-type="float">
            <text:p>-6.57467</text:p>
          </table:table-cell>
          <table:table-cell office:value-type="float" office:value="165.782" calcext:value-type="float">
            <text:p>165.782</text:p>
          </table:table-cell>
          <table:table-cell office:value-type="float" office:value="-84.7078" calcext:value-type="float">
            <text:p>-84.7078</text:p>
          </table:table-cell>
          <table:table-cell office:value-type="float" office:value="279.73" calcext:value-type="float">
            <text:p>279.73</text:p>
          </table:table-cell>
          <table:table-cell office:value-type="float" office:value="-0.0000000895865" calcext:value-type="float">
            <text:p>-8.95865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2]-[.A192]; 2)+POWER([.K192]-[.B192];2))" office:value-type="float" office:value="305.746212836741" calcext:value-type="float">
            <text:p>305.7462128367</text:p>
          </table:table-cell>
          <table:table-cell table:formula="of:=SQRT(POWER([.J192]-[.C192]; 2)+POWER([.K192]-[.D192];2))" office:value-type="float" office:value="377.874434152218" calcext:value-type="float">
            <text:p>377.8744341522</text:p>
          </table:table-cell>
        </table:table-row>
        <table:table-row table:style-name="ro1">
          <table:table-cell office:value-type="float" office:value="123.873" calcext:value-type="float">
            <text:p>123.873</text:p>
          </table:table-cell>
          <table:table-cell office:value-type="float" office:value="80.5369" calcext:value-type="float">
            <text:p>80.5369</text:p>
          </table:table-cell>
          <table:table-cell office:value-type="float" office:value="99.209" calcext:value-type="float">
            <text:p>99.209</text:p>
          </table:table-cell>
          <table:table-cell office:value-type="float" office:value="-7.02351" calcext:value-type="float">
            <text:p>-7.02351</text:p>
          </table:table-cell>
          <table:table-cell office:value-type="float" office:value="165.738" calcext:value-type="float">
            <text:p>165.738</text:p>
          </table:table-cell>
          <table:table-cell office:value-type="float" office:value="-85.4451" calcext:value-type="float">
            <text:p>-85.4451</text:p>
          </table:table-cell>
          <table:table-cell office:value-type="float" office:value="280.025" calcext:value-type="float">
            <text:p>280.025</text:p>
          </table:table-cell>
          <table:table-cell office:value-type="float" office:value="-0.0000001394" calcext:value-type="float">
            <text:p>-1.394E-0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3]-[.A193]; 2)+POWER([.K193]-[.B193];2))" office:value-type="float" office:value="306.163990029216" calcext:value-type="float">
            <text:p>306.1639900292</text:p>
          </table:table-cell>
          <table:table-cell table:formula="of:=SQRT(POWER([.J193]-[.C193]; 2)+POWER([.K193]-[.D193];2))" office:value-type="float" office:value="378.310219547027" calcext:value-type="float">
            <text:p>378.310219547</text:p>
          </table:table-cell>
        </table:table-row>
        <table:table-row table:style-name="ro1">
          <table:table-cell office:value-type="float" office:value="141.498" calcext:value-type="float">
            <text:p>141.498</text:p>
          </table:table-cell>
          <table:table-cell office:value-type="float" office:value="216.694" calcext:value-type="float">
            <text:p>216.694</text:p>
          </table:table-cell>
          <table:table-cell office:value-type="float" office:value="115.636" calcext:value-type="float">
            <text:p>115.636</text:p>
          </table:table-cell>
          <table:table-cell office:value-type="float" office:value="127.914" calcext:value-type="float">
            <text:p>127.914</text:p>
          </table:table-cell>
          <table:table-cell office:value-type="float" office:value="76.5559" calcext:value-type="float">
            <text:p>76.5559</text:p>
          </table:table-cell>
          <table:table-cell office:value-type="float" office:value="57.5253" calcext:value-type="float">
            <text:p>57.5253</text:p>
          </table:table-cell>
          <table:table-cell office:value-type="float" office:value="248.495" calcext:value-type="float">
            <text:p>248.495</text:p>
          </table:table-cell>
          <table:table-cell office:value-type="float" office:value="-0.0000000267498" calcext:value-type="float">
            <text:p>-2.67498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4]-[.A194]; 2)+POWER([.K194]-[.B194];2))" office:value-type="float" office:value="243.818813137953" calcext:value-type="float">
            <text:p>243.818813138</text:p>
          </table:table-cell>
          <table:table-cell table:formula="of:=SQRT(POWER([.J194]-[.C194]; 2)+POWER([.K194]-[.D194];2))" office:value-type="float" office:value="291.607359118387" calcext:value-type="float">
            <text:p>291.6073591184</text:p>
          </table:table-cell>
        </table:table-row>
        <table:table-row table:style-name="ro1">
          <table:table-cell office:value-type="float" office:value="141.463" calcext:value-type="float">
            <text:p>141.463</text:p>
          </table:table-cell>
          <table:table-cell office:value-type="float" office:value="216.27" calcext:value-type="float">
            <text:p>216.27</text:p>
          </table:table-cell>
          <table:table-cell office:value-type="float" office:value="115.602" calcext:value-type="float">
            <text:p>115.602</text:p>
          </table:table-cell>
          <table:table-cell office:value-type="float" office:value="127.51" calcext:value-type="float">
            <text:p>127.51</text:p>
          </table:table-cell>
          <table:table-cell office:value-type="float" office:value="76.6346" calcext:value-type="float">
            <text:p>76.6346</text:p>
          </table:table-cell>
          <table:table-cell office:value-type="float" office:value="56.9632" calcext:value-type="float">
            <text:p>56.9632</text:p>
          </table:table-cell>
          <table:table-cell office:value-type="float" office:value="248.564" calcext:value-type="float">
            <text:p>248.564</text:p>
          </table:table-cell>
          <table:table-cell office:value-type="float" office:value="-0.0000000536837" calcext:value-type="float">
            <text:p>-5.36837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5]-[.A195]; 2)+POWER([.K195]-[.B195];2))" office:value-type="float" office:value="243.897989473058" calcext:value-type="float">
            <text:p>243.8979894731</text:p>
          </table:table-cell>
          <table:table-cell table:formula="of:=SQRT(POWER([.J195]-[.C195]; 2)+POWER([.K195]-[.D195];2))" office:value-type="float" office:value="291.796926824119" calcext:value-type="float">
            <text:p>291.7969268241</text:p>
          </table:table-cell>
        </table:table-row>
        <table:table-row table:style-name="ro1">
          <table:table-cell office:value-type="float" office:value="141.506" calcext:value-type="float">
            <text:p>141.506</text:p>
          </table:table-cell>
          <table:table-cell office:value-type="float" office:value="216.636" calcext:value-type="float">
            <text:p>216.636</text:p>
          </table:table-cell>
          <table:table-cell office:value-type="float" office:value="115.643" calcext:value-type="float">
            <text:p>115.643</text:p>
          </table:table-cell>
          <table:table-cell office:value-type="float" office:value="127.86" calcext:value-type="float">
            <text:p>127.86</text:p>
          </table:table-cell>
          <table:table-cell office:value-type="float" office:value="76.5549" calcext:value-type="float">
            <text:p>76.5549</text:p>
          </table:table-cell>
          <table:table-cell office:value-type="float" office:value="57.4414" calcext:value-type="float">
            <text:p>57.4414</text:p>
          </table:table-cell>
          <table:table-cell office:value-type="float" office:value="248.487" calcext:value-type="float">
            <text:p>248.487</text:p>
          </table:table-cell>
          <table:table-cell office:value-type="float" office:value="-0.0000000670778" calcext:value-type="float">
            <text:p>-6.70778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6]-[.A196]; 2)+POWER([.K196]-[.B196];2))" office:value-type="float" office:value="243.816883197206" calcext:value-type="float">
            <text:p>243.8168831972</text:p>
          </table:table-cell>
          <table:table-cell table:formula="of:=SQRT(POWER([.J196]-[.C196]; 2)+POWER([.K196]-[.D196];2))" office:value-type="float" office:value="291.622048290248" calcext:value-type="float">
            <text:p>291.6220482902</text:p>
          </table:table-cell>
        </table:table-row>
        <table:table-row table:style-name="ro1">
          <table:table-cell office:value-type="float" office:value="239.117" calcext:value-type="float">
            <text:p>239.117</text:p>
          </table:table-cell>
          <table:table-cell office:value-type="float" office:value="177.353" calcext:value-type="float">
            <text:p>177.353</text:p>
          </table:table-cell>
          <table:table-cell office:value-type="float" office:value="213.533" calcext:value-type="float">
            <text:p>213.533</text:p>
          </table:table-cell>
          <table:table-cell office:value-type="float" office:value="88.2139" calcext:value-type="float">
            <text:p>88.2139</text:p>
          </table:table-cell>
          <table:table-cell office:value-type="float" office:value="126.32" calcext:value-type="float">
            <text:p>126.32</text:p>
          </table:table-cell>
          <table:table-cell office:value-type="float" office:value="21.0119" calcext:value-type="float">
            <text:p>21.0119</text:p>
          </table:table-cell>
          <table:table-cell office:value-type="float" office:value="108.437" calcext:value-type="float">
            <text:p>108.437</text:p>
          </table:table-cell>
          <table:table-cell office:value-type="float" office:value="0.738323" calcext:value-type="float">
            <text:p>0.7383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7]-[.A197]; 2)+POWER([.K197]-[.B197];2))" office:value-type="float" office:value="158.651562545094" calcext:value-type="float">
            <text:p>158.6515625451</text:p>
          </table:table-cell>
          <table:table-cell table:formula="of:=SQRT(POWER([.J197]-[.C197]; 2)+POWER([.K197]-[.D197];2))" office:value-type="float" office:value="229.584761345804" calcext:value-type="float">
            <text:p>229.5847613458</text:p>
          </table:table-cell>
        </table:table-row>
        <table:table-row table:style-name="ro1">
          <table:table-cell office:value-type="float" office:value="228.065" calcext:value-type="float">
            <text:p>228.065</text:p>
          </table:table-cell>
          <table:table-cell office:value-type="float" office:value="172.645" calcext:value-type="float">
            <text:p>172.645</text:p>
          </table:table-cell>
          <table:table-cell office:value-type="float" office:value="202.443" calcext:value-type="float">
            <text:p>202.443</text:p>
          </table:table-cell>
          <table:table-cell office:value-type="float" office:value="84.4013" calcext:value-type="float">
            <text:p>84.4013</text:p>
          </table:table-cell>
          <table:table-cell office:value-type="float" office:value="118.157" calcext:value-type="float">
            <text:p>118.157</text:p>
          </table:table-cell>
          <table:table-cell office:value-type="float" office:value="10.2635" calcext:value-type="float">
            <text:p>10.2635</text:p>
          </table:table-cell>
          <table:table-cell office:value-type="float" office:value="123.912" calcext:value-type="float">
            <text:p>123.912</text:p>
          </table:table-cell>
          <table:table-cell office:value-type="float" office:value="0.462065" calcext:value-type="float">
            <text:p>0.46206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8]-[.A198]; 2)+POWER([.K198]-[.B198];2))" office:value-type="float" office:value="170.662943400142" calcext:value-type="float">
            <text:p>170.6629434001</text:p>
          </table:table-cell>
          <table:table-cell table:formula="of:=SQRT(POWER([.J198]-[.C198]; 2)+POWER([.K198]-[.D198];2))" office:value-type="float" office:value="240.41691806254" calcext:value-type="float">
            <text:p>240.4169180625</text:p>
          </table:table-cell>
        </table:table-row>
        <table:table-row table:style-name="ro1">
          <table:table-cell office:value-type="float" office:value="230.074" calcext:value-type="float">
            <text:p>230.074</text:p>
          </table:table-cell>
          <table:table-cell office:value-type="float" office:value="171.818" calcext:value-type="float">
            <text:p>171.818</text:p>
          </table:table-cell>
          <table:table-cell office:value-type="float" office:value="204.464" calcext:value-type="float">
            <text:p>204.464</text:p>
          </table:table-cell>
          <table:table-cell office:value-type="float" office:value="83.7748" calcext:value-type="float">
            <text:p>83.7748</text:p>
          </table:table-cell>
          <table:table-cell office:value-type="float" office:value="116.962" calcext:value-type="float">
            <text:p>116.962</text:p>
          </table:table-cell>
          <table:table-cell office:value-type="float" office:value="8.1636" calcext:value-type="float">
            <text:p>8.1636</text:p>
          </table:table-cell>
          <table:table-cell office:value-type="float" office:value="120.768" calcext:value-type="float">
            <text:p>120.768</text:p>
          </table:table-cell>
          <table:table-cell office:value-type="float" office:value="0.427871" calcext:value-type="float">
            <text:p>0.4278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199]-[.A199]; 2)+POWER([.K199]-[.B199];2))" office:value-type="float" office:value="169.170702546274" calcext:value-type="float">
            <text:p>169.1707025463</text:p>
          </table:table-cell>
          <table:table-cell table:formula="of:=SQRT(POWER([.J199]-[.C199]; 2)+POWER([.K199]-[.D199];2))" office:value-type="float" office:value="239.308146980081" calcext:value-type="float">
            <text:p>239.3081469801</text:p>
          </table:table-cell>
        </table:table-row>
        <table:table-row table:style-name="ro1">
          <table:table-cell office:value-type="float" office:value="191.154" calcext:value-type="float">
            <text:p>191.154</text:p>
          </table:table-cell>
          <table:table-cell office:value-type="float" office:value="464.183" calcext:value-type="float">
            <text:p>464.183</text:p>
          </table:table-cell>
          <table:table-cell office:value-type="float" office:value="163.957" calcext:value-type="float">
            <text:p>163.957</text:p>
          </table:table-cell>
          <table:table-cell office:value-type="float" office:value="381.483" calcext:value-type="float">
            <text:p>381.483</text:p>
          </table:table-cell>
          <table:table-cell office:value-type="float" office:value="-112.779" calcext:value-type="float">
            <text:p>-112.779</text:p>
          </table:table-cell>
          <table:table-cell office:value-type="float" office:value="321.597" calcext:value-type="float">
            <text:p>321.597</text:p>
          </table:table-cell>
          <table:table-cell office:value-type="float" office:value="160.874" calcext:value-type="float">
            <text:p>160.874</text:p>
          </table:table-cell>
          <table:table-cell office:value-type="float" office:value="0.921785" calcext:value-type="float">
            <text:p>0.9217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0]-[.A200]; 2)+POWER([.K200]-[.B200];2))" office:value-type="float" office:value="294.202082258097" calcext:value-type="float">
            <text:p>294.2020822581</text:p>
          </table:table-cell>
          <table:table-cell table:formula="of:=SQRT(POWER([.J200]-[.C200]; 2)+POWER([.K200]-[.D200];2))" office:value-type="float" office:value="260.527213814603" calcext:value-type="float">
            <text:p>260.5272138146</text:p>
          </table:table-cell>
        </table:table-row>
        <table:table-row table:style-name="ro1">
          <table:table-cell office:value-type="float" office:value="193.824" calcext:value-type="float">
            <text:p>193.824</text:p>
          </table:table-cell>
          <table:table-cell office:value-type="float" office:value="462.666" calcext:value-type="float">
            <text:p>462.666</text:p>
          </table:table-cell>
          <table:table-cell office:value-type="float" office:value="166.682" calcext:value-type="float">
            <text:p>166.682</text:p>
          </table:table-cell>
          <table:table-cell office:value-type="float" office:value="379.868" calcext:value-type="float">
            <text:p>379.868</text:p>
          </table:table-cell>
          <table:table-cell office:value-type="float" office:value="-110.23" calcext:value-type="float">
            <text:p>-110.23</text:p>
          </table:table-cell>
          <table:table-cell office:value-type="float" office:value="320.315" calcext:value-type="float">
            <text:p>320.315</text:p>
          </table:table-cell>
          <table:table-cell office:value-type="float" office:value="156.961" calcext:value-type="float">
            <text:p>156.961</text:p>
          </table:table-cell>
          <table:table-cell office:value-type="float" office:value="0.827574" calcext:value-type="float">
            <text:p>0.8275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1]-[.A201]; 2)+POWER([.K201]-[.B201];2))" office:value-type="float" office:value="291.308074951588" calcext:value-type="float">
            <text:p>291.3080749516</text:p>
          </table:table-cell>
          <table:table-cell table:formula="of:=SQRT(POWER([.J201]-[.C201]; 2)+POWER([.K201]-[.D201];2))" office:value-type="float" office:value="257.361027640162" calcext:value-type="float">
            <text:p>257.3610276402</text:p>
          </table:table-cell>
        </table:table-row>
        <table:table-row table:style-name="ro1">
          <table:table-cell office:value-type="float" office:value="203.601" calcext:value-type="float">
            <text:p>203.601</text:p>
          </table:table-cell>
          <table:table-cell office:value-type="float" office:value="286.67" calcext:value-type="float">
            <text:p>286.67</text:p>
          </table:table-cell>
          <table:table-cell office:value-type="float" office:value="177.363" calcext:value-type="float">
            <text:p>177.363</text:p>
          </table:table-cell>
          <table:table-cell office:value-type="float" office:value="201.378" calcext:value-type="float">
            <text:p>201.378</text:p>
          </table:table-cell>
          <table:table-cell office:value-type="float" office:value="8.85392" calcext:value-type="float">
            <text:p>8.85392</text:p>
          </table:table-cell>
          <table:table-cell office:value-type="float" office:value="120.044" calcext:value-type="float">
            <text:p>120.044</text:p>
          </table:table-cell>
          <table:table-cell office:value-type="float" office:value="151.494" calcext:value-type="float">
            <text:p>151.494</text:p>
          </table:table-cell>
          <table:table-cell office:value-type="float" office:value="0.983025" calcext:value-type="float">
            <text:p>0.9830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2]-[.A202]; 2)+POWER([.K202]-[.B202];2))" office:value-type="float" office:value="185.847270900059" calcext:value-type="float">
            <text:p>185.8472709001</text:p>
          </table:table-cell>
          <table:table-cell table:formula="of:=SQRT(POWER([.J202]-[.C202]; 2)+POWER([.K202]-[.D202];2))" office:value-type="float" office:value="210.59201469429" calcext:value-type="float">
            <text:p>210.5920146943</text:p>
          </table:table-cell>
        </table:table-row>
        <table:table-row table:style-name="ro1">
          <table:table-cell office:value-type="float" office:value="199.233" calcext:value-type="float">
            <text:p>199.233</text:p>
          </table:table-cell>
          <table:table-cell office:value-type="float" office:value="294.37" calcext:value-type="float">
            <text:p>294.37</text:p>
          </table:table-cell>
          <table:table-cell office:value-type="float" office:value="172.942" calcext:value-type="float">
            <text:p>172.942</text:p>
          </table:table-cell>
          <table:table-cell office:value-type="float" office:value="208.277" calcext:value-type="float">
            <text:p>208.277</text:p>
          </table:table-cell>
          <table:table-cell office:value-type="float" office:value="11.5847" calcext:value-type="float">
            <text:p>11.5847</text:p>
          </table:table-cell>
          <table:table-cell office:value-type="float" office:value="132.583" calcext:value-type="float">
            <text:p>132.583</text:p>
          </table:table-cell>
          <table:table-cell office:value-type="float" office:value="158.322" calcext:value-type="float">
            <text:p>158.322</text:p>
          </table:table-cell>
          <table:table-cell office:value-type="float" office:value="0.849794" calcext:value-type="float">
            <text:p>0.84979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3]-[.A203]; 2)+POWER([.K203]-[.B203];2))" office:value-type="float" office:value="192.045466463023" calcext:value-type="float">
            <text:p>192.045466463</text:p>
          </table:table-cell>
          <table:table-cell table:formula="of:=SQRT(POWER([.J203]-[.C203]; 2)+POWER([.K203]-[.D203];2))" office:value-type="float" office:value="213.735163445325" calcext:value-type="float">
            <text:p>213.7351634453</text:p>
          </table:table-cell>
        </table:table-row>
        <table:table-row table:style-name="ro1">
          <table:table-cell office:value-type="float" office:value="209.074" calcext:value-type="float">
            <text:p>209.074</text:p>
          </table:table-cell>
          <table:table-cell office:value-type="float" office:value="298.68" calcext:value-type="float">
            <text:p>298.68</text:p>
          </table:table-cell>
          <table:table-cell office:value-type="float" office:value="182.853" calcext:value-type="float">
            <text:p>182.853</text:p>
          </table:table-cell>
          <table:table-cell office:value-type="float" office:value="212.974" calcext:value-type="float">
            <text:p>212.974</text:p>
          </table:table-cell>
          <table:table-cell office:value-type="float" office:value="7.54042" calcext:value-type="float">
            <text:p>7.54042</text:p>
          </table:table-cell>
          <table:table-cell office:value-type="float" office:value="136.393" calcext:value-type="float">
            <text:p>136.393</text:p>
          </table:table-cell>
          <table:table-cell office:value-type="float" office:value="143.06" calcext:value-type="float">
            <text:p>143.06</text:p>
          </table:table-cell>
          <table:table-cell office:value-type="float" office:value="0.804398" calcext:value-type="float">
            <text:p>0.80439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4]-[.A204]; 2)+POWER([.K204]-[.B204];2))" office:value-type="float" office:value="183.879655960087" calcext:value-type="float">
            <text:p>183.8796559601</text:p>
          </table:table-cell>
          <table:table-cell table:formula="of:=SQRT(POWER([.J204]-[.C204]; 2)+POWER([.K204]-[.D204];2))" office:value-type="float" office:value="203.230470857596" calcext:value-type="float">
            <text:p>203.2304708576</text:p>
          </table:table-cell>
        </table:table-row>
        <table:table-row table:style-name="ro1">
          <table:table-cell office:value-type="float" office:value="237.543" calcext:value-type="float">
            <text:p>237.543</text:p>
          </table:table-cell>
          <table:table-cell office:value-type="float" office:value="297.329" calcext:value-type="float">
            <text:p>297.329</text:p>
          </table:table-cell>
          <table:table-cell office:value-type="float" office:value="211.665" calcext:value-type="float">
            <text:p>211.665</text:p>
          </table:table-cell>
          <table:table-cell office:value-type="float" office:value="210.874" calcext:value-type="float">
            <text:p>210.874</text:p>
          </table:table-cell>
          <table:table-cell office:value-type="float" office:value="23.2271" calcext:value-type="float">
            <text:p>23.2271</text:p>
          </table:table-cell>
          <table:table-cell office:value-type="float" office:value="140.296" calcext:value-type="float">
            <text:p>140.296</text:p>
          </table:table-cell>
          <table:table-cell office:value-type="float" office:value="101.245" calcext:value-type="float">
            <text:p>101.245</text:p>
          </table:table-cell>
          <table:table-cell office:value-type="float" office:value="0.746586" calcext:value-type="float">
            <text:p>0.7465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5]-[.A205]; 2)+POWER([.K205]-[.B205];2))" office:value-type="float" office:value="156.55973649058" calcext:value-type="float">
            <text:p>156.5597364906</text:p>
          </table:table-cell>
          <table:table-cell table:formula="of:=SQRT(POWER([.J205]-[.C205]; 2)+POWER([.K205]-[.D205];2))" office:value-type="float" office:value="175.123328260401" calcext:value-type="float">
            <text:p>175.1233282604</text:p>
          </table:table-cell>
        </table:table-row>
        <table:table-row table:style-name="ro1">
          <table:table-cell office:value-type="float" office:value="211.849" calcext:value-type="float">
            <text:p>211.849</text:p>
          </table:table-cell>
          <table:table-cell office:value-type="float" office:value="297.558" calcext:value-type="float">
            <text:p>297.558</text:p>
          </table:table-cell>
          <table:table-cell office:value-type="float" office:value="185.667" calcext:value-type="float">
            <text:p>185.667</text:p>
          </table:table-cell>
          <table:table-cell office:value-type="float" office:value="211.563" calcext:value-type="float">
            <text:p>211.563</text:p>
          </table:table-cell>
          <table:table-cell office:value-type="float" office:value="11.8773" calcext:value-type="float">
            <text:p>11.8773</text:p>
          </table:table-cell>
          <table:table-cell office:value-type="float" office:value="136.648" calcext:value-type="float">
            <text:p>136.648</text:p>
          </table:table-cell>
          <table:table-cell office:value-type="float" office:value="139.21" calcext:value-type="float">
            <text:p>139.21</text:p>
          </table:table-cell>
          <table:table-cell office:value-type="float" office:value="0.689869" calcext:value-type="float">
            <text:p>0.68986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6]-[.A206]; 2)+POWER([.K206]-[.B206];2))" office:value-type="float" office:value="180.894052320689" calcext:value-type="float">
            <text:p>180.8940523207</text:p>
          </table:table-cell>
          <table:table-cell table:formula="of:=SQRT(POWER([.J206]-[.C206]; 2)+POWER([.K206]-[.D206];2))" office:value-type="float" office:value="200.654902402109" calcext:value-type="float">
            <text:p>200.6549024021</text:p>
          </table:table-cell>
        </table:table-row>
        <table:table-row table:style-name="ro1">
          <table:table-cell office:value-type="float" office:value="216.671" calcext:value-type="float">
            <text:p>216.671</text:p>
          </table:table-cell>
          <table:table-cell office:value-type="float" office:value="298.154" calcext:value-type="float">
            <text:p>298.154</text:p>
          </table:table-cell>
          <table:table-cell office:value-type="float" office:value="190.539" calcext:value-type="float">
            <text:p>190.539</text:p>
          </table:table-cell>
          <table:table-cell office:value-type="float" office:value="212.207" calcext:value-type="float">
            <text:p>212.207</text:p>
          </table:table-cell>
          <table:table-cell office:value-type="float" office:value="12.2568" calcext:value-type="float">
            <text:p>12.2568</text:p>
          </table:table-cell>
          <table:table-cell office:value-type="float" office:value="137.439" calcext:value-type="float">
            <text:p>137.439</text:p>
          </table:table-cell>
          <table:table-cell office:value-type="float" office:value="131.913" calcext:value-type="float">
            <text:p>131.913</text:p>
          </table:table-cell>
          <table:table-cell office:value-type="float" office:value="0.607413" calcext:value-type="float">
            <text:p>0.6074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7]-[.A207]; 2)+POWER([.K207]-[.B207];2))" office:value-type="float" office:value="176.50004520396" calcext:value-type="float">
            <text:p>176.500045204</text:p>
          </table:table-cell>
          <table:table-cell table:formula="of:=SQRT(POWER([.J207]-[.C207]; 2)+POWER([.K207]-[.D207];2))" office:value-type="float" office:value="195.74161890104" calcext:value-type="float">
            <text:p>195.741618901</text:p>
          </table:table-cell>
        </table:table-row>
        <table:table-row table:style-name="ro1">
          <table:table-cell office:value-type="float" office:value="203.605" calcext:value-type="float">
            <text:p>203.605</text:p>
          </table:table-cell>
          <table:table-cell office:value-type="float" office:value="299.278" calcext:value-type="float">
            <text:p>299.278</text:p>
          </table:table-cell>
          <table:table-cell office:value-type="float" office:value="177.334" calcext:value-type="float">
            <text:p>177.334</text:p>
          </table:table-cell>
          <table:table-cell office:value-type="float" office:value="213.276" calcext:value-type="float">
            <text:p>213.276</text:p>
          </table:table-cell>
          <table:table-cell office:value-type="float" office:value="8.86275" calcext:value-type="float">
            <text:p>8.86275</text:p>
          </table:table-cell>
          <table:table-cell office:value-type="float" office:value="138.117" calcext:value-type="float">
            <text:p>138.117</text:p>
          </table:table-cell>
          <table:table-cell office:value-type="float" office:value="151.477" calcext:value-type="float">
            <text:p>151.477</text:p>
          </table:table-cell>
          <table:table-cell office:value-type="float" office:value="0.557312" calcext:value-type="float">
            <text:p>0.5573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8]-[.A208]; 2)+POWER([.K208]-[.B208];2))" office:value-type="float" office:value="189.269979946636" calcext:value-type="float">
            <text:p>189.2699799466</text:p>
          </table:table-cell>
          <table:table-cell table:formula="of:=SQRT(POWER([.J208]-[.C208]; 2)+POWER([.K208]-[.D208];2))" office:value-type="float" office:value="208.652591002364" calcext:value-type="float">
            <text:p>208.6525910024</text:p>
          </table:table-cell>
        </table:table-row>
        <table:table-row table:style-name="ro1">
          <table:table-cell office:value-type="float" office:value="205.54" calcext:value-type="float">
            <text:p>205.54</text:p>
          </table:table-cell>
          <table:table-cell office:value-type="float" office:value="299.257" calcext:value-type="float">
            <text:p>299.257</text:p>
          </table:table-cell>
          <table:table-cell office:value-type="float" office:value="179.286" calcext:value-type="float">
            <text:p>179.286</text:p>
          </table:table-cell>
          <table:table-cell office:value-type="float" office:value="213.342" calcext:value-type="float">
            <text:p>213.342</text:p>
          </table:table-cell>
          <table:table-cell office:value-type="float" office:value="8.47319" calcext:value-type="float">
            <text:p>8.47319</text:p>
          </table:table-cell>
          <table:table-cell office:value-type="float" office:value="137.816" calcext:value-type="float">
            <text:p>137.816</text:p>
          </table:table-cell>
          <table:table-cell office:value-type="float" office:value="148.509" calcext:value-type="float">
            <text:p>148.509</text:p>
          </table:table-cell>
          <table:table-cell office:value-type="float" office:value="0.53973" calcext:value-type="float">
            <text:p>0.539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09]-[.A209]; 2)+POWER([.K209]-[.B209];2))" office:value-type="float" office:value="187.420211420754" calcext:value-type="float">
            <text:p>187.4202114208</text:p>
          </table:table-cell>
          <table:table-cell table:formula="of:=SQRT(POWER([.J209]-[.C209]; 2)+POWER([.K209]-[.D209];2))" office:value-type="float" office:value="206.710190266469" calcext:value-type="float">
            <text:p>206.7101902665</text:p>
          </table:table-cell>
        </table:table-row>
        <table:table-row table:style-name="ro1">
          <table:table-cell office:value-type="float" office:value="199.395" calcext:value-type="float">
            <text:p>199.395</text:p>
          </table:table-cell>
          <table:table-cell office:value-type="float" office:value="299.469" calcext:value-type="float">
            <text:p>299.469</text:p>
          </table:table-cell>
          <table:table-cell office:value-type="float" office:value="173.083" calcext:value-type="float">
            <text:p>173.083</text:p>
          </table:table-cell>
          <table:table-cell office:value-type="float" office:value="213.446" calcext:value-type="float">
            <text:p>213.446</text:p>
          </table:table-cell>
          <table:table-cell office:value-type="float" office:value="7.9065" calcext:value-type="float">
            <text:p>7.9065</text:p>
          </table:table-cell>
          <table:table-cell office:value-type="float" office:value="138.154" calcext:value-type="float">
            <text:p>138.154</text:p>
          </table:table-cell>
          <table:table-cell office:value-type="float" office:value="157.784" calcext:value-type="float">
            <text:p>157.784</text:p>
          </table:table-cell>
          <table:table-cell office:value-type="float" office:value="0.461013" calcext:value-type="float">
            <text:p>0.4610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0]-[.A210]; 2)+POWER([.K210]-[.B210];2))" office:value-type="float" office:value="193.343456020627" calcext:value-type="float">
            <text:p>193.3434560206</text:p>
          </table:table-cell>
          <table:table-cell table:formula="of:=SQRT(POWER([.J210]-[.C210]; 2)+POWER([.K210]-[.D210];2))" office:value-type="float" office:value="212.841048214389" calcext:value-type="float">
            <text:p>212.8410482144</text:p>
          </table:table-cell>
        </table:table-row>
        <table:table-row table:style-name="ro1">
          <table:table-cell office:value-type="float" office:value="262.943" calcext:value-type="float">
            <text:p>262.943</text:p>
          </table:table-cell>
          <table:table-cell office:value-type="float" office:value="286.2" calcext:value-type="float">
            <text:p>286.2</text:p>
          </table:table-cell>
          <table:table-cell office:value-type="float" office:value="237.491" calcext:value-type="float">
            <text:p>237.491</text:p>
          </table:table-cell>
          <table:table-cell office:value-type="float" office:value="201.351" calcext:value-type="float">
            <text:p>201.351</text:p>
          </table:table-cell>
          <table:table-cell office:value-type="float" office:value="19.2702" calcext:value-type="float">
            <text:p>19.2702</text:p>
          </table:table-cell>
          <table:table-cell office:value-type="float" office:value="121.148" calcext:value-type="float">
            <text:p>121.148</text:p>
          </table:table-cell>
          <table:table-cell office:value-type="float" office:value="61.3512" calcext:value-type="float">
            <text:p>61.3512</text:p>
          </table:table-cell>
          <table:table-cell office:value-type="float" office:value="0.711585" calcext:value-type="float">
            <text:p>0.7115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1]-[.A211]; 2)+POWER([.K211]-[.B211];2))" office:value-type="float" office:value="128.873725984003" calcext:value-type="float">
            <text:p>128.873725984</text:p>
          </table:table-cell>
          <table:table-cell table:formula="of:=SQRT(POWER([.J211]-[.C211]; 2)+POWER([.K211]-[.D211];2))" office:value-type="float" office:value="152.04350785877" calcext:value-type="float">
            <text:p>152.0435078588</text:p>
          </table:table-cell>
        </table:table-row>
        <table:table-row table:style-name="ro1">
          <table:table-cell office:value-type="float" office:value="258.551" calcext:value-type="float">
            <text:p>258.551</text:p>
          </table:table-cell>
          <table:table-cell office:value-type="float" office:value="285.722" calcext:value-type="float">
            <text:p>285.722</text:p>
          </table:table-cell>
          <table:table-cell office:value-type="float" office:value="233.024" calcext:value-type="float">
            <text:p>233.024</text:p>
          </table:table-cell>
          <table:table-cell office:value-type="float" office:value="200.702" calcext:value-type="float">
            <text:p>200.702</text:p>
          </table:table-cell>
          <table:table-cell office:value-type="float" office:value="20.2283" calcext:value-type="float">
            <text:p>20.2283</text:p>
          </table:table-cell>
          <table:table-cell office:value-type="float" office:value="121.144" calcext:value-type="float">
            <text:p>121.144</text:p>
          </table:table-cell>
          <table:table-cell office:value-type="float" office:value="68.2795" calcext:value-type="float">
            <text:p>68.2795</text:p>
          </table:table-cell>
          <table:table-cell office:value-type="float" office:value="0.52261" calcext:value-type="float">
            <text:p>0.5226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2]-[.A212]; 2)+POWER([.K212]-[.B212];2))" office:value-type="float" office:value="132.84978315752" calcext:value-type="float">
            <text:p>132.8497831575</text:p>
          </table:table-cell>
          <table:table-cell table:formula="of:=SQRT(POWER([.J212]-[.C212]; 2)+POWER([.K212]-[.D212];2))" office:value-type="float" office:value="156.522450083047" calcext:value-type="float">
            <text:p>156.522450083</text:p>
          </table:table-cell>
        </table:table-row>
        <table:table-row table:style-name="ro1">
          <table:table-cell office:value-type="float" office:value="211.122" calcext:value-type="float">
            <text:p>211.122</text:p>
          </table:table-cell>
          <table:table-cell office:value-type="float" office:value="558.392" calcext:value-type="float">
            <text:p>558.392</text:p>
          </table:table-cell>
          <table:table-cell office:value-type="float" office:value="183.895" calcext:value-type="float">
            <text:p>183.895</text:p>
          </table:table-cell>
          <table:table-cell office:value-type="float" office:value="480.2" calcext:value-type="float">
            <text:p>480.2</text:p>
          </table:table-cell>
          <table:table-cell office:value-type="float" office:value="-187.258" calcext:value-type="float">
            <text:p>-187.258</text:p>
          </table:table-cell>
          <table:table-cell office:value-type="float" office:value="428.729" calcext:value-type="float">
            <text:p>428.729</text:p>
          </table:table-cell>
          <table:table-cell office:value-type="float" office:value="123.987" calcext:value-type="float">
            <text:p>123.987</text:p>
          </table:table-cell>
          <table:table-cell office:value-type="float" office:value="0.393973" calcext:value-type="float">
            <text:p>0.3939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3]-[.A213]; 2)+POWER([.K213]-[.B213];2))" office:value-type="float" office:value="360.542231296141" calcext:value-type="float">
            <text:p>360.5422312961</text:p>
          </table:table-cell>
          <table:table-cell table:formula="of:=SQRT(POWER([.J213]-[.C213]; 2)+POWER([.K213]-[.D213];2))" office:value-type="float" office:value="311.096851518944" calcext:value-type="float">
            <text:p>311.0968515189</text:p>
          </table:table-cell>
        </table:table-row>
        <table:table-row table:style-name="ro1">
          <table:table-cell office:value-type="float" office:value="212.194" calcext:value-type="float">
            <text:p>212.194</text:p>
          </table:table-cell>
          <table:table-cell office:value-type="float" office:value="560.864" calcext:value-type="float">
            <text:p>560.864</text:p>
          </table:table-cell>
          <table:table-cell office:value-type="float" office:value="184.976" calcext:value-type="float">
            <text:p>184.976</text:p>
          </table:table-cell>
          <table:table-cell office:value-type="float" office:value="483.38" calcext:value-type="float">
            <text:p>483.38</text:p>
          </table:table-cell>
          <table:table-cell office:value-type="float" office:value="-194.587" calcext:value-type="float">
            <text:p>-194.587</text:p>
          </table:table-cell>
          <table:table-cell office:value-type="float" office:value="430.392" calcext:value-type="float">
            <text:p>430.392</text:p>
          </table:table-cell>
          <table:table-cell office:value-type="float" office:value="121.677" calcext:value-type="float">
            <text:p>121.677</text:p>
          </table:table-cell>
          <table:table-cell office:value-type="float" office:value="0.327812" calcext:value-type="float">
            <text:p>0.3278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4]-[.A214]; 2)+POWER([.K214]-[.B214];2))" office:value-type="float" office:value="362.203743950832" calcext:value-type="float">
            <text:p>362.2037439508</text:p>
          </table:table-cell>
          <table:table-cell table:formula="of:=SQRT(POWER([.J214]-[.C214]; 2)+POWER([.K214]-[.D214];2))" office:value-type="float" office:value="312.849575636599" calcext:value-type="float">
            <text:p>312.8495756366</text:p>
          </table:table-cell>
        </table:table-row>
        <table:table-row table:style-name="ro1">
          <table:table-cell office:value-type="float" office:value="211.487" calcext:value-type="float">
            <text:p>211.487</text:p>
          </table:table-cell>
          <table:table-cell office:value-type="float" office:value="559.099" calcext:value-type="float">
            <text:p>559.099</text:p>
          </table:table-cell>
          <table:table-cell office:value-type="float" office:value="184.264" calcext:value-type="float">
            <text:p>184.264</text:p>
          </table:table-cell>
          <table:table-cell office:value-type="float" office:value="481.13" calcext:value-type="float">
            <text:p>481.13</text:p>
          </table:table-cell>
          <table:table-cell office:value-type="float" office:value="-189.524" calcext:value-type="float">
            <text:p>-189.524</text:p>
          </table:table-cell>
          <table:table-cell office:value-type="float" office:value="429.164" calcext:value-type="float">
            <text:p>429.164</text:p>
          </table:table-cell>
          <table:table-cell office:value-type="float" office:value="123.221" calcext:value-type="float">
            <text:p>123.221</text:p>
          </table:table-cell>
          <table:table-cell office:value-type="float" office:value="0.312103" calcext:value-type="float">
            <text:p>0.3121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5]-[.A215]; 2)+POWER([.K215]-[.B215];2))" office:value-type="float" office:value="360.988242149242" calcext:value-type="float">
            <text:p>360.9882421492</text:p>
          </table:table-cell>
          <table:table-cell table:formula="of:=SQRT(POWER([.J215]-[.C215]; 2)+POWER([.K215]-[.D215];2))" office:value-type="float" office:value="311.572827114304" calcext:value-type="float">
            <text:p>311.572827114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58.065" calcext:value-type="float">
            <text:p>558.065</text:p>
          </table:table-cell>
          <table:table-cell office:value-type="float" office:value="183.768" calcext:value-type="float">
            <text:p>183.768</text:p>
          </table:table-cell>
          <table:table-cell office:value-type="float" office:value="480.091" calcext:value-type="float">
            <text:p>480.091</text:p>
          </table:table-cell>
          <table:table-cell office:value-type="float" office:value="-189.308" calcext:value-type="float">
            <text:p>-189.308</text:p>
          </table:table-cell>
          <table:table-cell office:value-type="float" office:value="427.821" calcext:value-type="float">
            <text:p>427.821</text:p>
          </table:table-cell>
          <table:table-cell office:value-type="float" office:value="124.001" calcext:value-type="float">
            <text:p>124.001</text:p>
          </table:table-cell>
          <table:table-cell office:value-type="float" office:value="0.293641" calcext:value-type="float">
            <text:p>0.2936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6]-[.A216]; 2)+POWER([.K216]-[.B216];2))" office:value-type="float" office:value="360.313869043366" calcext:value-type="float">
            <text:p>360.3138690434</text:p>
          </table:table-cell>
          <table:table-cell table:formula="of:=SQRT(POWER([.J216]-[.C216]; 2)+POWER([.K216]-[.D216];2))" office:value-type="float" office:value="311.095127099413" calcext:value-type="float">
            <text:p>311.0951270994</text:p>
          </table:table-cell>
        </table:table-row>
        <table:table-row table:style-name="ro1">
          <table:table-cell office:value-type="float" office:value="211.207" calcext:value-type="float">
            <text:p>211.207</text:p>
          </table:table-cell>
          <table:table-cell office:value-type="float" office:value="558.112" calcext:value-type="float">
            <text:p>558.112</text:p>
          </table:table-cell>
          <table:table-cell office:value-type="float" office:value="183.98" calcext:value-type="float">
            <text:p>183.98</text:p>
          </table:table-cell>
          <table:table-cell office:value-type="float" office:value="480.137" calcext:value-type="float">
            <text:p>480.137</text:p>
          </table:table-cell>
          <table:table-cell office:value-type="float" office:value="-189.231" calcext:value-type="float">
            <text:p>-189.231</text:p>
          </table:table-cell>
          <table:table-cell office:value-type="float" office:value="427.906" calcext:value-type="float">
            <text:p>427.906</text:p>
          </table:table-cell>
          <table:table-cell office:value-type="float" office:value="123.682" calcext:value-type="float">
            <text:p>123.682</text:p>
          </table:table-cell>
          <table:table-cell office:value-type="float" office:value="0.283238" calcext:value-type="float">
            <text:p>0.2832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7]-[.A217]; 2)+POWER([.K217]-[.B217];2))" office:value-type="float" office:value="360.255766633929" calcext:value-type="float">
            <text:p>360.2557666339</text:p>
          </table:table-cell>
          <table:table-cell table:formula="of:=SQRT(POWER([.J217]-[.C217]; 2)+POWER([.K217]-[.D217];2))" office:value-type="float" office:value="310.993940727147" calcext:value-type="float">
            <text:p>310.9939407271</text:p>
          </table:table-cell>
        </table:table-row>
        <table:table-row table:style-name="ro1">
          <table:table-cell office:value-type="float" office:value="210.849" calcext:value-type="float">
            <text:p>210.849</text:p>
          </table:table-cell>
          <table:table-cell office:value-type="float" office:value="559.948" calcext:value-type="float">
            <text:p>559.948</text:p>
          </table:table-cell>
          <table:table-cell office:value-type="float" office:value="183.593" calcext:value-type="float">
            <text:p>183.593</text:p>
          </table:table-cell>
          <table:table-cell office:value-type="float" office:value="482.932" calcext:value-type="float">
            <text:p>482.932</text:p>
          </table:table-cell>
          <table:table-cell office:value-type="float" office:value="-199.377" calcext:value-type="float">
            <text:p>-199.377</text:p>
          </table:table-cell>
          <table:table-cell office:value-type="float" office:value="428.049" calcext:value-type="float">
            <text:p>428.049</text:p>
          </table:table-cell>
          <table:table-cell office:value-type="float" office:value="123.376" calcext:value-type="float">
            <text:p>123.376</text:p>
          </table:table-cell>
          <table:table-cell office:value-type="float" office:value="0.21202" calcext:value-type="float">
            <text:p>0.212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8]-[.A218]; 2)+POWER([.K218]-[.B218];2))" office:value-type="float" office:value="362.038947497365" calcext:value-type="float">
            <text:p>362.0389474974</text:p>
          </table:table-cell>
          <table:table-cell table:formula="of:=SQRT(POWER([.J218]-[.C218]; 2)+POWER([.K218]-[.D218];2))" office:value-type="float" office:value="313.386652991157" calcext:value-type="float">
            <text:p>313.3866529912</text:p>
          </table:table-cell>
        </table:table-row>
        <table:table-row table:style-name="ro1">
          <table:table-cell office:value-type="float" office:value="196.129" calcext:value-type="float">
            <text:p>196.129</text:p>
          </table:table-cell>
          <table:table-cell office:value-type="float" office:value="244.282" calcext:value-type="float">
            <text:p>244.282</text:p>
          </table:table-cell>
          <table:table-cell office:value-type="float" office:value="169.951" calcext:value-type="float">
            <text:p>169.951</text:p>
          </table:table-cell>
          <table:table-cell office:value-type="float" office:value="160.723" calcext:value-type="float">
            <text:p>160.723</text:p>
          </table:table-cell>
          <table:table-cell office:value-type="float" office:value="14.118" calcext:value-type="float">
            <text:p>14.118</text:p>
          </table:table-cell>
          <table:table-cell office:value-type="float" office:value="61.1393" calcext:value-type="float">
            <text:p>61.1393</text:p>
          </table:table-cell>
          <table:table-cell office:value-type="float" office:value="163.47" calcext:value-type="float">
            <text:p>163.47</text:p>
          </table:table-cell>
          <table:table-cell office:value-type="float" office:value="0.965347" calcext:value-type="float">
            <text:p>0.96534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19]-[.A219]; 2)+POWER([.K219]-[.B219];2))" office:value-type="float" office:value="187.884858796551" calcext:value-type="float">
            <text:p>187.8848587966</text:p>
          </table:table-cell>
          <table:table-cell table:formula="of:=SQRT(POWER([.J219]-[.C219]; 2)+POWER([.K219]-[.D219];2))" office:value-type="float" office:value="228.960531817167" calcext:value-type="float">
            <text:p>228.9605318172</text:p>
          </table:table-cell>
        </table:table-row>
        <table:table-row table:style-name="ro1">
          <table:table-cell office:value-type="float" office:value="194.398" calcext:value-type="float">
            <text:p>194.398</text:p>
          </table:table-cell>
          <table:table-cell office:value-type="float" office:value="245.408" calcext:value-type="float">
            <text:p>245.408</text:p>
          </table:table-cell>
          <table:table-cell office:value-type="float" office:value="168.235" calcext:value-type="float">
            <text:p>168.235</text:p>
          </table:table-cell>
          <table:table-cell office:value-type="float" office:value="160.792" calcext:value-type="float">
            <text:p>160.792</text:p>
          </table:table-cell>
          <table:table-cell office:value-type="float" office:value="24.5373" calcext:value-type="float">
            <text:p>24.5373</text:p>
          </table:table-cell>
          <table:table-cell office:value-type="float" office:value="68.2551" calcext:value-type="float">
            <text:p>68.2551</text:p>
          </table:table-cell>
          <table:table-cell office:value-type="float" office:value="166.848" calcext:value-type="float">
            <text:p>166.848</text:p>
          </table:table-cell>
          <table:table-cell office:value-type="float" office:value="0.935673" calcext:value-type="float">
            <text:p>0.9356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0]-[.A220]; 2)+POWER([.K220]-[.B220];2))" office:value-type="float" office:value="189.632626064188" calcext:value-type="float">
            <text:p>189.6326260642</text:p>
          </table:table-cell>
          <table:table-cell table:formula="of:=SQRT(POWER([.J220]-[.C220]; 2)+POWER([.K220]-[.D220];2))" office:value-type="float" office:value="230.541264178455" calcext:value-type="float">
            <text:p>230.5412641785</text:p>
          </table:table-cell>
        </table:table-row>
        <table:table-row table:style-name="ro1">
          <table:table-cell office:value-type="float" office:value="184.783" calcext:value-type="float">
            <text:p>184.783</text:p>
          </table:table-cell>
          <table:table-cell office:value-type="float" office:value="278.237" calcext:value-type="float">
            <text:p>278.237</text:p>
          </table:table-cell>
          <table:table-cell office:value-type="float" office:value="158.455" calcext:value-type="float">
            <text:p>158.455</text:p>
          </table:table-cell>
          <table:table-cell office:value-type="float" office:value="192.067" calcext:value-type="float">
            <text:p>192.067</text:p>
          </table:table-cell>
          <table:table-cell office:value-type="float" office:value="18.5051" calcext:value-type="float">
            <text:p>18.5051</text:p>
          </table:table-cell>
          <table:table-cell office:value-type="float" office:value="113.505" calcext:value-type="float">
            <text:p>113.505</text:p>
          </table:table-cell>
          <table:table-cell office:value-type="float" office:value="180.738" calcext:value-type="float">
            <text:p>180.738</text:p>
          </table:table-cell>
          <table:table-cell office:value-type="float" office:value="0.929406" calcext:value-type="float">
            <text:p>0.9294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1]-[.A221]; 2)+POWER([.K221]-[.B221];2))" office:value-type="float" office:value="202.485884095657" calcext:value-type="float">
            <text:p>202.4858840957</text:p>
          </table:table-cell>
          <table:table-cell table:formula="of:=SQRT(POWER([.J221]-[.C221]; 2)+POWER([.K221]-[.D221];2))" office:value-type="float" office:value="231.006172025771" calcext:value-type="float">
            <text:p>231.0061720258</text:p>
          </table:table-cell>
        </table:table-row>
        <table:table-row table:style-name="ro1">
          <table:table-cell office:value-type="float" office:value="193.831" calcext:value-type="float">
            <text:p>193.831</text:p>
          </table:table-cell>
          <table:table-cell office:value-type="float" office:value="274.879" calcext:value-type="float">
            <text:p>274.879</text:p>
          </table:table-cell>
          <table:table-cell office:value-type="float" office:value="167.571" calcext:value-type="float">
            <text:p>167.571</text:p>
          </table:table-cell>
          <table:table-cell office:value-type="float" office:value="189.073" calcext:value-type="float">
            <text:p>189.073</text:p>
          </table:table-cell>
          <table:table-cell office:value-type="float" office:value="18.9135" calcext:value-type="float">
            <text:p>18.9135</text:p>
          </table:table-cell>
          <table:table-cell office:value-type="float" office:value="108.376" calcext:value-type="float">
            <text:p>108.376</text:p>
          </table:table-cell>
          <table:table-cell office:value-type="float" office:value="167.126" calcext:value-type="float">
            <text:p>167.126</text:p>
          </table:table-cell>
          <table:table-cell office:value-type="float" office:value="0.89829" calcext:value-type="float">
            <text:p>0.8982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2]-[.A222]; 2)+POWER([.K222]-[.B222];2))" office:value-type="float" office:value="192.990355204606" calcext:value-type="float">
            <text:p>192.9903552046</text:p>
          </table:table-cell>
          <table:table-cell table:formula="of:=SQRT(POWER([.J222]-[.C222]; 2)+POWER([.K222]-[.D222];2))" office:value-type="float" office:value="222.80659633413" calcext:value-type="float">
            <text:p>222.8065963341</text:p>
          </table:table-cell>
        </table:table-row>
        <table:table-row table:style-name="ro1">
          <table:table-cell office:value-type="float" office:value="210.639" calcext:value-type="float">
            <text:p>210.639</text:p>
          </table:table-cell>
          <table:table-cell office:value-type="float" office:value="244.607" calcext:value-type="float">
            <text:p>244.607</text:p>
          </table:table-cell>
          <table:table-cell office:value-type="float" office:value="184.588" calcext:value-type="float">
            <text:p>184.588</text:p>
          </table:table-cell>
          <table:table-cell office:value-type="float" office:value="161.609" calcext:value-type="float">
            <text:p>161.609</text:p>
          </table:table-cell>
          <table:table-cell office:value-type="float" office:value="11.0636" calcext:value-type="float">
            <text:p>11.0636</text:p>
          </table:table-cell>
          <table:table-cell office:value-type="float" office:value="59.0928" calcext:value-type="float">
            <text:p>59.0928</text:p>
          </table:table-cell>
          <table:table-cell office:value-type="float" office:value="140.795" calcext:value-type="float">
            <text:p>140.795</text:p>
          </table:table-cell>
          <table:table-cell office:value-type="float" office:value="0.893084" calcext:value-type="float">
            <text:p>0.8930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3]-[.A223]; 2)+POWER([.K223]-[.B223];2))" office:value-type="float" office:value="173.380600904484" calcext:value-type="float">
            <text:p>173.3806009045</text:p>
          </table:table-cell>
          <table:table-cell table:formula="of:=SQRT(POWER([.J223]-[.C223]; 2)+POWER([.K223]-[.D223];2))" office:value-type="float" office:value="215.006647862339" calcext:value-type="float">
            <text:p>215.0066478623</text:p>
          </table:table-cell>
        </table:table-row>
        <table:table-row table:style-name="ro1">
          <table:table-cell office:value-type="float" office:value="207.524" calcext:value-type="float">
            <text:p>207.524</text:p>
          </table:table-cell>
          <table:table-cell office:value-type="float" office:value="244.673" calcext:value-type="float">
            <text:p>244.673</text:p>
          </table:table-cell>
          <table:table-cell office:value-type="float" office:value="181.439" calcext:value-type="float">
            <text:p>181.439</text:p>
          </table:table-cell>
          <table:table-cell office:value-type="float" office:value="161.662" calcext:value-type="float">
            <text:p>161.662</text:p>
          </table:table-cell>
          <table:table-cell office:value-type="float" office:value="10.4589" calcext:value-type="float">
            <text:p>10.4589</text:p>
          </table:table-cell>
          <table:table-cell office:value-type="float" office:value="59.088" calcext:value-type="float">
            <text:p>59.088</text:p>
          </table:table-cell>
          <table:table-cell office:value-type="float" office:value="145.578" calcext:value-type="float">
            <text:p>145.578</text:p>
          </table:table-cell>
          <table:table-cell office:value-type="float" office:value="0.88499" calcext:value-type="float">
            <text:p>0.8849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4]-[.A224]; 2)+POWER([.K224]-[.B224];2))" office:value-type="float" office:value="176.496242183793" calcext:value-type="float">
            <text:p>176.4962421838</text:p>
          </table:table-cell>
          <table:table-cell table:formula="of:=SQRT(POWER([.J224]-[.C224]; 2)+POWER([.K224]-[.D224];2))" office:value-type="float" office:value="217.910883080676" calcext:value-type="float">
            <text:p>217.9108830807</text:p>
          </table:table-cell>
        </table:table-row>
        <table:table-row table:style-name="ro1">
          <table:table-cell office:value-type="float" office:value="195.205" calcext:value-type="float">
            <text:p>195.205</text:p>
          </table:table-cell>
          <table:table-cell office:value-type="float" office:value="242.079" calcext:value-type="float">
            <text:p>242.079</text:p>
          </table:table-cell>
          <table:table-cell office:value-type="float" office:value="169.053" calcext:value-type="float">
            <text:p>169.053</text:p>
          </table:table-cell>
          <table:table-cell office:value-type="float" office:value="157.759" calcext:value-type="float">
            <text:p>157.759</text:p>
          </table:table-cell>
          <table:table-cell office:value-type="float" office:value="23.601" calcext:value-type="float">
            <text:p>23.601</text:p>
          </table:table-cell>
          <table:table-cell office:value-type="float" office:value="62.8203" calcext:value-type="float">
            <text:p>62.8203</text:p>
          </table:table-cell>
          <table:table-cell office:value-type="float" office:value="165.571" calcext:value-type="float">
            <text:p>165.571</text:p>
          </table:table-cell>
          <table:table-cell office:value-type="float" office:value="0.800912" calcext:value-type="float">
            <text:p>0.8009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5]-[.A225]; 2)+POWER([.K225]-[.B225];2))" office:value-type="float" office:value="188.795016528509" calcext:value-type="float">
            <text:p>188.7950165285</text:p>
          </table:table-cell>
          <table:table-cell table:formula="of:=SQRT(POWER([.J225]-[.C225]; 2)+POWER([.K225]-[.D225];2))" office:value-type="float" office:value="230.865239674577" calcext:value-type="float">
            <text:p>230.8652396746</text:p>
          </table:table-cell>
        </table:table-row>
        <table:table-row table:style-name="ro1">
          <table:table-cell office:value-type="float" office:value="210.478" calcext:value-type="float">
            <text:p>210.478</text:p>
          </table:table-cell>
          <table:table-cell office:value-type="float" office:value="255.754" calcext:value-type="float">
            <text:p>255.754</text:p>
          </table:table-cell>
          <table:table-cell office:value-type="float" office:value="184.398" calcext:value-type="float">
            <text:p>184.398</text:p>
          </table:table-cell>
          <table:table-cell office:value-type="float" office:value="171.983" calcext:value-type="float">
            <text:p>171.983</text:p>
          </table:table-cell>
          <table:table-cell office:value-type="float" office:value="12.7279" calcext:value-type="float">
            <text:p>12.7279</text:p>
          </table:table-cell>
          <table:table-cell office:value-type="float" office:value="76.4729" calcext:value-type="float">
            <text:p>76.4729</text:p>
          </table:table-cell>
          <table:table-cell office:value-type="float" office:value="141.227" calcext:value-type="float">
            <text:p>141.227</text:p>
          </table:table-cell>
          <table:table-cell office:value-type="float" office:value="0.72074" calcext:value-type="float">
            <text:p>0.720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6]-[.A226]; 2)+POWER([.K226]-[.B226];2))" office:value-type="float" office:value="174.066243137491" calcext:value-type="float">
            <text:p>174.0662431375</text:p>
          </table:table-cell>
          <table:table-cell table:formula="of:=SQRT(POWER([.J226]-[.C226]; 2)+POWER([.K226]-[.D226];2))" office:value-type="float" office:value="211.526212779882" calcext:value-type="float">
            <text:p>211.5262127799</text:p>
          </table:table-cell>
        </table:table-row>
        <table:table-row table:style-name="ro1">
          <table:table-cell office:value-type="float" office:value="210.916" calcext:value-type="float">
            <text:p>210.916</text:p>
          </table:table-cell>
          <table:table-cell office:value-type="float" office:value="241.963" calcext:value-type="float">
            <text:p>241.963</text:p>
          </table:table-cell>
          <table:table-cell office:value-type="float" office:value="184.883" calcext:value-type="float">
            <text:p>184.883</text:p>
          </table:table-cell>
          <table:table-cell office:value-type="float" office:value="158.662" calcext:value-type="float">
            <text:p>158.662</text:p>
          </table:table-cell>
          <table:table-cell office:value-type="float" office:value="16.0778" calcext:value-type="float">
            <text:p>16.0778</text:p>
          </table:table-cell>
          <table:table-cell office:value-type="float" office:value="57.718" calcext:value-type="float">
            <text:p>57.718</text:p>
          </table:table-cell>
          <table:table-cell office:value-type="float" office:value="140.791" calcext:value-type="float">
            <text:p>140.791</text:p>
          </table:table-cell>
          <table:table-cell office:value-type="float" office:value="0.713354" calcext:value-type="float">
            <text:p>0.7133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7]-[.A227]; 2)+POWER([.K227]-[.B227];2))" office:value-type="float" office:value="173.084003954727" calcext:value-type="float">
            <text:p>173.0840039547</text:p>
          </table:table-cell>
          <table:table-cell table:formula="of:=SQRT(POWER([.J227]-[.C227]; 2)+POWER([.K227]-[.D227];2))" office:value-type="float" office:value="215.85365860462" calcext:value-type="float">
            <text:p>215.8536586046</text:p>
          </table:table-cell>
        </table:table-row>
        <table:table-row table:style-name="ro1">
          <table:table-cell office:value-type="float" office:value="184.719" calcext:value-type="float">
            <text:p>184.719</text:p>
          </table:table-cell>
          <table:table-cell office:value-type="float" office:value="283.91" calcext:value-type="float">
            <text:p>283.91</text:p>
          </table:table-cell>
          <table:table-cell office:value-type="float" office:value="158.341" calcext:value-type="float">
            <text:p>158.341</text:p>
          </table:table-cell>
          <table:table-cell office:value-type="float" office:value="198.315" calcext:value-type="float">
            <text:p>198.315</text:p>
          </table:table-cell>
          <table:table-cell office:value-type="float" office:value="9.02164" calcext:value-type="float">
            <text:p>9.02164</text:p>
          </table:table-cell>
          <table:table-cell office:value-type="float" office:value="117.143" calcext:value-type="float">
            <text:p>117.143</text:p>
          </table:table-cell>
          <table:table-cell office:value-type="float" office:value="180.201" calcext:value-type="float">
            <text:p>180.201</text:p>
          </table:table-cell>
          <table:table-cell office:value-type="float" office:value="0.679799" calcext:value-type="float">
            <text:p>0.67979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8]-[.A228]; 2)+POWER([.K228]-[.B228];2))" office:value-type="float" office:value="203.640283492731" calcext:value-type="float">
            <text:p>203.6402834927</text:p>
          </table:table-cell>
          <table:table-cell table:formula="of:=SQRT(POWER([.J228]-[.C228]; 2)+POWER([.K228]-[.D228];2))" office:value-type="float" office:value="229.848566464966" calcext:value-type="float">
            <text:p>229.848566465</text:p>
          </table:table-cell>
        </table:table-row>
        <table:table-row table:style-name="ro1">
          <table:table-cell office:value-type="float" office:value="193.821" calcext:value-type="float">
            <text:p>193.821</text:p>
          </table:table-cell>
          <table:table-cell office:value-type="float" office:value="287.414" calcext:value-type="float">
            <text:p>287.414</text:p>
          </table:table-cell>
          <table:table-cell office:value-type="float" office:value="167.531" calcext:value-type="float">
            <text:p>167.531</text:p>
          </table:table-cell>
          <table:table-cell office:value-type="float" office:value="200.813" calcext:value-type="float">
            <text:p>200.813</text:p>
          </table:table-cell>
          <table:table-cell office:value-type="float" office:value="19.63" calcext:value-type="float">
            <text:p>19.63</text:p>
          </table:table-cell>
          <table:table-cell office:value-type="float" office:value="126.683" calcext:value-type="float">
            <text:p>126.683</text:p>
          </table:table-cell>
          <table:table-cell office:value-type="float" office:value="167.106" calcext:value-type="float">
            <text:p>167.106</text:p>
          </table:table-cell>
          <table:table-cell office:value-type="float" office:value="0.660783" calcext:value-type="float">
            <text:p>0.6607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29]-[.A229]; 2)+POWER([.K229]-[.B229];2))" office:value-type="float" office:value="195.526170721466" calcext:value-type="float">
            <text:p>195.5261707215</text:p>
          </table:table-cell>
          <table:table-cell table:formula="of:=SQRT(POWER([.J229]-[.C229]; 2)+POWER([.K229]-[.D229];2))" office:value-type="float" office:value="220.352437994228" calcext:value-type="float">
            <text:p>220.3524379942</text:p>
          </table:table-cell>
        </table:table-row>
        <table:table-row table:style-name="ro1">
          <table:table-cell office:value-type="float" office:value="242.719" calcext:value-type="float">
            <text:p>242.719</text:p>
          </table:table-cell>
          <table:table-cell office:value-type="float" office:value="452.347" calcext:value-type="float">
            <text:p>452.347</text:p>
          </table:table-cell>
          <table:table-cell office:value-type="float" office:value="216.464" calcext:value-type="float">
            <text:p>216.464</text:p>
          </table:table-cell>
          <table:table-cell office:value-type="float" office:value="359.038" calcext:value-type="float">
            <text:p>359.038</text:p>
          </table:table-cell>
          <table:table-cell office:value-type="float" office:value="7.905" calcext:value-type="float">
            <text:p>7.905</text:p>
          </table:table-cell>
          <table:table-cell office:value-type="float" office:value="343.462" calcext:value-type="float">
            <text:p>343.462</text:p>
          </table:table-cell>
          <table:table-cell office:value-type="float" office:value="94.8675" calcext:value-type="float">
            <text:p>94.8675</text:p>
          </table:table-cell>
          <table:table-cell office:value-type="float" office:value="0.988813" calcext:value-type="float">
            <text:p>0.98881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0]-[.A230]; 2)+POWER([.K230]-[.B230];2))" office:value-type="float" office:value="253.389386853514" calcext:value-type="float">
            <text:p>253.3893868535</text:p>
          </table:table-cell>
          <table:table-cell table:formula="of:=SQRT(POWER([.J230]-[.C230]; 2)+POWER([.K230]-[.D230];2))" office:value-type="float" office:value="204.36781728051" calcext:value-type="float">
            <text:p>204.3678172805</text:p>
          </table:table-cell>
        </table:table-row>
        <table:table-row table:style-name="ro1">
          <table:table-cell office:value-type="float" office:value="208.773" calcext:value-type="float">
            <text:p>208.773</text:p>
          </table:table-cell>
          <table:table-cell office:value-type="float" office:value="419.762" calcext:value-type="float">
            <text:p>419.762</text:p>
          </table:table-cell>
          <table:table-cell office:value-type="float" office:value="182.267" calcext:value-type="float">
            <text:p>182.267</text:p>
          </table:table-cell>
          <table:table-cell office:value-type="float" office:value="324.607" calcext:value-type="float">
            <text:p>324.607</text:p>
          </table:table-cell>
          <table:table-cell office:value-type="float" office:value="30.4387" calcext:value-type="float">
            <text:p>30.4387</text:p>
          </table:table-cell>
          <table:table-cell office:value-type="float" office:value="309.507" calcext:value-type="float">
            <text:p>309.507</text:p>
          </table:table-cell>
          <table:table-cell office:value-type="float" office:value="145.709" calcext:value-type="float">
            <text:p>145.709</text:p>
          </table:table-cell>
          <table:table-cell office:value-type="float" office:value="0.521744" calcext:value-type="float">
            <text:p>0.5217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1]-[.A231]; 2)+POWER([.K231]-[.B231];2))" office:value-type="float" office:value="249.607352001098" calcext:value-type="float">
            <text:p>249.6073520011</text:p>
          </table:table-cell>
          <table:table-cell table:formula="of:=SQRT(POWER([.J231]-[.C231]; 2)+POWER([.K231]-[.D231];2))" office:value-type="float" office:value="217.991100134845" calcext:value-type="float">
            <text:p>217.9911001348</text:p>
          </table:table-cell>
        </table:table-row>
        <table:table-row table:style-name="ro1">
          <table:table-cell office:value-type="float" office:value="206.662" calcext:value-type="float">
            <text:p>206.662</text:p>
          </table:table-cell>
          <table:table-cell office:value-type="float" office:value="422.968" calcext:value-type="float">
            <text:p>422.968</text:p>
          </table:table-cell>
          <table:table-cell office:value-type="float" office:value="180.138" calcext:value-type="float">
            <text:p>180.138</text:p>
          </table:table-cell>
          <table:table-cell office:value-type="float" office:value="327.273" calcext:value-type="float">
            <text:p>327.273</text:p>
          </table:table-cell>
          <table:table-cell office:value-type="float" office:value="32.8406" calcext:value-type="float">
            <text:p>32.8406</text:p>
          </table:table-cell>
          <table:table-cell office:value-type="float" office:value="314.458" calcext:value-type="float">
            <text:p>314.458</text:p>
          </table:table-cell>
          <table:table-cell office:value-type="float" office:value="148.925" calcext:value-type="float">
            <text:p>148.925</text:p>
          </table:table-cell>
          <table:table-cell office:value-type="float" office:value="0.32395" calcext:value-type="float">
            <text:p>0.323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2]-[.A232]; 2)+POWER([.K232]-[.B232];2))" office:value-type="float" office:value="253.373604126397" calcext:value-type="float">
            <text:p>253.3736041264</text:p>
          </table:table-cell>
          <table:table-cell table:formula="of:=SQRT(POWER([.J232]-[.C232]; 2)+POWER([.K232]-[.D232];2))" office:value-type="float" office:value="220.97782597582" calcext:value-type="float">
            <text:p>220.9778259758</text:p>
          </table:table-cell>
        </table:table-row>
        <table:table-row table:style-name="ro1">
          <table:table-cell office:value-type="float" office:value="206.662" calcext:value-type="float">
            <text:p>206.662</text:p>
          </table:table-cell>
          <table:table-cell office:value-type="float" office:value="422.968" calcext:value-type="float">
            <text:p>422.968</text:p>
          </table:table-cell>
          <table:table-cell office:value-type="float" office:value="180.138" calcext:value-type="float">
            <text:p>180.138</text:p>
          </table:table-cell>
          <table:table-cell office:value-type="float" office:value="327.273" calcext:value-type="float">
            <text:p>327.273</text:p>
          </table:table-cell>
          <table:table-cell office:value-type="float" office:value="32.8406" calcext:value-type="float">
            <text:p>32.8406</text:p>
          </table:table-cell>
          <table:table-cell office:value-type="float" office:value="314.458" calcext:value-type="float">
            <text:p>314.458</text:p>
          </table:table-cell>
          <table:table-cell office:value-type="float" office:value="148.925" calcext:value-type="float">
            <text:p>148.925</text:p>
          </table:table-cell>
          <table:table-cell office:value-type="float" office:value="0.32395" calcext:value-type="float">
            <text:p>0.323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3]-[.A233]; 2)+POWER([.K233]-[.B233];2))" office:value-type="float" office:value="253.373604126397" calcext:value-type="float">
            <text:p>253.3736041264</text:p>
          </table:table-cell>
          <table:table-cell table:formula="of:=SQRT(POWER([.J233]-[.C233]; 2)+POWER([.K233]-[.D233];2))" office:value-type="float" office:value="220.97782597582" calcext:value-type="float">
            <text:p>220.9778259758</text:p>
          </table:table-cell>
        </table:table-row>
        <table:table-row table:style-name="ro1">
          <table:table-cell office:value-type="float" office:value="246.237" calcext:value-type="float">
            <text:p>246.237</text:p>
          </table:table-cell>
          <table:table-cell office:value-type="float" office:value="533.787" calcext:value-type="float">
            <text:p>533.787</text:p>
          </table:table-cell>
          <table:table-cell office:value-type="float" office:value="219.893" calcext:value-type="float">
            <text:p>219.893</text:p>
          </table:table-cell>
          <table:table-cell office:value-type="float" office:value="445.68" calcext:value-type="float">
            <text:p>445.68</text:p>
          </table:table-cell>
          <table:table-cell office:value-type="float" office:value="-73.0895" calcext:value-type="float">
            <text:p>-73.0895</text:p>
          </table:table-cell>
          <table:table-cell office:value-type="float" office:value="424.51" calcext:value-type="float">
            <text:p>424.51</text:p>
          </table:table-cell>
          <table:table-cell office:value-type="float" office:value="81.7822" calcext:value-type="float">
            <text:p>81.7822</text:p>
          </table:table-cell>
          <table:table-cell office:value-type="float" office:value="0.936027" calcext:value-type="float">
            <text:p>0.93602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4]-[.A234]; 2)+POWER([.K234]-[.B234];2))" office:value-type="float" office:value="322.673670351332" calcext:value-type="float">
            <text:p>322.6736703513</text:p>
          </table:table-cell>
          <table:table-cell table:formula="of:=SQRT(POWER([.J234]-[.C234]; 2)+POWER([.K234]-[.D234];2))" office:value-type="float" office:value="261.565765819994" calcext:value-type="float">
            <text:p>261.56576582</text:p>
          </table:table-cell>
        </table:table-row>
        <table:table-row table:style-name="ro1">
          <table:table-cell office:value-type="float" office:value="246.543" calcext:value-type="float">
            <text:p>246.543</text:p>
          </table:table-cell>
          <table:table-cell office:value-type="float" office:value="540.606" calcext:value-type="float">
            <text:p>540.606</text:p>
          </table:table-cell>
          <table:table-cell office:value-type="float" office:value="220.174" calcext:value-type="float">
            <text:p>220.174</text:p>
          </table:table-cell>
          <table:table-cell office:value-type="float" office:value="451.19" calcext:value-type="float">
            <text:p>451.19</text:p>
          </table:table-cell>
          <table:table-cell office:value-type="float" office:value="-64.3679" calcext:value-type="float">
            <text:p>-64.3679</text:p>
          </table:table-cell>
          <table:table-cell office:value-type="float" office:value="435.276" calcext:value-type="float">
            <text:p>435.276</text:p>
          </table:table-cell>
          <table:table-cell office:value-type="float" office:value="82.5284" calcext:value-type="float">
            <text:p>82.5284</text:p>
          </table:table-cell>
          <table:table-cell office:value-type="float" office:value="0.74864" calcext:value-type="float">
            <text:p>0.748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5]-[.A235]; 2)+POWER([.K235]-[.B235];2))" office:value-type="float" office:value="328.724763419186" calcext:value-type="float">
            <text:p>328.7247634192</text:p>
          </table:table-cell>
          <table:table-cell table:formula="of:=SQRT(POWER([.J235]-[.C235]; 2)+POWER([.K235]-[.D235];2))" office:value-type="float" office:value="265.705503096944" calcext:value-type="float">
            <text:p>265.7055030969</text:p>
          </table:table-cell>
        </table:table-row>
        <table:table-row table:style-name="ro1">
          <table:table-cell office:value-type="float" office:value="246.552" calcext:value-type="float">
            <text:p>246.552</text:p>
          </table:table-cell>
          <table:table-cell office:value-type="float" office:value="541.234" calcext:value-type="float">
            <text:p>541.234</text:p>
          </table:table-cell>
          <table:table-cell office:value-type="float" office:value="220.186" calcext:value-type="float">
            <text:p>220.186</text:p>
          </table:table-cell>
          <table:table-cell office:value-type="float" office:value="452.246" calcext:value-type="float">
            <text:p>452.246</text:p>
          </table:table-cell>
          <table:table-cell office:value-type="float" office:value="-68.3405" calcext:value-type="float">
            <text:p>-68.3405</text:p>
          </table:table-cell>
          <table:table-cell office:value-type="float" office:value="435.107" calcext:value-type="float">
            <text:p>435.107</text:p>
          </table:table-cell>
          <table:table-cell office:value-type="float" office:value="82.0513" calcext:value-type="float">
            <text:p>82.0513</text:p>
          </table:table-cell>
          <table:table-cell office:value-type="float" office:value="0.744654" calcext:value-type="float">
            <text:p>0.7446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6]-[.A236]; 2)+POWER([.K236]-[.B236];2))" office:value-type="float" office:value="329.291572105938" calcext:value-type="float">
            <text:p>329.2915721059</text:p>
          </table:table-cell>
          <table:table-cell table:formula="of:=SQRT(POWER([.J236]-[.C236]; 2)+POWER([.K236]-[.D236];2))" office:value-type="float" office:value="266.530311807119" calcext:value-type="float">
            <text:p>266.5303118071</text:p>
          </table:table-cell>
        </table:table-row>
        <table:table-row table:style-name="ro1">
          <table:table-cell office:value-type="float" office:value="230.964" calcext:value-type="float">
            <text:p>230.964</text:p>
          </table:table-cell>
          <table:table-cell office:value-type="float" office:value="531.402" calcext:value-type="float">
            <text:p>531.402</text:p>
          </table:table-cell>
          <table:table-cell office:value-type="float" office:value="204.328" calcext:value-type="float">
            <text:p>204.328</text:p>
          </table:table-cell>
          <table:table-cell office:value-type="float" office:value="452.159" calcext:value-type="float">
            <text:p>452.159</text:p>
          </table:table-cell>
          <table:table-cell office:value-type="float" office:value="-159.631" calcext:value-type="float">
            <text:p>-159.631</text:p>
          </table:table-cell>
          <table:table-cell office:value-type="float" office:value="399.626" calcext:value-type="float">
            <text:p>399.626</text:p>
          </table:table-cell>
          <table:table-cell office:value-type="float" office:value="95.3179" calcext:value-type="float">
            <text:p>95.3179</text:p>
          </table:table-cell>
          <table:table-cell office:value-type="float" office:value="-0.0000000587025" calcext:value-type="float">
            <text:p>-5.87025E-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7]-[.A237]; 2)+POWER([.K237]-[.B237];2))" office:value-type="float" office:value="327.373693048174" calcext:value-type="float">
            <text:p>327.3736930482</text:p>
          </table:table-cell>
          <table:table-cell table:formula="of:=SQRT(POWER([.J237]-[.C237]; 2)+POWER([.K237]-[.D237];2))" office:value-type="float" office:value="276.49382066332" calcext:value-type="float">
            <text:p>276.4938206633</text:p>
          </table:table-cell>
        </table:table-row>
        <table:table-row table:style-name="ro1">
          <table:table-cell office:value-type="float" office:value="230.559" calcext:value-type="float">
            <text:p>230.559</text:p>
          </table:table-cell>
          <table:table-cell office:value-type="float" office:value="532.359" calcext:value-type="float">
            <text:p>532.359</text:p>
          </table:table-cell>
          <table:table-cell office:value-type="float" office:value="203.909" calcext:value-type="float">
            <text:p>203.909</text:p>
          </table:table-cell>
          <table:table-cell office:value-type="float" office:value="453.01" calcext:value-type="float">
            <text:p>453.01</text:p>
          </table:table-cell>
          <table:table-cell office:value-type="float" office:value="-159.116" calcext:value-type="float">
            <text:p>-159.116</text:p>
          </table:table-cell>
          <table:table-cell office:value-type="float" office:value="401.03" calcext:value-type="float">
            <text:p>401.03</text:p>
          </table:table-cell>
          <table:table-cell office:value-type="float" office:value="96.021" calcext:value-type="float">
            <text:p>96.021</text:p>
          </table:table-cell>
          <table:table-cell office:value-type="float" office:value="-0.000000176036" calcext:value-type="float">
            <text:p>-0.0000001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8]-[.A238]; 2)+POWER([.K238]-[.B238];2))" office:value-type="float" office:value="328.409027528173" calcext:value-type="float">
            <text:p>328.4090275282</text:p>
          </table:table-cell>
          <table:table-cell table:formula="of:=SQRT(POWER([.J238]-[.C238]; 2)+POWER([.K238]-[.D238];2))" office:value-type="float" office:value="277.413028499023" calcext:value-type="float">
            <text:p>277.413028499</text:p>
          </table:table-cell>
        </table:table-row>
        <table:table-row table:style-name="ro1">
          <table:table-cell office:value-type="float" office:value="230.826" calcext:value-type="float">
            <text:p>230.826</text:p>
          </table:table-cell>
          <table:table-cell office:value-type="float" office:value="532.128" calcext:value-type="float">
            <text:p>532.128</text:p>
          </table:table-cell>
          <table:table-cell office:value-type="float" office:value="204.184" calcext:value-type="float">
            <text:p>204.184</text:p>
          </table:table-cell>
          <table:table-cell office:value-type="float" office:value="452.974" calcext:value-type="float">
            <text:p>452.974</text:p>
          </table:table-cell>
          <table:table-cell office:value-type="float" office:value="-160.819" calcext:value-type="float">
            <text:p>-160.819</text:p>
          </table:table-cell>
          <table:table-cell office:value-type="float" office:value="400.3" calcext:value-type="float">
            <text:p>400.3</text:p>
          </table:table-cell>
          <table:table-cell office:value-type="float" office:value="95.4199" calcext:value-type="float">
            <text:p>95.4199</text:p>
          </table:table-cell>
          <table:table-cell office:value-type="float" office:value="-0.000000227977" calcext:value-type="float">
            <text:p>-0.00000022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39]-[.A239]; 2)+POWER([.K239]-[.B239];2))" office:value-type="float" office:value="328.080067453053" calcext:value-type="float">
            <text:p>328.0800674531</text:p>
          </table:table-cell>
          <table:table-cell table:formula="of:=SQRT(POWER([.J239]-[.C239]; 2)+POWER([.K239]-[.D239];2))" office:value-type="float" office:value="277.207183406202" calcext:value-type="float">
            <text:p>277.2071834062</text:p>
          </table:table-cell>
        </table:table-row>
        <table:table-row table:style-name="ro1">
          <table:table-cell office:value-type="float" office:value="178.5" calcext:value-type="float">
            <text:p>178.5</text:p>
          </table:table-cell>
          <table:table-cell office:value-type="float" office:value="284.329" calcext:value-type="float">
            <text:p>284.329</text:p>
          </table:table-cell>
          <table:table-cell office:value-type="float" office:value="152.095" calcext:value-type="float">
            <text:p>152.095</text:p>
          </table:table-cell>
          <table:table-cell office:value-type="float" office:value="198.321" calcext:value-type="float">
            <text:p>198.321</text:p>
          </table:table-cell>
          <table:table-cell office:value-type="float" office:value="11.5617" calcext:value-type="float">
            <text:p>11.5617</text:p>
          </table:table-cell>
          <table:table-cell office:value-type="float" office:value="119.27" calcext:value-type="float">
            <text:p>119.27</text:p>
          </table:table-cell>
          <table:table-cell office:value-type="float" office:value="189.729" calcext:value-type="float">
            <text:p>189.729</text:p>
          </table:table-cell>
          <table:table-cell office:value-type="float" office:value="0.960054" calcext:value-type="float">
            <text:p>0.9600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0]-[.A240]; 2)+POWER([.K240]-[.B240];2))" office:value-type="float" office:value="209.814189798974" calcext:value-type="float">
            <text:p>209.814189799</text:p>
          </table:table-cell>
          <table:table-cell table:formula="of:=SQRT(POWER([.J240]-[.C240]; 2)+POWER([.K240]-[.D240];2))" office:value-type="float" office:value="235.982592718192" calcext:value-type="float">
            <text:p>235.9825927182</text:p>
          </table:table-cell>
        </table:table-row>
        <table:table-row table:style-name="ro1">
          <table:table-cell office:value-type="float" office:value="161.17" calcext:value-type="float">
            <text:p>161.17</text:p>
          </table:table-cell>
          <table:table-cell office:value-type="float" office:value="284.857" calcext:value-type="float">
            <text:p>284.857</text:p>
          </table:table-cell>
          <table:table-cell office:value-type="float" office:value="134.681" calcext:value-type="float">
            <text:p>134.681</text:p>
          </table:table-cell>
          <table:table-cell office:value-type="float" office:value="198.637" calcext:value-type="float">
            <text:p>198.637</text:p>
          </table:table-cell>
          <table:table-cell office:value-type="float" office:value="9.21488" calcext:value-type="float">
            <text:p>9.21488</text:p>
          </table:table-cell>
          <table:table-cell office:value-type="float" office:value="119.822" calcext:value-type="float">
            <text:p>119.822</text:p>
          </table:table-cell>
          <table:table-cell office:value-type="float" office:value="215.647" calcext:value-type="float">
            <text:p>215.647</text:p>
          </table:table-cell>
          <table:table-cell office:value-type="float" office:value="0.959707" calcext:value-type="float">
            <text:p>0.9597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1]-[.A241]; 2)+POWER([.K241]-[.B241];2))" office:value-type="float" office:value="226.91392938513" calcext:value-type="float">
            <text:p>226.9139293851</text:p>
          </table:table-cell>
          <table:table-cell table:formula="of:=SQRT(POWER([.J241]-[.C241]; 2)+POWER([.K241]-[.D241];2))" office:value-type="float" office:value="253.061876879944" calcext:value-type="float">
            <text:p>253.0618768799</text:p>
          </table:table-cell>
        </table:table-row>
        <table:table-row table:style-name="ro1">
          <table:table-cell office:value-type="float" office:value="162.548" calcext:value-type="float">
            <text:p>162.548</text:p>
          </table:table-cell>
          <table:table-cell office:value-type="float" office:value="282.291" calcext:value-type="float">
            <text:p>282.291</text:p>
          </table:table-cell>
          <table:table-cell office:value-type="float" office:value="136.096" calcext:value-type="float">
            <text:p>136.096</text:p>
          </table:table-cell>
          <table:table-cell office:value-type="float" office:value="195.797" calcext:value-type="float">
            <text:p>195.797</text:p>
          </table:table-cell>
          <table:table-cell office:value-type="float" office:value="13.9942" calcext:value-type="float">
            <text:p>13.9942</text:p>
          </table:table-cell>
          <table:table-cell office:value-type="float" office:value="118.343" calcext:value-type="float">
            <text:p>118.343</text:p>
          </table:table-cell>
          <table:table-cell office:value-type="float" office:value="213.822" calcext:value-type="float">
            <text:p>213.822</text:p>
          </table:table-cell>
          <table:table-cell office:value-type="float" office:value="0.915461" calcext:value-type="float">
            <text:p>0.91546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2]-[.A242]; 2)+POWER([.K242]-[.B242];2))" office:value-type="float" office:value="225.087434089511" calcext:value-type="float">
            <text:p>225.0874340895</text:p>
          </table:table-cell>
          <table:table-cell table:formula="of:=SQRT(POWER([.J242]-[.C242]; 2)+POWER([.K242]-[.D242];2))" office:value-type="float" office:value="252.172778913585" calcext:value-type="float">
            <text:p>252.1727789136</text:p>
          </table:table-cell>
        </table:table-row>
        <table:table-row table:style-name="ro1">
          <table:table-cell office:value-type="float" office:value="162.057" calcext:value-type="float">
            <text:p>162.057</text:p>
          </table:table-cell>
          <table:table-cell office:value-type="float" office:value="292.561" calcext:value-type="float">
            <text:p>292.561</text:p>
          </table:table-cell>
          <table:table-cell office:value-type="float" office:value="135.564" calcext:value-type="float">
            <text:p>135.564</text:p>
          </table:table-cell>
          <table:table-cell office:value-type="float" office:value="205.713" calcext:value-type="float">
            <text:p>205.713</text:p>
          </table:table-cell>
          <table:table-cell office:value-type="float" office:value="11.2119" calcext:value-type="float">
            <text:p>11.2119</text:p>
          </table:table-cell>
          <table:table-cell office:value-type="float" office:value="131.674" calcext:value-type="float">
            <text:p>131.674</text:p>
          </table:table-cell>
          <table:table-cell office:value-type="float" office:value="214.194" calcext:value-type="float">
            <text:p>214.194</text:p>
          </table:table-cell>
          <table:table-cell office:value-type="float" office:value="0.912431" calcext:value-type="float">
            <text:p>0.9124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3]-[.A243]; 2)+POWER([.K243]-[.B243];2))" office:value-type="float" office:value="227.629325812822" calcext:value-type="float">
            <text:p>227.6293258128</text:p>
          </table:table-cell>
          <table:table-cell table:formula="of:=SQRT(POWER([.J243]-[.C243]; 2)+POWER([.K243]-[.D243];2))" office:value-type="float" office:value="251.072086192392" calcext:value-type="float">
            <text:p>251.0720861924</text:p>
          </table:table-cell>
        </table:table-row>
        <table:table-row table:style-name="ro1">
          <table:table-cell office:value-type="float" office:value="159.605" calcext:value-type="float">
            <text:p>159.605</text:p>
          </table:table-cell>
          <table:table-cell office:value-type="float" office:value="297.376" calcext:value-type="float">
            <text:p>297.376</text:p>
          </table:table-cell>
          <table:table-cell office:value-type="float" office:value="133.096" calcext:value-type="float">
            <text:p>133.096</text:p>
          </table:table-cell>
          <table:table-cell office:value-type="float" office:value="210.148" calcext:value-type="float">
            <text:p>210.148</text:p>
          </table:table-cell>
          <table:table-cell office:value-type="float" office:value="11.5711" calcext:value-type="float">
            <text:p>11.5711</text:p>
          </table:table-cell>
          <table:table-cell office:value-type="float" office:value="138.772" calcext:value-type="float">
            <text:p>138.772</text:p>
          </table:table-cell>
          <table:table-cell office:value-type="float" office:value="217.733" calcext:value-type="float">
            <text:p>217.733</text:p>
          </table:table-cell>
          <table:table-cell office:value-type="float" office:value="0.863258" calcext:value-type="float">
            <text:p>0.8632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4]-[.A244]; 2)+POWER([.K244]-[.B244];2))" office:value-type="float" office:value="231.126842666532" calcext:value-type="float">
            <text:p>231.1268426665</text:p>
          </table:table-cell>
          <table:table-cell table:formula="of:=SQRT(POWER([.J244]-[.C244]; 2)+POWER([.K244]-[.D244];2))" office:value-type="float" office:value="252.917708197746" calcext:value-type="float">
            <text:p>252.9177081977</text:p>
          </table:table-cell>
        </table:table-row>
        <table:table-row table:style-name="ro1">
          <table:table-cell office:value-type="float" office:value="163.063" calcext:value-type="float">
            <text:p>163.063</text:p>
          </table:table-cell>
          <table:table-cell office:value-type="float" office:value="298.479" calcext:value-type="float">
            <text:p>298.479</text:p>
          </table:table-cell>
          <table:table-cell office:value-type="float" office:value="136.561" calcext:value-type="float">
            <text:p>136.561</text:p>
          </table:table-cell>
          <table:table-cell office:value-type="float" office:value="211.269" calcext:value-type="float">
            <text:p>211.269</text:p>
          </table:table-cell>
          <table:table-cell office:value-type="float" office:value="11.5719" calcext:value-type="float">
            <text:p>11.5719</text:p>
          </table:table-cell>
          <table:table-cell office:value-type="float" office:value="140.164" calcext:value-type="float">
            <text:p>140.164</text:p>
          </table:table-cell>
          <table:table-cell office:value-type="float" office:value="212.56" calcext:value-type="float">
            <text:p>212.56</text:p>
          </table:table-cell>
          <table:table-cell office:value-type="float" office:value="0.838196" calcext:value-type="float">
            <text:p>0.83819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5]-[.A245]; 2)+POWER([.K245]-[.B245];2))" office:value-type="float" office:value="228.041740499409" calcext:value-type="float">
            <text:p>228.0417404994</text:p>
          </table:table-cell>
          <table:table-cell table:formula="of:=SQRT(POWER([.J245]-[.C245]; 2)+POWER([.K245]-[.D245];2))" office:value-type="float" office:value="249.340035056547" calcext:value-type="float">
            <text:p>249.3400350565</text:p>
          </table:table-cell>
        </table:table-row>
        <table:table-row table:style-name="ro1">
          <table:table-cell office:value-type="float" office:value="175.186" calcext:value-type="float">
            <text:p>175.186</text:p>
          </table:table-cell>
          <table:table-cell office:value-type="float" office:value="284.933" calcext:value-type="float">
            <text:p>284.933</text:p>
          </table:table-cell>
          <table:table-cell office:value-type="float" office:value="148.767" calcext:value-type="float">
            <text:p>148.767</text:p>
          </table:table-cell>
          <table:table-cell office:value-type="float" office:value="198.72" calcext:value-type="float">
            <text:p>198.72</text:p>
          </table:table-cell>
          <table:table-cell office:value-type="float" office:value="12.5351" calcext:value-type="float">
            <text:p>12.5351</text:p>
          </table:table-cell>
          <table:table-cell office:value-type="float" office:value="120.768" calcext:value-type="float">
            <text:p>120.768</text:p>
          </table:table-cell>
          <table:table-cell office:value-type="float" office:value="194.756" calcext:value-type="float">
            <text:p>194.756</text:p>
          </table:table-cell>
          <table:table-cell office:value-type="float" office:value="0.681471" calcext:value-type="float">
            <text:p>0.6814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6]-[.A246]; 2)+POWER([.K246]-[.B246];2))" office:value-type="float" office:value="213.181915473616" calcext:value-type="float">
            <text:p>213.1819154736</text:p>
          </table:table-cell>
          <table:table-cell table:formula="of:=SQRT(POWER([.J246]-[.C246]; 2)+POWER([.K246]-[.D246];2))" office:value-type="float" office:value="239.181359409549" calcext:value-type="float">
            <text:p>239.1813594096</text:p>
          </table:table-cell>
        </table:table-row>
        <table:table-row table:style-name="ro1">
          <table:table-cell office:value-type="float" office:value="168.148" calcext:value-type="float">
            <text:p>168.148</text:p>
          </table:table-cell>
          <table:table-cell office:value-type="float" office:value="297.348" calcext:value-type="float">
            <text:p>297.348</text:p>
          </table:table-cell>
          <table:table-cell office:value-type="float" office:value="141.663" calcext:value-type="float">
            <text:p>141.663</text:p>
          </table:table-cell>
          <table:table-cell office:value-type="float" office:value="210.371" calcext:value-type="float">
            <text:p>210.371</text:p>
          </table:table-cell>
          <table:table-cell office:value-type="float" office:value="11.1331" calcext:value-type="float">
            <text:p>11.1331</text:p>
          </table:table-cell>
          <table:table-cell office:value-type="float" office:value="138.121" calcext:value-type="float">
            <text:p>138.121</text:p>
          </table:table-cell>
          <table:table-cell office:value-type="float" office:value="204.988" calcext:value-type="float">
            <text:p>204.988</text:p>
          </table:table-cell>
          <table:table-cell office:value-type="float" office:value="0.615619" calcext:value-type="float">
            <text:p>0.6156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7]-[.A247]; 2)+POWER([.K247]-[.B247];2))" office:value-type="float" office:value="222.835111703699" calcext:value-type="float">
            <text:p>222.8351117037</text:p>
          </table:table-cell>
          <table:table-cell table:formula="of:=SQRT(POWER([.J247]-[.C247]; 2)+POWER([.K247]-[.D247];2))" office:value-type="float" office:value="244.392338689248" calcext:value-type="float">
            <text:p>244.3923386892</text:p>
          </table:table-cell>
        </table:table-row>
        <table:table-row table:style-name="ro1">
          <table:table-cell office:value-type="float" office:value="175.077" calcext:value-type="float">
            <text:p>175.077</text:p>
          </table:table-cell>
          <table:table-cell office:value-type="float" office:value="283.232" calcext:value-type="float">
            <text:p>283.232</text:p>
          </table:table-cell>
          <table:table-cell office:value-type="float" office:value="148.657" calcext:value-type="float">
            <text:p>148.657</text:p>
          </table:table-cell>
          <table:table-cell office:value-type="float" office:value="197.208" calcext:value-type="float">
            <text:p>197.208</text:p>
          </table:table-cell>
          <table:table-cell office:value-type="float" office:value="11.5609" calcext:value-type="float">
            <text:p>11.5609</text:p>
          </table:table-cell>
          <table:table-cell office:value-type="float" office:value="117.878" calcext:value-type="float">
            <text:p>117.878</text:p>
          </table:table-cell>
          <table:table-cell office:value-type="float" office:value="194.902" calcext:value-type="float">
            <text:p>194.902</text:p>
          </table:table-cell>
          <table:table-cell office:value-type="float" office:value="0.607332" calcext:value-type="float">
            <text:p>0.6073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8]-[.A248]; 2)+POWER([.K248]-[.B248];2))" office:value-type="float" office:value="212.952806398507" calcext:value-type="float">
            <text:p>212.9528063985</text:p>
          </table:table-cell>
          <table:table-cell table:formula="of:=SQRT(POWER([.J248]-[.C248]; 2)+POWER([.K248]-[.D248];2))" office:value-type="float" office:value="239.567633275032" calcext:value-type="float">
            <text:p>239.567633275</text:p>
          </table:table-cell>
        </table:table-row>
        <table:table-row table:style-name="ro1">
          <table:table-cell office:value-type="float" office:value="184.042" calcext:value-type="float">
            <text:p>184.042</text:p>
          </table:table-cell>
          <table:table-cell office:value-type="float" office:value="200.643" calcext:value-type="float">
            <text:p>200.643</text:p>
          </table:table-cell>
          <table:table-cell office:value-type="float" office:value="157.926" calcext:value-type="float">
            <text:p>157.926</text:p>
          </table:table-cell>
          <table:table-cell office:value-type="float" office:value="118.443" calcext:value-type="float">
            <text:p>118.443</text:p>
          </table:table-cell>
          <table:table-cell office:value-type="float" office:value="24.2936" calcext:value-type="float">
            <text:p>24.2936</text:p>
          </table:table-cell>
          <table:table-cell office:value-type="float" office:value="1.96048" calcext:value-type="float">
            <text:p>1.96048</text:p>
          </table:table-cell>
          <table:table-cell office:value-type="float" office:value="183.199" calcext:value-type="float">
            <text:p>183.199</text:p>
          </table:table-cell>
          <table:table-cell office:value-type="float" office:value="0.900324" calcext:value-type="float">
            <text:p>0.9003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49]-[.A249]; 2)+POWER([.K249]-[.B249];2))" office:value-type="float" office:value="204.190115365558" calcext:value-type="float">
            <text:p>204.1901153656</text:p>
          </table:table-cell>
          <table:table-cell table:formula="of:=SQRT(POWER([.J249]-[.C249]; 2)+POWER([.K249]-[.D249];2))" office:value-type="float" office:value="257.634985444524" calcext:value-type="float">
            <text:p>257.6349854445</text:p>
          </table:table-cell>
        </table:table-row>
        <table:table-row table:style-name="ro1">
          <table:table-cell office:value-type="float" office:value="175.61" calcext:value-type="float">
            <text:p>175.61</text:p>
          </table:table-cell>
          <table:table-cell office:value-type="float" office:value="190.495" calcext:value-type="float">
            <text:p>190.495</text:p>
          </table:table-cell>
          <table:table-cell office:value-type="float" office:value="149.676" calcext:value-type="float">
            <text:p>149.676</text:p>
          </table:table-cell>
          <table:table-cell office:value-type="float" office:value="104.843" calcext:value-type="float">
            <text:p>104.843</text:p>
          </table:table-cell>
          <table:table-cell office:value-type="float" office:value="68.1224" calcext:value-type="float">
            <text:p>68.1224</text:p>
          </table:table-cell>
          <table:table-cell office:value-type="float" office:value="12.0727" calcext:value-type="float">
            <text:p>12.0727</text:p>
          </table:table-cell>
          <table:table-cell office:value-type="float" office:value="198.553" calcext:value-type="float">
            <text:p>198.553</text:p>
          </table:table-cell>
          <table:table-cell office:value-type="float" office:value="0.887342" calcext:value-type="float">
            <text:p>0.8873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0]-[.A250]; 2)+POWER([.K250]-[.B250];2))" office:value-type="float" office:value="214.660562574964" calcext:value-type="float">
            <text:p>214.660562575</text:p>
          </table:table-cell>
          <table:table-cell table:formula="of:=SQRT(POWER([.J250]-[.C250]; 2)+POWER([.K250]-[.D250];2))" office:value-type="float" office:value="271.513866358608" calcext:value-type="float">
            <text:p>271.5138663586</text:p>
          </table:table-cell>
        </table:table-row>
        <table:table-row table:style-name="ro1">
          <table:table-cell office:value-type="float" office:value="179.721" calcext:value-type="float">
            <text:p>179.721</text:p>
          </table:table-cell>
          <table:table-cell office:value-type="float" office:value="206.863" calcext:value-type="float">
            <text:p>206.863</text:p>
          </table:table-cell>
          <table:table-cell office:value-type="float" office:value="153.552" calcext:value-type="float">
            <text:p>153.552</text:p>
          </table:table-cell>
          <table:table-cell office:value-type="float" office:value="124.526" calcext:value-type="float">
            <text:p>124.526</text:p>
          </table:table-cell>
          <table:table-cell office:value-type="float" office:value="20.8585" calcext:value-type="float">
            <text:p>20.8585</text:p>
          </table:table-cell>
          <table:table-cell office:value-type="float" office:value="9.84079" calcext:value-type="float">
            <text:p>9.84079</text:p>
          </table:table-cell>
          <table:table-cell office:value-type="float" office:value="189.599" calcext:value-type="float">
            <text:p>189.599</text:p>
          </table:table-cell>
          <table:table-cell office:value-type="float" office:value="0.862683" calcext:value-type="float">
            <text:p>0.8626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1]-[.A251]; 2)+POWER([.K251]-[.B251];2))" office:value-type="float" office:value="207.27884264922" calcext:value-type="float">
            <text:p>207.2788426492</text:p>
          </table:table-cell>
          <table:table-cell table:formula="of:=SQRT(POWER([.J251]-[.C251]; 2)+POWER([.K251]-[.D251];2))" office:value-type="float" office:value="258.662756074391" calcext:value-type="float">
            <text:p>258.6627560744</text:p>
          </table:table-cell>
        </table:table-row>
        <table:table-row table:style-name="ro1">
          <table:table-cell office:value-type="float" office:value="177.573" calcext:value-type="float">
            <text:p>177.573</text:p>
          </table:table-cell>
          <table:table-cell office:value-type="float" office:value="189.06" calcext:value-type="float">
            <text:p>189.06</text:p>
          </table:table-cell>
          <table:table-cell office:value-type="float" office:value="151.632" calcext:value-type="float">
            <text:p>151.632</text:p>
          </table:table-cell>
          <table:table-cell office:value-type="float" office:value="103.766" calcext:value-type="float">
            <text:p>103.766</text:p>
          </table:table-cell>
          <table:table-cell office:value-type="float" office:value="65.5671" calcext:value-type="float">
            <text:p>65.5671</text:p>
          </table:table-cell>
          <table:table-cell office:value-type="float" office:value="8.32602" calcext:value-type="float">
            <text:p>8.32602</text:p>
          </table:table-cell>
          <table:table-cell office:value-type="float" office:value="195.5" calcext:value-type="float">
            <text:p>195.5</text:p>
          </table:table-cell>
          <table:table-cell office:value-type="float" office:value="0.756248" calcext:value-type="float">
            <text:p>0.7562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2]-[.A252]; 2)+POWER([.K252]-[.B252];2))" office:value-type="float" office:value="213.107367139196" calcext:value-type="float">
            <text:p>213.1073671392</text:p>
          </table:table-cell>
          <table:table-cell table:formula="of:=SQRT(POWER([.J252]-[.C252]; 2)+POWER([.K252]-[.D252];2))" office:value-type="float" office:value="270.376637637204" calcext:value-type="float">
            <text:p>270.3766376372</text:p>
          </table:table-cell>
        </table:table-row>
        <table:table-row table:style-name="ro1">
          <table:table-cell office:value-type="float" office:value="171.973" calcext:value-type="float">
            <text:p>171.973</text:p>
          </table:table-cell>
          <table:table-cell office:value-type="float" office:value="186.793" calcext:value-type="float">
            <text:p>186.793</text:p>
          </table:table-cell>
          <table:table-cell office:value-type="float" office:value="146.034" calcext:value-type="float">
            <text:p>146.034</text:p>
          </table:table-cell>
          <table:table-cell office:value-type="float" office:value="101.527" calcext:value-type="float">
            <text:p>101.527</text:p>
          </table:table-cell>
          <table:table-cell office:value-type="float" office:value="65.7693" calcext:value-type="float">
            <text:p>65.7693</text:p>
          </table:table-cell>
          <table:table-cell office:value-type="float" office:value="5.52878" calcext:value-type="float">
            <text:p>5.52878</text:p>
          </table:table-cell>
          <table:table-cell office:value-type="float" office:value="203.981" calcext:value-type="float">
            <text:p>203.981</text:p>
          </table:table-cell>
          <table:table-cell office:value-type="float" office:value="0.726034" calcext:value-type="float">
            <text:p>0.72603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3]-[.A253]; 2)+POWER([.K253]-[.B253];2))" office:value-type="float" office:value="219.096466374974" calcext:value-type="float">
            <text:p>219.096466375</text:p>
          </table:table-cell>
          <table:table-cell table:formula="of:=SQRT(POWER([.J253]-[.C253]; 2)+POWER([.K253]-[.D253];2))" office:value-type="float" office:value="276.334002404699" calcext:value-type="float">
            <text:p>276.3340024047</text:p>
          </table:table-cell>
        </table:table-row>
        <table:table-row table:style-name="ro1">
          <table:table-cell office:value-type="float" office:value="178.466" calcext:value-type="float">
            <text:p>178.466</text:p>
          </table:table-cell>
          <table:table-cell office:value-type="float" office:value="296.278" calcext:value-type="float">
            <text:p>296.278</text:p>
          </table:table-cell>
          <table:table-cell office:value-type="float" office:value="152.049" calcext:value-type="float">
            <text:p>152.049</text:p>
          </table:table-cell>
          <table:table-cell office:value-type="float" office:value="209.198" calcext:value-type="float">
            <text:p>209.198</text:p>
          </table:table-cell>
          <table:table-cell office:value-type="float" office:value="15.4215" calcext:value-type="float">
            <text:p>15.4215</text:p>
          </table:table-cell>
          <table:table-cell office:value-type="float" office:value="138.081" calcext:value-type="float">
            <text:p>138.081</text:p>
          </table:table-cell>
          <table:table-cell office:value-type="float" office:value="189.795" calcext:value-type="float">
            <text:p>189.795</text:p>
          </table:table-cell>
          <table:table-cell office:value-type="float" office:value="0.633567" calcext:value-type="float">
            <text:p>0.63356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4]-[.A254]; 2)+POWER([.K254]-[.B254];2))" office:value-type="float" office:value="212.580164737917" calcext:value-type="float">
            <text:p>212.5801647379</text:p>
          </table:table-cell>
          <table:table-cell table:formula="of:=SQRT(POWER([.J254]-[.C254]; 2)+POWER([.K254]-[.D254];2))" office:value-type="float" office:value="234.258911474035" calcext:value-type="float">
            <text:p>234.258911474</text:p>
          </table:table-cell>
        </table:table-row>
        <table:table-row table:style-name="ro1">
          <table:table-cell office:value-type="float" office:value="183.839" calcext:value-type="float">
            <text:p>183.839</text:p>
          </table:table-cell>
          <table:table-cell office:value-type="float" office:value="291.865" calcext:value-type="float">
            <text:p>291.865</text:p>
          </table:table-cell>
          <table:table-cell office:value-type="float" office:value="157.472" calcext:value-type="float">
            <text:p>157.472</text:p>
          </table:table-cell>
          <table:table-cell office:value-type="float" office:value="204.885" calcext:value-type="float">
            <text:p>204.885</text:p>
          </table:table-cell>
          <table:table-cell office:value-type="float" office:value="18.3886" calcext:value-type="float">
            <text:p>18.3886</text:p>
          </table:table-cell>
          <table:table-cell office:value-type="float" office:value="132.938" calcext:value-type="float">
            <text:p>132.938</text:p>
          </table:table-cell>
          <table:table-cell office:value-type="float" office:value="181.98" calcext:value-type="float">
            <text:p>181.98</text:p>
          </table:table-cell>
          <table:table-cell office:value-type="float" office:value="0.495514" calcext:value-type="float">
            <text:p>0.4955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5]-[.A255]; 2)+POWER([.K255]-[.B255];2))" office:value-type="float" office:value="206.278801979263" calcext:value-type="float">
            <text:p>206.2788019793</text:p>
          </table:table-cell>
          <table:table-cell table:formula="of:=SQRT(POWER([.J255]-[.C255]; 2)+POWER([.K255]-[.D255];2))" office:value-type="float" office:value="229.548378362819" calcext:value-type="float">
            <text:p>229.5483783628</text:p>
          </table:table-cell>
        </table:table-row>
        <table:table-row table:style-name="ro1">
          <table:table-cell office:value-type="float" office:value="180.799" calcext:value-type="float">
            <text:p>180.799</text:p>
          </table:table-cell>
          <table:table-cell office:value-type="float" office:value="293.697" calcext:value-type="float">
            <text:p>293.697</text:p>
          </table:table-cell>
          <table:table-cell office:value-type="float" office:value="154.41" calcext:value-type="float">
            <text:p>154.41</text:p>
          </table:table-cell>
          <table:table-cell office:value-type="float" office:value="206.567" calcext:value-type="float">
            <text:p>206.567</text:p>
          </table:table-cell>
          <table:table-cell office:value-type="float" office:value="18.075" calcext:value-type="float">
            <text:p>18.075</text:p>
          </table:table-cell>
          <table:table-cell office:value-type="float" office:value="135.54" calcext:value-type="float">
            <text:p>135.54</text:p>
          </table:table-cell>
          <table:table-cell office:value-type="float" office:value="186.489" calcext:value-type="float">
            <text:p>186.489</text:p>
          </table:table-cell>
          <table:table-cell office:value-type="float" office:value="0.176442" calcext:value-type="float">
            <text:p>0.1764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6]-[.A256]; 2)+POWER([.K256]-[.B256];2))" office:value-type="float" office:value="209.674095228762" calcext:value-type="float">
            <text:p>209.6740952288</text:p>
          </table:table-cell>
          <table:table-cell table:formula="of:=SQRT(POWER([.J256]-[.C256]; 2)+POWER([.K256]-[.D256];2))" office:value-type="float" office:value="232.308126394666" calcext:value-type="float">
            <text:p>232.3081263947</text:p>
          </table:table-cell>
        </table:table-row>
        <table:table-row table:style-name="ro1">
          <table:table-cell office:value-type="float" office:value="180.381" calcext:value-type="float">
            <text:p>180.381</text:p>
          </table:table-cell>
          <table:table-cell office:value-type="float" office:value="294.426" calcext:value-type="float">
            <text:p>294.426</text:p>
          </table:table-cell>
          <table:table-cell office:value-type="float" office:value="153.987" calcext:value-type="float">
            <text:p>153.987</text:p>
          </table:table-cell>
          <table:table-cell office:value-type="float" office:value="207.259" calcext:value-type="float">
            <text:p>207.259</text:p>
          </table:table-cell>
          <table:table-cell office:value-type="float" office:value="17.9104" calcext:value-type="float">
            <text:p>17.9104</text:p>
          </table:table-cell>
          <table:table-cell office:value-type="float" office:value="136.516" calcext:value-type="float">
            <text:p>136.516</text:p>
          </table:table-cell>
          <table:table-cell office:value-type="float" office:value="187.095" calcext:value-type="float">
            <text:p>187.095</text:p>
          </table:table-cell>
          <table:table-cell office:value-type="float" office:value="0.166562" calcext:value-type="float">
            <text:p>0.16656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7]-[.A257]; 2)+POWER([.K257]-[.B257];2))" office:value-type="float" office:value="210.259797957194" calcext:value-type="float">
            <text:p>210.2597979572</text:p>
          </table:table-cell>
          <table:table-cell table:formula="of:=SQRT(POWER([.J257]-[.C257]; 2)+POWER([.K257]-[.D257];2))" office:value-type="float" office:value="232.621833132662" calcext:value-type="float">
            <text:p>232.6218331327</text:p>
          </table:table-cell>
        </table:table-row>
        <table:table-row table:style-name="ro1">
          <table:table-cell office:value-type="float" office:value="162.323" calcext:value-type="float">
            <text:p>162.323</text:p>
          </table:table-cell>
          <table:table-cell office:value-type="float" office:value="211.985" calcext:value-type="float">
            <text:p>211.985</text:p>
          </table:table-cell>
          <table:table-cell office:value-type="float" office:value="136.067" calcext:value-type="float">
            <text:p>136.067</text:p>
          </table:table-cell>
          <table:table-cell office:value-type="float" office:value="129.109" calcext:value-type="float">
            <text:p>129.109</text:p>
          </table:table-cell>
          <table:table-cell office:value-type="float" office:value="19.9619" calcext:value-type="float">
            <text:p>19.9619</text:p>
          </table:table-cell>
          <table:table-cell office:value-type="float" office:value="18.4241" calcext:value-type="float">
            <text:p>18.4241</text:p>
          </table:table-cell>
          <table:table-cell office:value-type="float" office:value="216.205" calcext:value-type="float">
            <text:p>216.205</text:p>
          </table:table-cell>
          <table:table-cell office:value-type="float" office:value="0.963892" calcext:value-type="float">
            <text:p>0.9638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8]-[.A258]; 2)+POWER([.K258]-[.B258];2))" office:value-type="float" office:value="223.699782194798" calcext:value-type="float">
            <text:p>223.6997821948</text:p>
          </table:table-cell>
          <table:table-cell table:formula="of:=SQRT(POWER([.J258]-[.C258]; 2)+POWER([.K258]-[.D258];2))" office:value-type="float" office:value="272.424577397121" calcext:value-type="float">
            <text:p>272.4245773971</text:p>
          </table:table-cell>
        </table:table-row>
        <table:table-row table:style-name="ro1">
          <table:table-cell office:value-type="float" office:value="187.076" calcext:value-type="float">
            <text:p>187.076</text:p>
          </table:table-cell>
          <table:table-cell office:value-type="float" office:value="213.317" calcext:value-type="float">
            <text:p>213.317</text:p>
          </table:table-cell>
          <table:table-cell office:value-type="float" office:value="160.936" calcext:value-type="float">
            <text:p>160.936</text:p>
          </table:table-cell>
          <table:table-cell office:value-type="float" office:value="130.682" calcext:value-type="float">
            <text:p>130.682</text:p>
          </table:table-cell>
          <table:table-cell office:value-type="float" office:value="21.5467" calcext:value-type="float">
            <text:p>21.5467</text:p>
          </table:table-cell>
          <table:table-cell office:value-type="float" office:value="19.4054" calcext:value-type="float">
            <text:p>19.4054</text:p>
          </table:table-cell>
          <table:table-cell office:value-type="float" office:value="178.187" calcext:value-type="float">
            <text:p>178.187</text:p>
          </table:table-cell>
          <table:table-cell office:value-type="float" office:value="0.933249" calcext:value-type="float">
            <text:p>0.9332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59]-[.A259]; 2)+POWER([.K259]-[.B259];2))" office:value-type="float" office:value="199.001950405015" calcext:value-type="float">
            <text:p>199.001950405</text:p>
          </table:table-cell>
          <table:table-cell table:formula="of:=SQRT(POWER([.J259]-[.C259]; 2)+POWER([.K259]-[.D259];2))" office:value-type="float" office:value="249.297503437158" calcext:value-type="float">
            <text:p>249.2975034372</text:p>
          </table:table-cell>
        </table:table-row>
        <table:table-row table:style-name="ro1">
          <table:table-cell office:value-type="float" office:value="170.083" calcext:value-type="float">
            <text:p>170.083</text:p>
          </table:table-cell>
          <table:table-cell office:value-type="float" office:value="202.296" calcext:value-type="float">
            <text:p>202.296</text:p>
          </table:table-cell>
          <table:table-cell office:value-type="float" office:value="143.894" calcext:value-type="float">
            <text:p>143.894</text:p>
          </table:table-cell>
          <table:table-cell office:value-type="float" office:value="119.81" calcext:value-type="float">
            <text:p>119.81</text:p>
          </table:table-cell>
          <table:table-cell office:value-type="float" office:value="23.6174" calcext:value-type="float">
            <text:p>23.6174</text:p>
          </table:table-cell>
          <table:table-cell office:value-type="float" office:value="5.21208" calcext:value-type="float">
            <text:p>5.21208</text:p>
          </table:table-cell>
          <table:table-cell office:value-type="float" office:value="204.676" calcext:value-type="float">
            <text:p>204.676</text:p>
          </table:table-cell>
          <table:table-cell office:value-type="float" office:value="0.92787" calcext:value-type="float">
            <text:p>0.927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0]-[.A260]; 2)+POWER([.K260]-[.B260];2))" office:value-type="float" office:value="217.570426540465" calcext:value-type="float">
            <text:p>217.5704265405</text:p>
          </table:table-cell>
          <table:table-cell table:formula="of:=SQRT(POWER([.J260]-[.C260]; 2)+POWER([.K260]-[.D260];2))" office:value-type="float" office:value="269.409144863347" calcext:value-type="float">
            <text:p>269.4091448633</text:p>
          </table:table-cell>
        </table:table-row>
        <table:table-row table:style-name="ro1">
          <table:table-cell office:value-type="float" office:value="161.425" calcext:value-type="float">
            <text:p>161.425</text:p>
          </table:table-cell>
          <table:table-cell office:value-type="float" office:value="214.962" calcext:value-type="float">
            <text:p>214.962</text:p>
          </table:table-cell>
          <table:table-cell office:value-type="float" office:value="135.135" calcext:value-type="float">
            <text:p>135.135</text:p>
          </table:table-cell>
          <table:table-cell office:value-type="float" office:value="132.269" calcext:value-type="float">
            <text:p>132.269</text:p>
          </table:table-cell>
          <table:table-cell office:value-type="float" office:value="15.7263" calcext:value-type="float">
            <text:p>15.7263</text:p>
          </table:table-cell>
          <table:table-cell office:value-type="float" office:value="20.6681" calcext:value-type="float">
            <text:p>20.6681</text:p>
          </table:table-cell>
          <table:table-cell office:value-type="float" office:value="217.355" calcext:value-type="float">
            <text:p>217.355</text:p>
          </table:table-cell>
          <table:table-cell office:value-type="float" office:value="0.908384" calcext:value-type="float">
            <text:p>0.9083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1]-[.A261]; 2)+POWER([.K261]-[.B261];2))" office:value-type="float" office:value="224.211248756613" calcext:value-type="float">
            <text:p>224.2112487566</text:p>
          </table:table-cell>
          <table:table-cell table:formula="of:=SQRT(POWER([.J261]-[.C261]; 2)+POWER([.K261]-[.D261];2))" office:value-type="float" office:value="271.982868184744" calcext:value-type="float">
            <text:p>271.9828681847</text:p>
          </table:table-cell>
        </table:table-row>
        <table:table-row table:style-name="ro1">
          <table:table-cell office:value-type="float" office:value="170.222" calcext:value-type="float">
            <text:p>170.222</text:p>
          </table:table-cell>
          <table:table-cell office:value-type="float" office:value="210.156" calcext:value-type="float">
            <text:p>210.156</text:p>
          </table:table-cell>
          <table:table-cell office:value-type="float" office:value="143.948" calcext:value-type="float">
            <text:p>143.948</text:p>
          </table:table-cell>
          <table:table-cell office:value-type="float" office:value="128.394" calcext:value-type="float">
            <text:p>128.394</text:p>
          </table:table-cell>
          <table:table-cell office:value-type="float" office:value="10.1403" calcext:value-type="float">
            <text:p>10.1403</text:p>
          </table:table-cell>
          <table:table-cell office:value-type="float" office:value="9.69197" calcext:value-type="float">
            <text:p>9.69197</text:p>
          </table:table-cell>
          <table:table-cell office:value-type="float" office:value="203.707" calcext:value-type="float">
            <text:p>203.707</text:p>
          </table:table-cell>
          <table:table-cell office:value-type="float" office:value="0.863232" calcext:value-type="float">
            <text:p>0.8632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2]-[.A262]; 2)+POWER([.K262]-[.B262];2))" office:value-type="float" office:value="216.13670123327" calcext:value-type="float">
            <text:p>216.1367012333</text:p>
          </table:table-cell>
          <table:table-cell table:formula="of:=SQRT(POWER([.J262]-[.C262]; 2)+POWER([.K262]-[.D262];2))" office:value-type="float" office:value="265.577269245694" calcext:value-type="float">
            <text:p>265.5772692457</text:p>
          </table:table-cell>
        </table:table-row>
        <table:table-row table:style-name="ro1">
          <table:table-cell office:value-type="float" office:value="173.666" calcext:value-type="float">
            <text:p>173.666</text:p>
          </table:table-cell>
          <table:table-cell office:value-type="float" office:value="243.777" calcext:value-type="float">
            <text:p>243.777</text:p>
          </table:table-cell>
          <table:table-cell office:value-type="float" office:value="147.326" calcext:value-type="float">
            <text:p>147.326</text:p>
          </table:table-cell>
          <table:table-cell office:value-type="float" office:value="160.19" calcext:value-type="float">
            <text:p>160.19</text:p>
          </table:table-cell>
          <table:table-cell office:value-type="float" office:value="9.65221" calcext:value-type="float">
            <text:p>9.65221</text:p>
          </table:table-cell>
          <table:table-cell office:value-type="float" office:value="59.5837" calcext:value-type="float">
            <text:p>59.5837</text:p>
          </table:table-cell>
          <table:table-cell office:value-type="float" office:value="197.688" calcext:value-type="float">
            <text:p>197.688</text:p>
          </table:table-cell>
          <table:table-cell office:value-type="float" office:value="0.801818" calcext:value-type="float">
            <text:p>0.8018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3]-[.A263]; 2)+POWER([.K263]-[.B263];2))" office:value-type="float" office:value="210.341506329588" calcext:value-type="float">
            <text:p>210.3415063296</text:p>
          </table:table-cell>
          <table:table-cell table:formula="of:=SQRT(POWER([.J263]-[.C263]; 2)+POWER([.K263]-[.D263];2))" office:value-type="float" office:value="250.414573010438" calcext:value-type="float">
            <text:p>250.4145730104</text:p>
          </table:table-cell>
        </table:table-row>
        <table:table-row table:style-name="ro1">
          <table:table-cell office:value-type="float" office:value="166.312" calcext:value-type="float">
            <text:p>166.312</text:p>
          </table:table-cell>
          <table:table-cell office:value-type="float" office:value="201.649" calcext:value-type="float">
            <text:p>201.649</text:p>
          </table:table-cell>
          <table:table-cell office:value-type="float" office:value="140.083" calcext:value-type="float">
            <text:p>140.083</text:p>
          </table:table-cell>
          <table:table-cell office:value-type="float" office:value="119.602" calcext:value-type="float">
            <text:p>119.602</text:p>
          </table:table-cell>
          <table:table-cell office:value-type="float" office:value="18.2723" calcext:value-type="float">
            <text:p>18.2723</text:p>
          </table:table-cell>
          <table:table-cell office:value-type="float" office:value="1.56303" calcext:value-type="float">
            <text:p>1.56303</text:p>
          </table:table-cell>
          <table:table-cell office:value-type="float" office:value="210.281" calcext:value-type="float">
            <text:p>210.281</text:p>
          </table:table-cell>
          <table:table-cell office:value-type="float" office:value="0.800756" calcext:value-type="float">
            <text:p>0.8007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4]-[.A264]; 2)+POWER([.K264]-[.B264];2))" office:value-type="float" office:value="221.396180059639" calcext:value-type="float">
            <text:p>221.3961800596</text:p>
          </table:table-cell>
          <table:table-cell table:formula="of:=SQRT(POWER([.J264]-[.C264]; 2)+POWER([.K264]-[.D264];2))" office:value-type="float" office:value="272.904329927174" calcext:value-type="float">
            <text:p>272.9043299272</text:p>
          </table:table-cell>
        </table:table-row>
        <table:table-row table:style-name="ro1">
          <table:table-cell office:value-type="float" office:value="172.544" calcext:value-type="float">
            <text:p>172.544</text:p>
          </table:table-cell>
          <table:table-cell office:value-type="float" office:value="204.127" calcext:value-type="float">
            <text:p>204.127</text:p>
          </table:table-cell>
          <table:table-cell office:value-type="float" office:value="146.337" calcext:value-type="float">
            <text:p>146.337</text:p>
          </table:table-cell>
          <table:table-cell office:value-type="float" office:value="121.988" calcext:value-type="float">
            <text:p>121.988</text:p>
          </table:table-cell>
          <table:table-cell office:value-type="float" office:value="18.9275" calcext:value-type="float">
            <text:p>18.9275</text:p>
          </table:table-cell>
          <table:table-cell office:value-type="float" office:value="5.19126" calcext:value-type="float">
            <text:p>5.19126</text:p>
          </table:table-cell>
          <table:table-cell office:value-type="float" office:value="200.637" calcext:value-type="float">
            <text:p>200.637</text:p>
          </table:table-cell>
          <table:table-cell office:value-type="float" office:value="0.799926" calcext:value-type="float">
            <text:p>0.7999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5]-[.A265]; 2)+POWER([.K265]-[.B265];2))" office:value-type="float" office:value="214.820865059705" calcext:value-type="float">
            <text:p>214.8208650597</text:p>
          </table:table-cell>
          <table:table-cell table:formula="of:=SQRT(POWER([.J265]-[.C265]; 2)+POWER([.K265]-[.D265];2))" office:value-type="float" office:value="266.245341204311" calcext:value-type="float">
            <text:p>266.2453412043</text:p>
          </table:table-cell>
        </table:table-row>
        <table:table-row table:style-name="ro1">
          <table:table-cell office:value-type="float" office:value="177.078" calcext:value-type="float">
            <text:p>177.078</text:p>
          </table:table-cell>
          <table:table-cell office:value-type="float" office:value="253.367" calcext:value-type="float">
            <text:p>253.367</text:p>
          </table:table-cell>
          <table:table-cell office:value-type="float" office:value="150.782" calcext:value-type="float">
            <text:p>150.782</text:p>
          </table:table-cell>
          <table:table-cell office:value-type="float" office:value="168.274" calcext:value-type="float">
            <text:p>168.274</text:p>
          </table:table-cell>
          <table:table-cell office:value-type="float" office:value="20.7294" calcext:value-type="float">
            <text:p>20.7294</text:p>
          </table:table-cell>
          <table:table-cell office:value-type="float" office:value="79.0769" calcext:value-type="float">
            <text:p>79.0769</text:p>
          </table:table-cell>
          <table:table-cell office:value-type="float" office:value="192.864" calcext:value-type="float">
            <text:p>192.864</text:p>
          </table:table-cell>
          <table:table-cell office:value-type="float" office:value="0.754426" calcext:value-type="float">
            <text:p>0.7544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6]-[.A266]; 2)+POWER([.K266]-[.B266];2))" office:value-type="float" office:value="207.233980739164" calcext:value-type="float">
            <text:p>207.2339807392</text:p>
          </table:table-cell>
          <table:table-cell table:formula="of:=SQRT(POWER([.J266]-[.C266]; 2)+POWER([.K266]-[.D266];2))" office:value-type="float" office:value="244.593864600075" calcext:value-type="float">
            <text:p>244.5938646001</text:p>
          </table:table-cell>
        </table:table-row>
        <table:table-row table:style-name="ro1">
          <table:table-cell office:value-type="float" office:value="158.258" calcext:value-type="float">
            <text:p>158.258</text:p>
          </table:table-cell>
          <table:table-cell office:value-type="float" office:value="186.905" calcext:value-type="float">
            <text:p>186.905</text:p>
          </table:table-cell>
          <table:table-cell office:value-type="float" office:value="132.317" calcext:value-type="float">
            <text:p>132.317</text:p>
          </table:table-cell>
          <table:table-cell office:value-type="float" office:value="101.515" calcext:value-type="float">
            <text:p>101.515</text:p>
          </table:table-cell>
          <table:table-cell office:value-type="float" office:value="64.4594" calcext:value-type="float">
            <text:p>64.4594</text:p>
          </table:table-cell>
          <table:table-cell office:value-type="float" office:value="6.08229" calcext:value-type="float">
            <text:p>6.08229</text:p>
          </table:table-cell>
          <table:table-cell office:value-type="float" office:value="224.503" calcext:value-type="float">
            <text:p>224.503</text:p>
          </table:table-cell>
          <table:table-cell office:value-type="float" office:value="0.976388" calcext:value-type="float">
            <text:p>0.9763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7]-[.A267]; 2)+POWER([.K267]-[.B267];2))" office:value-type="float" office:value="232.368047693739" calcext:value-type="float">
            <text:p>232.3680476937</text:p>
          </table:table-cell>
          <table:table-cell table:formula="of:=SQRT(POWER([.J267]-[.C267]; 2)+POWER([.K267]-[.D267];2))" office:value-type="float" office:value="288.236652273787" calcext:value-type="float">
            <text:p>288.2366522738</text:p>
          </table:table-cell>
        </table:table-row>
        <table:table-row table:style-name="ro1">
          <table:table-cell office:value-type="float" office:value="157.888" calcext:value-type="float">
            <text:p>157.888</text:p>
          </table:table-cell>
          <table:table-cell office:value-type="float" office:value="188.366" calcext:value-type="float">
            <text:p>188.366</text:p>
          </table:table-cell>
          <table:table-cell office:value-type="float" office:value="131.911" calcext:value-type="float">
            <text:p>131.911</text:p>
          </table:table-cell>
          <table:table-cell office:value-type="float" office:value="103.349" calcext:value-type="float">
            <text:p>103.349</text:p>
          </table:table-cell>
          <table:table-cell office:value-type="float" office:value="59.227" calcext:value-type="float">
            <text:p>59.227</text:p>
          </table:table-cell>
          <table:table-cell office:value-type="float" office:value="5.30277" calcext:value-type="float">
            <text:p>5.30277</text:p>
          </table:table-cell>
          <table:table-cell office:value-type="float" office:value="224.859" calcext:value-type="float">
            <text:p>224.859</text:p>
          </table:table-cell>
          <table:table-cell office:value-type="float" office:value="0.956035" calcext:value-type="float">
            <text:p>0.9560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8]-[.A268]; 2)+POWER([.K268]-[.B268];2))" office:value-type="float" office:value="232.385977416883" calcext:value-type="float">
            <text:p>232.3859774169</text:p>
          </table:table-cell>
          <table:table-cell table:formula="of:=SQRT(POWER([.J268]-[.C268]; 2)+POWER([.K268]-[.D268];2))" office:value-type="float" office:value="287.702908782654" calcext:value-type="float">
            <text:p>287.7029087827</text:p>
          </table:table-cell>
        </table:table-row>
        <table:table-row table:style-name="ro1">
          <table:table-cell office:value-type="float" office:value="206.699" calcext:value-type="float">
            <text:p>206.699</text:p>
          </table:table-cell>
          <table:table-cell office:value-type="float" office:value="204.141" calcext:value-type="float">
            <text:p>204.141</text:p>
          </table:table-cell>
          <table:table-cell office:value-type="float" office:value="180.745" calcext:value-type="float">
            <text:p>180.745</text:p>
          </table:table-cell>
          <table:table-cell office:value-type="float" office:value="121.988" calcext:value-type="float">
            <text:p>121.988</text:p>
          </table:table-cell>
          <table:table-cell office:value-type="float" office:value="26.1019" calcext:value-type="float">
            <text:p>26.1019</text:p>
          </table:table-cell>
          <table:table-cell office:value-type="float" office:value="6.46536" calcext:value-type="float">
            <text:p>6.46536</text:p>
          </table:table-cell>
          <table:table-cell office:value-type="float" office:value="148.103" calcext:value-type="float">
            <text:p>148.103</text:p>
          </table:table-cell>
          <table:table-cell office:value-type="float" office:value="0.944895" calcext:value-type="float">
            <text:p>0.9448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69]-[.A269]; 2)+POWER([.K269]-[.B269];2))" office:value-type="float" office:value="181.297954985709" calcext:value-type="float">
            <text:p>181.2979549857</text:p>
          </table:table-cell>
          <table:table-cell table:formula="of:=SQRT(POWER([.J269]-[.C269]; 2)+POWER([.K269]-[.D269];2))" office:value-type="float" office:value="236.041257344982" calcext:value-type="float">
            <text:p>236.041257345</text:p>
          </table:table-cell>
        </table:table-row>
        <table:table-row table:style-name="ro1">
          <table:table-cell office:value-type="float" office:value="158.565" calcext:value-type="float">
            <text:p>158.565</text:p>
          </table:table-cell>
          <table:table-cell office:value-type="float" office:value="180.048" calcext:value-type="float">
            <text:p>180.048</text:p>
          </table:table-cell>
          <table:table-cell office:value-type="float" office:value="132.69" calcext:value-type="float">
            <text:p>132.69</text:p>
          </table:table-cell>
          <table:table-cell office:value-type="float" office:value="94.3383" calcext:value-type="float">
            <text:p>94.3383</text:p>
          </table:table-cell>
          <table:table-cell office:value-type="float" office:value="72.9075" calcext:value-type="float">
            <text:p>72.9075</text:p>
          </table:table-cell>
          <table:table-cell office:value-type="float" office:value="0.724524" calcext:value-type="float">
            <text:p>0.724524</text:p>
          </table:table-cell>
          <table:table-cell office:value-type="float" office:value="224.498" calcext:value-type="float">
            <text:p>224.498</text:p>
          </table:table-cell>
          <table:table-cell office:value-type="float" office:value="0.924457" calcext:value-type="float">
            <text:p>0.92445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0]-[.A270]; 2)+POWER([.K270]-[.B270];2))" office:value-type="float" office:value="233.792620775336" calcext:value-type="float">
            <text:p>233.7926207753</text:p>
          </table:table-cell>
          <table:table-cell table:formula="of:=SQRT(POWER([.J270]-[.C270]; 2)+POWER([.K270]-[.D270];2))" office:value-type="float" office:value="291.480177279502" calcext:value-type="float">
            <text:p>291.4801772795</text:p>
          </table:table-cell>
        </table:table-row>
        <table:table-row table:style-name="ro1">
          <table:table-cell office:value-type="float" office:value="199.38" calcext:value-type="float">
            <text:p>199.38</text:p>
          </table:table-cell>
          <table:table-cell office:value-type="float" office:value="192.93" calcext:value-type="float">
            <text:p>192.93</text:p>
          </table:table-cell>
          <table:table-cell office:value-type="float" office:value="173.484" calcext:value-type="float">
            <text:p>173.484</text:p>
          </table:table-cell>
          <table:table-cell office:value-type="float" office:value="108.189" calcext:value-type="float">
            <text:p>108.189</text:p>
          </table:table-cell>
          <table:table-cell office:value-type="float" office:value="61.049" calcext:value-type="float">
            <text:p>61.049</text:p>
          </table:table-cell>
          <table:table-cell office:value-type="float" office:value="9.74292" calcext:value-type="float">
            <text:p>9.74292</text:p>
          </table:table-cell>
          <table:table-cell office:value-type="float" office:value="162.139" calcext:value-type="float">
            <text:p>162.139</text:p>
          </table:table-cell>
          <table:table-cell office:value-type="float" office:value="0.839414" calcext:value-type="float">
            <text:p>0.8394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1]-[.A271]; 2)+POWER([.K271]-[.B271];2))" office:value-type="float" office:value="191.029864942631" calcext:value-type="float">
            <text:p>191.0298649426</text:p>
          </table:table-cell>
          <table:table-cell table:formula="of:=SQRT(POWER([.J271]-[.C271]; 2)+POWER([.K271]-[.D271];2))" office:value-type="float" office:value="249.444121953194" calcext:value-type="float">
            <text:p>249.4441219532</text:p>
          </table:table-cell>
        </table:table-row>
        <table:table-row table:style-name="ro1">
          <table:table-cell office:value-type="float" office:value="203.705" calcext:value-type="float">
            <text:p>203.705</text:p>
          </table:table-cell>
          <table:table-cell office:value-type="float" office:value="204.342" calcext:value-type="float">
            <text:p>204.342</text:p>
          </table:table-cell>
          <table:table-cell office:value-type="float" office:value="177.697" calcext:value-type="float">
            <text:p>177.697</text:p>
          </table:table-cell>
          <table:table-cell office:value-type="float" office:value="123.274" calcext:value-type="float">
            <text:p>123.274</text:p>
          </table:table-cell>
          <table:table-cell office:value-type="float" office:value="12.9001" calcext:value-type="float">
            <text:p>12.9001</text:p>
          </table:table-cell>
          <table:table-cell office:value-type="float" office:value="-0.315924" calcext:value-type="float">
            <text:p>-0.315924</text:p>
          </table:table-cell>
          <table:table-cell office:value-type="float" office:value="151.723" calcext:value-type="float">
            <text:p>151.723</text:p>
          </table:table-cell>
          <table:table-cell office:value-type="float" office:value="0.756844" calcext:value-type="float">
            <text:p>0.7568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2]-[.A272]; 2)+POWER([.K272]-[.B272];2))" office:value-type="float" office:value="184.185808326809" calcext:value-type="float">
            <text:p>184.1858083268</text:p>
          </table:table-cell>
          <table:table-cell table:formula="of:=SQRT(POWER([.J272]-[.C272]; 2)+POWER([.K272]-[.D272];2))" office:value-type="float" office:value="238.026870090332" calcext:value-type="float">
            <text:p>238.0268700903</text:p>
          </table:table-cell>
        </table:table-row>
        <table:table-row table:style-name="ro1">
          <table:table-cell office:value-type="float" office:value="208.812" calcext:value-type="float">
            <text:p>208.812</text:p>
          </table:table-cell>
          <table:table-cell office:value-type="float" office:value="207.597" calcext:value-type="float">
            <text:p>207.597</text:p>
          </table:table-cell>
          <table:table-cell office:value-type="float" office:value="182.846" calcext:value-type="float">
            <text:p>182.846</text:p>
          </table:table-cell>
          <table:table-cell office:value-type="float" office:value="126.425" calcext:value-type="float">
            <text:p>126.425</text:p>
          </table:table-cell>
          <table:table-cell office:value-type="float" office:value="13.0907" calcext:value-type="float">
            <text:p>13.0907</text:p>
          </table:table-cell>
          <table:table-cell office:value-type="float" office:value="4.37342" calcext:value-type="float">
            <text:p>4.37342</text:p>
          </table:table-cell>
          <table:table-cell office:value-type="float" office:value="143.713" calcext:value-type="float">
            <text:p>143.713</text:p>
          </table:table-cell>
          <table:table-cell office:value-type="float" office:value="0.752489" calcext:value-type="float">
            <text:p>0.7524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3]-[.A273]; 2)+POWER([.K273]-[.B273];2))" office:value-type="float" office:value="178.534035278991" calcext:value-type="float">
            <text:p>178.534035279</text:p>
          </table:table-cell>
          <table:table-cell table:formula="of:=SQRT(POWER([.J273]-[.C273]; 2)+POWER([.K273]-[.D273];2))" office:value-type="float" office:value="231.992483371768" calcext:value-type="float">
            <text:p>231.9924833718</text:p>
          </table:table-cell>
        </table:table-row>
        <table:table-row table:style-name="ro1">
          <table:table-cell office:value-type="float" office:value="199.104" calcext:value-type="float">
            <text:p>199.104</text:p>
          </table:table-cell>
          <table:table-cell office:value-type="float" office:value="197.361" calcext:value-type="float">
            <text:p>197.361</text:p>
          </table:table-cell>
          <table:table-cell office:value-type="float" office:value="173.171" calcext:value-type="float">
            <text:p>173.171</text:p>
          </table:table-cell>
          <table:table-cell office:value-type="float" office:value="113.176" calcext:value-type="float">
            <text:p>113.176</text:p>
          </table:table-cell>
          <table:table-cell office:value-type="float" office:value="51.8641" calcext:value-type="float">
            <text:p>51.8641</text:p>
          </table:table-cell>
          <table:table-cell office:value-type="float" office:value="11.2213" calcext:value-type="float">
            <text:p>11.2213</text:p>
          </table:table-cell>
          <table:table-cell office:value-type="float" office:value="161.862" calcext:value-type="float">
            <text:p>161.862</text:p>
          </table:table-cell>
          <table:table-cell office:value-type="float" office:value="0.741087" calcext:value-type="float">
            <text:p>0.7410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4]-[.A274]; 2)+POWER([.K274]-[.B274];2))" office:value-type="float" office:value="190.208230991721" calcext:value-type="float">
            <text:p>190.2082309917</text:p>
          </table:table-cell>
          <table:table-cell table:formula="of:=SQRT(POWER([.J274]-[.C274]; 2)+POWER([.K274]-[.D274];2))" office:value-type="float" office:value="247.071832099493" calcext:value-type="float">
            <text:p>247.0718320995</text:p>
          </table:table-cell>
        </table:table-row>
        <table:table-row table:style-name="ro1">
          <table:table-cell office:value-type="float" office:value="162.772" calcext:value-type="float">
            <text:p>162.772</text:p>
          </table:table-cell>
          <table:table-cell office:value-type="float" office:value="179.938" calcext:value-type="float">
            <text:p>179.938</text:p>
          </table:table-cell>
          <table:table-cell office:value-type="float" office:value="136.922" calcext:value-type="float">
            <text:p>136.922</text:p>
          </table:table-cell>
          <table:table-cell office:value-type="float" office:value="93.8185" calcext:value-type="float">
            <text:p>93.8185</text:p>
          </table:table-cell>
          <table:table-cell office:value-type="float" office:value="78.2621" calcext:value-type="float">
            <text:p>78.2621</text:p>
          </table:table-cell>
          <table:table-cell office:value-type="float" office:value="3.30308" calcext:value-type="float">
            <text:p>3.30308</text:p>
          </table:table-cell>
          <table:table-cell office:value-type="float" office:value="218.405" calcext:value-type="float">
            <text:p>218.405</text:p>
          </table:table-cell>
          <table:table-cell office:value-type="float" office:value="0.650716" calcext:value-type="float">
            <text:p>0.6507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5]-[.A275]; 2)+POWER([.K275]-[.B275];2))" office:value-type="float" office:value="229.76840476445" calcext:value-type="float">
            <text:p>229.7684047645</text:p>
          </table:table-cell>
          <table:table-cell table:formula="of:=SQRT(POWER([.J275]-[.C275]; 2)+POWER([.K275]-[.D275];2))" office:value-type="float" office:value="288.106395323412" calcext:value-type="float">
            <text:p>288.1063953234</text:p>
          </table:table-cell>
        </table:table-row>
        <table:table-row table:style-name="ro1">
          <table:table-cell office:value-type="float" office:value="185.125" calcext:value-type="float">
            <text:p>185.125</text:p>
          </table:table-cell>
          <table:table-cell office:value-type="float" office:value="238.69" calcext:value-type="float">
            <text:p>238.69</text:p>
          </table:table-cell>
          <table:table-cell office:value-type="float" office:value="158.893" calcext:value-type="float">
            <text:p>158.893</text:p>
          </table:table-cell>
          <table:table-cell office:value-type="float" office:value="154.949" calcext:value-type="float">
            <text:p>154.949</text:p>
          </table:table-cell>
          <table:table-cell office:value-type="float" office:value="17.1538" calcext:value-type="float">
            <text:p>17.1538</text:p>
          </table:table-cell>
          <table:table-cell office:value-type="float" office:value="55.1532" calcext:value-type="float">
            <text:p>55.1532</text:p>
          </table:table-cell>
          <table:table-cell office:value-type="float" office:value="180.622" calcext:value-type="float">
            <text:p>180.622</text:p>
          </table:table-cell>
          <table:table-cell office:value-type="float" office:value="0.511429" calcext:value-type="float">
            <text:p>0.51142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6]-[.A276]; 2)+POWER([.K276]-[.B276];2))" office:value-type="float" office:value="198.902543284393" calcext:value-type="float">
            <text:p>198.9025432844</text:p>
          </table:table-cell>
          <table:table-cell table:formula="of:=SQRT(POWER([.J276]-[.C276]; 2)+POWER([.K276]-[.D276];2))" office:value-type="float" office:value="241.352518217648" calcext:value-type="float">
            <text:p>241.3525182176</text:p>
          </table:table-cell>
        </table:table-row>
        <table:table-row table:style-name="ro1">
          <table:table-cell office:value-type="float" office:value="185.038" calcext:value-type="float">
            <text:p>185.038</text:p>
          </table:table-cell>
          <table:table-cell office:value-type="float" office:value="239.109" calcext:value-type="float">
            <text:p>239.109</text:p>
          </table:table-cell>
          <table:table-cell office:value-type="float" office:value="158.804" calcext:value-type="float">
            <text:p>158.804</text:p>
          </table:table-cell>
          <table:table-cell office:value-type="float" office:value="155.34" calcext:value-type="float">
            <text:p>155.34</text:p>
          </table:table-cell>
          <table:table-cell office:value-type="float" office:value="17.1663" calcext:value-type="float">
            <text:p>17.1663</text:p>
          </table:table-cell>
          <table:table-cell office:value-type="float" office:value="55.7863" calcext:value-type="float">
            <text:p>55.7863</text:p>
          </table:table-cell>
          <table:table-cell office:value-type="float" office:value="180.752" calcext:value-type="float">
            <text:p>180.752</text:p>
          </table:table-cell>
          <table:table-cell office:value-type="float" office:value="0.511429" calcext:value-type="float">
            <text:p>0.51142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7]-[.A277]; 2)+POWER([.K277]-[.B277];2))" office:value-type="float" office:value="198.983002603237" calcext:value-type="float">
            <text:p>198.9830026032</text:p>
          </table:table-cell>
          <table:table-cell table:formula="of:=SQRT(POWER([.J277]-[.C277]; 2)+POWER([.K277]-[.D277];2))" office:value-type="float" office:value="241.294827992645" calcext:value-type="float">
            <text:p>241.2948279926</text:p>
          </table:table-cell>
        </table:table-row>
        <table:table-row table:style-name="ro1">
          <table:table-cell office:value-type="float" office:value="184.335" calcext:value-type="float">
            <text:p>184.335</text:p>
          </table:table-cell>
          <table:table-cell office:value-type="float" office:value="234.696" calcext:value-type="float">
            <text:p>234.696</text:p>
          </table:table-cell>
          <table:table-cell office:value-type="float" office:value="158.166" calcext:value-type="float">
            <text:p>158.166</text:p>
          </table:table-cell>
          <table:table-cell office:value-type="float" office:value="149.805" calcext:value-type="float">
            <text:p>149.805</text:p>
          </table:table-cell>
          <table:table-cell office:value-type="float" office:value="32.0757" calcext:value-type="float">
            <text:p>32.0757</text:p>
          </table:table-cell>
          <table:table-cell office:value-type="float" office:value="57.0739" calcext:value-type="float">
            <text:p>57.0739</text:p>
          </table:table-cell>
          <table:table-cell office:value-type="float" office:value="182.758" calcext:value-type="float">
            <text:p>182.758</text:p>
          </table:table-cell>
          <table:table-cell office:value-type="float" office:value="0.495703" calcext:value-type="float">
            <text:p>0.4957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8]-[.A278]; 2)+POWER([.K278]-[.B278];2))" office:value-type="float" office:value="199.798550147392" calcext:value-type="float">
            <text:p>199.7985501474</text:p>
          </table:table-cell>
          <table:table-cell table:formula="of:=SQRT(POWER([.J278]-[.C278]; 2)+POWER([.K278]-[.D278];2))" office:value-type="float" office:value="243.928091004296" calcext:value-type="float">
            <text:p>243.9280910043</text:p>
          </table:table-cell>
        </table:table-row>
        <table:table-row table:style-name="ro1">
          <table:table-cell office:value-type="float" office:value="186.973" calcext:value-type="float">
            <text:p>186.973</text:p>
          </table:table-cell>
          <table:table-cell office:value-type="float" office:value="242.576" calcext:value-type="float">
            <text:p>242.576</text:p>
          </table:table-cell>
          <table:table-cell office:value-type="float" office:value="160.729" calcext:value-type="float">
            <text:p>160.729</text:p>
          </table:table-cell>
          <table:table-cell office:value-type="float" office:value="159.005" calcext:value-type="float">
            <text:p>159.005</text:p>
          </table:table-cell>
          <table:table-cell office:value-type="float" office:value="13.2447" calcext:value-type="float">
            <text:p>13.2447</text:p>
          </table:table-cell>
          <table:table-cell office:value-type="float" office:value="58.7692" calcext:value-type="float">
            <text:p>58.7692</text:p>
          </table:table-cell>
          <table:table-cell office:value-type="float" office:value="177.505" calcext:value-type="float">
            <text:p>177.505</text:p>
          </table:table-cell>
          <table:table-cell office:value-type="float" office:value="0.463843" calcext:value-type="float">
            <text:p>0.46384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79]-[.A279]; 2)+POWER([.K279]-[.B279];2))" office:value-type="float" office:value="197.027841953872" calcext:value-type="float">
            <text:p>197.0278419539</text:p>
          </table:table-cell>
          <table:table-cell table:formula="of:=SQRT(POWER([.J279]-[.C279]; 2)+POWER([.K279]-[.D279];2))" office:value-type="float" office:value="238.197626910933" calcext:value-type="float">
            <text:p>238.1976269109</text:p>
          </table:table-cell>
        </table:table-row>
        <table:table-row table:style-name="ro1">
          <table:table-cell office:value-type="float" office:value="185.14" calcext:value-type="float">
            <text:p>185.14</text:p>
          </table:table-cell>
          <table:table-cell office:value-type="float" office:value="243.95" calcext:value-type="float">
            <text:p>243.95</text:p>
          </table:table-cell>
          <table:table-cell office:value-type="float" office:value="158.881" calcext:value-type="float">
            <text:p>158.881</text:p>
          </table:table-cell>
          <table:table-cell office:value-type="float" office:value="160.267" calcext:value-type="float">
            <text:p>160.267</text:p>
          </table:table-cell>
          <table:table-cell office:value-type="float" office:value="13.1978" calcext:value-type="float">
            <text:p>13.1978</text:p>
          </table:table-cell>
          <table:table-cell office:value-type="float" office:value="60.9017" calcext:value-type="float">
            <text:p>60.9017</text:p>
          </table:table-cell>
          <table:table-cell office:value-type="float" office:value="180.298" calcext:value-type="float">
            <text:p>180.298</text:p>
          </table:table-cell>
          <table:table-cell office:value-type="float" office:value="0.433658" calcext:value-type="float">
            <text:p>0.4336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0]-[.A280]; 2)+POWER([.K280]-[.B280];2))" office:value-type="float" office:value="198.869560516435" calcext:value-type="float">
            <text:p>198.8695605164</text:p>
          </table:table-cell>
          <table:table-cell table:formula="of:=SQRT(POWER([.J280]-[.C280]; 2)+POWER([.K280]-[.D280];2))" office:value-type="float" office:value="239.497071902769" calcext:value-type="float">
            <text:p>239.4970719028</text:p>
          </table:table-cell>
        </table:table-row>
        <table:table-row table:style-name="ro1">
          <table:table-cell office:value-type="float" office:value="190.958" calcext:value-type="float">
            <text:p>190.958</text:p>
          </table:table-cell>
          <table:table-cell office:value-type="float" office:value="148.89" calcext:value-type="float">
            <text:p>148.89</text:p>
          </table:table-cell>
          <table:table-cell office:value-type="float" office:value="165.533" calcext:value-type="float">
            <text:p>165.533</text:p>
          </table:table-cell>
          <table:table-cell office:value-type="float" office:value="56.3196" calcext:value-type="float">
            <text:p>56.3196</text:p>
          </table:table-cell>
          <table:table-cell office:value-type="float" office:value="173.714" calcext:value-type="float">
            <text:p>173.714</text:p>
          </table:table-cell>
          <table:table-cell office:value-type="float" office:value="12.6252" calcext:value-type="float">
            <text:p>12.6252</text:p>
          </table:table-cell>
          <table:table-cell office:value-type="float" office:value="182.669" calcext:value-type="float">
            <text:p>182.669</text:p>
          </table:table-cell>
          <table:table-cell office:value-type="float" office:value="0.983384" calcext:value-type="float">
            <text:p>0.9833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1]-[.A281]; 2)+POWER([.K281]-[.B281];2))" office:value-type="float" office:value="214.323787443205" calcext:value-type="float">
            <text:p>214.3237874432</text:p>
          </table:table-cell>
          <table:table-cell table:formula="of:=SQRT(POWER([.J281]-[.C281]; 2)+POWER([.K281]-[.D281];2))" office:value-type="float" office:value="286.714214912969" calcext:value-type="float">
            <text:p>286.714214913</text:p>
          </table:table-cell>
        </table:table-row>
        <table:table-row table:style-name="ro1">
          <table:table-cell office:value-type="float" office:value="185.733" calcext:value-type="float">
            <text:p>185.733</text:p>
          </table:table-cell>
          <table:table-cell office:value-type="float" office:value="136.519" calcext:value-type="float">
            <text:p>136.519</text:p>
          </table:table-cell>
          <table:table-cell office:value-type="float" office:value="160.419" calcext:value-type="float">
            <text:p>160.419</text:p>
          </table:table-cell>
          <table:table-cell office:value-type="float" office:value="43.6677" calcext:value-type="float">
            <text:p>43.6677</text:p>
          </table:table-cell>
          <table:table-cell office:value-type="float" office:value="185.122" calcext:value-type="float">
            <text:p>185.122</text:p>
          </table:table-cell>
          <table:table-cell office:value-type="float" office:value="2.55768" calcext:value-type="float">
            <text:p>2.55768</text:p>
          </table:table-cell>
          <table:table-cell office:value-type="float" office:value="190.907" calcext:value-type="float">
            <text:p>190.907</text:p>
          </table:table-cell>
          <table:table-cell office:value-type="float" office:value="0.979574" calcext:value-type="float">
            <text:p>0.9795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2]-[.A282]; 2)+POWER([.K282]-[.B282];2))" office:value-type="float" office:value="224.57970667449" calcext:value-type="float">
            <text:p>224.5797066745</text:p>
          </table:table-cell>
          <table:table-cell table:formula="of:=SQRT(POWER([.J282]-[.C282]; 2)+POWER([.K282]-[.D282];2))" office:value-type="float" office:value="298.871485398474" calcext:value-type="float">
            <text:p>298.8714853985</text:p>
          </table:table-cell>
        </table:table-row>
        <table:table-row table:style-name="ro1">
          <table:table-cell office:value-type="float" office:value="179.453" calcext:value-type="float">
            <text:p>179.453</text:p>
          </table:table-cell>
          <table:table-cell office:value-type="float" office:value="135.707" calcext:value-type="float">
            <text:p>135.707</text:p>
          </table:table-cell>
          <table:table-cell office:value-type="float" office:value="154.187" calcext:value-type="float">
            <text:p>154.187</text:p>
          </table:table-cell>
          <table:table-cell office:value-type="float" office:value="42.9373" calcext:value-type="float">
            <text:p>42.9373</text:p>
          </table:table-cell>
          <table:table-cell office:value-type="float" office:value="183.959" calcext:value-type="float">
            <text:p>183.959</text:p>
          </table:table-cell>
          <table:table-cell office:value-type="float" office:value="1.25993" calcext:value-type="float">
            <text:p>1.25993</text:p>
          </table:table-cell>
          <table:table-cell office:value-type="float" office:value="199.719" calcext:value-type="float">
            <text:p>199.719</text:p>
          </table:table-cell>
          <table:table-cell office:value-type="float" office:value="0.970852" calcext:value-type="float">
            <text:p>0.9708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3]-[.A283]; 2)+POWER([.K283]-[.B283];2))" office:value-type="float" office:value="230.516110191891" calcext:value-type="float">
            <text:p>230.5161101919</text:p>
          </table:table-cell>
          <table:table-cell table:formula="of:=SQRT(POWER([.J283]-[.C283]; 2)+POWER([.K283]-[.D283];2))" office:value-type="float" office:value="304.039427542367" calcext:value-type="float">
            <text:p>304.0394275424</text:p>
          </table:table-cell>
        </table:table-row>
        <table:table-row table:style-name="ro1">
          <table:table-cell office:value-type="float" office:value="179.578" calcext:value-type="float">
            <text:p>179.578</text:p>
          </table:table-cell>
          <table:table-cell office:value-type="float" office:value="143.073" calcext:value-type="float">
            <text:p>143.073</text:p>
          </table:table-cell>
          <table:table-cell office:value-type="float" office:value="154.281" calcext:value-type="float">
            <text:p>154.281</text:p>
          </table:table-cell>
          <table:table-cell office:value-type="float" office:value="50.0238" calcext:value-type="float">
            <text:p>50.0238</text:p>
          </table:table-cell>
          <table:table-cell office:value-type="float" office:value="181.135" calcext:value-type="float">
            <text:p>181.135</text:p>
          </table:table-cell>
          <table:table-cell office:value-type="float" office:value="9.96372" calcext:value-type="float">
            <text:p>9.96372</text:p>
          </table:table-cell>
          <table:table-cell office:value-type="float" office:value="199.284" calcext:value-type="float">
            <text:p>199.284</text:p>
          </table:table-cell>
          <table:table-cell office:value-type="float" office:value="0.876708" calcext:value-type="float">
            <text:p>0.8767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4]-[.A284]; 2)+POWER([.K284]-[.B284];2))" office:value-type="float" office:value="227.101090734941" calcext:value-type="float">
            <text:p>227.1010907349</text:p>
          </table:table-cell>
          <table:table-cell table:formula="of:=SQRT(POWER([.J284]-[.C284]; 2)+POWER([.K284]-[.D284];2))" office:value-type="float" office:value="299.37548384502" calcext:value-type="float">
            <text:p>299.375483845</text:p>
          </table:table-cell>
        </table:table-row>
        <table:table-row table:style-name="ro1">
          <table:table-cell office:value-type="float" office:value="192.662" calcext:value-type="float">
            <text:p>192.662</text:p>
          </table:table-cell>
          <table:table-cell office:value-type="float" office:value="148.412" calcext:value-type="float">
            <text:p>148.412</text:p>
          </table:table-cell>
          <table:table-cell office:value-type="float" office:value="167.159" calcext:value-type="float">
            <text:p>167.159</text:p>
          </table:table-cell>
          <table:table-cell office:value-type="float" office:value="57.8077" calcext:value-type="float">
            <text:p>57.8077</text:p>
          </table:table-cell>
          <table:table-cell office:value-type="float" office:value="154.231" calcext:value-type="float">
            <text:p>154.231</text:p>
          </table:table-cell>
          <table:table-cell office:value-type="float" office:value="-0.188845" calcext:value-type="float">
            <text:p>-0.188845</text:p>
          </table:table-cell>
          <table:table-cell office:value-type="float" office:value="178.944" calcext:value-type="float">
            <text:p>178.944</text:p>
          </table:table-cell>
          <table:table-cell office:value-type="float" office:value="0.866494" calcext:value-type="float">
            <text:p>0.86649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5]-[.A285]; 2)+POWER([.K285]-[.B285];2))" office:value-type="float" office:value="212.999868516391" calcext:value-type="float">
            <text:p>212.9998685164</text:p>
          </table:table-cell>
          <table:table-cell table:formula="of:=SQRT(POWER([.J285]-[.C285]; 2)+POWER([.K285]-[.D285];2))" office:value-type="float" office:value="284.511551013821" calcext:value-type="float">
            <text:p>284.5115510138</text:p>
          </table:table-cell>
        </table:table-row>
        <table:table-row table:style-name="ro1">
          <table:table-cell office:value-type="float" office:value="190.695" calcext:value-type="float">
            <text:p>190.695</text:p>
          </table:table-cell>
          <table:table-cell office:value-type="float" office:value="138.779" calcext:value-type="float">
            <text:p>138.779</text:p>
          </table:table-cell>
          <table:table-cell office:value-type="float" office:value="165.323" calcext:value-type="float">
            <text:p>165.323</text:p>
          </table:table-cell>
          <table:table-cell office:value-type="float" office:value="46.2619" calcext:value-type="float">
            <text:p>46.2619</text:p>
          </table:table-cell>
          <table:table-cell office:value-type="float" office:value="180.783" calcext:value-type="float">
            <text:p>180.783</text:p>
          </table:table-cell>
          <table:table-cell office:value-type="float" office:value="2.60091" calcext:value-type="float">
            <text:p>2.60091</text:p>
          </table:table-cell>
          <table:table-cell office:value-type="float" office:value="183.586" calcext:value-type="float">
            <text:p>183.586</text:p>
          </table:table-cell>
          <table:table-cell office:value-type="float" office:value="0.821306" calcext:value-type="float">
            <text:p>0.8213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6]-[.A286]; 2)+POWER([.K286]-[.B286];2))" office:value-type="float" office:value="219.137851285441" calcext:value-type="float">
            <text:p>219.1378512854</text:p>
          </table:table-cell>
          <table:table-cell table:formula="of:=SQRT(POWER([.J286]-[.C286]; 2)+POWER([.K286]-[.D286];2))" office:value-type="float" office:value="293.484299615175" calcext:value-type="float">
            <text:p>293.4842996152</text:p>
          </table:table-cell>
        </table:table-row>
        <table:table-row table:style-name="ro1">
          <table:table-cell office:value-type="float" office:value="193.155" calcext:value-type="float">
            <text:p>193.155</text:p>
          </table:table-cell>
          <table:table-cell office:value-type="float" office:value="144.443" calcext:value-type="float">
            <text:p>144.443</text:p>
          </table:table-cell>
          <table:table-cell office:value-type="float" office:value="167.688" calcext:value-type="float">
            <text:p>167.688</text:p>
          </table:table-cell>
          <table:table-cell office:value-type="float" office:value="53.3149" calcext:value-type="float">
            <text:p>53.3149</text:p>
          </table:table-cell>
          <table:table-cell office:value-type="float" office:value="162.696" calcext:value-type="float">
            <text:p>162.696</text:p>
          </table:table-cell>
          <table:table-cell office:value-type="float" office:value="-0.748245" calcext:value-type="float">
            <text:p>-0.748245</text:p>
          </table:table-cell>
          <table:table-cell office:value-type="float" office:value="178.832" calcext:value-type="float">
            <text:p>178.832</text:p>
          </table:table-cell>
          <table:table-cell office:value-type="float" office:value="0.820598" calcext:value-type="float">
            <text:p>0.82059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7]-[.A287]; 2)+POWER([.K287]-[.B287];2))" office:value-type="float" office:value="214.334276946083" calcext:value-type="float">
            <text:p>214.3342769461</text:p>
          </table:table-cell>
          <table:table-cell table:formula="of:=SQRT(POWER([.J287]-[.C287]; 2)+POWER([.K287]-[.D287];2))" office:value-type="float" office:value="287.041718755323" calcext:value-type="float">
            <text:p>287.0417187553</text:p>
          </table:table-cell>
        </table:table-row>
        <table:table-row table:style-name="ro1">
          <table:table-cell office:value-type="float" office:value="305.667" calcext:value-type="float">
            <text:p>305.667</text:p>
          </table:table-cell>
          <table:table-cell office:value-type="float" office:value="557.228" calcext:value-type="float">
            <text:p>557.228</text:p>
          </table:table-cell>
          <table:table-cell office:value-type="float" office:value="280.356" calcext:value-type="float">
            <text:p>280.356</text:p>
          </table:table-cell>
          <table:table-cell office:value-type="float" office:value="463.329" calcext:value-type="float">
            <text:p>463.329</text:p>
          </table:table-cell>
          <table:table-cell office:value-type="float" office:value="-13.0956" calcext:value-type="float">
            <text:p>-13.0956</text:p>
          </table:table-cell>
          <table:table-cell office:value-type="float" office:value="469.033" calcext:value-type="float">
            <text:p>469.033</text:p>
          </table:table-cell>
          <table:table-cell office:value-type="float" office:value="4.11259" calcext:value-type="float">
            <text:p>4.11259</text:p>
          </table:table-cell>
          <table:table-cell office:value-type="float" office:value="0.876702" calcext:value-type="float">
            <text:p>0.8767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8]-[.A288]; 2)+POWER([.K288]-[.B288];2))" office:value-type="float" office:value="324.814948660002" calcext:value-type="float">
            <text:p>324.81494866</text:p>
          </table:table-cell>
          <table:table-cell table:formula="of:=SQRT(POWER([.J288]-[.C288]; 2)+POWER([.K288]-[.D288];2))" office:value-type="float" office:value="244.394363635907" calcext:value-type="float">
            <text:p>244.3943636359</text:p>
          </table:table-cell>
        </table:table-row>
        <table:table-row table:style-name="ro1">
          <table:table-cell office:value-type="float" office:value="265.875" calcext:value-type="float">
            <text:p>265.875</text:p>
          </table:table-cell>
          <table:table-cell office:value-type="float" office:value="529.207" calcext:value-type="float">
            <text:p>529.207</text:p>
          </table:table-cell>
          <table:table-cell office:value-type="float" office:value="240.027" calcext:value-type="float">
            <text:p>240.027</text:p>
          </table:table-cell>
          <table:table-cell office:value-type="float" office:value="443.906" calcext:value-type="float">
            <text:p>443.906</text:p>
          </table:table-cell>
          <table:table-cell office:value-type="float" office:value="-89.247" calcext:value-type="float">
            <text:p>-89.247</text:p>
          </table:table-cell>
          <table:table-cell office:value-type="float" office:value="414.918" calcext:value-type="float">
            <text:p>414.918</text:p>
          </table:table-cell>
          <table:table-cell office:value-type="float" office:value="49.9932" calcext:value-type="float">
            <text:p>49.9932</text:p>
          </table:table-cell>
          <table:table-cell office:value-type="float" office:value="0.600876" calcext:value-type="float">
            <text:p>0.6008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89]-[.A289]; 2)+POWER([.K289]-[.B289];2))" office:value-type="float" office:value="310.550119101571" calcext:value-type="float">
            <text:p>310.5501191016</text:p>
          </table:table-cell>
          <table:table-cell table:formula="of:=SQRT(POWER([.J289]-[.C289]; 2)+POWER([.K289]-[.D289];2))" office:value-type="float" office:value="247.98035721605" calcext:value-type="float">
            <text:p>247.9803572161</text:p>
          </table:table-cell>
        </table:table-row>
        <table:table-row table:style-name="ro1">
          <table:table-cell office:value-type="float" office:value="264.99" calcext:value-type="float">
            <text:p>264.99</text:p>
          </table:table-cell>
          <table:table-cell office:value-type="float" office:value="532.972" calcext:value-type="float">
            <text:p>532.972</text:p>
          </table:table-cell>
          <table:table-cell office:value-type="float" office:value="239.06" calcext:value-type="float">
            <text:p>239.06</text:p>
          </table:table-cell>
          <table:table-cell office:value-type="float" office:value="445.506" calcext:value-type="float">
            <text:p>445.506</text:p>
          </table:table-cell>
          <table:table-cell office:value-type="float" office:value="-71.7519" calcext:value-type="float">
            <text:p>-71.7519</text:p>
          </table:table-cell>
          <table:table-cell office:value-type="float" office:value="424.11" calcext:value-type="float">
            <text:p>424.11</text:p>
          </table:table-cell>
          <table:table-cell office:value-type="float" office:value="53.8862" calcext:value-type="float">
            <text:p>53.8862</text:p>
          </table:table-cell>
          <table:table-cell office:value-type="float" office:value="0.574501" calcext:value-type="float">
            <text:p>0.5745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0]-[.A290]; 2)+POWER([.K290]-[.B290];2))" office:value-type="float" office:value="314.369344695058" calcext:value-type="float">
            <text:p>314.3693446951</text:p>
          </table:table-cell>
          <table:table-cell table:formula="of:=SQRT(POWER([.J290]-[.C290]; 2)+POWER([.K290]-[.D290];2))" office:value-type="float" office:value="249.844542938204" calcext:value-type="float">
            <text:p>249.8445429382</text:p>
          </table:table-cell>
        </table:table-row>
        <table:table-row table:style-name="ro1">
          <table:table-cell office:value-type="float" office:value="264.935" calcext:value-type="float">
            <text:p>264.935</text:p>
          </table:table-cell>
          <table:table-cell office:value-type="float" office:value="534.187" calcext:value-type="float">
            <text:p>534.187</text:p>
          </table:table-cell>
          <table:table-cell office:value-type="float" office:value="239.002" calcext:value-type="float">
            <text:p>239.002</text:p>
          </table:table-cell>
          <table:table-cell office:value-type="float" office:value="446.749" calcext:value-type="float">
            <text:p>446.749</text:p>
          </table:table-cell>
          <table:table-cell office:value-type="float" office:value="-72.5086" calcext:value-type="float">
            <text:p>-72.5086</text:p>
          </table:table-cell>
          <table:table-cell office:value-type="float" office:value="425.471" calcext:value-type="float">
            <text:p>425.471</text:p>
          </table:table-cell>
          <table:table-cell office:value-type="float" office:value="53.9032" calcext:value-type="float">
            <text:p>53.9032</text:p>
          </table:table-cell>
          <table:table-cell office:value-type="float" office:value="0.533216" calcext:value-type="float">
            <text:p>0.5332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1]-[.A291]; 2)+POWER([.K291]-[.B291];2))" office:value-type="float" office:value="315.515003120295" calcext:value-type="float">
            <text:p>315.5150031203</text:p>
          </table:table-cell>
          <table:table-cell table:formula="of:=SQRT(POWER([.J291]-[.C291]; 2)+POWER([.K291]-[.D291];2))" office:value-type="float" office:value="250.891556264853" calcext:value-type="float">
            <text:p>250.8915562649</text:p>
          </table:table-cell>
        </table:table-row>
        <table:table-row table:style-name="ro1">
          <table:table-cell office:value-type="float" office:value="265.697" calcext:value-type="float">
            <text:p>265.697</text:p>
          </table:table-cell>
          <table:table-cell office:value-type="float" office:value="530.504" calcext:value-type="float">
            <text:p>530.504</text:p>
          </table:table-cell>
          <table:table-cell office:value-type="float" office:value="239.914" calcext:value-type="float">
            <text:p>239.914</text:p>
          </table:table-cell>
          <table:table-cell office:value-type="float" office:value="448.041" calcext:value-type="float">
            <text:p>448.041</text:p>
          </table:table-cell>
          <table:table-cell office:value-type="float" office:value="-115.773" calcext:value-type="float">
            <text:p>-115.773</text:p>
          </table:table-cell>
          <table:table-cell office:value-type="float" office:value="409.96" calcext:value-type="float">
            <text:p>409.96</text:p>
          </table:table-cell>
          <table:table-cell office:value-type="float" office:value="46.6141" calcext:value-type="float">
            <text:p>46.6141</text:p>
          </table:table-cell>
          <table:table-cell office:value-type="float" office:value="0.467449" calcext:value-type="float">
            <text:p>0.4674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2]-[.A292]; 2)+POWER([.K292]-[.B292];2))" office:value-type="float" office:value="311.817507245825" calcext:value-type="float">
            <text:p>311.8175072458</text:p>
          </table:table-cell>
          <table:table-cell table:formula="of:=SQRT(POWER([.J292]-[.C292]; 2)+POWER([.K292]-[.D292];2))" office:value-type="float" office:value="251.423286664143" calcext:value-type="float">
            <text:p>251.4232866641</text:p>
          </table:table-cell>
        </table:table-row>
        <table:table-row table:style-name="ro1">
          <table:table-cell office:value-type="float" office:value="265.983" calcext:value-type="float">
            <text:p>265.983</text:p>
          </table:table-cell>
          <table:table-cell office:value-type="float" office:value="529.784" calcext:value-type="float">
            <text:p>529.784</text:p>
          </table:table-cell>
          <table:table-cell office:value-type="float" office:value="240.208" calcext:value-type="float">
            <text:p>240.208</text:p>
          </table:table-cell>
          <table:table-cell office:value-type="float" office:value="447.293" calcext:value-type="float">
            <text:p>447.293</text:p>
          </table:table-cell>
          <table:table-cell office:value-type="float" office:value="-115.146" calcext:value-type="float">
            <text:p>-115.146</text:p>
          </table:table-cell>
          <table:table-cell office:value-type="float" office:value="409.174" calcext:value-type="float">
            <text:p>409.174</text:p>
          </table:table-cell>
          <table:table-cell office:value-type="float" office:value="46.2348" calcext:value-type="float">
            <text:p>46.2348</text:p>
          </table:table-cell>
          <table:table-cell office:value-type="float" office:value="0.465721" calcext:value-type="float">
            <text:p>0.4657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3]-[.A293]; 2)+POWER([.K293]-[.B293];2))" office:value-type="float" office:value="311.042831367322" calcext:value-type="float">
            <text:p>311.0428313673</text:p>
          </table:table-cell>
          <table:table-cell table:formula="of:=SQRT(POWER([.J293]-[.C293]; 2)+POWER([.K293]-[.D293];2))" office:value-type="float" office:value="250.641886190238" calcext:value-type="float">
            <text:p>250.6418861902</text:p>
          </table:table-cell>
        </table:table-row>
        <table:table-row table:style-name="ro1">
          <table:table-cell office:value-type="float" office:value="263.57" calcext:value-type="float">
            <text:p>263.57</text:p>
          </table:table-cell>
          <table:table-cell office:value-type="float" office:value="528.882" calcext:value-type="float">
            <text:p>528.882</text:p>
          </table:table-cell>
          <table:table-cell office:value-type="float" office:value="237.675" calcext:value-type="float">
            <text:p>237.675</text:p>
          </table:table-cell>
          <table:table-cell office:value-type="float" office:value="443.903" calcext:value-type="float">
            <text:p>443.903</text:p>
          </table:table-cell>
          <table:table-cell office:value-type="float" office:value="-92.8566" calcext:value-type="float">
            <text:p>-92.8566</text:p>
          </table:table-cell>
          <table:table-cell office:value-type="float" office:value="413.554" calcext:value-type="float">
            <text:p>413.554</text:p>
          </table:table-cell>
          <table:table-cell office:value-type="float" office:value="52.9919" calcext:value-type="float">
            <text:p>52.9919</text:p>
          </table:table-cell>
          <table:table-cell office:value-type="float" office:value="0.460498" calcext:value-type="float">
            <text:p>0.46049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4]-[.A294]; 2)+POWER([.K294]-[.B294];2))" office:value-type="float" office:value="311.134483501909" calcext:value-type="float">
            <text:p>311.1344835019</text:p>
          </table:table-cell>
          <table:table-cell table:formula="of:=SQRT(POWER([.J294]-[.C294]; 2)+POWER([.K294]-[.D294];2))" office:value-type="float" office:value="249.350811175741" calcext:value-type="float">
            <text:p>249.3508111757</text:p>
          </table:table-cell>
        </table:table-row>
        <table:table-row table:style-name="ro1">
          <table:table-cell office:value-type="float" office:value="170.731" calcext:value-type="float">
            <text:p>170.731</text:p>
          </table:table-cell>
          <table:table-cell office:value-type="float" office:value="246.581" calcext:value-type="float">
            <text:p>246.581</text:p>
          </table:table-cell>
          <table:table-cell office:value-type="float" office:value="144.362" calcext:value-type="float">
            <text:p>144.362</text:p>
          </table:table-cell>
          <table:table-cell office:value-type="float" office:value="162.921" calcext:value-type="float">
            <text:p>162.921</text:p>
          </table:table-cell>
          <table:table-cell office:value-type="float" office:value="8.00713" calcext:value-type="float">
            <text:p>8.00713</text:p>
          </table:table-cell>
          <table:table-cell office:value-type="float" office:value="63.0807" calcext:value-type="float">
            <text:p>63.0807</text:p>
          </table:table-cell>
          <table:table-cell office:value-type="float" office:value="202.043" calcext:value-type="float">
            <text:p>202.043</text:p>
          </table:table-cell>
          <table:table-cell office:value-type="float" office:value="0.798046" calcext:value-type="float">
            <text:p>0.7980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5]-[.A295]; 2)+POWER([.K295]-[.B295];2))" office:value-type="float" office:value="213.318194071673" calcext:value-type="float">
            <text:p>213.3181940717</text:p>
          </table:table-cell>
          <table:table-cell table:formula="of:=SQRT(POWER([.J295]-[.C295]; 2)+POWER([.K295]-[.D295];2))" office:value-type="float" office:value="252.348685918909" calcext:value-type="float">
            <text:p>252.3486859189</text:p>
          </table:table-cell>
        </table:table-row>
        <table:table-row table:style-name="ro1">
          <table:table-cell office:value-type="float" office:value="129.349" calcext:value-type="float">
            <text:p>129.349</text:p>
          </table:table-cell>
          <table:table-cell office:value-type="float" office:value="268.257" calcext:value-type="float">
            <text:p>268.257</text:p>
          </table:table-cell>
          <table:table-cell office:value-type="float" office:value="102.694" calcext:value-type="float">
            <text:p>102.694</text:p>
          </table:table-cell>
          <table:table-cell office:value-type="float" office:value="184.363" calcext:value-type="float">
            <text:p>184.363</text:p>
          </table:table-cell>
          <table:table-cell office:value-type="float" office:value="-12.89" calcext:value-type="float">
            <text:p>-12.89</text:p>
          </table:table-cell>
          <table:table-cell office:value-type="float" office:value="87.0201" calcext:value-type="float">
            <text:p>87.0201</text:p>
          </table:table-cell>
          <table:table-cell office:value-type="float" office:value="263.688" calcext:value-type="float">
            <text:p>263.688</text:p>
          </table:table-cell>
          <table:table-cell office:value-type="float" office:value="0.711001" calcext:value-type="float">
            <text:p>0.7110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6]-[.A296]; 2)+POWER([.K296]-[.B296];2))" office:value-type="float" office:value="256.001097360929" calcext:value-type="float">
            <text:p>256.0010973609</text:p>
          </table:table-cell>
          <table:table-cell table:formula="of:=SQRT(POWER([.J296]-[.C296]; 2)+POWER([.K296]-[.D296];2))" office:value-type="float" office:value="287.149942373318" calcext:value-type="float">
            <text:p>287.1499423733</text:p>
          </table:table-cell>
        </table:table-row>
        <table:table-row table:style-name="ro1">
          <table:table-cell office:value-type="float" office:value="161.048" calcext:value-type="float">
            <text:p>161.048</text:p>
          </table:table-cell>
          <table:table-cell office:value-type="float" office:value="240.596" calcext:value-type="float">
            <text:p>240.596</text:p>
          </table:table-cell>
          <table:table-cell office:value-type="float" office:value="134.687" calcext:value-type="float">
            <text:p>134.687</text:p>
          </table:table-cell>
          <table:table-cell office:value-type="float" office:value="156.564" calcext:value-type="float">
            <text:p>156.564</text:p>
          </table:table-cell>
          <table:table-cell office:value-type="float" office:value="13.7511" calcext:value-type="float">
            <text:p>13.7511</text:p>
          </table:table-cell>
          <table:table-cell office:value-type="float" office:value="57.8262" calcext:value-type="float">
            <text:p>57.8262</text:p>
          </table:table-cell>
          <table:table-cell office:value-type="float" office:value="217.165" calcext:value-type="float">
            <text:p>217.165</text:p>
          </table:table-cell>
          <table:table-cell office:value-type="float" office:value="0.621123" calcext:value-type="float">
            <text:p>0.6211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7]-[.A297]; 2)+POWER([.K297]-[.B297];2))" office:value-type="float" office:value="222.956420674535" calcext:value-type="float">
            <text:p>222.9564206745</text:p>
          </table:table-cell>
          <table:table-cell table:formula="of:=SQRT(POWER([.J297]-[.C297]; 2)+POWER([.K297]-[.D297];2))" office:value-type="float" office:value="263.54559769611" calcext:value-type="float">
            <text:p>263.5455976961</text:p>
          </table:table-cell>
        </table:table-row>
        <table:table-row table:style-name="ro1">
          <table:table-cell office:value-type="float" office:value="166.126" calcext:value-type="float">
            <text:p>166.126</text:p>
          </table:table-cell>
          <table:table-cell office:value-type="float" office:value="238.641" calcext:value-type="float">
            <text:p>238.641</text:p>
          </table:table-cell>
          <table:table-cell office:value-type="float" office:value="139.766" calcext:value-type="float">
            <text:p>139.766</text:p>
          </table:table-cell>
          <table:table-cell office:value-type="float" office:value="155.169" calcext:value-type="float">
            <text:p>155.169</text:p>
          </table:table-cell>
          <table:table-cell office:value-type="float" office:value="9.97203" calcext:value-type="float">
            <text:p>9.97203</text:p>
          </table:table-cell>
          <table:table-cell office:value-type="float" office:value="52.6435" calcext:value-type="float">
            <text:p>52.6435</text:p>
          </table:table-cell>
          <table:table-cell office:value-type="float" office:value="209.341" calcext:value-type="float">
            <text:p>209.341</text:p>
          </table:table-cell>
          <table:table-cell office:value-type="float" office:value="0.559197" calcext:value-type="float">
            <text:p>0.5591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8]-[.A298]; 2)+POWER([.K298]-[.B298];2))" office:value-type="float" office:value="217.899891594741" calcext:value-type="float">
            <text:p>217.8998915947</text:p>
          </table:table-cell>
          <table:table-cell table:formula="of:=SQRT(POWER([.J298]-[.C298]; 2)+POWER([.K298]-[.D298];2))" office:value-type="float" office:value="259.210087220772" calcext:value-type="float">
            <text:p>259.2100872208</text:p>
          </table:table-cell>
        </table:table-row>
        <table:table-row table:style-name="ro1">
          <table:table-cell office:value-type="float" office:value="163.045" calcext:value-type="float">
            <text:p>163.045</text:p>
          </table:table-cell>
          <table:table-cell office:value-type="float" office:value="244.761" calcext:value-type="float">
            <text:p>244.761</text:p>
          </table:table-cell>
          <table:table-cell office:value-type="float" office:value="136.654" calcext:value-type="float">
            <text:p>136.654</text:p>
          </table:table-cell>
          <table:table-cell office:value-type="float" office:value="160.95" calcext:value-type="float">
            <text:p>160.95</text:p>
          </table:table-cell>
          <table:table-cell office:value-type="float" office:value="9.08422" calcext:value-type="float">
            <text:p>9.08422</text:p>
          </table:table-cell>
          <table:table-cell office:value-type="float" office:value="61.4437" calcext:value-type="float">
            <text:p>61.4437</text:p>
          </table:table-cell>
          <table:table-cell office:value-type="float" office:value="213.854" calcext:value-type="float">
            <text:p>213.854</text:p>
          </table:table-cell>
          <table:table-cell office:value-type="float" office:value="0.328424" calcext:value-type="float">
            <text:p>0.3284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299]-[.A299]; 2)+POWER([.K299]-[.B299];2))" office:value-type="float" office:value="220.97224971928" calcext:value-type="float">
            <text:p>220.9722497193</text:p>
          </table:table-cell>
          <table:table-cell table:formula="of:=SQRT(POWER([.J299]-[.C299]; 2)+POWER([.K299]-[.D299];2))" office:value-type="float" office:value="260.286661617533" calcext:value-type="float">
            <text:p>260.2866616175</text:p>
          </table:table-cell>
        </table:table-row>
        <table:table-row table:style-name="ro1">
          <table:table-cell office:value-type="float" office:value="129.422" calcext:value-type="float">
            <text:p>129.422</text:p>
          </table:table-cell>
          <table:table-cell office:value-type="float" office:value="268.562" calcext:value-type="float">
            <text:p>268.562</text:p>
          </table:table-cell>
          <table:table-cell office:value-type="float" office:value="102.814" calcext:value-type="float">
            <text:p>102.814</text:p>
          </table:table-cell>
          <table:table-cell office:value-type="float" office:value="184.11" calcext:value-type="float">
            <text:p>184.11</text:p>
          </table:table-cell>
          <table:table-cell office:value-type="float" office:value="-7.00723" calcext:value-type="float">
            <text:p>-7.00723</text:p>
          </table:table-cell>
          <table:table-cell office:value-type="float" office:value="90.3182" calcext:value-type="float">
            <text:p>90.3182</text:p>
          </table:table-cell>
          <table:table-cell office:value-type="float" office:value="263.577" calcext:value-type="float">
            <text:p>263.577</text:p>
          </table:table-cell>
          <table:table-cell office:value-type="float" office:value="0.313618" calcext:value-type="float">
            <text:p>0.3136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0]-[.A300]; 2)+POWER([.K300]-[.B300];2))" office:value-type="float" office:value="255.959953758396" calcext:value-type="float">
            <text:p>255.9599537584</text:p>
          </table:table-cell>
          <table:table-cell table:formula="of:=SQRT(POWER([.J300]-[.C300]; 2)+POWER([.K300]-[.D300];2))" office:value-type="float" office:value="287.083295745329" calcext:value-type="float">
            <text:p>287.0832957453</text:p>
          </table:table-cell>
        </table:table-row>
        <table:table-row table:style-name="ro1">
          <table:table-cell office:value-type="float" office:value="170.591" calcext:value-type="float">
            <text:p>170.591</text:p>
          </table:table-cell>
          <table:table-cell office:value-type="float" office:value="241.526" calcext:value-type="float">
            <text:p>241.526</text:p>
          </table:table-cell>
          <table:table-cell office:value-type="float" office:value="144.26" calcext:value-type="float">
            <text:p>144.26</text:p>
          </table:table-cell>
          <table:table-cell office:value-type="float" office:value="157.656" calcext:value-type="float">
            <text:p>157.656</text:p>
          </table:table-cell>
          <table:table-cell office:value-type="float" office:value="13.5069" calcext:value-type="float">
            <text:p>13.5069</text:p>
          </table:table-cell>
          <table:table-cell office:value-type="float" office:value="58.4398" calcext:value-type="float">
            <text:p>58.4398</text:p>
          </table:table-cell>
          <table:table-cell office:value-type="float" office:value="202.608" calcext:value-type="float">
            <text:p>202.608</text:p>
          </table:table-cell>
          <table:table-cell office:value-type="float" office:value="0.273243" calcext:value-type="float">
            <text:p>0.27324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1]-[.A301]; 2)+POWER([.K301]-[.B301];2))" office:value-type="float" office:value="213.409526397019" calcext:value-type="float">
            <text:p>213.409526397</text:p>
          </table:table-cell>
          <table:table-cell table:formula="of:=SQRT(POWER([.J301]-[.C301]; 2)+POWER([.K301]-[.D301];2))" office:value-type="float" office:value="254.14401023042" calcext:value-type="float">
            <text:p>254.1440102304</text:p>
          </table:table-cell>
        </table:table-row>
        <table:table-row table:style-name="ro1">
          <table:table-cell office:value-type="float" office:value="168.604" calcext:value-type="float">
            <text:p>168.604</text:p>
          </table:table-cell>
          <table:table-cell office:value-type="float" office:value="240.518" calcext:value-type="float">
            <text:p>240.518</text:p>
          </table:table-cell>
          <table:table-cell office:value-type="float" office:value="142.268" calcext:value-type="float">
            <text:p>142.268</text:p>
          </table:table-cell>
          <table:table-cell office:value-type="float" office:value="156.664" calcext:value-type="float">
            <text:p>156.664</text:p>
          </table:table-cell>
          <table:table-cell office:value-type="float" office:value="13.529" calcext:value-type="float">
            <text:p>13.529</text:p>
          </table:table-cell>
          <table:table-cell office:value-type="float" office:value="57.0929" calcext:value-type="float">
            <text:p>57.0929</text:p>
          </table:table-cell>
          <table:table-cell office:value-type="float" office:value="205.66" calcext:value-type="float">
            <text:p>205.66</text:p>
          </table:table-cell>
          <table:table-cell office:value-type="float" office:value="0.239595" calcext:value-type="float">
            <text:p>0.2395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2]-[.A302]; 2)+POWER([.K302]-[.B302];2))" office:value-type="float" office:value="215.401098279466" calcext:value-type="float">
            <text:p>215.4010982795</text:p>
          </table:table-cell>
          <table:table-cell table:formula="of:=SQRT(POWER([.J302]-[.C302]; 2)+POWER([.K302]-[.D302];2))" office:value-type="float" office:value="256.352477499243" calcext:value-type="float">
            <text:p>256.3524774992</text:p>
          </table:table-cell>
        </table:table-row>
        <table:table-row table:style-name="ro1">
          <table:table-cell office:value-type="float" office:value="164.276" calcext:value-type="float">
            <text:p>164.276</text:p>
          </table:table-cell>
          <table:table-cell office:value-type="float" office:value="242.88" calcext:value-type="float">
            <text:p>242.88</text:p>
          </table:table-cell>
          <table:table-cell office:value-type="float" office:value="137.93" calcext:value-type="float">
            <text:p>137.93</text:p>
          </table:table-cell>
          <table:table-cell office:value-type="float" office:value="158.6" calcext:value-type="float">
            <text:p>158.6</text:p>
          </table:table-cell>
          <table:table-cell office:value-type="float" office:value="15.7147" calcext:value-type="float">
            <text:p>15.7147</text:p>
          </table:table-cell>
          <table:table-cell office:value-type="float" office:value="61.9874" calcext:value-type="float">
            <text:p>61.9874</text:p>
          </table:table-cell>
          <table:table-cell office:value-type="float" office:value="212.275" calcext:value-type="float">
            <text:p>212.275</text:p>
          </table:table-cell>
          <table:table-cell office:value-type="float" office:value="0.231491" calcext:value-type="float">
            <text:p>0.2314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3]-[.A303]; 2)+POWER([.K303]-[.B303];2))" office:value-type="float" office:value="219.725762203707" calcext:value-type="float">
            <text:p>219.7257622037</text:p>
          </table:table-cell>
          <table:table-cell table:formula="of:=SQRT(POWER([.J303]-[.C303]; 2)+POWER([.K303]-[.D303];2))" office:value-type="float" office:value="259.819177313762" calcext:value-type="float">
            <text:p>259.8191773138</text:p>
          </table:table-cell>
        </table:table-row>
        <table:table-row table:style-name="ro1">
          <table:table-cell office:value-type="float" office:value="165.726" calcext:value-type="float">
            <text:p>165.726</text:p>
          </table:table-cell>
          <table:table-cell office:value-type="float" office:value="242.326" calcext:value-type="float">
            <text:p>242.326</text:p>
          </table:table-cell>
          <table:table-cell office:value-type="float" office:value="139.383" calcext:value-type="float">
            <text:p>139.383</text:p>
          </table:table-cell>
          <table:table-cell office:value-type="float" office:value="158.171" calcext:value-type="float">
            <text:p>158.171</text:p>
          </table:table-cell>
          <table:table-cell office:value-type="float" office:value="15.027" calcext:value-type="float">
            <text:p>15.027</text:p>
          </table:table-cell>
          <table:table-cell office:value-type="float" office:value="60.723" calcext:value-type="float">
            <text:p>60.723</text:p>
          </table:table-cell>
          <table:table-cell office:value-type="float" office:value="210.059" calcext:value-type="float">
            <text:p>210.059</text:p>
          </table:table-cell>
          <table:table-cell office:value-type="float" office:value="0.226744" calcext:value-type="float">
            <text:p>0.2267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4]-[.A304]; 2)+POWER([.K304]-[.B304];2))" office:value-type="float" office:value="218.274243446175" calcext:value-type="float">
            <text:p>218.2742434462</text:p>
          </table:table-cell>
          <table:table-cell table:formula="of:=SQRT(POWER([.J304]-[.C304]; 2)+POWER([.K304]-[.D304];2))" office:value-type="float" office:value="258.58224596828" calcext:value-type="float">
            <text:p>258.5822459683</text:p>
          </table:table-cell>
        </table:table-row>
        <table:table-row table:style-name="ro1">
          <table:table-cell office:value-type="float" office:value="163.889" calcext:value-type="float">
            <text:p>163.889</text:p>
          </table:table-cell>
          <table:table-cell office:value-type="float" office:value="244.832" calcext:value-type="float">
            <text:p>244.832</text:p>
          </table:table-cell>
          <table:table-cell office:value-type="float" office:value="137.503" calcext:value-type="float">
            <text:p>137.503</text:p>
          </table:table-cell>
          <table:table-cell office:value-type="float" office:value="161.002" calcext:value-type="float">
            <text:p>161.002</text:p>
          </table:table-cell>
          <table:table-cell office:value-type="float" office:value="9.43916" calcext:value-type="float">
            <text:p>9.43916</text:p>
          </table:table-cell>
          <table:table-cell office:value-type="float" office:value="61.6749" calcext:value-type="float">
            <text:p>61.6749</text:p>
          </table:table-cell>
          <table:table-cell office:value-type="float" office:value="212.58" calcext:value-type="float">
            <text:p>212.58</text:p>
          </table:table-cell>
          <table:table-cell office:value-type="float" office:value="0.0954633" calcext:value-type="float">
            <text:p>0.09546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5]-[.A305]; 2)+POWER([.K305]-[.B305];2))" office:value-type="float" office:value="220.129217835798" calcext:value-type="float">
            <text:p>220.1292178358</text:p>
          </table:table-cell>
          <table:table-cell table:formula="of:=SQRT(POWER([.J305]-[.C305]; 2)+POWER([.K305]-[.D305];2))" office:value-type="float" office:value="259.463768208588" calcext:value-type="float">
            <text:p>259.4637682086</text:p>
          </table:table-cell>
        </table:table-row>
        <table:table-row table:style-name="ro1">
          <table:table-cell office:value-type="float" office:value="164.205" calcext:value-type="float">
            <text:p>164.205</text:p>
          </table:table-cell>
          <table:table-cell office:value-type="float" office:value="242.941" calcext:value-type="float">
            <text:p>242.941</text:p>
          </table:table-cell>
          <table:table-cell office:value-type="float" office:value="137.859" calcext:value-type="float">
            <text:p>137.859</text:p>
          </table:table-cell>
          <table:table-cell office:value-type="float" office:value="158.645" calcext:value-type="float">
            <text:p>158.645</text:p>
          </table:table-cell>
          <table:table-cell office:value-type="float" office:value="15.8256" calcext:value-type="float">
            <text:p>15.8256</text:p>
          </table:table-cell>
          <table:table-cell office:value-type="float" office:value="62.1387" calcext:value-type="float">
            <text:p>62.1387</text:p>
          </table:table-cell>
          <table:table-cell office:value-type="float" office:value="212.385" calcext:value-type="float">
            <text:p>212.385</text:p>
          </table:table-cell>
          <table:table-cell office:value-type="float" office:value="0.0661683" calcext:value-type="float">
            <text:p>0.06616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6]-[.A306]; 2)+POWER([.K306]-[.B306];2))" office:value-type="float" office:value="219.797014324581" calcext:value-type="float">
            <text:p>219.7970143246</text:p>
          </table:table-cell>
          <table:table-cell table:formula="of:=SQRT(POWER([.J306]-[.C306]; 2)+POWER([.K306]-[.D306];2))" office:value-type="float" office:value="259.871983688123" calcext:value-type="float">
            <text:p>259.8719836881</text:p>
          </table:table-cell>
        </table:table-row>
        <table:table-row table:style-name="ro1">
          <table:table-cell office:value-type="float" office:value="164.041" calcext:value-type="float">
            <text:p>164.041</text:p>
          </table:table-cell>
          <table:table-cell office:value-type="float" office:value="241.045" calcext:value-type="float">
            <text:p>241.045</text:p>
          </table:table-cell>
          <table:table-cell office:value-type="float" office:value="137.68" calcext:value-type="float">
            <text:p>137.68</text:p>
          </table:table-cell>
          <table:table-cell office:value-type="float" office:value="157.194" calcext:value-type="float">
            <text:p>157.194</text:p>
          </table:table-cell>
          <table:table-cell office:value-type="float" office:value="12.1369" calcext:value-type="float">
            <text:p>12.1369</text:p>
          </table:table-cell>
          <table:table-cell office:value-type="float" office:value="57.4583" calcext:value-type="float">
            <text:p>57.4583</text:p>
          </table:table-cell>
          <table:table-cell office:value-type="float" office:value="212.544" calcext:value-type="float">
            <text:p>212.544</text:p>
          </table:table-cell>
          <table:table-cell office:value-type="float" office:value="0.0601577" calcext:value-type="float">
            <text:p>0.060157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7]-[.A307]; 2)+POWER([.K307]-[.B307];2))" office:value-type="float" office:value="219.961073160684" calcext:value-type="float">
            <text:p>219.9610731607</text:p>
          </table:table-cell>
          <table:table-cell table:formula="of:=SQRT(POWER([.J307]-[.C307]; 2)+POWER([.K307]-[.D307];2))" office:value-type="float" office:value="260.510268580722" calcext:value-type="float">
            <text:p>260.5102685807</text:p>
          </table:table-cell>
        </table:table-row>
        <table:table-row table:style-name="ro1">
          <table:table-cell office:value-type="float" office:value="236.271" calcext:value-type="float">
            <text:p>236.271</text:p>
          </table:table-cell>
          <table:table-cell office:value-type="float" office:value="287.415" calcext:value-type="float">
            <text:p>287.415</text:p>
          </table:table-cell>
          <table:table-cell office:value-type="float" office:value="210.405" calcext:value-type="float">
            <text:p>210.405</text:p>
          </table:table-cell>
          <table:table-cell office:value-type="float" office:value="201.5" calcext:value-type="float">
            <text:p>201.5</text:p>
          </table:table-cell>
          <table:table-cell office:value-type="float" office:value="23.0123" calcext:value-type="float">
            <text:p>23.0123</text:p>
          </table:table-cell>
          <table:table-cell office:value-type="float" office:value="126.076" calcext:value-type="float">
            <text:p>126.076</text:p>
          </table:table-cell>
          <table:table-cell office:value-type="float" office:value="102.972" calcext:value-type="float">
            <text:p>102.972</text:p>
          </table:table-cell>
          <table:table-cell office:value-type="float" office:value="0.973033" calcext:value-type="float">
            <text:p>0.9730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8]-[.A308]; 2)+POWER([.K308]-[.B308];2))" office:value-type="float" office:value="154.552190751215" calcext:value-type="float">
            <text:p>154.5521907512</text:p>
          </table:table-cell>
          <table:table-cell table:formula="of:=SQRT(POWER([.J308]-[.C308]; 2)+POWER([.K308]-[.D308];2))" office:value-type="float" office:value="178.256764317655" calcext:value-type="float">
            <text:p>178.2567643177</text:p>
          </table:table-cell>
        </table:table-row>
        <table:table-row table:style-name="ro1">
          <table:table-cell office:value-type="float" office:value="288.145" calcext:value-type="float">
            <text:p>288.145</text:p>
          </table:table-cell>
          <table:table-cell office:value-type="float" office:value="303.049" calcext:value-type="float">
            <text:p>303.049</text:p>
          </table:table-cell>
          <table:table-cell office:value-type="float" office:value="263.108" calcext:value-type="float">
            <text:p>263.108</text:p>
          </table:table-cell>
          <table:table-cell office:value-type="float" office:value="217.685" calcext:value-type="float">
            <text:p>217.685</text:p>
          </table:table-cell>
          <table:table-cell office:value-type="float" office:value="21.8437" calcext:value-type="float">
            <text:p>21.8437</text:p>
          </table:table-cell>
          <table:table-cell office:value-type="float" office:value="145.383" calcext:value-type="float">
            <text:p>145.383</text:p>
          </table:table-cell>
          <table:table-cell office:value-type="float" office:value="23.3138" calcext:value-type="float">
            <text:p>23.3138</text:p>
          </table:table-cell>
          <table:table-cell office:value-type="float" office:value="0.919222" calcext:value-type="float">
            <text:p>0.91922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09]-[.A309]; 2)+POWER([.K309]-[.B309];2))" office:value-type="float" office:value="113.644891772574" calcext:value-type="float">
            <text:p>113.6448917726</text:p>
          </table:table-cell>
          <table:table-cell table:formula="of:=SQRT(POWER([.J309]-[.C309]; 2)+POWER([.K309]-[.D309];2))" office:value-type="float" office:value="123.3129956209" calcext:value-type="float">
            <text:p>123.3129956209</text:p>
          </table:table-cell>
        </table:table-row>
        <table:table-row table:style-name="ro1">
          <table:table-cell office:value-type="float" office:value="235.893" calcext:value-type="float">
            <text:p>235.893</text:p>
          </table:table-cell>
          <table:table-cell office:value-type="float" office:value="290.481" calcext:value-type="float">
            <text:p>290.481</text:p>
          </table:table-cell>
          <table:table-cell office:value-type="float" office:value="210.012" calcext:value-type="float">
            <text:p>210.012</text:p>
          </table:table-cell>
          <table:table-cell office:value-type="float" office:value="204.119" calcext:value-type="float">
            <text:p>204.119</text:p>
          </table:table-cell>
          <table:table-cell office:value-type="float" office:value="25.7689" calcext:value-type="float">
            <text:p>25.7689</text:p>
          </table:table-cell>
          <table:table-cell office:value-type="float" office:value="131.785" calcext:value-type="float">
            <text:p>131.785</text:p>
          </table:table-cell>
          <table:table-cell office:value-type="float" office:value="103.92" calcext:value-type="float">
            <text:p>103.92</text:p>
          </table:table-cell>
          <table:table-cell office:value-type="float" office:value="0.899366" calcext:value-type="float">
            <text:p>0.89936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0]-[.A310]; 2)+POWER([.K310]-[.B310];2))" office:value-type="float" office:value="155.839952547477" calcext:value-type="float">
            <text:p>155.8399525475</text:p>
          </table:table-cell>
          <table:table-cell table:formula="of:=SQRT(POWER([.J310]-[.C310]; 2)+POWER([.K310]-[.D310];2))" office:value-type="float" office:value="178.064017434742" calcext:value-type="float">
            <text:p>178.0640174347</text:p>
          </table:table-cell>
        </table:table-row>
        <table:table-row table:style-name="ro1">
          <table:table-cell office:value-type="float" office:value="264.954" calcext:value-type="float">
            <text:p>264.954</text:p>
          </table:table-cell>
          <table:table-cell office:value-type="float" office:value="312.082" calcext:value-type="float">
            <text:p>312.082</text:p>
          </table:table-cell>
          <table:table-cell office:value-type="float" office:value="239.43" calcext:value-type="float">
            <text:p>239.43</text:p>
          </table:table-cell>
          <table:table-cell office:value-type="float" office:value="225.062" calcext:value-type="float">
            <text:p>225.062</text:p>
          </table:table-cell>
          <table:table-cell office:value-type="float" office:value="27.7411" calcext:value-type="float">
            <text:p>27.7411</text:p>
          </table:table-cell>
          <table:table-cell office:value-type="float" office:value="161.997" calcext:value-type="float">
            <text:p>161.997</text:p>
          </table:table-cell>
          <table:table-cell office:value-type="float" office:value="60.3929" calcext:value-type="float">
            <text:p>60.3929</text:p>
          </table:table-cell>
          <table:table-cell office:value-type="float" office:value="0.878244" calcext:value-type="float">
            <text:p>0.8782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1]-[.A311]; 2)+POWER([.K311]-[.B311];2))" office:value-type="float" office:value="138.142813204307" calcext:value-type="float">
            <text:p>138.1428132043</text:p>
          </table:table-cell>
          <table:table-cell table:formula="of:=SQRT(POWER([.J311]-[.C311]; 2)+POWER([.K311]-[.D311];2))" office:value-type="float" office:value="145.558856631948" calcext:value-type="float">
            <text:p>145.5588566319</text:p>
          </table:table-cell>
        </table:table-row>
        <table:table-row table:style-name="ro1">
          <table:table-cell office:value-type="float" office:value="289.933" calcext:value-type="float">
            <text:p>289.933</text:p>
          </table:table-cell>
          <table:table-cell office:value-type="float" office:value="290.955" calcext:value-type="float">
            <text:p>290.955</text:p>
          </table:table-cell>
          <table:table-cell office:value-type="float" office:value="264.967" calcext:value-type="float">
            <text:p>264.967</text:p>
          </table:table-cell>
          <table:table-cell office:value-type="float" office:value="206.116" calcext:value-type="float">
            <text:p>206.116</text:p>
          </table:table-cell>
          <table:table-cell office:value-type="float" office:value="23.3595" calcext:value-type="float">
            <text:p>23.3595</text:p>
          </table:table-cell>
          <table:table-cell office:value-type="float" office:value="128.546" calcext:value-type="float">
            <text:p>128.546</text:p>
          </table:table-cell>
          <table:table-cell office:value-type="float" office:value="20.1564" calcext:value-type="float">
            <text:p>20.1564</text:p>
          </table:table-cell>
          <table:table-cell office:value-type="float" office:value="0.83278" calcext:value-type="float">
            <text:p>0.8327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2]-[.A312]; 2)+POWER([.K312]-[.B312];2))" office:value-type="float" office:value="106.043352049999" calcext:value-type="float">
            <text:p>106.04335205</text:p>
          </table:table-cell>
          <table:table-cell table:formula="of:=SQRT(POWER([.J312]-[.C312]; 2)+POWER([.K312]-[.D312];2))" office:value-type="float" office:value="124.324239571372" calcext:value-type="float">
            <text:p>124.3242395714</text:p>
          </table:table-cell>
        </table:table-row>
        <table:table-row table:style-name="ro1">
          <table:table-cell office:value-type="float" office:value="283.58" calcext:value-type="float">
            <text:p>283.58</text:p>
          </table:table-cell>
          <table:table-cell office:value-type="float" office:value="286.36" calcext:value-type="float">
            <text:p>286.36</text:p>
          </table:table-cell>
          <table:table-cell office:value-type="float" office:value="258.502" calcext:value-type="float">
            <text:p>258.502</text:p>
          </table:table-cell>
          <table:table-cell office:value-type="float" office:value="201.667" calcext:value-type="float">
            <text:p>201.667</text:p>
          </table:table-cell>
          <table:table-cell office:value-type="float" office:value="22.7323" calcext:value-type="float">
            <text:p>22.7323</text:p>
          </table:table-cell>
          <table:table-cell office:value-type="float" office:value="121.917" calcext:value-type="float">
            <text:p>121.917</text:p>
          </table:table-cell>
          <table:table-cell office:value-type="float" office:value="29.7462" calcext:value-type="float">
            <text:p>29.7462</text:p>
          </table:table-cell>
          <table:table-cell office:value-type="float" office:value="0.799671" calcext:value-type="float">
            <text:p>0.7996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3]-[.A313]; 2)+POWER([.K313]-[.B313];2))" office:value-type="float" office:value="109.781537609928" calcext:value-type="float">
            <text:p>109.7815376099</text:p>
          </table:table-cell>
          <table:table-cell table:formula="of:=SQRT(POWER([.J313]-[.C313]; 2)+POWER([.K313]-[.D313];2))" office:value-type="float" office:value="131.819948767248" calcext:value-type="float">
            <text:p>131.8199487672</text:p>
          </table:table-cell>
        </table:table-row>
        <table:table-row table:style-name="ro1">
          <table:table-cell office:value-type="float" office:value="281.498" calcext:value-type="float">
            <text:p>281.498</text:p>
          </table:table-cell>
          <table:table-cell office:value-type="float" office:value="286.052" calcext:value-type="float">
            <text:p>286.052</text:p>
          </table:table-cell>
          <table:table-cell office:value-type="float" office:value="256.405" calcext:value-type="float">
            <text:p>256.405</text:p>
          </table:table-cell>
          <table:table-cell office:value-type="float" office:value="201.896" calcext:value-type="float">
            <text:p>201.896</text:p>
          </table:table-cell>
          <table:table-cell office:value-type="float" office:value="16.7503" calcext:value-type="float">
            <text:p>16.7503</text:p>
          </table:table-cell>
          <table:table-cell office:value-type="float" office:value="118.744" calcext:value-type="float">
            <text:p>118.744</text:p>
          </table:table-cell>
          <table:table-cell office:value-type="float" office:value="32.0141" calcext:value-type="float">
            <text:p>32.0141</text:p>
          </table:table-cell>
          <table:table-cell office:value-type="float" office:value="0.791374" calcext:value-type="float">
            <text:p>0.7913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4]-[.A314]; 2)+POWER([.K314]-[.B314];2))" office:value-type="float" office:value="111.567193690619" calcext:value-type="float">
            <text:p>111.5671936906</text:p>
          </table:table-cell>
          <table:table-cell table:formula="of:=SQRT(POWER([.J314]-[.C314]; 2)+POWER([.K314]-[.D314];2))" office:value-type="float" office:value="133.749074168758" calcext:value-type="float">
            <text:p>133.7490741688</text:p>
          </table:table-cell>
        </table:table-row>
        <table:table-row table:style-name="ro1">
          <table:table-cell office:value-type="float" office:value="284.546" calcext:value-type="float">
            <text:p>284.546</text:p>
          </table:table-cell>
          <table:table-cell office:value-type="float" office:value="286.413" calcext:value-type="float">
            <text:p>286.413</text:p>
          </table:table-cell>
          <table:table-cell office:value-type="float" office:value="259.462" calcext:value-type="float">
            <text:p>259.462</text:p>
          </table:table-cell>
          <table:table-cell office:value-type="float" office:value="201.214" calcext:value-type="float">
            <text:p>201.214</text:p>
          </table:table-cell>
          <table:table-cell office:value-type="float" office:value="28.1917" calcext:value-type="float">
            <text:p>28.1917</text:p>
          </table:table-cell>
          <table:table-cell office:value-type="float" office:value="124.53" calcext:value-type="float">
            <text:p>124.53</text:p>
          </table:table-cell>
          <table:table-cell office:value-type="float" office:value="29.1422" calcext:value-type="float">
            <text:p>29.1422</text:p>
          </table:table-cell>
          <table:table-cell office:value-type="float" office:value="0.779291" calcext:value-type="float">
            <text:p>0.7792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5]-[.A315]; 2)+POWER([.K315]-[.B315];2))" office:value-type="float" office:value="108.92021247225" calcext:value-type="float">
            <text:p>108.9202124723</text:p>
          </table:table-cell>
          <table:table-cell table:formula="of:=SQRT(POWER([.J315]-[.C315]; 2)+POWER([.K315]-[.D315];2))" office:value-type="float" office:value="131.046599498041" calcext:value-type="float">
            <text:p>131.046599498</text:p>
          </table:table-cell>
        </table:table-row>
        <table:table-row table:style-name="ro1">
          <table:table-cell office:value-type="float" office:value="289.566" calcext:value-type="float">
            <text:p>289.566</text:p>
          </table:table-cell>
          <table:table-cell office:value-type="float" office:value="287.255" calcext:value-type="float">
            <text:p>287.255</text:p>
          </table:table-cell>
          <table:table-cell office:value-type="float" office:value="264.55" calcext:value-type="float">
            <text:p>264.55</text:p>
          </table:table-cell>
          <table:table-cell office:value-type="float" office:value="201.531" calcext:value-type="float">
            <text:p>201.531</text:p>
          </table:table-cell>
          <table:table-cell office:value-type="float" office:value="34.3949" calcext:value-type="float">
            <text:p>34.3949</text:p>
          </table:table-cell>
          <table:table-cell office:value-type="float" office:value="128.417" calcext:value-type="float">
            <text:p>128.417</text:p>
          </table:table-cell>
          <table:table-cell office:value-type="float" office:value="22.4189" calcext:value-type="float">
            <text:p>22.4189</text:p>
          </table:table-cell>
          <table:table-cell office:value-type="float" office:value="0.672975" calcext:value-type="float">
            <text:p>0.67297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6]-[.A316]; 2)+POWER([.K316]-[.B316];2))" office:value-type="float" office:value="104.717693734154" calcext:value-type="float">
            <text:p>104.7176937342</text:p>
          </table:table-cell>
          <table:table-cell table:formula="of:=SQRT(POWER([.J316]-[.C316]; 2)+POWER([.K316]-[.D316];2))" office:value-type="float" office:value="126.11915976964" calcext:value-type="float">
            <text:p>126.1191597696</text:p>
          </table:table-cell>
        </table:table-row>
        <table:table-row table:style-name="ro1">
          <table:table-cell office:value-type="float" office:value="284.926" calcext:value-type="float">
            <text:p>284.926</text:p>
          </table:table-cell>
          <table:table-cell office:value-type="float" office:value="287.925" calcext:value-type="float">
            <text:p>287.925</text:p>
          </table:table-cell>
          <table:table-cell office:value-type="float" office:value="259.919" calcext:value-type="float">
            <text:p>259.919</text:p>
          </table:table-cell>
          <table:table-cell office:value-type="float" office:value="204.221" calcext:value-type="float">
            <text:p>204.221</text:p>
          </table:table-cell>
          <table:table-cell office:value-type="float" office:value="11.8522" calcext:value-type="float">
            <text:p>11.8522</text:p>
          </table:table-cell>
          <table:table-cell office:value-type="float" office:value="118.978" calcext:value-type="float">
            <text:p>118.978</text:p>
          </table:table-cell>
          <table:table-cell office:value-type="float" office:value="25.917" calcext:value-type="float">
            <text:p>25.917</text:p>
          </table:table-cell>
          <table:table-cell office:value-type="float" office:value="0.667509" calcext:value-type="float">
            <text:p>0.6675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7]-[.A317]; 2)+POWER([.K317]-[.B317];2))" office:value-type="float" office:value="109.200563647813" calcext:value-type="float">
            <text:p>109.2005636478</text:p>
          </table:table-cell>
          <table:table-cell table:formula="of:=SQRT(POWER([.J317]-[.C317]; 2)+POWER([.K317]-[.D317];2))" office:value-type="float" office:value="129.704847257148" calcext:value-type="float">
            <text:p>129.7048472571</text:p>
          </table:table-cell>
        </table:table-row>
        <table:table-row table:style-name="ro1">
          <table:table-cell office:value-type="float" office:value="284.534" calcext:value-type="float">
            <text:p>284.534</text:p>
          </table:table-cell>
          <table:table-cell office:value-type="float" office:value="292.908" calcext:value-type="float">
            <text:p>292.908</text:p>
          </table:table-cell>
          <table:table-cell office:value-type="float" office:value="259.457" calcext:value-type="float">
            <text:p>259.45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21.7456" calcext:value-type="float">
            <text:p>21.7456</text:p>
          </table:table-cell>
          <table:table-cell office:value-type="float" office:value="130.897" calcext:value-type="float">
            <text:p>130.897</text:p>
          </table:table-cell>
          <table:table-cell office:value-type="float" office:value="28.4155" calcext:value-type="float">
            <text:p>28.4155</text:p>
          </table:table-cell>
          <table:table-cell office:value-type="float" office:value="0.588754" calcext:value-type="float">
            <text:p>0.5887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8]-[.A318]; 2)+POWER([.K318]-[.B318];2))" office:value-type="float" office:value="111.736787227842" calcext:value-type="float">
            <text:p>111.7367872278</text:p>
          </table:table-cell>
          <table:table-cell table:formula="of:=SQRT(POWER([.J318]-[.C318]; 2)+POWER([.K318]-[.D318];2))" office:value-type="float" office:value="129.102947022909" calcext:value-type="float">
            <text:p>129.1029470229</text:p>
          </table:table-cell>
        </table:table-row>
        <table:table-row table:style-name="ro1">
          <table:table-cell office:value-type="float" office:value="290.556" calcext:value-type="float">
            <text:p>290.556</text:p>
          </table:table-cell>
          <table:table-cell office:value-type="float" office:value="292.304" calcext:value-type="float">
            <text:p>292.304</text:p>
          </table:table-cell>
          <table:table-cell office:value-type="float" office:value="265.584" calcext:value-type="float">
            <text:p>265.584</text:p>
          </table:table-cell>
          <table:table-cell office:value-type="float" office:value="207.136" calcext:value-type="float">
            <text:p>207.136</text:p>
          </table:table-cell>
          <table:table-cell office:value-type="float" office:value="26.2026" calcext:value-type="float">
            <text:p>26.2026</text:p>
          </table:table-cell>
          <table:table-cell office:value-type="float" office:value="131.799" calcext:value-type="float">
            <text:p>131.799</text:p>
          </table:table-cell>
          <table:table-cell office:value-type="float" office:value="19.7413" calcext:value-type="float">
            <text:p>19.7413</text:p>
          </table:table-cell>
          <table:table-cell office:value-type="float" office:value="0.579697" calcext:value-type="float">
            <text:p>0.5796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19]-[.A319]; 2)+POWER([.K319]-[.B319];2))" office:value-type="float" office:value="106.123859485038" calcext:value-type="float">
            <text:p>106.123859485</text:p>
          </table:table-cell>
          <table:table-cell table:formula="of:=SQRT(POWER([.J319]-[.C319]; 2)+POWER([.K319]-[.D319];2))" office:value-type="float" office:value="123.441676722248" calcext:value-type="float">
            <text:p>123.4416767222</text:p>
          </table:table-cell>
        </table:table-row>
        <table:table-row table:style-name="ro1">
          <table:table-cell office:value-type="float" office:value="287.916" calcext:value-type="float">
            <text:p>287.916</text:p>
          </table:table-cell>
          <table:table-cell office:value-type="float" office:value="301.557" calcext:value-type="float">
            <text:p>301.557</text:p>
          </table:table-cell>
          <table:table-cell office:value-type="float" office:value="262.898" calcext:value-type="float">
            <text:p>262.898</text:p>
          </table:table-cell>
          <table:table-cell office:value-type="float" office:value="216.64" calcext:value-type="float">
            <text:p>216.64</text:p>
          </table:table-cell>
          <table:table-cell office:value-type="float" office:value="18.0023" calcext:value-type="float">
            <text:p>18.0023</text:p>
          </table:table-cell>
          <table:table-cell office:value-type="float" office:value="141.488" calcext:value-type="float">
            <text:p>141.488</text:p>
          </table:table-cell>
          <table:table-cell office:value-type="float" office:value="22.9477" calcext:value-type="float">
            <text:p>22.9477</text:p>
          </table:table-cell>
          <table:table-cell office:value-type="float" office:value="0.579544" calcext:value-type="float">
            <text:p>0.5795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0]-[.A320]; 2)+POWER([.K320]-[.B320];2))" office:value-type="float" office:value="113.044996815427" calcext:value-type="float">
            <text:p>113.0449968154</text:p>
          </table:table-cell>
          <table:table-cell table:formula="of:=SQRT(POWER([.J320]-[.C320]; 2)+POWER([.K320]-[.D320];2))" office:value-type="float" office:value="123.728832549249" calcext:value-type="float">
            <text:p>123.7288325492</text:p>
          </table:table-cell>
        </table:table-row>
        <table:table-row table:style-name="ro1">
          <table:table-cell office:value-type="float" office:value="291.083" calcext:value-type="float">
            <text:p>291.083</text:p>
          </table:table-cell>
          <table:table-cell office:value-type="float" office:value="287.745" calcext:value-type="float">
            <text:p>287.745</text:p>
          </table:table-cell>
          <table:table-cell office:value-type="float" office:value="266.163" calcext:value-type="float">
            <text:p>266.163</text:p>
          </table:table-cell>
          <table:table-cell office:value-type="float" office:value="203.291" calcext:value-type="float">
            <text:p>203.291</text:p>
          </table:table-cell>
          <table:table-cell office:value-type="float" office:value="21.3813" calcext:value-type="float">
            <text:p>21.3813</text:p>
          </table:table-cell>
          <table:table-cell office:value-type="float" office:value="122.89" calcext:value-type="float">
            <text:p>122.89</text:p>
          </table:table-cell>
          <table:table-cell office:value-type="float" office:value="17.844" calcext:value-type="float">
            <text:p>17.844</text:p>
          </table:table-cell>
          <table:table-cell office:value-type="float" office:value="0.555587" calcext:value-type="float">
            <text:p>0.5555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1]-[.A321]; 2)+POWER([.K321]-[.B321];2))" office:value-type="float" office:value="103.567243441158" calcext:value-type="float">
            <text:p>103.5672434412</text:p>
          </table:table-cell>
          <table:table-cell table:formula="of:=SQRT(POWER([.J321]-[.C321]; 2)+POWER([.K321]-[.D321];2))" office:value-type="float" office:value="124.032033160793" calcext:value-type="float">
            <text:p>124.0320331608</text:p>
          </table:table-cell>
        </table:table-row>
        <table:table-row table:style-name="ro1">
          <table:table-cell office:value-type="float" office:value="285.973" calcext:value-type="float">
            <text:p>285.973</text:p>
          </table:table-cell>
          <table:table-cell office:value-type="float" office:value="291.167" calcext:value-type="float">
            <text:p>291.167</text:p>
          </table:table-cell>
          <table:table-cell office:value-type="float" office:value="260.963" calcext:value-type="float">
            <text:p>260.963</text:p>
          </table:table-cell>
          <table:table-cell office:value-type="float" office:value="207.024" calcext:value-type="float">
            <text:p>207.024</text:p>
          </table:table-cell>
          <table:table-cell office:value-type="float" office:value="14.9975" calcext:value-type="float">
            <text:p>14.9975</text:p>
          </table:table-cell>
          <table:table-cell office:value-type="float" office:value="125.135" calcext:value-type="float">
            <text:p>125.135</text:p>
          </table:table-cell>
          <table:table-cell office:value-type="float" office:value="24.957" calcext:value-type="float">
            <text:p>24.957</text:p>
          </table:table-cell>
          <table:table-cell office:value-type="float" office:value="0.553514" calcext:value-type="float">
            <text:p>0.5535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2]-[.A322]; 2)+POWER([.K322]-[.B322];2))" office:value-type="float" office:value="109.666251043792" calcext:value-type="float">
            <text:p>109.6662510438</text:p>
          </table:table-cell>
          <table:table-cell table:formula="of:=SQRT(POWER([.J322]-[.C322]; 2)+POWER([.K322]-[.D322];2))" office:value-type="float" office:value="127.911781885016" calcext:value-type="float">
            <text:p>127.911781885</text:p>
          </table:table-cell>
        </table:table-row>
        <table:table-row table:style-name="ro1">
          <table:table-cell office:value-type="float" office:value="290.462" calcext:value-type="float">
            <text:p>290.462</text:p>
          </table:table-cell>
          <table:table-cell office:value-type="float" office:value="286.414" calcext:value-type="float">
            <text:p>286.414</text:p>
          </table:table-cell>
          <table:table-cell office:value-type="float" office:value="265.547" calcext:value-type="float">
            <text:p>265.547</text:p>
          </table:table-cell>
          <table:table-cell office:value-type="float" office:value="202.285" calcext:value-type="float">
            <text:p>202.285</text:p>
          </table:table-cell>
          <table:table-cell office:value-type="float" office:value="18.5382" calcext:value-type="float">
            <text:p>18.5382</text:p>
          </table:table-cell>
          <table:table-cell office:value-type="float" office:value="119.637" calcext:value-type="float">
            <text:p>119.637</text:p>
          </table:table-cell>
          <table:table-cell office:value-type="float" office:value="18.2591" calcext:value-type="float">
            <text:p>18.2591</text:p>
          </table:table-cell>
          <table:table-cell office:value-type="float" office:value="0.543684" calcext:value-type="float">
            <text:p>0.5436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3]-[.A323]; 2)+POWER([.K323]-[.B323];2))" office:value-type="float" office:value="103.546901643651" calcext:value-type="float">
            <text:p>103.5469016437</text:p>
          </table:table-cell>
          <table:table-cell table:formula="of:=SQRT(POWER([.J323]-[.C323]; 2)+POWER([.K323]-[.D323];2))" office:value-type="float" office:value="124.933560078948" calcext:value-type="float">
            <text:p>124.9335600789</text:p>
          </table:table-cell>
        </table:table-row>
        <table:table-row table:style-name="ro1">
          <table:table-cell office:value-type="float" office:value="249.938" calcext:value-type="float">
            <text:p>249.938</text:p>
          </table:table-cell>
          <table:table-cell office:value-type="float" office:value="504.831" calcext:value-type="float">
            <text:p>504.831</text:p>
          </table:table-cell>
          <table:table-cell office:value-type="float" office:value="223.749" calcext:value-type="float">
            <text:p>223.749</text:p>
          </table:table-cell>
          <table:table-cell office:value-type="float" office:value="417.532" calcext:value-type="float">
            <text:p>417.532</text:p>
          </table:table-cell>
          <table:table-cell office:value-type="float" office:value="-66.9171" calcext:value-type="float">
            <text:p>-66.9171</text:p>
          </table:table-cell>
          <table:table-cell office:value-type="float" office:value="389.005" calcext:value-type="float">
            <text:p>389.005</text:p>
          </table:table-cell>
          <table:table-cell office:value-type="float" office:value="76.3184" calcext:value-type="float">
            <text:p>76.3184</text:p>
          </table:table-cell>
          <table:table-cell office:value-type="float" office:value="-0.00000443761" calcext:value-type="float">
            <text:p>-4.43761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4]-[.A324]; 2)+POWER([.K324]-[.B324];2))" office:value-type="float" office:value="295.047037614344" calcext:value-type="float">
            <text:p>295.0470376143</text:p>
          </table:table-cell>
          <table:table-cell table:formula="of:=SQRT(POWER([.J324]-[.C324]; 2)+POWER([.K324]-[.D324];2))" office:value-type="float" office:value="237.680175919238" calcext:value-type="float">
            <text:p>237.6801759192</text:p>
          </table:table-cell>
        </table:table-row>
        <table:table-row table:style-name="ro1">
          <table:table-cell office:value-type="float" office:value="250.178" calcext:value-type="float">
            <text:p>250.178</text:p>
          </table:table-cell>
          <table:table-cell office:value-type="float" office:value="504.002" calcext:value-type="float">
            <text:p>504.002</text:p>
          </table:table-cell>
          <table:table-cell office:value-type="float" office:value="223.998" calcext:value-type="float">
            <text:p>223.998</text:p>
          </table:table-cell>
          <table:table-cell office:value-type="float" office:value="416.8" calcext:value-type="float">
            <text:p>416.8</text:p>
          </table:table-cell>
          <table:table-cell office:value-type="float" office:value="-67.3596" calcext:value-type="float">
            <text:p>-67.3596</text:p>
          </table:table-cell>
          <table:table-cell office:value-type="float" office:value="387.813" calcext:value-type="float">
            <text:p>387.813</text:p>
          </table:table-cell>
          <table:table-cell office:value-type="float" office:value="75.8817" calcext:value-type="float">
            <text:p>75.8817</text:p>
          </table:table-cell>
          <table:table-cell office:value-type="float" office:value="-0.00000462597" calcext:value-type="float">
            <text:p>-0.0000046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5]-[.A325]; 2)+POWER([.K325]-[.B325];2))" office:value-type="float" office:value="294.199550795034" calcext:value-type="float">
            <text:p>294.199550795</text:p>
          </table:table-cell>
          <table:table-cell table:formula="of:=SQRT(POWER([.J325]-[.C325]; 2)+POWER([.K325]-[.D325];2))" office:value-type="float" office:value="236.971897076425" calcext:value-type="float">
            <text:p>236.9718970764</text:p>
          </table:table-cell>
        </table:table-row>
        <table:table-row table:style-name="ro1">
          <table:table-cell office:value-type="float" office:value="250.031" calcext:value-type="float">
            <text:p>250.031</text:p>
          </table:table-cell>
          <table:table-cell office:value-type="float" office:value="504.295" calcext:value-type="float">
            <text:p>504.295</text:p>
          </table:table-cell>
          <table:table-cell office:value-type="float" office:value="223.845" calcext:value-type="float">
            <text:p>223.845</text:p>
          </table:table-cell>
          <table:table-cell office:value-type="float" office:value="417.022" calcext:value-type="float">
            <text:p>417.022</text:p>
          </table:table-cell>
          <table:table-cell office:value-type="float" office:value="-66.8937" calcext:value-type="float">
            <text:p>-66.8937</text:p>
          </table:table-cell>
          <table:table-cell office:value-type="float" office:value="388.319" calcext:value-type="float">
            <text:p>388.319</text:p>
          </table:table-cell>
          <table:table-cell office:value-type="float" office:value="76.1689" calcext:value-type="float">
            <text:p>76.1689</text:p>
          </table:table-cell>
          <table:table-cell office:value-type="float" office:value="-0.00000508166" calcext:value-type="float">
            <text:p>-5.08166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6]-[.A326]; 2)+POWER([.K326]-[.B326];2))" office:value-type="float" office:value="294.527350149354" calcext:value-type="float">
            <text:p>294.5273501494</text:p>
          </table:table-cell>
          <table:table-cell table:formula="of:=SQRT(POWER([.J326]-[.C326]; 2)+POWER([.K326]-[.D326];2))" office:value-type="float" office:value="237.238960773731" calcext:value-type="float">
            <text:p>237.2389607737</text:p>
          </table:table-cell>
        </table:table-row>
        <table:table-row table:style-name="ro1">
          <table:table-cell office:value-type="float" office:value="249.341" calcext:value-type="float">
            <text:p>249.341</text:p>
          </table:table-cell>
          <table:table-cell office:value-type="float" office:value="505.311" calcext:value-type="float">
            <text:p>505.311</text:p>
          </table:table-cell>
          <table:table-cell office:value-type="float" office:value="223.141" calcext:value-type="float">
            <text:p>223.141</text:p>
          </table:table-cell>
          <table:table-cell office:value-type="float" office:value="418.191" calcext:value-type="float">
            <text:p>418.191</text:p>
          </table:table-cell>
          <table:table-cell office:value-type="float" office:value="-68.9414" calcext:value-type="float">
            <text:p>-68.9414</text:p>
          </table:table-cell>
          <table:table-cell office:value-type="float" office:value="389.072" calcext:value-type="float">
            <text:p>389.072</text:p>
          </table:table-cell>
          <table:table-cell office:value-type="float" office:value="76.9773" calcext:value-type="float">
            <text:p>76.9773</text:p>
          </table:table-cell>
          <table:table-cell office:value-type="float" office:value="-0.00131988" calcext:value-type="float">
            <text:p>-0.001319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7]-[.A327]; 2)+POWER([.K327]-[.B327];2))" office:value-type="float" office:value="295.746054922124" calcext:value-type="float">
            <text:p>295.7460549221</text:p>
          </table:table-cell>
          <table:table-cell table:formula="of:=SQRT(POWER([.J327]-[.C327]; 2)+POWER([.K327]-[.D327];2))" office:value-type="float" office:value="238.57679342719" calcext:value-type="float">
            <text:p>238.5767934272</text:p>
          </table:table-cell>
        </table:table-row>
        <table:table-row table:style-name="ro1">
          <table:table-cell office:value-type="float" office:value="278.382" calcext:value-type="float">
            <text:p>278.382</text:p>
          </table:table-cell>
          <table:table-cell office:value-type="float" office:value="568.145" calcext:value-type="float">
            <text:p>568.145</text:p>
          </table:table-cell>
          <table:table-cell office:value-type="float" office:value="252.883" calcext:value-type="float">
            <text:p>252.883</text:p>
          </table:table-cell>
          <table:table-cell office:value-type="float" office:value="486.069" calcext:value-type="float">
            <text:p>486.069</text:p>
          </table:table-cell>
          <table:table-cell office:value-type="float" office:value="-128.171" calcext:value-type="float">
            <text:p>-128.171</text:p>
          </table:table-cell>
          <table:table-cell office:value-type="float" office:value="456.391" calcext:value-type="float">
            <text:p>456.391</text:p>
          </table:table-cell>
          <table:table-cell office:value-type="float" office:value="26.6258" calcext:value-type="float">
            <text:p>26.6258</text:p>
          </table:table-cell>
          <table:table-cell office:value-type="float" office:value="-0.00705616" calcext:value-type="float">
            <text:p>-0.007056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8]-[.A328]; 2)+POWER([.K328]-[.B328];2))" office:value-type="float" office:value="342.820248744149" calcext:value-type="float">
            <text:p>342.8202487441</text:p>
          </table:table-cell>
          <table:table-cell table:formula="of:=SQRT(POWER([.J328]-[.C328]; 2)+POWER([.K328]-[.D328];2))" office:value-type="float" office:value="277.058377332287" calcext:value-type="float">
            <text:p>277.0583773323</text:p>
          </table:table-cell>
        </table:table-row>
        <table:table-row table:style-name="ro1">
          <table:table-cell office:value-type="float" office:value="249.11" calcext:value-type="float">
            <text:p>249.11</text:p>
          </table:table-cell>
          <table:table-cell office:value-type="float" office:value="504.184" calcext:value-type="float">
            <text:p>504.184</text:p>
          </table:table-cell>
          <table:table-cell office:value-type="float" office:value="222.91" calcext:value-type="float">
            <text:p>222.91</text:p>
          </table:table-cell>
          <table:table-cell office:value-type="float" office:value="417.202" calcext:value-type="float">
            <text:p>417.202</text:p>
          </table:table-cell>
          <table:table-cell office:value-type="float" office:value="-69.7893" calcext:value-type="float">
            <text:p>-69.7893</text:p>
          </table:table-cell>
          <table:table-cell office:value-type="float" office:value="387.378" calcext:value-type="float">
            <text:p>387.378</text:p>
          </table:table-cell>
          <table:table-cell office:value-type="float" office:value="77.1923" calcext:value-type="float">
            <text:p>77.1923</text:p>
          </table:table-cell>
          <table:table-cell office:value-type="float" office:value="-0.0089483" calcext:value-type="float">
            <text:p>-0.00894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29]-[.A329]; 2)+POWER([.K329]-[.B329];2))" office:value-type="float" office:value="294.848710283766" calcext:value-type="float">
            <text:p>294.8487102838</text:p>
          </table:table-cell>
          <table:table-cell table:formula="of:=SQRT(POWER([.J329]-[.C329]; 2)+POWER([.K329]-[.D329];2))" office:value-type="float" office:value="238.003632123546" calcext:value-type="float">
            <text:p>238.0036321235</text:p>
          </table:table-cell>
        </table:table-row>
        <table:table-row table:style-name="ro1">
          <table:table-cell office:value-type="float" office:value="277.131" calcext:value-type="float">
            <text:p>277.131</text:p>
          </table:table-cell>
          <table:table-cell office:value-type="float" office:value="567.479" calcext:value-type="float">
            <text:p>567.479</text:p>
          </table:table-cell>
          <table:table-cell office:value-type="float" office:value="251.598" calcext:value-type="float">
            <text:p>251.598</text:p>
          </table:table-cell>
          <table:table-cell office:value-type="float" office:value="485.413" calcext:value-type="float">
            <text:p>485.413</text:p>
          </table:table-cell>
          <table:table-cell office:value-type="float" office:value="-128.504" calcext:value-type="float">
            <text:p>-128.504</text:p>
          </table:table-cell>
          <table:table-cell office:value-type="float" office:value="455.425" calcext:value-type="float">
            <text:p>455.425</text:p>
          </table:table-cell>
          <table:table-cell office:value-type="float" office:value="28.481" calcext:value-type="float">
            <text:p>28.481</text:p>
          </table:table-cell>
          <table:table-cell office:value-type="float" office:value="-0.0891648" calcext:value-type="float">
            <text:p>-0.08916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0]-[.A330]; 2)+POWER([.K330]-[.B330];2))" office:value-type="float" office:value="342.574900718077" calcext:value-type="float">
            <text:p>342.5749007181</text:p>
          </table:table-cell>
          <table:table-cell table:formula="of:=SQRT(POWER([.J330]-[.C330]; 2)+POWER([.K330]-[.D330];2))" office:value-type="float" office:value="277.092363974542" calcext:value-type="float">
            <text:p>277.0923639745</text:p>
          </table:table-cell>
        </table:table-row>
        <table:table-row table:style-name="ro1">
          <table:table-cell office:value-type="float" office:value="183.806" calcext:value-type="float">
            <text:p>183.806</text:p>
          </table:table-cell>
          <table:table-cell office:value-type="float" office:value="245.59" calcext:value-type="float">
            <text:p>245.59</text:p>
          </table:table-cell>
          <table:table-cell office:value-type="float" office:value="157.545" calcext:value-type="float">
            <text:p>157.545</text:p>
          </table:table-cell>
          <table:table-cell office:value-type="float" office:value="161.523" calcext:value-type="float">
            <text:p>161.523</text:p>
          </table:table-cell>
          <table:table-cell office:value-type="float" office:value="16.0569" calcext:value-type="float">
            <text:p>16.0569</text:p>
          </table:table-cell>
          <table:table-cell office:value-type="float" office:value="64.875" calcext:value-type="float">
            <text:p>64.875</text:p>
          </table:table-cell>
          <table:table-cell office:value-type="float" office:value="182.489" calcext:value-type="float">
            <text:p>182.489</text:p>
          </table:table-cell>
          <table:table-cell office:value-type="float" office:value="0.986748" calcext:value-type="float">
            <text:p>0.9867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1]-[.A331]; 2)+POWER([.K331]-[.B331];2))" office:value-type="float" office:value="200.226186439237" calcext:value-type="float">
            <text:p>200.2261864392</text:p>
          </table:table-cell>
          <table:table-cell table:formula="of:=SQRT(POWER([.J331]-[.C331]; 2)+POWER([.K331]-[.D331];2))" office:value-type="float" office:value="240.329803715644" calcext:value-type="float">
            <text:p>240.3298037156</text:p>
          </table:table-cell>
        </table:table-row>
        <table:table-row table:style-name="ro1">
          <table:table-cell office:value-type="float" office:value="163.438" calcext:value-type="float">
            <text:p>163.438</text:p>
          </table:table-cell>
          <table:table-cell office:value-type="float" office:value="253.068" calcext:value-type="float">
            <text:p>253.068</text:p>
          </table:table-cell>
          <table:table-cell office:value-type="float" office:value="137.081" calcext:value-type="float">
            <text:p>137.081</text:p>
          </table:table-cell>
          <table:table-cell office:value-type="float" office:value="167.922" calcext:value-type="float">
            <text:p>167.922</text:p>
          </table:table-cell>
          <table:table-cell office:value-type="float" office:value="18.3582" calcext:value-type="float">
            <text:p>18.3582</text:p>
          </table:table-cell>
          <table:table-cell office:value-type="float" office:value="78.2962" calcext:value-type="float">
            <text:p>78.2962</text:p>
          </table:table-cell>
          <table:table-cell office:value-type="float" office:value="213.384" calcext:value-type="float">
            <text:p>213.384</text:p>
          </table:table-cell>
          <table:table-cell office:value-type="float" office:value="0.960258" calcext:value-type="float">
            <text:p>0.9602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2]-[.A332]; 2)+POWER([.K332]-[.B332];2))" office:value-type="float" office:value="220.839526507371" calcext:value-type="float">
            <text:p>220.8395265074</text:p>
          </table:table-cell>
          <table:table-cell table:formula="of:=SQRT(POWER([.J332]-[.C332]; 2)+POWER([.K332]-[.D332];2))" office:value-type="float" office:value="257.791665196918" calcext:value-type="float">
            <text:p>257.7916651969</text:p>
          </table:table-cell>
        </table:table-row>
        <table:table-row table:style-name="ro1">
          <table:table-cell office:value-type="float" office:value="188.447" calcext:value-type="float">
            <text:p>188.447</text:p>
          </table:table-cell>
          <table:table-cell office:value-type="float" office:value="243.184" calcext:value-type="float">
            <text:p>243.184</text:p>
          </table:table-cell>
          <table:table-cell office:value-type="float" office:value="162.253" calcext:value-type="float">
            <text:p>162.253</text:p>
          </table:table-cell>
          <table:table-cell office:value-type="float" office:value="158.52" calcext:value-type="float">
            <text:p>158.52</text:p>
          </table:table-cell>
          <table:table-cell office:value-type="float" office:value="25.1108" calcext:value-type="float">
            <text:p>25.1108</text:p>
          </table:table-cell>
          <table:table-cell office:value-type="float" office:value="65.6696" calcext:value-type="float">
            <text:p>65.6696</text:p>
          </table:table-cell>
          <table:table-cell office:value-type="float" office:value="175.982" calcext:value-type="float">
            <text:p>175.982</text:p>
          </table:table-cell>
          <table:table-cell office:value-type="float" office:value="0.814612" calcext:value-type="float">
            <text:p>0.8146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3]-[.A333]; 2)+POWER([.K333]-[.B333];2))" office:value-type="float" office:value="195.556584304901" calcext:value-type="float">
            <text:p>195.5565843049</text:p>
          </table:table-cell>
          <table:table-cell table:formula="of:=SQRT(POWER([.J333]-[.C333]; 2)+POWER([.K333]-[.D333];2))" office:value-type="float" office:value="236.940166305757" calcext:value-type="float">
            <text:p>236.9401663058</text:p>
          </table:table-cell>
        </table:table-row>
        <table:table-row table:style-name="ro1">
          <table:table-cell office:value-type="float" office:value="186.792" calcext:value-type="float">
            <text:p>186.792</text:p>
          </table:table-cell>
          <table:table-cell office:value-type="float" office:value="240.977" calcext:value-type="float">
            <text:p>240.977</text:p>
          </table:table-cell>
          <table:table-cell office:value-type="float" office:value="160.583" calcext:value-type="float">
            <text:p>160.583</text:p>
          </table:table-cell>
          <table:table-cell office:value-type="float" office:value="156.679" calcext:value-type="float">
            <text:p>156.679</text:p>
          </table:table-cell>
          <table:table-cell office:value-type="float" office:value="22.1746" calcext:value-type="float">
            <text:p>22.1746</text:p>
          </table:table-cell>
          <table:table-cell office:value-type="float" office:value="61.0191" calcext:value-type="float">
            <text:p>61.0191</text:p>
          </table:table-cell>
          <table:table-cell office:value-type="float" office:value="178.348" calcext:value-type="float">
            <text:p>178.348</text:p>
          </table:table-cell>
          <table:table-cell office:value-type="float" office:value="0.717472" calcext:value-type="float">
            <text:p>0.71747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4]-[.A334]; 2)+POWER([.K334]-[.B334];2))" office:value-type="float" office:value="197.210653345604" calcext:value-type="float">
            <text:p>197.2106533456</text:p>
          </table:table-cell>
          <table:table-cell table:formula="of:=SQRT(POWER([.J334]-[.C334]; 2)+POWER([.K334]-[.D334];2))" office:value-type="float" office:value="239.15440395276" calcext:value-type="float">
            <text:p>239.1544039528</text:p>
          </table:table-cell>
        </table:table-row>
        <table:table-row table:style-name="ro1">
          <table:table-cell office:value-type="float" office:value="159.12" calcext:value-type="float">
            <text:p>159.12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132.744" calcext:value-type="float">
            <text:p>132.744</text:p>
          </table:table-cell>
          <table:table-cell office:value-type="float" office:value="171.536" calcext:value-type="float">
            <text:p>171.536</text:p>
          </table:table-cell>
          <table:table-cell office:value-type="float" office:value="18.4939" calcext:value-type="float">
            <text:p>18.4939</text:p>
          </table:table-cell>
          <table:table-cell office:value-type="float" office:value="84.3772" calcext:value-type="float">
            <text:p>84.3772</text:p>
          </table:table-cell>
          <table:table-cell office:value-type="float" office:value="219.786" calcext:value-type="float">
            <text:p>219.786</text:p>
          </table:table-cell>
          <table:table-cell office:value-type="float" office:value="0.487605" calcext:value-type="float">
            <text:p>0.4876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5]-[.A335]; 2)+POWER([.K335]-[.B335];2))" office:value-type="float" office:value="225.381310174557" calcext:value-type="float">
            <text:p>225.3813101746</text:p>
          </table:table-cell>
          <table:table-cell table:formula="of:=SQRT(POWER([.J335]-[.C335]; 2)+POWER([.K335]-[.D335];2))" office:value-type="float" office:value="260.949713224598" calcext:value-type="float">
            <text:p>260.9497132246</text:p>
          </table:table-cell>
        </table:table-row>
        <table:table-row table:style-name="ro1">
          <table:table-cell office:value-type="float" office:value="190.093" calcext:value-type="float">
            <text:p>190.093</text:p>
          </table:table-cell>
          <table:table-cell office:value-type="float" office:value="244.523" calcext:value-type="float">
            <text:p>244.523</text:p>
          </table:table-cell>
          <table:table-cell office:value-type="float" office:value="163.866" calcext:value-type="float">
            <text:p>163.866</text:p>
          </table:table-cell>
          <table:table-cell office:value-type="float" office:value="160.891" calcext:value-type="float">
            <text:p>160.891</text:p>
          </table:table-cell>
          <table:table-cell office:value-type="float" office:value="13.407" calcext:value-type="float">
            <text:p>13.407</text:p>
          </table:table-cell>
          <table:table-cell office:value-type="float" office:value="61.531" calcext:value-type="float">
            <text:p>61.531</text:p>
          </table:table-cell>
          <table:table-cell office:value-type="float" office:value="172.704" calcext:value-type="float">
            <text:p>172.704</text:p>
          </table:table-cell>
          <table:table-cell office:value-type="float" office:value="0.422773" calcext:value-type="float">
            <text:p>0.4227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6]-[.A336]; 2)+POWER([.K336]-[.B336];2))" office:value-type="float" office:value="193.923413176439" calcext:value-type="float">
            <text:p>193.9234131764</text:p>
          </table:table-cell>
          <table:table-cell table:formula="of:=SQRT(POWER([.J336]-[.C336]; 2)+POWER([.K336]-[.D336];2))" office:value-type="float" office:value="234.601039718497" calcext:value-type="float">
            <text:p>234.6010397185</text:p>
          </table:table-cell>
        </table:table-row>
        <table:table-row table:style-name="ro1">
          <table:table-cell office:value-type="float" office:value="189.042" calcext:value-type="float">
            <text:p>189.042</text:p>
          </table:table-cell>
          <table:table-cell office:value-type="float" office:value="243.321" calcext:value-type="float">
            <text:p>243.321</text:p>
          </table:table-cell>
          <table:table-cell office:value-type="float" office:value="162.823" calcext:value-type="float">
            <text:p>162.823</text:p>
          </table:table-cell>
          <table:table-cell office:value-type="float" office:value="159.406" calcext:value-type="float">
            <text:p>159.406</text:p>
          </table:table-cell>
          <table:table-cell office:value-type="float" office:value="17.0225" calcext:value-type="float">
            <text:p>17.0225</text:p>
          </table:table-cell>
          <table:table-cell office:value-type="float" office:value="61.6774" calcext:value-type="float">
            <text:p>61.6774</text:p>
          </table:table-cell>
          <table:table-cell office:value-type="float" office:value="174.56" calcext:value-type="float">
            <text:p>174.56</text:p>
          </table:table-cell>
          <table:table-cell office:value-type="float" office:value="0.333574" calcext:value-type="float">
            <text:p>0.3335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7]-[.A337]; 2)+POWER([.K337]-[.B337];2))" office:value-type="float" office:value="194.962475376673" calcext:value-type="float">
            <text:p>194.9624753767</text:p>
          </table:table-cell>
          <table:table-cell table:formula="of:=SQRT(POWER([.J337]-[.C337]; 2)+POWER([.K337]-[.D337];2))" office:value-type="float" office:value="236.095392087605" calcext:value-type="float">
            <text:p>236.0953920876</text:p>
          </table:table-cell>
        </table:table-row>
        <table:table-row table:style-name="ro1">
          <table:table-cell office:value-type="float" office:value="195.791" calcext:value-type="float">
            <text:p>195.791</text:p>
          </table:table-cell>
          <table:table-cell office:value-type="float" office:value="265.336" calcext:value-type="float">
            <text:p>265.336</text:p>
          </table:table-cell>
          <table:table-cell office:value-type="float" office:value="169.532" calcext:value-type="float">
            <text:p>169.532</text:p>
          </table:table-cell>
          <table:table-cell office:value-type="float" office:value="181.331" calcext:value-type="float">
            <text:p>181.331</text:p>
          </table:table-cell>
          <table:table-cell office:value-type="float" office:value="5.9855" calcext:value-type="float">
            <text:p>5.9855</text:p>
          </table:table-cell>
          <table:table-cell office:value-type="float" office:value="88.1035" calcext:value-type="float">
            <text:p>88.1035</text:p>
          </table:table-cell>
          <table:table-cell office:value-type="float" office:value="163.295" calcext:value-type="float">
            <text:p>163.295</text:p>
          </table:table-cell>
          <table:table-cell office:value-type="float" office:value="0.669345" calcext:value-type="float">
            <text:p>0.6693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8]-[.A338]; 2)+POWER([.K338]-[.B338];2))" office:value-type="float" office:value="189.650195299135" calcext:value-type="float">
            <text:p>189.6501952991</text:p>
          </table:table-cell>
          <table:table-cell table:formula="of:=SQRT(POWER([.J338]-[.C338]; 2)+POWER([.K338]-[.D338];2))" office:value-type="float" office:value="222.883939719756" calcext:value-type="float">
            <text:p>222.8839397198</text:p>
          </table:table-cell>
        </table:table-row>
        <table:table-row table:style-name="ro1">
          <table:table-cell office:value-type="float" office:value="193.379" calcext:value-type="float">
            <text:p>193.379</text:p>
          </table:table-cell>
          <table:table-cell office:value-type="float" office:value="264.508" calcext:value-type="float">
            <text:p>264.508</text:p>
          </table:table-cell>
          <table:table-cell office:value-type="float" office:value="167.051" calcext:value-type="float">
            <text:p>167.051</text:p>
          </table:table-cell>
          <table:table-cell office:value-type="float" office:value="182.088" calcext:value-type="float">
            <text:p>182.088</text:p>
          </table:table-cell>
          <table:table-cell office:value-type="float" office:value="-11.3874" calcext:value-type="float">
            <text:p>-11.3874</text:p>
          </table:table-cell>
          <table:table-cell office:value-type="float" office:value="78.4778" calcext:value-type="float">
            <text:p>78.4778</text:p>
          </table:table-cell>
          <table:table-cell office:value-type="float" office:value="165.814" calcext:value-type="float">
            <text:p>165.814</text:p>
          </table:table-cell>
          <table:table-cell office:value-type="float" office:value="0.638183" calcext:value-type="float">
            <text:p>0.6381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39]-[.A339]; 2)+POWER([.K339]-[.B339];2))" office:value-type="float" office:value="191.945241423173" calcext:value-type="float">
            <text:p>191.9452414232</text:p>
          </table:table-cell>
          <table:table-cell table:formula="of:=SQRT(POWER([.J339]-[.C339]; 2)+POWER([.K339]-[.D339];2))" office:value-type="float" office:value="225.069581118818" calcext:value-type="float">
            <text:p>225.0695811188</text:p>
          </table:table-cell>
        </table:table-row>
        <table:table-row table:style-name="ro1">
          <table:table-cell office:value-type="float" office:value="191.166" calcext:value-type="float">
            <text:p>191.166</text:p>
          </table:table-cell>
          <table:table-cell office:value-type="float" office:value="267.573" calcext:value-type="float">
            <text:p>267.573</text:p>
          </table:table-cell>
          <table:table-cell office:value-type="float" office:value="164.865" calcext:value-type="float">
            <text:p>164.865</text:p>
          </table:table-cell>
          <table:table-cell office:value-type="float" office:value="183.338" calcext:value-type="float">
            <text:p>183.338</text:p>
          </table:table-cell>
          <table:table-cell office:value-type="float" office:value="6.00741" calcext:value-type="float">
            <text:p>6.00741</text:p>
          </table:table-cell>
          <table:table-cell office:value-type="float" office:value="91.6601" calcext:value-type="float">
            <text:p>91.6601</text:p>
          </table:table-cell>
          <table:table-cell office:value-type="float" office:value="170.369" calcext:value-type="float">
            <text:p>170.369</text:p>
          </table:table-cell>
          <table:table-cell office:value-type="float" office:value="0.636429" calcext:value-type="float">
            <text:p>0.63642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0]-[.A340]; 2)+POWER([.K340]-[.B340];2))" office:value-type="float" office:value="194.522312049287" calcext:value-type="float">
            <text:p>194.5223120493</text:p>
          </table:table-cell>
          <table:table-cell table:formula="of:=SQRT(POWER([.J340]-[.C340]; 2)+POWER([.K340]-[.D340];2))" office:value-type="float" office:value="226.851004998876" calcext:value-type="float">
            <text:p>226.8510049989</text:p>
          </table:table-cell>
        </table:table-row>
        <table:table-row table:style-name="ro1">
          <table:table-cell office:value-type="float" office:value="193.287" calcext:value-type="float">
            <text:p>193.287</text:p>
          </table:table-cell>
          <table:table-cell office:value-type="float" office:value="286.647" calcext:value-type="float">
            <text:p>286.647</text:p>
          </table:table-cell>
          <table:table-cell office:value-type="float" office:value="166.978" calcext:value-type="float">
            <text:p>166.978</text:p>
          </table:table-cell>
          <table:table-cell office:value-type="float" office:value="200.586" calcext:value-type="float">
            <text:p>200.586</text:p>
          </table:table-cell>
          <table:table-cell office:value-type="float" office:value="14.3586" calcext:value-type="float">
            <text:p>14.3586</text:p>
          </table:table-cell>
          <table:table-cell office:value-type="float" office:value="123.138" calcext:value-type="float">
            <text:p>123.138</text:p>
          </table:table-cell>
          <table:table-cell office:value-type="float" office:value="167.556" calcext:value-type="float">
            <text:p>167.556</text:p>
          </table:table-cell>
          <table:table-cell office:value-type="float" office:value="0.573864" calcext:value-type="float">
            <text:p>0.5738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1]-[.A341]; 2)+POWER([.K341]-[.B341];2))" office:value-type="float" office:value="195.869351808801" calcext:value-type="float">
            <text:p>195.8693518088</text:p>
          </table:table-cell>
          <table:table-cell table:formula="of:=SQRT(POWER([.J341]-[.C341]; 2)+POWER([.K341]-[.D341];2))" office:value-type="float" office:value="220.938153970744" calcext:value-type="float">
            <text:p>220.9381539707</text:p>
          </table:table-cell>
        </table:table-row>
        <table:table-row table:style-name="ro1">
          <table:table-cell office:value-type="float" office:value="195.133" calcext:value-type="float">
            <text:p>195.133</text:p>
          </table:table-cell>
          <table:table-cell office:value-type="float" office:value="288.392" calcext:value-type="float">
            <text:p>288.392</text:p>
          </table:table-cell>
          <table:table-cell office:value-type="float" office:value="168.849" calcext:value-type="float">
            <text:p>168.849</text:p>
          </table:table-cell>
          <table:table-cell office:value-type="float" office:value="201.753" calcext:value-type="float">
            <text:p>201.753</text:p>
          </table:table-cell>
          <table:table-cell office:value-type="float" office:value="19.76" calcext:value-type="float">
            <text:p>19.76</text:p>
          </table:table-cell>
          <table:table-cell office:value-type="float" office:value="128.072" calcext:value-type="float">
            <text:p>128.072</text:p>
          </table:table-cell>
          <table:table-cell office:value-type="float" office:value="165.133" calcext:value-type="float">
            <text:p>165.133</text:p>
          </table:table-cell>
          <table:table-cell office:value-type="float" office:value="0.571586" calcext:value-type="float">
            <text:p>0.5715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2]-[.A342]; 2)+POWER([.K342]-[.B342];2))" office:value-type="float" office:value="194.481262215669" calcext:value-type="float">
            <text:p>194.4812622157</text:p>
          </table:table-cell>
          <table:table-cell table:formula="of:=SQRT(POWER([.J342]-[.C342]; 2)+POWER([.K342]-[.D342];2))" office:value-type="float" office:value="218.883013982355" calcext:value-type="float">
            <text:p>218.8830139824</text:p>
          </table:table-cell>
        </table:table-row>
        <table:table-row table:style-name="ro1">
          <table:table-cell office:value-type="float" office:value="189.918" calcext:value-type="float">
            <text:p>189.918</text:p>
          </table:table-cell>
          <table:table-cell office:value-type="float" office:value="262.034" calcext:value-type="float">
            <text:p>262.034</text:p>
          </table:table-cell>
          <table:table-cell office:value-type="float" office:value="163.629" calcext:value-type="float">
            <text:p>163.629</text:p>
          </table:table-cell>
          <table:table-cell office:value-type="float" office:value="177.875" calcext:value-type="float">
            <text:p>177.875</text:p>
          </table:table-cell>
          <table:table-cell office:value-type="float" office:value="8.26315" calcext:value-type="float">
            <text:p>8.26315</text:p>
          </table:table-cell>
          <table:table-cell office:value-type="float" office:value="84.7396" calcext:value-type="float">
            <text:p>84.7396</text:p>
          </table:table-cell>
          <table:table-cell office:value-type="float" office:value="172.476" calcext:value-type="float">
            <text:p>172.476</text:p>
          </table:table-cell>
          <table:table-cell office:value-type="float" office:value="0.56381" calcext:value-type="float">
            <text:p>0.5638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3]-[.A343]; 2)+POWER([.K343]-[.B343];2))" office:value-type="float" office:value="195.113259108652" calcext:value-type="float">
            <text:p>195.1132591087</text:p>
          </table:table-cell>
          <table:table-cell table:formula="of:=SQRT(POWER([.J343]-[.C343]; 2)+POWER([.K343]-[.D343];2))" office:value-type="float" office:value="229.51120509901" calcext:value-type="float">
            <text:p>229.511205099</text:p>
          </table:table-cell>
        </table:table-row>
        <table:table-row table:style-name="ro1">
          <table:table-cell office:value-type="float" office:value="172.278" calcext:value-type="float">
            <text:p>172.278</text:p>
          </table:table-cell>
          <table:table-cell office:value-type="float" office:value="285.791" calcext:value-type="float">
            <text:p>285.791</text:p>
          </table:table-cell>
          <table:table-cell office:value-type="float" office:value="145.797" calcext:value-type="float">
            <text:p>145.797</text:p>
          </table:table-cell>
          <table:table-cell office:value-type="float" office:value="200.374" calcext:value-type="float">
            <text:p>200.374</text:p>
          </table:table-cell>
          <table:table-cell office:value-type="float" office:value="2.93624" calcext:value-type="float">
            <text:p>2.93624</text:p>
          </table:table-cell>
          <table:table-cell office:value-type="float" office:value="117.627" calcext:value-type="float">
            <text:p>117.627</text:p>
          </table:table-cell>
          <table:table-cell office:value-type="float" office:value="198.662" calcext:value-type="float">
            <text:p>198.662</text:p>
          </table:table-cell>
          <table:table-cell office:value-type="float" office:value="0.551708" calcext:value-type="float">
            <text:p>0.5517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4]-[.A344]; 2)+POWER([.K344]-[.B344];2))" office:value-type="float" office:value="216.203276952501" calcext:value-type="float">
            <text:p>216.2032769525</text:p>
          </table:table-cell>
          <table:table-cell table:formula="of:=SQRT(POWER([.J344]-[.C344]; 2)+POWER([.K344]-[.D344];2))" office:value-type="float" office:value="241.81272316609" calcext:value-type="float">
            <text:p>241.8127231661</text:p>
          </table:table-cell>
        </table:table-row>
        <table:table-row table:style-name="ro1">
          <table:table-cell office:value-type="float" office:value="191.854" calcext:value-type="float">
            <text:p>191.854</text:p>
          </table:table-cell>
          <table:table-cell office:value-type="float" office:value="260.851" calcext:value-type="float">
            <text:p>260.851</text:p>
          </table:table-cell>
          <table:table-cell office:value-type="float" office:value="165.589" calcext:value-type="float">
            <text:p>165.589</text:p>
          </table:table-cell>
          <table:table-cell office:value-type="float" office:value="176.594" calcext:value-type="float">
            <text:p>176.594</text:p>
          </table:table-cell>
          <table:table-cell office:value-type="float" office:value="10.5139" calcext:value-type="float">
            <text:p>10.5139</text:p>
          </table:table-cell>
          <table:table-cell office:value-type="float" office:value="84.0058" calcext:value-type="float">
            <text:p>84.0058</text:p>
          </table:table-cell>
          <table:table-cell office:value-type="float" office:value="169.672" calcext:value-type="float">
            <text:p>169.672</text:p>
          </table:table-cell>
          <table:table-cell office:value-type="float" office:value="0.527266" calcext:value-type="float">
            <text:p>0.52726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5]-[.A345]; 2)+POWER([.K345]-[.B345];2))" office:value-type="float" office:value="193.068499546146" calcext:value-type="float">
            <text:p>193.0684995461</text:p>
          </table:table-cell>
          <table:table-cell table:formula="of:=SQRT(POWER([.J345]-[.C345]; 2)+POWER([.K345]-[.D345];2))" office:value-type="float" office:value="227.994100267967" calcext:value-type="float">
            <text:p>227.994100268</text:p>
          </table:table-cell>
        </table:table-row>
        <table:table-row table:style-name="ro1">
          <table:table-cell office:value-type="float" office:value="192.1" calcext:value-type="float">
            <text:p>192.1</text:p>
          </table:table-cell>
          <table:table-cell office:value-type="float" office:value="259.447" calcext:value-type="float">
            <text:p>259.447</text:p>
          </table:table-cell>
          <table:table-cell office:value-type="float" office:value="165.835" calcext:value-type="float">
            <text:p>165.835</text:p>
          </table:table-cell>
          <table:table-cell office:value-type="float" office:value="175.435" calcext:value-type="float">
            <text:p>175.435</text:p>
          </table:table-cell>
          <table:table-cell office:value-type="float" office:value="8.7736" calcext:value-type="float">
            <text:p>8.7736</text:p>
          </table:table-cell>
          <table:table-cell office:value-type="float" office:value="81.0661" calcext:value-type="float">
            <text:p>81.0661</text:p>
          </table:table-cell>
          <table:table-cell office:value-type="float" office:value="169.19" calcext:value-type="float">
            <text:p>169.19</text:p>
          </table:table-cell>
          <table:table-cell office:value-type="float" office:value="0.498437" calcext:value-type="float">
            <text:p>0.4984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6]-[.A346]; 2)+POWER([.K346]-[.B346];2))" office:value-type="float" office:value="192.691483488503" calcext:value-type="float">
            <text:p>192.6914834885</text:p>
          </table:table-cell>
          <table:table-cell table:formula="of:=SQRT(POWER([.J346]-[.C346]; 2)+POWER([.K346]-[.D346];2))" office:value-type="float" office:value="228.093986001385" calcext:value-type="float">
            <text:p>228.0939860014</text:p>
          </table:table-cell>
        </table:table-row>
        <table:table-row table:style-name="ro1">
          <table:table-cell office:value-type="float" office:value="195.833" calcext:value-type="float">
            <text:p>195.833</text:p>
          </table:table-cell>
          <table:table-cell office:value-type="float" office:value="265.704" calcext:value-type="float">
            <text:p>265.704</text:p>
          </table:table-cell>
          <table:table-cell office:value-type="float" office:value="169.587" calcext:value-type="float">
            <text:p>169.587</text:p>
          </table:table-cell>
          <table:table-cell office:value-type="float" office:value="181.249" calcext:value-type="float">
            <text:p>181.249</text:p>
          </table:table-cell>
          <table:table-cell office:value-type="float" office:value="10.6272" calcext:value-type="float">
            <text:p>10.6272</text:p>
          </table:table-cell>
          <table:table-cell office:value-type="float" office:value="90.922" calcext:value-type="float">
            <text:p>90.922</text:p>
          </table:table-cell>
          <table:table-cell office:value-type="float" office:value="163.557" calcext:value-type="float">
            <text:p>163.557</text:p>
          </table:table-cell>
          <table:table-cell office:value-type="float" office:value="0.490877" calcext:value-type="float">
            <text:p>0.49087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7]-[.A347]; 2)+POWER([.K347]-[.B347];2))" office:value-type="float" office:value="189.654157626454" calcext:value-type="float">
            <text:p>189.6541576265</text:p>
          </table:table-cell>
          <table:table-cell table:formula="of:=SQRT(POWER([.J347]-[.C347]; 2)+POWER([.K347]-[.D347];2))" office:value-type="float" office:value="222.853356649614" calcext:value-type="float">
            <text:p>222.8533566496</text:p>
          </table:table-cell>
        </table:table-row>
        <table:table-row table:style-name="ro1">
          <table:table-cell office:value-type="float" office:value="192.03" calcext:value-type="float">
            <text:p>192.03</text:p>
          </table:table-cell>
          <table:table-cell office:value-type="float" office:value="268.363" calcext:value-type="float">
            <text:p>268.363</text:p>
          </table:table-cell>
          <table:table-cell office:value-type="float" office:value="165.687" calcext:value-type="float">
            <text:p>165.687</text:p>
          </table:table-cell>
          <table:table-cell office:value-type="float" office:value="185.456" calcext:value-type="float">
            <text:p>185.456</text:p>
          </table:table-cell>
          <table:table-cell office:value-type="float" office:value="-8.66009" calcext:value-type="float">
            <text:p>-8.66009</text:p>
          </table:table-cell>
          <table:table-cell office:value-type="float" office:value="85.5986" calcext:value-type="float">
            <text:p>85.5986</text:p>
          </table:table-cell>
          <table:table-cell office:value-type="float" office:value="168.059" calcext:value-type="float">
            <text:p>168.059</text:p>
          </table:table-cell>
          <table:table-cell office:value-type="float" office:value="0.470385" calcext:value-type="float">
            <text:p>0.4703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8]-[.A348]; 2)+POWER([.K348]-[.B348];2))" office:value-type="float" office:value="193.771743732155" calcext:value-type="float">
            <text:p>193.7717437322</text:p>
          </table:table-cell>
          <table:table-cell table:formula="of:=SQRT(POWER([.J348]-[.C348]; 2)+POWER([.K348]-[.D348];2))" office:value-type="float" office:value="225.516717573221" calcext:value-type="float">
            <text:p>225.5167175732</text:p>
          </table:table-cell>
        </table:table-row>
        <table:table-row table:style-name="ro1">
          <table:table-cell office:value-type="float" office:value="193.097" calcext:value-type="float">
            <text:p>193.097</text:p>
          </table:table-cell>
          <table:table-cell office:value-type="float" office:value="264.606" calcext:value-type="float">
            <text:p>264.606</text:p>
          </table:table-cell>
          <table:table-cell office:value-type="float" office:value="166.858" calcext:value-type="float">
            <text:p>166.858</text:p>
          </table:table-cell>
          <table:table-cell office:value-type="float" office:value="179.395" calcext:value-type="float">
            <text:p>179.395</text:p>
          </table:table-cell>
          <table:table-cell office:value-type="float" office:value="18.7252" calcext:value-type="float">
            <text:p>18.7252</text:p>
          </table:table-cell>
          <table:table-cell office:value-type="float" office:value="93.4667" calcext:value-type="float">
            <text:p>93.4667</text:p>
          </table:table-cell>
          <table:table-cell office:value-type="float" office:value="168.299" calcext:value-type="float">
            <text:p>168.299</text:p>
          </table:table-cell>
          <table:table-cell office:value-type="float" office:value="0.444477" calcext:value-type="float">
            <text:p>0.44447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49]-[.A349]; 2)+POWER([.K349]-[.B349];2))" office:value-type="float" office:value="192.236798363373" calcext:value-type="float">
            <text:p>192.2367983634</text:p>
          </table:table-cell>
          <table:table-cell table:formula="of:=SQRT(POWER([.J349]-[.C349]; 2)+POWER([.K349]-[.D349];2))" office:value-type="float" office:value="225.986800917664" calcext:value-type="float">
            <text:p>225.9868009177</text:p>
          </table:table-cell>
        </table:table-row>
        <table:table-row table:style-name="ro1">
          <table:table-cell office:value-type="float" office:value="191.221" calcext:value-type="float">
            <text:p>191.221</text:p>
          </table:table-cell>
          <table:table-cell office:value-type="float" office:value="261.646" calcext:value-type="float">
            <text:p>261.646</text:p>
          </table:table-cell>
          <table:table-cell office:value-type="float" office:value="164.933" calcext:value-type="float">
            <text:p>164.933</text:p>
          </table:table-cell>
          <table:table-cell office:value-type="float" office:value="177.82" calcext:value-type="float">
            <text:p>177.82</text:p>
          </table:table-cell>
          <table:table-cell office:value-type="float" office:value="5.20707" calcext:value-type="float">
            <text:p>5.20707</text:p>
          </table:table-cell>
          <table:table-cell office:value-type="float" office:value="82.5791" calcext:value-type="float">
            <text:p>82.5791</text:p>
          </table:table-cell>
          <table:table-cell office:value-type="float" office:value="170.282" calcext:value-type="float">
            <text:p>170.282</text:p>
          </table:table-cell>
          <table:table-cell office:value-type="float" office:value="0.433155" calcext:value-type="float">
            <text:p>0.4331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0]-[.A350]; 2)+POWER([.K350]-[.B350];2))" office:value-type="float" office:value="193.777470715767" calcext:value-type="float">
            <text:p>193.7774707158</text:p>
          </table:table-cell>
          <table:table-cell table:formula="of:=SQRT(POWER([.J350]-[.C350]; 2)+POWER([.K350]-[.D350];2))" office:value-type="float" office:value="228.274884490169" calcext:value-type="float">
            <text:p>228.2748844902</text:p>
          </table:table-cell>
        </table:table-row>
        <table:table-row table:style-name="ro1">
          <table:table-cell office:value-type="float" office:value="192.615" calcext:value-type="float">
            <text:p>192.615</text:p>
          </table:table-cell>
          <table:table-cell office:value-type="float" office:value="322.529" calcext:value-type="float">
            <text:p>322.529</text:p>
          </table:table-cell>
          <table:table-cell office:value-type="float" office:value="166.219" calcext:value-type="float">
            <text:p>166.219</text:p>
          </table:table-cell>
          <table:table-cell office:value-type="float" office:value="234.079" calcext:value-type="float">
            <text:p>234.079</text:p>
          </table:table-cell>
          <table:table-cell office:value-type="float" office:value="17.3335" calcext:value-type="float">
            <text:p>17.3335</text:p>
          </table:table-cell>
          <table:table-cell office:value-type="float" office:value="175.109" calcext:value-type="float">
            <text:p>175.109</text:p>
          </table:table-cell>
          <table:table-cell office:value-type="float" office:value="168.509" calcext:value-type="float">
            <text:p>168.509</text:p>
          </table:table-cell>
          <table:table-cell office:value-type="float" office:value="0.968848" calcext:value-type="float">
            <text:p>0.9688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1]-[.A351]; 2)+POWER([.K351]-[.B351];2))" office:value-type="float" office:value="207.637034427869" calcext:value-type="float">
            <text:p>207.6370344279</text:p>
          </table:table-cell>
          <table:table-cell table:formula="of:=SQRT(POWER([.J351]-[.C351]; 2)+POWER([.K351]-[.D351];2))" office:value-type="float" office:value="217.92500132385" calcext:value-type="float">
            <text:p>217.9250013239</text:p>
          </table:table-cell>
        </table:table-row>
        <table:table-row table:style-name="ro1">
          <table:table-cell office:value-type="float" office:value="209.985" calcext:value-type="float">
            <text:p>209.985</text:p>
          </table:table-cell>
          <table:table-cell office:value-type="float" office:value="339.994" calcext:value-type="float">
            <text:p>339.994</text:p>
          </table:table-cell>
          <table:table-cell office:value-type="float" office:value="183.683" calcext:value-type="float">
            <text:p>183.683</text:p>
          </table:table-cell>
          <table:table-cell office:value-type="float" office:value="250.742" calcext:value-type="float">
            <text:p>250.742</text:p>
          </table:table-cell>
          <table:table-cell office:value-type="float" office:value="19.8222" calcext:value-type="float">
            <text:p>19.8222</text:p>
          </table:table-cell>
          <table:table-cell office:value-type="float" office:value="199.627" calcext:value-type="float">
            <text:p>199.627</text:p>
          </table:table-cell>
          <table:table-cell office:value-type="float" office:value="142.847" calcext:value-type="float">
            <text:p>142.847</text:p>
          </table:table-cell>
          <table:table-cell office:value-type="float" office:value="0.745093" calcext:value-type="float">
            <text:p>0.7450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2]-[.A352]; 2)+POWER([.K352]-[.B352];2))" office:value-type="float" office:value="199.709900257849" calcext:value-type="float">
            <text:p>199.7099002578</text:p>
          </table:table-cell>
          <table:table-cell table:formula="of:=SQRT(POWER([.J352]-[.C352]; 2)+POWER([.K352]-[.D352];2))" office:value-type="float" office:value="200.507663327365" calcext:value-type="float">
            <text:p>200.5076633274</text:p>
          </table:table-cell>
        </table:table-row>
        <table:table-row table:style-name="ro1">
          <table:table-cell office:value-type="float" office:value="152.966" calcext:value-type="float">
            <text:p>152.966</text:p>
          </table:table-cell>
          <table:table-cell office:value-type="float" office:value="330.211" calcext:value-type="float">
            <text:p>330.211</text:p>
          </table:table-cell>
          <table:table-cell office:value-type="float" office:value="126.37" calcext:value-type="float">
            <text:p>126.37</text:p>
          </table:table-cell>
          <table:table-cell office:value-type="float" office:value="240.871" calcext:value-type="float">
            <text:p>240.871</text:p>
          </table:table-cell>
          <table:table-cell office:value-type="float" office:value="11.2561" calcext:value-type="float">
            <text:p>11.2561</text:p>
          </table:table-cell>
          <table:table-cell office:value-type="float" office:value="184.645" calcext:value-type="float">
            <text:p>184.645</text:p>
          </table:table-cell>
          <table:table-cell office:value-type="float" office:value="226.591" calcext:value-type="float">
            <text:p>226.591</text:p>
          </table:table-cell>
          <table:table-cell office:value-type="float" office:value="0.717429" calcext:value-type="float">
            <text:p>0.71742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3]-[.A353]; 2)+POWER([.K353]-[.B353];2))" office:value-type="float" office:value="247.301212445471" calcext:value-type="float">
            <text:p>247.3012124455</text:p>
          </table:table-cell>
          <table:table-cell table:formula="of:=SQRT(POWER([.J353]-[.C353]; 2)+POWER([.K353]-[.D353];2))" office:value-type="float" office:value="257.632473770292" calcext:value-type="float">
            <text:p>257.6324737703</text:p>
          </table:table-cell>
        </table:table-row>
        <table:table-row table:style-name="ro1">
          <table:table-cell office:value-type="float" office:value="182.86" calcext:value-type="float">
            <text:p>182.86</text:p>
          </table:table-cell>
          <table:table-cell office:value-type="float" office:value="325.505" calcext:value-type="float">
            <text:p>325.505</text:p>
          </table:table-cell>
          <table:table-cell office:value-type="float" office:value="156.376" calcext:value-type="float">
            <text:p>156.376</text:p>
          </table:table-cell>
          <table:table-cell office:value-type="float" office:value="237.215" calcext:value-type="float">
            <text:p>237.215</text:p>
          </table:table-cell>
          <table:table-cell office:value-type="float" office:value="11.4579" calcext:value-type="float">
            <text:p>11.4579</text:p>
          </table:table-cell>
          <table:table-cell office:value-type="float" office:value="177.08" calcext:value-type="float">
            <text:p>177.08</text:p>
          </table:table-cell>
          <table:table-cell office:value-type="float" office:value="182.608" calcext:value-type="float">
            <text:p>182.608</text:p>
          </table:table-cell>
          <table:table-cell office:value-type="float" office:value="0.700482" calcext:value-type="float">
            <text:p>0.7004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4]-[.A354]; 2)+POWER([.K354]-[.B354];2))" office:value-type="float" office:value="217.785179993956" calcext:value-type="float">
            <text:p>217.785179994</text:p>
          </table:table-cell>
          <table:table-cell table:formula="of:=SQRT(POWER([.J354]-[.C354]; 2)+POWER([.K354]-[.D354];2))" office:value-type="float" office:value="227.674288405608" calcext:value-type="float">
            <text:p>227.6742884056</text:p>
          </table:table-cell>
        </table:table-row>
        <table:table-row table:style-name="ro1">
          <table:table-cell office:value-type="float" office:value="189.764" calcext:value-type="float">
            <text:p>189.764</text:p>
          </table:table-cell>
          <table:table-cell office:value-type="float" office:value="336.53" calcext:value-type="float">
            <text:p>336.53</text:p>
          </table:table-cell>
          <table:table-cell office:value-type="float" office:value="163.296" calcext:value-type="float">
            <text:p>163.296</text:p>
          </table:table-cell>
          <table:table-cell office:value-type="float" office:value="247.753" calcext:value-type="float">
            <text:p>247.753</text:p>
          </table:table-cell>
          <table:table-cell office:value-type="float" office:value="11.7311" calcext:value-type="float">
            <text:p>11.7311</text:p>
          </table:table-cell>
          <table:table-cell office:value-type="float" office:value="192.183" calcext:value-type="float">
            <text:p>192.183</text:p>
          </table:table-cell>
          <table:table-cell office:value-type="float" office:value="172.258" calcext:value-type="float">
            <text:p>172.258</text:p>
          </table:table-cell>
          <table:table-cell office:value-type="float" office:value="0.60405" calcext:value-type="float">
            <text:p>0.604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5]-[.A355]; 2)+POWER([.K355]-[.B355];2))" office:value-type="float" office:value="216.017463636624" calcext:value-type="float">
            <text:p>216.0174636366</text:p>
          </table:table-cell>
          <table:table-cell table:formula="of:=SQRT(POWER([.J355]-[.C355]; 2)+POWER([.K355]-[.D355];2))" office:value-type="float" office:value="220.778967804907" calcext:value-type="float">
            <text:p>220.7789678049</text:p>
          </table:table-cell>
        </table:table-row>
        <table:table-row table:style-name="ro1">
          <table:table-cell office:value-type="float" office:value="194.313" calcext:value-type="float">
            <text:p>194.313</text:p>
          </table:table-cell>
          <table:table-cell office:value-type="float" office:value="328.86" calcext:value-type="float">
            <text:p>328.86</text:p>
          </table:table-cell>
          <table:table-cell office:value-type="float" office:value="167.896" calcext:value-type="float">
            <text:p>167.896</text:p>
          </table:table-cell>
          <table:table-cell office:value-type="float" office:value="240.624" calcext:value-type="float">
            <text:p>240.624</text:p>
          </table:table-cell>
          <table:table-cell office:value-type="float" office:value="11.9844" calcext:value-type="float">
            <text:p>11.9844</text:p>
          </table:table-cell>
          <table:table-cell office:value-type="float" office:value="181.515" calcext:value-type="float">
            <text:p>181.515</text:p>
          </table:table-cell>
          <table:table-cell office:value-type="float" office:value="165.571" calcext:value-type="float">
            <text:p>165.571</text:p>
          </table:table-cell>
          <table:table-cell office:value-type="float" office:value="0.598824" calcext:value-type="float">
            <text:p>0.5988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6]-[.A356]; 2)+POWER([.K356]-[.B356];2))" office:value-type="float" office:value="208.628419849741" calcext:value-type="float">
            <text:p>208.6284198497</text:p>
          </table:table-cell>
          <table:table-cell table:formula="of:=SQRT(POWER([.J356]-[.C356]; 2)+POWER([.K356]-[.D356];2))" office:value-type="float" office:value="216.108380661186" calcext:value-type="float">
            <text:p>216.1083806612</text:p>
          </table:table-cell>
        </table:table-row>
        <table:table-row table:style-name="ro1">
          <table:table-cell office:value-type="float" office:value="190.577" calcext:value-type="float">
            <text:p>190.577</text:p>
          </table:table-cell>
          <table:table-cell office:value-type="float" office:value="326.586" calcext:value-type="float">
            <text:p>326.586</text:p>
          </table:table-cell>
          <table:table-cell office:value-type="float" office:value="164.141" calcext:value-type="float">
            <text:p>164.141</text:p>
          </table:table-cell>
          <table:table-cell office:value-type="float" office:value="238.357" calcext:value-type="float">
            <text:p>238.357</text:p>
          </table:table-cell>
          <table:table-cell office:value-type="float" office:value="12.2452" calcext:value-type="float">
            <text:p>12.2452</text:p>
          </table:table-cell>
          <table:table-cell office:value-type="float" office:value="178.616" calcext:value-type="float">
            <text:p>178.616</text:p>
          </table:table-cell>
          <table:table-cell office:value-type="float" office:value="171.17" calcext:value-type="float">
            <text:p>171.17</text:p>
          </table:table-cell>
          <table:table-cell office:value-type="float" office:value="0.46641" calcext:value-type="float">
            <text:p>0.466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7]-[.A357]; 2)+POWER([.K357]-[.B357];2))" office:value-type="float" office:value="211.109564740681" calcext:value-type="float">
            <text:p>211.1095647407</text:p>
          </table:table-cell>
          <table:table-cell table:formula="of:=SQRT(POWER([.J357]-[.C357]; 2)+POWER([.K357]-[.D357];2))" office:value-type="float" office:value="219.889179656481" calcext:value-type="float">
            <text:p>219.8891796565</text:p>
          </table:table-cell>
        </table:table-row>
        <table:table-row table:style-name="ro1">
          <table:table-cell office:value-type="float" office:value="192.406" calcext:value-type="float">
            <text:p>192.406</text:p>
          </table:table-cell>
          <table:table-cell office:value-type="float" office:value="330.767" calcext:value-type="float">
            <text:p>330.767</text:p>
          </table:table-cell>
          <table:table-cell office:value-type="float" office:value="165.95" calcext:value-type="float">
            <text:p>165.95</text:p>
          </table:table-cell>
          <table:table-cell office:value-type="float" office:value="243.003" calcext:value-type="float">
            <text:p>243.003</text:p>
          </table:table-cell>
          <table:table-cell office:value-type="float" office:value="5.68857" calcext:value-type="float">
            <text:p>5.68857</text:p>
          </table:table-cell>
          <table:table-cell office:value-type="float" office:value="181.54" calcext:value-type="float">
            <text:p>181.54</text:p>
          </table:table-cell>
          <table:table-cell office:value-type="float" office:value="167.972" calcext:value-type="float">
            <text:p>167.972</text:p>
          </table:table-cell>
          <table:table-cell office:value-type="float" office:value="0.463484" calcext:value-type="float">
            <text:p>0.4634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8]-[.A358]; 2)+POWER([.K358]-[.B358];2))" office:value-type="float" office:value="211.158331886289" calcext:value-type="float">
            <text:p>211.1583318863</text:p>
          </table:table-cell>
          <table:table-cell table:formula="of:=SQRT(POWER([.J358]-[.C358]; 2)+POWER([.K358]-[.D358];2))" office:value-type="float" office:value="218.0523068188" calcext:value-type="float">
            <text:p>218.0523068188</text:p>
          </table:table-cell>
        </table:table-row>
        <table:table-row table:style-name="ro1">
          <table:table-cell office:value-type="float" office:value="207.748" calcext:value-type="float">
            <text:p>207.748</text:p>
          </table:table-cell>
          <table:table-cell office:value-type="float" office:value="342.708" calcext:value-type="float">
            <text:p>342.708</text:p>
          </table:table-cell>
          <table:table-cell office:value-type="float" office:value="181.41" calcext:value-type="float">
            <text:p>181.41</text:p>
          </table:table-cell>
          <table:table-cell office:value-type="float" office:value="253.737" calcext:value-type="float">
            <text:p>253.737</text:p>
          </table:table-cell>
          <table:table-cell office:value-type="float" office:value="14.96" calcext:value-type="float">
            <text:p>14.96</text:p>
          </table:table-cell>
          <table:table-cell office:value-type="float" office:value="201.4" calcext:value-type="float">
            <text:p>201.4</text:p>
          </table:table-cell>
          <table:table-cell office:value-type="float" office:value="145.767" calcext:value-type="float">
            <text:p>145.767</text:p>
          </table:table-cell>
          <table:table-cell office:value-type="float" office:value="0.417882" calcext:value-type="float">
            <text:p>0.4178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59]-[.A359]; 2)+POWER([.K359]-[.B359];2))" office:value-type="float" office:value="202.994750592226" calcext:value-type="float">
            <text:p>202.9947505922</text:p>
          </table:table-cell>
          <table:table-cell table:formula="of:=SQRT(POWER([.J359]-[.C359]; 2)+POWER([.K359]-[.D359];2))" office:value-type="float" office:value="202.929705240509" calcext:value-type="float">
            <text:p>202.9297052405</text:p>
          </table:table-cell>
        </table:table-row>
        <table:table-row table:style-name="ro1">
          <table:table-cell office:value-type="float" office:value="155.565" calcext:value-type="float">
            <text:p>155.565</text:p>
          </table:table-cell>
          <table:table-cell office:value-type="float" office:value="353.171" calcext:value-type="float">
            <text:p>353.171</text:p>
          </table:table-cell>
          <table:table-cell office:value-type="float" office:value="128.89" calcext:value-type="float">
            <text:p>128.89</text:p>
          </table:table-cell>
          <table:table-cell office:value-type="float" office:value="262.993" calcext:value-type="float">
            <text:p>262.993</text:p>
          </table:table-cell>
          <table:table-cell office:value-type="float" office:value="6.58931" calcext:value-type="float">
            <text:p>6.58931</text:p>
          </table:table-cell>
          <table:table-cell office:value-type="float" office:value="213.946" calcext:value-type="float">
            <text:p>213.946</text:p>
          </table:table-cell>
          <table:table-cell office:value-type="float" office:value="221.994" calcext:value-type="float">
            <text:p>221.994</text:p>
          </table:table-cell>
          <table:table-cell office:value-type="float" office:value="0.413521" calcext:value-type="float">
            <text:p>0.4135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0]-[.A360]; 2)+POWER([.K360]-[.B360];2))" office:value-type="float" office:value="254.050271533018" calcext:value-type="float">
            <text:p>254.050271533</text:p>
          </table:table-cell>
          <table:table-cell table:formula="of:=SQRT(POWER([.J360]-[.C360]; 2)+POWER([.K360]-[.D360];2))" office:value-type="float" office:value="255.972299573606" calcext:value-type="float">
            <text:p>255.9722995736</text:p>
          </table:table-cell>
        </table:table-row>
        <table:table-row table:style-name="ro1">
          <table:table-cell office:value-type="float" office:value="191.906" calcext:value-type="float">
            <text:p>191.906</text:p>
          </table:table-cell>
          <table:table-cell office:value-type="float" office:value="327.422" calcext:value-type="float">
            <text:p>327.422</text:p>
          </table:table-cell>
          <table:table-cell office:value-type="float" office:value="165.477" calcext:value-type="float">
            <text:p>165.477</text:p>
          </table:table-cell>
          <table:table-cell office:value-type="float" office:value="239.164" calcext:value-type="float">
            <text:p>239.164</text:p>
          </table:table-cell>
          <table:table-cell office:value-type="float" office:value="12.3986" calcext:value-type="float">
            <text:p>12.3986</text:p>
          </table:table-cell>
          <table:table-cell office:value-type="float" office:value="179.792" calcext:value-type="float">
            <text:p>179.792</text:p>
          </table:table-cell>
          <table:table-cell office:value-type="float" office:value="169.195" calcext:value-type="float">
            <text:p>169.195</text:p>
          </table:table-cell>
          <table:table-cell office:value-type="float" office:value="0.393219" calcext:value-type="float">
            <text:p>0.3932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1]-[.A361]; 2)+POWER([.K361]-[.B361];2))" office:value-type="float" office:value="210.230880034309" calcext:value-type="float">
            <text:p>210.2308800343</text:p>
          </table:table-cell>
          <table:table-cell table:formula="of:=SQRT(POWER([.J361]-[.C361]; 2)+POWER([.K361]-[.D361];2))" office:value-type="float" office:value="218.541402084365" calcext:value-type="float">
            <text:p>218.5414020844</text:p>
          </table:table-cell>
        </table:table-row>
        <table:table-row table:style-name="ro1">
          <table:table-cell office:value-type="float" office:value="182.64" calcext:value-type="float">
            <text:p>182.64</text:p>
          </table:table-cell>
          <table:table-cell office:value-type="float" office:value="328.033" calcext:value-type="float">
            <text:p>328.033</text:p>
          </table:table-cell>
          <table:table-cell office:value-type="float" office:value="156.146" calcext:value-type="float">
            <text:p>156.146</text:p>
          </table:table-cell>
          <table:table-cell office:value-type="float" office:value="239.66" calcext:value-type="float">
            <text:p>239.66</text:p>
          </table:table-cell>
          <table:table-cell office:value-type="float" office:value="10.7436" calcext:value-type="float">
            <text:p>10.7436</text:p>
          </table:table-cell>
          <table:table-cell office:value-type="float" office:value="180.286" calcext:value-type="float">
            <text:p>180.286</text:p>
          </table:table-cell>
          <table:table-cell office:value-type="float" office:value="182.861" calcext:value-type="float">
            <text:p>182.861</text:p>
          </table:table-cell>
          <table:table-cell office:value-type="float" office:value="0.378286" calcext:value-type="float">
            <text:p>0.3782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2]-[.A362]; 2)+POWER([.K362]-[.B362];2))" office:value-type="float" office:value="218.969236855317" calcext:value-type="float">
            <text:p>218.9692368553</text:p>
          </table:table-cell>
          <table:table-cell table:formula="of:=SQRT(POWER([.J362]-[.C362]; 2)+POWER([.K362]-[.D362];2))" office:value-type="float" office:value="227.866015272133" calcext:value-type="float">
            <text:p>227.8660152721</text:p>
          </table:table-cell>
        </table:table-row>
        <table:table-row table:style-name="ro1">
          <table:table-cell office:value-type="float" office:value="174.371" calcext:value-type="float">
            <text:p>174.371</text:p>
          </table:table-cell>
          <table:table-cell office:value-type="float" office:value="329.672" calcext:value-type="float">
            <text:p>329.672</text:p>
          </table:table-cell>
          <table:table-cell office:value-type="float" office:value="147.842" calcext:value-type="float">
            <text:p>147.842</text:p>
          </table:table-cell>
          <table:table-cell office:value-type="float" office:value="240.771" calcext:value-type="float">
            <text:p>240.771</text:p>
          </table:table-cell>
          <table:table-cell office:value-type="float" office:value="12.8488" calcext:value-type="float">
            <text:p>12.8488</text:p>
          </table:table-cell>
          <table:table-cell office:value-type="float" office:value="183.774" calcext:value-type="float">
            <text:p>183.774</text:p>
          </table:table-cell>
          <table:table-cell office:value-type="float" office:value="195.19" calcext:value-type="float">
            <text:p>195.19</text:p>
          </table:table-cell>
          <table:table-cell office:value-type="float" office:value="0.371821" calcext:value-type="float">
            <text:p>0.3718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3]-[.A363]; 2)+POWER([.K363]-[.B363];2))" office:value-type="float" office:value="227.22389228468" calcext:value-type="float">
            <text:p>227.2238922847</text:p>
          </table:table-cell>
          <table:table-cell table:formula="of:=SQRT(POWER([.J363]-[.C363]; 2)+POWER([.K363]-[.D363];2))" office:value-type="float" office:value="236.161197924214" calcext:value-type="float">
            <text:p>236.1611979242</text:p>
          </table:table-cell>
        </table:table-row>
        <table:table-row table:style-name="ro1">
          <table:table-cell office:value-type="float" office:value="188.777" calcext:value-type="float">
            <text:p>188.777</text:p>
          </table:table-cell>
          <table:table-cell office:value-type="float" office:value="211.54" calcext:value-type="float">
            <text:p>211.54</text:p>
          </table:table-cell>
          <table:table-cell office:value-type="float" office:value="162.602" calcext:value-type="float">
            <text:p>162.602</text:p>
          </table:table-cell>
          <table:table-cell office:value-type="float" office:value="130.339" calcext:value-type="float">
            <text:p>130.339</text:p>
          </table:table-cell>
          <table:table-cell office:value-type="float" office:value="6.6928" calcext:value-type="float">
            <text:p>6.6928</text:p>
          </table:table-cell>
          <table:table-cell office:value-type="float" office:value="8.47183" calcext:value-type="float">
            <text:p>8.47183</text:p>
          </table:table-cell>
          <table:table-cell office:value-type="float" office:value="174.639" calcext:value-type="float">
            <text:p>174.639</text:p>
          </table:table-cell>
          <table:table-cell office:value-type="float" office:value="0.986741" calcext:value-type="float">
            <text:p>0.9867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4]-[.A364]; 2)+POWER([.K364]-[.B364];2))" office:value-type="float" office:value="197.584997732621" calcext:value-type="float">
            <text:p>197.5849977326</text:p>
          </table:table-cell>
          <table:table-cell table:formula="of:=SQRT(POWER([.J364]-[.C364]; 2)+POWER([.K364]-[.D364];2))" office:value-type="float" office:value="247.962201403762" calcext:value-type="float">
            <text:p>247.9622014038</text:p>
          </table:table-cell>
        </table:table-row>
        <table:table-row table:style-name="ro1">
          <table:table-cell office:value-type="float" office:value="178.922" calcext:value-type="float">
            <text:p>178.922</text:p>
          </table:table-cell>
          <table:table-cell office:value-type="float" office:value="206.516" calcext:value-type="float">
            <text:p>206.516</text:p>
          </table:table-cell>
          <table:table-cell office:value-type="float" office:value="152.705" calcext:value-type="float">
            <text:p>152.705</text:p>
          </table:table-cell>
          <table:table-cell office:value-type="float" office:value="125.11" calcext:value-type="float">
            <text:p>125.11</text:p>
          </table:table-cell>
          <table:table-cell office:value-type="float" office:value="10.2582" calcext:value-type="float">
            <text:p>10.2582</text:p>
          </table:table-cell>
          <table:table-cell office:value-type="float" office:value="3.53298" calcext:value-type="float">
            <text:p>3.53298</text:p>
          </table:table-cell>
          <table:table-cell office:value-type="float" office:value="190.282" calcext:value-type="float">
            <text:p>190.282</text:p>
          </table:table-cell>
          <table:table-cell office:value-type="float" office:value="0.967132" calcext:value-type="float">
            <text:p>0.9671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5]-[.A365]; 2)+POWER([.K365]-[.B365];2))" office:value-type="float" office:value="208.12520351942" calcext:value-type="float">
            <text:p>208.1252035194</text:p>
          </table:table-cell>
          <table:table-cell table:formula="of:=SQRT(POWER([.J365]-[.C365]; 2)+POWER([.K365]-[.D365];2))" office:value-type="float" office:value="259.153717173804" calcext:value-type="float">
            <text:p>259.1537171738</text:p>
          </table:table-cell>
        </table:table-row>
        <table:table-row table:style-name="ro1">
          <table:table-cell office:value-type="float" office:value="187.49" calcext:value-type="float">
            <text:p>187.49</text:p>
          </table:table-cell>
          <table:table-cell office:value-type="float" office:value="211.102" calcext:value-type="float">
            <text:p>211.102</text:p>
          </table:table-cell>
          <table:table-cell office:value-type="float" office:value="161.343" calcext:value-type="float">
            <text:p>161.343</text:p>
          </table:table-cell>
          <table:table-cell office:value-type="float" office:value="128.989" calcext:value-type="float">
            <text:p>128.989</text:p>
          </table:table-cell>
          <table:table-cell office:value-type="float" office:value="17.1492" calcext:value-type="float">
            <text:p>17.1492</text:p>
          </table:table-cell>
          <table:table-cell office:value-type="float" office:value="13.6218" calcext:value-type="float">
            <text:p>13.6218</text:p>
          </table:table-cell>
          <table:table-cell office:value-type="float" office:value="177.3" calcext:value-type="float">
            <text:p>177.3</text:p>
          </table:table-cell>
          <table:table-cell office:value-type="float" office:value="0.95585" calcext:value-type="float">
            <text:p>0.955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6]-[.A366]; 2)+POWER([.K366]-[.B366];2))" office:value-type="float" office:value="198.924273290114" calcext:value-type="float">
            <text:p>198.9242732901</text:p>
          </table:table-cell>
          <table:table-cell table:formula="of:=SQRT(POWER([.J366]-[.C366]; 2)+POWER([.K366]-[.D366];2))" office:value-type="float" office:value="249.695065569987" calcext:value-type="float">
            <text:p>249.69506557</text:p>
          </table:table-cell>
        </table:table-row>
        <table:table-row table:style-name="ro1">
          <table:table-cell office:value-type="float" office:value="195.982" calcext:value-type="float">
            <text:p>195.982</text:p>
          </table:table-cell>
          <table:table-cell office:value-type="float" office:value="207.17" calcext:value-type="float">
            <text:p>207.17</text:p>
          </table:table-cell>
          <table:table-cell office:value-type="float" office:value="169.92" calcext:value-type="float">
            <text:p>169.92</text:p>
          </table:table-cell>
          <table:table-cell office:value-type="float" office:value="125.077" calcext:value-type="float">
            <text:p>125.077</text:p>
          </table:table-cell>
          <table:table-cell office:value-type="float" office:value="21.2386" calcext:value-type="float">
            <text:p>21.2386</text:p>
          </table:table-cell>
          <table:table-cell office:value-type="float" office:value="9.2341" calcext:value-type="float">
            <text:p>9.2341</text:p>
          </table:table-cell>
          <table:table-cell office:value-type="float" office:value="164.412" calcext:value-type="float">
            <text:p>164.412</text:p>
          </table:table-cell>
          <table:table-cell office:value-type="float" office:value="0.770649" calcext:value-type="float">
            <text:p>0.7706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7]-[.A367]; 2)+POWER([.K367]-[.B367];2))" office:value-type="float" office:value="191.216885300436" calcext:value-type="float">
            <text:p>191.2168853004</text:p>
          </table:table-cell>
          <table:table-cell table:formula="of:=SQRT(POWER([.J367]-[.C367]; 2)+POWER([.K367]-[.D367];2))" office:value-type="float" office:value="243.928748467662" calcext:value-type="float">
            <text:p>243.9287484677</text:p>
          </table:table-cell>
        </table:table-row>
        <table:table-row table:style-name="ro1">
          <table:table-cell office:value-type="float" office:value="189.955" calcext:value-type="float">
            <text:p>189.955</text:p>
          </table:table-cell>
          <table:table-cell office:value-type="float" office:value="217.867" calcext:value-type="float">
            <text:p>217.867</text:p>
          </table:table-cell>
          <table:table-cell office:value-type="float" office:value="163.786" calcext:value-type="float">
            <text:p>163.786</text:p>
          </table:table-cell>
          <table:table-cell office:value-type="float" office:value="136.004" calcext:value-type="float">
            <text:p>136.004</text:p>
          </table:table-cell>
          <table:table-cell office:value-type="float" office:value="10.4615" calcext:value-type="float">
            <text:p>10.4615</text:p>
          </table:table-cell>
          <table:table-cell office:value-type="float" office:value="20.0562" calcext:value-type="float">
            <text:p>20.0562</text:p>
          </table:table-cell>
          <table:table-cell office:value-type="float" office:value="172.979" calcext:value-type="float">
            <text:p>172.979</text:p>
          </table:table-cell>
          <table:table-cell office:value-type="float" office:value="0.740323" calcext:value-type="float">
            <text:p>0.7403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8]-[.A368]; 2)+POWER([.K368]-[.B368];2))" office:value-type="float" office:value="195.539928694883" calcext:value-type="float">
            <text:p>195.5399286949</text:p>
          </table:table-cell>
          <table:table-cell table:formula="of:=SQRT(POWER([.J368]-[.C368]; 2)+POWER([.K368]-[.D368];2))" office:value-type="float" office:value="244.395903836378" calcext:value-type="float">
            <text:p>244.3959038364</text:p>
          </table:table-cell>
        </table:table-row>
        <table:table-row table:style-name="ro1">
          <table:table-cell office:value-type="float" office:value="200.365" calcext:value-type="float">
            <text:p>200.365</text:p>
          </table:table-cell>
          <table:table-cell office:value-type="float" office:value="206.952" calcext:value-type="float">
            <text:p>206.952</text:p>
          </table:table-cell>
          <table:table-cell office:value-type="float" office:value="174.341" calcext:value-type="float">
            <text:p>174.341</text:p>
          </table:table-cell>
          <table:table-cell office:value-type="float" office:value="124.862" calcext:value-type="float">
            <text:p>124.862</text:p>
          </table:table-cell>
          <table:table-cell office:value-type="float" office:value="22.2583" calcext:value-type="float">
            <text:p>22.2583</text:p>
          </table:table-cell>
          <table:table-cell office:value-type="float" office:value="9.11964" calcext:value-type="float">
            <text:p>9.11964</text:p>
          </table:table-cell>
          <table:table-cell office:value-type="float" office:value="157.667" calcext:value-type="float">
            <text:p>157.667</text:p>
          </table:table-cell>
          <table:table-cell office:value-type="float" office:value="0.720149" calcext:value-type="float">
            <text:p>0.7201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69]-[.A369]; 2)+POWER([.K369]-[.B369];2))" office:value-type="float" office:value="186.949660414241" calcext:value-type="float">
            <text:p>186.9496604142</text:p>
          </table:table-cell>
          <table:table-cell table:formula="of:=SQRT(POWER([.J369]-[.C369]; 2)+POWER([.K369]-[.D369];2))" office:value-type="float" office:value="240.162876658738" calcext:value-type="float">
            <text:p>240.1628766587</text:p>
          </table:table-cell>
        </table:table-row>
        <table:table-row table:style-name="ro1">
          <table:table-cell office:value-type="float" office:value="191.471" calcext:value-type="float">
            <text:p>191.471</text:p>
          </table:table-cell>
          <table:table-cell office:value-type="float" office:value="241.246" calcext:value-type="float">
            <text:p>241.246</text:p>
          </table:table-cell>
          <table:table-cell office:value-type="float" office:value="165.292" calcext:value-type="float">
            <text:p>165.292</text:p>
          </table:table-cell>
          <table:table-cell office:value-type="float" office:value="157.011" calcext:value-type="float">
            <text:p>157.011</text:p>
          </table:table-cell>
          <table:table-cell office:value-type="float" office:value="22.3628" calcext:value-type="float">
            <text:p>22.3628</text:p>
          </table:table-cell>
          <table:table-cell office:value-type="float" office:value="61.2009" calcext:value-type="float">
            <text:p>61.2009</text:p>
          </table:table-cell>
          <table:table-cell office:value-type="float" office:value="171.205" calcext:value-type="float">
            <text:p>171.205</text:p>
          </table:table-cell>
          <table:table-cell office:value-type="float" office:value="0.606194" calcext:value-type="float">
            <text:p>0.60619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0]-[.A370]; 2)+POWER([.K370]-[.B370];2))" office:value-type="float" office:value="192.530476436849" calcext:value-type="float">
            <text:p>192.5304764368</text:p>
          </table:table-cell>
          <table:table-cell table:formula="of:=SQRT(POWER([.J370]-[.C370]; 2)+POWER([.K370]-[.D370];2))" office:value-type="float" office:value="234.640830600729" calcext:value-type="float">
            <text:p>234.6408306007</text:p>
          </table:table-cell>
        </table:table-row>
        <table:table-row table:style-name="ro1">
          <table:table-cell office:value-type="float" office:value="206.31" calcext:value-type="float">
            <text:p>206.31</text:p>
          </table:table-cell>
          <table:table-cell office:value-type="float" office:value="206.995" calcext:value-type="float">
            <text:p>206.995</text:p>
          </table:table-cell>
          <table:table-cell office:value-type="float" office:value="180.333" calcext:value-type="float">
            <text:p>180.333</text:p>
          </table:table-cell>
          <table:table-cell office:value-type="float" office:value="125.227" calcext:value-type="float">
            <text:p>125.227</text:p>
          </table:table-cell>
          <table:table-cell office:value-type="float" office:value="19.8025" calcext:value-type="float">
            <text:p>19.8025</text:p>
          </table:table-cell>
          <table:table-cell office:value-type="float" office:value="7.35803" calcext:value-type="float">
            <text:p>7.35803</text:p>
          </table:table-cell>
          <table:table-cell office:value-type="float" office:value="148.196" calcext:value-type="float">
            <text:p>148.196</text:p>
          </table:table-cell>
          <table:table-cell office:value-type="float" office:value="0.595255" calcext:value-type="float">
            <text:p>0.5952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1]-[.A371]; 2)+POWER([.K371]-[.B371];2))" office:value-type="float" office:value="181.105179729902" calcext:value-type="float">
            <text:p>181.1051797299</text:p>
          </table:table-cell>
          <table:table-cell table:formula="of:=SQRT(POWER([.J371]-[.C371]; 2)+POWER([.K371]-[.D371];2))" office:value-type="float" office:value="234.768354805327" calcext:value-type="float">
            <text:p>234.7683548053</text:p>
          </table:table-cell>
        </table:table-row>
        <table:table-row table:style-name="ro1">
          <table:table-cell office:value-type="float" office:value="193.289" calcext:value-type="float">
            <text:p>193.289</text:p>
          </table:table-cell>
          <table:table-cell office:value-type="float" office:value="202.573" calcext:value-type="float">
            <text:p>202.573</text:p>
          </table:table-cell>
          <table:table-cell office:value-type="float" office:value="167.206" calcext:value-type="float">
            <text:p>167.206</text:p>
          </table:table-cell>
          <table:table-cell office:value-type="float" office:value="121.033" calcext:value-type="float">
            <text:p>121.033</text:p>
          </table:table-cell>
          <table:table-cell office:value-type="float" office:value="17.338" calcext:value-type="float">
            <text:p>17.338</text:p>
          </table:table-cell>
          <table:table-cell office:value-type="float" office:value="0.28121" calcext:value-type="float">
            <text:p>0.28121</text:p>
          </table:table-cell>
          <table:table-cell office:value-type="float" office:value="168.369" calcext:value-type="float">
            <text:p>168.369</text:p>
          </table:table-cell>
          <table:table-cell office:value-type="float" office:value="0.543902" calcext:value-type="float">
            <text:p>0.5439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2]-[.A372]; 2)+POWER([.K372]-[.B372];2))" office:value-type="float" office:value="194.743867297535" calcext:value-type="float">
            <text:p>194.7438672975</text:p>
          </table:table-cell>
          <table:table-cell table:formula="of:=SQRT(POWER([.J372]-[.C372]; 2)+POWER([.K372]-[.D372];2))" office:value-type="float" office:value="248.259246605237" calcext:value-type="float">
            <text:p>248.2592466052</text:p>
          </table:table-cell>
        </table:table-row>
        <table:table-row table:style-name="ro1">
          <table:table-cell office:value-type="float" office:value="181.792" calcext:value-type="float">
            <text:p>181.792</text:p>
          </table:table-cell>
          <table:table-cell office:value-type="float" office:value="212.742" calcext:value-type="float">
            <text:p>212.742</text:p>
          </table:table-cell>
          <table:table-cell office:value-type="float" office:value="155.574" calcext:value-type="float">
            <text:p>155.574</text:p>
          </table:table-cell>
          <table:table-cell office:value-type="float" office:value="131.119" calcext:value-type="float">
            <text:p>131.119</text:p>
          </table:table-cell>
          <table:table-cell office:value-type="float" office:value="9.29352" calcext:value-type="float">
            <text:p>9.29352</text:p>
          </table:table-cell>
          <table:table-cell office:value-type="float" office:value="12.2645" calcext:value-type="float">
            <text:p>12.2645</text:p>
          </table:table-cell>
          <table:table-cell office:value-type="float" office:value="185.667" calcext:value-type="float">
            <text:p>185.667</text:p>
          </table:table-cell>
          <table:table-cell office:value-type="float" office:value="0.524037" calcext:value-type="float">
            <text:p>0.5240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3]-[.A373]; 2)+POWER([.K373]-[.B373];2))" office:value-type="float" office:value="204.313743610164" calcext:value-type="float">
            <text:p>204.3137436102</text:p>
          </table:table-cell>
          <table:table-cell table:formula="of:=SQRT(POWER([.J373]-[.C373]; 2)+POWER([.K373]-[.D373];2))" office:value-type="float" office:value="253.915406458529" calcext:value-type="float">
            <text:p>253.9154064585</text:p>
          </table:table-cell>
        </table:table-row>
        <table:table-row table:style-name="ro1">
          <table:table-cell office:value-type="float" office:value="194.332" calcext:value-type="float">
            <text:p>194.332</text:p>
          </table:table-cell>
          <table:table-cell office:value-type="float" office:value="244.675" calcext:value-type="float">
            <text:p>244.675</text:p>
          </table:table-cell>
          <table:table-cell office:value-type="float" office:value="168.135" calcext:value-type="float">
            <text:p>168.135</text:p>
          </table:table-cell>
          <table:table-cell office:value-type="float" office:value="161.194" calcext:value-type="float">
            <text:p>161.194</text:p>
          </table:table-cell>
          <table:table-cell office:value-type="float" office:value="12.6119" calcext:value-type="float">
            <text:p>12.6119</text:p>
          </table:table-cell>
          <table:table-cell office:value-type="float" office:value="61.0682" calcext:value-type="float">
            <text:p>61.0682</text:p>
          </table:table-cell>
          <table:table-cell office:value-type="float" office:value="166.129" calcext:value-type="float">
            <text:p>166.129</text:p>
          </table:table-cell>
          <table:table-cell office:value-type="float" office:value="0.52269" calcext:value-type="float">
            <text:p>0.5226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4]-[.A374]; 2)+POWER([.K374]-[.B374];2))" office:value-type="float" office:value="189.686862615733" calcext:value-type="float">
            <text:p>189.6868626157</text:p>
          </table:table-cell>
          <table:table-cell table:formula="of:=SQRT(POWER([.J374]-[.C374]; 2)+POWER([.K374]-[.D374];2))" office:value-type="float" office:value="230.493617831384" calcext:value-type="float">
            <text:p>230.4936178314</text:p>
          </table:table-cell>
        </table:table-row>
        <table:table-row table:style-name="ro1">
          <table:table-cell office:value-type="float" office:value="181.041" calcext:value-type="float">
            <text:p>181.041</text:p>
          </table:table-cell>
          <table:table-cell office:value-type="float" office:value="211.977" calcext:value-type="float">
            <text:p>211.977</text:p>
          </table:table-cell>
          <table:table-cell office:value-type="float" office:value="154.823" calcext:value-type="float">
            <text:p>154.823</text:p>
          </table:table-cell>
          <table:table-cell office:value-type="float" office:value="130.33" calcext:value-type="float">
            <text:p>130.33</text:p>
          </table:table-cell>
          <table:table-cell office:value-type="float" office:value="9.90305" calcext:value-type="float">
            <text:p>9.90305</text:p>
          </table:table-cell>
          <table:table-cell office:value-type="float" office:value="11.4915" calcext:value-type="float">
            <text:p>11.4915</text:p>
          </table:table-cell>
          <table:table-cell office:value-type="float" office:value="186.88" calcext:value-type="float">
            <text:p>186.88</text:p>
          </table:table-cell>
          <table:table-cell office:value-type="float" office:value="0.494903" calcext:value-type="float">
            <text:p>0.4949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5]-[.A375]; 2)+POWER([.K375]-[.B375];2))" office:value-type="float" office:value="205.167580796772" calcext:value-type="float">
            <text:p>205.1675807968</text:p>
          </table:table-cell>
          <table:table-cell table:formula="of:=SQRT(POWER([.J375]-[.C375]; 2)+POWER([.K375]-[.D375];2))" office:value-type="float" office:value="254.935847281233" calcext:value-type="float">
            <text:p>254.9358472812</text:p>
          </table:table-cell>
        </table:table-row>
        <table:table-row table:style-name="ro1">
          <table:table-cell office:value-type="float" office:value="158.277" calcext:value-type="float">
            <text:p>158.277</text:p>
          </table:table-cell>
          <table:table-cell office:value-type="float" office:value="223.532" calcext:value-type="float">
            <text:p>223.532</text:p>
          </table:table-cell>
          <table:table-cell office:value-type="float" office:value="131.904" calcext:value-type="float">
            <text:p>131.904</text:p>
          </table:table-cell>
          <table:table-cell office:value-type="float" office:value="141.115" calcext:value-type="float">
            <text:p>141.115</text:p>
          </table:table-cell>
          <table:table-cell office:value-type="float" office:value="6.26589" calcext:value-type="float">
            <text:p>6.26589</text:p>
          </table:table-cell>
          <table:table-cell office:value-type="float" office:value="28.6988" calcext:value-type="float">
            <text:p>28.6988</text:p>
          </table:table-cell>
          <table:table-cell office:value-type="float" office:value="221.636" calcext:value-type="float">
            <text:p>221.636</text:p>
          </table:table-cell>
          <table:table-cell office:value-type="float" office:value="0.477785" calcext:value-type="float">
            <text:p>0.4777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6]-[.A376]; 2)+POWER([.K376]-[.B376];2))" office:value-type="float" office:value="226.477238929213" calcext:value-type="float">
            <text:p>226.4772389292</text:p>
          </table:table-cell>
          <table:table-cell table:formula="of:=SQRT(POWER([.J376]-[.C376]; 2)+POWER([.K376]-[.D376];2))" office:value-type="float" office:value="271.533011696552" calcext:value-type="float">
            <text:p>271.5330116966</text:p>
          </table:table-cell>
        </table:table-row>
        <table:table-row table:style-name="ro1">
          <table:table-cell office:value-type="float" office:value="188.365" calcext:value-type="float">
            <text:p>188.365</text:p>
          </table:table-cell>
          <table:table-cell office:value-type="float" office:value="208.694" calcext:value-type="float">
            <text:p>208.694</text:p>
          </table:table-cell>
          <table:table-cell office:value-type="float" office:value="162.226" calcext:value-type="float">
            <text:p>162.226</text:p>
          </table:table-cell>
          <table:table-cell office:value-type="float" office:value="126.843" calcext:value-type="float">
            <text:p>126.843</text:p>
          </table:table-cell>
          <table:table-cell office:value-type="float" office:value="15.9119" calcext:value-type="float">
            <text:p>15.9119</text:p>
          </table:table-cell>
          <table:table-cell office:value-type="float" office:value="9.21872" calcext:value-type="float">
            <text:p>9.21872</text:p>
          </table:table-cell>
          <table:table-cell office:value-type="float" office:value="175.89" calcext:value-type="float">
            <text:p>175.89</text:p>
          </table:table-cell>
          <table:table-cell office:value-type="float" office:value="0.451159" calcext:value-type="float">
            <text:p>0.4511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7]-[.A377]; 2)+POWER([.K377]-[.B377];2))" office:value-type="float" office:value="198.449849737912" calcext:value-type="float">
            <text:p>198.4498497379</text:p>
          </table:table-cell>
          <table:table-cell table:formula="of:=SQRT(POWER([.J377]-[.C377]; 2)+POWER([.K377]-[.D377];2))" office:value-type="float" office:value="249.889659099771" calcext:value-type="float">
            <text:p>249.8896590998</text:p>
          </table:table-cell>
        </table:table-row>
        <table:table-row table:style-name="ro1">
          <table:table-cell office:value-type="float" office:value="208.713" calcext:value-type="float">
            <text:p>208.713</text:p>
          </table:table-cell>
          <table:table-cell office:value-type="float" office:value="203.979" calcext:value-type="float">
            <text:p>203.979</text:p>
          </table:table-cell>
          <table:table-cell office:value-type="float" office:value="182.774" calcext:value-type="float">
            <text:p>182.774</text:p>
          </table:table-cell>
          <table:table-cell office:value-type="float" office:value="122.038" calcext:value-type="float">
            <text:p>122.038</text:p>
          </table:table-cell>
          <table:table-cell office:value-type="float" office:value="24.2027" calcext:value-type="float">
            <text:p>24.2027</text:p>
          </table:table-cell>
          <table:table-cell office:value-type="float" office:value="5.00148" calcext:value-type="float">
            <text:p>5.00148</text:p>
          </table:table-cell>
          <table:table-cell office:value-type="float" office:value="144.8" calcext:value-type="float">
            <text:p>144.8</text:p>
          </table:table-cell>
          <table:table-cell office:value-type="float" office:value="0.450708" calcext:value-type="float">
            <text:p>0.4507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8]-[.A378]; 2)+POWER([.K378]-[.B378];2))" office:value-type="float" office:value="179.363119982899" calcext:value-type="float">
            <text:p>179.3631199829</text:p>
          </table:table-cell>
          <table:table-cell table:formula="of:=SQRT(POWER([.J378]-[.C378]; 2)+POWER([.K378]-[.D378];2))" office:value-type="float" office:value="234.27075045767" calcext:value-type="float">
            <text:p>234.2707504577</text:p>
          </table:table-cell>
        </table:table-row>
        <table:table-row table:style-name="ro1">
          <table:table-cell office:value-type="float" office:value="179.916" calcext:value-type="float">
            <text:p>179.916</text:p>
          </table:table-cell>
          <table:table-cell office:value-type="float" office:value="210.067" calcext:value-type="float">
            <text:p>210.067</text:p>
          </table:table-cell>
          <table:table-cell office:value-type="float" office:value="153.715" calcext:value-type="float">
            <text:p>153.715</text:p>
          </table:table-cell>
          <table:table-cell office:value-type="float" office:value="128.072" calcext:value-type="float">
            <text:p>128.072</text:p>
          </table:table-cell>
          <table:table-cell office:value-type="float" office:value="14.8842" calcext:value-type="float">
            <text:p>14.8842</text:p>
          </table:table-cell>
          <table:table-cell office:value-type="float" office:value="11.3999" calcext:value-type="float">
            <text:p>11.3999</text:p>
          </table:table-cell>
          <table:table-cell office:value-type="float" office:value="188.927" calcext:value-type="float">
            <text:p>188.927</text:p>
          </table:table-cell>
          <table:table-cell office:value-type="float" office:value="0.436779" calcext:value-type="float">
            <text:p>0.43677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79]-[.A379]; 2)+POWER([.K379]-[.B379];2))" office:value-type="float" office:value="206.56716957203" calcext:value-type="float">
            <text:p>206.567169572</text:p>
          </table:table-cell>
          <table:table-cell table:formula="of:=SQRT(POWER([.J379]-[.C379]; 2)+POWER([.K379]-[.D379];2))" office:value-type="float" office:value="256.925612598277" calcext:value-type="float">
            <text:p>256.9256125983</text:p>
          </table:table-cell>
        </table:table-row>
        <table:table-row table:style-name="ro1">
          <table:table-cell office:value-type="float" office:value="191.096" calcext:value-type="float">
            <text:p>191.096</text:p>
          </table:table-cell>
          <table:table-cell office:value-type="float" office:value="213.074" calcext:value-type="float">
            <text:p>213.074</text:p>
          </table:table-cell>
          <table:table-cell office:value-type="float" office:value="164.969" calcext:value-type="float">
            <text:p>164.969</text:p>
          </table:table-cell>
          <table:table-cell office:value-type="float" office:value="130.931" calcext:value-type="float">
            <text:p>130.931</text:p>
          </table:table-cell>
          <table:table-cell office:value-type="float" office:value="16.979" calcext:value-type="float">
            <text:p>16.979</text:p>
          </table:table-cell>
          <table:table-cell office:value-type="float" office:value="16.2409" calcext:value-type="float">
            <text:p>16.2409</text:p>
          </table:table-cell>
          <table:table-cell office:value-type="float" office:value="171.672" calcext:value-type="float">
            <text:p>171.672</text:p>
          </table:table-cell>
          <table:table-cell office:value-type="float" office:value="0.417991" calcext:value-type="float">
            <text:p>0.4179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0]-[.A380]; 2)+POWER([.K380]-[.B380];2))" office:value-type="float" office:value="195.060674386202" calcext:value-type="float">
            <text:p>195.0606743862</text:p>
          </table:table-cell>
          <table:table-cell table:formula="of:=SQRT(POWER([.J380]-[.C380]; 2)+POWER([.K380]-[.D380];2))" office:value-type="float" office:value="245.582779774967" calcext:value-type="float">
            <text:p>245.582779775</text:p>
          </table:table-cell>
        </table:table-row>
        <table:table-row table:style-name="ro1">
          <table:table-cell office:value-type="float" office:value="179.312" calcext:value-type="float">
            <text:p>179.312</text:p>
          </table:table-cell>
          <table:table-cell office:value-type="float" office:value="212.907" calcext:value-type="float">
            <text:p>212.907</text:p>
          </table:table-cell>
          <table:table-cell office:value-type="float" office:value="153.094" calcext:value-type="float">
            <text:p>153.094</text:p>
          </table:table-cell>
          <table:table-cell office:value-type="float" office:value="130.88" calcext:value-type="float">
            <text:p>130.88</text:p>
          </table:table-cell>
          <table:table-cell office:value-type="float" office:value="13.2773" calcext:value-type="float">
            <text:p>13.2773</text:p>
          </table:table-cell>
          <table:table-cell office:value-type="float" office:value="14.8763" calcext:value-type="float">
            <text:p>14.8763</text:p>
          </table:table-cell>
          <table:table-cell office:value-type="float" office:value="189.73" calcext:value-type="float">
            <text:p>189.73</text:p>
          </table:table-cell>
          <table:table-cell office:value-type="float" office:value="0.415165" calcext:value-type="float">
            <text:p>0.41516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1]-[.A381]; 2)+POWER([.K381]-[.B381];2))" office:value-type="float" office:value="206.745205489752" calcext:value-type="float">
            <text:p>206.7452054898</text:p>
          </table:table-cell>
          <table:table-cell table:formula="of:=SQRT(POWER([.J381]-[.C381]; 2)+POWER([.K381]-[.D381];2))" office:value-type="float" office:value="256.252288255149" calcext:value-type="float">
            <text:p>256.2522882551</text:p>
          </table:table-cell>
        </table:table-row>
        <table:table-row table:style-name="ro1">
          <table:table-cell office:value-type="float" office:value="181.262" calcext:value-type="float">
            <text:p>181.262</text:p>
          </table:table-cell>
          <table:table-cell office:value-type="float" office:value="208.727" calcext:value-type="float">
            <text:p>208.727</text:p>
          </table:table-cell>
          <table:table-cell office:value-type="float" office:value="155.084" calcext:value-type="float">
            <text:p>155.084</text:p>
          </table:table-cell>
          <table:table-cell office:value-type="float" office:value="126.596" calcext:value-type="float">
            <text:p>126.596</text:p>
          </table:table-cell>
          <table:table-cell office:value-type="float" office:value="17.6059" calcext:value-type="float">
            <text:p>17.6059</text:p>
          </table:table-cell>
          <table:table-cell office:value-type="float" office:value="10.755" calcext:value-type="float">
            <text:p>10.755</text:p>
          </table:table-cell>
          <table:table-cell office:value-type="float" office:value="187.009" calcext:value-type="float">
            <text:p>187.009</text:p>
          </table:table-cell>
          <table:table-cell office:value-type="float" office:value="0.394138" calcext:value-type="float">
            <text:p>0.3941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2]-[.A382]; 2)+POWER([.K382]-[.B382];2))" office:value-type="float" office:value="205.450210934426" calcext:value-type="float">
            <text:p>205.4502109344</text:p>
          </table:table-cell>
          <table:table-cell table:formula="of:=SQRT(POWER([.J382]-[.C382]; 2)+POWER([.K382]-[.D382];2))" office:value-type="float" office:value="256.360328974668" calcext:value-type="float">
            <text:p>256.3603289747</text:p>
          </table:table-cell>
        </table:table-row>
        <table:table-row table:style-name="ro1">
          <table:table-cell office:value-type="float" office:value="199.882" calcext:value-type="float">
            <text:p>199.882</text:p>
          </table:table-cell>
          <table:table-cell office:value-type="float" office:value="203.587" calcext:value-type="float">
            <text:p>203.587</text:p>
          </table:table-cell>
          <table:table-cell office:value-type="float" office:value="173.854" calcext:value-type="float">
            <text:p>173.854</text:p>
          </table:table-cell>
          <table:table-cell office:value-type="float" office:value="122.002" calcext:value-type="float">
            <text:p>122.002</text:p>
          </table:table-cell>
          <table:table-cell office:value-type="float" office:value="18.5513" calcext:value-type="float">
            <text:p>18.5513</text:p>
          </table:table-cell>
          <table:table-cell office:value-type="float" office:value="1.97367" calcext:value-type="float">
            <text:p>1.97367</text:p>
          </table:table-cell>
          <table:table-cell office:value-type="float" office:value="158.152" calcext:value-type="float">
            <text:p>158.152</text:p>
          </table:table-cell>
          <table:table-cell office:value-type="float" office:value="0.383921" calcext:value-type="float">
            <text:p>0.3839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3]-[.A383]; 2)+POWER([.K383]-[.B383];2))" office:value-type="float" office:value="188.082419415" calcext:value-type="float">
            <text:p>188.082419415</text:p>
          </table:table-cell>
          <table:table-cell table:formula="of:=SQRT(POWER([.J383]-[.C383]; 2)+POWER([.K383]-[.D383];2))" office:value-type="float" office:value="241.993515037077" calcext:value-type="float">
            <text:p>241.9935150371</text:p>
          </table:table-cell>
        </table:table-row>
        <table:table-row table:style-name="ro1">
          <table:table-cell office:value-type="float" office:value="205.403" calcext:value-type="float">
            <text:p>205.403</text:p>
          </table:table-cell>
          <table:table-cell office:value-type="float" office:value="205.024" calcext:value-type="float">
            <text:p>205.024</text:p>
          </table:table-cell>
          <table:table-cell office:value-type="float" office:value="179.432" calcext:value-type="float">
            <text:p>179.432</text:p>
          </table:table-cell>
          <table:table-cell office:value-type="float" office:value="122.911" calcext:value-type="float">
            <text:p>122.911</text:p>
          </table:table-cell>
          <table:table-cell office:value-type="float" office:value="24.8039" calcext:value-type="float">
            <text:p>24.8039</text:p>
          </table:table-cell>
          <table:table-cell office:value-type="float" office:value="7.19344" calcext:value-type="float">
            <text:p>7.19344</text:p>
          </table:table-cell>
          <table:table-cell office:value-type="float" office:value="150.019" calcext:value-type="float">
            <text:p>150.019</text:p>
          </table:table-cell>
          <table:table-cell office:value-type="float" office:value="0.380762" calcext:value-type="float">
            <text:p>0.38076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4]-[.A384]; 2)+POWER([.K384]-[.B384];2))" office:value-type="float" office:value="182.384519587053" calcext:value-type="float">
            <text:p>182.3845195871</text:p>
          </table:table-cell>
          <table:table-cell table:formula="of:=SQRT(POWER([.J384]-[.C384]; 2)+POWER([.K384]-[.D384];2))" office:value-type="float" office:value="236.707111310581" calcext:value-type="float">
            <text:p>236.7071113106</text:p>
          </table:table-cell>
        </table:table-row>
        <table:table-row table:style-name="ro1">
          <table:table-cell office:value-type="float" office:value="238.762" calcext:value-type="float">
            <text:p>238.762</text:p>
          </table:table-cell>
          <table:table-cell office:value-type="float" office:value="553.144" calcext:value-type="float">
            <text:p>553.144</text:p>
          </table:table-cell>
          <table:table-cell office:value-type="float" office:value="212.209" calcext:value-type="float">
            <text:p>212.209</text:p>
          </table:table-cell>
          <table:table-cell office:value-type="float" office:value="463.509" calcext:value-type="float">
            <text:p>463.509</text:p>
          </table:table-cell>
          <table:table-cell office:value-type="float" office:value="-70.4061" calcext:value-type="float">
            <text:p>-70.4061</text:p>
          </table:table-cell>
          <table:table-cell office:value-type="float" office:value="449.419" calcext:value-type="float">
            <text:p>449.419</text:p>
          </table:table-cell>
          <table:table-cell office:value-type="float" office:value="93.5596" calcext:value-type="float">
            <text:p>93.5596</text:p>
          </table:table-cell>
          <table:table-cell office:value-type="float" office:value="0.988047" calcext:value-type="float">
            <text:p>0.98804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5]-[.A385]; 2)+POWER([.K385]-[.B385];2))" office:value-type="float" office:value="343.372487802969" calcext:value-type="float">
            <text:p>343.372487803</text:p>
          </table:table-cell>
          <table:table-cell table:formula="of:=SQRT(POWER([.J385]-[.C385]; 2)+POWER([.K385]-[.D385];2))" office:value-type="float" office:value="280.318363226529" calcext:value-type="float">
            <text:p>280.3183632265</text:p>
          </table:table-cell>
        </table:table-row>
        <table:table-row table:style-name="ro1">
          <table:table-cell office:value-type="float" office:value="239.054" calcext:value-type="float">
            <text:p>239.054</text:p>
          </table:table-cell>
          <table:table-cell office:value-type="float" office:value="557.103" calcext:value-type="float">
            <text:p>557.103</text:p>
          </table:table-cell>
          <table:table-cell office:value-type="float" office:value="212.478" calcext:value-type="float">
            <text:p>212.478</text:p>
          </table:table-cell>
          <table:table-cell office:value-type="float" office:value="464.467" calcext:value-type="float">
            <text:p>464.467</text:p>
          </table:table-cell>
          <table:table-cell office:value-type="float" office:value="-46.5679" calcext:value-type="float">
            <text:p>-46.5679</text:p>
          </table:table-cell>
          <table:table-cell office:value-type="float" office:value="459.815" calcext:value-type="float">
            <text:p>459.815</text:p>
          </table:table-cell>
          <table:table-cell office:value-type="float" office:value="95.8943" calcext:value-type="float">
            <text:p>95.8943</text:p>
          </table:table-cell>
          <table:table-cell office:value-type="float" office:value="0.29548" calcext:value-type="float">
            <text:p>0.295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6]-[.A386]; 2)+POWER([.K386]-[.B386];2))" office:value-type="float" office:value="346.841813403459" calcext:value-type="float">
            <text:p>346.8418134035</text:p>
          </table:table-cell>
          <table:table-cell table:formula="of:=SQRT(POWER([.J386]-[.C386]; 2)+POWER([.K386]-[.D386];2))" office:value-type="float" office:value="280.911663291149" calcext:value-type="float">
            <text:p>280.9116632912</text:p>
          </table:table-cell>
        </table:table-row>
        <table:table-row table:style-name="ro1">
          <table:table-cell office:value-type="float" office:value="237.549" calcext:value-type="float">
            <text:p>237.549</text:p>
          </table:table-cell>
          <table:table-cell office:value-type="float" office:value="557.362" calcext:value-type="float">
            <text:p>557.362</text:p>
          </table:table-cell>
          <table:table-cell office:value-type="float" office:value="210.955" calcext:value-type="float">
            <text:p>210.955</text:p>
          </table:table-cell>
          <table:table-cell office:value-type="float" office:value="466.399" calcext:value-type="float">
            <text:p>466.399</text:p>
          </table:table-cell>
          <table:table-cell office:value-type="float" office:value="-61.253" calcext:value-type="float">
            <text:p>-61.253</text:p>
          </table:table-cell>
          <table:table-cell office:value-type="float" office:value="456.747" calcext:value-type="float">
            <text:p>456.747</text:p>
          </table:table-cell>
          <table:table-cell office:value-type="float" office:value="96.4401" calcext:value-type="float">
            <text:p>96.4401</text:p>
          </table:table-cell>
          <table:table-cell office:value-type="float" office:value="0.256229" calcext:value-type="float">
            <text:p>0.25622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7]-[.A387]; 2)+POWER([.K387]-[.B387];2))" office:value-type="float" office:value="347.708335311364" calcext:value-type="float">
            <text:p>347.7083353114</text:p>
          </table:table-cell>
          <table:table-cell table:formula="of:=SQRT(POWER([.J387]-[.C387]; 2)+POWER([.K387]-[.D387];2))" office:value-type="float" office:value="283.371634476706" calcext:value-type="float">
            <text:p>283.3716344767</text:p>
          </table:table-cell>
        </table:table-row>
        <table:table-row table:style-name="ro1">
          <table:table-cell office:value-type="float" office:value="238.96" calcext:value-type="float">
            <text:p>238.96</text:p>
          </table:table-cell>
          <table:table-cell office:value-type="float" office:value="556.633" calcext:value-type="float">
            <text:p>556.633</text:p>
          </table:table-cell>
          <table:table-cell office:value-type="float" office:value="212.385" calcext:value-type="float">
            <text:p>212.385</text:p>
          </table:table-cell>
          <table:table-cell office:value-type="float" office:value="464.179" calcext:value-type="float">
            <text:p>464.179</text:p>
          </table:table-cell>
          <table:table-cell office:value-type="float" office:value="-47.9231" calcext:value-type="float">
            <text:p>-47.9231</text:p>
          </table:table-cell>
          <table:table-cell office:value-type="float" office:value="458.925" calcext:value-type="float">
            <text:p>458.925</text:p>
          </table:table-cell>
          <table:table-cell office:value-type="float" office:value="95.8689" calcext:value-type="float">
            <text:p>95.8689</text:p>
          </table:table-cell>
          <table:table-cell office:value-type="float" office:value="0.254683" calcext:value-type="float">
            <text:p>0.2546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8]-[.A388]; 2)+POWER([.K388]-[.B388];2))" office:value-type="float" office:value="346.454219614944" calcext:value-type="float">
            <text:p>346.4542196149</text:p>
          </table:table-cell>
          <table:table-cell table:formula="of:=SQRT(POWER([.J388]-[.C388]; 2)+POWER([.K388]-[.D388];2))" office:value-type="float" office:value="280.74047849571" calcext:value-type="float">
            <text:p>280.7404784957</text:p>
          </table:table-cell>
        </table:table-row>
        <table:table-row table:style-name="ro1">
          <table:table-cell office:value-type="float" office:value="236.658" calcext:value-type="float">
            <text:p>236.658</text:p>
          </table:table-cell>
          <table:table-cell office:value-type="float" office:value="556.095" calcext:value-type="float">
            <text:p>556.095</text:p>
          </table:table-cell>
          <table:table-cell office:value-type="float" office:value="210.051" calcext:value-type="float">
            <text:p>210.051</text:p>
          </table:table-cell>
          <table:table-cell office:value-type="float" office:value="464.956" calcext:value-type="float">
            <text:p>464.956</text:p>
          </table:table-cell>
          <table:table-cell office:value-type="float" office:value="-59.5553" calcext:value-type="float">
            <text:p>-59.5553</text:p>
          </table:table-cell>
          <table:table-cell office:value-type="float" office:value="455.547" calcext:value-type="float">
            <text:p>455.547</text:p>
          </table:table-cell>
          <table:table-cell office:value-type="float" office:value="97.9078" calcext:value-type="float">
            <text:p>97.9078</text:p>
          </table:table-cell>
          <table:table-cell office:value-type="float" office:value="0.183708" calcext:value-type="float">
            <text:p>0.1837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89]-[.A389]; 2)+POWER([.K389]-[.B389];2))" office:value-type="float" office:value="346.937074970376" calcext:value-type="float">
            <text:p>346.9370749704</text:p>
          </table:table-cell>
          <table:table-cell table:formula="of:=SQRT(POWER([.J389]-[.C389]; 2)+POWER([.K389]-[.D389];2))" office:value-type="float" office:value="282.785488554487" calcext:value-type="float">
            <text:p>282.7854885545</text:p>
          </table:table-cell>
        </table:table-row>
        <table:table-row table:style-name="ro1">
          <table:table-cell office:value-type="float" office:value="238.539" calcext:value-type="float">
            <text:p>238.539</text:p>
          </table:table-cell>
          <table:table-cell office:value-type="float" office:value="555.519" calcext:value-type="float">
            <text:p>555.519</text:p>
          </table:table-cell>
          <table:table-cell office:value-type="float" office:value="211.967" calcext:value-type="float">
            <text:p>211.967</text:p>
          </table:table-cell>
          <table:table-cell office:value-type="float" office:value="464.408" calcext:value-type="float">
            <text:p>464.408</text:p>
          </table:table-cell>
          <table:table-cell office:value-type="float" office:value="-58.8897" calcext:value-type="float">
            <text:p>-58.8897</text:p>
          </table:table-cell>
          <table:table-cell office:value-type="float" office:value="455.027" calcext:value-type="float">
            <text:p>455.027</text:p>
          </table:table-cell>
          <table:table-cell office:value-type="float" office:value="95.2264" calcext:value-type="float">
            <text:p>95.2264</text:p>
          </table:table-cell>
          <table:table-cell office:value-type="float" office:value="0.165307" calcext:value-type="float">
            <text:p>0.1653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0]-[.A390]; 2)+POWER([.K390]-[.B390];2))" office:value-type="float" office:value="345.619828542866" calcext:value-type="float">
            <text:p>345.6198285429</text:p>
          </table:table-cell>
          <table:table-cell table:formula="of:=SQRT(POWER([.J390]-[.C390]; 2)+POWER([.K390]-[.D390];2))" office:value-type="float" office:value="281.177295585899" calcext:value-type="float">
            <text:p>281.1772955859</text:p>
          </table:table-cell>
        </table:table-row>
        <table:table-row table:style-name="ro1">
          <table:table-cell office:value-type="float" office:value="223.175" calcext:value-type="float">
            <text:p>223.175</text:p>
          </table:table-cell>
          <table:table-cell office:value-type="float" office:value="542.445" calcext:value-type="float">
            <text:p>542.445</text:p>
          </table:table-cell>
          <table:table-cell office:value-type="float" office:value="196.361" calcext:value-type="float">
            <text:p>196.361</text:p>
          </table:table-cell>
          <table:table-cell office:value-type="float" office:value="454.253" calcext:value-type="float">
            <text:p>454.253</text:p>
          </table:table-cell>
          <table:table-cell office:value-type="float" office:value="-84.1252" calcext:value-type="float">
            <text:p>-84.1252</text:p>
          </table:table-cell>
          <table:table-cell office:value-type="float" office:value="432.406" calcext:value-type="float">
            <text:p>432.406</text:p>
          </table:table-cell>
          <table:table-cell office:value-type="float" office:value="115.007" calcext:value-type="float">
            <text:p>115.007</text:p>
          </table:table-cell>
          <table:table-cell office:value-type="float" office:value="0.788521" calcext:value-type="float">
            <text:p>0.7885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1]-[.A391]; 2)+POWER([.K391]-[.B391];2))" office:value-type="float" office:value="340.781276847775" calcext:value-type="float">
            <text:p>340.7812768478</text:p>
          </table:table-cell>
          <table:table-cell table:formula="of:=SQRT(POWER([.J391]-[.C391]; 2)+POWER([.K391]-[.D391];2))" office:value-type="float" office:value="283.301483105895" calcext:value-type="float">
            <text:p>283.3014831059</text:p>
          </table:table-cell>
        </table:table-row>
        <table:table-row table:style-name="ro1">
          <table:table-cell office:value-type="float" office:value="217.654" calcext:value-type="float">
            <text:p>217.654</text:p>
          </table:table-cell>
          <table:table-cell office:value-type="float" office:value="542.312" calcext:value-type="float">
            <text:p>542.312</text:p>
          </table:table-cell>
          <table:table-cell office:value-type="float" office:value="190.739" calcext:value-type="float">
            <text:p>190.739</text:p>
          </table:table-cell>
          <table:table-cell office:value-type="float" office:value="454.294" calcext:value-type="float">
            <text:p>454.294</text:p>
          </table:table-cell>
          <table:table-cell office:value-type="float" office:value="-87.5835" calcext:value-type="float">
            <text:p>-87.5835</text:p>
          </table:table-cell>
          <table:table-cell office:value-type="float" office:value="431.303" calcext:value-type="float">
            <text:p>431.303</text:p>
          </table:table-cell>
          <table:table-cell office:value-type="float" office:value="122.865" calcext:value-type="float">
            <text:p>122.865</text:p>
          </table:table-cell>
          <table:table-cell office:value-type="float" office:value="0.668724" calcext:value-type="float">
            <text:p>0.6687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2]-[.A392]; 2)+POWER([.K392]-[.B392];2))" office:value-type="float" office:value="343.304950532322" calcext:value-type="float">
            <text:p>343.3049505323</text:p>
          </table:table-cell>
          <table:table-cell table:formula="of:=SQRT(POWER([.J392]-[.C392]; 2)+POWER([.K392]-[.D392];2))" office:value-type="float" office:value="287.086322483326" calcext:value-type="float">
            <text:p>287.0863224833</text:p>
          </table:table-cell>
        </table:table-row>
        <table:table-row table:style-name="ro1">
          <table:table-cell office:value-type="float" office:value="216.742" calcext:value-type="float">
            <text:p>216.742</text:p>
          </table:table-cell>
          <table:table-cell office:value-type="float" office:value="539.882" calcext:value-type="float">
            <text:p>539.882</text:p>
          </table:table-cell>
          <table:table-cell office:value-type="float" office:value="189.82" calcext:value-type="float">
            <text:p>189.82</text:p>
          </table:table-cell>
          <table:table-cell office:value-type="float" office:value="451.704" calcext:value-type="float">
            <text:p>451.704</text:p>
          </table:table-cell>
          <table:table-cell office:value-type="float" office:value="-85.4723" calcext:value-type="float">
            <text:p>-85.4723</text:p>
          </table:table-cell>
          <table:table-cell office:value-type="float" office:value="428.714" calcext:value-type="float">
            <text:p>428.714</text:p>
          </table:table-cell>
          <table:table-cell office:value-type="float" office:value="124.396" calcext:value-type="float">
            <text:p>124.396</text:p>
          </table:table-cell>
          <table:table-cell office:value-type="float" office:value="0.320232" calcext:value-type="float">
            <text:p>0.3202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3]-[.A393]; 2)+POWER([.K393]-[.B393];2))" office:value-type="float" office:value="341.626879047888" calcext:value-type="float">
            <text:p>341.6268790479</text:p>
          </table:table-cell>
          <table:table-cell table:formula="of:=SQRT(POWER([.J393]-[.C393]; 2)+POWER([.K393]-[.D393];2))" office:value-type="float" office:value="285.800000027992" calcext:value-type="float">
            <text:p>285.800000028</text:p>
          </table:table-cell>
        </table:table-row>
        <table:table-row table:style-name="ro1">
          <table:table-cell office:value-type="float" office:value="215.786" calcext:value-type="float">
            <text:p>215.786</text:p>
          </table:table-cell>
          <table:table-cell office:value-type="float" office:value="539.786" calcext:value-type="float">
            <text:p>539.786</text:p>
          </table:table-cell>
          <table:table-cell office:value-type="float" office:value="188.848" calcext:value-type="float">
            <text:p>188.848</text:p>
          </table:table-cell>
          <table:table-cell office:value-type="float" office:value="451.624" calcext:value-type="float">
            <text:p>451.624</text:p>
          </table:table-cell>
          <table:table-cell office:value-type="float" office:value="-85.9101" calcext:value-type="float">
            <text:p>-85.9101</text:p>
          </table:table-cell>
          <table:table-cell office:value-type="float" office:value="428.469" calcext:value-type="float">
            <text:p>428.469</text:p>
          </table:table-cell>
          <table:table-cell office:value-type="float" office:value="125.771" calcext:value-type="float">
            <text:p>125.771</text:p>
          </table:table-cell>
          <table:table-cell office:value-type="float" office:value="0.304823" calcext:value-type="float">
            <text:p>0.3048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4]-[.A394]; 2)+POWER([.K394]-[.B394];2))" office:value-type="float" office:value="342.012355905456" calcext:value-type="float">
            <text:p>342.0123559055</text:p>
          </table:table-cell>
          <table:table-cell table:formula="of:=SQRT(POWER([.J394]-[.C394]; 2)+POWER([.K394]-[.D394];2))" office:value-type="float" office:value="286.402731271893" calcext:value-type="float">
            <text:p>286.4027312719</text:p>
          </table:table-cell>
        </table:table-row>
        <table:table-row table:style-name="ro1">
          <table:table-cell office:value-type="float" office:value="222.893" calcext:value-type="float">
            <text:p>222.893</text:p>
          </table:table-cell>
          <table:table-cell office:value-type="float" office:value="539.804" calcext:value-type="float">
            <text:p>539.804</text:p>
          </table:table-cell>
          <table:table-cell office:value-type="float" office:value="196.08" calcext:value-type="float">
            <text:p>196.08</text:p>
          </table:table-cell>
          <table:table-cell office:value-type="float" office:value="452.03" calcext:value-type="float">
            <text:p>452.03</text:p>
          </table:table-cell>
          <table:table-cell office:value-type="float" office:value="-86.8197" calcext:value-type="float">
            <text:p>-86.8197</text:p>
          </table:table-cell>
          <table:table-cell office:value-type="float" office:value="428.397" calcext:value-type="float">
            <text:p>428.397</text:p>
          </table:table-cell>
          <table:table-cell office:value-type="float" office:value="115.136" calcext:value-type="float">
            <text:p>115.136</text:p>
          </table:table-cell>
          <table:table-cell office:value-type="float" office:value="0.251709" calcext:value-type="float">
            <text:p>0.2517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5]-[.A395]; 2)+POWER([.K395]-[.B395];2))" office:value-type="float" office:value="338.589261296043" calcext:value-type="float">
            <text:p>338.589261296</text:p>
          </table:table-cell>
          <table:table-cell table:formula="of:=SQRT(POWER([.J395]-[.C395]; 2)+POWER([.K395]-[.D395];2))" office:value-type="float" office:value="281.827123073703" calcext:value-type="float">
            <text:p>281.8271230737</text:p>
          </table:table-cell>
        </table:table-row>
        <table:table-row table:style-name="ro1">
          <table:table-cell office:value-type="float" office:value="219.731" calcext:value-type="float">
            <text:p>219.731</text:p>
          </table:table-cell>
          <table:table-cell office:value-type="float" office:value="538.38" calcext:value-type="float">
            <text:p>538.38</text:p>
          </table:table-cell>
          <table:table-cell office:value-type="float" office:value="192.866" calcext:value-type="float">
            <text:p>192.866</text:p>
          </table:table-cell>
          <table:table-cell office:value-type="float" office:value="450.418" calcext:value-type="float">
            <text:p>450.418</text:p>
          </table:table-cell>
          <table:table-cell office:value-type="float" office:value="-85.693" calcext:value-type="float">
            <text:p>-85.693</text:p>
          </table:table-cell>
          <table:table-cell office:value-type="float" office:value="426.805" calcext:value-type="float">
            <text:p>426.805</text:p>
          </table:table-cell>
          <table:table-cell office:value-type="float" office:value="119.93" calcext:value-type="float">
            <text:p>119.93</text:p>
          </table:table-cell>
          <table:table-cell office:value-type="float" office:value="0.196787" calcext:value-type="float">
            <text:p>0.1967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6]-[.A396]; 2)+POWER([.K396]-[.B396];2))" office:value-type="float" office:value="338.858980640915" calcext:value-type="float">
            <text:p>338.8589806409</text:p>
          </table:table-cell>
          <table:table-cell table:formula="of:=SQRT(POWER([.J396]-[.C396]; 2)+POWER([.K396]-[.D396];2))" office:value-type="float" office:value="282.79014954556" calcext:value-type="float">
            <text:p>282.7901495456</text:p>
          </table:table-cell>
        </table:table-row>
        <table:table-row table:style-name="ro1">
          <table:table-cell office:value-type="float" office:value="223.853" calcext:value-type="float">
            <text:p>223.853</text:p>
          </table:table-cell>
          <table:table-cell office:value-type="float" office:value="538.099" calcext:value-type="float">
            <text:p>538.099</text:p>
          </table:table-cell>
          <table:table-cell office:value-type="float" office:value="197.064" calcext:value-type="float">
            <text:p>197.064</text:p>
          </table:table-cell>
          <table:table-cell office:value-type="float" office:value="450.159" calcext:value-type="float">
            <text:p>450.159</text:p>
          </table:table-cell>
          <table:table-cell office:value-type="float" office:value="-84.2968" calcext:value-type="float">
            <text:p>-84.2968</text:p>
          </table:table-cell>
          <table:table-cell office:value-type="float" office:value="426.86" calcext:value-type="float">
            <text:p>426.86</text:p>
          </table:table-cell>
          <table:table-cell office:value-type="float" office:value="113.94" calcext:value-type="float">
            <text:p>113.94</text:p>
          </table:table-cell>
          <table:table-cell office:value-type="float" office:value="0.184693" calcext:value-type="float">
            <text:p>0.1846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7]-[.A397]; 2)+POWER([.K397]-[.B397];2))" office:value-type="float" office:value="336.632855511758" calcext:value-type="float">
            <text:p>336.6328555118</text:p>
          </table:table-cell>
          <table:table-cell table:formula="of:=SQRT(POWER([.J397]-[.C397]; 2)+POWER([.K397]-[.D397];2))" office:value-type="float" office:value="279.777120896259" calcext:value-type="float">
            <text:p>279.7771208963</text:p>
          </table:table-cell>
        </table:table-row>
        <table:table-row table:style-name="ro1">
          <table:table-cell office:value-type="float" office:value="181.741" calcext:value-type="float">
            <text:p>181.741</text:p>
          </table:table-cell>
          <table:table-cell office:value-type="float" office:value="279.45" calcext:value-type="float">
            <text:p>279.45</text:p>
          </table:table-cell>
          <table:table-cell office:value-type="float" office:value="155.401" calcext:value-type="float">
            <text:p>155.401</text:p>
          </table:table-cell>
          <table:table-cell office:value-type="float" office:value="192.979" calcext:value-type="float">
            <text:p>192.979</text:p>
          </table:table-cell>
          <table:table-cell office:value-type="float" office:value="20.1542" calcext:value-type="float">
            <text:p>20.1542</text:p>
          </table:table-cell>
          <table:table-cell office:value-type="float" office:value="116.193" calcext:value-type="float">
            <text:p>116.193</text:p>
          </table:table-cell>
          <table:table-cell office:value-type="float" office:value="185.395" calcext:value-type="float">
            <text:p>185.395</text:p>
          </table:table-cell>
          <table:table-cell office:value-type="float" office:value="0.00294066" calcext:value-type="float">
            <text:p>0.0029406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8]-[.A398]; 2)+POWER([.K398]-[.B398];2))" office:value-type="float" office:value="205.69687790776" calcext:value-type="float">
            <text:p>205.6968779078</text:p>
          </table:table-cell>
          <table:table-cell table:formula="of:=SQRT(POWER([.J398]-[.C398]; 2)+POWER([.K398]-[.D398];2))" office:value-type="float" office:value="233.795982091224" calcext:value-type="float">
            <text:p>233.7959820912</text:p>
          </table:table-cell>
        </table:table-row>
        <table:table-row table:style-name="ro1">
          <table:table-cell office:value-type="float" office:value="152.202" calcext:value-type="float">
            <text:p>152.202</text:p>
          </table:table-cell>
          <table:table-cell office:value-type="float" office:value="240.639" calcext:value-type="float">
            <text:p>240.639</text:p>
          </table:table-cell>
          <table:table-cell office:value-type="float" office:value="125.517" calcext:value-type="float">
            <text:p>125.517</text:p>
          </table:table-cell>
          <table:table-cell office:value-type="float" office:value="160.726" calcext:value-type="float">
            <text:p>160.726</text:p>
          </table:table-cell>
          <table:table-cell office:value-type="float" office:value="-34.8166" calcext:value-type="float">
            <text:p>-34.8166</text:p>
          </table:table-cell>
          <table:table-cell office:value-type="float" office:value="33.473" calcext:value-type="float">
            <text:p>33.473</text:p>
          </table:table-cell>
          <table:table-cell office:value-type="float" office:value="229.372" calcext:value-type="float">
            <text:p>229.372</text:p>
          </table:table-cell>
          <table:table-cell office:value-type="float" office:value="-0.0000182534" calcext:value-type="float">
            <text:p>-1.82534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399]-[.A399]; 2)+POWER([.K399]-[.B399];2))" office:value-type="float" office:value="231.801995515569" calcext:value-type="float">
            <text:p>231.8019955156</text:p>
          </table:table-cell>
          <table:table-cell table:formula="of:=SQRT(POWER([.J399]-[.C399]; 2)+POWER([.K399]-[.D399];2))" office:value-type="float" office:value="270.95926698491" calcext:value-type="float">
            <text:p>270.9592669849</text:p>
          </table:table-cell>
        </table:table-row>
        <table:table-row table:style-name="ro1">
          <table:table-cell office:value-type="float" office:value="152.417" calcext:value-type="float">
            <text:p>152.417</text:p>
          </table:table-cell>
          <table:table-cell office:value-type="float" office:value="239.822" calcext:value-type="float">
            <text:p>239.822</text:p>
          </table:table-cell>
          <table:table-cell office:value-type="float" office:value="125.748" calcext:value-type="float">
            <text:p>125.748</text:p>
          </table:table-cell>
          <table:table-cell office:value-type="float" office:value="159.782" calcext:value-type="float">
            <text:p>159.782</text:p>
          </table:table-cell>
          <table:table-cell office:value-type="float" office:value="-32.7736" calcext:value-type="float">
            <text:p>-32.7736</text:p>
          </table:table-cell>
          <table:table-cell office:value-type="float" office:value="33.2685" calcext:value-type="float">
            <text:p>33.2685</text:p>
          </table:table-cell>
          <table:table-cell office:value-type="float" office:value="229.113" calcext:value-type="float">
            <text:p>229.113</text:p>
          </table:table-cell>
          <table:table-cell office:value-type="float" office:value="-0.000164831" calcext:value-type="float">
            <text:p>-0.0001648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0]-[.A400]; 2)+POWER([.K400]-[.B400];2))" office:value-type="float" office:value="231.593241639302" calcext:value-type="float">
            <text:p>231.5932416393</text:p>
          </table:table-cell>
          <table:table-cell table:formula="of:=SQRT(POWER([.J400]-[.C400]; 2)+POWER([.K400]-[.D400];2))" office:value-type="float" office:value="271.023790520316" calcext:value-type="float">
            <text:p>271.0237905203</text:p>
          </table:table-cell>
        </table:table-row>
        <table:table-row table:style-name="ro1">
          <table:table-cell office:value-type="float" office:value="153.321" calcext:value-type="float">
            <text:p>153.321</text:p>
          </table:table-cell>
          <table:table-cell office:value-type="float" office:value="239.927" calcext:value-type="float">
            <text:p>239.927</text:p>
          </table:table-cell>
          <table:table-cell office:value-type="float" office:value="126.65" calcext:value-type="float">
            <text:p>126.65</text:p>
          </table:table-cell>
          <table:table-cell office:value-type="float" office:value="159.993" calcext:value-type="float">
            <text:p>159.993</text:p>
          </table:table-cell>
          <table:table-cell office:value-type="float" office:value="-33.8556" calcext:value-type="float">
            <text:p>-33.8556</text:p>
          </table:table-cell>
          <table:table-cell office:value-type="float" office:value="32.8091" calcext:value-type="float">
            <text:p>32.8091</text:p>
          </table:table-cell>
          <table:table-cell office:value-type="float" office:value="227.669" calcext:value-type="float">
            <text:p>227.669</text:p>
          </table:table-cell>
          <table:table-cell office:value-type="float" office:value="-0.000922817" calcext:value-type="float">
            <text:p>-0.0009228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1]-[.A401]; 2)+POWER([.K401]-[.B401];2))" office:value-type="float" office:value="230.688314333431" calcext:value-type="float">
            <text:p>230.6883143334</text:p>
          </table:table-cell>
          <table:table-cell table:formula="of:=SQRT(POWER([.J401]-[.C401]; 2)+POWER([.K401]-[.D401];2))" office:value-type="float" office:value="270.100297202724" calcext:value-type="float">
            <text:p>270.1002972027</text:p>
          </table:table-cell>
        </table:table-row>
        <table:table-row table:style-name="ro1">
          <table:table-cell office:value-type="float" office:value="152.962" calcext:value-type="float">
            <text:p>152.962</text:p>
          </table:table-cell>
          <table:table-cell office:value-type="float" office:value="241.874" calcext:value-type="float">
            <text:p>241.874</text:p>
          </table:table-cell>
          <table:table-cell office:value-type="float" office:value="126.273" calcext:value-type="float">
            <text:p>126.273</text:p>
          </table:table-cell>
          <table:table-cell office:value-type="float" office:value="161.989" calcext:value-type="float">
            <text:p>161.989</text:p>
          </table:table-cell>
          <table:table-cell office:value-type="float" office:value="-35.7392" calcext:value-type="float">
            <text:p>-35.7392</text:p>
          </table:table-cell>
          <table:table-cell office:value-type="float" office:value="34.8254" calcext:value-type="float">
            <text:p>34.8254</text:p>
          </table:table-cell>
          <table:table-cell office:value-type="float" office:value="228.119" calcext:value-type="float">
            <text:p>228.119</text:p>
          </table:table-cell>
          <table:table-cell office:value-type="float" office:value="-0.0035168" calcext:value-type="float">
            <text:p>-0.003516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2]-[.A402]; 2)+POWER([.K402]-[.B402];2))" office:value-type="float" office:value="231.038034357982" calcext:value-type="float">
            <text:p>231.038034358</text:p>
          </table:table-cell>
          <table:table-cell table:formula="of:=SQRT(POWER([.J402]-[.C402]; 2)+POWER([.K402]-[.D402];2))" office:value-type="float" office:value="269.861013579213" calcext:value-type="float">
            <text:p>269.8610135792</text:p>
          </table:table-cell>
        </table:table-row>
        <table:table-row table:style-name="ro1">
          <table:table-cell office:value-type="float" office:value="151.262" calcext:value-type="float">
            <text:p>151.262</text:p>
          </table:table-cell>
          <table:table-cell office:value-type="float" office:value="240.592" calcext:value-type="float">
            <text:p>240.592</text:p>
          </table:table-cell>
          <table:table-cell office:value-type="float" office:value="124.581" calcext:value-type="float">
            <text:p>124.581</text:p>
          </table:table-cell>
          <table:table-cell office:value-type="float" office:value="160.531" calcext:value-type="float">
            <text:p>160.531</text:p>
          </table:table-cell>
          <table:table-cell office:value-type="float" office:value="-33.2759" calcext:value-type="float">
            <text:p>-33.2759</text:p>
          </table:table-cell>
          <table:table-cell office:value-type="float" office:value="34.2601" calcext:value-type="float">
            <text:p>34.2601</text:p>
          </table:table-cell>
          <table:table-cell office:value-type="float" office:value="230.881" calcext:value-type="float">
            <text:p>230.881</text:p>
          </table:table-cell>
          <table:table-cell office:value-type="float" office:value="-0.00634061" calcext:value-type="float">
            <text:p>-0.0063406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3]-[.A403]; 2)+POWER([.K403]-[.B403];2))" office:value-type="float" office:value="232.742258964718" calcext:value-type="float">
            <text:p>232.7422589647</text:p>
          </table:table-cell>
          <table:table-cell table:formula="of:=SQRT(POWER([.J403]-[.C403]; 2)+POWER([.K403]-[.D403];2))" office:value-type="float" office:value="271.910675630803" calcext:value-type="float">
            <text:p>271.9106756308</text:p>
          </table:table-cell>
        </table:table-row>
        <table:table-row table:style-name="ro1">
          <table:table-cell office:value-type="float" office:value="153.429" calcext:value-type="float">
            <text:p>153.429</text:p>
          </table:table-cell>
          <table:table-cell office:value-type="float" office:value="241.151" calcext:value-type="float">
            <text:p>241.151</text:p>
          </table:table-cell>
          <table:table-cell office:value-type="float" office:value="126.737" calcext:value-type="float">
            <text:p>126.737</text:p>
          </table:table-cell>
          <table:table-cell office:value-type="float" office:value="161.422" calcext:value-type="float">
            <text:p>161.422</text:p>
          </table:table-cell>
          <table:table-cell office:value-type="float" office:value="-36.9977" calcext:value-type="float">
            <text:p>-36.9977</text:p>
          </table:table-cell>
          <table:table-cell office:value-type="float" office:value="33.0462" calcext:value-type="float">
            <text:p>33.0462</text:p>
          </table:table-cell>
          <table:table-cell office:value-type="float" office:value="227.378" calcext:value-type="float">
            <text:p>227.378</text:p>
          </table:table-cell>
          <table:table-cell office:value-type="float" office:value="-0.00656224" calcext:value-type="float">
            <text:p>-0.006562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4]-[.A404]; 2)+POWER([.K404]-[.B404];2))" office:value-type="float" office:value="230.572563072886" calcext:value-type="float">
            <text:p>230.5725630729</text:p>
          </table:table-cell>
          <table:table-cell table:formula="of:=SQRT(POWER([.J404]-[.C404]; 2)+POWER([.K404]-[.D404];2))" office:value-type="float" office:value="269.586841765321" calcext:value-type="float">
            <text:p>269.5868417653</text:p>
          </table:table-cell>
        </table:table-row>
        <table:table-row table:style-name="ro1">
          <table:table-cell office:value-type="float" office:value="150.45" calcext:value-type="float">
            <text:p>150.45</text:p>
          </table:table-cell>
          <table:table-cell office:value-type="float" office:value="240.303" calcext:value-type="float">
            <text:p>240.303</text:p>
          </table:table-cell>
          <table:table-cell office:value-type="float" office:value="123.755" calcext:value-type="float">
            <text:p>123.755</text:p>
          </table:table-cell>
          <table:table-cell office:value-type="float" office:value="160.402" calcext:value-type="float">
            <text:p>160.402</text:p>
          </table:table-cell>
          <table:table-cell office:value-type="float" office:value="-35.1405" calcext:value-type="float">
            <text:p>-35.1405</text:p>
          </table:table-cell>
          <table:table-cell office:value-type="float" office:value="32.915" calcext:value-type="float">
            <text:p>32.915</text:p>
          </table:table-cell>
          <table:table-cell office:value-type="float" office:value="232.115" calcext:value-type="float">
            <text:p>232.115</text:p>
          </table:table-cell>
          <table:table-cell office:value-type="float" office:value="-0.0229033" calcext:value-type="float">
            <text:p>-0.02290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5]-[.A405]; 2)+POWER([.K405]-[.B405];2))" office:value-type="float" office:value="233.556165212995" calcext:value-type="float">
            <text:p>233.556165213</text:p>
          </table:table-cell>
          <table:table-cell table:formula="of:=SQRT(POWER([.J405]-[.C405]; 2)+POWER([.K405]-[.D405];2))" office:value-type="float" office:value="272.737407828483" calcext:value-type="float">
            <text:p>272.7374078285</text:p>
          </table:table-cell>
        </table:table-row>
        <table:table-row table:style-name="ro1">
          <table:table-cell office:value-type="float" office:value="133.616" calcext:value-type="float">
            <text:p>133.616</text:p>
          </table:table-cell>
          <table:table-cell office:value-type="float" office:value="233.181" calcext:value-type="float">
            <text:p>233.181</text:p>
          </table:table-cell>
          <table:table-cell office:value-type="float" office:value="107.622" calcext:value-type="float">
            <text:p>107.622</text:p>
          </table:table-cell>
          <table:table-cell office:value-type="float" office:value="144.799" calcext:value-type="float">
            <text:p>144.799</text:p>
          </table:table-cell>
          <table:table-cell office:value-type="float" office:value="59.305" calcext:value-type="float">
            <text:p>59.305</text:p>
          </table:table-cell>
          <table:table-cell office:value-type="float" office:value="72.4945" calcext:value-type="float">
            <text:p>72.4945</text:p>
          </table:table-cell>
          <table:table-cell office:value-type="float" office:value="259.16" calcext:value-type="float">
            <text:p>259.16</text:p>
          </table:table-cell>
          <table:table-cell office:value-type="float" office:value="-0.0275759" calcext:value-type="float">
            <text:p>-0.02757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6]-[.A406]; 2)+POWER([.K406]-[.B406];2))" office:value-type="float" office:value="250.539262825211" calcext:value-type="float">
            <text:p>250.5392628252</text:p>
          </table:table-cell>
          <table:table-cell table:formula="of:=SQRT(POWER([.J406]-[.C406]; 2)+POWER([.K406]-[.D406];2))" office:value-type="float" office:value="292.972410450199" calcext:value-type="float">
            <text:p>292.9724104502</text:p>
          </table:table-cell>
        </table:table-row>
        <table:table-row table:style-name="ro1">
          <table:table-cell office:value-type="float" office:value="133.775" calcext:value-type="float">
            <text:p>133.775</text:p>
          </table:table-cell>
          <table:table-cell office:value-type="float" office:value="233.93" calcext:value-type="float">
            <text:p>233.93</text:p>
          </table:table-cell>
          <table:table-cell office:value-type="float" office:value="107.778" calcext:value-type="float">
            <text:p>107.778</text:p>
          </table:table-cell>
          <table:table-cell office:value-type="float" office:value="145.503" calcext:value-type="float">
            <text:p>145.503</text:p>
          </table:table-cell>
          <table:table-cell office:value-type="float" office:value="59.2859" calcext:value-type="float">
            <text:p>59.2859</text:p>
          </table:table-cell>
          <table:table-cell office:value-type="float" office:value="73.5427" calcext:value-type="float">
            <text:p>73.5427</text:p>
          </table:table-cell>
          <table:table-cell office:value-type="float" office:value="258.897" calcext:value-type="float">
            <text:p>258.897</text:p>
          </table:table-cell>
          <table:table-cell office:value-type="float" office:value="-0.0436065" calcext:value-type="float">
            <text:p>-0.043606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7]-[.A407]; 2)+POWER([.K407]-[.B407];2))" office:value-type="float" office:value="250.3550988596" calcext:value-type="float">
            <text:p>250.3550988596</text:p>
          </table:table-cell>
          <table:table-cell table:formula="of:=SQRT(POWER([.J407]-[.C407]; 2)+POWER([.K407]-[.D407];2))" office:value-type="float" office:value="292.592317556357" calcext:value-type="float">
            <text:p>292.5923175564</text:p>
          </table:table-cell>
        </table:table-row>
        <table:table-row table:style-name="ro1">
          <table:table-cell office:value-type="float" office:value="136.116" calcext:value-type="float">
            <text:p>136.116</text:p>
          </table:table-cell>
          <table:table-cell office:value-type="float" office:value="272.29" calcext:value-type="float">
            <text:p>272.29</text:p>
          </table:table-cell>
          <table:table-cell office:value-type="float" office:value="110.032" calcext:value-type="float">
            <text:p>110.032</text:p>
          </table:table-cell>
          <table:table-cell office:value-type="float" office:value="181.382" calcext:value-type="float">
            <text:p>181.382</text:p>
          </table:table-cell>
          <table:table-cell office:value-type="float" office:value="59.1812" calcext:value-type="float">
            <text:p>59.1812</text:p>
          </table:table-cell>
          <table:table-cell office:value-type="float" office:value="127.284" calcext:value-type="float">
            <text:p>127.284</text:p>
          </table:table-cell>
          <table:table-cell office:value-type="float" office:value="253.936" calcext:value-type="float">
            <text:p>253.936</text:p>
          </table:table-cell>
          <table:table-cell office:value-type="float" office:value="-0.0565643" calcext:value-type="float">
            <text:p>-0.056564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8]-[.A408]; 2)+POWER([.K408]-[.B408];2))" office:value-type="float" office:value="249.727774898989" calcext:value-type="float">
            <text:p>249.727774899</text:p>
          </table:table-cell>
          <table:table-cell table:formula="of:=SQRT(POWER([.J408]-[.C408]; 2)+POWER([.K408]-[.D408];2))" office:value-type="float" office:value="280.594025146652" calcext:value-type="float">
            <text:p>280.5940251467</text:p>
          </table:table-cell>
        </table:table-row>
        <table:table-row table:style-name="ro1">
          <table:table-cell office:value-type="float" office:value="136.117" calcext:value-type="float">
            <text:p>136.117</text:p>
          </table:table-cell>
          <table:table-cell office:value-type="float" office:value="271.087" calcext:value-type="float">
            <text:p>271.087</text:p>
          </table:table-cell>
          <table:table-cell office:value-type="float" office:value="110.038" calcext:value-type="float">
            <text:p>110.038</text:p>
          </table:table-cell>
          <table:table-cell office:value-type="float" office:value="180.227" calcext:value-type="float">
            <text:p>180.227</text:p>
          </table:table-cell>
          <table:table-cell office:value-type="float" office:value="59.4964" calcext:value-type="float">
            <text:p>59.4964</text:p>
          </table:table-cell>
          <table:table-cell office:value-type="float" office:value="125.77" calcext:value-type="float">
            <text:p>125.77</text:p>
          </table:table-cell>
          <table:table-cell office:value-type="float" office:value="253.986" calcext:value-type="float">
            <text:p>253.986</text:p>
          </table:table-cell>
          <table:table-cell office:value-type="float" office:value="-0.0652055" calcext:value-type="float">
            <text:p>-0.06520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09]-[.A409]; 2)+POWER([.K409]-[.B409];2))" office:value-type="float" office:value="249.583723944491" calcext:value-type="float">
            <text:p>249.5837239445</text:p>
          </table:table-cell>
          <table:table-cell table:formula="of:=SQRT(POWER([.J409]-[.C409]; 2)+POWER([.K409]-[.D409];2))" office:value-type="float" office:value="280.839956154747" calcext:value-type="float">
            <text:p>280.8399561547</text:p>
          </table:table-cell>
        </table:table-row>
        <table:table-row table:style-name="ro1">
          <table:table-cell office:value-type="float" office:value="136.483" calcext:value-type="float">
            <text:p>136.483</text:p>
          </table:table-cell>
          <table:table-cell office:value-type="float" office:value="271.958" calcext:value-type="float">
            <text:p>271.958</text:p>
          </table:table-cell>
          <table:table-cell office:value-type="float" office:value="110.383" calcext:value-type="float">
            <text:p>110.383</text:p>
          </table:table-cell>
          <table:table-cell office:value-type="float" office:value="181.269" calcext:value-type="float">
            <text:p>181.269</text:p>
          </table:table-cell>
          <table:table-cell office:value-type="float" office:value="57.3016" calcext:value-type="float">
            <text:p>57.3016</text:p>
          </table:table-cell>
          <table:table-cell office:value-type="float" office:value="125.897" calcext:value-type="float">
            <text:p>125.897</text:p>
          </table:table-cell>
          <table:table-cell office:value-type="float" office:value="253.403" calcext:value-type="float">
            <text:p>253.403</text:p>
          </table:table-cell>
          <table:table-cell office:value-type="float" office:value="-0.116552" calcext:value-type="float">
            <text:p>-0.1165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0]-[.A410]; 2)+POWER([.K410]-[.B410];2))" office:value-type="float" office:value="249.323378472617" calcext:value-type="float">
            <text:p>249.3233784726</text:p>
          </table:table-cell>
          <table:table-cell table:formula="of:=SQRT(POWER([.J410]-[.C410]; 2)+POWER([.K410]-[.D410];2))" office:value-type="float" office:value="280.275787484399" calcext:value-type="float">
            <text:p>280.2757874844</text:p>
          </table:table-cell>
        </table:table-row>
        <table:table-row table:style-name="ro1">
          <table:table-cell office:value-type="float" office:value="185.862" calcext:value-type="float">
            <text:p>185.862</text:p>
          </table:table-cell>
          <table:table-cell office:value-type="float" office:value="229.734" calcext:value-type="float">
            <text:p>229.734</text:p>
          </table:table-cell>
          <table:table-cell office:value-type="float" office:value="159.837" calcext:value-type="float">
            <text:p>159.837</text:p>
          </table:table-cell>
          <table:table-cell office:value-type="float" office:value="142.101" calcext:value-type="float">
            <text:p>142.101</text:p>
          </table:table-cell>
          <table:table-cell office:value-type="float" office:value="64.8712" calcext:value-type="float">
            <text:p>64.8712</text:p>
          </table:table-cell>
          <table:table-cell office:value-type="float" office:value="66.9523" calcext:value-type="float">
            <text:p>66.9523</text:p>
          </table:table-cell>
          <table:table-cell office:value-type="float" office:value="182.468" calcext:value-type="float">
            <text:p>182.468</text:p>
          </table:table-cell>
          <table:table-cell office:value-type="float" office:value="-0.202009" calcext:value-type="float">
            <text:p>-0.2020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1]-[.A411]; 2)+POWER([.K411]-[.B411];2))" office:value-type="float" office:value="198.517308565273" calcext:value-type="float">
            <text:p>198.5173085653</text:p>
          </table:table-cell>
          <table:table-cell table:formula="of:=SQRT(POWER([.J411]-[.C411]; 2)+POWER([.K411]-[.D411];2))" office:value-type="float" office:value="245.415689738859" calcext:value-type="float">
            <text:p>245.4156897389</text:p>
          </table:table-cell>
        </table:table-row>
        <table:table-row table:style-name="ro1">
          <table:table-cell office:value-type="float" office:value="185.952" calcext:value-type="float">
            <text:p>185.952</text:p>
          </table:table-cell>
          <table:table-cell office:value-type="float" office:value="230.51" calcext:value-type="float">
            <text:p>230.51</text:p>
          </table:table-cell>
          <table:table-cell office:value-type="float" office:value="159.926" calcext:value-type="float">
            <text:p>159.926</text:p>
          </table:table-cell>
          <table:table-cell office:value-type="float" office:value="142.82" calcext:value-type="float">
            <text:p>142.82</text:p>
          </table:table-cell>
          <table:table-cell office:value-type="float" office:value="64.9797" calcext:value-type="float">
            <text:p>64.9797</text:p>
          </table:table-cell>
          <table:table-cell office:value-type="float" office:value="68.1242" calcext:value-type="float">
            <text:p>68.1242</text:p>
          </table:table-cell>
          <table:table-cell office:value-type="float" office:value="182.331" calcext:value-type="float">
            <text:p>182.331</text:p>
          </table:table-cell>
          <table:table-cell office:value-type="float" office:value="-0.351152" calcext:value-type="float">
            <text:p>-0.3511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2]-[.A412]; 2)+POWER([.K412]-[.B412];2))" office:value-type="float" office:value="198.38102329608" calcext:value-type="float">
            <text:p>198.3810232961</text:p>
          </table:table-cell>
          <table:table-cell table:formula="of:=SQRT(POWER([.J412]-[.C412]; 2)+POWER([.K412]-[.D412];2))" office:value-type="float" office:value="245.042506263709" calcext:value-type="float">
            <text:p>245.0425062637</text:p>
          </table:table-cell>
        </table:table-row>
        <table:table-row table:style-name="ro1">
          <table:table-cell office:value-type="float" office:value="204.322" calcext:value-type="float">
            <text:p>204.322</text:p>
          </table:table-cell>
          <table:table-cell office:value-type="float" office:value="295.859" calcext:value-type="float">
            <text:p>295.859</text:p>
          </table:table-cell>
          <table:table-cell office:value-type="float" office:value="178.077" calcext:value-type="float">
            <text:p>178.077</text:p>
          </table:table-cell>
          <table:table-cell office:value-type="float" office:value="209.599" calcext:value-type="float">
            <text:p>209.599</text:p>
          </table:table-cell>
          <table:table-cell office:value-type="float" office:value="13.7084" calcext:value-type="float">
            <text:p>13.7084</text:p>
          </table:table-cell>
          <table:table-cell office:value-type="float" office:value="135.437" calcext:value-type="float">
            <text:p>135.437</text:p>
          </table:table-cell>
          <table:table-cell office:value-type="float" office:value="150.778" calcext:value-type="float">
            <text:p>150.778</text:p>
          </table:table-cell>
          <table:table-cell office:value-type="float" office:value="0.958218" calcext:value-type="float">
            <text:p>0.9582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3]-[.A413]; 2)+POWER([.K413]-[.B413];2))" office:value-type="float" office:value="187.576585865614" calcext:value-type="float">
            <text:p>187.5765858656</text:p>
          </table:table-cell>
          <table:table-cell table:formula="of:=SQRT(POWER([.J413]-[.C413]; 2)+POWER([.K413]-[.D413];2))" office:value-type="float" office:value="208.456486418629" calcext:value-type="float">
            <text:p>208.4564864186</text:p>
          </table:table-cell>
        </table:table-row>
        <table:table-row table:style-name="ro1">
          <table:table-cell office:value-type="float" office:value="220.026" calcext:value-type="float">
            <text:p>220.026</text:p>
          </table:table-cell>
          <table:table-cell office:value-type="float" office:value="292.612" calcext:value-type="float">
            <text:p>292.612</text:p>
          </table:table-cell>
          <table:table-cell office:value-type="float" office:value="193.943" calcext:value-type="float">
            <text:p>193.943</text:p>
          </table:table-cell>
          <table:table-cell office:value-type="float" office:value="207.446" calcext:value-type="float">
            <text:p>207.446</text:p>
          </table:table-cell>
          <table:table-cell office:value-type="float" office:value="8.18355" calcext:value-type="float">
            <text:p>8.18355</text:p>
          </table:table-cell>
          <table:table-cell office:value-type="float" office:value="127.441" calcext:value-type="float">
            <text:p>127.441</text:p>
          </table:table-cell>
          <table:table-cell office:value-type="float" office:value="126.36" calcext:value-type="float">
            <text:p>126.36</text:p>
          </table:table-cell>
          <table:table-cell office:value-type="float" office:value="0.595496" calcext:value-type="float">
            <text:p>0.59549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4]-[.A414]; 2)+POWER([.K414]-[.B414];2))" office:value-type="float" office:value="171.607246991495" calcext:value-type="float">
            <text:p>171.6072469915</text:p>
          </table:table-cell>
          <table:table-cell table:formula="of:=SQRT(POWER([.J414]-[.C414]; 2)+POWER([.K414]-[.D414];2))" office:value-type="float" office:value="193.172570943703" calcext:value-type="float">
            <text:p>193.1725709437</text:p>
          </table:table-cell>
        </table:table-row>
        <table:table-row table:style-name="ro1">
          <table:table-cell office:value-type="float" office:value="198.096" calcext:value-type="float">
            <text:p>198.096</text:p>
          </table:table-cell>
          <table:table-cell office:value-type="float" office:value="296.682" calcext:value-type="float">
            <text:p>296.682</text:p>
          </table:table-cell>
          <table:table-cell office:value-type="float" office:value="171.78" calcext:value-type="float">
            <text:p>171.78</text:p>
          </table:table-cell>
          <table:table-cell office:value-type="float" office:value="210.816" calcext:value-type="float">
            <text:p>210.816</text:p>
          </table:table-cell>
          <table:table-cell office:value-type="float" office:value="7.57603" calcext:value-type="float">
            <text:p>7.57603</text:p>
          </table:table-cell>
          <table:table-cell office:value-type="float" office:value="134.088" calcext:value-type="float">
            <text:p>134.088</text:p>
          </table:table-cell>
          <table:table-cell office:value-type="float" office:value="159.739" calcext:value-type="float">
            <text:p>159.739</text:p>
          </table:table-cell>
          <table:table-cell office:value-type="float" office:value="0.454523" calcext:value-type="float">
            <text:p>0.4545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5]-[.A415]; 2)+POWER([.K415]-[.B415];2))" office:value-type="float" office:value="193.77930317761" calcext:value-type="float">
            <text:p>193.7793031776</text:p>
          </table:table-cell>
          <table:table-cell table:formula="of:=SQRT(POWER([.J415]-[.C415]; 2)+POWER([.K415]-[.D415];2))" office:value-type="float" office:value="214.498881712703" calcext:value-type="float">
            <text:p>214.4988817127</text:p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292.55" calcext:value-type="float">
            <text:p>292.55</text:p>
          </table:table-cell>
          <table:table-cell office:value-type="float" office:value="192.006" calcext:value-type="float">
            <text:p>192.006</text:p>
          </table:table-cell>
          <table:table-cell office:value-type="float" office:value="207.387" calcext:value-type="float">
            <text:p>207.387</text:p>
          </table:table-cell>
          <table:table-cell office:value-type="float" office:value="7.7148" calcext:value-type="float">
            <text:p>7.7148</text:p>
          </table:table-cell>
          <table:table-cell office:value-type="float" office:value="127.231" calcext:value-type="float">
            <text:p>127.231</text:p>
          </table:table-cell>
          <table:table-cell office:value-type="float" office:value="129.247" calcext:value-type="float">
            <text:p>129.247</text:p>
          </table:table-cell>
          <table:table-cell office:value-type="float" office:value="0.437372" calcext:value-type="float">
            <text:p>0.43737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6]-[.A416]; 2)+POWER([.K416]-[.B416];2))" office:value-type="float" office:value="173.418946611955" calcext:value-type="float">
            <text:p>173.418946612</text:p>
          </table:table-cell>
          <table:table-cell table:formula="of:=SQRT(POWER([.J416]-[.C416]; 2)+POWER([.K416]-[.D416];2))" office:value-type="float" office:value="195.089097094123" calcext:value-type="float">
            <text:p>195.0890970941</text:p>
          </table:table-cell>
        </table:table-row>
        <table:table-row table:style-name="ro1">
          <table:table-cell office:value-type="float" office:value="214.476" calcext:value-type="float">
            <text:p>214.476</text:p>
          </table:table-cell>
          <table:table-cell office:value-type="float" office:value="294.74" calcext:value-type="float">
            <text:p>294.74</text:p>
          </table:table-cell>
          <table:table-cell office:value-type="float" office:value="188.328" calcext:value-type="float">
            <text:p>188.328</text:p>
          </table:table-cell>
          <table:table-cell office:value-type="float" office:value="209.006" calcext:value-type="float">
            <text:p>209.006</text:p>
          </table:table-cell>
          <table:table-cell office:value-type="float" office:value="11.4761" calcext:value-type="float">
            <text:p>11.4761</text:p>
          </table:table-cell>
          <table:table-cell office:value-type="float" office:value="132.305" calcext:value-type="float">
            <text:p>132.305</text:p>
          </table:table-cell>
          <table:table-cell office:value-type="float" office:value="135.164" calcext:value-type="float">
            <text:p>135.164</text:p>
          </table:table-cell>
          <table:table-cell office:value-type="float" office:value="0.430254" calcext:value-type="float">
            <text:p>0.4302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7]-[.A417]; 2)+POWER([.K417]-[.B417];2))" office:value-type="float" office:value="177.538430138379" calcext:value-type="float">
            <text:p>177.5384301384</text:p>
          </table:table-cell>
          <table:table-cell table:formula="of:=SQRT(POWER([.J417]-[.C417]; 2)+POWER([.K417]-[.D417];2))" office:value-type="float" office:value="198.434209802645" calcext:value-type="float">
            <text:p>198.4342098026</text:p>
          </table:table-cell>
        </table:table-row>
        <table:table-row table:style-name="ro1">
          <table:table-cell office:value-type="float" office:value="204.914" calcext:value-type="float">
            <text:p>204.914</text:p>
          </table:table-cell>
          <table:table-cell office:value-type="float" office:value="295.909" calcext:value-type="float">
            <text:p>295.909</text:p>
          </table:table-cell>
          <table:table-cell office:value-type="float" office:value="178.66" calcext:value-type="float">
            <text:p>178.66</text:p>
          </table:table-cell>
          <table:table-cell office:value-type="float" office:value="210.292" calcext:value-type="float">
            <text:p>210.292</text:p>
          </table:table-cell>
          <table:table-cell office:value-type="float" office:value="7.17747" calcext:value-type="float">
            <text:p>7.17747</text:p>
          </table:table-cell>
          <table:table-cell office:value-type="float" office:value="132.465" calcext:value-type="float">
            <text:p>132.465</text:p>
          </table:table-cell>
          <table:table-cell office:value-type="float" office:value="149.356" calcext:value-type="float">
            <text:p>149.356</text:p>
          </table:table-cell>
          <table:table-cell office:value-type="float" office:value="0.288661" calcext:value-type="float">
            <text:p>0.28866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8]-[.A418]; 2)+POWER([.K418]-[.B418];2))" office:value-type="float" office:value="187.023997596565" calcext:value-type="float">
            <text:p>187.0239975966</text:p>
          </table:table-cell>
          <table:table-cell table:formula="of:=SQRT(POWER([.J418]-[.C418]; 2)+POWER([.K418]-[.D418];2))" office:value-type="float" office:value="207.773705901396" calcext:value-type="float">
            <text:p>207.7737059014</text:p>
          </table:table-cell>
        </table:table-row>
        <table:table-row table:style-name="ro1">
          <table:table-cell office:value-type="float" office:value="212.208" calcext:value-type="float">
            <text:p>212.208</text:p>
          </table:table-cell>
          <table:table-cell office:value-type="float" office:value="294.266" calcext:value-type="float">
            <text:p>294.266</text:p>
          </table:table-cell>
          <table:table-cell office:value-type="float" office:value="186.04" calcext:value-type="float">
            <text:p>186.04</text:p>
          </table:table-cell>
          <table:table-cell office:value-type="float" office:value="208.385" calcext:value-type="float">
            <text:p>208.385</text:p>
          </table:table-cell>
          <table:table-cell office:value-type="float" office:value="12.7089" calcext:value-type="float">
            <text:p>12.7089</text:p>
          </table:table-cell>
          <table:table-cell office:value-type="float" office:value="132.31" calcext:value-type="float">
            <text:p>132.31</text:p>
          </table:table-cell>
          <table:table-cell office:value-type="float" office:value="138.724" calcext:value-type="float">
            <text:p>138.724</text:p>
          </table:table-cell>
          <table:table-cell office:value-type="float" office:value="0.273403" calcext:value-type="float">
            <text:p>0.2734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19]-[.A419]; 2)+POWER([.K419]-[.B419];2))" office:value-type="float" office:value="179.566773151382" calcext:value-type="float">
            <text:p>179.5667731514</text:p>
          </table:table-cell>
          <table:table-cell table:formula="of:=SQRT(POWER([.J419]-[.C419]; 2)+POWER([.K419]-[.D419];2))" office:value-type="float" office:value="200.793749466959" calcext:value-type="float">
            <text:p>200.793749467</text:p>
          </table:table-cell>
        </table:table-row>
        <table:table-row table:style-name="ro1">
          <table:table-cell office:value-type="float" office:value="207.577" calcext:value-type="float">
            <text:p>207.577</text:p>
          </table:table-cell>
          <table:table-cell office:value-type="float" office:value="290.295" calcext:value-type="float">
            <text:p>290.295</text:p>
          </table:table-cell>
          <table:table-cell office:value-type="float" office:value="181.381" calcext:value-type="float">
            <text:p>181.381</text:p>
          </table:table-cell>
          <table:table-cell office:value-type="float" office:value="204.22" calcext:value-type="float">
            <text:p>204.22</text:p>
          </table:table-cell>
          <table:table-cell office:value-type="float" office:value="15.8701" calcext:value-type="float">
            <text:p>15.8701</text:p>
          </table:table-cell>
          <table:table-cell office:value-type="float" office:value="128.333" calcext:value-type="float">
            <text:p>128.333</text:p>
          </table:table-cell>
          <table:table-cell office:value-type="float" office:value="146.017" calcext:value-type="float">
            <text:p>146.017</text:p>
          </table:table-cell>
          <table:table-cell office:value-type="float" office:value="0.268926" calcext:value-type="float">
            <text:p>0.2689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0]-[.A420]; 2)+POWER([.K420]-[.B420];2))" office:value-type="float" office:value="182.913864849005" calcext:value-type="float">
            <text:p>182.913864849</text:p>
          </table:table-cell>
          <table:table-cell table:formula="of:=SQRT(POWER([.J420]-[.C420]; 2)+POWER([.K420]-[.D420];2))" office:value-type="float" office:value="206.111104894909" calcext:value-type="float">
            <text:p>206.1111048949</text:p>
          </table:table-cell>
        </table:table-row>
        <table:table-row table:style-name="ro1">
          <table:table-cell office:value-type="float" office:value="205.418" calcext:value-type="float">
            <text:p>205.418</text:p>
          </table:table-cell>
          <table:table-cell office:value-type="float" office:value="298.439" calcext:value-type="float">
            <text:p>298.439</text:p>
          </table:table-cell>
          <table:table-cell office:value-type="float" office:value="179.181" calcext:value-type="float">
            <text:p>179.181</text:p>
          </table:table-cell>
          <table:table-cell office:value-type="float" office:value="211.821" calcext:value-type="float">
            <text:p>211.821</text:p>
          </table:table-cell>
          <table:table-cell office:value-type="float" office:value="16.1557" calcext:value-type="float">
            <text:p>16.1557</text:p>
          </table:table-cell>
          <table:table-cell office:value-type="float" office:value="140.182" calcext:value-type="float">
            <text:p>140.182</text:p>
          </table:table-cell>
          <table:table-cell office:value-type="float" office:value="149.317" calcext:value-type="float">
            <text:p>149.317</text:p>
          </table:table-cell>
          <table:table-cell office:value-type="float" office:value="0.264354" calcext:value-type="float">
            <text:p>0.2643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1]-[.A421]; 2)+POWER([.K421]-[.B421];2))" office:value-type="float" office:value="187.288257627113" calcext:value-type="float">
            <text:p>187.2882576271</text:p>
          </table:table-cell>
          <table:table-cell table:formula="of:=SQRT(POWER([.J421]-[.C421]; 2)+POWER([.K421]-[.D421];2))" office:value-type="float" office:value="207.030419991846" calcext:value-type="float">
            <text:p>207.0304199918</text:p>
          </table:table-cell>
        </table:table-row>
        <table:table-row table:style-name="ro1">
          <table:table-cell office:value-type="float" office:value="197.486" calcext:value-type="float">
            <text:p>197.486</text:p>
          </table:table-cell>
          <table:table-cell office:value-type="float" office:value="295.535" calcext:value-type="float">
            <text:p>295.535</text:p>
          </table:table-cell>
          <table:table-cell office:value-type="float" office:value="171.156" calcext:value-type="float">
            <text:p>171.156</text:p>
          </table:table-cell>
          <table:table-cell office:value-type="float" office:value="210.141" calcext:value-type="float">
            <text:p>210.141</text:p>
          </table:table-cell>
          <table:table-cell office:value-type="float" office:value="3.18955" calcext:value-type="float">
            <text:p>3.18955</text:p>
          </table:table-cell>
          <table:table-cell office:value-type="float" office:value="130.454" calcext:value-type="float">
            <text:p>130.454</text:p>
          </table:table-cell>
          <table:table-cell office:value-type="float" office:value="160.349" calcext:value-type="float">
            <text:p>160.349</text:p>
          </table:table-cell>
          <table:table-cell office:value-type="float" office:value="0.261758" calcext:value-type="float">
            <text:p>0.2617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2]-[.A422]; 2)+POWER([.K422]-[.B422];2))" office:value-type="float" office:value="194.045016480713" calcext:value-type="float">
            <text:p>194.0450164807</text:p>
          </table:table-cell>
          <table:table-cell table:formula="of:=SQRT(POWER([.J422]-[.C422]; 2)+POWER([.K422]-[.D422];2))" office:value-type="float" office:value="215.215157962909" calcext:value-type="float">
            <text:p>215.2151579629</text:p>
          </table:table-cell>
        </table:table-row>
        <table:table-row table:style-name="ro1">
          <table:table-cell office:value-type="float" office:value="213.267" calcext:value-type="float">
            <text:p>213.267</text:p>
          </table:table-cell>
          <table:table-cell office:value-type="float" office:value="297.105" calcext:value-type="float">
            <text:p>297.105</text:p>
          </table:table-cell>
          <table:table-cell office:value-type="float" office:value="187.101" calcext:value-type="float">
            <text:p>187.101</text:p>
          </table:table-cell>
          <table:table-cell office:value-type="float" office:value="211.147" calcext:value-type="float">
            <text:p>211.147</text:p>
          </table:table-cell>
          <table:table-cell office:value-type="float" office:value="12.1236" calcext:value-type="float">
            <text:p>12.1236</text:p>
          </table:table-cell>
          <table:table-cell office:value-type="float" office:value="136.046" calcext:value-type="float">
            <text:p>136.046</text:p>
          </table:table-cell>
          <table:table-cell office:value-type="float" office:value="137.074" calcext:value-type="float">
            <text:p>137.074</text:p>
          </table:table-cell>
          <table:table-cell office:value-type="float" office:value="0.248628" calcext:value-type="float">
            <text:p>0.24862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3]-[.A423]; 2)+POWER([.K423]-[.B423];2))" office:value-type="float" office:value="179.40545787127" calcext:value-type="float">
            <text:p>179.4054578713</text:p>
          </table:table-cell>
          <table:table-cell table:formula="of:=SQRT(POWER([.J423]-[.C423]; 2)+POWER([.K423]-[.D423];2))" office:value-type="float" office:value="199.301590083973" calcext:value-type="float">
            <text:p>199.301590084</text:p>
          </table:table-cell>
        </table:table-row>
        <table:table-row table:style-name="ro1">
          <table:table-cell office:value-type="float" office:value="219.42" calcext:value-type="float">
            <text:p>219.42</text:p>
          </table:table-cell>
          <table:table-cell office:value-type="float" office:value="295.006" calcext:value-type="float">
            <text:p>295.006</text:p>
          </table:table-cell>
          <table:table-cell office:value-type="float" office:value="193.331" calcext:value-type="float">
            <text:p>193.331</text:p>
          </table:table-cell>
          <table:table-cell office:value-type="float" office:value="208.775" calcext:value-type="float">
            <text:p>208.775</text:p>
          </table:table-cell>
          <table:table-cell office:value-type="float" office:value="17.6967" calcext:value-type="float">
            <text:p>17.6967</text:p>
          </table:table-cell>
          <table:table-cell office:value-type="float" office:value="135.32" calcext:value-type="float">
            <text:p>135.32</text:p>
          </table:table-cell>
          <table:table-cell office:value-type="float" office:value="128.22" calcext:value-type="float">
            <text:p>128.22</text:p>
          </table:table-cell>
          <table:table-cell office:value-type="float" office:value="0.225001" calcext:value-type="float">
            <text:p>0.2250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4]-[.A424]; 2)+POWER([.K424]-[.B424];2))" office:value-type="float" office:value="172.905212286964" calcext:value-type="float">
            <text:p>172.905212287</text:p>
          </table:table-cell>
          <table:table-cell table:formula="of:=SQRT(POWER([.J424]-[.C424]; 2)+POWER([.K424]-[.D424];2))" office:value-type="float" office:value="193.542161262088" calcext:value-type="float">
            <text:p>193.5421612621</text:p>
          </table:table-cell>
        </table:table-row>
        <table:table-row table:style-name="ro1">
          <table:table-cell office:value-type="float" office:value="220.168" calcext:value-type="float">
            <text:p>220.168</text:p>
          </table:table-cell>
          <table:table-cell office:value-type="float" office:value="295.634" calcext:value-type="float">
            <text:p>295.634</text:p>
          </table:table-cell>
          <table:table-cell office:value-type="float" office:value="194.081" calcext:value-type="float">
            <text:p>194.081</text:p>
          </table:table-cell>
          <table:table-cell office:value-type="float" office:value="209.894" calcext:value-type="float">
            <text:p>209.894</text:p>
          </table:table-cell>
          <table:table-cell office:value-type="float" office:value="12.4517" calcext:value-type="float">
            <text:p>12.4517</text:p>
          </table:table-cell>
          <table:table-cell office:value-type="float" office:value="133.753" calcext:value-type="float">
            <text:p>133.753</text:p>
          </table:table-cell>
          <table:table-cell office:value-type="float" office:value="126.583" calcext:value-type="float">
            <text:p>126.583</text:p>
          </table:table-cell>
          <table:table-cell office:value-type="float" office:value="0.20354" calcext:value-type="float">
            <text:p>0.203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5]-[.A425]; 2)+POWER([.K425]-[.B425];2))" office:value-type="float" office:value="172.387732104115" calcext:value-type="float">
            <text:p>172.3877321041</text:p>
          </table:table-cell>
          <table:table-cell table:formula="of:=SQRT(POWER([.J425]-[.C425]; 2)+POWER([.K425]-[.D425];2))" office:value-type="float" office:value="192.613659424767" calcext:value-type="float">
            <text:p>192.6136594248</text:p>
          </table:table-cell>
        </table:table-row>
        <table:table-row table:style-name="ro1">
          <table:table-cell office:value-type="float" office:value="213.9" calcext:value-type="float">
            <text:p>213.9</text:p>
          </table:table-cell>
          <table:table-cell office:value-type="float" office:value="341.4" calcext:value-type="float">
            <text:p>341.4</text:p>
          </table:table-cell>
          <table:table-cell office:value-type="float" office:value="187.637" calcext:value-type="float">
            <text:p>187.637</text:p>
          </table:table-cell>
          <table:table-cell office:value-type="float" office:value="251.73" calcext:value-type="float">
            <text:p>251.73</text:p>
          </table:table-cell>
          <table:table-cell office:value-type="float" office:value="24.1335" calcext:value-type="float">
            <text:p>24.1335</text:p>
          </table:table-cell>
          <table:table-cell office:value-type="float" office:value="203.222" calcext:value-type="float">
            <text:p>203.222</text:p>
          </table:table-cell>
          <table:table-cell office:value-type="float" office:value="137.421" calcext:value-type="float">
            <text:p>137.421</text:p>
          </table:table-cell>
          <table:table-cell office:value-type="float" office:value="0.203422" calcext:value-type="float">
            <text:p>0.20342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6]-[.A426]; 2)+POWER([.K426]-[.B426];2))" office:value-type="float" office:value="197.013628970181" calcext:value-type="float">
            <text:p>197.0136289702</text:p>
          </table:table-cell>
          <table:table-cell table:formula="of:=SQRT(POWER([.J426]-[.C426]; 2)+POWER([.K426]-[.D426];2))" office:value-type="float" office:value="196.603918244271" calcext:value-type="float">
            <text:p>196.6039182443</text:p>
          </table:table-cell>
        </table:table-row>
        <table:table-row table:style-name="ro1">
          <table:table-cell office:value-type="float" office:value="219.197" calcext:value-type="float">
            <text:p>219.197</text:p>
          </table:table-cell>
          <table:table-cell office:value-type="float" office:value="295.681" calcext:value-type="float">
            <text:p>295.681</text:p>
          </table:table-cell>
          <table:table-cell office:value-type="float" office:value="193.1" calcext:value-type="float">
            <text:p>193.1</text:p>
          </table:table-cell>
          <table:table-cell office:value-type="float" office:value="209.909" calcext:value-type="float">
            <text:p>209.909</text:p>
          </table:table-cell>
          <table:table-cell office:value-type="float" office:value="12.5161" calcext:value-type="float">
            <text:p>12.5161</text:p>
          </table:table-cell>
          <table:table-cell office:value-type="float" office:value="133.898" calcext:value-type="float">
            <text:p>133.898</text:p>
          </table:table-cell>
          <table:table-cell office:value-type="float" office:value="128.07" calcext:value-type="float">
            <text:p>128.07</text:p>
          </table:table-cell>
          <table:table-cell office:value-type="float" office:value="0.187388" calcext:value-type="float">
            <text:p>0.1873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7]-[.A427]; 2)+POWER([.K427]-[.B427];2))" office:value-type="float" office:value="173.325354665727" calcext:value-type="float">
            <text:p>173.3253546657</text:p>
          </table:table-cell>
          <table:table-cell table:formula="of:=SQRT(POWER([.J427]-[.C427]; 2)+POWER([.K427]-[.D427];2))" office:value-type="float" office:value="193.578517095777" calcext:value-type="float">
            <text:p>193.5785170958</text:p>
          </table:table-cell>
        </table:table-row>
        <table:table-row table:style-name="ro1">
          <table:table-cell office:value-type="float" office:value="59.0486" calcext:value-type="float">
            <text:p>59.0486</text:p>
          </table:table-cell>
          <table:table-cell office:value-type="float" office:value="538.247" calcext:value-type="float">
            <text:p>538.247</text:p>
          </table:table-cell>
          <table:table-cell office:value-type="float" office:value="30.3141" calcext:value-type="float">
            <text:p>30.3141</text:p>
          </table:table-cell>
          <table:table-cell office:value-type="float" office:value="451.319" calcext:value-type="float">
            <text:p>451.319</text:p>
          </table:table-cell>
          <table:table-cell office:value-type="float" office:value="-152.955" calcext:value-type="float">
            <text:p>-152.955</text:p>
          </table:table-cell>
          <table:table-cell office:value-type="float" office:value="407.384" calcext:value-type="float">
            <text:p>407.384</text:p>
          </table:table-cell>
          <table:table-cell office:value-type="float" office:value="354.99" calcext:value-type="float">
            <text:p>354.99</text:p>
          </table:table-cell>
          <table:table-cell office:value-type="float" office:value="0.982469" calcext:value-type="float">
            <text:p>0.98246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8]-[.A428]; 2)+POWER([.K428]-[.B428];2))" office:value-type="float" office:value="439.722295740118" calcext:value-type="float">
            <text:p>439.7222957401</text:p>
          </table:table-cell>
          <table:table-cell table:formula="of:=SQRT(POWER([.J428]-[.C428]; 2)+POWER([.K428]-[.D428];2))" office:value-type="float" office:value="410.984378802662" calcext:value-type="float">
            <text:p>410.9843788027</text:p>
          </table:table-cell>
        </table:table-row>
        <table:table-row table:style-name="ro1">
          <table:table-cell office:value-type="float" office:value="55.5749" calcext:value-type="float">
            <text:p>55.5749</text:p>
          </table:table-cell>
          <table:table-cell office:value-type="float" office:value="589.066" calcext:value-type="float">
            <text:p>589.066</text:p>
          </table:table-cell>
          <table:table-cell office:value-type="float" office:value="26.975" calcext:value-type="float">
            <text:p>26.975</text:p>
          </table:table-cell>
          <table:table-cell office:value-type="float" office:value="497.364" calcext:value-type="float">
            <text:p>497.364</text:p>
          </table:table-cell>
          <table:table-cell office:value-type="float" office:value="-134.827" calcext:value-type="float">
            <text:p>-134.827</text:p>
          </table:table-cell>
          <table:table-cell office:value-type="float" office:value="475.311" calcext:value-type="float">
            <text:p>475.311</text:p>
          </table:table-cell>
          <table:table-cell office:value-type="float" office:value="355.119" calcext:value-type="float">
            <text:p>355.119</text:p>
          </table:table-cell>
          <table:table-cell office:value-type="float" office:value="0.881555" calcext:value-type="float">
            <text:p>0.8815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29]-[.A429]; 2)+POWER([.K429]-[.B429];2))" office:value-type="float" office:value="477.826176204287" calcext:value-type="float">
            <text:p>477.8261762043</text:p>
          </table:table-cell>
          <table:table-cell table:formula="of:=SQRT(POWER([.J429]-[.C429]; 2)+POWER([.K429]-[.D429];2))" office:value-type="float" office:value="438.950593029557" calcext:value-type="float">
            <text:p>438.9505930296</text:p>
          </table:table-cell>
        </table:table-row>
        <table:table-row table:style-name="ro1">
          <table:table-cell office:value-type="float" office:value="59.5156" calcext:value-type="float">
            <text:p>59.5156</text:p>
          </table:table-cell>
          <table:table-cell office:value-type="float" office:value="581.67" calcext:value-type="float">
            <text:p>581.67</text:p>
          </table:table-cell>
          <table:table-cell office:value-type="float" office:value="30.7932" calcext:value-type="float">
            <text:p>30.7932</text:p>
          </table:table-cell>
          <table:table-cell office:value-type="float" office:value="491.612" calcext:value-type="float">
            <text:p>491.612</text:p>
          </table:table-cell>
          <table:table-cell office:value-type="float" office:value="-144.473" calcext:value-type="float">
            <text:p>-144.473</text:p>
          </table:table-cell>
          <table:table-cell office:value-type="float" office:value="464.266" calcext:value-type="float">
            <text:p>464.266</text:p>
          </table:table-cell>
          <table:table-cell office:value-type="float" office:value="350.588" calcext:value-type="float">
            <text:p>350.588</text:p>
          </table:table-cell>
          <table:table-cell office:value-type="float" office:value="0.820382" calcext:value-type="float">
            <text:p>0.8203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0]-[.A430]; 2)+POWER([.K430]-[.B430];2))" office:value-type="float" office:value="469.75082197199" calcext:value-type="float">
            <text:p>469.750821972</text:p>
          </table:table-cell>
          <table:table-cell table:formula="of:=SQRT(POWER([.J430]-[.C430]; 2)+POWER([.K430]-[.D430];2))" office:value-type="float" office:value="432.505715696614" calcext:value-type="float">
            <text:p>432.5057156966</text:p>
          </table:table-cell>
        </table:table-row>
        <table:table-row table:style-name="ro1">
          <table:table-cell office:value-type="float" office:value="56.7007" calcext:value-type="float">
            <text:p>56.7007</text:p>
          </table:table-cell>
          <table:table-cell office:value-type="float" office:value="589.831" calcext:value-type="float">
            <text:p>589.831</text:p>
          </table:table-cell>
          <table:table-cell office:value-type="float" office:value="28.0353" calcext:value-type="float">
            <text:p>28.0353</text:p>
          </table:table-cell>
          <table:table-cell office:value-type="float" office:value="498.639" calcext:value-type="float">
            <text:p>498.639</text:p>
          </table:table-cell>
          <table:table-cell office:value-type="float" office:value="-139.242" calcext:value-type="float">
            <text:p>-139.242</text:p>
          </table:table-cell>
          <table:table-cell office:value-type="float" office:value="475.374" calcext:value-type="float">
            <text:p>475.374</text:p>
          </table:table-cell>
          <table:table-cell office:value-type="float" office:value="353.709" calcext:value-type="float">
            <text:p>353.709</text:p>
          </table:table-cell>
          <table:table-cell office:value-type="float" office:value="0.769162" calcext:value-type="float">
            <text:p>0.76916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1]-[.A431]; 2)+POWER([.K431]-[.B431];2))" office:value-type="float" office:value="477.609920689981" calcext:value-type="float">
            <text:p>477.60992069</text:p>
          </table:table-cell>
          <table:table-cell table:formula="of:=SQRT(POWER([.J431]-[.C431]; 2)+POWER([.K431]-[.D431];2))" office:value-type="float" office:value="438.833047943167" calcext:value-type="float">
            <text:p>438.8330479432</text:p>
          </table:table-cell>
        </table:table-row>
        <table:table-row table:style-name="ro1">
          <table:table-cell office:value-type="float" office:value="58.8958" calcext:value-type="float">
            <text:p>58.8958</text:p>
          </table:table-cell>
          <table:table-cell office:value-type="float" office:value="507.091" calcext:value-type="float">
            <text:p>507.091</text:p>
          </table:table-cell>
          <table:table-cell office:value-type="float" office:value="30.3738" calcext:value-type="float">
            <text:p>30.3738</text:p>
          </table:table-cell>
          <table:table-cell office:value-type="float" office:value="420.625" calcext:value-type="float">
            <text:p>420.625</text:p>
          </table:table-cell>
          <table:table-cell office:value-type="float" office:value="-142.271" calcext:value-type="float">
            <text:p>-142.271</text:p>
          </table:table-cell>
          <table:table-cell office:value-type="float" office:value="369.717" calcext:value-type="float">
            <text:p>369.717</text:p>
          </table:table-cell>
          <table:table-cell office:value-type="float" office:value="357.036" calcext:value-type="float">
            <text:p>357.036</text:p>
          </table:table-cell>
          <table:table-cell office:value-type="float" office:value="0.757325" calcext:value-type="float">
            <text:p>0.7573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2]-[.A432]; 2)+POWER([.K432]-[.B432];2))" office:value-type="float" office:value="419.482990285232" calcext:value-type="float">
            <text:p>419.4829902852</text:p>
          </table:table-cell>
          <table:table-cell table:formula="of:=SQRT(POWER([.J432]-[.C432]; 2)+POWER([.K432]-[.D432];2))" office:value-type="float" office:value="396.179731878651" calcext:value-type="float">
            <text:p>396.1797318787</text:p>
          </table:table-cell>
        </table:table-row>
        <table:table-row table:style-name="ro1">
          <table:table-cell office:value-type="float" office:value="60.0329" calcext:value-type="float">
            <text:p>60.0329</text:p>
          </table:table-cell>
          <table:table-cell office:value-type="float" office:value="592.21" calcext:value-type="float">
            <text:p>592.21</text:p>
          </table:table-cell>
          <table:table-cell office:value-type="float" office:value="31.1341" calcext:value-type="float">
            <text:p>31.1341</text:p>
          </table:table-cell>
          <table:table-cell office:value-type="float" office:value="502.903" calcext:value-type="float">
            <text:p>502.903</text:p>
          </table:table-cell>
          <table:table-cell office:value-type="float" office:value="-155.801" calcext:value-type="float">
            <text:p>-155.801</text:p>
          </table:table-cell>
          <table:table-cell office:value-type="float" office:value="475.024" calcext:value-type="float">
            <text:p>475.024</text:p>
          </table:table-cell>
          <table:table-cell office:value-type="float" office:value="349.656" calcext:value-type="float">
            <text:p>349.656</text:p>
          </table:table-cell>
          <table:table-cell office:value-type="float" office:value="0.641196" calcext:value-type="float">
            <text:p>0.64119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3]-[.A433]; 2)+POWER([.K433]-[.B433];2))" office:value-type="float" office:value="477.0762265953" calcext:value-type="float">
            <text:p>477.0762265953</text:p>
          </table:table-cell>
          <table:table-cell table:formula="of:=SQRT(POWER([.J433]-[.C433]; 2)+POWER([.K433]-[.D433];2))" office:value-type="float" office:value="438.844754773041" calcext:value-type="float">
            <text:p>438.844754773</text:p>
          </table:table-cell>
        </table:table-row>
        <table:table-row table:style-name="ro1">
          <table:table-cell office:value-type="float" office:value="56.7121" calcext:value-type="float">
            <text:p>56.7121</text:p>
          </table:table-cell>
          <table:table-cell office:value-type="float" office:value="593.245" calcext:value-type="float">
            <text:p>593.245</text:p>
          </table:table-cell>
          <table:table-cell office:value-type="float" office:value="27.7495" calcext:value-type="float">
            <text:p>27.7495</text:p>
          </table:table-cell>
          <table:table-cell office:value-type="float" office:value="504.265" calcext:value-type="float">
            <text:p>504.265</text:p>
          </table:table-cell>
          <table:table-cell office:value-type="float" office:value="-160.451" calcext:value-type="float">
            <text:p>-160.451</text:p>
          </table:table-cell>
          <table:table-cell office:value-type="float" office:value="475.268" calcext:value-type="float">
            <text:p>475.268</text:p>
          </table:table-cell>
          <table:table-cell office:value-type="float" office:value="354.588" calcext:value-type="float">
            <text:p>354.588</text:p>
          </table:table-cell>
          <table:table-cell office:value-type="float" office:value="0.554145" calcext:value-type="float">
            <text:p>0.5541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4]-[.A434]; 2)+POWER([.K434]-[.B434];2))" office:value-type="float" office:value="480.094177752043" calcext:value-type="float">
            <text:p>480.094177752</text:p>
          </table:table-cell>
          <table:table-cell table:formula="of:=SQRT(POWER([.J434]-[.C434]; 2)+POWER([.K434]-[.D434];2))" office:value-type="float" office:value="442.376930880499" calcext:value-type="float">
            <text:p>442.3769308805</text:p>
          </table:table-cell>
        </table:table-row>
        <table:table-row table:style-name="ro1">
          <table:table-cell office:value-type="float" office:value="59.8479" calcext:value-type="float">
            <text:p>59.8479</text:p>
          </table:table-cell>
          <table:table-cell office:value-type="float" office:value="500.531" calcext:value-type="float">
            <text:p>500.531</text:p>
          </table:table-cell>
          <table:table-cell office:value-type="float" office:value="31.8821" calcext:value-type="float">
            <text:p>31.8821</text:p>
          </table:table-cell>
          <table:table-cell office:value-type="float" office:value="410.149" calcext:value-type="float">
            <text:p>410.149</text:p>
          </table:table-cell>
          <table:table-cell office:value-type="float" office:value="-101.697" calcext:value-type="float">
            <text:p>-101.697</text:p>
          </table:table-cell>
          <table:table-cell office:value-type="float" office:value="372.341" calcext:value-type="float">
            <text:p>372.341</text:p>
          </table:table-cell>
          <table:table-cell office:value-type="float" office:value="353.891" calcext:value-type="float">
            <text:p>353.891</text:p>
          </table:table-cell>
          <table:table-cell office:value-type="float" office:value="0.494833" calcext:value-type="float">
            <text:p>0.4948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5]-[.A435]; 2)+POWER([.K435]-[.B435];2))" office:value-type="float" office:value="414.623759443921" calcext:value-type="float">
            <text:p>414.6237594439</text:p>
          </table:table-cell>
          <table:table-cell table:formula="of:=SQRT(POWER([.J435]-[.C435]; 2)+POWER([.K435]-[.D435];2))" office:value-type="float" office:value="390.206485980705" calcext:value-type="float">
            <text:p>390.2064859807</text:p>
          </table:table-cell>
        </table:table-row>
        <table:table-row table:style-name="ro1">
          <table:table-cell office:value-type="float" office:value="57.784" calcext:value-type="float">
            <text:p>57.784</text:p>
          </table:table-cell>
          <table:table-cell office:value-type="float" office:value="504.631" calcext:value-type="float">
            <text:p>504.631</text:p>
          </table:table-cell>
          <table:table-cell office:value-type="float" office:value="29.2928" calcext:value-type="float">
            <text:p>29.2928</text:p>
          </table:table-cell>
          <table:table-cell office:value-type="float" office:value="418.064" calcext:value-type="float">
            <text:p>418.064</text:p>
          </table:table-cell>
          <table:table-cell office:value-type="float" office:value="-140.467" calcext:value-type="float">
            <text:p>-140.467</text:p>
          </table:table-cell>
          <table:table-cell office:value-type="float" office:value="366.981" calcext:value-type="float">
            <text:p>366.981</text:p>
          </table:table-cell>
          <table:table-cell office:value-type="float" office:value="358.753" calcext:value-type="float">
            <text:p>358.753</text:p>
          </table:table-cell>
          <table:table-cell office:value-type="float" office:value="0.481231" calcext:value-type="float">
            <text:p>0.4812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6]-[.A436]; 2)+POWER([.K436]-[.B436];2))" office:value-type="float" office:value="418.798186262787" calcext:value-type="float">
            <text:p>418.7981862628</text:p>
          </table:table-cell>
          <table:table-cell table:formula="of:=SQRT(POWER([.J436]-[.C436]; 2)+POWER([.K436]-[.D436];2))" office:value-type="float" office:value="395.999658873388" calcext:value-type="float">
            <text:p>395.9996588734</text:p>
          </table:table-cell>
        </table:table-row>
        <table:table-row table:style-name="ro1">
          <table:table-cell office:value-type="float" office:value="57.7751" calcext:value-type="float">
            <text:p>57.7751</text:p>
          </table:table-cell>
          <table:table-cell office:value-type="float" office:value="588.317" calcext:value-type="float">
            <text:p>588.317</text:p>
          </table:table-cell>
          <table:table-cell office:value-type="float" office:value="29.0449" calcext:value-type="float">
            <text:p>29.0449</text:p>
          </table:table-cell>
          <table:table-cell office:value-type="float" office:value="497.798" calcext:value-type="float">
            <text:p>497.798</text:p>
          </table:table-cell>
          <table:table-cell office:value-type="float" office:value="-144.086" calcext:value-type="float">
            <text:p>-144.086</text:p>
          </table:table-cell>
          <table:table-cell office:value-type="float" office:value="472.538" calcext:value-type="float">
            <text:p>472.538</text:p>
          </table:table-cell>
          <table:table-cell office:value-type="float" office:value="352.557" calcext:value-type="float">
            <text:p>352.557</text:p>
          </table:table-cell>
          <table:table-cell office:value-type="float" office:value="0.458411" calcext:value-type="float">
            <text:p>0.4584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7]-[.A437]; 2)+POWER([.K437]-[.B437];2))" office:value-type="float" office:value="475.771110796999" calcext:value-type="float">
            <text:p>475.771110797</text:p>
          </table:table-cell>
          <table:table-cell table:formula="of:=SQRT(POWER([.J437]-[.C437]; 2)+POWER([.K437]-[.D437];2))" office:value-type="float" office:value="437.522273513029" calcext:value-type="float">
            <text:p>437.522273513</text:p>
          </table:table-cell>
        </table:table-row>
        <table:table-row table:style-name="ro1">
          <table:table-cell office:value-type="float" office:value="56.5833" calcext:value-type="float">
            <text:p>56.5833</text:p>
          </table:table-cell>
          <table:table-cell office:value-type="float" office:value="503.674" calcext:value-type="float">
            <text:p>503.674</text:p>
          </table:table-cell>
          <table:table-cell office:value-type="float" office:value="28.5454" calcext:value-type="float">
            <text:p>28.5454</text:p>
          </table:table-cell>
          <table:table-cell office:value-type="float" office:value="413.617" calcext:value-type="float">
            <text:p>413.617</text:p>
          </table:table-cell>
          <table:table-cell office:value-type="float" office:value="-107.442" calcext:value-type="float">
            <text:p>-107.442</text:p>
          </table:table-cell>
          <table:table-cell office:value-type="float" office:value="374.76" calcext:value-type="float">
            <text:p>374.76</text:p>
          </table:table-cell>
          <table:table-cell office:value-type="float" office:value="358.649" calcext:value-type="float">
            <text:p>358.649</text:p>
          </table:table-cell>
          <table:table-cell office:value-type="float" office:value="0.420415" calcext:value-type="float">
            <text:p>0.42041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8]-[.A438]; 2)+POWER([.K438]-[.B438];2))" office:value-type="float" office:value="419.135989524748" calcext:value-type="float">
            <text:p>419.1359895247</text:p>
          </table:table-cell>
          <table:table-cell table:formula="of:=SQRT(POWER([.J438]-[.C438]; 2)+POWER([.K438]-[.D438];2))" office:value-type="float" office:value="394.715552455385" calcext:value-type="float">
            <text:p>394.7155524554</text:p>
          </table:table-cell>
        </table:table-row>
        <table:table-row table:style-name="ro1">
          <table:table-cell office:value-type="float" office:value="57.7926" calcext:value-type="float">
            <text:p>57.7926</text:p>
          </table:table-cell>
          <table:table-cell office:value-type="float" office:value="501.535" calcext:value-type="float">
            <text:p>501.535</text:p>
          </table:table-cell>
          <table:table-cell office:value-type="float" office:value="29.8869" calcext:value-type="float">
            <text:p>29.8869</text:p>
          </table:table-cell>
          <table:table-cell office:value-type="float" office:value="410.604" calcext:value-type="float">
            <text:p>410.604</text:p>
          </table:table-cell>
          <table:table-cell office:value-type="float" office:value="-97.8476" calcext:value-type="float">
            <text:p>-97.8476</text:p>
          </table:table-cell>
          <table:table-cell office:value-type="float" office:value="374.671" calcext:value-type="float">
            <text:p>374.671</text:p>
          </table:table-cell>
          <table:table-cell office:value-type="float" office:value="356.53" calcext:value-type="float">
            <text:p>356.53</text:p>
          </table:table-cell>
          <table:table-cell office:value-type="float" office:value="0.392377" calcext:value-type="float">
            <text:p>0.39237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39]-[.A439]; 2)+POWER([.K439]-[.B439];2))" office:value-type="float" office:value="416.856910749672" calcext:value-type="float">
            <text:p>416.8569107497</text:p>
          </table:table-cell>
          <table:table-cell table:formula="of:=SQRT(POWER([.J439]-[.C439]; 2)+POWER([.K439]-[.D439];2))" office:value-type="float" office:value="392.203259047665" calcext:value-type="float">
            <text:p>392.2032590477</text:p>
          </table:table-cell>
        </table:table-row>
        <table:table-row table:style-name="ro1">
          <table:table-cell office:value-type="float" office:value="58.8454" calcext:value-type="float">
            <text:p>58.8454</text:p>
          </table:table-cell>
          <table:table-cell office:value-type="float" office:value="590.338" calcext:value-type="float">
            <text:p>590.338</text:p>
          </table:table-cell>
          <table:table-cell office:value-type="float" office:value="30.131" calcext:value-type="float">
            <text:p>30.131</text:p>
          </table:table-cell>
          <table:table-cell office:value-type="float" office:value="499.576" calcext:value-type="float">
            <text:p>499.576</text:p>
          </table:table-cell>
          <table:table-cell office:value-type="float" office:value="-142.471" calcext:value-type="float">
            <text:p>-142.471</text:p>
          </table:table-cell>
          <table:table-cell office:value-type="float" office:value="475.397" calcext:value-type="float">
            <text:p>475.397</text:p>
          </table:table-cell>
          <table:table-cell office:value-type="float" office:value="350.798" calcext:value-type="float">
            <text:p>350.798</text:p>
          </table:table-cell>
          <table:table-cell office:value-type="float" office:value="0.375985" calcext:value-type="float">
            <text:p>0.3759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0]-[.A440]; 2)+POWER([.K440]-[.B440];2))" office:value-type="float" office:value="476.513248656488" calcext:value-type="float">
            <text:p>476.5132486565</text:p>
          </table:table-cell>
          <table:table-cell table:formula="of:=SQRT(POWER([.J440]-[.C440]; 2)+POWER([.K440]-[.D440];2))" office:value-type="float" office:value="437.6855777119" calcext:value-type="float">
            <text:p>437.6855777119</text:p>
          </table:table-cell>
        </table:table-row>
        <table:table-row table:style-name="ro1">
          <table:table-cell office:value-type="float" office:value="56.2173" calcext:value-type="float">
            <text:p>56.2173</text:p>
          </table:table-cell>
          <table:table-cell office:value-type="float" office:value="593.053" calcext:value-type="float">
            <text:p>593.053</text:p>
          </table:table-cell>
          <table:table-cell office:value-type="float" office:value="27.2722" calcext:value-type="float">
            <text:p>27.2722</text:p>
          </table:table-cell>
          <table:table-cell office:value-type="float" office:value="503.922" calcext:value-type="float">
            <text:p>503.922</text:p>
          </table:table-cell>
          <table:table-cell office:value-type="float" office:value="-159.206" calcext:value-type="float">
            <text:p>-159.206</text:p>
          </table:table-cell>
          <table:table-cell office:value-type="float" office:value="475.267" calcext:value-type="float">
            <text:p>475.267</text:p>
          </table:table-cell>
          <table:table-cell office:value-type="float" office:value="355.245" calcext:value-type="float">
            <text:p>355.245</text:p>
          </table:table-cell>
          <table:table-cell office:value-type="float" office:value="0.370069" calcext:value-type="float">
            <text:p>0.37006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1]-[.A441]; 2)+POWER([.K441]-[.B441];2))" office:value-type="float" office:value="480.291273320982" calcext:value-type="float">
            <text:p>480.291273321</text:p>
          </table:table-cell>
          <table:table-cell table:formula="of:=SQRT(POWER([.J441]-[.C441]; 2)+POWER([.K441]-[.D441];2))" office:value-type="float" office:value="442.558309578342" calcext:value-type="float">
            <text:p>442.5583095783</text:p>
          </table:table-cell>
        </table:table-row>
        <table:table-row table:style-name="ro1">
          <table:table-cell office:value-type="float" office:value="57.5358" calcext:value-type="float">
            <text:p>57.5358</text:p>
          </table:table-cell>
          <table:table-cell office:value-type="float" office:value="501.196" calcext:value-type="float">
            <text:p>501.196</text:p>
          </table:table-cell>
          <table:table-cell office:value-type="float" office:value="29.688" calcext:value-type="float">
            <text:p>29.688</text:p>
          </table:table-cell>
          <table:table-cell office:value-type="float" office:value="409.838" calcext:value-type="float">
            <text:p>409.838</text:p>
          </table:table-cell>
          <table:table-cell office:value-type="float" office:value="-93.8384" calcext:value-type="float">
            <text:p>-93.8384</text:p>
          </table:table-cell>
          <table:table-cell office:value-type="float" office:value="375.342" calcext:value-type="float">
            <text:p>375.342</text:p>
          </table:table-cell>
          <table:table-cell office:value-type="float" office:value="356.69" calcext:value-type="float">
            <text:p>356.69</text:p>
          </table:table-cell>
          <table:table-cell office:value-type="float" office:value="0.367725" calcext:value-type="float">
            <text:p>0.3677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2]-[.A442]; 2)+POWER([.K442]-[.B442];2))" office:value-type="float" office:value="416.847022656562" calcext:value-type="float">
            <text:p>416.8470226566</text:p>
          </table:table-cell>
          <table:table-cell table:formula="of:=SQRT(POWER([.J442]-[.C442]; 2)+POWER([.K442]-[.D442];2))" office:value-type="float" office:value="392.054317139858" calcext:value-type="float">
            <text:p>392.0543171399</text:p>
          </table:table-cell>
        </table:table-row>
        <table:table-row table:style-name="ro1">
          <table:table-cell office:value-type="float" office:value="58.2759" calcext:value-type="float">
            <text:p>58.2759</text:p>
          </table:table-cell>
          <table:table-cell office:value-type="float" office:value="502.587" calcext:value-type="float">
            <text:p>502.587</text:p>
          </table:table-cell>
          <table:table-cell office:value-type="float" office:value="30.2293" calcext:value-type="float">
            <text:p>30.2293</text:p>
          </table:table-cell>
          <table:table-cell office:value-type="float" office:value="412.686" calcext:value-type="float">
            <text:p>412.686</text:p>
          </table:table-cell>
          <table:table-cell office:value-type="float" office:value="-107.748" calcext:value-type="float">
            <text:p>-107.748</text:p>
          </table:table-cell>
          <table:table-cell office:value-type="float" office:value="373.297" calcext:value-type="float">
            <text:p>373.297</text:p>
          </table:table-cell>
          <table:table-cell office:value-type="float" office:value="356.326" calcext:value-type="float">
            <text:p>356.326</text:p>
          </table:table-cell>
          <table:table-cell office:value-type="float" office:value="0.359745" calcext:value-type="float">
            <text:p>0.3597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3]-[.A443]; 2)+POWER([.K443]-[.B443];2))" office:value-type="float" office:value="417.135198574527" calcext:value-type="float">
            <text:p>417.1351985745</text:p>
          </table:table-cell>
          <table:table-cell table:formula="of:=SQRT(POWER([.J443]-[.C443]; 2)+POWER([.K443]-[.D443];2))" office:value-type="float" office:value="392.794372126804" calcext:value-type="float">
            <text:p>392.7943721268</text:p>
          </table:table-cell>
        </table:table-row>
        <table:table-row table:style-name="ro1">
          <table:table-cell office:value-type="float" office:value="214.827" calcext:value-type="float">
            <text:p>214.827</text:p>
          </table:table-cell>
          <table:table-cell office:value-type="float" office:value="523.749" calcext:value-type="float">
            <text:p>523.749</text:p>
          </table:table-cell>
          <table:table-cell office:value-type="float" office:value="188.002" calcext:value-type="float">
            <text:p>188.002</text:p>
          </table:table-cell>
          <table:table-cell office:value-type="float" office:value="429.206" calcext:value-type="float">
            <text:p>429.206</text:p>
          </table:table-cell>
          <table:table-cell office:value-type="float" office:value="-24.2481" calcext:value-type="float">
            <text:p>-24.2481</text:p>
          </table:table-cell>
          <table:table-cell office:value-type="float" office:value="423.777" calcext:value-type="float">
            <text:p>423.777</text:p>
          </table:table-cell>
          <table:table-cell office:value-type="float" office:value="132.656" calcext:value-type="float">
            <text:p>132.656</text:p>
          </table:table-cell>
          <table:table-cell office:value-type="float" office:value="0.865866" calcext:value-type="float">
            <text:p>0.86586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4]-[.A444]; 2)+POWER([.K444]-[.B444];2))" office:value-type="float" office:value="328.636581849921" calcext:value-type="float">
            <text:p>328.6365818499</text:p>
          </table:table-cell>
          <table:table-cell table:formula="of:=SQRT(POWER([.J444]-[.C444]; 2)+POWER([.K444]-[.D444];2))" office:value-type="float" office:value="271.037455787941" calcext:value-type="float">
            <text:p>271.0374557879</text:p>
          </table:table-cell>
        </table:table-row>
        <table:table-row table:style-name="ro1">
          <table:table-cell office:value-type="float" office:value="236.655" calcext:value-type="float">
            <text:p>236.655</text:p>
          </table:table-cell>
          <table:table-cell office:value-type="float" office:value="522.672" calcext:value-type="float">
            <text:p>522.672</text:p>
          </table:table-cell>
          <table:table-cell office:value-type="float" office:value="210.124" calcext:value-type="float">
            <text:p>210.124</text:p>
          </table:table-cell>
          <table:table-cell office:value-type="float" office:value="427.823" calcext:value-type="float">
            <text:p>427.823</text:p>
          </table:table-cell>
          <table:table-cell office:value-type="float" office:value="-13.925" calcext:value-type="float">
            <text:p>-13.925</text:p>
          </table:table-cell>
          <table:table-cell office:value-type="float" office:value="425.386" calcext:value-type="float">
            <text:p>425.386</text:p>
          </table:table-cell>
          <table:table-cell office:value-type="float" office:value="102.419" calcext:value-type="float">
            <text:p>102.419</text:p>
          </table:table-cell>
          <table:table-cell office:value-type="float" office:value="0.835861" calcext:value-type="float">
            <text:p>0.83586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5]-[.A445]; 2)+POWER([.K445]-[.B445];2))" office:value-type="float" office:value="316.997351107229" calcext:value-type="float">
            <text:p>316.9973511072</text:p>
          </table:table-cell>
          <table:table-cell table:formula="of:=SQRT(POWER([.J445]-[.C445]; 2)+POWER([.K445]-[.D445];2))" office:value-type="float" office:value="254.485855608912" calcext:value-type="float">
            <text:p>254.4858556089</text:p>
          </table:table-cell>
        </table:table-row>
        <table:table-row table:style-name="ro1">
          <table:table-cell office:value-type="float" office:value="266.021" calcext:value-type="float">
            <text:p>266.021</text:p>
          </table:table-cell>
          <table:table-cell office:value-type="float" office:value="553.576" calcext:value-type="float">
            <text:p>553.576</text:p>
          </table:table-cell>
          <table:table-cell office:value-type="float" office:value="240.05" calcext:value-type="float">
            <text:p>240.05</text:p>
          </table:table-cell>
          <table:table-cell office:value-type="float" office:value="465.19" calcext:value-type="float">
            <text:p>465.19</text:p>
          </table:table-cell>
          <table:table-cell office:value-type="float" office:value="-71.5655" calcext:value-type="float">
            <text:p>-71.5655</text:p>
          </table:table-cell>
          <table:table-cell office:value-type="float" office:value="450.266" calcext:value-type="float">
            <text:p>450.266</text:p>
          </table:table-cell>
          <table:table-cell office:value-type="float" office:value="53.0428" calcext:value-type="float">
            <text:p>53.0428</text:p>
          </table:table-cell>
          <table:table-cell office:value-type="float" office:value="0.815245" calcext:value-type="float">
            <text:p>0.8152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6]-[.A446]; 2)+POWER([.K446]-[.B446];2))" office:value-type="float" office:value="333.164596283879" calcext:value-type="float">
            <text:p>333.1645962839</text:p>
          </table:table-cell>
          <table:table-cell table:formula="of:=SQRT(POWER([.J446]-[.C446]; 2)+POWER([.K446]-[.D446];2))" office:value-type="float" office:value="265.584974349077" calcext:value-type="float">
            <text:p>265.5849743491</text:p>
          </table:table-cell>
        </table:table-row>
        <table:table-row table:style-name="ro1">
          <table:table-cell office:value-type="float" office:value="267.339" calcext:value-type="float">
            <text:p>267.339</text:p>
          </table:table-cell>
          <table:table-cell office:value-type="float" office:value="549.8" calcext:value-type="float">
            <text:p>549.8</text:p>
          </table:table-cell>
          <table:table-cell office:value-type="float" office:value="241.412" calcext:value-type="float">
            <text:p>241.412</text:p>
          </table:table-cell>
          <table:table-cell office:value-type="float" office:value="461.659" calcext:value-type="float">
            <text:p>461.659</text:p>
          </table:table-cell>
          <table:table-cell office:value-type="float" office:value="-71.7142" calcext:value-type="float">
            <text:p>-71.7142</text:p>
          </table:table-cell>
          <table:table-cell office:value-type="float" office:value="445.505" calcext:value-type="float">
            <text:p>445.505</text:p>
          </table:table-cell>
          <table:table-cell office:value-type="float" office:value="50.9316" calcext:value-type="float">
            <text:p>50.9316</text:p>
          </table:table-cell>
          <table:table-cell office:value-type="float" office:value="0.763488" calcext:value-type="float">
            <text:p>0.7634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7]-[.A447]; 2)+POWER([.K447]-[.B447];2))" office:value-type="float" office:value="329.166567137369" calcext:value-type="float">
            <text:p>329.1665671374</text:p>
          </table:table-cell>
          <table:table-cell table:formula="of:=SQRT(POWER([.J447]-[.C447]; 2)+POWER([.K447]-[.D447];2))" office:value-type="float" office:value="261.880533879477" calcext:value-type="float">
            <text:p>261.8805338795</text:p>
          </table:table-cell>
        </table:table-row>
        <table:table-row table:style-name="ro1">
          <table:table-cell office:value-type="float" office:value="271.089" calcext:value-type="float">
            <text:p>271.089</text:p>
          </table:table-cell>
          <table:table-cell office:value-type="float" office:value="553.91" calcext:value-type="float">
            <text:p>553.91</text:p>
          </table:table-cell>
          <table:table-cell office:value-type="float" office:value="245.183" calcext:value-type="float">
            <text:p>245.183</text:p>
          </table:table-cell>
          <table:table-cell office:value-type="float" office:value="463.795" calcext:value-type="float">
            <text:p>463.795</text:p>
          </table:table-cell>
          <table:table-cell office:value-type="float" office:value="-55.1179" calcext:value-type="float">
            <text:p>-55.1179</text:p>
          </table:table-cell>
          <table:table-cell office:value-type="float" office:value="454.588" calcext:value-type="float">
            <text:p>454.588</text:p>
          </table:table-cell>
          <table:table-cell office:value-type="float" office:value="47.8656" calcext:value-type="float">
            <text:p>47.8656</text:p>
          </table:table-cell>
          <table:table-cell office:value-type="float" office:value="0.669175" calcext:value-type="float">
            <text:p>0.66917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8]-[.A448]; 2)+POWER([.K448]-[.B448];2))" office:value-type="float" office:value="331.717865091707" calcext:value-type="float">
            <text:p>331.7178650917</text:p>
          </table:table-cell>
          <table:table-cell table:formula="of:=SQRT(POWER([.J448]-[.C448]; 2)+POWER([.K448]-[.D448];2))" office:value-type="float" office:value="261.654699009974" calcext:value-type="float">
            <text:p>261.65469901</text:p>
          </table:table-cell>
        </table:table-row>
        <table:table-row table:style-name="ro1">
          <table:table-cell office:value-type="float" office:value="216.447" calcext:value-type="float">
            <text:p>216.447</text:p>
          </table:table-cell>
          <table:table-cell office:value-type="float" office:value="520.799" calcext:value-type="float">
            <text:p>520.799</text:p>
          </table:table-cell>
          <table:table-cell office:value-type="float" office:value="189.652" calcext:value-type="float">
            <text:p>189.652</text:p>
          </table:table-cell>
          <table:table-cell office:value-type="float" office:value="426.163" calcext:value-type="float">
            <text:p>426.163</text:p>
          </table:table-cell>
          <table:table-cell office:value-type="float" office:value="-21.5691" calcext:value-type="float">
            <text:p>-21.5691</text:p>
          </table:table-cell>
          <table:table-cell office:value-type="float" office:value="420.85" calcext:value-type="float">
            <text:p>420.85</text:p>
          </table:table-cell>
          <table:table-cell office:value-type="float" office:value="130.566" calcext:value-type="float">
            <text:p>130.566</text:p>
          </table:table-cell>
          <table:table-cell office:value-type="float" office:value="0.658272" calcext:value-type="float">
            <text:p>0.65827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49]-[.A449]; 2)+POWER([.K449]-[.B449];2))" office:value-type="float" office:value="325.273562113492" calcext:value-type="float">
            <text:p>325.2735621135</text:p>
          </table:table-cell>
          <table:table-cell table:formula="of:=SQRT(POWER([.J449]-[.C449]; 2)+POWER([.K449]-[.D449];2))" office:value-type="float" office:value="267.744571696608" calcext:value-type="float">
            <text:p>267.7445716966</text:p>
          </table:table-cell>
        </table:table-row>
        <table:table-row table:style-name="ro1">
          <table:table-cell office:value-type="float" office:value="266.528" calcext:value-type="float">
            <text:p>266.528</text:p>
          </table:table-cell>
          <table:table-cell office:value-type="float" office:value="552.087" calcext:value-type="float">
            <text:p>552.087</text:p>
          </table:table-cell>
          <table:table-cell office:value-type="float" office:value="240.543" calcext:value-type="float">
            <text:p>240.543</text:p>
          </table:table-cell>
          <table:table-cell office:value-type="float" office:value="462.574" calcext:value-type="float">
            <text:p>462.574</text:p>
          </table:table-cell>
          <table:table-cell office:value-type="float" office:value="-61.1225" calcext:value-type="float">
            <text:p>-61.1225</text:p>
          </table:table-cell>
          <table:table-cell office:value-type="float" office:value="450.829" calcext:value-type="float">
            <text:p>450.829</text:p>
          </table:table-cell>
          <table:table-cell office:value-type="float" office:value="53.6956" calcext:value-type="float">
            <text:p>53.6956</text:p>
          </table:table-cell>
          <table:table-cell office:value-type="float" office:value="0.649338" calcext:value-type="float">
            <text:p>0.6493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0]-[.A450]; 2)+POWER([.K450]-[.B450];2))" office:value-type="float" office:value="331.592548699454" calcext:value-type="float">
            <text:p>331.5925486995</text:p>
          </table:table-cell>
          <table:table-cell table:formula="of:=SQRT(POWER([.J450]-[.C450]; 2)+POWER([.K450]-[.D450];2))" office:value-type="float" office:value="263.12126543668" calcext:value-type="float">
            <text:p>263.1212654367</text:p>
          </table:table-cell>
        </table:table-row>
        <table:table-row table:style-name="ro1">
          <table:table-cell office:value-type="float" office:value="236.371" calcext:value-type="float">
            <text:p>236.371</text:p>
          </table:table-cell>
          <table:table-cell office:value-type="float" office:value="524.737" calcext:value-type="float">
            <text:p>524.737</text:p>
          </table:table-cell>
          <table:table-cell office:value-type="float" office:value="209.831" calcext:value-type="float">
            <text:p>209.831</text:p>
          </table:table-cell>
          <table:table-cell office:value-type="float" office:value="430.259" calcext:value-type="float">
            <text:p>430.259</text:p>
          </table:table-cell>
          <table:table-cell office:value-type="float" office:value="-18.035" calcext:value-type="float">
            <text:p>-18.035</text:p>
          </table:table-cell>
          <table:table-cell office:value-type="float" office:value="426.873" calcext:value-type="float">
            <text:p>426.873</text:p>
          </table:table-cell>
          <table:table-cell office:value-type="float" office:value="102.405" calcext:value-type="float">
            <text:p>102.405</text:p>
          </table:table-cell>
          <table:table-cell office:value-type="float" office:value="0.638867" calcext:value-type="float">
            <text:p>0.63886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1]-[.A451]; 2)+POWER([.K451]-[.B451];2))" office:value-type="float" office:value="318.958512678373" calcext:value-type="float">
            <text:p>318.9585126784</text:p>
          </table:table-cell>
          <table:table-cell table:formula="of:=SQRT(POWER([.J451]-[.C451]; 2)+POWER([.K451]-[.D451];2))" office:value-type="float" office:value="256.468890203081" calcext:value-type="float">
            <text:p>256.4688902031</text:p>
          </table:table-cell>
        </table:table-row>
        <table:table-row table:style-name="ro1">
          <table:table-cell office:value-type="float" office:value="267.037" calcext:value-type="float">
            <text:p>267.037</text:p>
          </table:table-cell>
          <table:table-cell office:value-type="float" office:value="553.276" calcext:value-type="float">
            <text:p>553.276</text:p>
          </table:table-cell>
          <table:table-cell office:value-type="float" office:value="241.039" calcext:value-type="float">
            <text:p>241.039</text:p>
          </table:table-cell>
          <table:table-cell office:value-type="float" office:value="462.902" calcext:value-type="float">
            <text:p>462.902</text:p>
          </table:table-cell>
          <table:table-cell office:value-type="float" office:value="-54.1004" calcext:value-type="float">
            <text:p>-54.1004</text:p>
          </table:table-cell>
          <table:table-cell office:value-type="float" office:value="453.95" calcext:value-type="float">
            <text:p>453.95</text:p>
          </table:table-cell>
          <table:table-cell office:value-type="float" office:value="53.9647" calcext:value-type="float">
            <text:p>53.9647</text:p>
          </table:table-cell>
          <table:table-cell office:value-type="float" office:value="0.594687" calcext:value-type="float">
            <text:p>0.5946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2]-[.A452]; 2)+POWER([.K452]-[.B452];2))" office:value-type="float" office:value="332.52532466716" calcext:value-type="float">
            <text:p>332.5253246672</text:p>
          </table:table-cell>
          <table:table-cell table:formula="of:=SQRT(POWER([.J452]-[.C452]; 2)+POWER([.K452]-[.D452];2))" office:value-type="float" office:value="263.126473630078" calcext:value-type="float">
            <text:p>263.1264736301</text:p>
          </table:table-cell>
        </table:table-row>
        <table:table-row table:style-name="ro1">
          <table:table-cell office:value-type="float" office:value="266.198" calcext:value-type="float">
            <text:p>266.198</text:p>
          </table:table-cell>
          <table:table-cell office:value-type="float" office:value="554.625" calcext:value-type="float">
            <text:p>554.625</text:p>
          </table:table-cell>
          <table:table-cell office:value-type="float" office:value="240.217" calcext:value-type="float">
            <text:p>240.217</text:p>
          </table:table-cell>
          <table:table-cell office:value-type="float" office:value="465.765" calcext:value-type="float">
            <text:p>465.765</text:p>
          </table:table-cell>
          <table:table-cell office:value-type="float" office:value="-67.8373" calcext:value-type="float">
            <text:p>-67.8373</text:p>
          </table:table-cell>
          <table:table-cell office:value-type="float" office:value="452.446" calcext:value-type="float">
            <text:p>452.446</text:p>
          </table:table-cell>
          <table:table-cell office:value-type="float" office:value="53.3326" calcext:value-type="float">
            <text:p>53.3326</text:p>
          </table:table-cell>
          <table:table-cell office:value-type="float" office:value="0.577273" calcext:value-type="float">
            <text:p>0.5772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3]-[.A453]; 2)+POWER([.K453]-[.B453];2))" office:value-type="float" office:value="334.083375565142" calcext:value-type="float">
            <text:p>334.0833755651</text:p>
          </table:table-cell>
          <table:table-cell table:formula="of:=SQRT(POWER([.J453]-[.C453]; 2)+POWER([.K453]-[.D453];2))" office:value-type="float" office:value="265.97805607606" calcext:value-type="float">
            <text:p>265.9780560761</text:p>
          </table:table-cell>
        </table:table-row>
        <table:table-row table:style-name="ro1">
          <table:table-cell office:value-type="float" office:value="225.316" calcext:value-type="float">
            <text:p>225.316</text:p>
          </table:table-cell>
          <table:table-cell office:value-type="float" office:value="519.845" calcext:value-type="float">
            <text:p>519.845</text:p>
          </table:table-cell>
          <table:table-cell office:value-type="float" office:value="198.637" calcext:value-type="float">
            <text:p>198.637</text:p>
          </table:table-cell>
          <table:table-cell office:value-type="float" office:value="425.441" calcext:value-type="float">
            <text:p>425.441</text:p>
          </table:table-cell>
          <table:table-cell office:value-type="float" office:value="-20.1236" calcext:value-type="float">
            <text:p>-20.1236</text:p>
          </table:table-cell>
          <table:table-cell office:value-type="float" office:value="420.156" calcext:value-type="float">
            <text:p>420.156</text:p>
          </table:table-cell>
          <table:table-cell office:value-type="float" office:value="117.99" calcext:value-type="float">
            <text:p>117.99</text:p>
          </table:table-cell>
          <table:table-cell office:value-type="float" office:value="0.549229" calcext:value-type="float">
            <text:p>0.54922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4]-[.A454]; 2)+POWER([.K454]-[.B454];2))" office:value-type="float" office:value="319.966335543288" calcext:value-type="float">
            <text:p>319.9663355433</text:p>
          </table:table-cell>
          <table:table-cell table:formula="of:=SQRT(POWER([.J454]-[.C454]; 2)+POWER([.K454]-[.D454];2))" office:value-type="float" office:value="260.787350632656" calcext:value-type="float">
            <text:p>260.7873506327</text:p>
          </table:table-cell>
        </table:table-row>
        <table:table-row table:style-name="ro1">
          <table:table-cell office:value-type="float" office:value="270.957" calcext:value-type="float">
            <text:p>270.957</text:p>
          </table:table-cell>
          <table:table-cell office:value-type="float" office:value="550.686" calcext:value-type="float">
            <text:p>550.686</text:p>
          </table:table-cell>
          <table:table-cell office:value-type="float" office:value="245.115" calcext:value-type="float">
            <text:p>245.115</text:p>
          </table:table-cell>
          <table:table-cell office:value-type="float" office:value="462.698" calcext:value-type="float">
            <text:p>462.698</text:p>
          </table:table-cell>
          <table:table-cell office:value-type="float" office:value="-72.0958" calcext:value-type="float">
            <text:p>-72.0958</text:p>
          </table:table-cell>
          <table:table-cell office:value-type="float" office:value="446.607" calcext:value-type="float">
            <text:p>446.607</text:p>
          </table:table-cell>
          <table:table-cell office:value-type="float" office:value="45.5037" calcext:value-type="float">
            <text:p>45.5037</text:p>
          </table:table-cell>
          <table:table-cell office:value-type="float" office:value="0.498727" calcext:value-type="float">
            <text:p>0.49872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5]-[.A455]; 2)+POWER([.K455]-[.B455];2))" office:value-type="float" office:value="328.73357973441" calcext:value-type="float">
            <text:p>328.7335797344</text:p>
          </table:table-cell>
          <table:table-cell table:formula="of:=SQRT(POWER([.J455]-[.C455]; 2)+POWER([.K455]-[.D455];2))" office:value-type="float" office:value="260.761673619802" calcext:value-type="float">
            <text:p>260.7616736198</text:p>
          </table:table-cell>
        </table:table-row>
        <table:table-row table:style-name="ro1">
          <table:table-cell office:value-type="float" office:value="266.532" calcext:value-type="float">
            <text:p>266.532</text:p>
          </table:table-cell>
          <table:table-cell office:value-type="float" office:value="552.674" calcext:value-type="float">
            <text:p>552.674</text:p>
          </table:table-cell>
          <table:table-cell office:value-type="float" office:value="240.553" calcext:value-type="float">
            <text:p>240.553</text:p>
          </table:table-cell>
          <table:table-cell office:value-type="float" office:value="463.438" calcext:value-type="float">
            <text:p>463.438</text:p>
          </table:table-cell>
          <table:table-cell office:value-type="float" office:value="-63.7273" calcext:value-type="float">
            <text:p>-63.7273</text:p>
          </table:table-cell>
          <table:table-cell office:value-type="float" office:value="450.959" calcext:value-type="float">
            <text:p>450.959</text:p>
          </table:table-cell>
          <table:table-cell office:value-type="float" office:value="53.3463" calcext:value-type="float">
            <text:p>53.3463</text:p>
          </table:table-cell>
          <table:table-cell office:value-type="float" office:value="0.428987" calcext:value-type="float">
            <text:p>0.4289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6]-[.A456]; 2)+POWER([.K456]-[.B456];2))" office:value-type="float" office:value="332.140129011837" calcext:value-type="float">
            <text:p>332.1401290118</text:p>
          </table:table-cell>
          <table:table-cell table:formula="of:=SQRT(POWER([.J456]-[.C456]; 2)+POWER([.K456]-[.D456];2))" office:value-type="float" office:value="263.840538304863" calcext:value-type="float">
            <text:p>263.8405383049</text:p>
          </table:table-cell>
        </table:table-row>
        <table:table-row table:style-name="ro1">
          <table:table-cell office:value-type="float" office:value="264.322" calcext:value-type="float">
            <text:p>264.322</text:p>
          </table:table-cell>
          <table:table-cell office:value-type="float" office:value="560.855" calcext:value-type="float">
            <text:p>560.855</text:p>
          </table:table-cell>
          <table:table-cell office:value-type="float" office:value="238.291" calcext:value-type="float">
            <text:p>238.291</text:p>
          </table:table-cell>
          <table:table-cell office:value-type="float" office:value="472.136" calcext:value-type="float">
            <text:p>472.136</text:p>
          </table:table-cell>
          <table:table-cell office:value-type="float" office:value="-72.184" calcext:value-type="float">
            <text:p>-72.184</text:p>
          </table:table-cell>
          <table:table-cell office:value-type="float" office:value="459.212" calcext:value-type="float">
            <text:p>459.212</text:p>
          </table:table-cell>
          <table:table-cell office:value-type="float" office:value="55.7189" calcext:value-type="float">
            <text:p>55.7189</text:p>
          </table:table-cell>
          <table:table-cell office:value-type="float" office:value="0.41086" calcext:value-type="float">
            <text:p>0.410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7]-[.A457]; 2)+POWER([.K457]-[.B457];2))" office:value-type="float" office:value="340.575005995742" calcext:value-type="float">
            <text:p>340.5750059957</text:p>
          </table:table-cell>
          <table:table-cell table:formula="of:=SQRT(POWER([.J457]-[.C457]; 2)+POWER([.K457]-[.D457];2))" office:value-type="float" office:value="272.385188982441" calcext:value-type="float">
            <text:p>272.3851889824</text:p>
          </table:table-cell>
        </table:table-row>
        <table:table-row table:style-name="ro1">
          <table:table-cell office:value-type="float" office:value="218.095" calcext:value-type="float">
            <text:p>218.095</text:p>
          </table:table-cell>
          <table:table-cell office:value-type="float" office:value="519.27" calcext:value-type="float">
            <text:p>519.27</text:p>
          </table:table-cell>
          <table:table-cell office:value-type="float" office:value="191.329" calcext:value-type="float">
            <text:p>191.329</text:p>
          </table:table-cell>
          <table:table-cell office:value-type="float" office:value="424.322" calcext:value-type="float">
            <text:p>424.322</text:p>
          </table:table-cell>
          <table:table-cell office:value-type="float" office:value="-17.7015" calcext:value-type="float">
            <text:p>-17.7015</text:p>
          </table:table-cell>
          <table:table-cell office:value-type="float" office:value="419.987" calcext:value-type="float">
            <text:p>419.987</text:p>
          </table:table-cell>
          <table:table-cell office:value-type="float" office:value="128.557" calcext:value-type="float">
            <text:p>128.557</text:p>
          </table:table-cell>
          <table:table-cell office:value-type="float" office:value="0.396757" calcext:value-type="float">
            <text:p>0.39675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8]-[.A458]; 2)+POWER([.K458]-[.B458];2))" office:value-type="float" office:value="323.11471944961" calcext:value-type="float">
            <text:p>323.1147194496</text:p>
          </table:table-cell>
          <table:table-cell table:formula="of:=SQRT(POWER([.J458]-[.C458]; 2)+POWER([.K458]-[.D458];2))" office:value-type="float" office:value="265.261052408754" calcext:value-type="float">
            <text:p>265.2610524088</text:p>
          </table:table-cell>
        </table:table-row>
        <table:table-row table:style-name="ro1">
          <table:table-cell office:value-type="float" office:value="139.111" calcext:value-type="float">
            <text:p>139.111</text:p>
          </table:table-cell>
          <table:table-cell office:value-type="float" office:value="232.527" calcext:value-type="float">
            <text:p>232.527</text:p>
          </table:table-cell>
          <table:table-cell office:value-type="float" office:value="111.72" calcext:value-type="float">
            <text:p>111.72</text:p>
          </table:table-cell>
          <table:table-cell office:value-type="float" office:value="160.816" calcext:value-type="float">
            <text:p>160.816</text:p>
          </table:table-cell>
          <table:table-cell office:value-type="float" office:value="-134.244" calcext:value-type="float">
            <text:p>-134.244</text:p>
          </table:table-cell>
          <table:table-cell office:value-type="float" office:value="-29.919" calcext:value-type="float">
            <text:p>-29.919</text:p>
          </table:table-cell>
          <table:table-cell office:value-type="float" office:value="249.038" calcext:value-type="float">
            <text:p>249.038</text:p>
          </table:table-cell>
          <table:table-cell office:value-type="float" office:value="-0.00000107202" calcext:value-type="float">
            <text:p>-0.00000107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59]-[.A459]; 2)+POWER([.K459]-[.B459];2))" office:value-type="float" office:value="245.07215274282" calcext:value-type="float">
            <text:p>245.0721527428</text:p>
          </table:table-cell>
          <table:table-cell table:formula="of:=SQRT(POWER([.J459]-[.C459]; 2)+POWER([.K459]-[.D459];2))" office:value-type="float" office:value="284.125395302849" calcext:value-type="float">
            <text:p>284.1253953028</text:p>
          </table:table-cell>
        </table:table-row>
        <table:table-row table:style-name="ro1">
          <table:table-cell office:value-type="float" office:value="139.777" calcext:value-type="float">
            <text:p>139.777</text:p>
          </table:table-cell>
          <table:table-cell office:value-type="float" office:value="232.478" calcext:value-type="float">
            <text:p>232.478</text:p>
          </table:table-cell>
          <table:table-cell office:value-type="float" office:value="112.395" calcext:value-type="float">
            <text:p>112.395</text:p>
          </table:table-cell>
          <table:table-cell office:value-type="float" office:value="160.764" calcext:value-type="float">
            <text:p>160.764</text:p>
          </table:table-cell>
          <table:table-cell office:value-type="float" office:value="-134.022" calcext:value-type="float">
            <text:p>-134.022</text:p>
          </table:table-cell>
          <table:table-cell office:value-type="float" office:value="-29.9328" calcext:value-type="float">
            <text:p>-29.9328</text:p>
          </table:table-cell>
          <table:table-cell office:value-type="float" office:value="247.935" calcext:value-type="float">
            <text:p>247.935</text:p>
          </table:table-cell>
          <table:table-cell office:value-type="float" office:value="-0.00000430576" calcext:value-type="float">
            <text:p>-4.30576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0]-[.A460]; 2)+POWER([.K460]-[.B460];2))" office:value-type="float" office:value="244.40855593248" calcext:value-type="float">
            <text:p>244.4085559325</text:p>
          </table:table-cell>
          <table:table-cell table:formula="of:=SQRT(POWER([.J460]-[.C460]; 2)+POWER([.K460]-[.D460];2))" office:value-type="float" office:value="283.493498551554" calcext:value-type="float">
            <text:p>283.4934985516</text:p>
          </table:table-cell>
        </table:table-row>
        <table:table-row table:style-name="ro1">
          <table:table-cell office:value-type="float" office:value="138.622" calcext:value-type="float">
            <text:p>138.622</text:p>
          </table:table-cell>
          <table:table-cell office:value-type="float" office:value="232.655" calcext:value-type="float">
            <text:p>232.655</text:p>
          </table:table-cell>
          <table:table-cell office:value-type="float" office:value="111.222" calcext:value-type="float">
            <text:p>111.222</text:p>
          </table:table-cell>
          <table:table-cell office:value-type="float" office:value="160.97" calcext:value-type="float">
            <text:p>160.97</text:p>
          </table:table-cell>
          <table:table-cell office:value-type="float" office:value="-134.781" calcext:value-type="float">
            <text:p>-134.781</text:p>
          </table:table-cell>
          <table:table-cell office:value-type="float" office:value="-29.954" calcext:value-type="float">
            <text:p>-29.954</text:p>
          </table:table-cell>
          <table:table-cell office:value-type="float" office:value="249.841" calcext:value-type="float">
            <text:p>249.841</text:p>
          </table:table-cell>
          <table:table-cell office:value-type="float" office:value="-0.0000292675" calcext:value-type="float">
            <text:p>-2.92675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1]-[.A461]; 2)+POWER([.K461]-[.B461];2))" office:value-type="float" office:value="245.555883474618" calcext:value-type="float">
            <text:p>245.5558834746</text:p>
          </table:table-cell>
          <table:table-cell table:formula="of:=SQRT(POWER([.J461]-[.C461]; 2)+POWER([.K461]-[.D461];2))" office:value-type="float" office:value="284.558778082842" calcext:value-type="float">
            <text:p>284.5587780828</text:p>
          </table:table-cell>
        </table:table-row>
        <table:table-row table:style-name="ro1">
          <table:table-cell office:value-type="float" office:value="138.355" calcext:value-type="float">
            <text:p>138.355</text:p>
          </table:table-cell>
          <table:table-cell office:value-type="float" office:value="232.165" calcext:value-type="float">
            <text:p>232.165</text:p>
          </table:table-cell>
          <table:table-cell office:value-type="float" office:value="110.963" calcext:value-type="float">
            <text:p>110.963</text:p>
          </table:table-cell>
          <table:table-cell office:value-type="float" office:value="160.378" calcext:value-type="float">
            <text:p>160.378</text:p>
          </table:table-cell>
          <table:table-cell office:value-type="float" office:value="-133.213" calcext:value-type="float">
            <text:p>-133.213</text:p>
          </table:table-cell>
          <table:table-cell office:value-type="float" office:value="-29.9108" calcext:value-type="float">
            <text:p>-29.9108</text:p>
          </table:table-cell>
          <table:table-cell office:value-type="float" office:value="250.323" calcext:value-type="float">
            <text:p>250.323</text:p>
          </table:table-cell>
          <table:table-cell office:value-type="float" office:value="-0.0000308578" calcext:value-type="float">
            <text:p>-3.08578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2]-[.A462]; 2)+POWER([.K462]-[.B462];2))" office:value-type="float" office:value="245.841805334243" calcext:value-type="float">
            <text:p>245.8418053342</text:p>
          </table:table-cell>
          <table:table-cell table:formula="of:=SQRT(POWER([.J462]-[.C462]; 2)+POWER([.K462]-[.D462];2))" office:value-type="float" office:value="284.976059087426" calcext:value-type="float">
            <text:p>284.9760590874</text:p>
          </table:table-cell>
        </table:table-row>
        <table:table-row table:style-name="ro1">
          <table:table-cell office:value-type="float" office:value="138.821" calcext:value-type="float">
            <text:p>138.821</text:p>
          </table:table-cell>
          <table:table-cell office:value-type="float" office:value="232.536" calcext:value-type="float">
            <text:p>232.536</text:p>
          </table:table-cell>
          <table:table-cell office:value-type="float" office:value="111.427" calcext:value-type="float">
            <text:p>111.427</text:p>
          </table:table-cell>
          <table:table-cell office:value-type="float" office:value="160.823" calcext:value-type="float">
            <text:p>160.823</text:p>
          </table:table-cell>
          <table:table-cell office:value-type="float" office:value="-134.292" calcext:value-type="float">
            <text:p>-134.292</text:p>
          </table:table-cell>
          <table:table-cell office:value-type="float" office:value="-29.9073" calcext:value-type="float">
            <text:p>-29.9073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-0.0000383708" calcext:value-type="float">
            <text:p>-3.83708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3]-[.A463]; 2)+POWER([.K463]-[.B463];2))" office:value-type="float" office:value="245.361588960049" calcext:value-type="float">
            <text:p>245.36158896</text:p>
          </table:table-cell>
          <table:table-cell table:formula="of:=SQRT(POWER([.J463]-[.C463]; 2)+POWER([.K463]-[.D463];2))" office:value-type="float" office:value="284.40419416387" calcext:value-type="float">
            <text:p>284.4041941639</text:p>
          </table:table-cell>
        </table:table-row>
        <table:table-row table:style-name="ro1">
          <table:table-cell office:value-type="float" office:value="141.65" calcext:value-type="float">
            <text:p>141.65</text:p>
          </table:table-cell>
          <table:table-cell office:value-type="float" office:value="207.437" calcext:value-type="float">
            <text:p>207.437</text:p>
          </table:table-cell>
          <table:table-cell office:value-type="float" office:value="114.624" calcext:value-type="float">
            <text:p>114.624</text:p>
          </table:table-cell>
          <table:table-cell office:value-type="float" office:value="133.59" calcext:value-type="float">
            <text:p>133.59</text:p>
          </table:table-cell>
          <table:table-cell office:value-type="float" office:value="-90.5094" calcext:value-type="float">
            <text:p>-90.5094</text:p>
          </table:table-cell>
          <table:table-cell office:value-type="float" office:value="-47.4027" calcext:value-type="float">
            <text:p>-47.4027</text:p>
          </table:table-cell>
          <table:table-cell office:value-type="float" office:value="246.465" calcext:value-type="float">
            <text:p>246.465</text:p>
          </table:table-cell>
          <table:table-cell office:value-type="float" office:value="-0.000779379" calcext:value-type="float">
            <text:p>-0.00077937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4]-[.A464]; 2)+POWER([.K464]-[.B464];2))" office:value-type="float" office:value="244.802212957726" calcext:value-type="float">
            <text:p>244.8022129577</text:p>
          </table:table-cell>
          <table:table-cell table:formula="of:=SQRT(POWER([.J464]-[.C464]; 2)+POWER([.K464]-[.D464];2))" office:value-type="float" office:value="290.372446137715" calcext:value-type="float">
            <text:p>290.3724461377</text:p>
          </table:table-cell>
        </table:table-row>
        <table:table-row table:style-name="ro1">
          <table:table-cell office:value-type="float" office:value="141.726" calcext:value-type="float">
            <text:p>141.726</text:p>
          </table:table-cell>
          <table:table-cell office:value-type="float" office:value="206.927" calcext:value-type="float">
            <text:p>206.927</text:p>
          </table:table-cell>
          <table:table-cell office:value-type="float" office:value="114.703" calcext:value-type="float">
            <text:p>114.703</text:p>
          </table:table-cell>
          <table:table-cell office:value-type="float" office:value="133.095" calcext:value-type="float">
            <text:p>133.095</text:p>
          </table:table-cell>
          <table:table-cell office:value-type="float" office:value="-90.3583" calcext:value-type="float">
            <text:p>-90.3583</text:p>
          </table:table-cell>
          <table:table-cell office:value-type="float" office:value="-48.1508" calcext:value-type="float">
            <text:p>-48.1508</text:p>
          </table:table-cell>
          <table:table-cell office:value-type="float" office:value="246.364" calcext:value-type="float">
            <text:p>246.364</text:p>
          </table:table-cell>
          <table:table-cell office:value-type="float" office:value="-0.00134574" calcext:value-type="float">
            <text:p>-0.001345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5]-[.A465]; 2)+POWER([.K465]-[.B465];2))" office:value-type="float" office:value="244.799522885564" calcext:value-type="float">
            <text:p>244.7995228856</text:p>
          </table:table-cell>
          <table:table-cell table:formula="of:=SQRT(POWER([.J465]-[.C465]; 2)+POWER([.K465]-[.D465];2))" office:value-type="float" office:value="290.484376918966" calcext:value-type="float">
            <text:p>290.484376919</text:p>
          </table:table-cell>
        </table:table-row>
        <table:table-row table:style-name="ro1">
          <table:table-cell office:value-type="float" office:value="178.977" calcext:value-type="float">
            <text:p>178.977</text:p>
          </table:table-cell>
          <table:table-cell office:value-type="float" office:value="194.216" calcext:value-type="float">
            <text:p>194.216</text:p>
          </table:table-cell>
          <table:table-cell office:value-type="float" office:value="152.481" calcext:value-type="float">
            <text:p>152.481</text:p>
          </table:table-cell>
          <table:table-cell office:value-type="float" office:value="119.909" calcext:value-type="float">
            <text:p>119.909</text:p>
          </table:table-cell>
          <table:table-cell office:value-type="float" office:value="-68.306" calcext:value-type="float">
            <text:p>-68.306</text:p>
          </table:table-cell>
          <table:table-cell office:value-type="float" office:value="-59.6738" calcext:value-type="float">
            <text:p>-59.6738</text:p>
          </table:table-cell>
          <table:table-cell office:value-type="float" office:value="186.287" calcext:value-type="float">
            <text:p>186.287</text:p>
          </table:table-cell>
          <table:table-cell office:value-type="float" office:value="-0.000204779" calcext:value-type="float">
            <text:p>-0.00020477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6]-[.A466]; 2)+POWER([.K466]-[.B466];2))" office:value-type="float" office:value="210.517793036598" calcext:value-type="float">
            <text:p>210.5177930366</text:p>
          </table:table-cell>
          <table:table-cell table:formula="of:=SQRT(POWER([.J466]-[.C466]; 2)+POWER([.K466]-[.D466];2))" office:value-type="float" office:value="261.738915031755" calcext:value-type="float">
            <text:p>261.7389150318</text:p>
          </table:table-cell>
        </table:table-row>
        <table:table-row table:style-name="ro1">
          <table:table-cell office:value-type="float" office:value="178.959" calcext:value-type="float">
            <text:p>178.959</text:p>
          </table:table-cell>
          <table:table-cell office:value-type="float" office:value="194.001" calcext:value-type="float">
            <text:p>194.001</text:p>
          </table:table-cell>
          <table:table-cell office:value-type="float" office:value="152.464" calcext:value-type="float">
            <text:p>152.464</text:p>
          </table:table-cell>
          <table:table-cell office:value-type="float" office:value="119.71" calcext:value-type="float">
            <text:p>119.71</text:p>
          </table:table-cell>
          <table:table-cell office:value-type="float" office:value="-68.3797" calcext:value-type="float">
            <text:p>-68.3797</text:p>
          </table:table-cell>
          <table:table-cell office:value-type="float" office:value="-60.0633" calcext:value-type="float">
            <text:p>-60.0633</text:p>
          </table:table-cell>
          <table:table-cell office:value-type="float" office:value="186.315" calcext:value-type="float">
            <text:p>186.315</text:p>
          </table:table-cell>
          <table:table-cell office:value-type="float" office:value="-0.000298973" calcext:value-type="float">
            <text:p>-0.0002989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7]-[.A467]; 2)+POWER([.K467]-[.B467];2))" office:value-type="float" office:value="210.584224675069" calcext:value-type="float">
            <text:p>210.5842246751</text:p>
          </table:table-cell>
          <table:table-cell table:formula="of:=SQRT(POWER([.J467]-[.C467]; 2)+POWER([.K467]-[.D467];2))" office:value-type="float" office:value="261.846831938063" calcext:value-type="float">
            <text:p>261.8468319381</text:p>
          </table:table-cell>
        </table:table-row>
        <table:table-row table:style-name="ro1">
          <table:table-cell office:value-type="float" office:value="180.457" calcext:value-type="float">
            <text:p>180.457</text:p>
          </table:table-cell>
          <table:table-cell office:value-type="float" office:value="194.496" calcext:value-type="float">
            <text:p>194.496</text:p>
          </table:table-cell>
          <table:table-cell office:value-type="float" office:value="153.98" calcext:value-type="float">
            <text:p>153.98</text:p>
          </table:table-cell>
          <table:table-cell office:value-type="float" office:value="120.184" calcext:value-type="float">
            <text:p>120.184</text:p>
          </table:table-cell>
          <table:table-cell office:value-type="float" office:value="-68.0943" calcext:value-type="float">
            <text:p>-68.0943</text:p>
          </table:table-cell>
          <table:table-cell office:value-type="float" office:value="-59.2298" calcext:value-type="float">
            <text:p>-59.2298</text:p>
          </table:table-cell>
          <table:table-cell office:value-type="float" office:value="183.852" calcext:value-type="float">
            <text:p>183.852</text:p>
          </table:table-cell>
          <table:table-cell office:value-type="float" office:value="-0.00129554" calcext:value-type="float">
            <text:p>-0.001295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8]-[.A468]; 2)+POWER([.K468]-[.B468];2))" office:value-type="float" office:value="209.012877270756" calcext:value-type="float">
            <text:p>209.0128772708</text:p>
          </table:table-cell>
          <table:table-cell table:formula="of:=SQRT(POWER([.J468]-[.C468]; 2)+POWER([.K468]-[.D468];2))" office:value-type="float" office:value="260.285109554888" calcext:value-type="float">
            <text:p>260.2851095549</text:p>
          </table:table-cell>
        </table:table-row>
        <table:table-row table:style-name="ro1">
          <table:table-cell office:value-type="float" office:value="175.227" calcext:value-type="float">
            <text:p>175.227</text:p>
          </table:table-cell>
          <table:table-cell office:value-type="float" office:value="206.186" calcext:value-type="float">
            <text:p>206.186</text:p>
          </table:table-cell>
          <table:table-cell office:value-type="float" office:value="148.659" calcext:value-type="float">
            <text:p>148.659</text:p>
          </table:table-cell>
          <table:table-cell office:value-type="float" office:value="131.16" calcext:value-type="float">
            <text:p>131.16</text:p>
          </table:table-cell>
          <table:table-cell office:value-type="float" office:value="-67.3613" calcext:value-type="float">
            <text:p>-67.3613</text:p>
          </table:table-cell>
          <table:table-cell office:value-type="float" office:value="-39.4845" calcext:value-type="float">
            <text:p>-39.4845</text:p>
          </table:table-cell>
          <table:table-cell office:value-type="float" office:value="192.267" calcext:value-type="float">
            <text:p>192.267</text:p>
          </table:table-cell>
          <table:table-cell office:value-type="float" office:value="-0.00271303" calcext:value-type="float">
            <text:p>-0.002713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69]-[.A469]; 2)+POWER([.K469]-[.B469];2))" office:value-type="float" office:value="211.82258643733" calcext:value-type="float">
            <text:p>211.8225864373</text:p>
          </table:table-cell>
          <table:table-cell table:formula="of:=SQRT(POWER([.J469]-[.C469]; 2)+POWER([.K469]-[.D469];2))" office:value-type="float" office:value="260.136294816775" calcext:value-type="float">
            <text:p>260.1362948168</text:p>
          </table:table-cell>
        </table:table-row>
        <table:table-row table:style-name="ro1">
          <table:table-cell office:value-type="float" office:value="175.244" calcext:value-type="float">
            <text:p>175.244</text:p>
          </table:table-cell>
          <table:table-cell office:value-type="float" office:value="206.404" calcext:value-type="float">
            <text:p>206.404</text:p>
          </table:table-cell>
          <table:table-cell office:value-type="float" office:value="148.676" calcext:value-type="float">
            <text:p>148.676</text:p>
          </table:table-cell>
          <table:table-cell office:value-type="float" office:value="131.362" calcext:value-type="float">
            <text:p>131.362</text:p>
          </table:table-cell>
          <table:table-cell office:value-type="float" office:value="-67.2876" calcext:value-type="float">
            <text:p>-67.2876</text:p>
          </table:table-cell>
          <table:table-cell office:value-type="float" office:value="-39.095" calcext:value-type="float">
            <text:p>-39.095</text:p>
          </table:table-cell>
          <table:table-cell office:value-type="float" office:value="192.239" calcext:value-type="float">
            <text:p>192.239</text:p>
          </table:table-cell>
          <table:table-cell office:value-type="float" office:value="-0.0033833" calcext:value-type="float">
            <text:p>-0.00338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0]-[.A470]; 2)+POWER([.K470]-[.B470];2))" office:value-type="float" office:value="211.769078838248" calcext:value-type="float">
            <text:p>211.7690788382</text:p>
          </table:table-cell>
          <table:table-cell table:formula="of:=SQRT(POWER([.J470]-[.C470]; 2)+POWER([.K470]-[.D470];2))" office:value-type="float" office:value="260.034905387719" calcext:value-type="float">
            <text:p>260.0349053877</text:p>
          </table:table-cell>
        </table:table-row>
        <table:table-row table:style-name="ro1">
          <table:table-cell office:value-type="float" office:value="128.546" calcext:value-type="float">
            <text:p>128.546</text:p>
          </table:table-cell>
          <table:table-cell office:value-type="float" office:value="207.314" calcext:value-type="float">
            <text:p>207.314</text:p>
          </table:table-cell>
          <table:table-cell office:value-type="float" office:value="101.201" calcext:value-type="float">
            <text:p>101.201</text:p>
          </table:table-cell>
          <table:table-cell office:value-type="float" office:value="135.61" calcext:value-type="float">
            <text:p>135.61</text:p>
          </table:table-cell>
          <table:table-cell office:value-type="float" office:value="-121.445" calcext:value-type="float">
            <text:p>-121.445</text:p>
          </table:table-cell>
          <table:table-cell office:value-type="float" office:value="-63.4632" calcext:value-type="float">
            <text:p>-63.4632</text:p>
          </table:table-cell>
          <table:table-cell office:value-type="float" office:value="267.878" calcext:value-type="float">
            <text:p>267.878</text:p>
          </table:table-cell>
          <table:table-cell office:value-type="float" office:value="-0.00434183" calcext:value-type="float">
            <text:p>-0.0043418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1]-[.A471]; 2)+POWER([.K471]-[.B471];2))" office:value-type="float" office:value="257.798108433712" calcext:value-type="float">
            <text:p>257.7981084337</text:p>
          </table:table-cell>
          <table:table-cell table:formula="of:=SQRT(POWER([.J471]-[.C471]; 2)+POWER([.K471]-[.D471];2))" office:value-type="float" office:value="302.149146119925" calcext:value-type="float">
            <text:p>302.1491461199</text:p>
          </table:table-cell>
        </table:table-row>
        <table:table-row table:style-name="ro1">
          <table:table-cell office:value-type="float" office:value="152.957" calcext:value-type="float">
            <text:p>152.957</text:p>
          </table:table-cell>
          <table:table-cell office:value-type="float" office:value="177.933" calcext:value-type="float">
            <text:p>177.933</text:p>
          </table:table-cell>
          <table:table-cell office:value-type="float" office:value="126.104" calcext:value-type="float">
            <text:p>126.104</text:p>
          </table:table-cell>
          <table:table-cell office:value-type="float" office:value="105.756" calcext:value-type="float">
            <text:p>105.756</text:p>
          </table:table-cell>
          <table:table-cell office:value-type="float" office:value="-91.3445" calcext:value-type="float">
            <text:p>-91.3445</text:p>
          </table:table-cell>
          <table:table-cell office:value-type="float" office:value="-97.2237" calcext:value-type="float">
            <text:p>-97.2237</text:p>
          </table:table-cell>
          <table:table-cell office:value-type="float" office:value="228.947" calcext:value-type="float">
            <text:p>228.947</text:p>
          </table:table-cell>
          <table:table-cell office:value-type="float" office:value="-0.00615686" calcext:value-type="float">
            <text:p>-0.006156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2]-[.A472]; 2)+POWER([.K472]-[.B472];2))" office:value-type="float" office:value="239.761231932938" calcext:value-type="float">
            <text:p>239.7612319329</text:p>
          </table:table-cell>
          <table:table-cell table:formula="of:=SQRT(POWER([.J472]-[.C472]; 2)+POWER([.K472]-[.D472];2))" office:value-type="float" office:value="291.672375023759" calcext:value-type="float">
            <text:p>291.6723750238</text:p>
          </table:table-cell>
        </table:table-row>
        <table:table-row table:style-name="ro1">
          <table:table-cell office:value-type="float" office:value="128.272" calcext:value-type="float">
            <text:p>128.272</text:p>
          </table:table-cell>
          <table:table-cell office:value-type="float" office:value="207.334" calcext:value-type="float">
            <text:p>207.334</text:p>
          </table:table-cell>
          <table:table-cell office:value-type="float" office:value="100.918" calcext:value-type="float">
            <text:p>100.918</text:p>
          </table:table-cell>
          <table:table-cell office:value-type="float" office:value="135.698" calcext:value-type="float">
            <text:p>135.698</text:p>
          </table:table-cell>
          <table:table-cell office:value-type="float" office:value="-122.42" calcext:value-type="float">
            <text:p>-122.42</text:p>
          </table:table-cell>
          <table:table-cell office:value-type="float" office:value="-63.9414" calcext:value-type="float">
            <text:p>-63.9414</text:p>
          </table:table-cell>
          <table:table-cell office:value-type="float" office:value="268.333" calcext:value-type="float">
            <text:p>268.333</text:p>
          </table:table-cell>
          <table:table-cell office:value-type="float" office:value="-0.0119244" calcext:value-type="float">
            <text:p>-0.01192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3]-[.A473]; 2)+POWER([.K473]-[.B473];2))" office:value-type="float" office:value="258.066932286955" calcext:value-type="float">
            <text:p>258.066932287</text:p>
          </table:table-cell>
          <table:table-cell table:formula="of:=SQRT(POWER([.J473]-[.C473]; 2)+POWER([.K473]-[.D473];2))" office:value-type="float" office:value="302.383091339446" calcext:value-type="float">
            <text:p>302.3830913394</text:p>
          </table:table-cell>
        </table:table-row>
        <table:table-row table:style-name="ro1">
          <table:table-cell office:value-type="float" office:value="153.226" calcext:value-type="float">
            <text:p>153.226</text:p>
          </table:table-cell>
          <table:table-cell office:value-type="float" office:value="178.421" calcext:value-type="float">
            <text:p>178.421</text:p>
          </table:table-cell>
          <table:table-cell office:value-type="float" office:value="126.37" calcext:value-type="float">
            <text:p>126.37</text:p>
          </table:table-cell>
          <table:table-cell office:value-type="float" office:value="106.28" calcext:value-type="float">
            <text:p>106.28</text:p>
          </table:table-cell>
          <table:table-cell office:value-type="float" office:value="-92.0858" calcext:value-type="float">
            <text:p>-92.0858</text:p>
          </table:table-cell>
          <table:table-cell office:value-type="float" office:value="-96.8689" calcext:value-type="float">
            <text:p>-96.8689</text:p>
          </table:table-cell>
          <table:table-cell office:value-type="float" office:value="228.464" calcext:value-type="float">
            <text:p>228.464</text:p>
          </table:table-cell>
          <table:table-cell office:value-type="float" office:value="-0.0126918" calcext:value-type="float">
            <text:p>-0.012691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4]-[.A474]; 2)+POWER([.K474]-[.B474];2))" office:value-type="float" office:value="239.37194555127" calcext:value-type="float">
            <text:p>239.3719455513</text:p>
          </table:table-cell>
          <table:table-cell table:formula="of:=SQRT(POWER([.J474]-[.C474]; 2)+POWER([.K474]-[.D474];2))" office:value-type="float" office:value="291.19260859438" calcext:value-type="float">
            <text:p>291.1926085944</text:p>
          </table:table-cell>
        </table:table-row>
        <table:table-row table:style-name="ro1">
          <table:table-cell office:value-type="float" office:value="128.085" calcext:value-type="float">
            <text:p>128.085</text:p>
          </table:table-cell>
          <table:table-cell office:value-type="float" office:value="206.512" calcext:value-type="float">
            <text:p>206.512</text:p>
          </table:table-cell>
          <table:table-cell office:value-type="float" office:value="100.741" calcext:value-type="float">
            <text:p>100.741</text:p>
          </table:table-cell>
          <table:table-cell office:value-type="float" office:value="134.809" calcext:value-type="float">
            <text:p>134.809</text:p>
          </table:table-cell>
          <table:table-cell office:value-type="float" office:value="-121.061" calcext:value-type="float">
            <text:p>-121.061</text:p>
          </table:table-cell>
          <table:table-cell office:value-type="float" office:value="-64.5322" calcext:value-type="float">
            <text:p>-64.5322</text:p>
          </table:table-cell>
          <table:table-cell office:value-type="float" office:value="268.685" calcext:value-type="float">
            <text:p>268.685</text:p>
          </table:table-cell>
          <table:table-cell office:value-type="float" office:value="-0.0160372" calcext:value-type="float">
            <text:p>-0.016037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5]-[.A475]; 2)+POWER([.K475]-[.B475];2))" office:value-type="float" office:value="258.363862351142" calcext:value-type="float">
            <text:p>258.3638623511</text:p>
          </table:table-cell>
          <table:table-cell table:formula="of:=SQRT(POWER([.J475]-[.C475]; 2)+POWER([.K475]-[.D475];2))" office:value-type="float" office:value="302.862298020074" calcext:value-type="float">
            <text:p>302.8622980201</text:p>
          </table:table-cell>
        </table:table-row>
        <table:table-row table:style-name="ro1">
          <table:table-cell office:value-type="float" office:value="153.427" calcext:value-type="float">
            <text:p>153.427</text:p>
          </table:table-cell>
          <table:table-cell office:value-type="float" office:value="179.044" calcext:value-type="float">
            <text:p>179.044</text:p>
          </table:table-cell>
          <table:table-cell office:value-type="float" office:value="126.574" calcext:value-type="float">
            <text:p>126.574</text:p>
          </table:table-cell>
          <table:table-cell office:value-type="float" office:value="106.849" calcext:value-type="float">
            <text:p>106.849</text:p>
          </table:table-cell>
          <table:table-cell office:value-type="float" office:value="-91.7239" calcext:value-type="float">
            <text:p>-91.7239</text:p>
          </table:table-cell>
          <table:table-cell office:value-type="float" office:value="-95.6437" calcext:value-type="float">
            <text:p>-95.6437</text:p>
          </table:table-cell>
          <table:table-cell office:value-type="float" office:value="228.116" calcext:value-type="float">
            <text:p>228.116</text:p>
          </table:table-cell>
          <table:table-cell office:value-type="float" office:value="-0.0164616" calcext:value-type="float">
            <text:p>-0.01646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6]-[.A476]; 2)+POWER([.K476]-[.B476];2))" office:value-type="float" office:value="239.01331817495" calcext:value-type="float">
            <text:p>239.013318175</text:p>
          </table:table-cell>
          <table:table-cell table:formula="of:=SQRT(POWER([.J476]-[.C476]; 2)+POWER([.K476]-[.D476];2))" office:value-type="float" office:value="290.747206825792" calcext:value-type="float">
            <text:p>290.7472068258</text:p>
          </table:table-cell>
        </table:table-row>
        <table:table-row table:style-name="ro1">
          <table:table-cell office:value-type="float" office:value="180.685" calcext:value-type="float">
            <text:p>180.685</text:p>
          </table:table-cell>
          <table:table-cell office:value-type="float" office:value="193.831" calcext:value-type="float">
            <text:p>193.831</text:p>
          </table:table-cell>
          <table:table-cell office:value-type="float" office:value="154.217" calcext:value-type="float">
            <text:p>154.217</text:p>
          </table:table-cell>
          <table:table-cell office:value-type="float" office:value="119.455" calcext:value-type="float">
            <text:p>119.455</text:p>
          </table:table-cell>
          <table:table-cell office:value-type="float" office:value="-66.8225" calcext:value-type="float">
            <text:p>-66.8225</text:p>
          </table:table-cell>
          <table:table-cell office:value-type="float" office:value="-59.6136" calcext:value-type="float">
            <text:p>-59.6136</text:p>
          </table:table-cell>
          <table:table-cell office:value-type="float" office:value="183.556" calcext:value-type="float">
            <text:p>183.556</text:p>
          </table:table-cell>
          <table:table-cell office:value-type="float" office:value="-0.0207722" calcext:value-type="float">
            <text:p>-0.020772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7]-[.A477]; 2)+POWER([.K477]-[.B477];2))" office:value-type="float" office:value="208.943154436799" calcext:value-type="float">
            <text:p>208.9431544368</text:p>
          </table:table-cell>
          <table:table-cell table:formula="of:=SQRT(POWER([.J477]-[.C477]; 2)+POWER([.K477]-[.D477];2))" office:value-type="float" office:value="260.417941229094" calcext:value-type="float">
            <text:p>260.4179412291</text:p>
          </table:table-cell>
        </table:table-row>
        <table:table-row table:style-name="ro1">
          <table:table-cell office:value-type="float" office:value="128.813" calcext:value-type="float">
            <text:p>128.813</text:p>
          </table:table-cell>
          <table:table-cell office:value-type="float" office:value="208.024" calcext:value-type="float">
            <text:p>208.024</text:p>
          </table:table-cell>
          <table:table-cell office:value-type="float" office:value="101.448" calcext:value-type="float">
            <text:p>101.448</text:p>
          </table:table-cell>
          <table:table-cell office:value-type="float" office:value="136.516" calcext:value-type="float">
            <text:p>136.516</text:p>
          </table:table-cell>
          <table:table-cell office:value-type="float" office:value="-124.446" calcext:value-type="float">
            <text:p>-124.446</text:p>
          </table:table-cell>
          <table:table-cell office:value-type="float" office:value="-63.961" calcext:value-type="float">
            <text:p>-63.961</text:p>
          </table:table-cell>
          <table:table-cell office:value-type="float" office:value="267.399" calcext:value-type="float">
            <text:p>267.399</text:p>
          </table:table-cell>
          <table:table-cell office:value-type="float" office:value="-0.0238973" calcext:value-type="float">
            <text:p>-0.02389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8]-[.A478]; 2)+POWER([.K478]-[.B478];2))" office:value-type="float" office:value="257.438873414642" calcext:value-type="float">
            <text:p>257.4388734146</text:p>
          </table:table-cell>
          <table:table-cell table:formula="of:=SQRT(POWER([.J478]-[.C478]; 2)+POWER([.K478]-[.D478];2))" office:value-type="float" office:value="301.599912068953" calcext:value-type="float">
            <text:p>301.599912069</text:p>
          </table:table-cell>
        </table:table-row>
        <table:table-row table:style-name="ro1">
          <table:table-cell office:value-type="float" office:value="176.369" calcext:value-type="float">
            <text:p>176.369</text:p>
          </table:table-cell>
          <table:table-cell office:value-type="float" office:value="205.386" calcext:value-type="float">
            <text:p>205.386</text:p>
          </table:table-cell>
          <table:table-cell office:value-type="float" office:value="149.817" calcext:value-type="float">
            <text:p>149.817</text:p>
          </table:table-cell>
          <table:table-cell office:value-type="float" office:value="130.409" calcext:value-type="float">
            <text:p>130.409</text:p>
          </table:table-cell>
          <table:table-cell office:value-type="float" office:value="-67.237" calcext:value-type="float">
            <text:p>-67.237</text:p>
          </table:table-cell>
          <table:table-cell office:value-type="float" office:value="-40.796" calcext:value-type="float">
            <text:p>-40.796</text:p>
          </table:table-cell>
          <table:table-cell office:value-type="float" office:value="190.419" calcext:value-type="float">
            <text:p>190.419</text:p>
          </table:table-cell>
          <table:table-cell office:value-type="float" office:value="-0.0768503" calcext:value-type="float">
            <text:p>-0.07685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79]-[.A479]; 2)+POWER([.K479]-[.B479];2))" office:value-type="float" office:value="210.834572964208" calcext:value-type="float">
            <text:p>210.8345729642</text:p>
          </table:table-cell>
          <table:table-cell table:formula="of:=SQRT(POWER([.J479]-[.C479]; 2)+POWER([.K479]-[.D479];2))" office:value-type="float" office:value="259.411311954587" calcext:value-type="float">
            <text:p>259.4113119546</text:p>
          </table:table-cell>
        </table:table-row>
        <table:table-row table:style-name="ro1">
          <table:table-cell office:value-type="float" office:value="137.366" calcext:value-type="float">
            <text:p>137.366</text:p>
          </table:table-cell>
          <table:table-cell office:value-type="float" office:value="196.972" calcext:value-type="float">
            <text:p>196.972</text:p>
          </table:table-cell>
          <table:table-cell office:value-type="float" office:value="110.169" calcext:value-type="float">
            <text:p>110.169</text:p>
          </table:table-cell>
          <table:table-cell office:value-type="float" office:value="125.426" calcext:value-type="float">
            <text:p>125.426</text:p>
          </table:table-cell>
          <table:table-cell office:value-type="float" office:value="-115.152" calcext:value-type="float">
            <text:p>-115.152</text:p>
          </table:table-cell>
          <table:table-cell office:value-type="float" office:value="-77.7929" calcext:value-type="float">
            <text:p>-77.7929</text:p>
          </table:table-cell>
          <table:table-cell office:value-type="float" office:value="253.745" calcext:value-type="float">
            <text:p>253.745</text:p>
          </table:table-cell>
          <table:table-cell office:value-type="float" office:value="-0.101437" calcext:value-type="float">
            <text:p>-0.1014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0]-[.A480]; 2)+POWER([.K480]-[.B480];2))" office:value-type="float" office:value="250.710691315708" calcext:value-type="float">
            <text:p>250.7106913157</text:p>
          </table:table-cell>
          <table:table-cell table:formula="of:=SQRT(POWER([.J480]-[.C480]; 2)+POWER([.K480]-[.D480];2))" office:value-type="float" office:value="297.612019308697" calcext:value-type="float">
            <text:p>297.6120193087</text:p>
          </table:table-cell>
        </table:table-row>
        <table:table-row table:style-name="ro1">
          <table:table-cell office:value-type="float" office:value="137.547" calcext:value-type="float">
            <text:p>137.547</text:p>
          </table:table-cell>
          <table:table-cell office:value-type="float" office:value="197.551" calcext:value-type="float">
            <text:p>197.551</text:p>
          </table:table-cell>
          <table:table-cell office:value-type="float" office:value="110.339" calcext:value-type="float">
            <text:p>110.339</text:p>
          </table:table-cell>
          <table:table-cell office:value-type="float" office:value="126.11" calcext:value-type="float">
            <text:p>126.11</text:p>
          </table:table-cell>
          <table:table-cell office:value-type="float" office:value="-116.884" calcext:value-type="float">
            <text:p>-116.884</text:p>
          </table:table-cell>
          <table:table-cell office:value-type="float" office:value="-77.8189" calcext:value-type="float">
            <text:p>-77.8189</text:p>
          </table:table-cell>
          <table:table-cell office:value-type="float" office:value="253.402" calcext:value-type="float">
            <text:p>253.402</text:p>
          </table:table-cell>
          <table:table-cell office:value-type="float" office:value="-0.102293" calcext:value-type="float">
            <text:p>-0.1022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1]-[.A481]; 2)+POWER([.K481]-[.B481];2))" office:value-type="float" office:value="250.429221158394" calcext:value-type="float">
            <text:p>250.4292211584</text:p>
          </table:table-cell>
          <table:table-cell table:formula="of:=SQRT(POWER([.J481]-[.C481]; 2)+POWER([.K481]-[.D481];2))" office:value-type="float" office:value="297.188214808394" calcext:value-type="float">
            <text:p>297.1882148084</text:p>
          </table:table-cell>
        </table:table-row>
        <table:table-row table:style-name="ro1">
          <table:table-cell office:value-type="float" office:value="140.59" calcext:value-type="float">
            <text:p>140.59</text:p>
          </table:table-cell>
          <table:table-cell office:value-type="float" office:value="206.243" calcext:value-type="float">
            <text:p>206.243</text:p>
          </table:table-cell>
          <table:table-cell office:value-type="float" office:value="113.846" calcext:value-type="float">
            <text:p>113.846</text:p>
          </table:table-cell>
          <table:table-cell office:value-type="float" office:value="128.989" calcext:value-type="float">
            <text:p>128.989</text:p>
          </table:table-cell>
          <table:table-cell office:value-type="float" office:value="-47.0401" calcext:value-type="float">
            <text:p>-47.0401</text:p>
          </table:table-cell>
          <table:table-cell office:value-type="float" office:value="-25.3558" calcext:value-type="float">
            <text:p>-25.3558</text:p>
          </table:table-cell>
          <table:table-cell office:value-type="float" office:value="248.763" calcext:value-type="float">
            <text:p>248.763</text:p>
          </table:table-cell>
          <table:table-cell office:value-type="float" office:value="-0.162939" calcext:value-type="float">
            <text:p>-0.16293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2]-[.A482]; 2)+POWER([.K482]-[.B482];2))" office:value-type="float" office:value="246.022338719475" calcext:value-type="float">
            <text:p>246.0223387195</text:p>
          </table:table-cell>
          <table:table-cell table:formula="of:=SQRT(POWER([.J482]-[.C482]; 2)+POWER([.K482]-[.D482];2))" office:value-type="float" office:value="292.838982782347" calcext:value-type="float">
            <text:p>292.8389827823</text:p>
          </table:table-cell>
        </table:table-row>
        <table:table-row table:style-name="ro1">
          <table:table-cell office:value-type="float" office:value="285.822" calcext:value-type="float">
            <text:p>285.822</text:p>
          </table:table-cell>
          <table:table-cell office:value-type="float" office:value="331.56" calcext:value-type="float">
            <text:p>331.56</text:p>
          </table:table-cell>
          <table:table-cell office:value-type="float" office:value="260.651" calcext:value-type="float">
            <text:p>260.651</text:p>
          </table:table-cell>
          <table:table-cell office:value-type="float" office:value="244.849" calcext:value-type="float">
            <text:p>244.849</text:p>
          </table:table-cell>
          <table:table-cell office:value-type="float" office:value="19.828" calcext:value-type="float">
            <text:p>19.828</text:p>
          </table:table-cell>
          <table:table-cell office:value-type="float" office:value="185.097" calcext:value-type="float">
            <text:p>185.097</text:p>
          </table:table-cell>
          <table:table-cell office:value-type="float" office:value="27.9928" calcext:value-type="float">
            <text:p>27.9928</text:p>
          </table:table-cell>
          <table:table-cell office:value-type="float" office:value="0.987056" calcext:value-type="float">
            <text:p>0.9870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3]-[.A483]; 2)+POWER([.K483]-[.B483];2))" office:value-type="float" office:value="132.890606455084" calcext:value-type="float">
            <text:p>132.8906064551</text:p>
          </table:table-cell>
          <table:table-cell table:formula="of:=SQRT(POWER([.J483]-[.C483]; 2)+POWER([.K483]-[.D483];2))" office:value-type="float" office:value="123.381897383692" calcext:value-type="float">
            <text:p>123.3818973837</text:p>
          </table:table-cell>
        </table:table-row>
        <table:table-row table:style-name="ro1">
          <table:table-cell office:value-type="float" office:value="290.331" calcext:value-type="float">
            <text:p>290.331</text:p>
          </table:table-cell>
          <table:table-cell office:value-type="float" office:value="334.1" calcext:value-type="float">
            <text:p>334.1</text:p>
          </table:table-cell>
          <table:table-cell office:value-type="float" office:value="265.248" calcext:value-type="float">
            <text:p>265.248</text:p>
          </table:table-cell>
          <table:table-cell office:value-type="float" office:value="247.44" calcext:value-type="float">
            <text:p>247.44</text:p>
          </table:table-cell>
          <table:table-cell office:value-type="float" office:value="19.2285" calcext:value-type="float">
            <text:p>19.2285</text:p>
          </table:table-cell>
          <table:table-cell office:value-type="float" office:value="188.233" calcext:value-type="float">
            <text:p>188.233</text:p>
          </table:table-cell>
          <table:table-cell office:value-type="float" office:value="21.077" calcext:value-type="float">
            <text:p>21.077</text:p>
          </table:table-cell>
          <table:table-cell office:value-type="float" office:value="0.952448" calcext:value-type="float">
            <text:p>0.9524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4]-[.A484]; 2)+POWER([.K484]-[.B484];2))" office:value-type="float" office:value="131.363204745469" calcext:value-type="float">
            <text:p>131.3632047455</text:p>
          </table:table-cell>
          <table:table-cell table:formula="of:=SQRT(POWER([.J484]-[.C484]; 2)+POWER([.K484]-[.D484];2))" office:value-type="float" office:value="118.87653723086" calcext:value-type="float">
            <text:p>118.8765372309</text:p>
          </table:table-cell>
        </table:table-row>
        <table:table-row table:style-name="ro1">
          <table:table-cell office:value-type="float" office:value="245.18" calcext:value-type="float">
            <text:p>245.18</text:p>
          </table:table-cell>
          <table:table-cell office:value-type="float" office:value="297.176" calcext:value-type="float">
            <text:p>297.176</text:p>
          </table:table-cell>
          <table:table-cell office:value-type="float" office:value="219.411" calcext:value-type="float">
            <text:p>219.411</text:p>
          </table:table-cell>
          <table:table-cell office:value-type="float" office:value="211.294" calcext:value-type="float">
            <text:p>211.294</text:p>
          </table:table-cell>
          <table:table-cell office:value-type="float" office:value="19.3699" calcext:value-type="float">
            <text:p>19.3699</text:p>
          </table:table-cell>
          <table:table-cell office:value-type="float" office:value="137.922" calcext:value-type="float">
            <text:p>137.922</text:p>
          </table:table-cell>
          <table:table-cell office:value-type="float" office:value="89.1053" calcext:value-type="float">
            <text:p>89.1053</text:p>
          </table:table-cell>
          <table:table-cell office:value-type="float" office:value="0.900689" calcext:value-type="float">
            <text:p>0.9006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5]-[.A485]; 2)+POWER([.K485]-[.B485];2))" office:value-type="float" office:value="149.383343703373" calcext:value-type="float">
            <text:p>149.3833437034</text:p>
          </table:table-cell>
          <table:table-cell table:formula="of:=SQRT(POWER([.J485]-[.C485]; 2)+POWER([.K485]-[.D485];2))" office:value-type="float" office:value="167.428782940688" calcext:value-type="float">
            <text:p>167.4287829407</text:p>
          </table:table-cell>
        </table:table-row>
        <table:table-row table:style-name="ro1">
          <table:table-cell office:value-type="float" office:value="245.351" calcext:value-type="float">
            <text:p>245.351</text:p>
          </table:table-cell>
          <table:table-cell office:value-type="float" office:value="301.078" calcext:value-type="float">
            <text:p>301.078</text:p>
          </table:table-cell>
          <table:table-cell office:value-type="float" office:value="219.576" calcext:value-type="float">
            <text:p>219.576</text:p>
          </table:table-cell>
          <table:table-cell office:value-type="float" office:value="215.241" calcext:value-type="float">
            <text:p>215.241</text:p>
          </table:table-cell>
          <table:table-cell office:value-type="float" office:value="16.7633" calcext:value-type="float">
            <text:p>16.7633</text:p>
          </table:table-cell>
          <table:table-cell office:value-type="float" office:value="142.296" calcext:value-type="float">
            <text:p>142.296</text:p>
          </table:table-cell>
          <table:table-cell office:value-type="float" office:value="88.6184" calcext:value-type="float">
            <text:p>88.6184</text:p>
          </table:table-cell>
          <table:table-cell office:value-type="float" office:value="0.890124" calcext:value-type="float">
            <text:p>0.8901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6]-[.A486]; 2)+POWER([.K486]-[.B486];2))" office:value-type="float" office:value="150.710833336559" calcext:value-type="float">
            <text:p>150.7108333366</text:p>
          </table:table-cell>
          <table:table-cell table:formula="of:=SQRT(POWER([.J486]-[.C486]; 2)+POWER([.K486]-[.D486];2))" office:value-type="float" office:value="166.587201960415" calcext:value-type="float">
            <text:p>166.5872019604</text:p>
          </table:table-cell>
        </table:table-row>
        <table:table-row table:style-name="ro1">
          <table:table-cell office:value-type="float" office:value="261.527" calcext:value-type="float">
            <text:p>261.527</text:p>
          </table:table-cell>
          <table:table-cell office:value-type="float" office:value="310.69" calcext:value-type="float">
            <text:p>310.69</text:p>
          </table:table-cell>
          <table:table-cell office:value-type="float" office:value="235.966" calcext:value-type="float">
            <text:p>235.966</text:p>
          </table:table-cell>
          <table:table-cell office:value-type="float" office:value="224.236" calcext:value-type="float">
            <text:p>224.236</text:p>
          </table:table-cell>
          <table:table-cell office:value-type="float" office:value="21.9168" calcext:value-type="float">
            <text:p>21.9168</text:p>
          </table:table-cell>
          <table:table-cell office:value-type="float" office:value="157.568" calcext:value-type="float">
            <text:p>157.568</text:p>
          </table:table-cell>
          <table:table-cell office:value-type="float" office:value="64.766" calcext:value-type="float">
            <text:p>64.766</text:p>
          </table:table-cell>
          <table:table-cell office:value-type="float" office:value="0.889897" calcext:value-type="float">
            <text:p>0.8898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7]-[.A487]; 2)+POWER([.K487]-[.B487];2))" office:value-type="float" office:value="140.420624656779" calcext:value-type="float">
            <text:p>140.4206246568</text:p>
          </table:table-cell>
          <table:table-cell table:formula="of:=SQRT(POWER([.J487]-[.C487]; 2)+POWER([.K487]-[.D487];2))" office:value-type="float" office:value="149.09602560766" calcext:value-type="float">
            <text:p>149.0960256077</text:p>
          </table:table-cell>
        </table:table-row>
        <table:table-row table:style-name="ro1">
          <table:table-cell office:value-type="float" office:value="262.968" calcext:value-type="float">
            <text:p>262.968</text:p>
          </table:table-cell>
          <table:table-cell office:value-type="float" office:value="313.814" calcext:value-type="float">
            <text:p>313.814</text:p>
          </table:table-cell>
          <table:table-cell office:value-type="float" office:value="237.423" calcext:value-type="float">
            <text:p>237.423</text:p>
          </table:table-cell>
          <table:table-cell office:value-type="float" office:value="227.275" calcext:value-type="float">
            <text:p>227.275</text:p>
          </table:table-cell>
          <table:table-cell office:value-type="float" office:value="21.4471" calcext:value-type="float">
            <text:p>21.4471</text:p>
          </table:table-cell>
          <table:table-cell office:value-type="float" office:value="161.722" calcext:value-type="float">
            <text:p>161.722</text:p>
          </table:table-cell>
          <table:table-cell office:value-type="float" office:value="62.5977" calcext:value-type="float">
            <text:p>62.5977</text:p>
          </table:table-cell>
          <table:table-cell office:value-type="float" office:value="0.850472" calcext:value-type="float">
            <text:p>0.85047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8]-[.A488]; 2)+POWER([.K488]-[.B488];2))" office:value-type="float" office:value="140.733775690131" calcext:value-type="float">
            <text:p>140.7337756901</text:p>
          </table:table-cell>
          <table:table-cell table:formula="of:=SQRT(POWER([.J488]-[.C488]; 2)+POWER([.K488]-[.D488];2))" office:value-type="float" office:value="147.314773712619" calcext:value-type="float">
            <text:p>147.3147737126</text:p>
          </table:table-cell>
        </table:table-row>
        <table:table-row table:style-name="ro1">
          <table:table-cell office:value-type="float" office:value="247.537" calcext:value-type="float">
            <text:p>247.537</text:p>
          </table:table-cell>
          <table:table-cell office:value-type="float" office:value="298.002" calcext:value-type="float">
            <text:p>298.002</text:p>
          </table:table-cell>
          <table:table-cell office:value-type="float" office:value="221.792" calcext:value-type="float">
            <text:p>221.792</text:p>
          </table:table-cell>
          <table:table-cell office:value-type="float" office:value="211.598" calcext:value-type="float">
            <text:p>211.598</text:p>
          </table:table-cell>
          <table:table-cell office:value-type="float" office:value="24.8478" calcext:value-type="float">
            <text:p>24.8478</text:p>
          </table:table-cell>
          <table:table-cell office:value-type="float" office:value="141.513" calcext:value-type="float">
            <text:p>141.513</text:p>
          </table:table-cell>
          <table:table-cell office:value-type="float" office:value="86.1965" calcext:value-type="float">
            <text:p>86.1965</text:p>
          </table:table-cell>
          <table:table-cell office:value-type="float" office:value="0.776265" calcext:value-type="float">
            <text:p>0.77626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89]-[.A489]; 2)+POWER([.K489]-[.B489];2))" office:value-type="float" office:value="147.507201088625" calcext:value-type="float">
            <text:p>147.5072010886</text:p>
          </table:table-cell>
          <table:table-cell table:formula="of:=SQRT(POWER([.J489]-[.C489]; 2)+POWER([.K489]-[.D489];2))" office:value-type="float" office:value="165.032472162299" calcext:value-type="float">
            <text:p>165.0324721623</text:p>
          </table:table-cell>
        </table:table-row>
        <table:table-row table:style-name="ro1">
          <table:table-cell office:value-type="float" office:value="250.332" calcext:value-type="float">
            <text:p>250.332</text:p>
          </table:table-cell>
          <table:table-cell office:value-type="float" office:value="300.979" calcext:value-type="float">
            <text:p>300.979</text:p>
          </table:table-cell>
          <table:table-cell office:value-type="float" office:value="224.636" calcext:value-type="float">
            <text:p>224.636</text:p>
          </table:table-cell>
          <table:table-cell office:value-type="float" office:value="215.478" calcext:value-type="float">
            <text:p>215.478</text:p>
          </table:table-cell>
          <table:table-cell office:value-type="float" office:value="14.6419" calcext:value-type="float">
            <text:p>14.6419</text:p>
          </table:table-cell>
          <table:table-cell office:value-type="float" office:value="140.943" calcext:value-type="float">
            <text:p>140.943</text:p>
          </table:table-cell>
          <table:table-cell office:value-type="float" office:value="80.6927" calcext:value-type="float">
            <text:p>80.6927</text:p>
          </table:table-cell>
          <table:table-cell office:value-type="float" office:value="0.698394" calcext:value-type="float">
            <text:p>0.69839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0]-[.A490]; 2)+POWER([.K490]-[.B490];2))" office:value-type="float" office:value="146.101528619655" calcext:value-type="float">
            <text:p>146.1015286197</text:p>
          </table:table-cell>
          <table:table-cell table:formula="of:=SQRT(POWER([.J490]-[.C490]; 2)+POWER([.K490]-[.D490];2))" office:value-type="float" office:value="161.555875721064" calcext:value-type="float">
            <text:p>161.5558757211</text:p>
          </table:table-cell>
        </table:table-row>
        <table:table-row table:style-name="ro1">
          <table:table-cell office:value-type="float" office:value="285.92" calcext:value-type="float">
            <text:p>285.92</text:p>
          </table:table-cell>
          <table:table-cell office:value-type="float" office:value="335.504" calcext:value-type="float">
            <text:p>335.504</text:p>
          </table:table-cell>
          <table:table-cell office:value-type="float" office:value="260.779" calcext:value-type="float">
            <text:p>260.779</text:p>
          </table:table-cell>
          <table:table-cell office:value-type="float" office:value="249.49" calcext:value-type="float">
            <text:p>249.49</text:p>
          </table:table-cell>
          <table:table-cell office:value-type="float" office:value="10.8992" calcext:value-type="float">
            <text:p>10.8992</text:p>
          </table:table-cell>
          <table:table-cell office:value-type="float" office:value="186.828" calcext:value-type="float">
            <text:p>186.828</text:p>
          </table:table-cell>
          <table:table-cell office:value-type="float" office:value="26.5595" calcext:value-type="float">
            <text:p>26.5595</text:p>
          </table:table-cell>
          <table:table-cell office:value-type="float" office:value="0.647094" calcext:value-type="float">
            <text:p>0.64709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1]-[.A491]; 2)+POWER([.K491]-[.B491];2))" office:value-type="float" office:value="135.50898278712" calcext:value-type="float">
            <text:p>135.5089827871</text:p>
          </table:table-cell>
          <table:table-cell table:formula="of:=SQRT(POWER([.J491]-[.C491]; 2)+POWER([.K491]-[.D491];2))" office:value-type="float" office:value="123.448430289737" calcext:value-type="float">
            <text:p>123.4484302897</text:p>
          </table:table-cell>
        </table:table-row>
        <table:table-row table:style-name="ro1">
          <table:table-cell office:value-type="float" office:value="286.45" calcext:value-type="float">
            <text:p>286.45</text:p>
          </table:table-cell>
          <table:table-cell office:value-type="float" office:value="343.107" calcext:value-type="float">
            <text:p>343.107</text:p>
          </table:table-cell>
          <table:table-cell office:value-type="float" office:value="261.255" calcext:value-type="float">
            <text:p>261.255</text:p>
          </table:table-cell>
          <table:table-cell office:value-type="float" office:value="255.862" calcext:value-type="float">
            <text:p>255.862</text:p>
          </table:table-cell>
          <table:table-cell office:value-type="float" office:value="19.3002" calcext:value-type="float">
            <text:p>19.3002</text:p>
          </table:table-cell>
          <table:table-cell office:value-type="float" office:value="201.005" calcext:value-type="float">
            <text:p>201.005</text:p>
          </table:table-cell>
          <table:table-cell office:value-type="float" office:value="27.5015" calcext:value-type="float">
            <text:p>27.5015</text:p>
          </table:table-cell>
          <table:table-cell office:value-type="float" office:value="0.613916" calcext:value-type="float">
            <text:p>0.6139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2]-[.A492]; 2)+POWER([.K492]-[.B492];2))" office:value-type="float" office:value="140.494227457928" calcext:value-type="float">
            <text:p>140.4942274579</text:p>
          </table:table-cell>
          <table:table-cell table:formula="of:=SQRT(POWER([.J492]-[.C492]; 2)+POWER([.K492]-[.D492];2))" office:value-type="float" office:value="123.525260853803" calcext:value-type="float">
            <text:p>123.5252608538</text:p>
          </table:table-cell>
        </table:table-row>
        <table:table-row table:style-name="ro1">
          <table:table-cell office:value-type="float" office:value="247.066" calcext:value-type="float">
            <text:p>247.066</text:p>
          </table:table-cell>
          <table:table-cell office:value-type="float" office:value="288.937" calcext:value-type="float">
            <text:p>288.937</text:p>
          </table:table-cell>
          <table:table-cell office:value-type="float" office:value="221.355" calcext:value-type="float">
            <text:p>221.355</text:p>
          </table:table-cell>
          <table:table-cell office:value-type="float" office:value="203.946" calcext:value-type="float">
            <text:p>203.946</text:p>
          </table:table-cell>
          <table:table-cell office:value-type="float" office:value="15.2473" calcext:value-type="float">
            <text:p>15.2473</text:p>
          </table:table-cell>
          <table:table-cell office:value-type="float" office:value="124.052" calcext:value-type="float">
            <text:p>124.052</text:p>
          </table:table-cell>
          <table:table-cell office:value-type="float" office:value="85.4854" calcext:value-type="float">
            <text:p>85.4854</text:p>
          </table:table-cell>
          <table:table-cell office:value-type="float" office:value="0.568594" calcext:value-type="float">
            <text:p>0.56859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3]-[.A493]; 2)+POWER([.K493]-[.B493];2))" office:value-type="float" office:value="144.754973403334" calcext:value-type="float">
            <text:p>144.7549734033</text:p>
          </table:table-cell>
          <table:table-cell table:formula="of:=SQRT(POWER([.J493]-[.C493]; 2)+POWER([.K493]-[.D493];2))" office:value-type="float" office:value="167.037429760518" calcext:value-type="float">
            <text:p>167.0374297605</text:p>
          </table:table-cell>
        </table:table-row>
        <table:table-row table:style-name="ro1">
          <table:table-cell office:value-type="float" office:value="246.144" calcext:value-type="float">
            <text:p>246.144</text:p>
          </table:table-cell>
          <table:table-cell office:value-type="float" office:value="288.881" calcext:value-type="float">
            <text:p>288.881</text:p>
          </table:table-cell>
          <table:table-cell office:value-type="float" office:value="220.42" calcext:value-type="float">
            <text:p>220.42</text:p>
          </table:table-cell>
          <table:table-cell office:value-type="float" office:value="203.872" calcext:value-type="float">
            <text:p>203.872</text:p>
          </table:table-cell>
          <table:table-cell office:value-type="float" office:value="15.2371" calcext:value-type="float">
            <text:p>15.2371</text:p>
          </table:table-cell>
          <table:table-cell office:value-type="float" office:value="124.014" calcext:value-type="float">
            <text:p>124.014</text:p>
          </table:table-cell>
          <table:table-cell office:value-type="float" office:value="86.9055" calcext:value-type="float">
            <text:p>86.9055</text:p>
          </table:table-cell>
          <table:table-cell office:value-type="float" office:value="0.567203" calcext:value-type="float">
            <text:p>0.5672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4]-[.A494]; 2)+POWER([.K494]-[.B494];2))" office:value-type="float" office:value="145.609425852175" calcext:value-type="float">
            <text:p>145.6094258522</text:p>
          </table:table-cell>
          <table:table-cell table:formula="of:=SQRT(POWER([.J494]-[.C494]; 2)+POWER([.K494]-[.D494];2))" office:value-type="float" office:value="167.964760542204" calcext:value-type="float">
            <text:p>167.9647605422</text:p>
          </table:table-cell>
        </table:table-row>
        <table:table-row table:style-name="ro1">
          <table:table-cell office:value-type="float" office:value="263.979" calcext:value-type="float">
            <text:p>263.979</text:p>
          </table:table-cell>
          <table:table-cell office:value-type="float" office:value="325.261" calcext:value-type="float">
            <text:p>325.261</text:p>
          </table:table-cell>
          <table:table-cell office:value-type="float" office:value="238.421" calcext:value-type="float">
            <text:p>238.421</text:p>
          </table:table-cell>
          <table:table-cell office:value-type="float" office:value="238.33" calcext:value-type="float">
            <text:p>238.33</text:p>
          </table:table-cell>
          <table:table-cell office:value-type="float" office:value="19.4716" calcext:value-type="float">
            <text:p>19.4716</text:p>
          </table:table-cell>
          <table:table-cell office:value-type="float" office:value="176.961" calcext:value-type="float">
            <text:p>176.961</text:p>
          </table:table-cell>
          <table:table-cell office:value-type="float" office:value="61.1718" calcext:value-type="float">
            <text:p>61.1718</text:p>
          </table:table-cell>
          <table:table-cell office:value-type="float" office:value="0.558448" calcext:value-type="float">
            <text:p>0.5584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5]-[.A495]; 2)+POWER([.K495]-[.B495];2))" office:value-type="float" office:value="146.073387589937" calcext:value-type="float">
            <text:p>146.0733875899</text:p>
          </table:table-cell>
          <table:table-cell table:formula="of:=SQRT(POWER([.J495]-[.C495]; 2)+POWER([.K495]-[.D495];2))" office:value-type="float" office:value="145.625252415232" calcext:value-type="float">
            <text:p>145.6252524152</text:p>
          </table:table-cell>
        </table:table-row>
        <table:table-row table:style-name="ro1">
          <table:table-cell office:value-type="float" office:value="289.678" calcext:value-type="float">
            <text:p>289.678</text:p>
          </table:table-cell>
          <table:table-cell office:value-type="float" office:value="343.058" calcext:value-type="float">
            <text:p>343.058</text:p>
          </table:table-cell>
          <table:table-cell office:value-type="float" office:value="264.544" calcext:value-type="float">
            <text:p>264.544</text:p>
          </table:table-cell>
          <table:table-cell office:value-type="float" office:value="255.803" calcext:value-type="float">
            <text:p>255.803</text:p>
          </table:table-cell>
          <table:table-cell office:value-type="float" office:value="20.3048" calcext:value-type="float">
            <text:p>20.3048</text:p>
          </table:table-cell>
          <table:table-cell office:value-type="float" office:value="201.242" calcext:value-type="float">
            <text:p>201.242</text:p>
          </table:table-cell>
          <table:table-cell office:value-type="float" office:value="22.7197" calcext:value-type="float">
            <text:p>22.7197</text:p>
          </table:table-cell>
          <table:table-cell office:value-type="float" office:value="0.556812" calcext:value-type="float">
            <text:p>0.5568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6]-[.A496]; 2)+POWER([.K496]-[.B496];2))" office:value-type="float" office:value="138.236605311328" calcext:value-type="float">
            <text:p>138.2366053113</text:p>
          </table:table-cell>
          <table:table-cell table:formula="of:=SQRT(POWER([.J496]-[.C496]; 2)+POWER([.K496]-[.D496];2))" office:value-type="float" office:value="120.250815984757" calcext:value-type="float">
            <text:p>120.2508159848</text:p>
          </table:table-cell>
        </table:table-row>
        <table:table-row table:style-name="ro1">
          <table:table-cell office:value-type="float" office:value="249.631" calcext:value-type="float">
            <text:p>249.631</text:p>
          </table:table-cell>
          <table:table-cell office:value-type="float" office:value="298.64" calcext:value-type="float">
            <text:p>298.64</text:p>
          </table:table-cell>
          <table:table-cell office:value-type="float" office:value="223.92" calcext:value-type="float">
            <text:p>223.92</text:p>
          </table:table-cell>
          <table:table-cell office:value-type="float" office:value="212.539" calcext:value-type="float">
            <text:p>212.539</text:p>
          </table:table-cell>
          <table:table-cell office:value-type="float" office:value="21.9194" calcext:value-type="float">
            <text:p>21.9194</text:p>
          </table:table-cell>
          <table:table-cell office:value-type="float" office:value="140.971" calcext:value-type="float">
            <text:p>140.971</text:p>
          </table:table-cell>
          <table:table-cell office:value-type="float" office:value="82.6364" calcext:value-type="float">
            <text:p>82.6364</text:p>
          </table:table-cell>
          <table:table-cell office:value-type="float" office:value="0.539914" calcext:value-type="float">
            <text:p>0.5399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7]-[.A497]; 2)+POWER([.K497]-[.B497];2))" office:value-type="float" office:value="145.818783978608" calcext:value-type="float">
            <text:p>145.8187839786</text:p>
          </table:table-cell>
          <table:table-cell table:formula="of:=SQRT(POWER([.J497]-[.C497]; 2)+POWER([.K497]-[.D497];2))" office:value-type="float" office:value="162.768414998119" calcext:value-type="float">
            <text:p>162.7684149981</text:p>
          </table:table-cell>
        </table:table-row>
        <table:table-row table:style-name="ro1">
          <table:table-cell office:value-type="float" office:value="265.814" calcext:value-type="float">
            <text:p>265.814</text:p>
          </table:table-cell>
          <table:table-cell office:value-type="float" office:value="310.071" calcext:value-type="float">
            <text:p>310.071</text:p>
          </table:table-cell>
          <table:table-cell office:value-type="float" office:value="240.309" calcext:value-type="float">
            <text:p>240.309</text:p>
          </table:table-cell>
          <table:table-cell office:value-type="float" office:value="223.133" calcext:value-type="float">
            <text:p>223.133</text:p>
          </table:table-cell>
          <table:table-cell office:value-type="float" office:value="28.2396" calcext:value-type="float">
            <text:p>28.2396</text:p>
          </table:table-cell>
          <table:table-cell office:value-type="float" office:value="159.338" calcext:value-type="float">
            <text:p>159.338</text:p>
          </table:table-cell>
          <table:table-cell office:value-type="float" office:value="59.0762" calcext:value-type="float">
            <text:p>59.0762</text:p>
          </table:table-cell>
          <table:table-cell office:value-type="float" office:value="0.532478" calcext:value-type="float">
            <text:p>0.53247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8]-[.A498]; 2)+POWER([.K498]-[.B498];2))" office:value-type="float" office:value="136.387652069386" calcext:value-type="float">
            <text:p>136.3876520694</text:p>
          </table:table-cell>
          <table:table-cell table:formula="of:=SQRT(POWER([.J498]-[.C498]; 2)+POWER([.K498]-[.D498];2))" office:value-type="float" office:value="144.924349817413" calcext:value-type="float">
            <text:p>144.9243498174</text:p>
          </table:table-cell>
        </table:table-row>
        <table:table-row table:style-name="ro1">
          <table:table-cell office:value-type="float" office:value="284.277" calcext:value-type="float">
            <text:p>284.277</text:p>
          </table:table-cell>
          <table:table-cell office:value-type="float" office:value="335.555" calcext:value-type="float">
            <text:p>335.555</text:p>
          </table:table-cell>
          <table:table-cell office:value-type="float" office:value="259.062" calcext:value-type="float">
            <text:p>259.062</text:p>
          </table:table-cell>
          <table:table-cell office:value-type="float" office:value="248.622" calcext:value-type="float">
            <text:p>248.622</text:p>
          </table:table-cell>
          <table:table-cell office:value-type="float" office:value="19.5296" calcext:value-type="float">
            <text:p>19.5296</text:p>
          </table:table-cell>
          <table:table-cell office:value-type="float" office:value="190.633" calcext:value-type="float">
            <text:p>190.633</text:p>
          </table:table-cell>
          <table:table-cell office:value-type="float" office:value="30.5102" calcext:value-type="float">
            <text:p>30.5102</text:p>
          </table:table-cell>
          <table:table-cell office:value-type="float" office:value="0.532225" calcext:value-type="float">
            <text:p>0.5322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499]-[.A499]; 2)+POWER([.K499]-[.B499];2))" office:value-type="float" office:value="136.737759064569" calcext:value-type="float">
            <text:p>136.7377590646</text:p>
          </table:table-cell>
          <table:table-cell table:formula="of:=SQRT(POWER([.J499]-[.C499]; 2)+POWER([.K499]-[.D499];2))" office:value-type="float" office:value="125.113367503237" calcext:value-type="float">
            <text:p>125.1133675032</text:p>
          </table:table-cell>
        </table:table-row>
        <table:table-row table:style-name="ro1">
          <table:table-cell office:value-type="float" office:value="264.648" calcext:value-type="float">
            <text:p>264.648</text:p>
          </table:table-cell>
          <table:table-cell office:value-type="float" office:value="319.534" calcext:value-type="float">
            <text:p>319.534</text:p>
          </table:table-cell>
          <table:table-cell office:value-type="float" office:value="239.093" calcext:value-type="float">
            <text:p>239.093</text:p>
          </table:table-cell>
          <table:table-cell office:value-type="float" office:value="232.032" calcext:value-type="float">
            <text:p>232.032</text:p>
          </table:table-cell>
          <table:table-cell office:value-type="float" office:value="28.4098" calcext:value-type="float">
            <text:p>28.4098</text:p>
          </table:table-cell>
          <table:table-cell office:value-type="float" office:value="172.8" calcext:value-type="float">
            <text:p>172.8</text:p>
          </table:table-cell>
          <table:table-cell office:value-type="float" office:value="61.2226" calcext:value-type="float">
            <text:p>61.2226</text:p>
          </table:table-cell>
          <table:table-cell office:value-type="float" office:value="0.521407" calcext:value-type="float">
            <text:p>0.5214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0]-[.A500]; 2)+POWER([.K500]-[.B500];2))" office:value-type="float" office:value="142.325054224476" calcext:value-type="float">
            <text:p>142.3250542245</text:p>
          </table:table-cell>
          <table:table-cell table:formula="of:=SQRT(POWER([.J500]-[.C500]; 2)+POWER([.K500]-[.D500];2))" office:value-type="float" office:value="145.249439492894" calcext:value-type="float">
            <text:p>145.2494394929</text:p>
          </table:table-cell>
        </table:table-row>
        <table:table-row table:style-name="ro1">
          <table:table-cell office:value-type="float" office:value="287.887" calcext:value-type="float">
            <text:p>287.887</text:p>
          </table:table-cell>
          <table:table-cell office:value-type="float" office:value="335.061" calcext:value-type="float">
            <text:p>335.061</text:p>
          </table:table-cell>
          <table:table-cell office:value-type="float" office:value="262.733" calcext:value-type="float">
            <text:p>262.733</text:p>
          </table:table-cell>
          <table:table-cell office:value-type="float" office:value="247.962" calcext:value-type="float">
            <text:p>247.962</text:p>
          </table:table-cell>
          <table:table-cell office:value-type="float" office:value="22.3953" calcext:value-type="float">
            <text:p>22.3953</text:p>
          </table:table-cell>
          <table:table-cell office:value-type="float" office:value="191.024" calcext:value-type="float">
            <text:p>191.024</text:p>
          </table:table-cell>
          <table:table-cell office:value-type="float" office:value="25.4183" calcext:value-type="float">
            <text:p>25.4183</text:p>
          </table:table-cell>
          <table:table-cell office:value-type="float" office:value="0.510847" calcext:value-type="float">
            <text:p>0.51084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1]-[.A501]; 2)+POWER([.K501]-[.B501];2))" office:value-type="float" office:value="133.783625642303" calcext:value-type="float">
            <text:p>133.7836256423</text:p>
          </table:table-cell>
          <table:table-cell table:formula="of:=SQRT(POWER([.J501]-[.C501]; 2)+POWER([.K501]-[.D501];2))" office:value-type="float" office:value="121.413470146438" calcext:value-type="float">
            <text:p>121.4134701464</text:p>
          </table:table-cell>
        </table:table-row>
        <table:table-row table:style-name="ro1">
          <table:table-cell office:value-type="float" office:value="222.118" calcext:value-type="float">
            <text:p>222.118</text:p>
          </table:table-cell>
          <table:table-cell office:value-type="float" office:value="276.99" calcext:value-type="float">
            <text:p>276.99</text:p>
          </table:table-cell>
          <table:table-cell office:value-type="float" office:value="196.13" calcext:value-type="float">
            <text:p>196.13</text:p>
          </table:table-cell>
          <table:table-cell office:value-type="float" office:value="188.949" calcext:value-type="float">
            <text:p>188.949</text:p>
          </table:table-cell>
          <table:table-cell office:value-type="float" office:value="47.4792" calcext:value-type="float">
            <text:p>47.4792</text:p>
          </table:table-cell>
          <table:table-cell office:value-type="float" office:value="123.598" calcext:value-type="float">
            <text:p>123.598</text:p>
          </table:table-cell>
          <table:table-cell office:value-type="float" office:value="126.867" calcext:value-type="float">
            <text:p>126.867</text:p>
          </table:table-cell>
          <table:table-cell office:value-type="float" office:value="0.97845" calcext:value-type="float">
            <text:p>0.978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2]-[.A502]; 2)+POWER([.K502]-[.B502];2))" office:value-type="float" office:value="165.620294722597" calcext:value-type="float">
            <text:p>165.6202947226</text:p>
          </table:table-cell>
          <table:table-cell table:formula="of:=SQRT(POWER([.J502]-[.C502]; 2)+POWER([.K502]-[.D502];2))" office:value-type="float" office:value="195.216662969635" calcext:value-type="float">
            <text:p>195.2166629696</text:p>
          </table:table-cell>
        </table:table-row>
        <table:table-row table:style-name="ro1">
          <table:table-cell office:value-type="float" office:value="172.037" calcext:value-type="float">
            <text:p>172.037</text:p>
          </table:table-cell>
          <table:table-cell office:value-type="float" office:value="287.759" calcext:value-type="float">
            <text:p>287.759</text:p>
          </table:table-cell>
          <table:table-cell office:value-type="float" office:value="145.55" calcext:value-type="float">
            <text:p>145.55</text:p>
          </table:table-cell>
          <table:table-cell office:value-type="float" office:value="202.224" calcext:value-type="float">
            <text:p>202.224</text:p>
          </table:table-cell>
          <table:table-cell office:value-type="float" office:value="2.92976" calcext:value-type="float">
            <text:p>2.92976</text:p>
          </table:table-cell>
          <table:table-cell office:value-type="float" office:value="120.462" calcext:value-type="float">
            <text:p>120.462</text:p>
          </table:table-cell>
          <table:table-cell office:value-type="float" office:value="198.986" calcext:value-type="float">
            <text:p>198.986</text:p>
          </table:table-cell>
          <table:table-cell office:value-type="float" office:value="0.969821" calcext:value-type="float">
            <text:p>0.9698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3]-[.A503]; 2)+POWER([.K503]-[.B503];2))" office:value-type="float" office:value="216.846027056066" calcext:value-type="float">
            <text:p>216.8460270561</text:p>
          </table:table-cell>
          <table:table-cell table:formula="of:=SQRT(POWER([.J503]-[.C503]; 2)+POWER([.K503]-[.D503];2))" office:value-type="float" office:value="241.744767629002" calcext:value-type="float">
            <text:p>241.744767629</text:p>
          </table:table-cell>
        </table:table-row>
        <table:table-row table:style-name="ro1">
          <table:table-cell office:value-type="float" office:value="192.018" calcext:value-type="float">
            <text:p>192.018</text:p>
          </table:table-cell>
          <table:table-cell office:value-type="float" office:value="306.496" calcext:value-type="float">
            <text:p>306.496</text:p>
          </table:table-cell>
          <table:table-cell office:value-type="float" office:value="165.716" calcext:value-type="float">
            <text:p>165.716</text:p>
          </table:table-cell>
          <table:table-cell office:value-type="float" office:value="217.267" calcext:value-type="float">
            <text:p>217.267</text:p>
          </table:table-cell>
          <table:table-cell office:value-type="float" office:value="34.3514" calcext:value-type="float">
            <text:p>34.3514</text:p>
          </table:table-cell>
          <table:table-cell office:value-type="float" office:value="160.404" calcext:value-type="float">
            <text:p>160.404</text:p>
          </table:table-cell>
          <table:table-cell office:value-type="float" office:value="170.661" calcext:value-type="float">
            <text:p>170.661</text:p>
          </table:table-cell>
          <table:table-cell office:value-type="float" office:value="0.956714" calcext:value-type="float">
            <text:p>0.9567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4]-[.A504]; 2)+POWER([.K504]-[.B504];2))" office:value-type="float" office:value="202.526102860841" calcext:value-type="float">
            <text:p>202.5261028608</text:p>
          </table:table-cell>
          <table:table-cell table:formula="of:=SQRT(POWER([.J504]-[.C504]; 2)+POWER([.K504]-[.D504];2))" office:value-type="float" office:value="219.680736399439" calcext:value-type="float">
            <text:p>219.6807363994</text:p>
          </table:table-cell>
        </table:table-row>
        <table:table-row table:style-name="ro1">
          <table:table-cell office:value-type="float" office:value="193.049" calcext:value-type="float">
            <text:p>193.049</text:p>
          </table:table-cell>
          <table:table-cell office:value-type="float" office:value="299.047" calcext:value-type="float">
            <text:p>299.047</text:p>
          </table:table-cell>
          <table:table-cell office:value-type="float" office:value="166.698" calcext:value-type="float">
            <text:p>166.698</text:p>
          </table:table-cell>
          <table:table-cell office:value-type="float" office:value="212.53" calcext:value-type="float">
            <text:p>212.53</text:p>
          </table:table-cell>
          <table:table-cell office:value-type="float" office:value="11.6468" calcext:value-type="float">
            <text:p>11.6468</text:p>
          </table:table-cell>
          <table:table-cell office:value-type="float" office:value="139.572" calcext:value-type="float">
            <text:p>139.572</text:p>
          </table:table-cell>
          <table:table-cell office:value-type="float" office:value="167.642" calcext:value-type="float">
            <text:p>167.642</text:p>
          </table:table-cell>
          <table:table-cell office:value-type="float" office:value="0.790091" calcext:value-type="float">
            <text:p>0.7900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5]-[.A505]; 2)+POWER([.K505]-[.B505];2))" office:value-type="float" office:value="199.290352526157" calcext:value-type="float">
            <text:p>199.2903525262</text:p>
          </table:table-cell>
          <table:table-cell table:formula="of:=SQRT(POWER([.J505]-[.C505]; 2)+POWER([.K505]-[.D505];2))" office:value-type="float" office:value="219.291222131667" calcext:value-type="float">
            <text:p>219.2912221317</text:p>
          </table:table-cell>
        </table:table-row>
        <table:table-row table:style-name="ro1">
          <table:table-cell office:value-type="float" office:value="196.355" calcext:value-type="float">
            <text:p>196.355</text:p>
          </table:table-cell>
          <table:table-cell office:value-type="float" office:value="293.907" calcext:value-type="float">
            <text:p>293.907</text:p>
          </table:table-cell>
          <table:table-cell office:value-type="float" office:value="170.025" calcext:value-type="float">
            <text:p>170.025</text:p>
          </table:table-cell>
          <table:table-cell office:value-type="float" office:value="208.376" calcext:value-type="float">
            <text:p>208.376</text:p>
          </table:table-cell>
          <table:table-cell office:value-type="float" office:value="5.28506" calcext:value-type="float">
            <text:p>5.28506</text:p>
          </table:table-cell>
          <table:table-cell office:value-type="float" office:value="129.144" calcext:value-type="float">
            <text:p>129.144</text:p>
          </table:table-cell>
          <table:table-cell office:value-type="float" office:value="162.228" calcext:value-type="float">
            <text:p>162.228</text:p>
          </table:table-cell>
          <table:table-cell office:value-type="float" office:value="0.744397" calcext:value-type="float">
            <text:p>0.7443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6]-[.A506]; 2)+POWER([.K506]-[.B506];2))" office:value-type="float" office:value="194.69202005732" calcext:value-type="float">
            <text:p>194.6920200573</text:p>
          </table:table-cell>
          <table:table-cell table:formula="of:=SQRT(POWER([.J506]-[.C506]; 2)+POWER([.K506]-[.D506];2))" office:value-type="float" office:value="216.600724839507" calcext:value-type="float">
            <text:p>216.6007248395</text:p>
          </table:table-cell>
        </table:table-row>
        <table:table-row table:style-name="ro1">
          <table:table-cell office:value-type="float" office:value="191.347" calcext:value-type="float">
            <text:p>191.347</text:p>
          </table:table-cell>
          <table:table-cell office:value-type="float" office:value="293.859" calcext:value-type="float">
            <text:p>293.859</text:p>
          </table:table-cell>
          <table:table-cell office:value-type="float" office:value="164.989" calcext:value-type="float">
            <text:p>164.989</text:p>
          </table:table-cell>
          <table:table-cell office:value-type="float" office:value="207.874" calcext:value-type="float">
            <text:p>207.874</text:p>
          </table:table-cell>
          <table:table-cell office:value-type="float" office:value="8.79171" calcext:value-type="float">
            <text:p>8.79171</text:p>
          </table:table-cell>
          <table:table-cell office:value-type="float" office:value="130.951" calcext:value-type="float">
            <text:p>130.951</text:p>
          </table:table-cell>
          <table:table-cell office:value-type="float" office:value="170.058" calcext:value-type="float">
            <text:p>170.058</text:p>
          </table:table-cell>
          <table:table-cell office:value-type="float" office:value="0.739432" calcext:value-type="float">
            <text:p>0.7394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7]-[.A507]; 2)+POWER([.K507]-[.B507];2))" office:value-type="float" office:value="199.510737279977" calcext:value-type="float">
            <text:p>199.51073728</text:p>
          </table:table-cell>
          <table:table-cell table:formula="of:=SQRT(POWER([.J507]-[.C507]; 2)+POWER([.K507]-[.D507];2))" office:value-type="float" office:value="221.653788591578" calcext:value-type="float">
            <text:p>221.6537885916</text:p>
          </table:table-cell>
        </table:table-row>
        <table:table-row table:style-name="ro1">
          <table:table-cell office:value-type="float" office:value="170.759" calcext:value-type="float">
            <text:p>170.759</text:p>
          </table:table-cell>
          <table:table-cell office:value-type="float" office:value="293.549" calcext:value-type="float">
            <text:p>293.549</text:p>
          </table:table-cell>
          <table:table-cell office:value-type="float" office:value="144.281" calcext:value-type="float">
            <text:p>144.281</text:p>
          </table:table-cell>
          <table:table-cell office:value-type="float" office:value="207.103" calcext:value-type="float">
            <text:p>207.103</text:p>
          </table:table-cell>
          <table:table-cell office:value-type="float" office:value="8.61824" calcext:value-type="float">
            <text:p>8.61824</text:p>
          </table:table-cell>
          <table:table-cell office:value-type="float" office:value="131.447" calcext:value-type="float">
            <text:p>131.447</text:p>
          </table:table-cell>
          <table:table-cell office:value-type="float" office:value="201.052" calcext:value-type="float">
            <text:p>201.052</text:p>
          </table:table-cell>
          <table:table-cell office:value-type="float" office:value="0.722416" calcext:value-type="float">
            <text:p>0.7224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8]-[.A508]; 2)+POWER([.K508]-[.B508];2))" office:value-type="float" office:value="219.383279859701" calcext:value-type="float">
            <text:p>219.3832798597</text:p>
          </table:table-cell>
          <table:table-cell table:formula="of:=SQRT(POWER([.J508]-[.C508]; 2)+POWER([.K508]-[.D508];2))" office:value-type="float" office:value="242.245742109124" calcext:value-type="float">
            <text:p>242.2457421091</text:p>
          </table:table-cell>
        </table:table-row>
        <table:table-row table:style-name="ro1">
          <table:table-cell office:value-type="float" office:value="161.99" calcext:value-type="float">
            <text:p>161.99</text:p>
          </table:table-cell>
          <table:table-cell office:value-type="float" office:value="338.789" calcext:value-type="float">
            <text:p>338.789</text:p>
          </table:table-cell>
          <table:table-cell office:value-type="float" office:value="135.412" calcext:value-type="float">
            <text:p>135.412</text:p>
          </table:table-cell>
          <table:table-cell office:value-type="float" office:value="248.793" calcext:value-type="float">
            <text:p>248.793</text:p>
          </table:table-cell>
          <table:table-cell office:value-type="float" office:value="14.9695" calcext:value-type="float">
            <text:p>14.9695</text:p>
          </table:table-cell>
          <table:table-cell office:value-type="float" office:value="197.633" calcext:value-type="float">
            <text:p>197.633</text:p>
          </table:table-cell>
          <table:table-cell office:value-type="float" office:value="213.275" calcext:value-type="float">
            <text:p>213.275</text:p>
          </table:table-cell>
          <table:table-cell office:value-type="float" office:value="0.629206" calcext:value-type="float">
            <text:p>0.6292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09]-[.A509]; 2)+POWER([.K509]-[.B509];2))" office:value-type="float" office:value="242.191144803025" calcext:value-type="float">
            <text:p>242.191144803</text:p>
          </table:table-cell>
          <table:table-cell table:formula="of:=SQRT(POWER([.J509]-[.C509]; 2)+POWER([.K509]-[.D509];2))" office:value-type="float" office:value="248.68079659073" calcext:value-type="float">
            <text:p>248.6807965907</text:p>
          </table:table-cell>
        </table:table-row>
        <table:table-row table:style-name="ro1">
          <table:table-cell office:value-type="float" office:value="159.563" calcext:value-type="float">
            <text:p>159.563</text:p>
          </table:table-cell>
          <table:table-cell office:value-type="float" office:value="338.298" calcext:value-type="float">
            <text:p>338.298</text:p>
          </table:table-cell>
          <table:table-cell office:value-type="float" office:value="132.993" calcext:value-type="float">
            <text:p>132.993</text:p>
          </table:table-cell>
          <table:table-cell office:value-type="float" office:value="248.074" calcext:value-type="float">
            <text:p>248.074</text:p>
          </table:table-cell>
          <table:table-cell office:value-type="float" office:value="16.8372" calcext:value-type="float">
            <text:p>16.8372</text:p>
          </table:table-cell>
          <table:table-cell office:value-type="float" office:value="197.833" calcext:value-type="float">
            <text:p>197.833</text:p>
          </table:table-cell>
          <table:table-cell office:value-type="float" office:value="216.897" calcext:value-type="float">
            <text:p>216.897</text:p>
          </table:table-cell>
          <table:table-cell office:value-type="float" office:value="0.61861" calcext:value-type="float">
            <text:p>0.6186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0]-[.A510]; 2)+POWER([.K510]-[.B510];2))" office:value-type="float" office:value="244.223814917792" calcext:value-type="float">
            <text:p>244.2238149178</text:p>
          </table:table-cell>
          <table:table-cell table:formula="of:=SQRT(POWER([.J510]-[.C510]; 2)+POWER([.K510]-[.D510];2))" office:value-type="float" office:value="251.080480175182" calcext:value-type="float">
            <text:p>251.0804801752</text:p>
          </table:table-cell>
        </table:table-row>
        <table:table-row table:style-name="ro1">
          <table:table-cell office:value-type="float" office:value="194.326" calcext:value-type="float">
            <text:p>194.326</text:p>
          </table:table-cell>
          <table:table-cell office:value-type="float" office:value="295.557" calcext:value-type="float">
            <text:p>295.557</text:p>
          </table:table-cell>
          <table:table-cell office:value-type="float" office:value="167.972" calcext:value-type="float">
            <text:p>167.972</text:p>
          </table:table-cell>
          <table:table-cell office:value-type="float" office:value="209.962" calcext:value-type="float">
            <text:p>209.962</text:p>
          </table:table-cell>
          <table:table-cell office:value-type="float" office:value="4.47747" calcext:value-type="float">
            <text:p>4.47747</text:p>
          </table:table-cell>
          <table:table-cell office:value-type="float" office:value="131.236" calcext:value-type="float">
            <text:p>131.236</text:p>
          </table:table-cell>
          <table:table-cell office:value-type="float" office:value="165.242" calcext:value-type="float">
            <text:p>165.242</text:p>
          </table:table-cell>
          <table:table-cell office:value-type="float" office:value="0.60576" calcext:value-type="float">
            <text:p>0.605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1]-[.A511]; 2)+POWER([.K511]-[.B511];2))" office:value-type="float" office:value="197.090280138316" calcext:value-type="float">
            <text:p>197.0902801383</text:p>
          </table:table-cell>
          <table:table-cell table:formula="of:=SQRT(POWER([.J511]-[.C511]; 2)+POWER([.K511]-[.D511];2))" office:value-type="float" office:value="218.390774136638" calcext:value-type="float">
            <text:p>218.3907741366</text:p>
          </table:table-cell>
        </table:table-row>
        <table:table-row table:style-name="ro1">
          <table:table-cell office:value-type="float" office:value="193.238" calcext:value-type="float">
            <text:p>193.238</text:p>
          </table:table-cell>
          <table:table-cell office:value-type="float" office:value="293.617" calcext:value-type="float">
            <text:p>293.617</text:p>
          </table:table-cell>
          <table:table-cell office:value-type="float" office:value="166.88" calcext:value-type="float">
            <text:p>166.88</text:p>
          </table:table-cell>
          <table:table-cell office:value-type="float" office:value="208.14" calcext:value-type="float">
            <text:p>208.14</text:p>
          </table:table-cell>
          <table:table-cell office:value-type="float" office:value="4.11266" calcext:value-type="float">
            <text:p>4.11266</text:p>
          </table:table-cell>
          <table:table-cell office:value-type="float" office:value="128.342" calcext:value-type="float">
            <text:p>128.342</text:p>
          </table:table-cell>
          <table:table-cell office:value-type="float" office:value="166.88" calcext:value-type="float">
            <text:p>166.88</text:p>
          </table:table-cell>
          <table:table-cell office:value-type="float" office:value="0.583008" calcext:value-type="float">
            <text:p>0.583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2]-[.A512]; 2)+POWER([.K512]-[.B512];2))" office:value-type="float" office:value="197.622001136007" calcext:value-type="float">
            <text:p>197.622001136</text:p>
          </table:table-cell>
          <table:table-cell table:formula="of:=SQRT(POWER([.J512]-[.C512]; 2)+POWER([.K512]-[.D512];2))" office:value-type="float" office:value="219.744383318437" calcext:value-type="float">
            <text:p>219.7443833184</text:p>
          </table:table-cell>
        </table:table-row>
        <table:table-row table:style-name="ro1">
          <table:table-cell office:value-type="float" office:value="159.488" calcext:value-type="float">
            <text:p>159.488</text:p>
          </table:table-cell>
          <table:table-cell office:value-type="float" office:value="338.767" calcext:value-type="float">
            <text:p>338.767</text:p>
          </table:table-cell>
          <table:table-cell office:value-type="float" office:value="132.894" calcext:value-type="float">
            <text:p>132.894</text:p>
          </table:table-cell>
          <table:table-cell office:value-type="float" office:value="248.882" calcext:value-type="float">
            <text:p>248.882</text:p>
          </table:table-cell>
          <table:table-cell office:value-type="float" office:value="13.2336" calcext:value-type="float">
            <text:p>13.2336</text:p>
          </table:table-cell>
          <table:table-cell office:value-type="float" office:value="196.963" calcext:value-type="float">
            <text:p>196.963</text:p>
          </table:table-cell>
          <table:table-cell office:value-type="float" office:value="216.872" calcext:value-type="float">
            <text:p>216.872</text:p>
          </table:table-cell>
          <table:table-cell office:value-type="float" office:value="0.580001" calcext:value-type="float">
            <text:p>0.5800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3]-[.A513]; 2)+POWER([.K513]-[.B513];2))" office:value-type="float" office:value="244.477995805348" calcext:value-type="float">
            <text:p>244.4779958053</text:p>
          </table:table-cell>
          <table:table-cell table:formula="of:=SQRT(POWER([.J513]-[.C513]; 2)+POWER([.K513]-[.D513];2))" office:value-type="float" office:value="251.200288932955" calcext:value-type="float">
            <text:p>251.200288933</text:p>
          </table:table-cell>
        </table:table-row>
        <table:table-row table:style-name="ro1">
          <table:table-cell office:value-type="float" office:value="193.463" calcext:value-type="float">
            <text:p>193.463</text:p>
          </table:table-cell>
          <table:table-cell office:value-type="float" office:value="289.78" calcext:value-type="float">
            <text:p>289.78</text:p>
          </table:table-cell>
          <table:table-cell office:value-type="float" office:value="167.123" calcext:value-type="float">
            <text:p>167.123</text:p>
          </table:table-cell>
          <table:table-cell office:value-type="float" office:value="204.322" calcext:value-type="float">
            <text:p>204.322</text:p>
          </table:table-cell>
          <table:table-cell office:value-type="float" office:value="6.23178" calcext:value-type="float">
            <text:p>6.23178</text:p>
          </table:table-cell>
          <table:table-cell office:value-type="float" office:value="123.81" calcext:value-type="float">
            <text:p>123.81</text:p>
          </table:table-cell>
          <table:table-cell office:value-type="float" office:value="166.71" calcext:value-type="float">
            <text:p>166.71</text:p>
          </table:table-cell>
          <table:table-cell office:value-type="float" office:value="0.578815" calcext:value-type="float">
            <text:p>0.57881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4]-[.A514]; 2)+POWER([.K514]-[.B514];2))" office:value-type="float" office:value="196.436444604865" calcext:value-type="float">
            <text:p>196.4364446049</text:p>
          </table:table-cell>
          <table:table-cell table:formula="of:=SQRT(POWER([.J514]-[.C514]; 2)+POWER([.K514]-[.D514];2))" office:value-type="float" office:value="220.125566014037" calcext:value-type="float">
            <text:p>220.125566014</text:p>
          </table:table-cell>
        </table:table-row>
        <table:table-row table:style-name="ro1">
          <table:table-cell office:value-type="float" office:value="190.998" calcext:value-type="float">
            <text:p>190.998</text:p>
          </table:table-cell>
          <table:table-cell office:value-type="float" office:value="288.963" calcext:value-type="float">
            <text:p>288.963</text:p>
          </table:table-cell>
          <table:table-cell office:value-type="float" office:value="164.668" calcext:value-type="float">
            <text:p>164.668</text:p>
          </table:table-cell>
          <table:table-cell office:value-type="float" office:value="202.722" calcext:value-type="float">
            <text:p>202.722</text:p>
          </table:table-cell>
          <table:table-cell office:value-type="float" office:value="14.2762" calcext:value-type="float">
            <text:p>14.2762</text:p>
          </table:table-cell>
          <table:table-cell office:value-type="float" office:value="126.529" calcext:value-type="float">
            <text:p>126.529</text:p>
          </table:table-cell>
          <table:table-cell office:value-type="float" office:value="170.989" calcext:value-type="float">
            <text:p>170.989</text:p>
          </table:table-cell>
          <table:table-cell office:value-type="float" office:value="0.574332" calcext:value-type="float">
            <text:p>0.5743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5]-[.A515]; 2)+POWER([.K515]-[.B515];2))" office:value-type="float" office:value="198.633570609301" calcext:value-type="float">
            <text:p>198.6335706093</text:p>
          </table:table-cell>
          <table:table-cell table:formula="of:=SQRT(POWER([.J515]-[.C515]; 2)+POWER([.K515]-[.D515];2))" office:value-type="float" office:value="222.821200759712" calcext:value-type="float">
            <text:p>222.8212007597</text:p>
          </table:table-cell>
        </table:table-row>
        <table:table-row table:style-name="ro1">
          <table:table-cell office:value-type="float" office:value="191.134" calcext:value-type="float">
            <text:p>191.134</text:p>
          </table:table-cell>
          <table:table-cell office:value-type="float" office:value="304.424" calcext:value-type="float">
            <text:p>304.424</text:p>
          </table:table-cell>
          <table:table-cell office:value-type="float" office:value="164.802" calcext:value-type="float">
            <text:p>164.802</text:p>
          </table:table-cell>
          <table:table-cell office:value-type="float" office:value="216.215" calcext:value-type="float">
            <text:p>216.215</text:p>
          </table:table-cell>
          <table:table-cell office:value-type="float" office:value="25.1792" calcext:value-type="float">
            <text:p>25.1792</text:p>
          </table:table-cell>
          <table:table-cell office:value-type="float" office:value="153.408" calcext:value-type="float">
            <text:p>153.408</text:p>
          </table:table-cell>
          <table:table-cell office:value-type="float" office:value="171.377" calcext:value-type="float">
            <text:p>171.377</text:p>
          </table:table-cell>
          <table:table-cell office:value-type="float" office:value="0.563919" calcext:value-type="float">
            <text:p>0.5639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6]-[.A516]; 2)+POWER([.K516]-[.B516];2))" office:value-type="float" office:value="202.716673542163" calcext:value-type="float">
            <text:p>202.7166735422</text:p>
          </table:table-cell>
          <table:table-cell table:formula="of:=SQRT(POWER([.J516]-[.C516]; 2)+POWER([.K516]-[.D516];2))" office:value-type="float" office:value="220.709377755002" calcext:value-type="float">
            <text:p>220.709377755</text:p>
          </table:table-cell>
        </table:table-row>
        <table:table-row table:style-name="ro1">
          <table:table-cell office:value-type="float" office:value="160.815" calcext:value-type="float">
            <text:p>160.815</text:p>
          </table:table-cell>
          <table:table-cell office:value-type="float" office:value="338.53" calcext:value-type="float">
            <text:p>338.53</text:p>
          </table:table-cell>
          <table:table-cell office:value-type="float" office:value="134.203" calcext:value-type="float">
            <text:p>134.203</text:p>
          </table:table-cell>
          <table:table-cell office:value-type="float" office:value="249.076" calcext:value-type="float">
            <text:p>249.076</text:p>
          </table:table-cell>
          <table:table-cell office:value-type="float" office:value="9.51688" calcext:value-type="float">
            <text:p>9.51688</text:p>
          </table:table-cell>
          <table:table-cell office:value-type="float" office:value="195.035" calcext:value-type="float">
            <text:p>195.035</text:p>
          </table:table-cell>
          <table:table-cell office:value-type="float" office:value="214.804" calcext:value-type="float">
            <text:p>214.804</text:p>
          </table:table-cell>
          <table:table-cell office:value-type="float" office:value="0.535634" calcext:value-type="float">
            <text:p>0.53563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7]-[.A517]; 2)+POWER([.K517]-[.B517];2))" office:value-type="float" office:value="243.165756481047" calcext:value-type="float">
            <text:p>243.165756481</text:p>
          </table:table-cell>
          <table:table-cell table:formula="of:=SQRT(POWER([.J517]-[.C517]; 2)+POWER([.K517]-[.D517];2))" office:value-type="float" office:value="249.897200834663" calcext:value-type="float">
            <text:p>249.8972008347</text:p>
          </table:table-cell>
        </table:table-row>
        <table:table-row table:style-name="ro1">
          <table:table-cell office:value-type="float" office:value="210.205" calcext:value-type="float">
            <text:p>210.205</text:p>
          </table:table-cell>
          <table:table-cell office:value-type="float" office:value="331.107" calcext:value-type="float">
            <text:p>331.107</text:p>
          </table:table-cell>
          <table:table-cell office:value-type="float" office:value="183.927" calcext:value-type="float">
            <text:p>183.927</text:p>
          </table:table-cell>
          <table:table-cell office:value-type="float" office:value="242.509" calcext:value-type="float">
            <text:p>242.509</text:p>
          </table:table-cell>
          <table:table-cell office:value-type="float" office:value="18.4898" calcext:value-type="float">
            <text:p>18.4898</text:p>
          </table:table-cell>
          <table:table-cell office:value-type="float" office:value="186.807" calcext:value-type="float">
            <text:p>186.807</text:p>
          </table:table-cell>
          <table:table-cell office:value-type="float" office:value="142.379" calcext:value-type="float">
            <text:p>142.379</text:p>
          </table:table-cell>
          <table:table-cell office:value-type="float" office:value="0.511865" calcext:value-type="float">
            <text:p>0.51186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8]-[.A518]; 2)+POWER([.K518]-[.B518];2))" office:value-type="float" office:value="195.30683417126" calcext:value-type="float">
            <text:p>195.3068341713</text:p>
          </table:table-cell>
          <table:table-cell table:formula="of:=SQRT(POWER([.J518]-[.C518]; 2)+POWER([.K518]-[.D518];2))" office:value-type="float" office:value="200.073647465127" calcext:value-type="float">
            <text:p>200.0736474651</text:p>
          </table:table-cell>
        </table:table-row>
        <table:table-row table:style-name="ro1">
          <table:table-cell office:value-type="float" office:value="168.462" calcext:value-type="float">
            <text:p>168.462</text:p>
          </table:table-cell>
          <table:table-cell office:value-type="float" office:value="293.802" calcext:value-type="float">
            <text:p>293.802</text:p>
          </table:table-cell>
          <table:table-cell office:value-type="float" office:value="141.974" calcext:value-type="float">
            <text:p>141.974</text:p>
          </table:table-cell>
          <table:table-cell office:value-type="float" office:value="207.279" calcext:value-type="float">
            <text:p>207.279</text:p>
          </table:table-cell>
          <table:table-cell office:value-type="float" office:value="8.68591" calcext:value-type="float">
            <text:p>8.68591</text:p>
          </table:table-cell>
          <table:table-cell office:value-type="float" office:value="131.951" calcext:value-type="float">
            <text:p>131.951</text:p>
          </table:table-cell>
          <table:table-cell office:value-type="float" office:value="204.492" calcext:value-type="float">
            <text:p>204.492</text:p>
          </table:table-cell>
          <table:table-cell office:value-type="float" office:value="0.498123" calcext:value-type="float">
            <text:p>0.4981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19]-[.A519]; 2)+POWER([.K519]-[.B519];2))" office:value-type="float" office:value="221.675611306251" calcext:value-type="float">
            <text:p>221.6756113063</text:p>
          </table:table-cell>
          <table:table-cell table:formula="of:=SQRT(POWER([.J519]-[.C519]; 2)+POWER([.K519]-[.D519];2))" office:value-type="float" office:value="244.503849697709" calcext:value-type="float">
            <text:p>244.5038496977</text:p>
          </table:table-cell>
        </table:table-row>
        <table:table-row table:style-name="ro1">
          <table:table-cell office:value-type="float" office:value="157.956" calcext:value-type="float">
            <text:p>157.956</text:p>
          </table:table-cell>
          <table:table-cell office:value-type="float" office:value="340.208" calcext:value-type="float">
            <text:p>340.208</text:p>
          </table:table-cell>
          <table:table-cell office:value-type="float" office:value="131.326" calcext:value-type="float">
            <text:p>131.326</text:p>
          </table:table-cell>
          <table:table-cell office:value-type="float" office:value="250.711" calcext:value-type="float">
            <text:p>250.711</text:p>
          </table:table-cell>
          <table:table-cell office:value-type="float" office:value="8.18389" calcext:value-type="float">
            <text:p>8.18389</text:p>
          </table:table-cell>
          <table:table-cell office:value-type="float" office:value="196.873" calcext:value-type="float">
            <text:p>196.873</text:p>
          </table:table-cell>
          <table:table-cell office:value-type="float" office:value="218.905" calcext:value-type="float">
            <text:p>218.905</text:p>
          </table:table-cell>
          <table:table-cell office:value-type="float" office:value="0.482709" calcext:value-type="float">
            <text:p>0.4827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0]-[.A520]; 2)+POWER([.K520]-[.B520];2))" office:value-type="float" office:value="246.456286590543" calcext:value-type="float">
            <text:p>246.4562865905</text:p>
          </table:table-cell>
          <table:table-cell table:formula="of:=SQRT(POWER([.J520]-[.C520]; 2)+POWER([.K520]-[.D520];2))" office:value-type="float" office:value="252.824112372614" calcext:value-type="float">
            <text:p>252.8241123726</text:p>
          </table:table-cell>
        </table:table-row>
        <table:table-row table:style-name="ro1">
          <table:table-cell office:value-type="float" office:value="221.121" calcext:value-type="float">
            <text:p>221.121</text:p>
          </table:table-cell>
          <table:table-cell office:value-type="float" office:value="337.907" calcext:value-type="float">
            <text:p>337.907</text:p>
          </table:table-cell>
          <table:table-cell office:value-type="float" office:value="194.924" calcext:value-type="float">
            <text:p>194.924</text:p>
          </table:table-cell>
          <table:table-cell office:value-type="float" office:value="250.152" calcext:value-type="float">
            <text:p>250.152</text:p>
          </table:table-cell>
          <table:table-cell office:value-type="float" office:value="9.2952" calcext:value-type="float">
            <text:p>9.2952</text:p>
          </table:table-cell>
          <table:table-cell office:value-type="float" office:value="191.922" calcext:value-type="float">
            <text:p>191.922</text:p>
          </table:table-cell>
          <table:table-cell office:value-type="float" office:value="125.227" calcext:value-type="float">
            <text:p>125.227</text:p>
          </table:table-cell>
          <table:table-cell office:value-type="float" office:value="0.478892" calcext:value-type="float">
            <text:p>0.4788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1]-[.A521]; 2)+POWER([.K521]-[.B521];2))" office:value-type="float" office:value="189.017780354124" calcext:value-type="float">
            <text:p>189.0177803541</text:p>
          </table:table-cell>
          <table:table-cell table:formula="of:=SQRT(POWER([.J521]-[.C521]; 2)+POWER([.K521]-[.D521];2))" office:value-type="float" office:value="189.251654893689" calcext:value-type="float">
            <text:p>189.2516548937</text:p>
          </table:table-cell>
        </table:table-row>
        <table:table-row table:style-name="ro1">
          <table:table-cell office:value-type="float" office:value="221.094" calcext:value-type="float">
            <text:p>221.094</text:p>
          </table:table-cell>
          <table:table-cell office:value-type="float" office:value="337.599" calcext:value-type="float">
            <text:p>337.599</text:p>
          </table:table-cell>
          <table:table-cell office:value-type="float" office:value="194.898" calcext:value-type="float">
            <text:p>194.898</text:p>
          </table:table-cell>
          <table:table-cell office:value-type="float" office:value="249.911" calcext:value-type="float">
            <text:p>249.911</text:p>
          </table:table-cell>
          <table:table-cell office:value-type="float" office:value="8.79833" calcext:value-type="float">
            <text:p>8.79833</text:p>
          </table:table-cell>
          <table:table-cell office:value-type="float" office:value="191.286" calcext:value-type="float">
            <text:p>191.286</text:p>
          </table:table-cell>
          <table:table-cell office:value-type="float" office:value="125.215" calcext:value-type="float">
            <text:p>125.215</text:p>
          </table:table-cell>
          <table:table-cell office:value-type="float" office:value="0.478892" calcext:value-type="float">
            <text:p>0.4788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2]-[.A522]; 2)+POWER([.K522]-[.B522];2))" office:value-type="float" office:value="188.884974619476" calcext:value-type="float">
            <text:p>188.8849746195</text:p>
          </table:table-cell>
          <table:table-cell table:formula="of:=SQRT(POWER([.J522]-[.C522]; 2)+POWER([.K522]-[.D522];2))" office:value-type="float" office:value="189.267404285577" calcext:value-type="float">
            <text:p>189.2674042856</text:p>
          </table:table-cell>
        </table:table-row>
        <table:table-row table:style-name="ro1">
          <table:table-cell office:value-type="float" office:value="185.328" calcext:value-type="float">
            <text:p>185.328</text:p>
          </table:table-cell>
          <table:table-cell office:value-type="float" office:value="244.082" calcext:value-type="float">
            <text:p>244.082</text:p>
          </table:table-cell>
          <table:table-cell office:value-type="float" office:value="159.067" calcext:value-type="float">
            <text:p>159.067</text:p>
          </table:table-cell>
          <table:table-cell office:value-type="float" office:value="160.446" calcext:value-type="float">
            <text:p>160.446</text:p>
          </table:table-cell>
          <table:table-cell office:value-type="float" office:value="12.6414" calcext:value-type="float">
            <text:p>12.6414</text:p>
          </table:table-cell>
          <table:table-cell office:value-type="float" office:value="60.7999" calcext:value-type="float">
            <text:p>60.7999</text:p>
          </table:table-cell>
          <table:table-cell office:value-type="float" office:value="179.977" calcext:value-type="float">
            <text:p>179.977</text:p>
          </table:table-cell>
          <table:table-cell office:value-type="float" office:value="0.992803" calcext:value-type="float">
            <text:p>0.9928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3]-[.A523]; 2)+POWER([.K523]-[.B523];2))" office:value-type="float" office:value="198.682908947901" calcext:value-type="float">
            <text:p>198.6829089479</text:p>
          </table:table-cell>
          <table:table-cell table:formula="of:=SQRT(POWER([.J523]-[.C523]; 2)+POWER([.K523]-[.D523];2))" office:value-type="float" office:value="239.261174044181" calcext:value-type="float">
            <text:p>239.2611740442</text:p>
          </table:table-cell>
        </table:table-row>
        <table:table-row table:style-name="ro1">
          <table:table-cell office:value-type="float" office:value="199.028" calcext:value-type="float">
            <text:p>199.028</text:p>
          </table:table-cell>
          <table:table-cell office:value-type="float" office:value="297.926" calcext:value-type="float">
            <text:p>297.926</text:p>
          </table:table-cell>
          <table:table-cell office:value-type="float" office:value="172.713" calcext:value-type="float">
            <text:p>172.713</text:p>
          </table:table-cell>
          <table:table-cell office:value-type="float" office:value="212.136" calcext:value-type="float">
            <text:p>212.136</text:p>
          </table:table-cell>
          <table:table-cell office:value-type="float" office:value="6.29496" calcext:value-type="float">
            <text:p>6.29496</text:p>
          </table:table-cell>
          <table:table-cell office:value-type="float" office:value="135.23" calcext:value-type="float">
            <text:p>135.23</text:p>
          </table:table-cell>
          <table:table-cell office:value-type="float" office:value="158.226" calcext:value-type="float">
            <text:p>158.226</text:p>
          </table:table-cell>
          <table:table-cell office:value-type="float" office:value="0.966227" calcext:value-type="float">
            <text:p>0.96622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4]-[.A524]; 2)+POWER([.K524]-[.B524];2))" office:value-type="float" office:value="193.241709421129" calcext:value-type="float">
            <text:p>193.2417094211</text:p>
          </table:table-cell>
          <table:table-cell table:formula="of:=SQRT(POWER([.J524]-[.C524]; 2)+POWER([.K524]-[.D524];2))" office:value-type="float" office:value="213.387100980823" calcext:value-type="float">
            <text:p>213.3871009808</text:p>
          </table:table-cell>
        </table:table-row>
        <table:table-row table:style-name="ro1">
          <table:table-cell office:value-type="float" office:value="181.948" calcext:value-type="float">
            <text:p>181.948</text:p>
          </table:table-cell>
          <table:table-cell office:value-type="float" office:value="242.694" calcext:value-type="float">
            <text:p>242.694</text:p>
          </table:table-cell>
          <table:table-cell office:value-type="float" office:value="155.669" calcext:value-type="float">
            <text:p>155.669</text:p>
          </table:table-cell>
          <table:table-cell office:value-type="float" office:value="159.072" calcext:value-type="float">
            <text:p>159.072</text:p>
          </table:table-cell>
          <table:table-cell office:value-type="float" office:value="12.5919" calcext:value-type="float">
            <text:p>12.5919</text:p>
          </table:table-cell>
          <table:table-cell office:value-type="float" office:value="58.9424" calcext:value-type="float">
            <text:p>58.9424</text:p>
          </table:table-cell>
          <table:table-cell office:value-type="float" office:value="185.175" calcext:value-type="float">
            <text:p>185.175</text:p>
          </table:table-cell>
          <table:table-cell office:value-type="float" office:value="0.958934" calcext:value-type="float">
            <text:p>0.95893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5]-[.A525]; 2)+POWER([.K525]-[.B525];2))" office:value-type="float" office:value="202.053191857986" calcext:value-type="float">
            <text:p>202.053191858</text:p>
          </table:table-cell>
          <table:table-cell table:formula="of:=SQRT(POWER([.J525]-[.C525]; 2)+POWER([.K525]-[.D525];2))" office:value-type="float" office:value="242.924059625637" calcext:value-type="float">
            <text:p>242.9240596256</text:p>
          </table:table-cell>
        </table:table-row>
        <table:table-row table:style-name="ro1">
          <table:table-cell office:value-type="float" office:value="221.023" calcext:value-type="float">
            <text:p>221.023</text:p>
          </table:table-cell>
          <table:table-cell office:value-type="float" office:value="295.915" calcext:value-type="float">
            <text:p>295.915</text:p>
          </table:table-cell>
          <table:table-cell office:value-type="float" office:value="194.948" calcext:value-type="float">
            <text:p>194.948</text:p>
          </table:table-cell>
          <table:table-cell office:value-type="float" office:value="209.871" calcext:value-type="float">
            <text:p>209.871</text:p>
          </table:table-cell>
          <table:table-cell office:value-type="float" office:value="15.6573" calcext:value-type="float">
            <text:p>15.6573</text:p>
          </table:table-cell>
          <table:table-cell office:value-type="float" office:value="135.596" calcext:value-type="float">
            <text:p>135.596</text:p>
          </table:table-cell>
          <table:table-cell office:value-type="float" office:value="125.593" calcext:value-type="float">
            <text:p>125.593</text:p>
          </table:table-cell>
          <table:table-cell office:value-type="float" office:value="0.957178" calcext:value-type="float">
            <text:p>0.95717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6]-[.A526]; 2)+POWER([.K526]-[.B526];2))" office:value-type="float" office:value="171.663419964767" calcext:value-type="float">
            <text:p>171.6634199648</text:p>
          </table:table-cell>
          <table:table-cell table:formula="of:=SQRT(POWER([.J526]-[.C526]; 2)+POWER([.K526]-[.D526];2))" office:value-type="float" office:value="191.762695394594" calcext:value-type="float">
            <text:p>191.7626953946</text:p>
          </table:table-cell>
        </table:table-row>
        <table:table-row table:style-name="ro1">
          <table:table-cell office:value-type="float" office:value="163.284" calcext:value-type="float">
            <text:p>163.284</text:p>
          </table:table-cell>
          <table:table-cell office:value-type="float" office:value="297.183" calcext:value-type="float">
            <text:p>297.183</text:p>
          </table:table-cell>
          <table:table-cell office:value-type="float" office:value="136.762" calcext:value-type="float">
            <text:p>136.762</text:p>
          </table:table-cell>
          <table:table-cell office:value-type="float" office:value="210.463" calcext:value-type="float">
            <text:p>210.463</text:p>
          </table:table-cell>
          <table:table-cell office:value-type="float" office:value="7.36706" calcext:value-type="float">
            <text:p>7.36706</text:p>
          </table:table-cell>
          <table:table-cell office:value-type="float" office:value="136.392" calcext:value-type="float">
            <text:p>136.392</text:p>
          </table:table-cell>
          <table:table-cell office:value-type="float" office:value="212.105" calcext:value-type="float">
            <text:p>212.105</text:p>
          </table:table-cell>
          <table:table-cell office:value-type="float" office:value="0.784373" calcext:value-type="float">
            <text:p>0.7843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7]-[.A527]; 2)+POWER([.K527]-[.B527];2))" office:value-type="float" office:value="227.509815491552" calcext:value-type="float">
            <text:p>227.5098154916</text:p>
          </table:table-cell>
          <table:table-cell table:formula="of:=SQRT(POWER([.J527]-[.C527]; 2)+POWER([.K527]-[.D527];2))" office:value-type="float" office:value="249.241270685655" calcext:value-type="float">
            <text:p>249.2412706857</text:p>
          </table:table-cell>
        </table:table-row>
        <table:table-row table:style-name="ro1">
          <table:table-cell office:value-type="float" office:value="222.924" calcext:value-type="float">
            <text:p>222.924</text:p>
          </table:table-cell>
          <table:table-cell office:value-type="float" office:value="247.27" calcext:value-type="float">
            <text:p>247.27</text:p>
          </table:table-cell>
          <table:table-cell office:value-type="float" office:value="197.005" calcext:value-type="float">
            <text:p>197.005</text:p>
          </table:table-cell>
          <table:table-cell office:value-type="float" office:value="164.292" calcext:value-type="float">
            <text:p>164.292</text:p>
          </table:table-cell>
          <table:table-cell office:value-type="float" office:value="12.0566" calcext:value-type="float">
            <text:p>12.0566</text:p>
          </table:table-cell>
          <table:table-cell office:value-type="float" office:value="62.7553" calcext:value-type="float">
            <text:p>62.7553</text:p>
          </table:table-cell>
          <table:table-cell office:value-type="float" office:value="121.802" calcext:value-type="float">
            <text:p>121.802</text:p>
          </table:table-cell>
          <table:table-cell office:value-type="float" office:value="0.761294" calcext:value-type="float">
            <text:p>0.76129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8]-[.A528]; 2)+POWER([.K528]-[.B528];2))" office:value-type="float" office:value="161.162187488257" calcext:value-type="float">
            <text:p>161.1621874883</text:p>
          </table:table-cell>
          <table:table-cell table:formula="of:=SQRT(POWER([.J528]-[.C528]; 2)+POWER([.K528]-[.D528];2))" office:value-type="float" office:value="202.498551325682" calcext:value-type="float">
            <text:p>202.4985513257</text:p>
          </table:table-cell>
        </table:table-row>
        <table:table-row table:style-name="ro1">
          <table:table-cell office:value-type="float" office:value="217.139" calcext:value-type="float">
            <text:p>217.139</text:p>
          </table:table-cell>
          <table:table-cell office:value-type="float" office:value="284.596" calcext:value-type="float">
            <text:p>284.596</text:p>
          </table:table-cell>
          <table:table-cell office:value-type="float" office:value="191.05" calcext:value-type="float">
            <text:p>191.05</text:p>
          </table:table-cell>
          <table:table-cell office:value-type="float" office:value="199.376" calcext:value-type="float">
            <text:p>199.376</text:p>
          </table:table-cell>
          <table:table-cell office:value-type="float" office:value="12.6716" calcext:value-type="float">
            <text:p>12.6716</text:p>
          </table:table-cell>
          <table:table-cell office:value-type="float" office:value="118.143" calcext:value-type="float">
            <text:p>118.143</text:p>
          </table:table-cell>
          <table:table-cell office:value-type="float" office:value="131.14" calcext:value-type="float">
            <text:p>131.14</text:p>
          </table:table-cell>
          <table:table-cell office:value-type="float" office:value="0.752947" calcext:value-type="float">
            <text:p>0.75294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29]-[.A529]; 2)+POWER([.K529]-[.B529];2))" office:value-type="float" office:value="172.212114954204" calcext:value-type="float">
            <text:p>172.2121149542</text:p>
          </table:table-cell>
          <table:table-cell table:formula="of:=SQRT(POWER([.J529]-[.C529]; 2)+POWER([.K529]-[.D529];2))" office:value-type="float" office:value="197.601892389724" calcext:value-type="float">
            <text:p>197.6018923897</text:p>
          </table:table-cell>
        </table:table-row>
        <table:table-row table:style-name="ro1">
          <table:table-cell office:value-type="float" office:value="197.075" calcext:value-type="float">
            <text:p>197.075</text:p>
          </table:table-cell>
          <table:table-cell office:value-type="float" office:value="286.626" calcext:value-type="float">
            <text:p>286.626</text:p>
          </table:table-cell>
          <table:table-cell office:value-type="float" office:value="170.795" calcext:value-type="float">
            <text:p>170.795</text:p>
          </table:table-cell>
          <table:table-cell office:value-type="float" office:value="200.658" calcext:value-type="float">
            <text:p>200.658</text:p>
          </table:table-cell>
          <table:table-cell office:value-type="float" office:value="14.333" calcext:value-type="float">
            <text:p>14.333</text:p>
          </table:table-cell>
          <table:table-cell office:value-type="float" office:value="122.899" calcext:value-type="float">
            <text:p>122.899</text:p>
          </table:table-cell>
          <table:table-cell office:value-type="float" office:value="161.823" calcext:value-type="float">
            <text:p>161.823</text:p>
          </table:table-cell>
          <table:table-cell office:value-type="float" office:value="0.750094" calcext:value-type="float">
            <text:p>0.75009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0]-[.A530]; 2)+POWER([.K530]-[.B530];2))" office:value-type="float" office:value="192.178134815072" calcext:value-type="float">
            <text:p>192.1781348151</text:p>
          </table:table-cell>
          <table:table-cell table:formula="of:=SQRT(POWER([.J530]-[.C530]; 2)+POWER([.K530]-[.D530];2))" office:value-type="float" office:value="217.176271698821" calcext:value-type="float">
            <text:p>217.1762716988</text:p>
          </table:table-cell>
        </table:table-row>
        <table:table-row table:style-name="ro1">
          <table:table-cell office:value-type="float" office:value="215.729" calcext:value-type="float">
            <text:p>215.729</text:p>
          </table:table-cell>
          <table:table-cell office:value-type="float" office:value="260.04" calcext:value-type="float">
            <text:p>260.04</text:p>
          </table:table-cell>
          <table:table-cell office:value-type="float" office:value="189.693" calcext:value-type="float">
            <text:p>189.693</text:p>
          </table:table-cell>
          <table:table-cell office:value-type="float" office:value="176.058" calcext:value-type="float">
            <text:p>176.058</text:p>
          </table:table-cell>
          <table:table-cell office:value-type="float" office:value="13.6561" calcext:value-type="float">
            <text:p>13.6561</text:p>
          </table:table-cell>
          <table:table-cell office:value-type="float" office:value="82.9227" calcext:value-type="float">
            <text:p>82.9227</text:p>
          </table:table-cell>
          <table:table-cell office:value-type="float" office:value="133.227" calcext:value-type="float">
            <text:p>133.227</text:p>
          </table:table-cell>
          <table:table-cell office:value-type="float" office:value="0.712298" calcext:value-type="float">
            <text:p>0.71229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1]-[.A531]; 2)+POWER([.K531]-[.B531];2))" office:value-type="float" office:value="169.235253540744" calcext:value-type="float">
            <text:p>169.2352535407</text:p>
          </table:table-cell>
          <table:table-cell table:formula="of:=SQRT(POWER([.J531]-[.C531]; 2)+POWER([.K531]-[.D531];2))" office:value-type="float" office:value="205.191514476111" calcext:value-type="float">
            <text:p>205.1915144761</text:p>
          </table:table-cell>
        </table:table-row>
        <table:table-row table:style-name="ro1">
          <table:table-cell office:value-type="float" office:value="171.665" calcext:value-type="float">
            <text:p>171.665</text:p>
          </table:table-cell>
          <table:table-cell office:value-type="float" office:value="241.635" calcext:value-type="float">
            <text:p>241.635</text:p>
          </table:table-cell>
          <table:table-cell office:value-type="float" office:value="145.343" calcext:value-type="float">
            <text:p>145.343</text:p>
          </table:table-cell>
          <table:table-cell office:value-type="float" office:value="157.704" calcext:value-type="float">
            <text:p>157.704</text:p>
          </table:table-cell>
          <table:table-cell office:value-type="float" office:value="14.3496" calcext:value-type="float">
            <text:p>14.3496</text:p>
          </table:table-cell>
          <table:table-cell office:value-type="float" office:value="58.9633" calcext:value-type="float">
            <text:p>58.9633</text:p>
          </table:table-cell>
          <table:table-cell office:value-type="float" office:value="201.005" calcext:value-type="float">
            <text:p>201.005</text:p>
          </table:table-cell>
          <table:table-cell office:value-type="float" office:value="0.679392" calcext:value-type="float">
            <text:p>0.6793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2]-[.A532]; 2)+POWER([.K532]-[.B532];2))" office:value-type="float" office:value="212.335313713946" calcext:value-type="float">
            <text:p>212.3353137139</text:p>
          </table:table-cell>
          <table:table-cell table:formula="of:=SQRT(POWER([.J532]-[.C532]; 2)+POWER([.K532]-[.D532];2))" office:value-type="float" office:value="253.106655908137" calcext:value-type="float">
            <text:p>253.1066559081</text:p>
          </table:table-cell>
        </table:table-row>
        <table:table-row table:style-name="ro1">
          <table:table-cell office:value-type="float" office:value="194.989" calcext:value-type="float">
            <text:p>194.989</text:p>
          </table:table-cell>
          <table:table-cell office:value-type="float" office:value="291.56" calcext:value-type="float">
            <text:p>291.56</text:p>
          </table:table-cell>
          <table:table-cell office:value-type="float" office:value="168.662" calcext:value-type="float">
            <text:p>168.662</text:p>
          </table:table-cell>
          <table:table-cell office:value-type="float" office:value="205.864" calcext:value-type="float">
            <text:p>205.864</text:p>
          </table:table-cell>
          <table:table-cell office:value-type="float" office:value="8.05304" calcext:value-type="float">
            <text:p>8.05304</text:p>
          </table:table-cell>
          <table:table-cell office:value-type="float" office:value="127.136" calcext:value-type="float">
            <text:p>127.136</text:p>
          </table:table-cell>
          <table:table-cell office:value-type="float" office:value="164.51" calcext:value-type="float">
            <text:p>164.51</text:p>
          </table:table-cell>
          <table:table-cell office:value-type="float" office:value="0.638448" calcext:value-type="float">
            <text:p>0.63844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3]-[.A533]; 2)+POWER([.K533]-[.B533];2))" office:value-type="float" office:value="195.400490585362" calcext:value-type="float">
            <text:p>195.4004905854</text:p>
          </table:table-cell>
          <table:table-cell table:formula="of:=SQRT(POWER([.J533]-[.C533]; 2)+POWER([.K533]-[.D533];2))" office:value-type="float" office:value="218.348951772158" calcext:value-type="float">
            <text:p>218.3489517722</text:p>
          </table:table-cell>
        </table:table-row>
        <table:table-row table:style-name="ro1">
          <table:table-cell office:value-type="float" office:value="159.99" calcext:value-type="float">
            <text:p>159.99</text:p>
          </table:table-cell>
          <table:table-cell office:value-type="float" office:value="245.159" calcext:value-type="float">
            <text:p>245.159</text:p>
          </table:table-cell>
          <table:table-cell office:value-type="float" office:value="133.616" calcext:value-type="float">
            <text:p>133.616</text:p>
          </table:table-cell>
          <table:table-cell office:value-type="float" office:value="160.834" calcext:value-type="float">
            <text:p>160.834</text:p>
          </table:table-cell>
          <table:table-cell office:value-type="float" office:value="13.7684" calcext:value-type="float">
            <text:p>13.7684</text:p>
          </table:table-cell>
          <table:table-cell office:value-type="float" office:value="64.6207" calcext:value-type="float">
            <text:p>64.6207</text:p>
          </table:table-cell>
          <table:table-cell office:value-type="float" office:value="218.647" calcext:value-type="float">
            <text:p>218.647</text:p>
          </table:table-cell>
          <table:table-cell office:value-type="float" office:value="0.637586" calcext:value-type="float">
            <text:p>0.6375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4]-[.A534]; 2)+POWER([.K534]-[.B534];2))" office:value-type="float" office:value="224.032273079126" calcext:value-type="float">
            <text:p>224.0322730791</text:p>
          </table:table-cell>
          <table:table-cell table:formula="of:=SQRT(POWER([.J534]-[.C534]; 2)+POWER([.K534]-[.D534];2))" office:value-type="float" office:value="263.211069318902" calcext:value-type="float">
            <text:p>263.2110693189</text:p>
          </table:table-cell>
        </table:table-row>
        <table:table-row table:style-name="ro1">
          <table:table-cell office:value-type="float" office:value="225.487" calcext:value-type="float">
            <text:p>225.487</text:p>
          </table:table-cell>
          <table:table-cell office:value-type="float" office:value="293.668" calcext:value-type="float">
            <text:p>293.668</text:p>
          </table:table-cell>
          <table:table-cell office:value-type="float" office:value="199.47" calcext:value-type="float">
            <text:p>199.47</text:p>
          </table:table-cell>
          <table:table-cell office:value-type="float" office:value="207.782" calcext:value-type="float">
            <text:p>207.782</text:p>
          </table:table-cell>
          <table:table-cell office:value-type="float" office:value="16.4357" calcext:value-type="float">
            <text:p>16.4357</text:p>
          </table:table-cell>
          <table:table-cell office:value-type="float" office:value="132.519" calcext:value-type="float">
            <text:p>132.519</text:p>
          </table:table-cell>
          <table:table-cell office:value-type="float" office:value="118.841" calcext:value-type="float">
            <text:p>118.841</text:p>
          </table:table-cell>
          <table:table-cell office:value-type="float" office:value="0.604908" calcext:value-type="float">
            <text:p>0.6049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5]-[.A535]; 2)+POWER([.K535]-[.B535];2))" office:value-type="float" office:value="166.72118459572" calcext:value-type="float">
            <text:p>166.7211845957</text:p>
          </table:table-cell>
          <table:table-cell table:formula="of:=SQRT(POWER([.J535]-[.C535]; 2)+POWER([.K535]-[.D535];2))" office:value-type="float" office:value="187.675764082633" calcext:value-type="float">
            <text:p>187.6757640826</text:p>
          </table:table-cell>
        </table:table-row>
        <table:table-row table:style-name="ro1">
          <table:table-cell office:value-type="float" office:value="223.971" calcext:value-type="float">
            <text:p>223.971</text:p>
          </table:table-cell>
          <table:table-cell office:value-type="float" office:value="294.585" calcext:value-type="float">
            <text:p>294.585</text:p>
          </table:table-cell>
          <table:table-cell office:value-type="float" office:value="197.933" calcext:value-type="float">
            <text:p>197.933</text:p>
          </table:table-cell>
          <table:table-cell office:value-type="float" office:value="208.66" calcext:value-type="float">
            <text:p>208.66</text:p>
          </table:table-cell>
          <table:table-cell office:value-type="float" office:value="15.927" calcext:value-type="float">
            <text:p>15.927</text:p>
          </table:table-cell>
          <table:table-cell office:value-type="float" office:value="133.672" calcext:value-type="float">
            <text:p>133.672</text:p>
          </table:table-cell>
          <table:table-cell office:value-type="float" office:value="121.113" calcext:value-type="float">
            <text:p>121.113</text:p>
          </table:table-cell>
          <table:table-cell office:value-type="float" office:value="0.58552" calcext:value-type="float">
            <text:p>0.585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6]-[.A536]; 2)+POWER([.K536]-[.B536];2))" office:value-type="float" office:value="168.4472115115" calcext:value-type="float">
            <text:p>168.4472115115</text:p>
          </table:table-cell>
          <table:table-cell table:formula="of:=SQRT(POWER([.J536]-[.C536]; 2)+POWER([.K536]-[.D536];2))" office:value-type="float" office:value="189.03037874638" calcext:value-type="float">
            <text:p>189.0303787464</text:p>
          </table:table-cell>
        </table:table-row>
        <table:table-row table:style-name="ro1">
          <table:table-cell office:value-type="float" office:value="222.643" calcext:value-type="float">
            <text:p>222.643</text:p>
          </table:table-cell>
          <table:table-cell office:value-type="float" office:value="279.26" calcext:value-type="float">
            <text:p>279.26</text:p>
          </table:table-cell>
          <table:table-cell office:value-type="float" office:value="196.653" calcext:value-type="float">
            <text:p>196.653</text:p>
          </table:table-cell>
          <table:table-cell office:value-type="float" office:value="191.33" calcext:value-type="float">
            <text:p>191.33</text:p>
          </table:table-cell>
          <table:table-cell office:value-type="float" office:value="45.1145" calcext:value-type="float">
            <text:p>45.1145</text:p>
          </table:table-cell>
          <table:table-cell office:value-type="float" office:value="125.655" calcext:value-type="float">
            <text:p>125.655</text:p>
          </table:table-cell>
          <table:table-cell office:value-type="float" office:value="125.867" calcext:value-type="float">
            <text:p>125.867</text:p>
          </table:table-cell>
          <table:table-cell office:value-type="float" office:value="0.574489" calcext:value-type="float">
            <text:p>0.5744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7]-[.A537]; 2)+POWER([.K537]-[.B537];2))" office:value-type="float" office:value="165.603107002858" calcext:value-type="float">
            <text:p>165.6031070029</text:p>
          </table:table-cell>
          <table:table-cell table:formula="of:=SQRT(POWER([.J537]-[.C537]; 2)+POWER([.K537]-[.D537];2))" office:value-type="float" office:value="194.078198953412" calcext:value-type="float">
            <text:p>194.0781989534</text:p>
          </table:table-cell>
        </table:table-row>
        <table:table-row table:style-name="ro1">
          <table:table-cell office:value-type="float" office:value="215.114" calcext:value-type="float">
            <text:p>215.114</text:p>
          </table:table-cell>
          <table:table-cell office:value-type="float" office:value="284.346" calcext:value-type="float">
            <text:p>284.346</text:p>
          </table:table-cell>
          <table:table-cell office:value-type="float" office:value="189.02" calcext:value-type="float">
            <text:p>189.02</text:p>
          </table:table-cell>
          <table:table-cell office:value-type="float" office:value="197.802" calcext:value-type="float">
            <text:p>197.802</text:p>
          </table:table-cell>
          <table:table-cell office:value-type="float" office:value="26.0938" calcext:value-type="float">
            <text:p>26.0938</text:p>
          </table:table-cell>
          <table:table-cell office:value-type="float" office:value="124.244" calcext:value-type="float">
            <text:p>124.244</text:p>
          </table:table-cell>
          <table:table-cell office:value-type="float" office:value="135.461" calcext:value-type="float">
            <text:p>135.461</text:p>
          </table:table-cell>
          <table:table-cell office:value-type="float" office:value="0.556459" calcext:value-type="float">
            <text:p>0.5564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8]-[.A538]; 2)+POWER([.K538]-[.B538];2))" office:value-type="float" office:value="174.113941750797" calcext:value-type="float">
            <text:p>174.1139417508</text:p>
          </table:table-cell>
          <table:table-cell table:formula="of:=SQRT(POWER([.J538]-[.C538]; 2)+POWER([.K538]-[.D538];2))" office:value-type="float" office:value="199.926645557815" calcext:value-type="float">
            <text:p>199.9266455578</text:p>
          </table:table-cell>
        </table:table-row>
        <table:table-row table:style-name="ro1">
          <table:table-cell office:value-type="float" office:value="194.033" calcext:value-type="float">
            <text:p>194.03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67.727" calcext:value-type="float">
            <text:p>167.727</text:p>
          </table:table-cell>
          <table:table-cell office:value-type="float" office:value="204.66" calcext:value-type="float">
            <text:p>204.66</text:p>
          </table:table-cell>
          <table:table-cell office:value-type="float" office:value="17.2695" calcext:value-type="float">
            <text:p>17.2695</text:p>
          </table:table-cell>
          <table:table-cell office:value-type="float" office:value="131.034" calcext:value-type="float">
            <text:p>131.034</text:p>
          </table:table-cell>
          <table:table-cell office:value-type="float" office:value="166.598" calcext:value-type="float">
            <text:p>166.598</text:p>
          </table:table-cell>
          <table:table-cell office:value-type="float" office:value="0.543429" calcext:value-type="float">
            <text:p>0.54342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39]-[.A539]; 2)+POWER([.K539]-[.B539];2))" office:value-type="float" office:value="196.247353075143" calcext:value-type="float">
            <text:p>196.2473530751</text:p>
          </table:table-cell>
          <table:table-cell table:formula="of:=SQRT(POWER([.J539]-[.C539]; 2)+POWER([.K539]-[.D539];2))" office:value-type="float" office:value="219.472745754456" calcext:value-type="float">
            <text:p>219.4727457545</text:p>
          </table:table-cell>
        </table:table-row>
        <table:table-row table:style-name="ro1">
          <table:table-cell office:value-type="float" office:value="193.408" calcext:value-type="float">
            <text:p>193.408</text:p>
          </table:table-cell>
          <table:table-cell office:value-type="float" office:value="289.459" calcext:value-type="float">
            <text:p>289.459</text:p>
          </table:table-cell>
          <table:table-cell office:value-type="float" office:value="167.086" calcext:value-type="float">
            <text:p>167.086</text:p>
          </table:table-cell>
          <table:table-cell office:value-type="float" office:value="203.483" calcext:value-type="float">
            <text:p>203.483</text:p>
          </table:table-cell>
          <table:table-cell office:value-type="float" office:value="11.8184" calcext:value-type="float">
            <text:p>11.8184</text:p>
          </table:table-cell>
          <table:table-cell office:value-type="float" office:value="125.965" calcext:value-type="float">
            <text:p>125.965</text:p>
          </table:table-cell>
          <table:table-cell office:value-type="float" office:value="167.179" calcext:value-type="float">
            <text:p>167.179</text:p>
          </table:table-cell>
          <table:table-cell office:value-type="float" office:value="0.513282" calcext:value-type="float">
            <text:p>0.5132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0]-[.A540]; 2)+POWER([.K540]-[.B540];2))" office:value-type="float" office:value="196.411983201128" calcext:value-type="float">
            <text:p>196.4119832011</text:p>
          </table:table-cell>
          <table:table-cell table:formula="of:=SQRT(POWER([.J540]-[.C540]; 2)+POWER([.K540]-[.D540];2))" office:value-type="float" office:value="220.307155319567" calcext:value-type="float">
            <text:p>220.3071553196</text:p>
          </table:table-cell>
        </table:table-row>
        <table:table-row table:style-name="ro1">
          <table:table-cell office:value-type="float" office:value="172.794" calcext:value-type="float">
            <text:p>172.794</text:p>
          </table:table-cell>
          <table:table-cell office:value-type="float" office:value="240.909" calcext:value-type="float">
            <text:p>240.909</text:p>
          </table:table-cell>
          <table:table-cell office:value-type="float" office:value="146.472" calcext:value-type="float">
            <text:p>146.472</text:p>
          </table:table-cell>
          <table:table-cell office:value-type="float" office:value="157.161" calcext:value-type="float">
            <text:p>157.161</text:p>
          </table:table-cell>
          <table:table-cell office:value-type="float" office:value="13.0606" calcext:value-type="float">
            <text:p>13.0606</text:p>
          </table:table-cell>
          <table:table-cell office:value-type="float" office:value="57.1514" calcext:value-type="float">
            <text:p>57.1514</text:p>
          </table:table-cell>
          <table:table-cell office:value-type="float" office:value="199.237" calcext:value-type="float">
            <text:p>199.237</text:p>
          </table:table-cell>
          <table:table-cell office:value-type="float" office:value="0.477046" calcext:value-type="float">
            <text:p>0.4770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1]-[.A541]; 2)+POWER([.K541]-[.B541];2))" office:value-type="float" office:value="211.208817801246" calcext:value-type="float">
            <text:p>211.2088178012</text:p>
          </table:table-cell>
          <table:table-cell table:formula="of:=SQRT(POWER([.J541]-[.C541]; 2)+POWER([.K541]-[.D541];2))" office:value-type="float" office:value="252.224516463012" calcext:value-type="float">
            <text:p>252.224516463</text:p>
          </table:table-cell>
        </table:table-row>
        <table:table-row table:style-name="ro1">
          <table:table-cell office:value-type="float" office:value="206.084" calcext:value-type="float">
            <text:p>206.084</text:p>
          </table:table-cell>
          <table:table-cell office:value-type="float" office:value="256.772" calcext:value-type="float">
            <text:p>256.772</text:p>
          </table:table-cell>
          <table:table-cell office:value-type="float" office:value="179.952" calcext:value-type="float">
            <text:p>179.952</text:p>
          </table:table-cell>
          <table:table-cell office:value-type="float" office:value="173.117" calcext:value-type="float">
            <text:p>173.117</text:p>
          </table:table-cell>
          <table:table-cell office:value-type="float" office:value="9.82054" calcext:value-type="float">
            <text:p>9.82054</text:p>
          </table:table-cell>
          <table:table-cell office:value-type="float" office:value="76.791" calcext:value-type="float">
            <text:p>76.791</text:p>
          </table:table-cell>
          <table:table-cell office:value-type="float" office:value="147.766" calcext:value-type="float">
            <text:p>147.766</text:p>
          </table:table-cell>
          <table:table-cell office:value-type="float" office:value="0.464693" calcext:value-type="float">
            <text:p>0.4646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2]-[.A542]; 2)+POWER([.K542]-[.B542];2))" office:value-type="float" office:value="178.528191163189" calcext:value-type="float">
            <text:p>178.5281911632</text:p>
          </table:table-cell>
          <table:table-cell table:formula="of:=SQRT(POWER([.J542]-[.C542]; 2)+POWER([.K542]-[.D542];2))" office:value-type="float" office:value="215.361217476592" calcext:value-type="float">
            <text:p>215.3612174766</text:p>
          </table:table-cell>
        </table:table-row>
        <table:table-row table:style-name="ro1">
          <table:table-cell office:value-type="float" office:value="218.456" calcext:value-type="float">
            <text:p>218.456</text:p>
          </table:table-cell>
          <table:table-cell office:value-type="float" office:value="286.004" calcext:value-type="float">
            <text:p>286.004</text:p>
          </table:table-cell>
          <table:table-cell office:value-type="float" office:value="192.386" calcext:value-type="float">
            <text:p>192.386</text:p>
          </table:table-cell>
          <table:table-cell office:value-type="float" office:value="199.901" calcext:value-type="float">
            <text:p>199.901</text:p>
          </table:table-cell>
          <table:table-cell office:value-type="float" office:value="21.3811" calcext:value-type="float">
            <text:p>21.3811</text:p>
          </table:table-cell>
          <table:table-cell office:value-type="float" office:value="124.215" calcext:value-type="float">
            <text:p>124.215</text:p>
          </table:table-cell>
          <table:table-cell office:value-type="float" office:value="129.961" calcext:value-type="float">
            <text:p>129.961</text:p>
          </table:table-cell>
          <table:table-cell office:value-type="float" office:value="0.459493" calcext:value-type="float">
            <text:p>0.4594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3]-[.A543]; 2)+POWER([.K543]-[.B543];2))" office:value-type="float" office:value="171.292638347362" calcext:value-type="float">
            <text:p>171.2926383474</text:p>
          </table:table-cell>
          <table:table-cell table:formula="of:=SQRT(POWER([.J543]-[.C543]; 2)+POWER([.K543]-[.D543];2))" office:value-type="float" office:value="196.184226677376" calcext:value-type="float">
            <text:p>196.1842266774</text:p>
          </table:table-cell>
        </table:table-row>
        <table:table-row table:style-name="ro1">
          <table:table-cell office:value-type="float" office:value="160.259" calcext:value-type="float">
            <text:p>160.259</text:p>
          </table:table-cell>
          <table:table-cell office:value-type="float" office:value="295.773" calcext:value-type="float">
            <text:p>295.773</text:p>
          </table:table-cell>
          <table:table-cell office:value-type="float" office:value="133.707" calcext:value-type="float">
            <text:p>133.707</text:p>
          </table:table-cell>
          <table:table-cell office:value-type="float" office:value="209.475" calcext:value-type="float">
            <text:p>209.475</text:p>
          </table:table-cell>
          <table:table-cell office:value-type="float" office:value="3.10375" calcext:value-type="float">
            <text:p>3.10375</text:p>
          </table:table-cell>
          <table:table-cell office:value-type="float" office:value="132.578" calcext:value-type="float">
            <text:p>132.578</text:p>
          </table:table-cell>
          <table:table-cell office:value-type="float" office:value="216.511" calcext:value-type="float">
            <text:p>216.511</text:p>
          </table:table-cell>
          <table:table-cell office:value-type="float" office:value="0.458792" calcext:value-type="float">
            <text:p>0.4587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4]-[.A544]; 2)+POWER([.K544]-[.B544];2))" office:value-type="float" office:value="230.112082711882" calcext:value-type="float">
            <text:p>230.1120827119</text:p>
          </table:table-cell>
          <table:table-cell table:formula="of:=SQRT(POWER([.J544]-[.C544]; 2)+POWER([.K544]-[.D544];2))" office:value-type="float" office:value="252.397427629522" calcext:value-type="float">
            <text:p>252.3974276295</text:p>
          </table:table-cell>
        </table:table-row>
        <table:table-row table:style-name="ro1">
          <table:table-cell office:value-type="float" office:value="203.341" calcext:value-type="float">
            <text:p>203.341</text:p>
          </table:table-cell>
          <table:table-cell office:value-type="float" office:value="259.291" calcext:value-type="float">
            <text:p>259.291</text:p>
          </table:table-cell>
          <table:table-cell office:value-type="float" office:value="177.197" calcext:value-type="float">
            <text:p>177.197</text:p>
          </table:table-cell>
          <table:table-cell office:value-type="float" office:value="174.572" calcext:value-type="float">
            <text:p>174.572</text:p>
          </table:table-cell>
          <table:table-cell office:value-type="float" office:value="19.1216" calcext:value-type="float">
            <text:p>19.1216</text:p>
          </table:table-cell>
          <table:table-cell office:value-type="float" office:value="85.3035" calcext:value-type="float">
            <text:p>85.3035</text:p>
          </table:table-cell>
          <table:table-cell office:value-type="float" office:value="152.726" calcext:value-type="float">
            <text:p>152.726</text:p>
          </table:table-cell>
          <table:table-cell office:value-type="float" office:value="0.415688" calcext:value-type="float">
            <text:p>0.4156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5]-[.A545]; 2)+POWER([.K545]-[.B545];2))" office:value-type="float" office:value="181.484580507546" calcext:value-type="float">
            <text:p>181.4845805075</text:p>
          </table:table-cell>
          <table:table-cell table:formula="of:=SQRT(POWER([.J545]-[.C545]; 2)+POWER([.K545]-[.D545];2))" office:value-type="float" office:value="217.517852124831" calcext:value-type="float">
            <text:p>217.5178521248</text:p>
          </table:table-cell>
        </table:table-row>
        <table:table-row table:style-name="ro1">
          <table:table-cell office:value-type="float" office:value="223.652" calcext:value-type="float">
            <text:p>223.652</text:p>
          </table:table-cell>
          <table:table-cell office:value-type="float" office:value="285.34" calcext:value-type="float">
            <text:p>285.34</text:p>
          </table:table-cell>
          <table:table-cell office:value-type="float" office:value="197.64" calcext:value-type="float">
            <text:p>197.64</text:p>
          </table:table-cell>
          <table:table-cell office:value-type="float" office:value="199.383" calcext:value-type="float">
            <text:p>199.383</text:p>
          </table:table-cell>
          <table:table-cell office:value-type="float" office:value="21.5395" calcext:value-type="float">
            <text:p>21.5395</text:p>
          </table:table-cell>
          <table:table-cell office:value-type="float" office:value="123.064" calcext:value-type="float">
            <text:p>123.064</text:p>
          </table:table-cell>
          <table:table-cell office:value-type="float" office:value="122.058" calcext:value-type="float">
            <text:p>122.058</text:p>
          </table:table-cell>
          <table:table-cell office:value-type="float" office:value="0.414186" calcext:value-type="float">
            <text:p>0.4141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6]-[.A546]; 2)+POWER([.K546]-[.B546];2))" office:value-type="float" office:value="166.101886515476" calcext:value-type="float">
            <text:p>166.1018865155</text:p>
          </table:table-cell>
          <table:table-cell table:formula="of:=SQRT(POWER([.J546]-[.C546]; 2)+POWER([.K546]-[.D546];2))" office:value-type="float" office:value="191.170756887658" calcext:value-type="float">
            <text:p>191.1707568877</text:p>
          </table:table-cell>
        </table:table-row>
        <table:table-row table:style-name="ro1">
          <table:table-cell office:value-type="float" office:value="199.426" calcext:value-type="float">
            <text:p>199.426</text:p>
          </table:table-cell>
          <table:table-cell office:value-type="float" office:value="296.396" calcext:value-type="float">
            <text:p>296.396</text:p>
          </table:table-cell>
          <table:table-cell office:value-type="float" office:value="173.136" calcext:value-type="float">
            <text:p>173.136</text:p>
          </table:table-cell>
          <table:table-cell office:value-type="float" office:value="210.061" calcext:value-type="float">
            <text:p>210.061</text:p>
          </table:table-cell>
          <table:table-cell office:value-type="float" office:value="12.9373" calcext:value-type="float">
            <text:p>12.9373</text:p>
          </table:table-cell>
          <table:table-cell office:value-type="float" office:value="136.086" calcext:value-type="float">
            <text:p>136.086</text:p>
          </table:table-cell>
          <table:table-cell office:value-type="float" office:value="158.123" calcext:value-type="float">
            <text:p>158.123</text:p>
          </table:table-cell>
          <table:table-cell office:value-type="float" office:value="0.40821" calcext:value-type="float">
            <text:p>0.408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7]-[.A547]; 2)+POWER([.K547]-[.B547];2))" office:value-type="float" office:value="192.422676137715" calcext:value-type="float">
            <text:p>192.4226761377</text:p>
          </table:table-cell>
          <table:table-cell table:formula="of:=SQRT(POWER([.J547]-[.C547]; 2)+POWER([.K547]-[.D547];2))" office:value-type="float" office:value="213.269140329772" calcext:value-type="float">
            <text:p>213.2691403298</text:p>
          </table:table-cell>
        </table:table-row>
        <table:table-row table:style-name="ro1">
          <table:table-cell office:value-type="float" office:value="163.372" calcext:value-type="float">
            <text:p>163.372</text:p>
          </table:table-cell>
          <table:table-cell office:value-type="float" office:value="296.756" calcext:value-type="float">
            <text:p>296.756</text:p>
          </table:table-cell>
          <table:table-cell office:value-type="float" office:value="136.833" calcext:value-type="float">
            <text:p>136.833</text:p>
          </table:table-cell>
          <table:table-cell office:value-type="float" office:value="210.378" calcext:value-type="float">
            <text:p>210.378</text:p>
          </table:table-cell>
          <table:table-cell office:value-type="float" office:value="4.11584" calcext:value-type="float">
            <text:p>4.11584</text:p>
          </table:table-cell>
          <table:table-cell office:value-type="float" office:value="134.289" calcext:value-type="float">
            <text:p>134.289</text:p>
          </table:table-cell>
          <table:table-cell office:value-type="float" office:value="211.862" calcext:value-type="float">
            <text:p>211.862</text:p>
          </table:table-cell>
          <table:table-cell office:value-type="float" office:value="0.397577" calcext:value-type="float">
            <text:p>0.39757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8]-[.A548]; 2)+POWER([.K548]-[.B548];2))" office:value-type="float" office:value="227.32121308844" calcext:value-type="float">
            <text:p>227.3212130884</text:p>
          </table:table-cell>
          <table:table-cell table:formula="of:=SQRT(POWER([.J548]-[.C548]; 2)+POWER([.K548]-[.D548];2))" office:value-type="float" office:value="249.181614034824" calcext:value-type="float">
            <text:p>249.1816140348</text:p>
          </table:table-cell>
        </table:table-row>
        <table:table-row table:style-name="ro1">
          <table:table-cell office:value-type="float" office:value="221.351" calcext:value-type="float">
            <text:p>221.351</text:p>
          </table:table-cell>
          <table:table-cell office:value-type="float" office:value="284.917" calcext:value-type="float">
            <text:p>284.917</text:p>
          </table:table-cell>
          <table:table-cell office:value-type="float" office:value="195.313" calcext:value-type="float">
            <text:p>195.313</text:p>
          </table:table-cell>
          <table:table-cell office:value-type="float" office:value="199.081" calcext:value-type="float">
            <text:p>199.081</text:p>
          </table:table-cell>
          <table:table-cell office:value-type="float" office:value="19.9569" calcext:value-type="float">
            <text:p>19.9569</text:p>
          </table:table-cell>
          <table:table-cell office:value-type="float" office:value="121.829" calcext:value-type="float">
            <text:p>121.829</text:p>
          </table:table-cell>
          <table:table-cell office:value-type="float" office:value="125.405" calcext:value-type="float">
            <text:p>125.405</text:p>
          </table:table-cell>
          <table:table-cell office:value-type="float" office:value="0.389491" calcext:value-type="float">
            <text:p>0.3894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49]-[.A549]; 2)+POWER([.K549]-[.B549];2))" office:value-type="float" office:value="168.215831864899" calcext:value-type="float">
            <text:p>168.2158318649</text:p>
          </table:table-cell>
          <table:table-cell table:formula="of:=SQRT(POWER([.J549]-[.C549]; 2)+POWER([.K549]-[.D549];2))" office:value-type="float" office:value="193.506652417947" calcext:value-type="float">
            <text:p>193.5066524179</text:p>
          </table:table-cell>
        </table:table-row>
        <table:table-row table:style-name="ro1">
          <table:table-cell office:value-type="float" office:value="200.793" calcext:value-type="float">
            <text:p>200.793</text:p>
          </table:table-cell>
          <table:table-cell office:value-type="float" office:value="295.795" calcext:value-type="float">
            <text:p>295.795</text:p>
          </table:table-cell>
          <table:table-cell office:value-type="float" office:value="174.516" calcext:value-type="float">
            <text:p>174.516</text:p>
          </table:table-cell>
          <table:table-cell office:value-type="float" office:value="209.529" calcext:value-type="float">
            <text:p>209.529</text:p>
          </table:table-cell>
          <table:table-cell office:value-type="float" office:value="12.9168" calcext:value-type="float">
            <text:p>12.9168</text:p>
          </table:table-cell>
          <table:table-cell office:value-type="float" office:value="135.154" calcext:value-type="float">
            <text:p>135.154</text:p>
          </table:table-cell>
          <table:table-cell office:value-type="float" office:value="156.057" calcext:value-type="float">
            <text:p>156.057</text:p>
          </table:table-cell>
          <table:table-cell office:value-type="float" office:value="0.373391" calcext:value-type="float">
            <text:p>0.3733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0]-[.A550]; 2)+POWER([.K550]-[.B550];2))" office:value-type="float" office:value="190.941632113062" calcext:value-type="float">
            <text:p>190.9416321131</text:p>
          </table:table-cell>
          <table:table-cell table:formula="of:=SQRT(POWER([.J550]-[.C550]; 2)+POWER([.K550]-[.D550];2))" office:value-type="float" office:value="211.985641251949" calcext:value-type="float">
            <text:p>211.9856412519</text:p>
          </table:table-cell>
        </table:table-row>
        <table:table-row table:style-name="ro1">
          <table:table-cell office:value-type="float" office:value="205.787" calcext:value-type="float">
            <text:p>205.787</text:p>
          </table:table-cell>
          <table:table-cell office:value-type="float" office:value="256.959" calcext:value-type="float">
            <text:p>256.959</text:p>
          </table:table-cell>
          <table:table-cell office:value-type="float" office:value="179.658" calcext:value-type="float">
            <text:p>179.658</text:p>
          </table:table-cell>
          <table:table-cell office:value-type="float" office:value="172.988" calcext:value-type="float">
            <text:p>172.988</text:p>
          </table:table-cell>
          <table:table-cell office:value-type="float" office:value="13.0592" calcext:value-type="float">
            <text:p>13.0592</text:p>
          </table:table-cell>
          <table:table-cell office:value-type="float" office:value="78.7053" calcext:value-type="float">
            <text:p>78.7053</text:p>
          </table:table-cell>
          <table:table-cell office:value-type="float" office:value="148.488" calcext:value-type="float">
            <text:p>148.488</text:p>
          </table:table-cell>
          <table:table-cell office:value-type="float" office:value="0.370981" calcext:value-type="float">
            <text:p>0.37098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1]-[.A551]; 2)+POWER([.K551]-[.B551];2))" office:value-type="float" office:value="178.839718882579" calcext:value-type="float">
            <text:p>178.8397188826</text:p>
          </table:table-cell>
          <table:table-cell table:formula="of:=SQRT(POWER([.J551]-[.C551]; 2)+POWER([.K551]-[.D551];2))" office:value-type="float" office:value="215.681035578003" calcext:value-type="float">
            <text:p>215.681035578</text:p>
          </table:table-cell>
        </table:table-row>
        <table:table-row table:style-name="ro1">
          <table:table-cell office:value-type="float" office:value="165.094" calcext:value-type="float">
            <text:p>165.094</text:p>
          </table:table-cell>
          <table:table-cell office:value-type="float" office:value="578.381" calcext:value-type="float">
            <text:p>578.381</text:p>
          </table:table-cell>
          <table:table-cell office:value-type="float" office:value="137.037" calcext:value-type="float">
            <text:p>137.037</text:p>
          </table:table-cell>
          <table:table-cell office:value-type="float" office:value="493.504" calcext:value-type="float">
            <text:p>493.504</text:p>
          </table:table-cell>
          <table:table-cell office:value-type="float" office:value="-149.899" calcext:value-type="float">
            <text:p>-149.899</text:p>
          </table:table-cell>
          <table:table-cell office:value-type="float" office:value="461.836" calcext:value-type="float">
            <text:p>461.836</text:p>
          </table:table-cell>
          <table:table-cell office:value-type="float" office:value="196.595" calcext:value-type="float">
            <text:p>196.595</text:p>
          </table:table-cell>
          <table:table-cell office:value-type="float" office:value="0.985642" calcext:value-type="float">
            <text:p>0.98564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2]-[.A552]; 2)+POWER([.K552]-[.B552];2))" office:value-type="float" office:value="401.337780425666" calcext:value-type="float">
            <text:p>401.3377804257</text:p>
          </table:table-cell>
          <table:table-cell table:formula="of:=SQRT(POWER([.J552]-[.C552]; 2)+POWER([.K552]-[.D552];2))" office:value-type="float" office:value="352.484021460548" calcext:value-type="float">
            <text:p>352.4840214605</text:p>
          </table:table-cell>
        </table:table-row>
        <table:table-row table:style-name="ro1">
          <table:table-cell office:value-type="float" office:value="167.196" calcext:value-type="float">
            <text:p>167.196</text:p>
          </table:table-cell>
          <table:table-cell office:value-type="float" office:value="621.12" calcext:value-type="float">
            <text:p>621.12</text:p>
          </table:table-cell>
          <table:table-cell office:value-type="float" office:value="139.076" calcext:value-type="float">
            <text:p>139.076</text:p>
          </table:table-cell>
          <table:table-cell office:value-type="float" office:value="534.011" calcext:value-type="float">
            <text:p>534.011</text:p>
          </table:table-cell>
          <table:table-cell office:value-type="float" office:value="-146.048" calcext:value-type="float">
            <text:p>-146.048</text:p>
          </table:table-cell>
          <table:table-cell office:value-type="float" office:value="516.232" calcext:value-type="float">
            <text:p>516.232</text:p>
          </table:table-cell>
          <table:table-cell office:value-type="float" office:value="192.783" calcext:value-type="float">
            <text:p>192.783</text:p>
          </table:table-cell>
          <table:table-cell office:value-type="float" office:value="0.978098" calcext:value-type="float">
            <text:p>0.97809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3]-[.A553]; 2)+POWER([.K553]-[.B553];2))" office:value-type="float" office:value="436.73326964636" calcext:value-type="float">
            <text:p>436.7332696464</text:p>
          </table:table-cell>
          <table:table-cell table:formula="of:=SQRT(POWER([.J553]-[.C553]; 2)+POWER([.K553]-[.D553];2))" office:value-type="float" office:value="381.127524454742" calcext:value-type="float">
            <text:p>381.1275244547</text:p>
          </table:table-cell>
        </table:table-row>
        <table:table-row table:style-name="ro1">
          <table:table-cell office:value-type="float" office:value="165.232" calcext:value-type="float">
            <text:p>165.232</text:p>
          </table:table-cell>
          <table:table-cell office:value-type="float" office:value="622.181" calcext:value-type="float">
            <text:p>622.181</text:p>
          </table:table-cell>
          <table:table-cell office:value-type="float" office:value="136.924" calcext:value-type="float">
            <text:p>136.924</text:p>
          </table:table-cell>
          <table:table-cell office:value-type="float" office:value="538.391" calcext:value-type="float">
            <text:p>538.391</text:p>
          </table:table-cell>
          <table:table-cell office:value-type="float" office:value="-176.481" calcext:value-type="float">
            <text:p>-176.481</text:p>
          </table:table-cell>
          <table:table-cell office:value-type="float" office:value="512.031" calcext:value-type="float">
            <text:p>512.031</text:p>
          </table:table-cell>
          <table:table-cell office:value-type="float" office:value="194.305" calcext:value-type="float">
            <text:p>194.305</text:p>
          </table:table-cell>
          <table:table-cell office:value-type="float" office:value="0.977145" calcext:value-type="float">
            <text:p>0.9771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4]-[.A554]; 2)+POWER([.K554]-[.B554];2))" office:value-type="float" office:value="438.630859134421" calcext:value-type="float">
            <text:p>438.6308591344</text:p>
          </table:table-cell>
          <table:table-cell table:formula="of:=SQRT(POWER([.J554]-[.C554]; 2)+POWER([.K554]-[.D554];2))" office:value-type="float" office:value="385.868079344483" calcext:value-type="float">
            <text:p>385.8680793445</text:p>
          </table:table-cell>
        </table:table-row>
        <table:table-row table:style-name="ro1">
          <table:table-cell office:value-type="float" office:value="165.218" calcext:value-type="float">
            <text:p>165.218</text:p>
          </table:table-cell>
          <table:table-cell office:value-type="float" office:value="626.493" calcext:value-type="float">
            <text:p>626.493</text:p>
          </table:table-cell>
          <table:table-cell office:value-type="float" office:value="136.842" calcext:value-type="float">
            <text:p>136.842</text:p>
          </table:table-cell>
          <table:table-cell office:value-type="float" office:value="543.774" calcext:value-type="float">
            <text:p>543.774</text:p>
          </table:table-cell>
          <table:table-cell office:value-type="float" office:value="-187.685" calcext:value-type="float">
            <text:p>-187.685</text:p>
          </table:table-cell>
          <table:table-cell office:value-type="float" office:value="515.472" calcext:value-type="float">
            <text:p>515.472</text:p>
          </table:table-cell>
          <table:table-cell office:value-type="float" office:value="193.74" calcext:value-type="float">
            <text:p>193.74</text:p>
          </table:table-cell>
          <table:table-cell office:value-type="float" office:value="0.97362" calcext:value-type="float">
            <text:p>0.9736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5]-[.A555]; 2)+POWER([.K555]-[.B555];2))" office:value-type="float" office:value="442.380413866844" calcext:value-type="float">
            <text:p>442.3804138668</text:p>
          </table:table-cell>
          <table:table-cell table:formula="of:=SQRT(POWER([.J555]-[.C555]; 2)+POWER([.K555]-[.D555];2))" office:value-type="float" office:value="390.070024534057" calcext:value-type="float">
            <text:p>390.0700245341</text:p>
          </table:table-cell>
        </table:table-row>
        <table:table-row table:style-name="ro1">
          <table:table-cell office:value-type="float" office:value="169.915" calcext:value-type="float">
            <text:p>169.915</text:p>
          </table:table-cell>
          <table:table-cell office:value-type="float" office:value="624.007" calcext:value-type="float">
            <text:p>624.007</text:p>
          </table:table-cell>
          <table:table-cell office:value-type="float" office:value="141.856" calcext:value-type="float">
            <text:p>141.856</text:p>
          </table:table-cell>
          <table:table-cell office:value-type="float" office:value="536.182" calcext:value-type="float">
            <text:p>536.182</text:p>
          </table:table-cell>
          <table:table-cell office:value-type="float" office:value="-139.923" calcext:value-type="float">
            <text:p>-139.923</text:p>
          </table:table-cell>
          <table:table-cell office:value-type="float" office:value="520.976" calcext:value-type="float">
            <text:p>520.976</text:p>
          </table:table-cell>
          <table:table-cell office:value-type="float" office:value="189.033" calcext:value-type="float">
            <text:p>189.033</text:p>
          </table:table-cell>
          <table:table-cell office:value-type="float" office:value="0.943578" calcext:value-type="float">
            <text:p>0.94357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6]-[.A556]; 2)+POWER([.K556]-[.B556];2))" office:value-type="float" office:value="437.906080425929" calcext:value-type="float">
            <text:p>437.9060804259</text:p>
          </table:table-cell>
          <table:table-cell table:formula="of:=SQRT(POWER([.J556]-[.C556]; 2)+POWER([.K556]-[.D556];2))" office:value-type="float" office:value="381.020689543232" calcext:value-type="float">
            <text:p>381.0206895432</text:p>
          </table:table-cell>
        </table:table-row>
        <table:table-row table:style-name="ro1">
          <table:table-cell office:value-type="float" office:value="169.032" calcext:value-type="float">
            <text:p>169.032</text:p>
          </table:table-cell>
          <table:table-cell office:value-type="float" office:value="619.479" calcext:value-type="float">
            <text:p>619.479</text:p>
          </table:table-cell>
          <table:table-cell office:value-type="float" office:value="140.749" calcext:value-type="float">
            <text:p>140.749</text:p>
          </table:table-cell>
          <table:table-cell office:value-type="float" office:value="537.08" calcext:value-type="float">
            <text:p>537.08</text:p>
          </table:table-cell>
          <table:table-cell office:value-type="float" office:value="-186.498" calcext:value-type="float">
            <text:p>-186.498</text:p>
          </table:table-cell>
          <table:table-cell office:value-type="float" office:value="506.968" calcext:value-type="float">
            <text:p>506.968</text:p>
          </table:table-cell>
          <table:table-cell office:value-type="float" office:value="188.195" calcext:value-type="float">
            <text:p>188.195</text:p>
          </table:table-cell>
          <table:table-cell office:value-type="float" office:value="0.936849" calcext:value-type="float">
            <text:p>0.9368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7]-[.A557]; 2)+POWER([.K557]-[.B557];2))" office:value-type="float" office:value="434.398016184467" calcext:value-type="float">
            <text:p>434.3980161845</text:p>
          </table:table-cell>
          <table:table-cell table:formula="of:=SQRT(POWER([.J557]-[.C557]; 2)+POWER([.K557]-[.D557];2))" office:value-type="float" office:value="382.417645253197" calcext:value-type="float">
            <text:p>382.4176452532</text:p>
          </table:table-cell>
        </table:table-row>
        <table:table-row table:style-name="ro1">
          <table:table-cell office:value-type="float" office:value="168.418" calcext:value-type="float">
            <text:p>168.418</text:p>
          </table:table-cell>
          <table:table-cell office:value-type="float" office:value="612.387" calcext:value-type="float">
            <text:p>612.387</text:p>
          </table:table-cell>
          <table:table-cell office:value-type="float" office:value="140.085" calcext:value-type="float">
            <text:p>140.085</text:p>
          </table:table-cell>
          <table:table-cell office:value-type="float" office:value="531.561" calcext:value-type="float">
            <text:p>531.561</text:p>
          </table:table-cell>
          <table:table-cell office:value-type="float" office:value="-198.622" calcext:value-type="float">
            <text:p>-198.622</text:p>
          </table:table-cell>
          <table:table-cell office:value-type="float" office:value="495.685" calcext:value-type="float">
            <text:p>495.685</text:p>
          </table:table-cell>
          <table:table-cell office:value-type="float" office:value="188.692" calcext:value-type="float">
            <text:p>188.692</text:p>
          </table:table-cell>
          <table:table-cell office:value-type="float" office:value="0.936112" calcext:value-type="float">
            <text:p>0.9361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8]-[.A558]; 2)+POWER([.K558]-[.B558];2))" office:value-type="float" office:value="428.558197323304" calcext:value-type="float">
            <text:p>428.5581973233</text:p>
          </table:table-cell>
          <table:table-cell table:formula="of:=SQRT(POWER([.J558]-[.C558]; 2)+POWER([.K558]-[.D558];2))" office:value-type="float" office:value="378.602826119933" calcext:value-type="float">
            <text:p>378.6028261199</text:p>
          </table:table-cell>
        </table:table-row>
        <table:table-row table:style-name="ro1">
          <table:table-cell office:value-type="float" office:value="169.138" calcext:value-type="float">
            <text:p>169.138</text:p>
          </table:table-cell>
          <table:table-cell office:value-type="float" office:value="625.233" calcext:value-type="float">
            <text:p>625.233</text:p>
          </table:table-cell>
          <table:table-cell office:value-type="float" office:value="141.011" calcext:value-type="float">
            <text:p>141.011</text:p>
          </table:table-cell>
          <table:table-cell office:value-type="float" office:value="538.591" calcext:value-type="float">
            <text:p>538.591</text:p>
          </table:table-cell>
          <table:table-cell office:value-type="float" office:value="-150.918" calcext:value-type="float">
            <text:p>-150.918</text:p>
          </table:table-cell>
          <table:table-cell office:value-type="float" office:value="520.513" calcext:value-type="float">
            <text:p>520.513</text:p>
          </table:table-cell>
          <table:table-cell office:value-type="float" office:value="189.622" calcext:value-type="float">
            <text:p>189.622</text:p>
          </table:table-cell>
          <table:table-cell office:value-type="float" office:value="0.93214" calcext:value-type="float">
            <text:p>0.932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59]-[.A559]; 2)+POWER([.K559]-[.B559];2))" office:value-type="float" office:value="439.355449872879" calcext:value-type="float">
            <text:p>439.3554498729</text:p>
          </table:table-cell>
          <table:table-cell table:formula="of:=SQRT(POWER([.J559]-[.C559]; 2)+POWER([.K559]-[.D559];2))" office:value-type="float" office:value="383.418668562187" calcext:value-type="float">
            <text:p>383.4186685622</text:p>
          </table:table-cell>
        </table:table-row>
        <table:table-row table:style-name="ro1">
          <table:table-cell office:value-type="float" office:value="168.376" calcext:value-type="float">
            <text:p>168.376</text:p>
          </table:table-cell>
          <table:table-cell office:value-type="float" office:value="611.103" calcext:value-type="float">
            <text:p>611.103</text:p>
          </table:table-cell>
          <table:table-cell office:value-type="float" office:value="140.262" calcext:value-type="float">
            <text:p>140.262</text:p>
          </table:table-cell>
          <table:table-cell office:value-type="float" office:value="525.353" calcext:value-type="float">
            <text:p>525.353</text:p>
          </table:table-cell>
          <table:table-cell office:value-type="float" office:value="-153.628" calcext:value-type="float">
            <text:p>-153.628</text:p>
          </table:table-cell>
          <table:table-cell office:value-type="float" office:value="502.454" calcext:value-type="float">
            <text:p>502.454</text:p>
          </table:table-cell>
          <table:table-cell office:value-type="float" office:value="190.886" calcext:value-type="float">
            <text:p>190.886</text:p>
          </table:table-cell>
          <table:table-cell office:value-type="float" office:value="0.92345" calcext:value-type="float">
            <text:p>0.923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0]-[.A560]; 2)+POWER([.K560]-[.B560];2))" office:value-type="float" office:value="427.470155665866" calcext:value-type="float">
            <text:p>427.4701556659</text:p>
          </table:table-cell>
          <table:table-cell table:formula="of:=SQRT(POWER([.J560]-[.C560]; 2)+POWER([.K560]-[.D560];2))" office:value-type="float" office:value="373.760799513539" calcext:value-type="float">
            <text:p>373.7607995135</text:p>
          </table:table-cell>
        </table:table-row>
        <table:table-row table:style-name="ro1">
          <table:table-cell office:value-type="float" office:value="170.131" calcext:value-type="float">
            <text:p>170.131</text:p>
          </table:table-cell>
          <table:table-cell office:value-type="float" office:value="604.584" calcext:value-type="float">
            <text:p>604.584</text:p>
          </table:table-cell>
          <table:table-cell office:value-type="float" office:value="142.011" calcext:value-type="float">
            <text:p>142.011</text:p>
          </table:table-cell>
          <table:table-cell office:value-type="float" office:value="520.396" calcext:value-type="float">
            <text:p>520.396</text:p>
          </table:table-cell>
          <table:table-cell office:value-type="float" office:value="-164.371" calcext:value-type="float">
            <text:p>-164.371</text:p>
          </table:table-cell>
          <table:table-cell office:value-type="float" office:value="492.293" calcext:value-type="float">
            <text:p>492.293</text:p>
          </table:table-cell>
          <table:table-cell office:value-type="float" office:value="187.885" calcext:value-type="float">
            <text:p>187.885</text:p>
          </table:table-cell>
          <table:table-cell office:value-type="float" office:value="0.916634" calcext:value-type="float">
            <text:p>0.91663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1]-[.A561]; 2)+POWER([.K561]-[.B561];2))" office:value-type="float" office:value="420.959744176329" calcext:value-type="float">
            <text:p>420.9597441763</text:p>
          </table:table-cell>
          <table:table-cell table:formula="of:=SQRT(POWER([.J561]-[.C561]; 2)+POWER([.K561]-[.D561];2))" office:value-type="float" office:value="368.867196883919" calcext:value-type="float">
            <text:p>368.8671968839</text:p>
          </table:table-cell>
        </table:table-row>
        <table:table-row table:style-name="ro1">
          <table:table-cell office:value-type="float" office:value="168.594" calcext:value-type="float">
            <text:p>168.594</text:p>
          </table:table-cell>
          <table:table-cell office:value-type="float" office:value="583.824" calcext:value-type="float">
            <text:p>583.824</text:p>
          </table:table-cell>
          <table:table-cell office:value-type="float" office:value="140.581" calcext:value-type="float">
            <text:p>140.581</text:p>
          </table:table-cell>
          <table:table-cell office:value-type="float" office:value="498.733" calcext:value-type="float">
            <text:p>498.733</text:p>
          </table:table-cell>
          <table:table-cell office:value-type="float" office:value="-148.786" calcext:value-type="float">
            <text:p>-148.786</text:p>
          </table:table-cell>
          <table:table-cell office:value-type="float" office:value="469.087" calcext:value-type="float">
            <text:p>469.087</text:p>
          </table:table-cell>
          <table:table-cell office:value-type="float" office:value="191.312" calcext:value-type="float">
            <text:p>191.312</text:p>
          </table:table-cell>
          <table:table-cell office:value-type="float" office:value="0.891761" calcext:value-type="float">
            <text:p>0.89176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2]-[.A562]; 2)+POWER([.K562]-[.B562];2))" office:value-type="float" office:value="404.033899335192" calcext:value-type="float">
            <text:p>404.0338993352</text:p>
          </table:table-cell>
          <table:table-cell table:formula="of:=SQRT(POWER([.J562]-[.C562]; 2)+POWER([.K562]-[.D562];2))" office:value-type="float" office:value="353.786154124211" calcext:value-type="float">
            <text:p>353.7861541242</text:p>
          </table:table-cell>
        </table:table-row>
        <table:table-row table:style-name="ro1">
          <table:table-cell office:value-type="float" office:value="160.69" calcext:value-type="float">
            <text:p>160.69</text:p>
          </table:table-cell>
          <table:table-cell office:value-type="float" office:value="562.199" calcext:value-type="float">
            <text:p>562.199</text:p>
          </table:table-cell>
          <table:table-cell office:value-type="float" office:value="132.658" calcext:value-type="float">
            <text:p>132.658</text:p>
          </table:table-cell>
          <table:table-cell office:value-type="float" office:value="476.96" calcext:value-type="float">
            <text:p>476.96</text:p>
          </table:table-cell>
          <table:table-cell office:value-type="float" office:value="-141.707" calcext:value-type="float">
            <text:p>-141.707</text:p>
          </table:table-cell>
          <table:table-cell office:value-type="float" office:value="442.85" calcext:value-type="float">
            <text:p>442.85</text:p>
          </table:table-cell>
          <table:table-cell office:value-type="float" office:value="203.867" calcext:value-type="float">
            <text:p>203.867</text:p>
          </table:table-cell>
          <table:table-cell office:value-type="float" office:value="0.885665" calcext:value-type="float">
            <text:p>0.88566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3]-[.A563]; 2)+POWER([.K563]-[.B563];2))" office:value-type="float" office:value="390.37770902166" calcext:value-type="float">
            <text:p>390.3777090217</text:p>
          </table:table-cell>
          <table:table-cell table:formula="of:=SQRT(POWER([.J563]-[.C563]; 2)+POWER([.K563]-[.D563];2))" office:value-type="float" office:value="344.06249804941" calcext:value-type="float">
            <text:p>344.0624980494</text:p>
          </table:table-cell>
        </table:table-row>
        <table:table-row table:style-name="ro1">
          <table:table-cell office:value-type="float" office:value="163.027" calcext:value-type="float">
            <text:p>163.027</text:p>
          </table:table-cell>
          <table:table-cell office:value-type="float" office:value="578.664" calcext:value-type="float">
            <text:p>578.664</text:p>
          </table:table-cell>
          <table:table-cell office:value-type="float" office:value="134.771" calcext:value-type="float">
            <text:p>134.771</text:p>
          </table:table-cell>
          <table:table-cell office:value-type="float" office:value="497.207" calcext:value-type="float">
            <text:p>497.207</text:p>
          </table:table-cell>
          <table:table-cell office:value-type="float" office:value="-182.447" calcext:value-type="float">
            <text:p>-182.447</text:p>
          </table:table-cell>
          <table:table-cell office:value-type="float" office:value="455.224" calcext:value-type="float">
            <text:p>455.224</text:p>
          </table:table-cell>
          <table:table-cell office:value-type="float" office:value="198.324" calcext:value-type="float">
            <text:p>198.324</text:p>
          </table:table-cell>
          <table:table-cell office:value-type="float" office:value="0.881429" calcext:value-type="float">
            <text:p>0.88142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4]-[.A564]; 2)+POWER([.K564]-[.B564];2))" office:value-type="float" office:value="402.705494902913" calcext:value-type="float">
            <text:p>402.7054949029</text:p>
          </table:table-cell>
          <table:table-cell table:formula="of:=SQRT(POWER([.J564]-[.C564]; 2)+POWER([.K564]-[.D564];2))" office:value-type="float" office:value="356.715162685861" calcext:value-type="float">
            <text:p>356.7151626859</text:p>
          </table:table-cell>
        </table:table-row>
        <table:table-row table:style-name="ro1">
          <table:table-cell office:value-type="float" office:value="172.748" calcext:value-type="float">
            <text:p>172.748</text:p>
          </table:table-cell>
          <table:table-cell office:value-type="float" office:value="608.959" calcext:value-type="float">
            <text:p>608.959</text:p>
          </table:table-cell>
          <table:table-cell office:value-type="float" office:value="144.768" calcext:value-type="float">
            <text:p>144.768</text:p>
          </table:table-cell>
          <table:table-cell office:value-type="float" office:value="522.02" calcext:value-type="float">
            <text:p>522.02</text:p>
          </table:table-cell>
          <table:table-cell office:value-type="float" office:value="-140.654" calcext:value-type="float">
            <text:p>-140.654</text:p>
          </table:table-cell>
          <table:table-cell office:value-type="float" office:value="502.373" calcext:value-type="float">
            <text:p>502.373</text:p>
          </table:table-cell>
          <table:table-cell office:value-type="float" office:value="185.099" calcext:value-type="float">
            <text:p>185.099</text:p>
          </table:table-cell>
          <table:table-cell office:value-type="float" office:value="0.878306" calcext:value-type="float">
            <text:p>0.8783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5]-[.A565]; 2)+POWER([.K565]-[.B565];2))" office:value-type="float" office:value="423.42214772612" calcext:value-type="float">
            <text:p>423.4221477261</text:p>
          </table:table-cell>
          <table:table-cell table:formula="of:=SQRT(POWER([.J565]-[.C565]; 2)+POWER([.K565]-[.D565];2))" office:value-type="float" office:value="368.297638091802" calcext:value-type="float">
            <text:p>368.2976380918</text:p>
          </table:table-cell>
        </table:table-row>
        <table:table-row table:style-name="ro1">
          <table:table-cell office:value-type="float" office:value="168.15" calcext:value-type="float">
            <text:p>168.15</text:p>
          </table:table-cell>
          <table:table-cell office:value-type="float" office:value="580.679" calcext:value-type="float">
            <text:p>580.679</text:p>
          </table:table-cell>
          <table:table-cell office:value-type="float" office:value="140.116" calcext:value-type="float">
            <text:p>140.116</text:p>
          </table:table-cell>
          <table:table-cell office:value-type="float" office:value="496.223" calcext:value-type="float">
            <text:p>496.223</text:p>
          </table:table-cell>
          <table:table-cell office:value-type="float" office:value="-153.469" calcext:value-type="float">
            <text:p>-153.469</text:p>
          </table:table-cell>
          <table:table-cell office:value-type="float" office:value="464.093" calcext:value-type="float">
            <text:p>464.093</text:p>
          </table:table-cell>
          <table:table-cell office:value-type="float" office:value="191.819" calcext:value-type="float">
            <text:p>191.819</text:p>
          </table:table-cell>
          <table:table-cell office:value-type="float" office:value="0.875417" calcext:value-type="float">
            <text:p>0.8754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6]-[.A566]; 2)+POWER([.K566]-[.B566];2))" office:value-type="float" office:value="401.6150987463" calcext:value-type="float">
            <text:p>401.6150987463</text:p>
          </table:table-cell>
          <table:table-cell table:formula="of:=SQRT(POWER([.J566]-[.C566]; 2)+POWER([.K566]-[.D566];2))" office:value-type="float" office:value="352.290702666136" calcext:value-type="float">
            <text:p>352.2907026661</text:p>
          </table:table-cell>
        </table:table-row>
        <table:table-row table:style-name="ro1">
          <table:table-cell office:value-type="float" office:value="168.421" calcext:value-type="float">
            <text:p>168.421</text:p>
          </table:table-cell>
          <table:table-cell office:value-type="float" office:value="588.508" calcext:value-type="float">
            <text:p>588.508</text:p>
          </table:table-cell>
          <table:table-cell office:value-type="float" office:value="140.393" calcext:value-type="float">
            <text:p>140.393</text:p>
          </table:table-cell>
          <table:table-cell office:value-type="float" office:value="503.198" calcext:value-type="float">
            <text:p>503.198</text:p>
          </table:table-cell>
          <table:table-cell office:value-type="float" office:value="-148.741" calcext:value-type="float">
            <text:p>-148.741</text:p>
          </table:table-cell>
          <table:table-cell office:value-type="float" office:value="475.023" calcext:value-type="float">
            <text:p>475.023</text:p>
          </table:table-cell>
          <table:table-cell office:value-type="float" office:value="191.481" calcext:value-type="float">
            <text:p>191.481</text:p>
          </table:table-cell>
          <table:table-cell office:value-type="float" office:value="0.856587" calcext:value-type="float">
            <text:p>0.8565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7]-[.A567]; 2)+POWER([.K567]-[.B567];2))" office:value-type="float" office:value="408.095698709261" calcext:value-type="float">
            <text:p>408.0956987093</text:p>
          </table:table-cell>
          <table:table-cell table:formula="of:=SQRT(POWER([.J567]-[.C567]; 2)+POWER([.K567]-[.D567];2))" office:value-type="float" office:value="357.16769962162" calcext:value-type="float">
            <text:p>357.1676996216</text:p>
          </table:table-cell>
        </table:table-row>
        <table:table-row table:style-name="ro1">
          <table:table-cell office:value-type="float" office:value="172.753" calcext:value-type="float">
            <text:p>172.753</text:p>
          </table:table-cell>
          <table:table-cell office:value-type="float" office:value="616.415" calcext:value-type="float">
            <text:p>616.415</text:p>
          </table:table-cell>
          <table:table-cell office:value-type="float" office:value="144.584" calcext:value-type="float">
            <text:p>144.584</text:p>
          </table:table-cell>
          <table:table-cell office:value-type="float" office:value="533.346" calcext:value-type="float">
            <text:p>533.346</text:p>
          </table:table-cell>
          <table:table-cell office:value-type="float" office:value="-177.825" calcext:value-type="float">
            <text:p>-177.825</text:p>
          </table:table-cell>
          <table:table-cell office:value-type="float" office:value="504.806" calcext:value-type="float">
            <text:p>504.806</text:p>
          </table:table-cell>
          <table:table-cell office:value-type="float" office:value="183.077" calcext:value-type="float">
            <text:p>183.077</text:p>
          </table:table-cell>
          <table:table-cell office:value-type="float" office:value="0.845337" calcext:value-type="float">
            <text:p>0.8453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8]-[.A568]; 2)+POWER([.K568]-[.B568];2))" office:value-type="float" office:value="429.897531086188" calcext:value-type="float">
            <text:p>429.8975310862</text:p>
          </table:table-cell>
          <table:table-cell table:formula="of:=SQRT(POWER([.J568]-[.C568]; 2)+POWER([.K568]-[.D568];2))" office:value-type="float" office:value="377.097484441358" calcext:value-type="float">
            <text:p>377.0974844414</text:p>
          </table:table-cell>
        </table:table-row>
        <table:table-row table:style-name="ro1">
          <table:table-cell office:value-type="float" office:value="165.309" calcext:value-type="float">
            <text:p>165.309</text:p>
          </table:table-cell>
          <table:table-cell office:value-type="float" office:value="625.231" calcext:value-type="float">
            <text:p>625.231</text:p>
          </table:table-cell>
          <table:table-cell office:value-type="float" office:value="137.218" calcext:value-type="float">
            <text:p>137.218</text:p>
          </table:table-cell>
          <table:table-cell office:value-type="float" office:value="536.355" calcext:value-type="float">
            <text:p>536.355</text:p>
          </table:table-cell>
          <table:table-cell office:value-type="float" office:value="-133.192" calcext:value-type="float">
            <text:p>-133.192</text:p>
          </table:table-cell>
          <table:table-cell office:value-type="float" office:value="523.491" calcext:value-type="float">
            <text:p>523.491</text:p>
          </table:table-cell>
          <table:table-cell office:value-type="float" office:value="196.037" calcext:value-type="float">
            <text:p>196.037</text:p>
          </table:table-cell>
          <table:table-cell office:value-type="float" office:value="0.813632" calcext:value-type="float">
            <text:p>0.8136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69]-[.A569]; 2)+POWER([.K569]-[.B569];2))" office:value-type="float" office:value="441.238884100212" calcext:value-type="float">
            <text:p>441.2388841002</text:p>
          </table:table-cell>
          <table:table-cell table:formula="of:=SQRT(POWER([.J569]-[.C569]; 2)+POWER([.K569]-[.D569];2))" office:value-type="float" office:value="384.117458011218" calcext:value-type="float">
            <text:p>384.1174580112</text:p>
          </table:table-cell>
        </table:table-row>
        <table:table-row table:style-name="ro1">
          <table:table-cell office:value-type="float" office:value="166.12" calcext:value-type="float">
            <text:p>166.12</text:p>
          </table:table-cell>
          <table:table-cell office:value-type="float" office:value="626.002" calcext:value-type="float">
            <text:p>626.002</text:p>
          </table:table-cell>
          <table:table-cell office:value-type="float" office:value="137.787" calcext:value-type="float">
            <text:p>137.787</text:p>
          </table:table-cell>
          <table:table-cell office:value-type="float" office:value="542.742" calcext:value-type="float">
            <text:p>542.742</text:p>
          </table:table-cell>
          <table:table-cell office:value-type="float" office:value="-182.273" calcext:value-type="float">
            <text:p>-182.273</text:p>
          </table:table-cell>
          <table:table-cell office:value-type="float" office:value="515.839" calcext:value-type="float">
            <text:p>515.839</text:p>
          </table:table-cell>
          <table:table-cell office:value-type="float" office:value="192.639" calcext:value-type="float">
            <text:p>192.639</text:p>
          </table:table-cell>
          <table:table-cell office:value-type="float" office:value="0.81274" calcext:value-type="float">
            <text:p>0.812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0]-[.A570]; 2)+POWER([.K570]-[.B570];2))" office:value-type="float" office:value="441.50790525652" calcext:value-type="float">
            <text:p>441.5079052565</text:p>
          </table:table-cell>
          <table:table-cell table:formula="of:=SQRT(POWER([.J570]-[.C570]; 2)+POWER([.K570]-[.D570];2))" office:value-type="float" office:value="388.672859784421" calcext:value-type="float">
            <text:p>388.6728597844</text:p>
          </table:table-cell>
        </table:table-row>
        <table:table-row table:style-name="ro1">
          <table:table-cell office:value-type="float" office:value="165.117" calcext:value-type="float">
            <text:p>165.117</text:p>
          </table:table-cell>
          <table:table-cell office:value-type="float" office:value="578.829" calcext:value-type="float">
            <text:p>578.829</text:p>
          </table:table-cell>
          <table:table-cell office:value-type="float" office:value="137.032" calcext:value-type="float">
            <text:p>137.032</text:p>
          </table:table-cell>
          <table:table-cell office:value-type="float" office:value="494.533" calcext:value-type="float">
            <text:p>494.533</text:p>
          </table:table-cell>
          <table:table-cell office:value-type="float" office:value="-155.369" calcext:value-type="float">
            <text:p>-155.369</text:p>
          </table:table-cell>
          <table:table-cell office:value-type="float" office:value="461.246" calcext:value-type="float">
            <text:p>461.246</text:p>
          </table:table-cell>
          <table:table-cell office:value-type="float" office:value="196.313" calcext:value-type="float">
            <text:p>196.313</text:p>
          </table:table-cell>
          <table:table-cell office:value-type="float" office:value="0.801238" calcext:value-type="float">
            <text:p>0.8012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1]-[.A571]; 2)+POWER([.K571]-[.B571];2))" office:value-type="float" office:value="401.700812707667" calcext:value-type="float">
            <text:p>401.7008127077</text:p>
          </table:table-cell>
          <table:table-cell table:formula="of:=SQRT(POWER([.J571]-[.C571]; 2)+POWER([.K571]-[.D571];2))" office:value-type="float" office:value="353.222464054879" calcext:value-type="float">
            <text:p>353.2224640549</text:p>
          </table:table-cell>
        </table:table-row>
        <table:table-row table:style-name="ro1">
          <table:table-cell office:value-type="float" office:value="163.786" calcext:value-type="float">
            <text:p>163.786</text:p>
          </table:table-cell>
          <table:table-cell office:value-type="float" office:value="621.906" calcext:value-type="float">
            <text:p>621.906</text:p>
          </table:table-cell>
          <table:table-cell office:value-type="float" office:value="135.7" calcext:value-type="float">
            <text:p>135.7</text:p>
          </table:table-cell>
          <table:table-cell office:value-type="float" office:value="532.76" calcext:value-type="float">
            <text:p>532.76</text:p>
          </table:table-cell>
          <table:table-cell office:value-type="float" office:value="-130.169" calcext:value-type="float">
            <text:p>-130.169</text:p>
          </table:table-cell>
          <table:table-cell office:value-type="float" office:value="519.915" calcext:value-type="float">
            <text:p>519.915</text:p>
          </table:table-cell>
          <table:table-cell office:value-type="float" office:value="198.45" calcext:value-type="float">
            <text:p>198.45</text:p>
          </table:table-cell>
          <table:table-cell office:value-type="float" office:value="0.760984" calcext:value-type="float">
            <text:p>0.7609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2]-[.A572]; 2)+POWER([.K572]-[.B572];2))" office:value-type="float" office:value="439.115901137729" calcext:value-type="float">
            <text:p>439.1159011377</text:p>
          </table:table-cell>
          <table:table-cell table:formula="of:=SQRT(POWER([.J572]-[.C572]; 2)+POWER([.K572]-[.D572];2))" office:value-type="float" office:value="382.353589756916" calcext:value-type="float">
            <text:p>382.3535897569</text:p>
          </table:table-cell>
        </table:table-row>
        <table:table-row table:style-name="ro1">
          <table:table-cell office:value-type="float" office:value="164.837" calcext:value-type="float">
            <text:p>164.837</text:p>
          </table:table-cell>
          <table:table-cell office:value-type="float" office:value="611.343" calcext:value-type="float">
            <text:p>611.343</text:p>
          </table:table-cell>
          <table:table-cell office:value-type="float" office:value="136.669" calcext:value-type="float">
            <text:p>136.669</text:p>
          </table:table-cell>
          <table:table-cell office:value-type="float" office:value="525.446" calcext:value-type="float">
            <text:p>525.446</text:p>
          </table:table-cell>
          <table:table-cell office:value-type="float" office:value="-153.804" calcext:value-type="float">
            <text:p>-153.804</text:p>
          </table:table-cell>
          <table:table-cell office:value-type="float" office:value="502.597" calcext:value-type="float">
            <text:p>502.597</text:p>
          </table:table-cell>
          <table:table-cell office:value-type="float" office:value="196.111" calcext:value-type="float">
            <text:p>196.111</text:p>
          </table:table-cell>
          <table:table-cell office:value-type="float" office:value="0.759689" calcext:value-type="float">
            <text:p>0.7596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3]-[.A573]; 2)+POWER([.K573]-[.B573];2))" office:value-type="float" office:value="429.472551181097" calcext:value-type="float">
            <text:p>429.4725511811</text:p>
          </table:table-cell>
          <table:table-cell table:formula="of:=SQRT(POWER([.J573]-[.C573]; 2)+POWER([.K573]-[.D573];2))" office:value-type="float" office:value="376.183809429646" calcext:value-type="float">
            <text:p>376.1838094296</text:p>
          </table:table-cell>
        </table:table-row>
        <table:table-row table:style-name="ro1">
          <table:table-cell office:value-type="float" office:value="163.384" calcext:value-type="float">
            <text:p>163.384</text:p>
          </table:table-cell>
          <table:table-cell office:value-type="float" office:value="559.921" calcext:value-type="float">
            <text:p>559.921</text:p>
          </table:table-cell>
          <table:table-cell office:value-type="float" office:value="135.184" calcext:value-type="float">
            <text:p>135.184</text:p>
          </table:table-cell>
          <table:table-cell office:value-type="float" office:value="479.277" calcext:value-type="float">
            <text:p>479.277</text:p>
          </table:table-cell>
          <table:table-cell office:value-type="float" office:value="-182.823" calcext:value-type="float">
            <text:p>-182.823</text:p>
          </table:table-cell>
          <table:table-cell office:value-type="float" office:value="430.643" calcext:value-type="float">
            <text:p>430.643</text:p>
          </table:table-cell>
          <table:table-cell office:value-type="float" office:value="198.19" calcext:value-type="float">
            <text:p>198.19</text:p>
          </table:table-cell>
          <table:table-cell office:value-type="float" office:value="0.749746" calcext:value-type="float">
            <text:p>0.7497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4]-[.A574]; 2)+POWER([.K574]-[.B574];2))" office:value-type="float" office:value="386.969225775126" calcext:value-type="float">
            <text:p>386.9692257751</text:p>
          </table:table-cell>
          <table:table-cell table:formula="of:=SQRT(POWER([.J574]-[.C574]; 2)+POWER([.K574]-[.D574];2))" office:value-type="float" office:value="343.816486784738" calcext:value-type="float">
            <text:p>343.8164867847</text:p>
          </table:table-cell>
        </table:table-row>
        <table:table-row table:style-name="ro1">
          <table:table-cell office:value-type="float" office:value="162.783" calcext:value-type="float">
            <text:p>162.783</text:p>
          </table:table-cell>
          <table:table-cell office:value-type="float" office:value="556.941" calcext:value-type="float">
            <text:p>556.941</text:p>
          </table:table-cell>
          <table:table-cell office:value-type="float" office:value="134.596" calcext:value-type="float">
            <text:p>134.596</text:p>
          </table:table-cell>
          <table:table-cell office:value-type="float" office:value="476.072" calcext:value-type="float">
            <text:p>476.072</text:p>
          </table:table-cell>
          <table:table-cell office:value-type="float" office:value="-179.745" calcext:value-type="float">
            <text:p>-179.745</text:p>
          </table:table-cell>
          <table:table-cell office:value-type="float" office:value="427.409" calcext:value-type="float">
            <text:p>427.409</text:p>
          </table:table-cell>
          <table:table-cell office:value-type="float" office:value="199.307" calcext:value-type="float">
            <text:p>199.307</text:p>
          </table:table-cell>
          <table:table-cell office:value-type="float" office:value="0.740995" calcext:value-type="float">
            <text:p>0.74099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5]-[.A575]; 2)+POWER([.K575]-[.B575];2))" office:value-type="float" office:value="384.869841076175" calcext:value-type="float">
            <text:p>384.8698410762</text:p>
          </table:table-cell>
          <table:table-cell table:formula="of:=SQRT(POWER([.J575]-[.C575]; 2)+POWER([.K575]-[.D575];2))" office:value-type="float" office:value="342.041015669174" calcext:value-type="float">
            <text:p>342.0410156692</text:p>
          </table:table-cell>
        </table:table-row>
        <table:table-row table:style-name="ro1">
          <table:table-cell office:value-type="float" office:value="173.098" calcext:value-type="float">
            <text:p>173.098</text:p>
          </table:table-cell>
          <table:table-cell office:value-type="float" office:value="617.613" calcext:value-type="float">
            <text:p>617.613</text:p>
          </table:table-cell>
          <table:table-cell office:value-type="float" office:value="144.907" calcext:value-type="float">
            <text:p>144.907</text:p>
          </table:table-cell>
          <table:table-cell office:value-type="float" office:value="535.134" calcext:value-type="float">
            <text:p>535.134</text:p>
          </table:table-cell>
          <table:table-cell office:value-type="float" office:value="-183.455" calcext:value-type="float">
            <text:p>-183.455</text:p>
          </table:table-cell>
          <table:table-cell office:value-type="float" office:value="505.307" calcext:value-type="float">
            <text:p>505.307</text:p>
          </table:table-cell>
          <table:table-cell office:value-type="float" office:value="182.25" calcext:value-type="float">
            <text:p>182.25</text:p>
          </table:table-cell>
          <table:table-cell office:value-type="float" office:value="0.718763" calcext:value-type="float">
            <text:p>0.71876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6]-[.A576]; 2)+POWER([.K576]-[.B576];2))" office:value-type="float" office:value="430.772305717301" calcext:value-type="float">
            <text:p>430.7723057173</text:p>
          </table:table-cell>
          <table:table-cell table:formula="of:=SQRT(POWER([.J576]-[.C576]; 2)+POWER([.K576]-[.D576];2))" office:value-type="float" office:value="378.276360092724" calcext:value-type="float">
            <text:p>378.2763600927</text:p>
          </table:table-cell>
        </table:table-row>
        <table:table-row table:style-name="ro1">
          <table:table-cell office:value-type="float" office:value="168.242" calcext:value-type="float">
            <text:p>168.242</text:p>
          </table:table-cell>
          <table:table-cell office:value-type="float" office:value="614.999" calcext:value-type="float">
            <text:p>614.999</text:p>
          </table:table-cell>
          <table:table-cell office:value-type="float" office:value="139.995" calcext:value-type="float">
            <text:p>139.995</text:p>
          </table:table-cell>
          <table:table-cell office:value-type="float" office:value="531.843" calcext:value-type="float">
            <text:p>531.843</text:p>
          </table:table-cell>
          <table:table-cell office:value-type="float" office:value="-178.33" calcext:value-type="float">
            <text:p>-178.33</text:p>
          </table:table-cell>
          <table:table-cell office:value-type="float" office:value="502.76" calcext:value-type="float">
            <text:p>502.76</text:p>
          </table:table-cell>
          <table:table-cell office:value-type="float" office:value="189.856" calcext:value-type="float">
            <text:p>189.856</text:p>
          </table:table-cell>
          <table:table-cell office:value-type="float" office:value="0.716988" calcext:value-type="float">
            <text:p>0.7169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7]-[.A577]; 2)+POWER([.K577]-[.B577];2))" office:value-type="float" office:value="430.90575369215" calcext:value-type="float">
            <text:p>430.9057536922</text:p>
          </table:table-cell>
          <table:table-cell table:formula="of:=SQRT(POWER([.J577]-[.C577]; 2)+POWER([.K577]-[.D577];2))" office:value-type="float" office:value="378.876503195962" calcext:value-type="float">
            <text:p>378.876503196</text:p>
          </table:table-cell>
        </table:table-row>
        <table:table-row table:style-name="ro1">
          <table:table-cell office:value-type="float" office:value="164.256" calcext:value-type="float">
            <text:p>164.256</text:p>
          </table:table-cell>
          <table:table-cell office:value-type="float" office:value="632.358" calcext:value-type="float">
            <text:p>632.358</text:p>
          </table:table-cell>
          <table:table-cell office:value-type="float" office:value="136.167" calcext:value-type="float">
            <text:p>136.167</text:p>
          </table:table-cell>
          <table:table-cell office:value-type="float" office:value="542.343" calcext:value-type="float">
            <text:p>542.343</text:p>
          </table:table-cell>
          <table:table-cell office:value-type="float" office:value="-126.77" calcext:value-type="float">
            <text:p>-126.77</text:p>
          </table:table-cell>
          <table:table-cell office:value-type="float" office:value="533.22" calcext:value-type="float">
            <text:p>533.22</text:p>
          </table:table-cell>
          <table:table-cell office:value-type="float" office:value="197.697" calcext:value-type="float">
            <text:p>197.697</text:p>
          </table:table-cell>
          <table:table-cell office:value-type="float" office:value="0.715108" calcext:value-type="float">
            <text:p>0.7151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8]-[.A578]; 2)+POWER([.K578]-[.B578];2))" office:value-type="float" office:value="447.958473186969" calcext:value-type="float">
            <text:p>447.958473187</text:p>
          </table:table-cell>
          <table:table-cell table:formula="of:=SQRT(POWER([.J578]-[.C578]; 2)+POWER([.K578]-[.D578];2))" office:value-type="float" office:value="389.393263344398" calcext:value-type="float">
            <text:p>389.3932633444</text:p>
          </table:table-cell>
        </table:table-row>
        <table:table-row table:style-name="ro1">
          <table:table-cell office:value-type="float" office:value="167.625" calcext:value-type="float">
            <text:p>167.625</text:p>
          </table:table-cell>
          <table:table-cell office:value-type="float" office:value="615.047" calcext:value-type="float">
            <text:p>615.047</text:p>
          </table:table-cell>
          <table:table-cell office:value-type="float" office:value="139.518" calcext:value-type="float">
            <text:p>139.518</text:p>
          </table:table-cell>
          <table:table-cell office:value-type="float" office:value="528.412" calcext:value-type="float">
            <text:p>528.412</text:p>
          </table:table-cell>
          <table:table-cell office:value-type="float" office:value="-147.661" calcext:value-type="float">
            <text:p>-147.661</text:p>
          </table:table-cell>
          <table:table-cell office:value-type="float" office:value="508.442" calcext:value-type="float">
            <text:p>508.442</text:p>
          </table:table-cell>
          <table:table-cell office:value-type="float" office:value="192.197" calcext:value-type="float">
            <text:p>192.197</text:p>
          </table:table-cell>
          <table:table-cell office:value-type="float" office:value="0.713906" calcext:value-type="float">
            <text:p>0.7139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79]-[.A579]; 2)+POWER([.K579]-[.B579];2))" office:value-type="float" office:value="431.256541786904" calcext:value-type="float">
            <text:p>431.2565417869</text:p>
          </table:table-cell>
          <table:table-cell table:formula="of:=SQRT(POWER([.J579]-[.C579]; 2)+POWER([.K579]-[.D579];2))" office:value-type="float" office:value="376.567765572148" calcext:value-type="float">
            <text:p>376.5677655721</text:p>
          </table:table-cell>
        </table:table-row>
        <table:table-row table:style-name="ro1">
          <table:table-cell office:value-type="float" office:value="166.074" calcext:value-type="float">
            <text:p>166.074</text:p>
          </table:table-cell>
          <table:table-cell office:value-type="float" office:value="557.907" calcext:value-type="float">
            <text:p>557.907</text:p>
          </table:table-cell>
          <table:table-cell office:value-type="float" office:value="137.926" calcext:value-type="float">
            <text:p>137.926</text:p>
          </table:table-cell>
          <table:table-cell office:value-type="float" office:value="477.428" calcext:value-type="float">
            <text:p>477.428</text:p>
          </table:table-cell>
          <table:table-cell office:value-type="float" office:value="-182.596" calcext:value-type="float">
            <text:p>-182.596</text:p>
          </table:table-cell>
          <table:table-cell office:value-type="float" office:value="428.103" calcext:value-type="float">
            <text:p>428.103</text:p>
          </table:table-cell>
          <table:table-cell office:value-type="float" office:value="194.12" calcext:value-type="float">
            <text:p>194.12</text:p>
          </table:table-cell>
          <table:table-cell office:value-type="float" office:value="0.711556" calcext:value-type="float">
            <text:p>0.7115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0]-[.A580]; 2)+POWER([.K580]-[.B580];2))" office:value-type="float" office:value="383.78245677076" calcext:value-type="float">
            <text:p>383.7824567708</text:p>
          </table:table-cell>
          <table:table-cell table:formula="of:=SQRT(POWER([.J580]-[.C580]; 2)+POWER([.K580]-[.D580];2))" office:value-type="float" office:value="340.556539593648" calcext:value-type="float">
            <text:p>340.5565395936</text:p>
          </table:table-cell>
        </table:table-row>
        <table:table-row table:style-name="ro1">
          <table:table-cell office:value-type="float" office:value="163.402" calcext:value-type="float">
            <text:p>163.402</text:p>
          </table:table-cell>
          <table:table-cell office:value-type="float" office:value="625.076" calcext:value-type="float">
            <text:p>625.076</text:p>
          </table:table-cell>
          <table:table-cell office:value-type="float" office:value="135.244" calcext:value-type="float">
            <text:p>135.244</text:p>
          </table:table-cell>
          <table:table-cell office:value-type="float" office:value="537.037" calcext:value-type="float">
            <text:p>537.037</text:p>
          </table:table-cell>
          <table:table-cell office:value-type="float" office:value="-141.039" calcext:value-type="float">
            <text:p>-141.039</text:p>
          </table:table-cell>
          <table:table-cell office:value-type="float" office:value="521.846" calcext:value-type="float">
            <text:p>521.846</text:p>
          </table:table-cell>
          <table:table-cell office:value-type="float" office:value="198.478" calcext:value-type="float">
            <text:p>198.478</text:p>
          </table:table-cell>
          <table:table-cell office:value-type="float" office:value="0.709958" calcext:value-type="float">
            <text:p>0.70995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1]-[.A581]; 2)+POWER([.K581]-[.B581];2))" office:value-type="float" office:value="442.052824196385" calcext:value-type="float">
            <text:p>442.0528241964</text:p>
          </table:table-cell>
          <table:table-cell table:formula="of:=SQRT(POWER([.J581]-[.C581]; 2)+POWER([.K581]-[.D581];2))" office:value-type="float" office:value="385.909806697109" calcext:value-type="float">
            <text:p>385.9098066971</text:p>
          </table:table-cell>
        </table:table-row>
        <table:table-row table:style-name="ro1">
          <table:table-cell office:value-type="float" office:value="168.455" calcext:value-type="float">
            <text:p>168.455</text:p>
          </table:table-cell>
          <table:table-cell office:value-type="float" office:value="624.231" calcext:value-type="float">
            <text:p>624.231</text:p>
          </table:table-cell>
          <table:table-cell office:value-type="float" office:value="140.397" calcext:value-type="float">
            <text:p>140.397</text:p>
          </table:table-cell>
          <table:table-cell office:value-type="float" office:value="535.817" calcext:value-type="float">
            <text:p>535.817</text:p>
          </table:table-cell>
          <table:table-cell office:value-type="float" office:value="-135.52" calcext:value-type="float">
            <text:p>-135.52</text:p>
          </table:table-cell>
          <table:table-cell office:value-type="float" office:value="521.976" calcext:value-type="float">
            <text:p>521.976</text:p>
          </table:table-cell>
          <table:table-cell office:value-type="float" office:value="191.37" calcext:value-type="float">
            <text:p>191.37</text:p>
          </table:table-cell>
          <table:table-cell office:value-type="float" office:value="0.703488" calcext:value-type="float">
            <text:p>0.7034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2]-[.A582]; 2)+POWER([.K582]-[.B582];2))" office:value-type="float" office:value="438.816800482844" calcext:value-type="float">
            <text:p>438.8168004828</text:p>
          </table:table-cell>
          <table:table-cell table:formula="of:=SQRT(POWER([.J582]-[.C582]; 2)+POWER([.K582]-[.D582];2))" office:value-type="float" office:value="381.668509439802" calcext:value-type="float">
            <text:p>381.6685094398</text:p>
          </table:table-cell>
        </table:table-row>
        <table:table-row table:style-name="ro1">
          <table:table-cell office:value-type="float" office:value="164.84" calcext:value-type="float">
            <text:p>164.84</text:p>
          </table:table-cell>
          <table:table-cell office:value-type="float" office:value="616.274" calcext:value-type="float">
            <text:p>616.274</text:p>
          </table:table-cell>
          <table:table-cell office:value-type="float" office:value="136.718" calcext:value-type="float">
            <text:p>136.718</text:p>
          </table:table-cell>
          <table:table-cell office:value-type="float" office:value="528.852" calcext:value-type="float">
            <text:p>528.852</text:p>
          </table:table-cell>
          <table:table-cell office:value-type="float" office:value="-142.374" calcext:value-type="float">
            <text:p>-142.374</text:p>
          </table:table-cell>
          <table:table-cell office:value-type="float" office:value="510.831" calcext:value-type="float">
            <text:p>510.831</text:p>
          </table:table-cell>
          <table:table-cell office:value-type="float" office:value="196.502" calcext:value-type="float">
            <text:p>196.502</text:p>
          </table:table-cell>
          <table:table-cell office:value-type="float" office:value="0.703074" calcext:value-type="float">
            <text:p>0.7030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3]-[.A583]; 2)+POWER([.K583]-[.B583];2))" office:value-type="float" office:value="433.718955864279" calcext:value-type="float">
            <text:p>433.7189558643</text:p>
          </table:table-cell>
          <table:table-cell table:formula="of:=SQRT(POWER([.J583]-[.C583]; 2)+POWER([.K583]-[.D583];2))" office:value-type="float" office:value="378.724777943033" calcext:value-type="float">
            <text:p>378.724777943</text:p>
          </table:table-cell>
        </table:table-row>
        <table:table-row table:style-name="ro1">
          <table:table-cell office:value-type="float" office:value="168.704" calcext:value-type="float">
            <text:p>168.704</text:p>
          </table:table-cell>
          <table:table-cell office:value-type="float" office:value="613.319" calcext:value-type="float">
            <text:p>613.319</text:p>
          </table:table-cell>
          <table:table-cell office:value-type="float" office:value="140.564" calcext:value-type="float">
            <text:p>140.564</text:p>
          </table:table-cell>
          <table:table-cell office:value-type="float" office:value="528.05" calcext:value-type="float">
            <text:p>528.05</text:p>
          </table:table-cell>
          <table:table-cell office:value-type="float" office:value="-158.604" calcext:value-type="float">
            <text:p>-158.604</text:p>
          </table:table-cell>
          <table:table-cell office:value-type="float" office:value="504.307" calcext:value-type="float">
            <text:p>504.307</text:p>
          </table:table-cell>
          <table:table-cell office:value-type="float" office:value="190.124" calcext:value-type="float">
            <text:p>190.124</text:p>
          </table:table-cell>
          <table:table-cell office:value-type="float" office:value="0.69941" calcext:value-type="float">
            <text:p>0.699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4]-[.A584]; 2)+POWER([.K584]-[.B584];2))" office:value-type="float" office:value="429.22041817346" calcext:value-type="float">
            <text:p>429.2204181735</text:p>
          </table:table-cell>
          <table:table-cell table:formula="of:=SQRT(POWER([.J584]-[.C584]; 2)+POWER([.K584]-[.D584];2))" office:value-type="float" office:value="375.613749210542" calcext:value-type="float">
            <text:p>375.6137492105</text:p>
          </table:table-cell>
        </table:table-row>
        <table:table-row table:style-name="ro1">
          <table:table-cell office:value-type="float" office:value="169.352" calcext:value-type="float">
            <text:p>169.352</text:p>
          </table:table-cell>
          <table:table-cell office:value-type="float" office:value="616.802" calcext:value-type="float">
            <text:p>616.802</text:p>
          </table:table-cell>
          <table:table-cell office:value-type="float" office:value="141.111" calcext:value-type="float">
            <text:p>141.111</text:p>
          </table:table-cell>
          <table:table-cell office:value-type="float" office:value="533.81" calcext:value-type="float">
            <text:p>533.81</text:p>
          </table:table-cell>
          <table:table-cell office:value-type="float" office:value="-180.02" calcext:value-type="float">
            <text:p>-180.02</text:p>
          </table:table-cell>
          <table:table-cell office:value-type="float" office:value="504.769" calcext:value-type="float">
            <text:p>504.769</text:p>
          </table:table-cell>
          <table:table-cell office:value-type="float" office:value="188.074" calcext:value-type="float">
            <text:p>188.074</text:p>
          </table:table-cell>
          <table:table-cell office:value-type="float" office:value="0.698819" calcext:value-type="float">
            <text:p>0.69881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5]-[.A585]; 2)+POWER([.K585]-[.B585];2))" office:value-type="float" office:value="431.91469424876" calcext:value-type="float">
            <text:p>431.9146942488</text:p>
          </table:table-cell>
          <table:table-cell table:formula="of:=SQRT(POWER([.J585]-[.C585]; 2)+POWER([.K585]-[.D585];2))" office:value-type="float" office:value="379.668463822056" calcext:value-type="float">
            <text:p>379.6684638221</text:p>
          </table:table-cell>
        </table:table-row>
        <table:table-row table:style-name="ro1">
          <table:table-cell office:value-type="float" office:value="163.821" calcext:value-type="float">
            <text:p>163.821</text:p>
          </table:table-cell>
          <table:table-cell office:value-type="float" office:value="589.963" calcext:value-type="float">
            <text:p>589.963</text:p>
          </table:table-cell>
          <table:table-cell office:value-type="float" office:value="135.723" calcext:value-type="float">
            <text:p>135.723</text:p>
          </table:table-cell>
          <table:table-cell office:value-type="float" office:value="504.375" calcext:value-type="float">
            <text:p>504.375</text:p>
          </table:table-cell>
          <table:table-cell office:value-type="float" office:value="-148.579" calcext:value-type="float">
            <text:p>-148.579</text:p>
          </table:table-cell>
          <table:table-cell office:value-type="float" office:value="476.758" calcext:value-type="float">
            <text:p>476.758</text:p>
          </table:table-cell>
          <table:table-cell office:value-type="float" office:value="198.297" calcext:value-type="float">
            <text:p>198.297</text:p>
          </table:table-cell>
          <table:table-cell office:value-type="float" office:value="0.695233" calcext:value-type="float">
            <text:p>0.6952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6]-[.A586]; 2)+POWER([.K586]-[.B586];2))" office:value-type="float" office:value="411.773045997428" calcext:value-type="float">
            <text:p>411.7730459974</text:p>
          </table:table-cell>
          <table:table-cell table:formula="of:=SQRT(POWER([.J586]-[.C586]; 2)+POWER([.K586]-[.D586];2))" office:value-type="float" office:value="361.223074226993" calcext:value-type="float">
            <text:p>361.223074227</text:p>
          </table:table-cell>
        </table:table-row>
        <table:table-row table:style-name="ro1">
          <table:table-cell office:value-type="float" office:value="167.326" calcext:value-type="float">
            <text:p>167.326</text:p>
          </table:table-cell>
          <table:table-cell office:value-type="float" office:value="605.209" calcext:value-type="float">
            <text:p>605.209</text:p>
          </table:table-cell>
          <table:table-cell office:value-type="float" office:value="139.032" calcext:value-type="float">
            <text:p>139.032</text:p>
          </table:table-cell>
          <table:table-cell office:value-type="float" office:value="523.744" calcext:value-type="float">
            <text:p>523.744</text:p>
          </table:table-cell>
          <table:table-cell office:value-type="float" office:value="-190.563" calcext:value-type="float">
            <text:p>-190.563</text:p>
          </table:table-cell>
          <table:table-cell office:value-type="float" office:value="487.967" calcext:value-type="float">
            <text:p>487.967</text:p>
          </table:table-cell>
          <table:table-cell office:value-type="float" office:value="190.866" calcext:value-type="float">
            <text:p>190.866</text:p>
          </table:table-cell>
          <table:table-cell office:value-type="float" office:value="0.69227" calcext:value-type="float">
            <text:p>0.6922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7]-[.A587]; 2)+POWER([.K587]-[.B587];2))" office:value-type="float" office:value="422.928362677416" calcext:value-type="float">
            <text:p>422.9283626774</text:p>
          </table:table-cell>
          <table:table-cell table:formula="of:=SQRT(POWER([.J587]-[.C587]; 2)+POWER([.K587]-[.D587];2))" office:value-type="float" office:value="373.348366221147" calcext:value-type="float">
            <text:p>373.3483662211</text:p>
          </table:table-cell>
        </table:table-row>
        <table:table-row table:style-name="ro1">
          <table:table-cell office:value-type="float" office:value="163.856" calcext:value-type="float">
            <text:p>163.856</text:p>
          </table:table-cell>
          <table:table-cell office:value-type="float" office:value="611.719" calcext:value-type="float">
            <text:p>611.719</text:p>
          </table:table-cell>
          <table:table-cell office:value-type="float" office:value="135.508" calcext:value-type="float">
            <text:p>135.508</text:p>
          </table:table-cell>
          <table:table-cell office:value-type="float" office:value="529.301" calcext:value-type="float">
            <text:p>529.301</text:p>
          </table:table-cell>
          <table:table-cell office:value-type="float" office:value="-185.59" calcext:value-type="float">
            <text:p>-185.59</text:p>
          </table:table-cell>
          <table:table-cell office:value-type="float" office:value="497.098" calcext:value-type="float">
            <text:p>497.098</text:p>
          </table:table-cell>
          <table:table-cell office:value-type="float" office:value="196.198" calcext:value-type="float">
            <text:p>196.198</text:p>
          </table:table-cell>
          <table:table-cell office:value-type="float" office:value="0.686749" calcext:value-type="float">
            <text:p>0.6867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8]-[.A588]; 2)+POWER([.K588]-[.B588];2))" office:value-type="float" office:value="430.297013348919" calcext:value-type="float">
            <text:p>430.2970133489</text:p>
          </table:table-cell>
          <table:table-cell table:formula="of:=SQRT(POWER([.J588]-[.C588]; 2)+POWER([.K588]-[.D588];2))" office:value-type="float" office:value="379.855418106679" calcext:value-type="float">
            <text:p>379.8554181067</text:p>
          </table:table-cell>
        </table:table-row>
        <table:table-row table:style-name="ro1">
          <table:table-cell office:value-type="float" office:value="170.266" calcext:value-type="float">
            <text:p>170.266</text:p>
          </table:table-cell>
          <table:table-cell office:value-type="float" office:value="617.689" calcext:value-type="float">
            <text:p>617.689</text:p>
          </table:table-cell>
          <table:table-cell office:value-type="float" office:value="141.982" calcext:value-type="float">
            <text:p>141.982</text:p>
          </table:table-cell>
          <table:table-cell office:value-type="float" office:value="536.06" calcext:value-type="float">
            <text:p>536.06</text:p>
          </table:table-cell>
          <table:table-cell office:value-type="float" office:value="-192.371" calcext:value-type="float">
            <text:p>-192.371</text:p>
          </table:table-cell>
          <table:table-cell office:value-type="float" office:value="503.676" calcext:value-type="float">
            <text:p>503.676</text:p>
          </table:table-cell>
          <table:table-cell office:value-type="float" office:value="186.084" calcext:value-type="float">
            <text:p>186.084</text:p>
          </table:table-cell>
          <table:table-cell office:value-type="float" office:value="0.669825" calcext:value-type="float">
            <text:p>0.6698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89]-[.A589]; 2)+POWER([.K589]-[.B589];2))" office:value-type="float" office:value="432.231937132137" calcext:value-type="float">
            <text:p>432.2319371321</text:p>
          </table:table-cell>
          <table:table-cell table:formula="of:=SQRT(POWER([.J589]-[.C589]; 2)+POWER([.K589]-[.D589];2))" office:value-type="float" office:value="380.846420390162" calcext:value-type="float">
            <text:p>380.8464203902</text:p>
          </table:table-cell>
        </table:table-row>
        <table:table-row table:style-name="ro1">
          <table:table-cell office:value-type="float" office:value="166.784" calcext:value-type="float">
            <text:p>166.784</text:p>
          </table:table-cell>
          <table:table-cell office:value-type="float" office:value="556.923" calcext:value-type="float">
            <text:p>556.923</text:p>
          </table:table-cell>
          <table:table-cell office:value-type="float" office:value="138.641" calcext:value-type="float">
            <text:p>138.641</text:p>
          </table:table-cell>
          <table:table-cell office:value-type="float" office:value="476.736" calcext:value-type="float">
            <text:p>476.736</text:p>
          </table:table-cell>
          <table:table-cell office:value-type="float" office:value="-184.744" calcext:value-type="float">
            <text:p>-184.744</text:p>
          </table:table-cell>
          <table:table-cell office:value-type="float" office:value="426.328" calcext:value-type="float">
            <text:p>426.328</text:p>
          </table:table-cell>
          <table:table-cell office:value-type="float" office:value="192.955" calcext:value-type="float">
            <text:p>192.955</text:p>
          </table:table-cell>
          <table:table-cell office:value-type="float" office:value="0.643508" calcext:value-type="float">
            <text:p>0.6435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0]-[.A590]; 2)+POWER([.K590]-[.B590];2))" office:value-type="float" office:value="382.569322587423" calcext:value-type="float">
            <text:p>382.5693225874</text:p>
          </table:table-cell>
          <table:table-cell table:formula="of:=SQRT(POWER([.J590]-[.C590]; 2)+POWER([.K590]-[.D590];2))" office:value-type="float" office:value="339.561523993812" calcext:value-type="float">
            <text:p>339.5615239938</text:p>
          </table:table-cell>
        </table:table-row>
        <table:table-row table:style-name="ro1">
          <table:table-cell office:value-type="float" office:value="166.271" calcext:value-type="float">
            <text:p>166.271</text:p>
          </table:table-cell>
          <table:table-cell office:value-type="float" office:value="634.422" calcext:value-type="float">
            <text:p>634.422</text:p>
          </table:table-cell>
          <table:table-cell office:value-type="float" office:value="138.2" calcext:value-type="float">
            <text:p>138.2</text:p>
          </table:table-cell>
          <table:table-cell office:value-type="float" office:value="544.446" calcext:value-type="float">
            <text:p>544.446</text:p>
          </table:table-cell>
          <table:table-cell office:value-type="float" office:value="-127.141" calcext:value-type="float">
            <text:p>-127.141</text:p>
          </table:table-cell>
          <table:table-cell office:value-type="float" office:value="535.728" calcext:value-type="float">
            <text:p>535.728</text:p>
          </table:table-cell>
          <table:table-cell office:value-type="float" office:value="194.73" calcext:value-type="float">
            <text:p>194.73</text:p>
          </table:table-cell>
          <table:table-cell office:value-type="float" office:value="0.624352" calcext:value-type="float">
            <text:p>0.6243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1]-[.A591]; 2)+POWER([.K591]-[.B591];2))" office:value-type="float" office:value="448.777164665271" calcext:value-type="float">
            <text:p>448.7771646653</text:p>
          </table:table-cell>
          <table:table-cell table:formula="of:=SQRT(POWER([.J591]-[.C591]; 2)+POWER([.K591]-[.D591];2))" office:value-type="float" office:value="389.732245158134" calcext:value-type="float">
            <text:p>389.7322451581</text:p>
          </table:table-cell>
        </table:table-row>
        <table:table-row table:style-name="ro1">
          <table:table-cell office:value-type="float" office:value="166.342" calcext:value-type="float">
            <text:p>166.342</text:p>
          </table:table-cell>
          <table:table-cell office:value-type="float" office:value="587.708" calcext:value-type="float">
            <text:p>587.708</text:p>
          </table:table-cell>
          <table:table-cell office:value-type="float" office:value="138.267" calcext:value-type="float">
            <text:p>138.267</text:p>
          </table:table-cell>
          <table:table-cell office:value-type="float" office:value="502.736" calcext:value-type="float">
            <text:p>502.736</text:p>
          </table:table-cell>
          <table:table-cell office:value-type="float" office:value="-152.259" calcext:value-type="float">
            <text:p>-152.259</text:p>
          </table:table-cell>
          <table:table-cell office:value-type="float" office:value="473.229" calcext:value-type="float">
            <text:p>473.229</text:p>
          </table:table-cell>
          <table:table-cell office:value-type="float" office:value="194.434" calcext:value-type="float">
            <text:p>194.434</text:p>
          </table:table-cell>
          <table:table-cell office:value-type="float" office:value="0.618627" calcext:value-type="float">
            <text:p>0.61862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2]-[.A592]; 2)+POWER([.K592]-[.B592];2))" office:value-type="float" office:value="408.52053342274" calcext:value-type="float">
            <text:p>408.5205334227</text:p>
          </table:table-cell>
          <table:table-cell table:formula="of:=SQRT(POWER([.J592]-[.C592]; 2)+POWER([.K592]-[.D592];2))" office:value-type="float" office:value="358.284759632614" calcext:value-type="float">
            <text:p>358.2847596326</text:p>
          </table:table-cell>
        </table:table-row>
        <table:table-row table:style-name="ro1">
          <table:table-cell office:value-type="float" office:value="165.768" calcext:value-type="float">
            <text:p>165.768</text:p>
          </table:table-cell>
          <table:table-cell office:value-type="float" office:value="583.296" calcext:value-type="float">
            <text:p>583.296</text:p>
          </table:table-cell>
          <table:table-cell office:value-type="float" office:value="137.691" calcext:value-type="float">
            <text:p>137.691</text:p>
          </table:table-cell>
          <table:table-cell office:value-type="float" office:value="498.619" calcext:value-type="float">
            <text:p>498.619</text:p>
          </table:table-cell>
          <table:table-cell office:value-type="float" office:value="-153.412" calcext:value-type="float">
            <text:p>-153.412</text:p>
          </table:table-cell>
          <table:table-cell office:value-type="float" office:value="467.371" calcext:value-type="float">
            <text:p>467.371</text:p>
          </table:table-cell>
          <table:table-cell office:value-type="float" office:value="195.33" calcext:value-type="float">
            <text:p>195.33</text:p>
          </table:table-cell>
          <table:table-cell office:value-type="float" office:value="0.61473" calcext:value-type="float">
            <text:p>0.6147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3]-[.A593]; 2)+POWER([.K593]-[.B593];2))" office:value-type="float" office:value="405.102660371418" calcext:value-type="float">
            <text:p>405.1026603714</text:p>
          </table:table-cell>
          <table:table-cell table:formula="of:=SQRT(POWER([.J593]-[.C593]; 2)+POWER([.K593]-[.D593];2))" office:value-type="float" office:value="355.698516502389" calcext:value-type="float">
            <text:p>355.6985165024</text:p>
          </table:table-cell>
        </table:table-row>
        <table:table-row table:style-name="ro1">
          <table:table-cell office:value-type="float" office:value="166.883" calcext:value-type="float">
            <text:p>166.883</text:p>
          </table:table-cell>
          <table:table-cell office:value-type="float" office:value="604.157" calcext:value-type="float">
            <text:p>604.157</text:p>
          </table:table-cell>
          <table:table-cell office:value-type="float" office:value="138.612" calcext:value-type="float">
            <text:p>138.612</text:p>
          </table:table-cell>
          <table:table-cell office:value-type="float" office:value="522.071" calcext:value-type="float">
            <text:p>522.071</text:p>
          </table:table-cell>
          <table:table-cell office:value-type="float" office:value="-184.627" calcext:value-type="float">
            <text:p>-184.627</text:p>
          </table:table-cell>
          <table:table-cell office:value-type="float" office:value="487.746" calcext:value-type="float">
            <text:p>487.746</text:p>
          </table:table-cell>
          <table:table-cell office:value-type="float" office:value="191.83" calcext:value-type="float">
            <text:p>191.83</text:p>
          </table:table-cell>
          <table:table-cell office:value-type="float" office:value="0.614376" calcext:value-type="float">
            <text:p>0.6143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4]-[.A594]; 2)+POWER([.K594]-[.B594];2))" office:value-type="float" office:value="422.252867767645" calcext:value-type="float">
            <text:p>422.2528677676</text:p>
          </table:table-cell>
          <table:table-cell table:formula="of:=SQRT(POWER([.J594]-[.C594]; 2)+POWER([.K594]-[.D594];2))" office:value-type="float" office:value="372.364116940663" calcext:value-type="float">
            <text:p>372.3641169407</text:p>
          </table:table-cell>
        </table:table-row>
        <table:table-row table:style-name="ro1">
          <table:table-cell office:value-type="float" office:value="164.961" calcext:value-type="float">
            <text:p>164.961</text:p>
          </table:table-cell>
          <table:table-cell office:value-type="float" office:value="582.736" calcext:value-type="float">
            <text:p>582.736</text:p>
          </table:table-cell>
          <table:table-cell office:value-type="float" office:value="136.868" calcext:value-type="float">
            <text:p>136.868</text:p>
          </table:table-cell>
          <table:table-cell office:value-type="float" office:value="498.163" calcext:value-type="float">
            <text:p>498.163</text:p>
          </table:table-cell>
          <table:table-cell office:value-type="float" office:value="-154.446" calcext:value-type="float">
            <text:p>-154.446</text:p>
          </table:table-cell>
          <table:table-cell office:value-type="float" office:value="466.419" calcext:value-type="float">
            <text:p>466.419</text:p>
          </table:table-cell>
          <table:table-cell office:value-type="float" office:value="196.503" calcext:value-type="float">
            <text:p>196.503</text:p>
          </table:table-cell>
          <table:table-cell office:value-type="float" office:value="0.612893" calcext:value-type="float">
            <text:p>0.6128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5]-[.A595]; 2)+POWER([.K595]-[.B595];2))" office:value-type="float" office:value="405.066791056734" calcext:value-type="float">
            <text:p>405.0667910567</text:p>
          </table:table-cell>
          <table:table-cell table:formula="of:=SQRT(POWER([.J595]-[.C595]; 2)+POWER([.K595]-[.D595];2))" office:value-type="float" office:value="355.940596157561" calcext:value-type="float">
            <text:p>355.9405961576</text:p>
          </table:table-cell>
        </table:table-row>
        <table:table-row table:style-name="ro1">
          <table:table-cell office:value-type="float" office:value="170.423" calcext:value-type="float">
            <text:p>170.423</text:p>
          </table:table-cell>
          <table:table-cell office:value-type="float" office:value="592.412" calcext:value-type="float">
            <text:p>592.412</text:p>
          </table:table-cell>
          <table:table-cell office:value-type="float" office:value="142.376" calcext:value-type="float">
            <text:p>142.376</text:p>
          </table:table-cell>
          <table:table-cell office:value-type="float" office:value="507.903" calcext:value-type="float">
            <text:p>507.903</text:p>
          </table:table-cell>
          <table:table-cell office:value-type="float" office:value="-156.707" calcext:value-type="float">
            <text:p>-156.707</text:p>
          </table:table-cell>
          <table:table-cell office:value-type="float" office:value="478.41" calcext:value-type="float">
            <text:p>478.41</text:p>
          </table:table-cell>
          <table:table-cell office:value-type="float" office:value="188.044" calcext:value-type="float">
            <text:p>188.044</text:p>
          </table:table-cell>
          <table:table-cell office:value-type="float" office:value="0.611824" calcext:value-type="float">
            <text:p>0.6118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6]-[.A596]; 2)+POWER([.K596]-[.B596];2))" office:value-type="float" office:value="410.370204416695" calcext:value-type="float">
            <text:p>410.3702044167</text:p>
          </table:table-cell>
          <table:table-cell table:formula="of:=SQRT(POWER([.J596]-[.C596]; 2)+POWER([.K596]-[.D596];2))" office:value-type="float" office:value="359.28618507396" calcext:value-type="float">
            <text:p>359.286185074</text:p>
          </table:table-cell>
        </table:table-row>
        <table:table-row table:style-name="ro1">
          <table:table-cell office:value-type="float" office:value="165.261" calcext:value-type="float">
            <text:p>165.261</text:p>
          </table:table-cell>
          <table:table-cell office:value-type="float" office:value="619.705" calcext:value-type="float">
            <text:p>619.705</text:p>
          </table:table-cell>
          <table:table-cell office:value-type="float" office:value="137.258" calcext:value-type="float">
            <text:p>137.258</text:p>
          </table:table-cell>
          <table:table-cell office:value-type="float" office:value="529.435" calcext:value-type="float">
            <text:p>529.435</text:p>
          </table:table-cell>
          <table:table-cell office:value-type="float" office:value="-119.194" calcext:value-type="float">
            <text:p>-119.194</text:p>
          </table:table-cell>
          <table:table-cell office:value-type="float" office:value="519.262" calcext:value-type="float">
            <text:p>519.262</text:p>
          </table:table-cell>
          <table:table-cell office:value-type="float" office:value="196.836" calcext:value-type="float">
            <text:p>196.836</text:p>
          </table:table-cell>
          <table:table-cell office:value-type="float" office:value="0.604767" calcext:value-type="float">
            <text:p>0.60476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7]-[.A597]; 2)+POWER([.K597]-[.B597];2))" office:value-type="float" office:value="436.472011870177" calcext:value-type="float">
            <text:p>436.4720118702</text:p>
          </table:table-cell>
          <table:table-cell table:formula="of:=SQRT(POWER([.J597]-[.C597]; 2)+POWER([.K597]-[.D597];2))" office:value-type="float" office:value="378.814590253596" calcext:value-type="float">
            <text:p>378.8145902536</text:p>
          </table:table-cell>
        </table:table-row>
        <table:table-row table:style-name="ro1">
          <table:table-cell office:value-type="float" office:value="169.059" calcext:value-type="float">
            <text:p>169.059</text:p>
          </table:table-cell>
          <table:table-cell office:value-type="float" office:value="581.032" calcext:value-type="float">
            <text:p>581.032</text:p>
          </table:table-cell>
          <table:table-cell office:value-type="float" office:value="141.122" calcext:value-type="float">
            <text:p>141.122</text:p>
          </table:table-cell>
          <table:table-cell office:value-type="float" office:value="494.652" calcext:value-type="float">
            <text:p>494.652</text:p>
          </table:table-cell>
          <table:table-cell office:value-type="float" office:value="-135.922" calcext:value-type="float">
            <text:p>-135.922</text:p>
          </table:table-cell>
          <table:table-cell office:value-type="float" office:value="468.261" calcext:value-type="float">
            <text:p>468.261</text:p>
          </table:table-cell>
          <table:table-cell office:value-type="float" office:value="191.278" calcext:value-type="float">
            <text:p>191.278</text:p>
          </table:table-cell>
          <table:table-cell office:value-type="float" office:value="0.603807" calcext:value-type="float">
            <text:p>0.6038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8]-[.A598]; 2)+POWER([.K598]-[.B598];2))" office:value-type="float" office:value="401.425373519164" calcext:value-type="float">
            <text:p>401.4253735192</text:p>
          </table:table-cell>
          <table:table-cell table:formula="of:=SQRT(POWER([.J598]-[.C598]; 2)+POWER([.K598]-[.D598];2))" office:value-type="float" office:value="350.460776675508" calcext:value-type="float">
            <text:p>350.4607766755</text:p>
          </table:table-cell>
        </table:table-row>
        <table:table-row table:style-name="ro1">
          <table:table-cell office:value-type="float" office:value="174.965" calcext:value-type="float">
            <text:p>174.965</text:p>
          </table:table-cell>
          <table:table-cell office:value-type="float" office:value="166.03" calcext:value-type="float">
            <text:p>166.03</text:p>
          </table:table-cell>
          <table:table-cell office:value-type="float" office:value="148.543" calcext:value-type="float">
            <text:p>148.543</text:p>
          </table:table-cell>
          <table:table-cell office:value-type="float" office:value="92.0965" calcext:value-type="float">
            <text:p>92.0965</text:p>
          </table:table-cell>
          <table:table-cell office:value-type="float" office:value="-56.0103" calcext:value-type="float">
            <text:p>-56.0103</text:p>
          </table:table-cell>
          <table:table-cell office:value-type="float" office:value="-98.3058" calcext:value-type="float">
            <text:p>-98.3058</text:p>
          </table:table-cell>
          <table:table-cell office:value-type="float" office:value="194.062" calcext:value-type="float">
            <text:p>194.062</text:p>
          </table:table-cell>
          <table:table-cell office:value-type="float" office:value="-0.00000341982" calcext:value-type="float">
            <text:p>-3.41982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599]-[.A599]; 2)+POWER([.K599]-[.B599];2))" office:value-type="float" office:value="222.411942406427" calcext:value-type="float">
            <text:p>222.4119424064</text:p>
          </table:table-cell>
          <table:table-cell table:formula="of:=SQRT(POWER([.J599]-[.C599]; 2)+POWER([.K599]-[.D599];2))" office:value-type="float" office:value="279.125524023243" calcext:value-type="float">
            <text:p>279.1255240232</text:p>
          </table:table-cell>
        </table:table-row>
        <table:table-row table:style-name="ro1">
          <table:table-cell office:value-type="float" office:value="174.725" calcext:value-type="float">
            <text:p>174.725</text:p>
          </table:table-cell>
          <table:table-cell office:value-type="float" office:value="166.344" calcext:value-type="float">
            <text:p>166.344</text:p>
          </table:table-cell>
          <table:table-cell office:value-type="float" office:value="148.302" calcext:value-type="float">
            <text:p>148.302</text:p>
          </table:table-cell>
          <table:table-cell office:value-type="float" office:value="92.347" calcext:value-type="float">
            <text:p>92.347</text:p>
          </table:table-cell>
          <table:table-cell office:value-type="float" office:value="-55.4234" calcext:value-type="float">
            <text:p>-55.4234</text:p>
          </table:table-cell>
          <table:table-cell office:value-type="float" office:value="-97.4157" calcext:value-type="float">
            <text:p>-97.4157</text:p>
          </table:table-cell>
          <table:table-cell office:value-type="float" office:value="194.48" calcext:value-type="float">
            <text:p>194.48</text:p>
          </table:table-cell>
          <table:table-cell office:value-type="float" office:value="-0.0000042756" calcext:value-type="float">
            <text:p>-4.2756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0]-[.A600]; 2)+POWER([.K600]-[.B600];2))" office:value-type="float" office:value="222.530573092778" calcext:value-type="float">
            <text:p>222.5305730928</text:p>
          </table:table-cell>
          <table:table-cell table:formula="of:=SQRT(POWER([.J600]-[.C600]; 2)+POWER([.K600]-[.D600];2))" office:value-type="float" office:value="279.194497820068" calcext:value-type="float">
            <text:p>279.1944978201</text:p>
          </table:table-cell>
        </table:table-row>
        <table:table-row table:style-name="ro1">
          <table:table-cell office:value-type="float" office:value="173.911" calcext:value-type="float">
            <text:p>173.911</text:p>
          </table:table-cell>
          <table:table-cell office:value-type="float" office:value="165.922" calcext:value-type="float">
            <text:p>165.922</text:p>
          </table:table-cell>
          <table:table-cell office:value-type="float" office:value="147.482" calcext:value-type="float">
            <text:p>147.482</text:p>
          </table:table-cell>
          <table:table-cell office:value-type="float" office:value="91.9169" calcext:value-type="float">
            <text:p>91.9169</text:p>
          </table:table-cell>
          <table:table-cell office:value-type="float" office:value="-55.1919" calcext:value-type="float">
            <text:p>-55.1919</text:p>
          </table:table-cell>
          <table:table-cell office:value-type="float" office:value="-97.8925" calcext:value-type="float">
            <text:p>-97.8925</text:p>
          </table:table-cell>
          <table:table-cell office:value-type="float" office:value="195.843" calcext:value-type="float">
            <text:p>195.843</text:p>
          </table:table-cell>
          <table:table-cell office:value-type="float" office:value="-0.0000339713" calcext:value-type="float">
            <text:p>-3.39713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1]-[.A601]; 2)+POWER([.K601]-[.B601];2))" office:value-type="float" office:value="223.439589162261" calcext:value-type="float">
            <text:p>223.4395891623</text:p>
          </table:table-cell>
          <table:table-cell table:formula="of:=SQRT(POWER([.J601]-[.C601]; 2)+POWER([.K601]-[.D601];2))" office:value-type="float" office:value="280.117299054539" calcext:value-type="float">
            <text:p>280.1172990545</text:p>
          </table:table-cell>
        </table:table-row>
        <table:table-row table:style-name="ro1">
          <table:table-cell office:value-type="float" office:value="174.733" calcext:value-type="float">
            <text:p>174.733</text:p>
          </table:table-cell>
          <table:table-cell office:value-type="float" office:value="166.478" calcext:value-type="float">
            <text:p>166.478</text:p>
          </table:table-cell>
          <table:table-cell office:value-type="float" office:value="148.306" calcext:value-type="float">
            <text:p>148.306</text:p>
          </table:table-cell>
          <table:table-cell office:value-type="float" office:value="92.5444" calcext:value-type="float">
            <text:p>92.5444</text:p>
          </table:table-cell>
          <table:table-cell office:value-type="float" office:value="-56.345" calcext:value-type="float">
            <text:p>-56.345</text:p>
          </table:table-cell>
          <table:table-cell office:value-type="float" office:value="-97.7434" calcext:value-type="float">
            <text:p>-97.7434</text:p>
          </table:table-cell>
          <table:table-cell office:value-type="float" office:value="194.42" calcext:value-type="float">
            <text:p>194.42</text:p>
          </table:table-cell>
          <table:table-cell office:value-type="float" office:value="-0.0000434483" calcext:value-type="float">
            <text:p>-4.34483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2]-[.A602]; 2)+POWER([.K602]-[.B602];2))" office:value-type="float" office:value="222.477526444807" calcext:value-type="float">
            <text:p>222.4775264448</text:p>
          </table:table-cell>
          <table:table-cell table:formula="of:=SQRT(POWER([.J602]-[.C602]; 2)+POWER([.K602]-[.D602];2))" office:value-type="float" office:value="279.085359715195" calcext:value-type="float">
            <text:p>279.0853597152</text:p>
          </table:table-cell>
        </table:table-row>
        <table:table-row table:style-name="ro1">
          <table:table-cell office:value-type="float" office:value="174.015" calcext:value-type="float">
            <text:p>174.015</text:p>
          </table:table-cell>
          <table:table-cell office:value-type="float" office:value="166.26" calcext:value-type="float">
            <text:p>166.26</text:p>
          </table:table-cell>
          <table:table-cell office:value-type="float" office:value="147.576" calcext:value-type="float">
            <text:p>147.576</text:p>
          </table:table-cell>
          <table:table-cell office:value-type="float" office:value="92.417" calcext:value-type="float">
            <text:p>92.417</text:p>
          </table:table-cell>
          <table:table-cell office:value-type="float" office:value="-57.5319" calcext:value-type="float">
            <text:p>-57.5319</text:p>
          </table:table-cell>
          <table:table-cell office:value-type="float" office:value="-98.737" calcext:value-type="float">
            <text:p>-98.737</text:p>
          </table:table-cell>
          <table:table-cell office:value-type="float" office:value="195.555" calcext:value-type="float">
            <text:p>195.555</text:p>
          </table:table-cell>
          <table:table-cell office:value-type="float" office:value="-0.000794336" calcext:value-type="float">
            <text:p>-0.0007943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3]-[.A603]; 2)+POWER([.K603]-[.B603];2))" office:value-type="float" office:value="223.226897628848" calcext:value-type="float">
            <text:p>223.2268976288</text:p>
          </table:table-cell>
          <table:table-cell table:formula="of:=SQRT(POWER([.J603]-[.C603]; 2)+POWER([.K603]-[.D603];2))" office:value-type="float" office:value="279.770230126438" calcext:value-type="float">
            <text:p>279.7702301264</text:p>
          </table:table-cell>
        </table:table-row>
        <table:table-row table:style-name="ro1">
          <table:table-cell office:value-type="float" office:value="181.334" calcext:value-type="float">
            <text:p>181.334</text:p>
          </table:table-cell>
          <table:table-cell office:value-type="float" office:value="191.06" calcext:value-type="float">
            <text:p>191.06</text:p>
          </table:table-cell>
          <table:table-cell office:value-type="float" office:value="154.771" calcext:value-type="float">
            <text:p>154.771</text:p>
          </table:table-cell>
          <table:table-cell office:value-type="float" office:value="119.218" calcext:value-type="float">
            <text:p>119.218</text:p>
          </table:table-cell>
          <table:table-cell office:value-type="float" office:value="-98.1905" calcext:value-type="float">
            <text:p>-98.1905</text:p>
          </table:table-cell>
          <table:table-cell office:value-type="float" office:value="-81.9888" calcext:value-type="float">
            <text:p>-81.9888</text:p>
          </table:table-cell>
          <table:table-cell office:value-type="float" office:value="180.809" calcext:value-type="float">
            <text:p>180.809</text:p>
          </table:table-cell>
          <table:table-cell office:value-type="float" office:value="-0.00158836" calcext:value-type="float">
            <text:p>-0.001588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4]-[.A604]; 2)+POWER([.K604]-[.B604];2))" office:value-type="float" office:value="208.969833124305" calcext:value-type="float">
            <text:p>208.9698331243</text:p>
          </table:table-cell>
          <table:table-cell table:formula="of:=SQRT(POWER([.J604]-[.C604]; 2)+POWER([.K604]-[.D604];2))" office:value-type="float" office:value="260.041062074819" calcext:value-type="float">
            <text:p>260.0410620748</text:p>
          </table:table-cell>
        </table:table-row>
        <table:table-row table:style-name="ro1">
          <table:table-cell office:value-type="float" office:value="218.581" calcext:value-type="float">
            <text:p>218.581</text:p>
          </table:table-cell>
          <table:table-cell office:value-type="float" office:value="246.978" calcext:value-type="float">
            <text:p>246.978</text:p>
          </table:table-cell>
          <table:table-cell office:value-type="float" office:value="192.611" calcext:value-type="float">
            <text:p>192.611</text:p>
          </table:table-cell>
          <table:table-cell office:value-type="float" office:value="163.933" calcext:value-type="float">
            <text:p>163.933</text:p>
          </table:table-cell>
          <table:table-cell office:value-type="float" office:value="11.9664" calcext:value-type="float">
            <text:p>11.9664</text:p>
          </table:table-cell>
          <table:table-cell office:value-type="float" office:value="62.5604" calcext:value-type="float">
            <text:p>62.5604</text:p>
          </table:table-cell>
          <table:table-cell office:value-type="float" office:value="128.551" calcext:value-type="float">
            <text:p>128.551</text:p>
          </table:table-cell>
          <table:table-cell office:value-type="float" office:value="0.974637" calcext:value-type="float">
            <text:p>0.9746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5]-[.A605]; 2)+POWER([.K605]-[.B605];2))" office:value-type="float" office:value="165.493885219364" calcext:value-type="float">
            <text:p>165.4938852194</text:p>
          </table:table-cell>
          <table:table-cell table:formula="of:=SQRT(POWER([.J605]-[.C605]; 2)+POWER([.K605]-[.D605];2))" office:value-type="float" office:value="206.698344961928" calcext:value-type="float">
            <text:p>206.6983449619</text:p>
          </table:table-cell>
        </table:table-row>
        <table:table-row table:style-name="ro1">
          <table:table-cell office:value-type="float" office:value="208.022" calcext:value-type="float">
            <text:p>208.022</text:p>
          </table:table-cell>
          <table:table-cell office:value-type="float" office:value="296.709" calcext:value-type="float">
            <text:p>296.709</text:p>
          </table:table-cell>
          <table:table-cell office:value-type="float" office:value="181.807" calcext:value-type="float">
            <text:p>181.807</text:p>
          </table:table-cell>
          <table:table-cell office:value-type="float" office:value="210.601" calcext:value-type="float">
            <text:p>210.601</text:p>
          </table:table-cell>
          <table:table-cell office:value-type="float" office:value="12.5824" calcext:value-type="float">
            <text:p>12.5824</text:p>
          </table:table-cell>
          <table:table-cell office:value-type="float" office:value="135.949" calcext:value-type="float">
            <text:p>135.949</text:p>
          </table:table-cell>
          <table:table-cell office:value-type="float" office:value="145.078" calcext:value-type="float">
            <text:p>145.078</text:p>
          </table:table-cell>
          <table:table-cell office:value-type="float" office:value="0.974532" calcext:value-type="float">
            <text:p>0.9745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6]-[.A606]; 2)+POWER([.K606]-[.B606];2))" office:value-type="float" office:value="184.286003714335" calcext:value-type="float">
            <text:p>184.2860037143</text:p>
          </table:table-cell>
          <table:table-cell table:formula="of:=SQRT(POWER([.J606]-[.C606]; 2)+POWER([.K606]-[.D606];2))" office:value-type="float" office:value="204.616486261494" calcext:value-type="float">
            <text:p>204.6164862615</text:p>
          </table:table-cell>
        </table:table-row>
        <table:table-row table:style-name="ro1">
          <table:table-cell office:value-type="float" office:value="210.184" calcext:value-type="float">
            <text:p>210.184</text:p>
          </table:table-cell>
          <table:table-cell office:value-type="float" office:value="252.731" calcext:value-type="float">
            <text:p>252.731</text:p>
          </table:table-cell>
          <table:table-cell office:value-type="float" office:value="184.113" calcext:value-type="float">
            <text:p>184.113</text:p>
          </table:table-cell>
          <table:table-cell office:value-type="float" office:value="168.893" calcext:value-type="float">
            <text:p>168.893</text:p>
          </table:table-cell>
          <table:table-cell office:value-type="float" office:value="15.2102" calcext:value-type="float">
            <text:p>15.2102</text:p>
          </table:table-cell>
          <table:table-cell office:value-type="float" office:value="73.2811" calcext:value-type="float">
            <text:p>73.2811</text:p>
          </table:table-cell>
          <table:table-cell office:value-type="float" office:value="141.885" calcext:value-type="float">
            <text:p>141.885</text:p>
          </table:table-cell>
          <table:table-cell office:value-type="float" office:value="0.864254" calcext:value-type="float">
            <text:p>0.8642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7]-[.A607]; 2)+POWER([.K607]-[.B607];2))" office:value-type="float" office:value="174.146938580614" calcext:value-type="float">
            <text:p>174.1469385806</text:p>
          </table:table-cell>
          <table:table-cell table:formula="of:=SQRT(POWER([.J607]-[.C607]; 2)+POWER([.K607]-[.D607];2))" office:value-type="float" office:value="212.836665586548" calcext:value-type="float">
            <text:p>212.8366655865</text:p>
          </table:table-cell>
        </table:table-row>
        <table:table-row table:style-name="ro1">
          <table:table-cell office:value-type="float" office:value="217.023" calcext:value-type="float">
            <text:p>217.023</text:p>
          </table:table-cell>
          <table:table-cell office:value-type="float" office:value="253.564" calcext:value-type="float">
            <text:p>253.564</text:p>
          </table:table-cell>
          <table:table-cell office:value-type="float" office:value="191.015" calcext:value-type="float">
            <text:p>191.015</text:p>
          </table:table-cell>
          <table:table-cell office:value-type="float" office:value="170.402" calcext:value-type="float">
            <text:p>170.402</text:p>
          </table:table-cell>
          <table:table-cell office:value-type="float" office:value="8.93071" calcext:value-type="float">
            <text:p>8.93071</text:p>
          </table:table-cell>
          <table:table-cell office:value-type="float" office:value="70.908" calcext:value-type="float">
            <text:p>70.908</text:p>
          </table:table-cell>
          <table:table-cell office:value-type="float" office:value="130.738" calcext:value-type="float">
            <text:p>130.738</text:p>
          </table:table-cell>
          <table:table-cell office:value-type="float" office:value="0.838784" calcext:value-type="float">
            <text:p>0.8387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8]-[.A608]; 2)+POWER([.K608]-[.B608];2))" office:value-type="float" office:value="167.376953685386" calcext:value-type="float">
            <text:p>167.3769536854</text:p>
          </table:table-cell>
          <table:table-cell table:formula="of:=SQRT(POWER([.J608]-[.C608]; 2)+POWER([.K608]-[.D608];2))" office:value-type="float" office:value="205.838489668478" calcext:value-type="float">
            <text:p>205.8384896685</text:p>
          </table:table-cell>
        </table:table-row>
        <table:table-row table:style-name="ro1">
          <table:table-cell office:value-type="float" office:value="204.634" calcext:value-type="float">
            <text:p>204.634</text:p>
          </table:table-cell>
          <table:table-cell office:value-type="float" office:value="254.476" calcext:value-type="float">
            <text:p>254.476</text:p>
          </table:table-cell>
          <table:table-cell office:value-type="float" office:value="178.513" calcext:value-type="float">
            <text:p>178.513</text:p>
          </table:table-cell>
          <table:table-cell office:value-type="float" office:value="170.088" calcext:value-type="float">
            <text:p>170.088</text:p>
          </table:table-cell>
          <table:table-cell office:value-type="float" office:value="18.811" calcext:value-type="float">
            <text:p>18.811</text:p>
          </table:table-cell>
          <table:table-cell office:value-type="float" office:value="78.0144" calcext:value-type="float">
            <text:p>78.0144</text:p>
          </table:table-cell>
          <table:table-cell office:value-type="float" office:value="150.725" calcext:value-type="float">
            <text:p>150.725</text:p>
          </table:table-cell>
          <table:table-cell office:value-type="float" office:value="0.833601" calcext:value-type="float">
            <text:p>0.83360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09]-[.A609]; 2)+POWER([.K609]-[.B609];2))" office:value-type="float" office:value="179.799367440489" calcext:value-type="float">
            <text:p>179.7993674405</text:p>
          </table:table-cell>
          <table:table-cell table:formula="of:=SQRT(POWER([.J609]-[.C609]; 2)+POWER([.K609]-[.D609];2))" office:value-type="float" office:value="217.706781963723" calcext:value-type="float">
            <text:p>217.7067819637</text:p>
          </table:table-cell>
        </table:table-row>
        <table:table-row table:style-name="ro1">
          <table:table-cell office:value-type="float" office:value="207.959" calcext:value-type="float">
            <text:p>207.959</text:p>
          </table:table-cell>
          <table:table-cell office:value-type="float" office:value="258.35" calcext:value-type="float">
            <text:p>258.35</text:p>
          </table:table-cell>
          <table:table-cell office:value-type="float" office:value="181.85" calcext:value-type="float">
            <text:p>181.85</text:p>
          </table:table-cell>
          <table:table-cell office:value-type="float" office:value="174.189" calcext:value-type="float">
            <text:p>174.189</text:p>
          </table:table-cell>
          <table:table-cell office:value-type="float" office:value="14.7835" calcext:value-type="float">
            <text:p>14.7835</text:p>
          </table:table-cell>
          <table:table-cell office:value-type="float" office:value="81.4795" calcext:value-type="float">
            <text:p>81.4795</text:p>
          </table:table-cell>
          <table:table-cell office:value-type="float" office:value="145.291" calcext:value-type="float">
            <text:p>145.291</text:p>
          </table:table-cell>
          <table:table-cell office:value-type="float" office:value="0.768046" calcext:value-type="float">
            <text:p>0.7680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0]-[.A610]; 2)+POWER([.K610]-[.B610];2))" office:value-type="float" office:value="176.798631728303" calcext:value-type="float">
            <text:p>176.7986317283</text:p>
          </table:table-cell>
          <table:table-cell table:formula="of:=SQRT(POWER([.J610]-[.C610]; 2)+POWER([.K610]-[.D610];2))" office:value-type="float" office:value="213.220435749015" calcext:value-type="float">
            <text:p>213.220435749</text:p>
          </table:table-cell>
        </table:table-row>
        <table:table-row table:style-name="ro1">
          <table:table-cell office:value-type="float" office:value="195.397" calcext:value-type="float">
            <text:p>195.397</text:p>
          </table:table-cell>
          <table:table-cell office:value-type="float" office:value="294.387" calcext:value-type="float">
            <text:p>294.387</text:p>
          </table:table-cell>
          <table:table-cell office:value-type="float" office:value="169.076" calcext:value-type="float">
            <text:p>169.076</text:p>
          </table:table-cell>
          <table:table-cell office:value-type="float" office:value="208.205" calcext:value-type="float">
            <text:p>208.205</text:p>
          </table:table-cell>
          <table:table-cell office:value-type="float" office:value="11.5214" calcext:value-type="float">
            <text:p>11.5214</text:p>
          </table:table-cell>
          <table:table-cell office:value-type="float" office:value="132.767" calcext:value-type="float">
            <text:p>132.767</text:p>
          </table:table-cell>
          <table:table-cell office:value-type="float" office:value="164.119" calcext:value-type="float">
            <text:p>164.119</text:p>
          </table:table-cell>
          <table:table-cell office:value-type="float" office:value="0.732271" calcext:value-type="float">
            <text:p>0.7322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1]-[.A611]; 2)+POWER([.K611]-[.B611];2))" office:value-type="float" office:value="195.743427419671" calcext:value-type="float">
            <text:p>195.7434274197</text:p>
          </table:table-cell>
          <table:table-cell table:formula="of:=SQRT(POWER([.J611]-[.C611]; 2)+POWER([.K611]-[.D611];2))" office:value-type="float" office:value="217.564766910913" calcext:value-type="float">
            <text:p>217.5647669109</text:p>
          </table:table-cell>
        </table:table-row>
        <table:table-row table:style-name="ro1">
          <table:table-cell office:value-type="float" office:value="209.614" calcext:value-type="float">
            <text:p>209.614</text:p>
          </table:table-cell>
          <table:table-cell office:value-type="float" office:value="254.958" calcext:value-type="float">
            <text:p>254.958</text:p>
          </table:table-cell>
          <table:table-cell office:value-type="float" office:value="183.536" calcext:value-type="float">
            <text:p>183.536</text:p>
          </table:table-cell>
          <table:table-cell office:value-type="float" office:value="170.695" calcext:value-type="float">
            <text:p>170.695</text:p>
          </table:table-cell>
          <table:table-cell office:value-type="float" office:value="18.329" calcext:value-type="float">
            <text:p>18.329</text:p>
          </table:table-cell>
          <table:table-cell office:value-type="float" office:value="78.1689" calcext:value-type="float">
            <text:p>78.1689</text:p>
          </table:table-cell>
          <table:table-cell office:value-type="float" office:value="143.038" calcext:value-type="float">
            <text:p>143.038</text:p>
          </table:table-cell>
          <table:table-cell office:value-type="float" office:value="0.730238" calcext:value-type="float">
            <text:p>0.7302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2]-[.A612]; 2)+POWER([.K612]-[.B612];2))" office:value-type="float" office:value="174.866768598267" calcext:value-type="float">
            <text:p>174.8667685983</text:p>
          </table:table-cell>
          <table:table-cell table:formula="of:=SQRT(POWER([.J612]-[.C612]; 2)+POWER([.K612]-[.D612];2))" office:value-type="float" office:value="212.767991768029" calcext:value-type="float">
            <text:p>212.767991768</text:p>
          </table:table-cell>
        </table:table-row>
        <table:table-row table:style-name="ro1">
          <table:table-cell office:value-type="float" office:value="200.412" calcext:value-type="float">
            <text:p>200.412</text:p>
          </table:table-cell>
          <table:table-cell office:value-type="float" office:value="296.011" calcext:value-type="float">
            <text:p>296.011</text:p>
          </table:table-cell>
          <table:table-cell office:value-type="float" office:value="174.117" calcext:value-type="float">
            <text:p>174.117</text:p>
          </table:table-cell>
          <table:table-cell office:value-type="float" office:value="210.252" calcext:value-type="float">
            <text:p>210.252</text:p>
          </table:table-cell>
          <table:table-cell office:value-type="float" office:value="7.4465" calcext:value-type="float">
            <text:p>7.4465</text:p>
          </table:table-cell>
          <table:table-cell office:value-type="float" office:value="132.956" calcext:value-type="float">
            <text:p>132.956</text:p>
          </table:table-cell>
          <table:table-cell office:value-type="float" office:value="156.218" calcext:value-type="float">
            <text:p>156.218</text:p>
          </table:table-cell>
          <table:table-cell office:value-type="float" office:value="0.536643" calcext:value-type="float">
            <text:p>0.53664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3]-[.A613]; 2)+POWER([.K613]-[.B613];2))" office:value-type="float" office:value="191.368079535224" calcext:value-type="float">
            <text:p>191.3680795352</text:p>
          </table:table-cell>
          <table:table-cell table:formula="of:=SQRT(POWER([.J613]-[.C613]; 2)+POWER([.K613]-[.D613];2))" office:value-type="float" office:value="212.270603694906" calcext:value-type="float">
            <text:p>212.2706036949</text:p>
          </table:table-cell>
        </table:table-row>
        <table:table-row table:style-name="ro1">
          <table:table-cell office:value-type="float" office:value="216.123" calcext:value-type="float">
            <text:p>216.123</text:p>
          </table:table-cell>
          <table:table-cell office:value-type="float" office:value="249.033" calcext:value-type="float">
            <text:p>249.033</text:p>
          </table:table-cell>
          <table:table-cell office:value-type="float" office:value="190.115" calcext:value-type="float">
            <text:p>190.115</text:p>
          </table:table-cell>
          <table:table-cell office:value-type="float" office:value="166.236" calcext:value-type="float">
            <text:p>166.236</text:p>
          </table:table-cell>
          <table:table-cell office:value-type="float" office:value="7.43796" calcext:value-type="float">
            <text:p>7.43796</text:p>
          </table:table-cell>
          <table:table-cell office:value-type="float" office:value="63.4728" calcext:value-type="float">
            <text:p>63.4728</text:p>
          </table:table-cell>
          <table:table-cell office:value-type="float" office:value="131.967" calcext:value-type="float">
            <text:p>131.967</text:p>
          </table:table-cell>
          <table:table-cell office:value-type="float" office:value="0.492389" calcext:value-type="float">
            <text:p>0.49238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4]-[.A614]; 2)+POWER([.K614]-[.B614];2))" office:value-type="float" office:value="168.024254850304" calcext:value-type="float">
            <text:p>168.0242548503</text:p>
          </table:table-cell>
          <table:table-cell table:formula="of:=SQRT(POWER([.J614]-[.C614]; 2)+POWER([.K614]-[.D614];2))" office:value-type="float" office:value="208.162381137899" calcext:value-type="float">
            <text:p>208.1623811379</text:p>
          </table:table-cell>
        </table:table-row>
        <table:table-row table:style-name="ro1">
          <table:table-cell office:value-type="float" office:value="214.614" calcext:value-type="float">
            <text:p>214.614</text:p>
          </table:table-cell>
          <table:table-cell office:value-type="float" office:value="243.998" calcext:value-type="float">
            <text:p>243.998</text:p>
          </table:table-cell>
          <table:table-cell office:value-type="float" office:value="188.609" calcext:value-type="float">
            <text:p>188.609</text:p>
          </table:table-cell>
          <table:table-cell office:value-type="float" office:value="161.035" calcext:value-type="float">
            <text:p>161.035</text:p>
          </table:table-cell>
          <table:table-cell office:value-type="float" office:value="11.9601" calcext:value-type="float">
            <text:p>11.9601</text:p>
          </table:table-cell>
          <table:table-cell office:value-type="float" office:value="58.3804" calcext:value-type="float">
            <text:p>58.3804</text:p>
          </table:table-cell>
          <table:table-cell office:value-type="float" office:value="134.696" calcext:value-type="float">
            <text:p>134.696</text:p>
          </table:table-cell>
          <table:table-cell office:value-type="float" office:value="0.449906" calcext:value-type="float">
            <text:p>0.4499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5]-[.A615]; 2)+POWER([.K615]-[.B615];2))" office:value-type="float" office:value="169.397783338508" calcext:value-type="float">
            <text:p>169.3977833385</text:p>
          </table:table-cell>
          <table:table-cell table:formula="of:=SQRT(POWER([.J615]-[.C615]; 2)+POWER([.K615]-[.D615];2))" office:value-type="float" office:value="211.501711827588" calcext:value-type="float">
            <text:p>211.5017118276</text:p>
          </table:table-cell>
        </table:table-row>
        <table:table-row table:style-name="ro1">
          <table:table-cell office:value-type="float" office:value="165.337" calcext:value-type="float">
            <text:p>165.337</text:p>
          </table:table-cell>
          <table:table-cell office:value-type="float" office:value="220.076" calcext:value-type="float">
            <text:p>220.076</text:p>
          </table:table-cell>
          <table:table-cell office:value-type="float" office:value="138.391" calcext:value-type="float">
            <text:p>138.391</text:p>
          </table:table-cell>
          <table:table-cell office:value-type="float" office:value="148.143" calcext:value-type="float">
            <text:p>148.143</text:p>
          </table:table-cell>
          <table:table-cell office:value-type="float" office:value="-117.814" calcext:value-type="float">
            <text:p>-117.814</text:p>
          </table:table-cell>
          <table:table-cell office:value-type="float" office:value="-43.5878" calcext:value-type="float">
            <text:p>-43.5878</text:p>
          </table:table-cell>
          <table:table-cell office:value-type="float" office:value="206.122" calcext:value-type="float">
            <text:p>206.122</text:p>
          </table:table-cell>
          <table:table-cell office:value-type="float" office:value="-0.0000061082" calcext:value-type="float">
            <text:p>-6.1082E-0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6]-[.A616]; 2)+POWER([.K616]-[.B616];2))" office:value-type="float" office:value="219.759344158559" calcext:value-type="float">
            <text:p>219.7593441586</text:p>
          </table:table-cell>
          <table:table-cell table:formula="of:=SQRT(POWER([.J616]-[.C616]; 2)+POWER([.K616]-[.D616];2))" office:value-type="float" office:value="262.931392819496" calcext:value-type="float">
            <text:p>262.9313928195</text:p>
          </table:table-cell>
        </table:table-row>
        <table:table-row table:style-name="ro1">
          <table:table-cell office:value-type="float" office:value="166.149" calcext:value-type="float">
            <text:p>166.149</text:p>
          </table:table-cell>
          <table:table-cell office:value-type="float" office:value="219.612" calcext:value-type="float">
            <text:p>219.612</text:p>
          </table:table-cell>
          <table:table-cell office:value-type="float" office:value="139.216" calcext:value-type="float">
            <text:p>139.216</text:p>
          </table:table-cell>
          <table:table-cell office:value-type="float" office:value="147.689" calcext:value-type="float">
            <text:p>147.689</text:p>
          </table:table-cell>
          <table:table-cell office:value-type="float" office:value="-117.485" calcext:value-type="float">
            <text:p>-117.485</text:p>
          </table:table-cell>
          <table:table-cell office:value-type="float" office:value="-44.2361" calcext:value-type="float">
            <text:p>-44.2361</text:p>
          </table:table-cell>
          <table:table-cell office:value-type="float" office:value="204.788" calcext:value-type="float">
            <text:p>204.788</text:p>
          </table:table-cell>
          <table:table-cell office:value-type="float" office:value="-0.0000100551" calcext:value-type="float">
            <text:p>-1.00551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7]-[.A617]; 2)+POWER([.K617]-[.B617];2))" office:value-type="float" office:value="218.99835785914" calcext:value-type="float">
            <text:p>218.9983578591</text:p>
          </table:table-cell>
          <table:table-cell table:formula="of:=SQRT(POWER([.J617]-[.C617]; 2)+POWER([.K617]-[.D617];2))" office:value-type="float" office:value="262.323791099854" calcext:value-type="float">
            <text:p>262.3237910999</text:p>
          </table:table-cell>
        </table:table-row>
        <table:table-row table:style-name="ro1">
          <table:table-cell office:value-type="float" office:value="165.776" calcext:value-type="float">
            <text:p>165.776</text:p>
          </table:table-cell>
          <table:table-cell office:value-type="float" office:value="220.371" calcext:value-type="float">
            <text:p>220.371</text:p>
          </table:table-cell>
          <table:table-cell office:value-type="float" office:value="138.836" calcext:value-type="float">
            <text:p>138.836</text:p>
          </table:table-cell>
          <table:table-cell office:value-type="float" office:value="148.417" calcext:value-type="float">
            <text:p>148.417</text:p>
          </table:table-cell>
          <table:table-cell office:value-type="float" office:value="-117.618" calcext:value-type="float">
            <text:p>-117.618</text:p>
          </table:table-cell>
          <table:table-cell office:value-type="float" office:value="-43.036" calcext:value-type="float">
            <text:p>-43.036</text:p>
          </table:table-cell>
          <table:table-cell office:value-type="float" office:value="205.386" calcext:value-type="float">
            <text:p>205.386</text:p>
          </table:table-cell>
          <table:table-cell office:value-type="float" office:value="-0.0000223851" calcext:value-type="float">
            <text:p>-2.23851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8]-[.A618]; 2)+POWER([.K618]-[.B618];2))" office:value-type="float" office:value="219.29324617279" calcext:value-type="float">
            <text:p>219.2932461728</text:p>
          </table:table-cell>
          <table:table-cell table:formula="of:=SQRT(POWER([.J618]-[.C618]; 2)+POWER([.K618]-[.D618];2))" office:value-type="float" office:value="262.417920091216" calcext:value-type="float">
            <text:p>262.4179200912</text:p>
          </table:table-cell>
        </table:table-row>
        <table:table-row table:style-name="ro1">
          <table:table-cell office:value-type="float" office:value="166.483" calcext:value-type="float">
            <text:p>166.483</text:p>
          </table:table-cell>
          <table:table-cell office:value-type="float" office:value="210.214" calcext:value-type="float">
            <text:p>210.214</text:p>
          </table:table-cell>
          <table:table-cell office:value-type="float" office:value="139.519" calcext:value-type="float">
            <text:p>139.519</text:p>
          </table:table-cell>
          <table:table-cell office:value-type="float" office:value="139.752" calcext:value-type="float">
            <text:p>139.752</text:p>
          </table:table-cell>
          <table:table-cell office:value-type="float" office:value="-131.375" calcext:value-type="float">
            <text:p>-131.375</text:p>
          </table:table-cell>
          <table:table-cell office:value-type="float" office:value="-67.3097" calcext:value-type="float">
            <text:p>-67.3097</text:p>
          </table:table-cell>
          <table:table-cell office:value-type="float" office:value="203.931" calcext:value-type="float">
            <text:p>203.931</text:p>
          </table:table-cell>
          <table:table-cell office:value-type="float" office:value="-0.0000396561" calcext:value-type="float">
            <text:p>-3.96561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19]-[.A619]; 2)+POWER([.K619]-[.B619];2))" office:value-type="float" office:value="219.827193688588" calcext:value-type="float">
            <text:p>219.8271936886</text:p>
          </table:table-cell>
          <table:table-cell table:formula="of:=SQRT(POWER([.J619]-[.C619]; 2)+POWER([.K619]-[.D619];2))" office:value-type="float" office:value="265.001156346534" calcext:value-type="float">
            <text:p>265.0011563465</text:p>
          </table:table-cell>
        </table:table-row>
        <table:table-row table:style-name="ro1">
          <table:table-cell office:value-type="float" office:value="166.269" calcext:value-type="float">
            <text:p>166.269</text:p>
          </table:table-cell>
          <table:table-cell office:value-type="float" office:value="220.637" calcext:value-type="float">
            <text:p>220.637</text:p>
          </table:table-cell>
          <table:table-cell office:value-type="float" office:value="139.337" calcext:value-type="float">
            <text:p>139.337</text:p>
          </table:table-cell>
          <table:table-cell office:value-type="float" office:value="148.642" calcext:value-type="float">
            <text:p>148.642</text:p>
          </table:table-cell>
          <table:table-cell office:value-type="float" office:value="-117.113" calcext:value-type="float">
            <text:p>-117.113</text:p>
          </table:table-cell>
          <table:table-cell office:value-type="float" office:value="-42.3687" calcext:value-type="float">
            <text:p>-42.3687</text:p>
          </table:table-cell>
          <table:table-cell office:value-type="float" office:value="204.574" calcext:value-type="float">
            <text:p>204.574</text:p>
          </table:table-cell>
          <table:table-cell office:value-type="float" office:value="-0.0000625624" calcext:value-type="float">
            <text:p>-6.25624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0]-[.A620]; 2)+POWER([.K620]-[.B620];2))" office:value-type="float" office:value="218.776520975172" calcext:value-type="float">
            <text:p>218.7765209752</text:p>
          </table:table-cell>
          <table:table-cell table:formula="of:=SQRT(POWER([.J620]-[.C620]; 2)+POWER([.K620]-[.D620];2))" office:value-type="float" office:value="261.869623540036" calcext:value-type="float">
            <text:p>261.86962354</text:p>
          </table:table-cell>
        </table:table-row>
        <table:table-row table:style-name="ro1">
          <table:table-cell office:value-type="float" office:value="166.096" calcext:value-type="float">
            <text:p>166.096</text:p>
          </table:table-cell>
          <table:table-cell office:value-type="float" office:value="210.397" calcext:value-type="float">
            <text:p>210.397</text:p>
          </table:table-cell>
          <table:table-cell office:value-type="float" office:value="139.119" calcext:value-type="float">
            <text:p>139.119</text:p>
          </table:table-cell>
          <table:table-cell office:value-type="float" office:value="140.028" calcext:value-type="float">
            <text:p>140.028</text:p>
          </table:table-cell>
          <table:table-cell office:value-type="float" office:value="-132.838" calcext:value-type="float">
            <text:p>-132.838</text:p>
          </table:table-cell>
          <table:table-cell office:value-type="float" office:value="-67.772" calcext:value-type="float">
            <text:p>-67.772</text:p>
          </table:table-cell>
          <table:table-cell office:value-type="float" office:value="204.525" calcext:value-type="float">
            <text:p>204.525</text:p>
          </table:table-cell>
          <table:table-cell office:value-type="float" office:value="-0.0000662702" calcext:value-type="float">
            <text:p>-6.62702E-0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1]-[.A621]; 2)+POWER([.K621]-[.B621];2))" office:value-type="float" office:value="220.183793284156" calcext:value-type="float">
            <text:p>220.1837932842</text:p>
          </table:table-cell>
          <table:table-cell table:formula="of:=SQRT(POWER([.J621]-[.C621]; 2)+POWER([.K621]-[.D621];2))" office:value-type="float" office:value="265.264006124088" calcext:value-type="float">
            <text:p>265.2640061241</text:p>
          </table:table-cell>
        </table:table-row>
        <table:table-row table:style-name="ro1">
          <table:table-cell office:value-type="float" office:value="165.486" calcext:value-type="float">
            <text:p>165.486</text:p>
          </table:table-cell>
          <table:table-cell office:value-type="float" office:value="210.458" calcext:value-type="float">
            <text:p>210.458</text:p>
          </table:table-cell>
          <table:table-cell office:value-type="float" office:value="138.503" calcext:value-type="float">
            <text:p>138.503</text:p>
          </table:table-cell>
          <table:table-cell office:value-type="float" office:value="140.025" calcext:value-type="float">
            <text:p>140.025</text:p>
          </table:table-cell>
          <table:table-cell office:value-type="float" office:value="-132.151" calcext:value-type="float">
            <text:p>-132.151</text:p>
          </table:table-cell>
          <table:table-cell office:value-type="float" office:value="-67.244" calcext:value-type="float">
            <text:p>-67.244</text:p>
          </table:table-cell>
          <table:table-cell office:value-type="float" office:value="205.585" calcext:value-type="float">
            <text:p>205.585</text:p>
          </table:table-cell>
          <table:table-cell office:value-type="float" office:value="-0.000148311" calcext:value-type="float">
            <text:p>-0.00014831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2]-[.A622]; 2)+POWER([.K622]-[.B622];2))" office:value-type="float" office:value="220.778771533859" calcext:value-type="float">
            <text:p>220.7787715339</text:p>
          </table:table-cell>
          <table:table-cell table:formula="of:=SQRT(POWER([.J622]-[.C622]; 2)+POWER([.K622]-[.D622];2))" office:value-type="float" office:value="265.833928673524" calcext:value-type="float">
            <text:p>265.8339286735</text:p>
          </table:table-cell>
        </table:table-row>
        <table:table-row table:style-name="ro1">
          <table:table-cell office:value-type="float" office:value="165.198" calcext:value-type="float">
            <text:p>165.198</text:p>
          </table:table-cell>
          <table:table-cell office:value-type="float" office:value="220.122" calcext:value-type="float">
            <text:p>220.122</text:p>
          </table:table-cell>
          <table:table-cell office:value-type="float" office:value="138.247" calcext:value-type="float">
            <text:p>138.247</text:p>
          </table:table-cell>
          <table:table-cell office:value-type="float" office:value="148.24" calcext:value-type="float">
            <text:p>148.24</text:p>
          </table:table-cell>
          <table:table-cell office:value-type="float" office:value="-118.555" calcext:value-type="float">
            <text:p>-118.555</text:p>
          </table:table-cell>
          <table:table-cell office:value-type="float" office:value="-43.8993" calcext:value-type="float">
            <text:p>-43.8993</text:p>
          </table:table-cell>
          <table:table-cell office:value-type="float" office:value="206.325" calcext:value-type="float">
            <text:p>206.325</text:p>
          </table:table-cell>
          <table:table-cell office:value-type="float" office:value="-0.000175744" calcext:value-type="float">
            <text:p>-0.0001757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3]-[.A623]; 2)+POWER([.K623]-[.B623];2))" office:value-type="float" office:value="219.893069667964" calcext:value-type="float">
            <text:p>219.893069668</text:p>
          </table:table-cell>
          <table:table-cell table:formula="of:=SQRT(POWER([.J623]-[.C623]; 2)+POWER([.K623]-[.D623];2))" office:value-type="float" office:value="263.031318684677" calcext:value-type="float">
            <text:p>263.0313186847</text:p>
          </table:table-cell>
        </table:table-row>
        <table:table-row table:style-name="ro1">
          <table:table-cell office:value-type="float" office:value="165.31" calcext:value-type="float">
            <text:p>165.31</text:p>
          </table:table-cell>
          <table:table-cell office:value-type="float" office:value="219.162" calcext:value-type="float">
            <text:p>219.162</text:p>
          </table:table-cell>
          <table:table-cell office:value-type="float" office:value="138.376" calcext:value-type="float">
            <text:p>138.376</text:p>
          </table:table-cell>
          <table:table-cell office:value-type="float" office:value="147.085" calcext:value-type="float">
            <text:p>147.085</text:p>
          </table:table-cell>
          <table:table-cell office:value-type="float" office:value="-115.405" calcext:value-type="float">
            <text:p>-115.405</text:p>
          </table:table-cell>
          <table:table-cell office:value-type="float" office:value="-43.7887" calcext:value-type="float">
            <text:p>-43.7887</text:p>
          </table:table-cell>
          <table:table-cell office:value-type="float" office:value="206.284" calcext:value-type="float">
            <text:p>206.284</text:p>
          </table:table-cell>
          <table:table-cell office:value-type="float" office:value="-0.000407792" calcext:value-type="float">
            <text:p>-0.00040779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4]-[.A624]; 2)+POWER([.K624]-[.B624];2))" office:value-type="float" office:value="219.879263105915" calcext:value-type="float">
            <text:p>219.8792631059</text:p>
          </table:table-cell>
          <table:table-cell table:formula="of:=SQRT(POWER([.J624]-[.C624]; 2)+POWER([.K624]-[.D624];2))" office:value-type="float" office:value="263.324906913493" calcext:value-type="float">
            <text:p>263.3249069135</text:p>
          </table:table-cell>
        </table:table-row>
        <table:table-row table:style-name="ro1">
          <table:table-cell office:value-type="float" office:value="194.639" calcext:value-type="float">
            <text:p>194.639</text:p>
          </table:table-cell>
          <table:table-cell office:value-type="float" office:value="205.481" calcext:value-type="float">
            <text:p>205.481</text:p>
          </table:table-cell>
          <table:table-cell office:value-type="float" office:value="168.572" calcext:value-type="float">
            <text:p>168.572</text:p>
          </table:table-cell>
          <table:table-cell office:value-type="float" office:value="123.415" calcext:value-type="float">
            <text:p>123.415</text:p>
          </table:table-cell>
          <table:table-cell office:value-type="float" office:value="21.7578" calcext:value-type="float">
            <text:p>21.7578</text:p>
          </table:table-cell>
          <table:table-cell office:value-type="float" office:value="7.06026" calcext:value-type="float">
            <text:p>7.06026</text:p>
          </table:table-cell>
          <table:table-cell office:value-type="float" office:value="166.548" calcext:value-type="float">
            <text:p>166.548</text:p>
          </table:table-cell>
          <table:table-cell office:value-type="float" office:value="0.993067" calcext:value-type="float">
            <text:p>0.99306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5]-[.A625]; 2)+POWER([.K625]-[.B625];2))" office:value-type="float" office:value="192.850267518611" calcext:value-type="float">
            <text:p>192.8502675186</text:p>
          </table:table-cell>
          <table:table-cell table:formula="of:=SQRT(POWER([.J625]-[.C625]; 2)+POWER([.K625]-[.D625];2))" office:value-type="float" office:value="245.909791201977" calcext:value-type="float">
            <text:p>245.909791202</text:p>
          </table:table-cell>
        </table:table-row>
        <table:table-row table:style-name="ro1">
          <table:table-cell office:value-type="float" office:value="182.267" calcext:value-type="float">
            <text:p>182.267</text:p>
          </table:table-cell>
          <table:table-cell office:value-type="float" office:value="245.755" calcext:value-type="float">
            <text:p>245.755</text:p>
          </table:table-cell>
          <table:table-cell office:value-type="float" office:value="155.965" calcext:value-type="float">
            <text:p>155.965</text:p>
          </table:table-cell>
          <table:table-cell office:value-type="float" office:value="162.389" calcext:value-type="float">
            <text:p>162.389</text:p>
          </table:table-cell>
          <table:table-cell office:value-type="float" office:value="7.93049" calcext:value-type="float">
            <text:p>7.93049</text:p>
          </table:table-cell>
          <table:table-cell office:value-type="float" office:value="61.0672" calcext:value-type="float">
            <text:p>61.0672</text:p>
          </table:table-cell>
          <table:table-cell office:value-type="float" office:value="184.379" calcext:value-type="float">
            <text:p>184.379</text:p>
          </table:table-cell>
          <table:table-cell office:value-type="float" office:value="0.963164" calcext:value-type="float">
            <text:p>0.9631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6]-[.A626]; 2)+POWER([.K626]-[.B626];2))" office:value-type="float" office:value="201.767944218104" calcext:value-type="float">
            <text:p>201.7679442181</text:p>
          </table:table-cell>
          <table:table-cell table:formula="of:=SQRT(POWER([.J626]-[.C626]; 2)+POWER([.K626]-[.D626];2))" office:value-type="float" office:value="241.532342650006" calcext:value-type="float">
            <text:p>241.53234265</text:p>
          </table:table-cell>
        </table:table-row>
        <table:table-row table:style-name="ro1">
          <table:table-cell office:value-type="float" office:value="189.271" calcext:value-type="float">
            <text:p>189.271</text:p>
          </table:table-cell>
          <table:table-cell office:value-type="float" office:value="247.084" calcext:value-type="float">
            <text:p>247.084</text:p>
          </table:table-cell>
          <table:table-cell office:value-type="float" office:value="163.037" calcext:value-type="float">
            <text:p>163.037</text:p>
          </table:table-cell>
          <table:table-cell office:value-type="float" office:value="163.141" calcext:value-type="float">
            <text:p>163.141</text:p>
          </table:table-cell>
          <table:table-cell office:value-type="float" office:value="15.0143" calcext:value-type="float">
            <text:p>15.0143</text:p>
          </table:table-cell>
          <table:table-cell office:value-type="float" office:value="66.1917" calcext:value-type="float">
            <text:p>66.1917</text:p>
          </table:table-cell>
          <table:table-cell office:value-type="float" office:value="174.044" calcext:value-type="float">
            <text:p>174.044</text:p>
          </table:table-cell>
          <table:table-cell office:value-type="float" office:value="0.844086" calcext:value-type="float">
            <text:p>0.8440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7]-[.A627]; 2)+POWER([.K627]-[.B627];2))" office:value-type="float" office:value="194.795355429743" calcext:value-type="float">
            <text:p>194.7953554297</text:p>
          </table:table-cell>
          <table:table-cell table:formula="of:=SQRT(POWER([.J627]-[.C627]; 2)+POWER([.K627]-[.D627];2))" office:value-type="float" office:value="234.613275945757" calcext:value-type="float">
            <text:p>234.6132759458</text:p>
          </table:table-cell>
        </table:table-row>
        <table:table-row table:style-name="ro1">
          <table:table-cell office:value-type="float" office:value="192.235" calcext:value-type="float">
            <text:p>192.235</text:p>
          </table:table-cell>
          <table:table-cell office:value-type="float" office:value="254.719" calcext:value-type="float">
            <text:p>254.719</text:p>
          </table:table-cell>
          <table:table-cell office:value-type="float" office:value="165.969" calcext:value-type="float">
            <text:p>165.969</text:p>
          </table:table-cell>
          <table:table-cell office:value-type="float" office:value="171.415" calcext:value-type="float">
            <text:p>171.415</text:p>
          </table:table-cell>
          <table:table-cell office:value-type="float" office:value="3.98635" calcext:value-type="float">
            <text:p>3.98635</text:p>
          </table:table-cell>
          <table:table-cell office:value-type="float" office:value="71.6981" calcext:value-type="float">
            <text:p>71.6981</text:p>
          </table:table-cell>
          <table:table-cell office:value-type="float" office:value="168.699" calcext:value-type="float">
            <text:p>168.699</text:p>
          </table:table-cell>
          <table:table-cell office:value-type="float" office:value="0.836346" calcext:value-type="float">
            <text:p>0.83634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8]-[.A628]; 2)+POWER([.K628]-[.B628];2))" office:value-type="float" office:value="192.186337147051" calcext:value-type="float">
            <text:p>192.1863371471</text:p>
          </table:table-cell>
          <table:table-cell table:formula="of:=SQRT(POWER([.J628]-[.C628]; 2)+POWER([.K628]-[.D628];2))" office:value-type="float" office:value="229.171898770334" calcext:value-type="float">
            <text:p>229.1718987703</text:p>
          </table:table-cell>
        </table:table-row>
        <table:table-row table:style-name="ro1">
          <table:table-cell office:value-type="float" office:value="195.012" calcext:value-type="float">
            <text:p>195.012</text:p>
          </table:table-cell>
          <table:table-cell office:value-type="float" office:value="252.644" calcext:value-type="float">
            <text:p>252.644</text:p>
          </table:table-cell>
          <table:table-cell office:value-type="float" office:value="168.787" calcext:value-type="float">
            <text:p>168.787</text:p>
          </table:table-cell>
          <table:table-cell office:value-type="float" office:value="169.099" calcext:value-type="float">
            <text:p>169.099</text:p>
          </table:table-cell>
          <table:table-cell office:value-type="float" office:value="8.55316" calcext:value-type="float">
            <text:p>8.55316</text:p>
          </table:table-cell>
          <table:table-cell office:value-type="float" office:value="70.7557" calcext:value-type="float">
            <text:p>70.7557</text:p>
          </table:table-cell>
          <table:table-cell office:value-type="float" office:value="164.749" calcext:value-type="float">
            <text:p>164.749</text:p>
          </table:table-cell>
          <table:table-cell office:value-type="float" office:value="0.800309" calcext:value-type="float">
            <text:p>0.8003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29]-[.A629]; 2)+POWER([.K629]-[.B629];2))" office:value-type="float" office:value="189.287503232517" calcext:value-type="float">
            <text:p>189.2875032325</text:p>
          </table:table-cell>
          <table:table-cell table:formula="of:=SQRT(POWER([.J629]-[.C629]; 2)+POWER([.K629]-[.D629];2))" office:value-type="float" office:value="227.22497919463" calcext:value-type="float">
            <text:p>227.2249791946</text:p>
          </table:table-cell>
        </table:table-row>
        <table:table-row table:style-name="ro1">
          <table:table-cell office:value-type="float" office:value="183.361" calcext:value-type="float">
            <text:p>183.361</text:p>
          </table:table-cell>
          <table:table-cell office:value-type="float" office:value="246.966" calcext:value-type="float">
            <text:p>246.966</text:p>
          </table:table-cell>
          <table:table-cell office:value-type="float" office:value="157.081" calcext:value-type="float">
            <text:p>157.081</text:p>
          </table:table-cell>
          <table:table-cell office:value-type="float" office:value="163.117" calcext:value-type="float">
            <text:p>163.117</text:p>
          </table:table-cell>
          <table:table-cell office:value-type="float" office:value="12.7248" calcext:value-type="float">
            <text:p>12.7248</text:p>
          </table:table-cell>
          <table:table-cell office:value-type="float" office:value="65.234" calcext:value-type="float">
            <text:p>65.234</text:p>
          </table:table-cell>
          <table:table-cell office:value-type="float" office:value="182.959" calcext:value-type="float">
            <text:p>182.959</text:p>
          </table:table-cell>
          <table:table-cell office:value-type="float" office:value="0.791514" calcext:value-type="float">
            <text:p>0.79151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0]-[.A630]; 2)+POWER([.K630]-[.B630];2))" office:value-type="float" office:value="200.700447127055" calcext:value-type="float">
            <text:p>200.7004471271</text:p>
          </table:table-cell>
          <table:table-cell table:formula="of:=SQRT(POWER([.J630]-[.C630]; 2)+POWER([.K630]-[.D630];2))" office:value-type="float" office:value="240.238964887047" calcext:value-type="float">
            <text:p>240.238964887</text:p>
          </table:table-cell>
        </table:table-row>
        <table:table-row table:style-name="ro1">
          <table:table-cell office:value-type="float" office:value="184.498" calcext:value-type="float">
            <text:p>184.498</text:p>
          </table:table-cell>
          <table:table-cell office:value-type="float" office:value="241.82" calcext:value-type="float">
            <text:p>241.82</text:p>
          </table:table-cell>
          <table:table-cell office:value-type="float" office:value="158.254" calcext:value-type="float">
            <text:p>158.254</text:p>
          </table:table-cell>
          <table:table-cell office:value-type="float" office:value="157.912" calcext:value-type="float">
            <text:p>157.912</text:p>
          </table:table-cell>
          <table:table-cell office:value-type="float" office:value="16.8569" calcext:value-type="float">
            <text:p>16.8569</text:p>
          </table:table-cell>
          <table:table-cell office:value-type="float" office:value="59.6746" calcext:value-type="float">
            <text:p>59.6746</text:p>
          </table:table-cell>
          <table:table-cell office:value-type="float" office:value="181.526" calcext:value-type="float">
            <text:p>181.526</text:p>
          </table:table-cell>
          <table:table-cell office:value-type="float" office:value="0.767108" calcext:value-type="float">
            <text:p>0.7671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1]-[.A631]; 2)+POWER([.K631]-[.B631];2))" office:value-type="float" office:value="199.502081202177" calcext:value-type="float">
            <text:p>199.5020812022</text:p>
          </table:table-cell>
          <table:table-cell table:formula="of:=SQRT(POWER([.J631]-[.C631]; 2)+POWER([.K631]-[.D631];2))" office:value-type="float" office:value="240.898418965339" calcext:value-type="float">
            <text:p>240.8984189653</text:p>
          </table:table-cell>
        </table:table-row>
        <table:table-row table:style-name="ro1">
          <table:table-cell office:value-type="float" office:value="209.796" calcext:value-type="float">
            <text:p>209.796</text:p>
          </table:table-cell>
          <table:table-cell office:value-type="float" office:value="255.428" calcext:value-type="float">
            <text:p>255.428</text:p>
          </table:table-cell>
          <table:table-cell office:value-type="float" office:value="183.721" calcext:value-type="float">
            <text:p>183.721</text:p>
          </table:table-cell>
          <table:table-cell office:value-type="float" office:value="171.013" calcext:value-type="float">
            <text:p>171.013</text:p>
          </table:table-cell>
          <table:table-cell office:value-type="float" office:value="19.7153" calcext:value-type="float">
            <text:p>19.7153</text:p>
          </table:table-cell>
          <table:table-cell office:value-type="float" office:value="79.5436" calcext:value-type="float">
            <text:p>79.5436</text:p>
          </table:table-cell>
          <table:table-cell office:value-type="float" office:value="142.877" calcext:value-type="float">
            <text:p>142.877</text:p>
          </table:table-cell>
          <table:table-cell office:value-type="float" office:value="0.71951" calcext:value-type="float">
            <text:p>0.7195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2]-[.A632]; 2)+POWER([.K632]-[.B632];2))" office:value-type="float" office:value="174.720762360974" calcext:value-type="float">
            <text:p>174.720762361</text:p>
          </table:table-cell>
          <table:table-cell table:formula="of:=SQRT(POWER([.J632]-[.C632]; 2)+POWER([.K632]-[.D632];2))" office:value-type="float" office:value="212.48725140582" calcext:value-type="float">
            <text:p>212.4872514058</text:p>
          </table:table-cell>
        </table:table-row>
        <table:table-row table:style-name="ro1">
          <table:table-cell office:value-type="float" office:value="215.983" calcext:value-type="float">
            <text:p>215.983</text:p>
          </table:table-cell>
          <table:table-cell office:value-type="float" office:value="206.934" calcext:value-type="float">
            <text:p>206.934</text:p>
          </table:table-cell>
          <table:table-cell office:value-type="float" office:value="190.107" calcext:value-type="float">
            <text:p>190.107</text:p>
          </table:table-cell>
          <table:table-cell office:value-type="float" office:value="125.105" calcext:value-type="float">
            <text:p>125.105</text:p>
          </table:table-cell>
          <table:table-cell office:value-type="float" office:value="22.5498" calcext:value-type="float">
            <text:p>22.5498</text:p>
          </table:table-cell>
          <table:table-cell office:value-type="float" office:value="8.01294" calcext:value-type="float">
            <text:p>8.01294</text:p>
          </table:table-cell>
          <table:table-cell office:value-type="float" office:value="133.288" calcext:value-type="float">
            <text:p>133.288</text:p>
          </table:table-cell>
          <table:table-cell office:value-type="float" office:value="0.689959" calcext:value-type="float">
            <text:p>0.68995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3]-[.A633]; 2)+POWER([.K633]-[.B633];2))" office:value-type="float" office:value="171.637223949235" calcext:value-type="float">
            <text:p>171.6372239492</text:p>
          </table:table-cell>
          <table:table-cell table:formula="of:=SQRT(POWER([.J633]-[.C633]; 2)+POWER([.K633]-[.D633];2))" office:value-type="float" office:value="226.404364962339" calcext:value-type="float">
            <text:p>226.4043649623</text:p>
          </table:table-cell>
        </table:table-row>
        <table:table-row table:style-name="ro1">
          <table:table-cell office:value-type="float" office:value="186.877" calcext:value-type="float">
            <text:p>186.877</text:p>
          </table:table-cell>
          <table:table-cell office:value-type="float" office:value="242.224" calcext:value-type="float">
            <text:p>242.224</text:p>
          </table:table-cell>
          <table:table-cell office:value-type="float" office:value="160.65" calcext:value-type="float">
            <text:p>160.65</text:p>
          </table:table-cell>
          <table:table-cell office:value-type="float" office:value="158.259" calcext:value-type="float">
            <text:p>158.259</text:p>
          </table:table-cell>
          <table:table-cell office:value-type="float" office:value="17.7639" calcext:value-type="float">
            <text:p>17.7639</text:p>
          </table:table-cell>
          <table:table-cell office:value-type="float" office:value="60.58" calcext:value-type="float">
            <text:p>60.58</text:p>
          </table:table-cell>
          <table:table-cell office:value-type="float" office:value="177.933" calcext:value-type="float">
            <text:p>177.933</text:p>
          </table:table-cell>
          <table:table-cell office:value-type="float" office:value="0.682747" calcext:value-type="float">
            <text:p>0.68274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4]-[.A634]; 2)+POWER([.K634]-[.B634];2))" office:value-type="float" office:value="197.123127270749" calcext:value-type="float">
            <text:p>197.1231272708</text:p>
          </table:table-cell>
          <table:table-cell table:formula="of:=SQRT(POWER([.J634]-[.C634]; 2)+POWER([.K634]-[.D634];2))" office:value-type="float" office:value="238.532550359484" calcext:value-type="float">
            <text:p>238.5325503595</text:p>
          </table:table-cell>
        </table:table-row>
        <table:table-row table:style-name="ro1">
          <table:table-cell office:value-type="float" office:value="185.052" calcext:value-type="float">
            <text:p>185.052</text:p>
          </table:table-cell>
          <table:table-cell office:value-type="float" office:value="242.764" calcext:value-type="float">
            <text:p>242.764</text:p>
          </table:table-cell>
          <table:table-cell office:value-type="float" office:value="158.792" calcext:value-type="float">
            <text:p>158.792</text:p>
          </table:table-cell>
          <table:table-cell office:value-type="float" office:value="159.234" calcext:value-type="float">
            <text:p>159.234</text:p>
          </table:table-cell>
          <table:table-cell office:value-type="float" office:value="12.2375" calcext:value-type="float">
            <text:p>12.2375</text:p>
          </table:table-cell>
          <table:table-cell office:value-type="float" office:value="58.6576" calcext:value-type="float">
            <text:p>58.6576</text:p>
          </table:table-cell>
          <table:table-cell office:value-type="float" office:value="180.391" calcext:value-type="float">
            <text:p>180.391</text:p>
          </table:table-cell>
          <table:table-cell office:value-type="float" office:value="0.630803" calcext:value-type="float">
            <text:p>0.6308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5]-[.A635]; 2)+POWER([.K635]-[.B635];2))" office:value-type="float" office:value="198.949466950781" calcext:value-type="float">
            <text:p>198.9494669508</text:p>
          </table:table-cell>
          <table:table-cell table:formula="of:=SQRT(POWER([.J635]-[.C635]; 2)+POWER([.K635]-[.D635];2))" office:value-type="float" office:value="239.935103767665" calcext:value-type="float">
            <text:p>239.9351037677</text:p>
          </table:table-cell>
        </table:table-row>
        <table:table-row table:style-name="ro1">
          <table:table-cell office:value-type="float" office:value="207.348" calcext:value-type="float">
            <text:p>207.348</text:p>
          </table:table-cell>
          <table:table-cell office:value-type="float" office:value="257.646" calcext:value-type="float">
            <text:p>257.646</text:p>
          </table:table-cell>
          <table:table-cell office:value-type="float" office:value="181.232" calcext:value-type="float">
            <text:p>181.232</text:p>
          </table:table-cell>
          <table:table-cell office:value-type="float" office:value="173.643" calcext:value-type="float">
            <text:p>173.643</text:p>
          </table:table-cell>
          <table:table-cell office:value-type="float" office:value="13.3503" calcext:value-type="float">
            <text:p>13.3503</text:p>
          </table:table-cell>
          <table:table-cell office:value-type="float" office:value="79.7652" calcext:value-type="float">
            <text:p>79.7652</text:p>
          </table:table-cell>
          <table:table-cell office:value-type="float" office:value="146.11" calcext:value-type="float">
            <text:p>146.11</text:p>
          </table:table-cell>
          <table:table-cell office:value-type="float" office:value="0.62806" calcext:value-type="float">
            <text:p>0.628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6]-[.A636]; 2)+POWER([.K636]-[.B636];2))" office:value-type="float" office:value="177.343526580476" calcext:value-type="float">
            <text:p>177.3435265805</text:p>
          </table:table-cell>
          <table:table-cell table:formula="of:=SQRT(POWER([.J636]-[.C636]; 2)+POWER([.K636]-[.D636];2))" office:value-type="float" office:value="213.980235706478" calcext:value-type="float">
            <text:p>213.9802357065</text:p>
          </table:table-cell>
        </table:table-row>
        <table:table-row table:style-name="ro1">
          <table:table-cell office:value-type="float" office:value="207.422" calcext:value-type="float">
            <text:p>207.422</text:p>
          </table:table-cell>
          <table:table-cell office:value-type="float" office:value="204.178" calcext:value-type="float">
            <text:p>204.178</text:p>
          </table:table-cell>
          <table:table-cell office:value-type="float" office:value="181.473" calcext:value-type="float">
            <text:p>181.473</text:p>
          </table:table-cell>
          <table:table-cell office:value-type="float" office:value="122.136" calcext:value-type="float">
            <text:p>122.136</text:p>
          </table:table-cell>
          <table:table-cell office:value-type="float" office:value="24.9569" calcext:value-type="float">
            <text:p>24.9569</text:p>
          </table:table-cell>
          <table:table-cell office:value-type="float" office:value="5.82716" calcext:value-type="float">
            <text:p>5.82716</text:p>
          </table:table-cell>
          <table:table-cell office:value-type="float" office:value="146.88" calcext:value-type="float">
            <text:p>146.88</text:p>
          </table:table-cell>
          <table:table-cell office:value-type="float" office:value="0.616635" calcext:value-type="float">
            <text:p>0.61663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7]-[.A637]; 2)+POWER([.K637]-[.B637];2))" office:value-type="float" office:value="180.583204556791" calcext:value-type="float">
            <text:p>180.5832045568</text:p>
          </table:table-cell>
          <table:table-cell table:formula="of:=SQRT(POWER([.J637]-[.C637]; 2)+POWER([.K637]-[.D637];2))" office:value-type="float" office:value="235.339253472514" calcext:value-type="float">
            <text:p>235.3392534725</text:p>
          </table:table-cell>
        </table:table-row>
        <table:table-row table:style-name="ro1">
          <table:table-cell office:value-type="float" office:value="207.607" calcext:value-type="float">
            <text:p>207.607</text:p>
          </table:table-cell>
          <table:table-cell office:value-type="float" office:value="215.291" calcext:value-type="float">
            <text:p>215.291</text:p>
          </table:table-cell>
          <table:table-cell office:value-type="float" office:value="181.601" calcext:value-type="float">
            <text:p>181.601</text:p>
          </table:table-cell>
          <table:table-cell office:value-type="float" office:value="133.962" calcext:value-type="float">
            <text:p>133.962</text:p>
          </table:table-cell>
          <table:table-cell office:value-type="float" office:value="9.78639" calcext:value-type="float">
            <text:p>9.78639</text:p>
          </table:table-cell>
          <table:table-cell office:value-type="float" office:value="14.4269" calcext:value-type="float">
            <text:p>14.4269</text:p>
          </table:table-cell>
          <table:table-cell office:value-type="float" office:value="145.345" calcext:value-type="float">
            <text:p>145.345</text:p>
          </table:table-cell>
          <table:table-cell office:value-type="float" office:value="0.607581" calcext:value-type="float">
            <text:p>0.60758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8]-[.A638]; 2)+POWER([.K638]-[.B638];2))" office:value-type="float" office:value="178.403646627528" calcext:value-type="float">
            <text:p>178.4036466275</text:p>
          </table:table-cell>
          <table:table-cell table:formula="of:=SQRT(POWER([.J638]-[.C638]; 2)+POWER([.K638]-[.D638];2))" office:value-type="float" office:value="229.428779025213" calcext:value-type="float">
            <text:p>229.4287790252</text:p>
          </table:table-cell>
        </table:table-row>
        <table:table-row table:style-name="ro1">
          <table:table-cell office:value-type="float" office:value="209.575" calcext:value-type="float">
            <text:p>209.575</text:p>
          </table:table-cell>
          <table:table-cell office:value-type="float" office:value="208.703" calcext:value-type="float">
            <text:p>208.703</text:p>
          </table:table-cell>
          <table:table-cell office:value-type="float" office:value="183.614" calcext:value-type="float">
            <text:p>183.614</text:p>
          </table:table-cell>
          <table:table-cell office:value-type="float" office:value="127.458" calcext:value-type="float">
            <text:p>127.458</text:p>
          </table:table-cell>
          <table:table-cell office:value-type="float" office:value="13.3923" calcext:value-type="float">
            <text:p>13.3923</text:p>
          </table:table-cell>
          <table:table-cell office:value-type="float" office:value="6.17313" calcext:value-type="float">
            <text:p>6.17313</text:p>
          </table:table-cell>
          <table:table-cell office:value-type="float" office:value="142.541" calcext:value-type="float">
            <text:p>142.541</text:p>
          </table:table-cell>
          <table:table-cell office:value-type="float" office:value="0.579521" calcext:value-type="float">
            <text:p>0.5795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39]-[.A639]; 2)+POWER([.K639]-[.B639];2))" office:value-type="float" office:value="177.574690859931" calcext:value-type="float">
            <text:p>177.5746908599</text:p>
          </table:table-cell>
          <table:table-cell table:formula="of:=SQRT(POWER([.J639]-[.C639]; 2)+POWER([.K639]-[.D639];2))" office:value-type="float" office:value="230.812518637963" calcext:value-type="float">
            <text:p>230.812518638</text:p>
          </table:table-cell>
        </table:table-row>
        <table:table-row table:style-name="ro1">
          <table:table-cell office:value-type="float" office:value="208.574" calcext:value-type="float">
            <text:p>208.574</text:p>
          </table:table-cell>
          <table:table-cell office:value-type="float" office:value="207.97" calcext:value-type="float">
            <text:p>207.97</text:p>
          </table:table-cell>
          <table:table-cell office:value-type="float" office:value="182.62" calcext:value-type="float">
            <text:p>182.62</text:p>
          </table:table-cell>
          <table:table-cell office:value-type="float" office:value="125.987" calcext:value-type="float">
            <text:p>125.987</text:p>
          </table:table-cell>
          <table:table-cell office:value-type="float" office:value="22.0996" calcext:value-type="float">
            <text:p>22.0996</text:p>
          </table:table-cell>
          <table:table-cell office:value-type="float" office:value="9.93219" calcext:value-type="float">
            <text:p>9.93219</text:p>
          </table:table-cell>
          <table:table-cell office:value-type="float" office:value="144.849" calcext:value-type="float">
            <text:p>144.849</text:p>
          </table:table-cell>
          <table:table-cell office:value-type="float" office:value="0.573082" calcext:value-type="float">
            <text:p>0.5730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0]-[.A640]; 2)+POWER([.K640]-[.B640];2))" office:value-type="float" office:value="178.696173366975" calcext:value-type="float">
            <text:p>178.696173367</text:p>
          </table:table-cell>
          <table:table-cell table:formula="of:=SQRT(POWER([.J640]-[.C640]; 2)+POWER([.K640]-[.D640];2))" office:value-type="float" office:value="232.40679974777" calcext:value-type="float">
            <text:p>232.4067997478</text:p>
          </table:table-cell>
        </table:table-row>
        <table:table-row table:style-name="ro1">
          <table:table-cell office:value-type="float" office:value="193.895" calcext:value-type="float">
            <text:p>193.895</text:p>
          </table:table-cell>
          <table:table-cell office:value-type="float" office:value="245.087" calcext:value-type="float">
            <text:p>245.087</text:p>
          </table:table-cell>
          <table:table-cell office:value-type="float" office:value="167.711" calcext:value-type="float">
            <text:p>167.711</text:p>
          </table:table-cell>
          <table:table-cell office:value-type="float" office:value="161.032" calcext:value-type="float">
            <text:p>161.032</text:p>
          </table:table-cell>
          <table:table-cell office:value-type="float" office:value="18.5367" calcext:value-type="float">
            <text:p>18.5367</text:p>
          </table:table-cell>
          <table:table-cell office:value-type="float" office:value="64.7432" calcext:value-type="float">
            <text:p>64.7432</text:p>
          </table:table-cell>
          <table:table-cell office:value-type="float" office:value="167.207" calcext:value-type="float">
            <text:p>167.207</text:p>
          </table:table-cell>
          <table:table-cell office:value-type="float" office:value="0.55493" calcext:value-type="float">
            <text:p>0.554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1]-[.A641]; 2)+POWER([.K641]-[.B641];2))" office:value-type="float" office:value="190.130062309988" calcext:value-type="float">
            <text:p>190.13006231</text:p>
          </table:table-cell>
          <table:table-cell table:formula="of:=SQRT(POWER([.J641]-[.C641]; 2)+POWER([.K641]-[.D641];2))" office:value-type="float" office:value="230.947501707639" calcext:value-type="float">
            <text:p>230.9475017076</text:p>
          </table:table-cell>
        </table:table-row>
        <table:table-row table:style-name="ro1">
          <table:table-cell office:value-type="float" office:value="197.049" calcext:value-type="float">
            <text:p>197.049</text:p>
          </table:table-cell>
          <table:table-cell office:value-type="float" office:value="252.559" calcext:value-type="float">
            <text:p>252.559</text:p>
          </table:table-cell>
          <table:table-cell office:value-type="float" office:value="170.836" calcext:value-type="float">
            <text:p>170.836</text:p>
          </table:table-cell>
          <table:table-cell office:value-type="float" office:value="169.253" calcext:value-type="float">
            <text:p>169.253</text:p>
          </table:table-cell>
          <table:table-cell office:value-type="float" office:value="6.46174" calcext:value-type="float">
            <text:p>6.46174</text:p>
          </table:table-cell>
          <table:table-cell office:value-type="float" office:value="69.445" calcext:value-type="float">
            <text:p>69.445</text:p>
          </table:table-cell>
          <table:table-cell office:value-type="float" office:value="161.46" calcext:value-type="float">
            <text:p>161.46</text:p>
          </table:table-cell>
          <table:table-cell office:value-type="float" office:value="0.548341" calcext:value-type="float">
            <text:p>0.54834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2]-[.A642]; 2)+POWER([.K642]-[.B642];2))" office:value-type="float" office:value="187.248948947651" calcext:value-type="float">
            <text:p>187.2489489477</text:p>
          </table:table-cell>
          <table:table-cell table:formula="of:=SQRT(POWER([.J642]-[.C642]; 2)+POWER([.K642]-[.D642];2))" office:value-type="float" office:value="225.235469908716" calcext:value-type="float">
            <text:p>225.2354699087</text:p>
          </table:table-cell>
        </table:table-row>
        <table:table-row table:style-name="ro1">
          <table:table-cell office:value-type="float" office:value="199.596" calcext:value-type="float">
            <text:p>199.596</text:p>
          </table:table-cell>
          <table:table-cell office:value-type="float" office:value="204.728" calcext:value-type="float">
            <text:p>204.728</text:p>
          </table:table-cell>
          <table:table-cell office:value-type="float" office:value="173.573" calcext:value-type="float">
            <text:p>173.573</text:p>
          </table:table-cell>
          <table:table-cell office:value-type="float" office:value="122.691" calcext:value-type="float">
            <text:p>122.691</text:p>
          </table:table-cell>
          <table:table-cell office:value-type="float" office:value="22.9348" calcext:value-type="float">
            <text:p>22.9348</text:p>
          </table:table-cell>
          <table:table-cell office:value-type="float" office:value="6.17012" calcext:value-type="float">
            <text:p>6.17012</text:p>
          </table:table-cell>
          <table:table-cell office:value-type="float" office:value="158.923" calcext:value-type="float">
            <text:p>158.923</text:p>
          </table:table-cell>
          <table:table-cell office:value-type="float" office:value="0.507933" calcext:value-type="float">
            <text:p>0.5079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3]-[.A643]; 2)+POWER([.K643]-[.B643];2))" office:value-type="float" office:value="188.133030592716" calcext:value-type="float">
            <text:p>188.1330305927</text:p>
          </table:table-cell>
          <table:table-cell table:formula="of:=SQRT(POWER([.J643]-[.C643]; 2)+POWER([.K643]-[.D643];2))" office:value-type="float" office:value="241.897002482461" calcext:value-type="float">
            <text:p>241.8970024825</text:p>
          </table:table-cell>
        </table:table-row>
        <table:table-row table:style-name="ro1">
          <table:table-cell office:value-type="float" office:value="199.246" calcext:value-type="float">
            <text:p>199.246</text:p>
          </table:table-cell>
          <table:table-cell office:value-type="float" office:value="207.083" calcext:value-type="float">
            <text:p>207.083</text:p>
          </table:table-cell>
          <table:table-cell office:value-type="float" office:value="173.202" calcext:value-type="float">
            <text:p>173.202</text:p>
          </table:table-cell>
          <table:table-cell office:value-type="float" office:value="125.323" calcext:value-type="float">
            <text:p>125.323</text:p>
          </table:table-cell>
          <table:table-cell office:value-type="float" office:value="18.1722" calcext:value-type="float">
            <text:p>18.1722</text:p>
          </table:table-cell>
          <table:table-cell office:value-type="float" office:value="7.15233" calcext:value-type="float">
            <text:p>7.15233</text:p>
          </table:table-cell>
          <table:table-cell office:value-type="float" office:value="159.105" calcext:value-type="float">
            <text:p>159.105</text:p>
          </table:table-cell>
          <table:table-cell office:value-type="float" office:value="0.502826" calcext:value-type="float">
            <text:p>0.5028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4]-[.A644]; 2)+POWER([.K644]-[.B644];2))" office:value-type="float" office:value="188.024565961472" calcext:value-type="float">
            <text:p>188.0245659615</text:p>
          </table:table-cell>
          <table:table-cell table:formula="of:=SQRT(POWER([.J644]-[.C644]; 2)+POWER([.K644]-[.D644];2))" office:value-type="float" office:value="240.934263094729" calcext:value-type="float">
            <text:p>240.9342630947</text:p>
          </table:table-cell>
        </table:table-row>
        <table:table-row table:style-name="ro1">
          <table:table-cell office:value-type="float" office:value="197.657" calcext:value-type="float">
            <text:p>197.657</text:p>
          </table:table-cell>
          <table:table-cell office:value-type="float" office:value="208.318" calcext:value-type="float">
            <text:p>208.318</text:p>
          </table:table-cell>
          <table:table-cell office:value-type="float" office:value="171.599" calcext:value-type="float">
            <text:p>171.599</text:p>
          </table:table-cell>
          <table:table-cell office:value-type="float" office:value="126.357" calcext:value-type="float">
            <text:p>126.357</text:p>
          </table:table-cell>
          <table:table-cell office:value-type="float" office:value="19.346" calcext:value-type="float">
            <text:p>19.346</text:p>
          </table:table-cell>
          <table:table-cell office:value-type="float" office:value="9.80602" calcext:value-type="float">
            <text:p>9.80602</text:p>
          </table:table-cell>
          <table:table-cell office:value-type="float" office:value="161.664" calcext:value-type="float">
            <text:p>161.664</text:p>
          </table:table-cell>
          <table:table-cell office:value-type="float" office:value="0.491882" calcext:value-type="float">
            <text:p>0.4918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5]-[.A645]; 2)+POWER([.K645]-[.B645];2))" office:value-type="float" office:value="189.362590743262" calcext:value-type="float">
            <text:p>189.3625907433</text:p>
          </table:table-cell>
          <table:table-cell table:formula="of:=SQRT(POWER([.J645]-[.C645]; 2)+POWER([.K645]-[.D645];2))" office:value-type="float" office:value="241.841866205998" calcext:value-type="float">
            <text:p>241.841866206</text:p>
          </table:table-cell>
        </table:table-row>
        <table:table-row table:style-name="ro1">
          <table:table-cell office:value-type="float" office:value="197.203" calcext:value-type="float">
            <text:p>197.203</text:p>
          </table:table-cell>
          <table:table-cell office:value-type="float" office:value="255.685" calcext:value-type="float">
            <text:p>255.685</text:p>
          </table:table-cell>
          <table:table-cell office:value-type="float" office:value="170.977" calcext:value-type="float">
            <text:p>170.977</text:p>
          </table:table-cell>
          <table:table-cell office:value-type="float" office:value="172.426" calcext:value-type="float">
            <text:p>172.426</text:p>
          </table:table-cell>
          <table:table-cell office:value-type="float" office:value="4.07563" calcext:value-type="float">
            <text:p>4.07563</text:p>
          </table:table-cell>
          <table:table-cell office:value-type="float" office:value="72.8602" calcext:value-type="float">
            <text:p>72.8602</text:p>
          </table:table-cell>
          <table:table-cell office:value-type="float" office:value="161.035" calcext:value-type="float">
            <text:p>161.035</text:p>
          </table:table-cell>
          <table:table-cell office:value-type="float" office:value="0.45705" calcext:value-type="float">
            <text:p>0.457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6]-[.A646]; 2)+POWER([.K646]-[.B646];2))" office:value-type="float" office:value="187.297619936827" calcext:value-type="float">
            <text:p>187.2976199368</text:p>
          </table:table-cell>
          <table:table-cell table:formula="of:=SQRT(POWER([.J646]-[.C646]; 2)+POWER([.K646]-[.D646];2))" office:value-type="float" office:value="224.096720201345" calcext:value-type="float">
            <text:p>224.0967202013</text:p>
          </table:table-cell>
        </table:table-row>
        <table:table-row table:style-name="ro1">
          <table:table-cell office:value-type="float" office:value="187.417" calcext:value-type="float">
            <text:p>187.417</text:p>
          </table:table-cell>
          <table:table-cell office:value-type="float" office:value="208.345" calcext:value-type="float">
            <text:p>208.345</text:p>
          </table:table-cell>
          <table:table-cell office:value-type="float" office:value="161.278" calcext:value-type="float">
            <text:p>161.278</text:p>
          </table:table-cell>
          <table:table-cell office:value-type="float" office:value="126.347" calcext:value-type="float">
            <text:p>126.347</text:p>
          </table:table-cell>
          <table:table-cell office:value-type="float" office:value="17.6177" calcext:value-type="float">
            <text:p>17.6177</text:p>
          </table:table-cell>
          <table:table-cell office:value-type="float" office:value="9.69983" calcext:value-type="float">
            <text:p>9.69983</text:p>
          </table:table-cell>
          <table:table-cell office:value-type="float" office:value="177.473" calcext:value-type="float">
            <text:p>177.473</text:p>
          </table:table-cell>
          <table:table-cell office:value-type="float" office:value="0.994522" calcext:value-type="float">
            <text:p>0.99452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7]-[.A647]; 2)+POWER([.K647]-[.B647];2))" office:value-type="float" office:value="199.4430618347" calcext:value-type="float">
            <text:p>199.4430618347</text:p>
          </table:table-cell>
          <table:table-cell table:formula="of:=SQRT(POWER([.J647]-[.C647]; 2)+POWER([.K647]-[.D647];2))" office:value-type="float" office:value="250.959569837454" calcext:value-type="float">
            <text:p>250.9595698375</text:p>
          </table:table-cell>
        </table:table-row>
        <table:table-row table:style-name="ro1">
          <table:table-cell office:value-type="float" office:value="218.241" calcext:value-type="float">
            <text:p>218.241</text:p>
          </table:table-cell>
          <table:table-cell office:value-type="float" office:value="214.537" calcext:value-type="float">
            <text:p>214.537</text:p>
          </table:table-cell>
          <table:table-cell office:value-type="float" office:value="192.349" calcext:value-type="float">
            <text:p>192.349</text:p>
          </table:table-cell>
          <table:table-cell office:value-type="float" office:value="134.128" calcext:value-type="float">
            <text:p>134.128</text:p>
          </table:table-cell>
          <table:table-cell office:value-type="float" office:value="1.93883" calcext:value-type="float">
            <text:p>1.93883</text:p>
          </table:table-cell>
          <table:table-cell office:value-type="float" office:value="8.17345" calcext:value-type="float">
            <text:p>8.17345</text:p>
          </table:table-cell>
          <table:table-cell office:value-type="float" office:value="127.854" calcext:value-type="float">
            <text:p>127.854</text:p>
          </table:table-cell>
          <table:table-cell office:value-type="float" office:value="0.983154" calcext:value-type="float">
            <text:p>0.9831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8]-[.A648]; 2)+POWER([.K648]-[.B648];2))" office:value-type="float" office:value="168.018637210281" calcext:value-type="float">
            <text:p>168.0186372103</text:p>
          </table:table-cell>
          <table:table-cell table:formula="of:=SQRT(POWER([.J648]-[.C648]; 2)+POWER([.K648]-[.D648];2))" office:value-type="float" office:value="219.923791766603" calcext:value-type="float">
            <text:p>219.9237917666</text:p>
          </table:table-cell>
        </table:table-row>
        <table:table-row table:style-name="ro1">
          <table:table-cell office:value-type="float" office:value="190.652" calcext:value-type="float">
            <text:p>190.652</text:p>
          </table:table-cell>
          <table:table-cell office:value-type="float" office:value="207.486" calcext:value-type="float">
            <text:p>207.486</text:p>
          </table:table-cell>
          <table:table-cell office:value-type="float" office:value="164.545" calcext:value-type="float">
            <text:p>164.545</text:p>
          </table:table-cell>
          <table:table-cell office:value-type="float" office:value="125.401" calcext:value-type="float">
            <text:p>125.401</text:p>
          </table:table-cell>
          <table:table-cell office:value-type="float" office:value="19.8456" calcext:value-type="float">
            <text:p>19.8456</text:p>
          </table:table-cell>
          <table:table-cell office:value-type="float" office:value="9.36763" calcext:value-type="float">
            <text:p>9.36763</text:p>
          </table:table-cell>
          <table:table-cell office:value-type="float" office:value="172.599" calcext:value-type="float">
            <text:p>172.599</text:p>
          </table:table-cell>
          <table:table-cell office:value-type="float" office:value="0.931649" calcext:value-type="float">
            <text:p>0.9316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49]-[.A649]; 2)+POWER([.K649]-[.B649];2))" office:value-type="float" office:value="196.40434134713" calcext:value-type="float">
            <text:p>196.4043413471</text:p>
          </table:table-cell>
          <table:table-cell table:formula="of:=SQRT(POWER([.J649]-[.C649]; 2)+POWER([.K649]-[.D649];2))" office:value-type="float" office:value="248.507190692744" calcext:value-type="float">
            <text:p>248.5071906927</text:p>
          </table:table-cell>
        </table:table-row>
        <table:table-row table:style-name="ro1">
          <table:table-cell office:value-type="float" office:value="184.837" calcext:value-type="float">
            <text:p>184.837</text:p>
          </table:table-cell>
          <table:table-cell office:value-type="float" office:value="194.532" calcext:value-type="float">
            <text:p>194.532</text:p>
          </table:table-cell>
          <table:table-cell office:value-type="float" office:value="158.791" calcext:value-type="float">
            <text:p>158.791</text:p>
          </table:table-cell>
          <table:table-cell office:value-type="float" office:value="111.522" calcext:value-type="float">
            <text:p>111.522</text:p>
          </table:table-cell>
          <table:table-cell office:value-type="float" office:value="37.7386" calcext:value-type="float">
            <text:p>37.7386</text:p>
          </table:table-cell>
          <table:table-cell office:value-type="float" office:value="0.164432" calcext:value-type="float">
            <text:p>0.164432</text:p>
          </table:table-cell>
          <table:table-cell office:value-type="float" office:value="182.836" calcext:value-type="float">
            <text:p>182.836</text:p>
          </table:table-cell>
          <table:table-cell office:value-type="float" office:value="0.926555" calcext:value-type="float">
            <text:p>0.9265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0]-[.A650]; 2)+POWER([.K650]-[.B650];2))" office:value-type="float" office:value="204.741572703249" calcext:value-type="float">
            <text:p>204.7415727033</text:p>
          </table:table-cell>
          <table:table-cell table:formula="of:=SQRT(POWER([.J650]-[.C650]; 2)+POWER([.K650]-[.D650];2))" office:value-type="float" office:value="260.276011505094" calcext:value-type="float">
            <text:p>260.2760115051</text:p>
          </table:table-cell>
        </table:table-row>
        <table:table-row table:style-name="ro1">
          <table:table-cell office:value-type="float" office:value="186.094" calcext:value-type="float">
            <text:p>186.094</text:p>
          </table:table-cell>
          <table:table-cell office:value-type="float" office:value="200.743" calcext:value-type="float">
            <text:p>200.743</text:p>
          </table:table-cell>
          <table:table-cell office:value-type="float" office:value="160.002" calcext:value-type="float">
            <text:p>160.002</text:p>
          </table:table-cell>
          <table:table-cell office:value-type="float" office:value="118.271" calcext:value-type="float">
            <text:p>118.271</text:p>
          </table:table-cell>
          <table:table-cell office:value-type="float" office:value="27.7466" calcext:value-type="float">
            <text:p>27.7466</text:p>
          </table:table-cell>
          <table:table-cell office:value-type="float" office:value="3.87279" calcext:value-type="float">
            <text:p>3.87279</text:p>
          </table:table-cell>
          <table:table-cell office:value-type="float" office:value="180.227" calcext:value-type="float">
            <text:p>180.227</text:p>
          </table:table-cell>
          <table:table-cell office:value-type="float" office:value="0.891126" calcext:value-type="float">
            <text:p>0.8911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1]-[.A651]; 2)+POWER([.K651]-[.B651];2))" office:value-type="float" office:value="202.160641285588" calcext:value-type="float">
            <text:p>202.1606412856</text:p>
          </table:table-cell>
          <table:table-cell table:formula="of:=SQRT(POWER([.J651]-[.C651]; 2)+POWER([.K651]-[.D651];2))" office:value-type="float" office:value="255.898357644202" calcext:value-type="float">
            <text:p>255.8983576442</text:p>
          </table:table-cell>
        </table:table-row>
        <table:table-row table:style-name="ro1">
          <table:table-cell office:value-type="float" office:value="218.815" calcext:value-type="float">
            <text:p>218.815</text:p>
          </table:table-cell>
          <table:table-cell office:value-type="float" office:value="202.409" calcext:value-type="float">
            <text:p>202.409</text:p>
          </table:table-cell>
          <table:table-cell office:value-type="float" office:value="192.994" calcext:value-type="float">
            <text:p>192.994</text:p>
          </table:table-cell>
          <table:table-cell office:value-type="float" office:value="119.79" calcext:value-type="float">
            <text:p>119.79</text:p>
          </table:table-cell>
          <table:table-cell office:value-type="float" office:value="34.9849" calcext:value-type="float">
            <text:p>34.9849</text:p>
          </table:table-cell>
          <table:table-cell office:value-type="float" office:value="7.80036" calcext:value-type="float">
            <text:p>7.80036</text:p>
          </table:table-cell>
          <table:table-cell office:value-type="float" office:value="129.994" calcext:value-type="float">
            <text:p>129.994</text:p>
          </table:table-cell>
          <table:table-cell office:value-type="float" office:value="0.861174" calcext:value-type="float">
            <text:p>0.8611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2]-[.A652]; 2)+POWER([.K652]-[.B652];2))" office:value-type="float" office:value="169.863272975649" calcext:value-type="float">
            <text:p>169.8632729757</text:p>
          </table:table-cell>
          <table:table-cell table:formula="of:=SQRT(POWER([.J652]-[.C652]; 2)+POWER([.K652]-[.D652];2))" office:value-type="float" office:value="226.756645185979" calcext:value-type="float">
            <text:p>226.756645186</text:p>
          </table:table-cell>
        </table:table-row>
        <table:table-row table:style-name="ro1">
          <table:table-cell office:value-type="float" office:value="185.479" calcext:value-type="float">
            <text:p>185.479</text:p>
          </table:table-cell>
          <table:table-cell office:value-type="float" office:value="194.643" calcext:value-type="float">
            <text:p>194.643</text:p>
          </table:table-cell>
          <table:table-cell office:value-type="float" office:value="159.413" calcext:value-type="float">
            <text:p>159.413</text:p>
          </table:table-cell>
          <table:table-cell office:value-type="float" office:value="112.169" calcext:value-type="float">
            <text:p>112.169</text:p>
          </table:table-cell>
          <table:table-cell office:value-type="float" office:value="31.6961" calcext:value-type="float">
            <text:p>31.6961</text:p>
          </table:table-cell>
          <table:table-cell office:value-type="float" office:value="-3.12975" calcext:value-type="float">
            <text:p>-3.12975</text:p>
          </table:table-cell>
          <table:table-cell office:value-type="float" office:value="181.489" calcext:value-type="float">
            <text:p>181.489</text:p>
          </table:table-cell>
          <table:table-cell office:value-type="float" office:value="0.833121" calcext:value-type="float">
            <text:p>0.83312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3]-[.A653]; 2)+POWER([.K653]-[.B653];2))" office:value-type="float" office:value="204.091334676414" calcext:value-type="float">
            <text:p>204.0913346764</text:p>
          </table:table-cell>
          <table:table-cell table:formula="of:=SQRT(POWER([.J653]-[.C653]; 2)+POWER([.K653]-[.D653];2))" office:value-type="float" office:value="259.413587018876" calcext:value-type="float">
            <text:p>259.4135870189</text:p>
          </table:table-cell>
        </table:table-row>
        <table:table-row table:style-name="ro1">
          <table:table-cell office:value-type="float" office:value="185.901" calcext:value-type="float">
            <text:p>185.901</text:p>
          </table:table-cell>
          <table:table-cell office:value-type="float" office:value="196.544" calcext:value-type="float">
            <text:p>196.544</text:p>
          </table:table-cell>
          <table:table-cell office:value-type="float" office:value="159.839" calcext:value-type="float">
            <text:p>159.839</text:p>
          </table:table-cell>
          <table:table-cell office:value-type="float" office:value="113.804" calcext:value-type="float">
            <text:p>113.804</text:p>
          </table:table-cell>
          <table:table-cell office:value-type="float" office:value="33.5436" calcext:value-type="float">
            <text:p>33.5436</text:p>
          </table:table-cell>
          <table:table-cell office:value-type="float" office:value="0.763851" calcext:value-type="float">
            <text:p>0.763851</text:p>
          </table:table-cell>
          <table:table-cell office:value-type="float" office:value="180.924" calcext:value-type="float">
            <text:p>180.924</text:p>
          </table:table-cell>
          <table:table-cell office:value-type="float" office:value="0.684212" calcext:value-type="float">
            <text:p>0.68421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4]-[.A654]; 2)+POWER([.K654]-[.B654];2))" office:value-type="float" office:value="203.247292077902" calcext:value-type="float">
            <text:p>203.2472920779</text:p>
          </table:table-cell>
          <table:table-cell table:formula="of:=SQRT(POWER([.J654]-[.C654]; 2)+POWER([.K654]-[.D654];2))" office:value-type="float" office:value="258.229294110873" calcext:value-type="float">
            <text:p>258.2292941109</text:p>
          </table:table-cell>
        </table:table-row>
        <table:table-row table:style-name="ro1">
          <table:table-cell office:value-type="float" office:value="215.284" calcext:value-type="float">
            <text:p>215.284</text:p>
          </table:table-cell>
          <table:table-cell office:value-type="float" office:value="202.488" calcext:value-type="float">
            <text:p>202.488</text:p>
          </table:table-cell>
          <table:table-cell office:value-type="float" office:value="189.422" calcext:value-type="float">
            <text:p>189.422</text:p>
          </table:table-cell>
          <table:table-cell office:value-type="float" office:value="120.246" calcext:value-type="float">
            <text:p>120.246</text:p>
          </table:table-cell>
          <table:table-cell office:value-type="float" office:value="29.944" calcext:value-type="float">
            <text:p>29.944</text:p>
          </table:table-cell>
          <table:table-cell office:value-type="float" office:value="5.39419" calcext:value-type="float">
            <text:p>5.39419</text:p>
          </table:table-cell>
          <table:table-cell office:value-type="float" office:value="135.032" calcext:value-type="float">
            <text:p>135.032</text:p>
          </table:table-cell>
          <table:table-cell office:value-type="float" office:value="0.514852" calcext:value-type="float">
            <text:p>0.51485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5]-[.A655]; 2)+POWER([.K655]-[.B655];2))" office:value-type="float" office:value="173.28094759667" calcext:value-type="float">
            <text:p>173.2809475967</text:p>
          </table:table-cell>
          <table:table-cell table:formula="of:=SQRT(POWER([.J655]-[.C655]; 2)+POWER([.K655]-[.D655];2))" office:value-type="float" office:value="229.531336858391" calcext:value-type="float">
            <text:p>229.5313368584</text:p>
          </table:table-cell>
        </table:table-row>
        <table:table-row table:style-name="ro1">
          <table:table-cell office:value-type="float" office:value="218.799" calcext:value-type="float">
            <text:p>218.799</text:p>
          </table:table-cell>
          <table:table-cell office:value-type="float" office:value="204.723" calcext:value-type="float">
            <text:p>204.723</text:p>
          </table:table-cell>
          <table:table-cell office:value-type="float" office:value="192.962" calcext:value-type="float">
            <text:p>192.962</text:p>
          </table:table-cell>
          <table:table-cell office:value-type="float" office:value="122.878" calcext:value-type="float">
            <text:p>122.878</text:p>
          </table:table-cell>
          <table:table-cell office:value-type="float" office:value="24.7126" calcext:value-type="float">
            <text:p>24.7126</text:p>
          </table:table-cell>
          <table:table-cell office:value-type="float" office:value="5.60851" calcext:value-type="float">
            <text:p>5.60851</text:p>
          </table:table-cell>
          <table:table-cell office:value-type="float" office:value="129.057" calcext:value-type="float">
            <text:p>129.057</text:p>
          </table:table-cell>
          <table:table-cell office:value-type="float" office:value="0.511864" calcext:value-type="float">
            <text:p>0.5118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6]-[.A656]; 2)+POWER([.K656]-[.B656];2))" office:value-type="float" office:value="169.354495452586" calcext:value-type="float">
            <text:p>169.3544954526</text:p>
          </table:table-cell>
          <table:table-cell table:formula="of:=SQRT(POWER([.J656]-[.C656]; 2)+POWER([.K656]-[.D656];2))" office:value-type="float" office:value="225.134556050376" calcext:value-type="float">
            <text:p>225.1345560504</text:p>
          </table:table-cell>
        </table:table-row>
        <table:table-row table:style-name="ro1">
          <table:table-cell office:value-type="float" office:value="208.296" calcext:value-type="float">
            <text:p>208.296</text:p>
          </table:table-cell>
          <table:table-cell office:value-type="float" office:value="207.774" calcext:value-type="float">
            <text:p>207.774</text:p>
          </table:table-cell>
          <table:table-cell office:value-type="float" office:value="182.342" calcext:value-type="float">
            <text:p>182.342</text:p>
          </table:table-cell>
          <table:table-cell office:value-type="float" office:value="125.708" calcext:value-type="float">
            <text:p>125.708</text:p>
          </table:table-cell>
          <table:table-cell office:value-type="float" office:value="23.1044" calcext:value-type="float">
            <text:p>23.1044</text:p>
          </table:table-cell>
          <table:table-cell office:value-type="float" office:value="10.2096" calcext:value-type="float">
            <text:p>10.2096</text:p>
          </table:table-cell>
          <table:table-cell office:value-type="float" office:value="145.367" calcext:value-type="float">
            <text:p>145.367</text:p>
          </table:table-cell>
          <table:table-cell office:value-type="float" office:value="0.495654" calcext:value-type="float">
            <text:p>0.4956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7]-[.A657]; 2)+POWER([.K657]-[.B657];2))" office:value-type="float" office:value="179.006465503344" calcext:value-type="float">
            <text:p>179.0064655033</text:p>
          </table:table-cell>
          <table:table-cell table:formula="of:=SQRT(POWER([.J657]-[.C657]; 2)+POWER([.K657]-[.D657];2))" office:value-type="float" office:value="232.786980366171" calcext:value-type="float">
            <text:p>232.7869803662</text:p>
          </table:table-cell>
        </table:table-row>
        <table:table-row table:style-name="ro1">
          <table:table-cell office:value-type="float" office:value="163.208" calcext:value-type="float">
            <text:p>163.208</text:p>
          </table:table-cell>
          <table:table-cell office:value-type="float" office:value="189.391" calcext:value-type="float">
            <text:p>189.391</text:p>
          </table:table-cell>
          <table:table-cell office:value-type="float" office:value="137.263" calcext:value-type="float">
            <text:p>137.263</text:p>
          </table:table-cell>
          <table:table-cell office:value-type="float" office:value="103.829" calcext:value-type="float">
            <text:p>103.829</text:p>
          </table:table-cell>
          <table:table-cell office:value-type="float" office:value="65.5335" calcext:value-type="float">
            <text:p>65.5335</text:p>
          </table:table-cell>
          <table:table-cell office:value-type="float" office:value="9.97733" calcext:value-type="float">
            <text:p>9.97733</text:p>
          </table:table-cell>
          <table:table-cell office:value-type="float" office:value="217.062" calcext:value-type="float">
            <text:p>217.062</text:p>
          </table:table-cell>
          <table:table-cell office:value-type="float" office:value="0.418987" calcext:value-type="float">
            <text:p>0.4189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8]-[.A658]; 2)+POWER([.K658]-[.B658];2))" office:value-type="float" office:value="226.973157322623" calcext:value-type="float">
            <text:p>226.9731573226</text:p>
          </table:table-cell>
          <table:table-cell table:formula="of:=SQRT(POWER([.J658]-[.C658]; 2)+POWER([.K658]-[.D658];2))" office:value-type="float" office:value="282.79033295005" calcext:value-type="float">
            <text:p>282.7903329501</text:p>
          </table:table-cell>
        </table:table-row>
        <table:table-row table:style-name="ro1">
          <table:table-cell office:value-type="float" office:value="184.613" calcext:value-type="float">
            <text:p>184.613</text:p>
          </table:table-cell>
          <table:table-cell office:value-type="float" office:value="197.924" calcext:value-type="float">
            <text:p>197.924</text:p>
          </table:table-cell>
          <table:table-cell office:value-type="float" office:value="158.53" calcext:value-type="float">
            <text:p>158.53</text:p>
          </table:table-cell>
          <table:table-cell office:value-type="float" office:value="115.362" calcext:value-type="float">
            <text:p>115.362</text:p>
          </table:table-cell>
          <table:table-cell office:value-type="float" office:value="30.336" calcext:value-type="float">
            <text:p>30.336</text:p>
          </table:table-cell>
          <table:table-cell office:value-type="float" office:value="1.16149" calcext:value-type="float">
            <text:p>1.16149</text:p>
          </table:table-cell>
          <table:table-cell office:value-type="float" office:value="182.703" calcext:value-type="float">
            <text:p>182.703</text:p>
          </table:table-cell>
          <table:table-cell office:value-type="float" office:value="0.415969" calcext:value-type="float">
            <text:p>0.41596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59]-[.A659]; 2)+POWER([.K659]-[.B659];2))" office:value-type="float" office:value="204.200562058482" calcext:value-type="float">
            <text:p>204.2005620585</text:p>
          </table:table-cell>
          <table:table-cell table:formula="of:=SQRT(POWER([.J659]-[.C659]; 2)+POWER([.K659]-[.D659];2))" office:value-type="float" office:value="258.599891616373" calcext:value-type="float">
            <text:p>258.5998916164</text:p>
          </table:table-cell>
        </table:table-row>
        <table:table-row table:style-name="ro1">
          <table:table-cell office:value-type="float" office:value="191.333" calcext:value-type="float">
            <text:p>191.333</text:p>
          </table:table-cell>
          <table:table-cell office:value-type="float" office:value="201.672" calcext:value-type="float">
            <text:p>201.672</text:p>
          </table:table-cell>
          <table:table-cell office:value-type="float" office:value="165.245" calcext:value-type="float">
            <text:p>165.245</text:p>
          </table:table-cell>
          <table:table-cell office:value-type="float" office:value="119.955" calcext:value-type="float">
            <text:p>119.955</text:p>
          </table:table-cell>
          <table:table-cell office:value-type="float" office:value="19.5688" calcext:value-type="float">
            <text:p>19.5688</text:p>
          </table:table-cell>
          <table:table-cell office:value-type="float" office:value="0.304823" calcext:value-type="float">
            <text:p>0.304823</text:p>
          </table:table-cell>
          <table:table-cell office:value-type="float" office:value="171.575" calcext:value-type="float">
            <text:p>171.575</text:p>
          </table:table-cell>
          <table:table-cell office:value-type="float" office:value="0.409816" calcext:value-type="float">
            <text:p>0.40981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0]-[.A660]; 2)+POWER([.K660]-[.B660];2))" office:value-type="float" office:value="196.84237468848" calcext:value-type="float">
            <text:p>196.8423746885</text:p>
          </table:table-cell>
          <table:table-cell table:formula="of:=SQRT(POWER([.J660]-[.C660]; 2)+POWER([.K660]-[.D660];2))" office:value-type="float" office:value="250.496970141357" calcext:value-type="float">
            <text:p>250.4969701414</text:p>
          </table:table-cell>
        </table:table-row>
        <table:table-row table:style-name="ro1">
          <table:table-cell office:value-type="float" office:value="243.542" calcext:value-type="float">
            <text:p>243.542</text:p>
          </table:table-cell>
          <table:table-cell office:value-type="float" office:value="184.477" calcext:value-type="float">
            <text:p>184.477</text:p>
          </table:table-cell>
          <table:table-cell office:value-type="float" office:value="218.02" calcext:value-type="float">
            <text:p>218.02</text:p>
          </table:table-cell>
          <table:table-cell office:value-type="float" office:value="99.4469" calcext:value-type="float">
            <text:p>99.4469</text:p>
          </table:table-cell>
          <table:table-cell office:value-type="float" office:value="78.3902" calcext:value-type="float">
            <text:p>78.3902</text:p>
          </table:table-cell>
          <table:table-cell office:value-type="float" office:value="3.28294" calcext:value-type="float">
            <text:p>3.28294</text:p>
          </table:table-cell>
          <table:table-cell office:value-type="float" office:value="96.118" calcext:value-type="float">
            <text:p>96.118</text:p>
          </table:table-cell>
          <table:table-cell office:value-type="float" office:value="0.992185" calcext:value-type="float">
            <text:p>0.9921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1]-[.A661]; 2)+POWER([.K661]-[.B661];2))" office:value-type="float" office:value="151.780582727172" calcext:value-type="float">
            <text:p>151.7805827272</text:p>
          </table:table-cell>
          <table:table-cell table:formula="of:=SQRT(POWER([.J661]-[.C661]; 2)+POWER([.K661]-[.D661];2))" office:value-type="float" office:value="218.793845250752" calcext:value-type="float">
            <text:p>218.7938452508</text:p>
          </table:table-cell>
        </table:table-row>
        <table:table-row table:style-name="ro1">
          <table:table-cell office:value-type="float" office:value="261.002" calcext:value-type="float">
            <text:p>261.002</text:p>
          </table:table-cell>
          <table:table-cell office:value-type="float" office:value="168.672" calcext:value-type="float">
            <text:p>168.672</text:p>
          </table:table-cell>
          <table:table-cell office:value-type="float" office:value="235.651" calcext:value-type="float">
            <text:p>235.651</text:p>
          </table:table-cell>
          <table:table-cell office:value-type="float" office:value="82.0967" calcext:value-type="float">
            <text:p>82.0967</text:p>
          </table:table-cell>
          <table:table-cell office:value-type="float" office:value="108.952" calcext:value-type="float">
            <text:p>108.952</text:p>
          </table:table-cell>
          <table:table-cell office:value-type="float" office:value="-4.02064" calcext:value-type="float">
            <text:p>-4.02064</text:p>
          </table:table-cell>
          <table:table-cell office:value-type="float" office:value="72.9188" calcext:value-type="float">
            <text:p>72.9188</text:p>
          </table:table-cell>
          <table:table-cell office:value-type="float" office:value="0.983053" calcext:value-type="float">
            <text:p>0.98305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2]-[.A662]; 2)+POWER([.K662]-[.B662];2))" office:value-type="float" office:value="143.197428705965" calcext:value-type="float">
            <text:p>143.197428706</text:p>
          </table:table-cell>
          <table:table-cell table:formula="of:=SQRT(POWER([.J662]-[.C662]; 2)+POWER([.K662]-[.D662];2))" office:value-type="float" office:value="218.120359324594" calcext:value-type="float">
            <text:p>218.1203593246</text:p>
          </table:table-cell>
        </table:table-row>
        <table:table-row table:style-name="ro1">
          <table:table-cell office:value-type="float" office:value="258.119" calcext:value-type="float">
            <text:p>258.119</text:p>
          </table:table-cell>
          <table:table-cell office:value-type="float" office:value="167.645" calcext:value-type="float">
            <text:p>167.645</text:p>
          </table:table-cell>
          <table:table-cell office:value-type="float" office:value="232.727" calcext:value-type="float">
            <text:p>232.727</text:p>
          </table:table-cell>
          <table:table-cell office:value-type="float" office:value="80.534" calcext:value-type="float">
            <text:p>80.534</text:p>
          </table:table-cell>
          <table:table-cell office:value-type="float" office:value="114.896" calcext:value-type="float">
            <text:p>114.896</text:p>
          </table:table-cell>
          <table:table-cell office:value-type="float" office:value="-1.74425" calcext:value-type="float">
            <text:p>-1.74425</text:p>
          </table:table-cell>
          <table:table-cell office:value-type="float" office:value="78.1168" calcext:value-type="float">
            <text:p>78.1168</text:p>
          </table:table-cell>
          <table:table-cell office:value-type="float" office:value="0.979364" calcext:value-type="float">
            <text:p>0.9793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3]-[.A663]; 2)+POWER([.K663]-[.B663];2))" office:value-type="float" office:value="146.200862466676" calcext:value-type="float">
            <text:p>146.2008624667</text:p>
          </table:table-cell>
          <table:table-cell table:formula="of:=SQRT(POWER([.J663]-[.C663]; 2)+POWER([.K663]-[.D663];2))" office:value-type="float" office:value="221.257292953249" calcext:value-type="float">
            <text:p>221.2572929533</text:p>
          </table:table-cell>
        </table:table-row>
        <table:table-row table:style-name="ro1">
          <table:table-cell office:value-type="float" office:value="256.328" calcext:value-type="float">
            <text:p>256.328</text:p>
          </table:table-cell>
          <table:table-cell office:value-type="float" office:value="168.126" calcext:value-type="float">
            <text:p>168.126</text:p>
          </table:table-cell>
          <table:table-cell office:value-type="float" office:value="230.929" calcext:value-type="float">
            <text:p>230.929</text:p>
          </table:table-cell>
          <table:table-cell office:value-type="float" office:value="81.4149" calcext:value-type="float">
            <text:p>81.4149</text:p>
          </table:table-cell>
          <table:table-cell office:value-type="float" office:value="109.94" calcext:value-type="float">
            <text:p>109.94</text:p>
          </table:table-cell>
          <table:table-cell office:value-type="float" office:value="-3.8259" calcext:value-type="float">
            <text:p>-3.8259</text:p>
          </table:table-cell>
          <table:table-cell office:value-type="float" office:value="80.173" calcext:value-type="float">
            <text:p>80.173</text:p>
          </table:table-cell>
          <table:table-cell office:value-type="float" office:value="0.979272" calcext:value-type="float">
            <text:p>0.97927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4]-[.A664]; 2)+POWER([.K664]-[.B664];2))" office:value-type="float" office:value="147.504262514681" calcext:value-type="float">
            <text:p>147.5042625147</text:p>
          </table:table-cell>
          <table:table-cell table:formula="of:=SQRT(POWER([.J664]-[.C664]; 2)+POWER([.K664]-[.D664];2))" office:value-type="float" office:value="221.851989810797" calcext:value-type="float">
            <text:p>221.8519898108</text:p>
          </table:table-cell>
        </table:table-row>
        <table:table-row table:style-name="ro1">
          <table:table-cell office:value-type="float" office:value="252.268" calcext:value-type="float">
            <text:p>252.268</text:p>
          </table:table-cell>
          <table:table-cell office:value-type="float" office:value="160.822" calcext:value-type="float">
            <text:p>160.822</text:p>
          </table:table-cell>
          <table:table-cell office:value-type="float" office:value="226.821" calcext:value-type="float">
            <text:p>226.821</text:p>
          </table:table-cell>
          <table:table-cell office:value-type="float" office:value="72.984" calcext:value-type="float">
            <text:p>72.984</text:p>
          </table:table-cell>
          <table:table-cell office:value-type="float" office:value="126.284" calcext:value-type="float">
            <text:p>126.284</text:p>
          </table:table-cell>
          <table:table-cell office:value-type="float" office:value="-4.51625" calcext:value-type="float">
            <text:p>-4.51625</text:p>
          </table:table-cell>
          <table:table-cell office:value-type="float" office:value="88.3119" calcext:value-type="float">
            <text:p>88.3119</text:p>
          </table:table-cell>
          <table:table-cell office:value-type="float" office:value="0.974423" calcext:value-type="float">
            <text:p>0.9744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5]-[.A665]; 2)+POWER([.K665]-[.B665];2))" office:value-type="float" office:value="154.735863677429" calcext:value-type="float">
            <text:p>154.7358636774</text:p>
          </table:table-cell>
          <table:table-cell table:formula="of:=SQRT(POWER([.J665]-[.C665]; 2)+POWER([.K665]-[.D665];2))" office:value-type="float" office:value="230.806512683243" calcext:value-type="float">
            <text:p>230.8065126832</text:p>
          </table:table-cell>
        </table:table-row>
        <table:table-row table:style-name="ro1">
          <table:table-cell office:value-type="float" office:value="229.59" calcext:value-type="float">
            <text:p>229.59</text:p>
          </table:table-cell>
          <table:table-cell office:value-type="float" office:value="171.305" calcext:value-type="float">
            <text:p>171.305</text:p>
          </table:table-cell>
          <table:table-cell office:value-type="float" office:value="203.979" calcext:value-type="float">
            <text:p>203.979</text:p>
          </table:table-cell>
          <table:table-cell office:value-type="float" office:value="83.4417" calcext:value-type="float">
            <text:p>83.4417</text:p>
          </table:table-cell>
          <table:table-cell office:value-type="float" office:value="115.32" calcext:value-type="float">
            <text:p>115.32</text:p>
          </table:table-cell>
          <table:table-cell office:value-type="float" office:value="6.47783" calcext:value-type="float">
            <text:p>6.47783</text:p>
          </table:table-cell>
          <table:table-cell office:value-type="float" office:value="121.307" calcext:value-type="float">
            <text:p>121.307</text:p>
          </table:table-cell>
          <table:table-cell office:value-type="float" office:value="0.972926" calcext:value-type="float">
            <text:p>0.97292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6]-[.A666]; 2)+POWER([.K666]-[.B666];2))" office:value-type="float" office:value="169.824118207633" calcext:value-type="float">
            <text:p>169.8241182076</text:p>
          </table:table-cell>
          <table:table-cell table:formula="of:=SQRT(POWER([.J666]-[.C666]; 2)+POWER([.K666]-[.D666];2))" office:value-type="float" office:value="239.892256940256" calcext:value-type="float">
            <text:p>239.8922569403</text:p>
          </table:table-cell>
        </table:table-row>
        <table:table-row table:style-name="ro1">
          <table:table-cell office:value-type="float" office:value="246.804" calcext:value-type="float">
            <text:p>246.804</text:p>
          </table:table-cell>
          <table:table-cell office:value-type="float" office:value="159.567" calcext:value-type="float">
            <text:p>159.567</text:p>
          </table:table-cell>
          <table:table-cell office:value-type="float" office:value="221.323" calcext:value-type="float">
            <text:p>221.323</text:p>
          </table:table-cell>
          <table:table-cell office:value-type="float" office:value="71.8039" calcext:value-type="float">
            <text:p>71.8039</text:p>
          </table:table-cell>
          <table:table-cell office:value-type="float" office:value="125.398" calcext:value-type="float">
            <text:p>125.398</text:p>
          </table:table-cell>
          <table:table-cell office:value-type="float" office:value="-6.41428" calcext:value-type="float">
            <text:p>-6.41428</text:p>
          </table:table-cell>
          <table:table-cell office:value-type="float" office:value="96.3945" calcext:value-type="float">
            <text:p>96.3945</text:p>
          </table:table-cell>
          <table:table-cell office:value-type="float" office:value="0.957482" calcext:value-type="float">
            <text:p>0.95748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7]-[.A667]; 2)+POWER([.K667]-[.B667];2))" office:value-type="float" office:value="160.056058632593" calcext:value-type="float">
            <text:p>160.0560586326</text:p>
          </table:table-cell>
          <table:table-cell table:formula="of:=SQRT(POWER([.J667]-[.C667]; 2)+POWER([.K667]-[.D667];2))" office:value-type="float" office:value="235.436867937479" calcext:value-type="float">
            <text:p>235.4368679375</text:p>
          </table:table-cell>
        </table:table-row>
        <table:table-row table:style-name="ro1">
          <table:table-cell office:value-type="float" office:value="234.606" calcext:value-type="float">
            <text:p>234.606</text:p>
          </table:table-cell>
          <table:table-cell office:value-type="float" office:value="201.37" calcext:value-type="float">
            <text:p>201.37</text:p>
          </table:table-cell>
          <table:table-cell office:value-type="float" office:value="208.965" calcext:value-type="float">
            <text:p>208.965</text:p>
          </table:table-cell>
          <table:table-cell office:value-type="float" office:value="118.775" calcext:value-type="float">
            <text:p>118.775</text:p>
          </table:table-cell>
          <table:table-cell office:value-type="float" office:value="38.6065" calcext:value-type="float">
            <text:p>38.6065</text:p>
          </table:table-cell>
          <table:table-cell office:value-type="float" office:value="6.96188" calcext:value-type="float">
            <text:p>6.96188</text:p>
          </table:table-cell>
          <table:table-cell office:value-type="float" office:value="105.676" calcext:value-type="float">
            <text:p>105.676</text:p>
          </table:table-cell>
          <table:table-cell office:value-type="float" office:value="0.936128" calcext:value-type="float">
            <text:p>0.93612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8]-[.A668]; 2)+POWER([.K668]-[.B668];2))" office:value-type="float" office:value="154.820425448324" calcext:value-type="float">
            <text:p>154.8204254483</text:p>
          </table:table-cell>
          <table:table-cell table:formula="of:=SQRT(POWER([.J668]-[.C668]; 2)+POWER([.K668]-[.D668];2))" office:value-type="float" office:value="214.059925838537" calcext:value-type="float">
            <text:p>214.0599258385</text:p>
          </table:table-cell>
        </table:table-row>
        <table:table-row table:style-name="ro1">
          <table:table-cell office:value-type="float" office:value="227.906" calcext:value-type="float">
            <text:p>227.906</text:p>
          </table:table-cell>
          <table:table-cell office:value-type="float" office:value="214.473" calcext:value-type="float">
            <text:p>214.473</text:p>
          </table:table-cell>
          <table:table-cell office:value-type="float" office:value="202.145" calcext:value-type="float">
            <text:p>202.145</text:p>
          </table:table-cell>
          <table:table-cell office:value-type="float" office:value="132.782" calcext:value-type="float">
            <text:p>132.782</text:p>
          </table:table-cell>
          <table:table-cell office:value-type="float" office:value="18.7618" calcext:value-type="float">
            <text:p>18.7618</text:p>
          </table:table-cell>
          <table:table-cell office:value-type="float" office:value="16.4985" calcext:value-type="float">
            <text:p>16.4985</text:p>
          </table:table-cell>
          <table:table-cell office:value-type="float" office:value="114.259" calcext:value-type="float">
            <text:p>114.259</text:p>
          </table:table-cell>
          <table:table-cell office:value-type="float" office:value="0.917975" calcext:value-type="float">
            <text:p>0.91797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69]-[.A669]; 2)+POWER([.K669]-[.B669];2))" office:value-type="float" office:value="158.502594821031" calcext:value-type="float">
            <text:p>158.502594821</text:p>
          </table:table-cell>
          <table:table-cell table:formula="of:=SQRT(POWER([.J669]-[.C669]; 2)+POWER([.K669]-[.D669];2))" office:value-type="float" office:value="212.13159252926" calcext:value-type="float">
            <text:p>212.1315925293</text:p>
          </table:table-cell>
        </table:table-row>
        <table:table-row table:style-name="ro1">
          <table:table-cell office:value-type="float" office:value="236.857" calcext:value-type="float">
            <text:p>236.857</text:p>
          </table:table-cell>
          <table:table-cell office:value-type="float" office:value="215.771" calcext:value-type="float">
            <text:p>215.771</text:p>
          </table:table-cell>
          <table:table-cell office:value-type="float" office:value="211.211" calcext:value-type="float">
            <text:p>211.211</text:p>
          </table:table-cell>
          <table:table-cell office:value-type="float" office:value="134.143" calcext:value-type="float">
            <text:p>134.143</text:p>
          </table:table-cell>
          <table:table-cell office:value-type="float" office:value="19.1616" calcext:value-type="float">
            <text:p>19.1616</text:p>
          </table:table-cell>
          <table:table-cell office:value-type="float" office:value="18.0025" calcext:value-type="float">
            <text:p>18.0025</text:p>
          </table:table-cell>
          <table:table-cell office:value-type="float" office:value="100.204" calcext:value-type="float">
            <text:p>100.204</text:p>
          </table:table-cell>
          <table:table-cell office:value-type="float" office:value="0.887707" calcext:value-type="float">
            <text:p>0.8877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0]-[.A670]; 2)+POWER([.K670]-[.B670];2))" office:value-type="float" office:value="149.462446420497" calcext:value-type="float">
            <text:p>149.4624464205</text:p>
          </table:table-cell>
          <table:table-cell table:formula="of:=SQRT(POWER([.J670]-[.C670]; 2)+POWER([.K670]-[.D670];2))" office:value-type="float" office:value="203.688907331744" calcext:value-type="float">
            <text:p>203.6889073317</text:p>
          </table:table-cell>
        </table:table-row>
        <table:table-row table:style-name="ro1">
          <table:table-cell office:value-type="float" office:value="241.144" calcext:value-type="float">
            <text:p>241.144</text:p>
          </table:table-cell>
          <table:table-cell office:value-type="float" office:value="204.387" calcext:value-type="float">
            <text:p>204.387</text:p>
          </table:table-cell>
          <table:table-cell office:value-type="float" office:value="215.591" calcext:value-type="float">
            <text:p>215.591</text:p>
          </table:table-cell>
          <table:table-cell office:value-type="float" office:value="123.194" calcext:value-type="float">
            <text:p>123.194</text:p>
          </table:table-cell>
          <table:table-cell office:value-type="float" office:value="22.098" calcext:value-type="float">
            <text:p>22.098</text:p>
          </table:table-cell>
          <table:table-cell office:value-type="float" office:value="1.82935" calcext:value-type="float">
            <text:p>1.82935</text:p>
          </table:table-cell>
          <table:table-cell office:value-type="float" office:value="93.5072" calcext:value-type="float">
            <text:p>93.5072</text:p>
          </table:table-cell>
          <table:table-cell office:value-type="float" office:value="0.862608" calcext:value-type="float">
            <text:p>0.8626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1]-[.A671]; 2)+POWER([.K671]-[.B671];2))" office:value-type="float" office:value="147.72465774203" calcext:value-type="float">
            <text:p>147.724657742</text:p>
          </table:table-cell>
          <table:table-cell table:formula="of:=SQRT(POWER([.J671]-[.C671]; 2)+POWER([.K671]-[.D671];2))" office:value-type="float" office:value="206.098173007429" calcext:value-type="float">
            <text:p>206.0981730074</text:p>
          </table:table-cell>
        </table:table-row>
        <table:table-row table:style-name="ro1">
          <table:table-cell office:value-type="float" office:value="237.504" calcext:value-type="float">
            <text:p>237.504</text:p>
          </table:table-cell>
          <table:table-cell office:value-type="float" office:value="171.271" calcext:value-type="float">
            <text:p>171.271</text:p>
          </table:table-cell>
          <table:table-cell office:value-type="float" office:value="211.933" calcext:value-type="float">
            <text:p>211.933</text:p>
          </table:table-cell>
          <table:table-cell office:value-type="float" office:value="82.9584" calcext:value-type="float">
            <text:p>82.9584</text:p>
          </table:table-cell>
          <table:table-cell office:value-type="float" office:value="121.528" calcext:value-type="float">
            <text:p>121.528</text:p>
          </table:table-cell>
          <table:table-cell office:value-type="float" office:value="9.41141" calcext:value-type="float">
            <text:p>9.41141</text:p>
          </table:table-cell>
          <table:table-cell office:value-type="float" office:value="110.156" calcext:value-type="float">
            <text:p>110.156</text:p>
          </table:table-cell>
          <table:table-cell office:value-type="float" office:value="0.825791" calcext:value-type="float">
            <text:p>0.8257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2]-[.A672]; 2)+POWER([.K672]-[.B672];2))" office:value-type="float" office:value="162.676579313065" calcext:value-type="float">
            <text:p>162.6765793131</text:p>
          </table:table-cell>
          <table:table-cell table:formula="of:=SQRT(POWER([.J672]-[.C672]; 2)+POWER([.K672]-[.D672];2))" office:value-type="float" office:value="234.310228158226" calcext:value-type="float">
            <text:p>234.3102281582</text:p>
          </table:table-cell>
        </table:table-row>
        <table:table-row table:style-name="ro1">
          <table:table-cell office:value-type="float" office:value="252.875" calcext:value-type="float">
            <text:p>252.875</text:p>
          </table:table-cell>
          <table:table-cell office:value-type="float" office:value="184.617" calcext:value-type="float">
            <text:p>184.617</text:p>
          </table:table-cell>
          <table:table-cell office:value-type="float" office:value="227.47" calcext:value-type="float">
            <text:p>227.47</text:p>
          </table:table-cell>
          <table:table-cell office:value-type="float" office:value="100.392" calcext:value-type="float">
            <text:p>100.392</text:p>
          </table:table-cell>
          <table:table-cell office:value-type="float" office:value="71.2033" calcext:value-type="float">
            <text:p>71.2033</text:p>
          </table:table-cell>
          <table:table-cell office:value-type="float" office:value="-1.46901" calcext:value-type="float">
            <text:p>-1.46901</text:p>
          </table:table-cell>
          <table:table-cell office:value-type="float" office:value="80.7616" calcext:value-type="float">
            <text:p>80.7616</text:p>
          </table:table-cell>
          <table:table-cell office:value-type="float" office:value="0.803468" calcext:value-type="float">
            <text:p>0.80346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3]-[.A673]; 2)+POWER([.K673]-[.B673];2))" office:value-type="float" office:value="143.131318424725" calcext:value-type="float">
            <text:p>143.1313184247</text:p>
          </table:table-cell>
          <table:table-cell table:formula="of:=SQRT(POWER([.J673]-[.C673]; 2)+POWER([.K673]-[.D673];2))" office:value-type="float" office:value="211.079289756243" calcext:value-type="float">
            <text:p>211.0792897562</text:p>
          </table:table-cell>
        </table:table-row>
        <table:table-row table:style-name="ro1">
          <table:table-cell office:value-type="float" office:value="249.641" calcext:value-type="float">
            <text:p>249.641</text:p>
          </table:table-cell>
          <table:table-cell office:value-type="float" office:value="167.641" calcext:value-type="float">
            <text:p>167.641</text:p>
          </table:table-cell>
          <table:table-cell office:value-type="float" office:value="224.162" calcext:value-type="float">
            <text:p>224.162</text:p>
          </table:table-cell>
          <table:table-cell office:value-type="float" office:value="79.7843" calcext:value-type="float">
            <text:p>79.7843</text:p>
          </table:table-cell>
          <table:table-cell office:value-type="float" office:value="121.353" calcext:value-type="float">
            <text:p>121.353</text:p>
          </table:table-cell>
          <table:table-cell office:value-type="float" office:value="2.87183" calcext:value-type="float">
            <text:p>2.87183</text:p>
          </table:table-cell>
          <table:table-cell office:value-type="float" office:value="91.821" calcext:value-type="float">
            <text:p>91.821</text:p>
          </table:table-cell>
          <table:table-cell office:value-type="float" office:value="0.763408" calcext:value-type="float">
            <text:p>0.7634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4]-[.A674]; 2)+POWER([.K674]-[.B674];2))" office:value-type="float" office:value="153.563022117957" calcext:value-type="float">
            <text:p>153.563022118</text:p>
          </table:table-cell>
          <table:table-cell table:formula="of:=SQRT(POWER([.J674]-[.C674]; 2)+POWER([.K674]-[.D674];2))" office:value-type="float" office:value="227.732561506891" calcext:value-type="float">
            <text:p>227.7325615069</text:p>
          </table:table-cell>
        </table:table-row>
        <table:table-row table:style-name="ro1">
          <table:table-cell office:value-type="float" office:value="293.75" calcext:value-type="float">
            <text:p>293.75</text:p>
          </table:table-cell>
          <table:table-cell office:value-type="float" office:value="188.084" calcext:value-type="float">
            <text:p>188.084</text:p>
          </table:table-cell>
          <table:table-cell office:value-type="float" office:value="268.939" calcext:value-type="float">
            <text:p>268.939</text:p>
          </table:table-cell>
          <table:table-cell office:value-type="float" office:value="103.947" calcext:value-type="float">
            <text:p>103.947</text:p>
          </table:table-cell>
          <table:table-cell office:value-type="float" office:value="75.9849" calcext:value-type="float">
            <text:p>75.9849</text:p>
          </table:table-cell>
          <table:table-cell office:value-type="float" office:value="3.02633" calcext:value-type="float">
            <text:p>3.02633</text:p>
          </table:table-cell>
          <table:table-cell office:value-type="float" office:value="17.6984" calcext:value-type="float">
            <text:p>17.6984</text:p>
          </table:table-cell>
          <table:table-cell office:value-type="float" office:value="0.754032" calcext:value-type="float">
            <text:p>0.75403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5]-[.A675]; 2)+POWER([.K675]-[.B675];2))" office:value-type="float" office:value="105.12848118374" calcext:value-type="float">
            <text:p>105.1284811837</text:p>
          </table:table-cell>
          <table:table-cell table:formula="of:=SQRT(POWER([.J675]-[.C675]; 2)+POWER([.K675]-[.D675];2))" office:value-type="float" office:value="179.715509987313" calcext:value-type="float">
            <text:p>179.7155099873</text:p>
          </table:table-cell>
        </table:table-row>
        <table:table-row table:style-name="ro1">
          <table:table-cell office:value-type="float" office:value="292.565" calcext:value-type="float">
            <text:p>292.565</text:p>
          </table:table-cell>
          <table:table-cell office:value-type="float" office:value="186.654" calcext:value-type="float">
            <text:p>186.654</text:p>
          </table:table-cell>
          <table:table-cell office:value-type="float" office:value="267.744" calcext:value-type="float">
            <text:p>267.744</text:p>
          </table:table-cell>
          <table:table-cell office:value-type="float" office:value="102.687" calcext:value-type="float">
            <text:p>102.687</text:p>
          </table:table-cell>
          <table:table-cell office:value-type="float" office:value="74.7456" calcext:value-type="float">
            <text:p>74.7456</text:p>
          </table:table-cell>
          <table:table-cell office:value-type="float" office:value="0.233154" calcext:value-type="float">
            <text:p>0.233154</text:p>
          </table:table-cell>
          <table:table-cell office:value-type="float" office:value="19.2634" calcext:value-type="float">
            <text:p>19.2634</text:p>
          </table:table-cell>
          <table:table-cell office:value-type="float" office:value="0.75355" calcext:value-type="float">
            <text:p>0.753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6]-[.A676]; 2)+POWER([.K676]-[.B676];2))" office:value-type="float" office:value="106.88095686791" calcext:value-type="float">
            <text:p>106.8809568679</text:p>
          </table:table-cell>
          <table:table-cell table:formula="of:=SQRT(POWER([.J676]-[.C676]; 2)+POWER([.K676]-[.D676];2))" office:value-type="float" office:value="181.448531283667" calcext:value-type="float">
            <text:p>181.4485312837</text:p>
          </table:table-cell>
        </table:table-row>
        <table:table-row table:style-name="ro1">
          <table:table-cell office:value-type="float" office:value="254.704" calcext:value-type="float">
            <text:p>254.704</text:p>
          </table:table-cell>
          <table:table-cell office:value-type="float" office:value="167.341" calcext:value-type="float">
            <text:p>167.341</text:p>
          </table:table-cell>
          <table:table-cell office:value-type="float" office:value="229.259" calcext:value-type="float">
            <text:p>229.259</text:p>
          </table:table-cell>
          <table:table-cell office:value-type="float" office:value="79.2907" calcext:value-type="float">
            <text:p>79.2907</text:p>
          </table:table-cell>
          <table:table-cell office:value-type="float" office:value="124.516" calcext:value-type="float">
            <text:p>124.516</text:p>
          </table:table-cell>
          <table:table-cell office:value-type="float" office:value="3.86505" calcext:value-type="float">
            <text:p>3.86505</text:p>
          </table:table-cell>
          <table:table-cell office:value-type="float" office:value="84.6019" calcext:value-type="float">
            <text:p>84.6019</text:p>
          </table:table-cell>
          <table:table-cell office:value-type="float" office:value="0.749862" calcext:value-type="float">
            <text:p>0.74986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7]-[.A677]; 2)+POWER([.K677]-[.B677];2))" office:value-type="float" office:value="149.303120854857" calcext:value-type="float">
            <text:p>149.3031208549</text:p>
          </table:table-cell>
          <table:table-cell table:formula="of:=SQRT(POWER([.J677]-[.C677]; 2)+POWER([.K677]-[.D677];2))" office:value-type="float" office:value="224.541963533523" calcext:value-type="float">
            <text:p>224.5419635335</text:p>
          </table:table-cell>
        </table:table-row>
        <table:table-row table:style-name="ro1">
          <table:table-cell office:value-type="float" office:value="256.155" calcext:value-type="float">
            <text:p>256.155</text:p>
          </table:table-cell>
          <table:table-cell office:value-type="float" office:value="167.304" calcext:value-type="float">
            <text:p>167.304</text:p>
          </table:table-cell>
          <table:table-cell office:value-type="float" office:value="230.715" calcext:value-type="float">
            <text:p>230.715</text:p>
          </table:table-cell>
          <table:table-cell office:value-type="float" office:value="79.027" calcext:value-type="float">
            <text:p>79.027</text:p>
          </table:table-cell>
          <table:table-cell office:value-type="float" office:value="127.2" calcext:value-type="float">
            <text:p>127.2</text:p>
          </table:table-cell>
          <table:table-cell office:value-type="float" office:value="5.28529" calcext:value-type="float">
            <text:p>5.28529</text:p>
          </table:table-cell>
          <table:table-cell office:value-type="float" office:value="82.7827" calcext:value-type="float">
            <text:p>82.7827</text:p>
          </table:table-cell>
          <table:table-cell office:value-type="float" office:value="0.745974" calcext:value-type="float">
            <text:p>0.7459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8]-[.A678]; 2)+POWER([.K678]-[.B678];2))" office:value-type="float" office:value="148.066999837911" calcext:value-type="float">
            <text:p>148.0669998379</text:p>
          </table:table-cell>
          <table:table-cell table:formula="of:=SQRT(POWER([.J678]-[.C678]; 2)+POWER([.K678]-[.D678];2))" office:value-type="float" office:value="223.73307746956" calcext:value-type="float">
            <text:p>223.7330774696</text:p>
          </table:table-cell>
        </table:table-row>
        <table:table-row table:style-name="ro1">
          <table:table-cell office:value-type="float" office:value="242.144" calcext:value-type="float">
            <text:p>242.144</text:p>
          </table:table-cell>
          <table:table-cell office:value-type="float" office:value="208.881" calcext:value-type="float">
            <text:p>208.881</text:p>
          </table:table-cell>
          <table:table-cell office:value-type="float" office:value="216.597" calcext:value-type="float">
            <text:p>216.597</text:p>
          </table:table-cell>
          <table:table-cell office:value-type="float" office:value="127.799" calcext:value-type="float">
            <text:p>127.799</text:p>
          </table:table-cell>
          <table:table-cell office:value-type="float" office:value="18.2683" calcext:value-type="float">
            <text:p>18.2683</text:p>
          </table:table-cell>
          <table:table-cell office:value-type="float" office:value="6.53859" calcext:value-type="float">
            <text:p>6.53859</text:p>
          </table:table-cell>
          <table:table-cell office:value-type="float" office:value="91.5639" calcext:value-type="float">
            <text:p>91.5639</text:p>
          </table:table-cell>
          <table:table-cell office:value-type="float" office:value="0.741244" calcext:value-type="float">
            <text:p>0.7412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79]-[.A679]; 2)+POWER([.K679]-[.B679];2))" office:value-type="float" office:value="145.670837496734" calcext:value-type="float">
            <text:p>145.6708374967</text:p>
          </table:table-cell>
          <table:table-cell table:formula="of:=SQRT(POWER([.J679]-[.C679]; 2)+POWER([.K679]-[.D679];2))" office:value-type="float" office:value="202.646571177506" calcext:value-type="float">
            <text:p>202.6465711775</text:p>
          </table:table-cell>
        </table:table-row>
        <table:table-row table:style-name="ro1">
          <table:table-cell office:value-type="float" office:value="248.785" calcext:value-type="float">
            <text:p>248.785</text:p>
          </table:table-cell>
          <table:table-cell office:value-type="float" office:value="210.21" calcext:value-type="float">
            <text:p>210.21</text:p>
          </table:table-cell>
          <table:table-cell office:value-type="float" office:value="223.332" calcext:value-type="float">
            <text:p>223.332</text:p>
          </table:table-cell>
          <table:table-cell office:value-type="float" office:value="128.989" calcext:value-type="float">
            <text:p>128.989</text:p>
          </table:table-cell>
          <table:table-cell office:value-type="float" office:value="20.4664" calcext:value-type="float">
            <text:p>20.4664</text:p>
          </table:table-cell>
          <table:table-cell office:value-type="float" office:value="9.26468" calcext:value-type="float">
            <text:p>9.26468</text:p>
          </table:table-cell>
          <table:table-cell office:value-type="float" office:value="81.314" calcext:value-type="float">
            <text:p>81.314</text:p>
          </table:table-cell>
          <table:table-cell office:value-type="float" office:value="0.739003" calcext:value-type="float">
            <text:p>0.7390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0]-[.A680]; 2)+POWER([.K680]-[.B680];2))" office:value-type="float" office:value="138.901765017584" calcext:value-type="float">
            <text:p>138.9017650176</text:p>
          </table:table-cell>
          <table:table-cell table:formula="of:=SQRT(POWER([.J680]-[.C680]; 2)+POWER([.K680]-[.D680];2))" office:value-type="float" office:value="196.432411645838" calcext:value-type="float">
            <text:p>196.4324116458</text:p>
          </table:table-cell>
        </table:table-row>
        <table:table-row table:style-name="ro1">
          <table:table-cell office:value-type="float" office:value="254.856" calcext:value-type="float">
            <text:p>254.856</text:p>
          </table:table-cell>
          <table:table-cell office:value-type="float" office:value="209.041" calcext:value-type="float">
            <text:p>209.041</text:p>
          </table:table-cell>
          <table:table-cell office:value-type="float" office:value="229.508" calcext:value-type="float">
            <text:p>229.508</text:p>
          </table:table-cell>
          <table:table-cell office:value-type="float" office:value="128.135" calcext:value-type="float">
            <text:p>128.135</text:p>
          </table:table-cell>
          <table:table-cell office:value-type="float" office:value="18.8559" calcext:value-type="float">
            <text:p>18.8559</text:p>
          </table:table-cell>
          <table:table-cell office:value-type="float" office:value="6.08997" calcext:value-type="float">
            <text:p>6.08997</text:p>
          </table:table-cell>
          <table:table-cell office:value-type="float" office:value="71.3879" calcext:value-type="float">
            <text:p>71.3879</text:p>
          </table:table-cell>
          <table:table-cell office:value-type="float" office:value="0.733969" calcext:value-type="float">
            <text:p>0.73396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1]-[.A681]; 2)+POWER([.K681]-[.B681];2))" office:value-type="float" office:value="133.283413885599" calcext:value-type="float">
            <text:p>133.2834138856</text:p>
          </table:table-cell>
          <table:table-cell table:formula="of:=SQRT(POWER([.J681]-[.C681]; 2)+POWER([.K681]-[.D681];2))" office:value-type="float" office:value="191.919296291436" calcext:value-type="float">
            <text:p>191.9192962914</text:p>
          </table:table-cell>
        </table:table-row>
        <table:table-row table:style-name="ro1">
          <table:table-cell office:value-type="float" office:value="250.184" calcext:value-type="float">
            <text:p>250.184</text:p>
          </table:table-cell>
          <table:table-cell office:value-type="float" office:value="208.853" calcext:value-type="float">
            <text:p>208.853</text:p>
          </table:table-cell>
          <table:table-cell office:value-type="float" office:value="224.759" calcext:value-type="float">
            <text:p>224.759</text:p>
          </table:table-cell>
          <table:table-cell office:value-type="float" office:value="127.779" calcext:value-type="float">
            <text:p>127.779</text:p>
          </table:table-cell>
          <table:table-cell office:value-type="float" office:value="19.9031" calcext:value-type="float">
            <text:p>19.9031</text:p>
          </table:table-cell>
          <table:table-cell office:value-type="float" office:value="6.75479" calcext:value-type="float">
            <text:p>6.75479</text:p>
          </table:table-cell>
          <table:table-cell office:value-type="float" office:value="78.9742" calcext:value-type="float">
            <text:p>78.9742</text:p>
          </table:table-cell>
          <table:table-cell office:value-type="float" office:value="0.731439" calcext:value-type="float">
            <text:p>0.73143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2]-[.A682]; 2)+POWER([.K682]-[.B682];2))" office:value-type="float" office:value="137.860238883443" calcext:value-type="float">
            <text:p>137.8602388834</text:p>
          </table:table-cell>
          <table:table-cell table:formula="of:=SQRT(POWER([.J682]-[.C682]; 2)+POWER([.K682]-[.D682];2))" office:value-type="float" office:value="195.969724503557" calcext:value-type="float">
            <text:p>195.9697245036</text:p>
          </table:table-cell>
        </table:table-row>
        <table:table-row table:style-name="ro1">
          <table:table-cell office:value-type="float" office:value="287.364" calcext:value-type="float">
            <text:p>287.364</text:p>
          </table:table-cell>
          <table:table-cell office:value-type="float" office:value="195.845" calcext:value-type="float">
            <text:p>195.845</text:p>
          </table:table-cell>
          <table:table-cell office:value-type="float" office:value="262.475" calcext:value-type="float">
            <text:p>262.475</text:p>
          </table:table-cell>
          <table:table-cell office:value-type="float" office:value="112.291" calcext:value-type="float">
            <text:p>112.291</text:p>
          </table:table-cell>
          <table:table-cell office:value-type="float" office:value="63.4869" calcext:value-type="float">
            <text:p>63.4869</text:p>
          </table:table-cell>
          <table:table-cell office:value-type="float" office:value="8.22109" calcext:value-type="float">
            <text:p>8.22109</text:p>
          </table:table-cell>
          <table:table-cell office:value-type="float" office:value="26.0121" calcext:value-type="float">
            <text:p>26.0121</text:p>
          </table:table-cell>
          <table:table-cell office:value-type="float" office:value="0.723891" calcext:value-type="float">
            <text:p>0.72389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3]-[.A683]; 2)+POWER([.K683]-[.B683];2))" office:value-type="float" office:value="107.092485828839" calcext:value-type="float">
            <text:p>107.0924858288</text:p>
          </table:table-cell>
          <table:table-cell table:formula="of:=SQRT(POWER([.J683]-[.C683]; 2)+POWER([.K683]-[.D683];2))" office:value-type="float" office:value="177.743495819116" calcext:value-type="float">
            <text:p>177.7434958191</text:p>
          </table:table-cell>
        </table:table-row>
        <table:table-row table:style-name="ro1">
          <table:table-cell office:value-type="float" office:value="289.337" calcext:value-type="float">
            <text:p>289.337</text:p>
          </table:table-cell>
          <table:table-cell office:value-type="float" office:value="188.63" calcext:value-type="float">
            <text:p>188.63</text:p>
          </table:table-cell>
          <table:table-cell office:value-type="float" office:value="264.454" calcext:value-type="float">
            <text:p>264.454</text:p>
          </table:table-cell>
          <table:table-cell office:value-type="float" office:value="104.541" calcext:value-type="float">
            <text:p>104.541</text:p>
          </table:table-cell>
          <table:table-cell office:value-type="float" office:value="74.251" calcext:value-type="float">
            <text:p>74.251</text:p>
          </table:table-cell>
          <table:table-cell office:value-type="float" office:value="3.23722" calcext:value-type="float">
            <text:p>3.23722</text:p>
          </table:table-cell>
          <table:table-cell office:value-type="float" office:value="24.3723" calcext:value-type="float">
            <text:p>24.3723</text:p>
          </table:table-cell>
          <table:table-cell office:value-type="float" office:value="0.718254" calcext:value-type="float">
            <text:p>0.71825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4]-[.A684]; 2)+POWER([.K684]-[.B684];2))" office:value-type="float" office:value="108.671249505101" calcext:value-type="float">
            <text:p>108.6712495051</text:p>
          </table:table-cell>
          <table:table-cell table:formula="of:=SQRT(POWER([.J684]-[.C684]; 2)+POWER([.K684]-[.D684];2))" office:value-type="float" office:value="182.170861547614" calcext:value-type="float">
            <text:p>182.1708615476</text:p>
          </table:table-cell>
        </table:table-row>
        <table:table-row table:style-name="ro1">
          <table:table-cell office:value-type="float" office:value="269.592" calcext:value-type="float">
            <text:p>269.592</text:p>
          </table:table-cell>
          <table:table-cell office:value-type="float" office:value="179.152" calcext:value-type="float">
            <text:p>179.152</text:p>
          </table:table-cell>
          <table:table-cell office:value-type="float" office:value="244.317" calcext:value-type="float">
            <text:p>244.317</text:p>
          </table:table-cell>
          <table:table-cell office:value-type="float" office:value="92.4876" calcext:value-type="float">
            <text:p>92.4876</text:p>
          </table:table-cell>
          <table:table-cell office:value-type="float" office:value="104.562" calcext:value-type="float">
            <text:p>104.562</text:p>
          </table:table-cell>
          <table:table-cell office:value-type="float" office:value="8.29052" calcext:value-type="float">
            <text:p>8.29052</text:p>
          </table:table-cell>
          <table:table-cell office:value-type="float" office:value="59.5297" calcext:value-type="float">
            <text:p>59.5297</text:p>
          </table:table-cell>
          <table:table-cell office:value-type="float" office:value="0.71017" calcext:value-type="float">
            <text:p>0.710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5]-[.A685]; 2)+POWER([.K685]-[.B685];2))" office:value-type="float" office:value="130.533756431047" calcext:value-type="float">
            <text:p>130.533756431</text:p>
          </table:table-cell>
          <table:table-cell table:formula="of:=SQRT(POWER([.J685]-[.C685]; 2)+POWER([.K685]-[.D685];2))" office:value-type="float" office:value="204.610112757801" calcext:value-type="float">
            <text:p>204.6101127578</text:p>
          </table:table-cell>
        </table:table-row>
        <table:table-row table:style-name="ro1">
          <table:table-cell office:value-type="float" office:value="236.747" calcext:value-type="float">
            <text:p>236.747</text:p>
          </table:table-cell>
          <table:table-cell office:value-type="float" office:value="172.574" calcext:value-type="float">
            <text:p>172.574</text:p>
          </table:table-cell>
          <table:table-cell office:value-type="float" office:value="211.173" calcext:value-type="float">
            <text:p>211.173</text:p>
          </table:table-cell>
          <table:table-cell office:value-type="float" office:value="84.8354" calcext:value-type="float">
            <text:p>84.8354</text:p>
          </table:table-cell>
          <table:table-cell office:value-type="float" office:value="114.41" calcext:value-type="float">
            <text:p>114.41</text:p>
          </table:table-cell>
          <table:table-cell office:value-type="float" office:value="7.1866" calcext:value-type="float">
            <text:p>7.1866</text:p>
          </table:table-cell>
          <table:table-cell office:value-type="float" office:value="110.49" calcext:value-type="float">
            <text:p>110.49</text:p>
          </table:table-cell>
          <table:table-cell office:value-type="float" office:value="0.702731" calcext:value-type="float">
            <text:p>0.70273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6]-[.A686]; 2)+POWER([.K686]-[.B686];2))" office:value-type="float" office:value="162.798696201782" calcext:value-type="float">
            <text:p>162.7986962018</text:p>
          </table:table-cell>
          <table:table-cell table:formula="of:=SQRT(POWER([.J686]-[.C686]; 2)+POWER([.K686]-[.D686];2))" office:value-type="float" office:value="233.601976494549" calcext:value-type="float">
            <text:p>233.6019764946</text:p>
          </table:table-cell>
        </table:table-row>
        <table:table-row table:style-name="ro1">
          <table:table-cell office:value-type="float" office:value="245.582" calcext:value-type="float">
            <text:p>245.582</text:p>
          </table:table-cell>
          <table:table-cell office:value-type="float" office:value="165.953" calcext:value-type="float">
            <text:p>165.953</text:p>
          </table:table-cell>
          <table:table-cell office:value-type="float" office:value="220.069" calcext:value-type="float">
            <text:p>220.069</text:p>
          </table:table-cell>
          <table:table-cell office:value-type="float" office:value="77.5329" calcext:value-type="float">
            <text:p>77.5329</text:p>
          </table:table-cell>
          <table:table-cell office:value-type="float" office:value="127.763" calcext:value-type="float">
            <text:p>127.763</text:p>
          </table:table-cell>
          <table:table-cell office:value-type="float" office:value="4.57444" calcext:value-type="float">
            <text:p>4.57444</text:p>
          </table:table-cell>
          <table:table-cell office:value-type="float" office:value="98.6941" calcext:value-type="float">
            <text:p>98.6941</text:p>
          </table:table-cell>
          <table:table-cell office:value-type="float" office:value="0.697287" calcext:value-type="float">
            <text:p>0.69728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7]-[.A687]; 2)+POWER([.K687]-[.B687];2))" office:value-type="float" office:value="157.932545515483" calcext:value-type="float">
            <text:p>157.9325455155</text:p>
          </table:table-cell>
          <table:table-cell table:formula="of:=SQRT(POWER([.J687]-[.C687]; 2)+POWER([.K687]-[.D687];2))" office:value-type="float" office:value="232.212832856864" calcext:value-type="float">
            <text:p>232.2128328569</text:p>
          </table:table-cell>
        </table:table-row>
        <table:table-row table:style-name="ro1">
          <table:table-cell office:value-type="float" office:value="236.637" calcext:value-type="float">
            <text:p>236.637</text:p>
          </table:table-cell>
          <table:table-cell office:value-type="float" office:value="173.779" calcext:value-type="float">
            <text:p>173.779</text:p>
          </table:table-cell>
          <table:table-cell office:value-type="float" office:value="211.054" calcext:value-type="float">
            <text:p>211.054</text:p>
          </table:table-cell>
          <table:table-cell office:value-type="float" office:value="85.2688" calcext:value-type="float">
            <text:p>85.2688</text:p>
          </table:table-cell>
          <table:table-cell office:value-type="float" office:value="121.739" calcext:value-type="float">
            <text:p>121.739</text:p>
          </table:table-cell>
          <table:table-cell office:value-type="float" office:value="13.2998" calcext:value-type="float">
            <text:p>13.2998</text:p>
          </table:table-cell>
          <table:table-cell office:value-type="float" office:value="111.526" calcext:value-type="float">
            <text:p>111.526</text:p>
          </table:table-cell>
          <table:table-cell office:value-type="float" office:value="0.696502" calcext:value-type="float">
            <text:p>0.6965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8]-[.A688]; 2)+POWER([.K688]-[.B688];2))" office:value-type="float" office:value="162.388295791292" calcext:value-type="float">
            <text:p>162.3882957913</text:p>
          </table:table-cell>
          <table:table-cell table:formula="of:=SQRT(POWER([.J688]-[.C688]; 2)+POWER([.K688]-[.D688];2))" office:value-type="float" office:value="233.398774567134" calcext:value-type="float">
            <text:p>233.3987745671</text:p>
          </table:table-cell>
        </table:table-row>
        <table:table-row table:style-name="ro1">
          <table:table-cell office:value-type="float" office:value="250.272" calcext:value-type="float">
            <text:p>250.272</text:p>
          </table:table-cell>
          <table:table-cell office:value-type="float" office:value="205.741" calcext:value-type="float">
            <text:p>205.741</text:p>
          </table:table-cell>
          <table:table-cell office:value-type="float" office:value="224.858" calcext:value-type="float">
            <text:p>224.858</text:p>
          </table:table-cell>
          <table:table-cell office:value-type="float" office:value="124.857" calcext:value-type="float">
            <text:p>124.857</text:p>
          </table:table-cell>
          <table:table-cell office:value-type="float" office:value="19.6283" calcext:value-type="float">
            <text:p>19.6283</text:p>
          </table:table-cell>
          <table:table-cell office:value-type="float" office:value="1.79784" calcext:value-type="float">
            <text:p>1.79784</text:p>
          </table:table-cell>
          <table:table-cell office:value-type="float" office:value="78.7055" calcext:value-type="float">
            <text:p>78.7055</text:p>
          </table:table-cell>
          <table:table-cell office:value-type="float" office:value="0.684609" calcext:value-type="float">
            <text:p>0.6846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89]-[.A689]; 2)+POWER([.K689]-[.B689];2))" office:value-type="float" office:value="138.556461650116" calcext:value-type="float">
            <text:p>138.5564616501</text:p>
          </table:table-cell>
          <table:table-cell table:formula="of:=SQRT(POWER([.J689]-[.C689]; 2)+POWER([.K689]-[.D689];2))" office:value-type="float" office:value="197.607334410947" calcext:value-type="float">
            <text:p>197.6073344109</text:p>
          </table:table-cell>
        </table:table-row>
        <table:table-row table:style-name="ro1">
          <table:table-cell office:value-type="float" office:value="243.465" calcext:value-type="float">
            <text:p>243.465</text:p>
          </table:table-cell>
          <table:table-cell office:value-type="float" office:value="189.894" calcext:value-type="float">
            <text:p>189.894</text:p>
          </table:table-cell>
          <table:table-cell office:value-type="float" office:value="217.95" calcext:value-type="float">
            <text:p>217.95</text:p>
          </table:table-cell>
          <table:table-cell office:value-type="float" office:value="106.363" calcext:value-type="float">
            <text:p>106.363</text:p>
          </table:table-cell>
          <table:table-cell office:value-type="float" office:value="58.2249" calcext:value-type="float">
            <text:p>58.2249</text:p>
          </table:table-cell>
          <table:table-cell office:value-type="float" office:value="-0.127326" calcext:value-type="float">
            <text:p>-0.127326</text:p>
          </table:table-cell>
          <table:table-cell office:value-type="float" office:value="93.8922" calcext:value-type="float">
            <text:p>93.8922</text:p>
          </table:table-cell>
          <table:table-cell office:value-type="float" office:value="0.667815" calcext:value-type="float">
            <text:p>0.66781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0]-[.A690]; 2)+POWER([.K690]-[.B690];2))" office:value-type="float" office:value="149.88369311236" calcext:value-type="float">
            <text:p>149.8836931124</text:p>
          </table:table-cell>
          <table:table-cell table:formula="of:=SQRT(POWER([.J690]-[.C690]; 2)+POWER([.K690]-[.D690];2))" office:value-type="float" office:value="214.406152591291" calcext:value-type="float">
            <text:p>214.4061525913</text:p>
          </table:table-cell>
        </table:table-row>
        <table:table-row table:style-name="ro1">
          <table:table-cell office:value-type="float" office:value="253.185" calcext:value-type="float">
            <text:p>253.185</text:p>
          </table:table-cell>
          <table:table-cell office:value-type="float" office:value="208.138" calcext:value-type="float">
            <text:p>208.138</text:p>
          </table:table-cell>
          <table:table-cell office:value-type="float" office:value="227.81" calcext:value-type="float">
            <text:p>227.81</text:p>
          </table:table-cell>
          <table:table-cell office:value-type="float" office:value="127.106" calcext:value-type="float">
            <text:p>127.106</text:p>
          </table:table-cell>
          <table:table-cell office:value-type="float" office:value="20.4812" calcext:value-type="float">
            <text:p>20.4812</text:p>
          </table:table-cell>
          <table:table-cell office:value-type="float" office:value="5.73091" calcext:value-type="float">
            <text:p>5.73091</text:p>
          </table:table-cell>
          <table:table-cell office:value-type="float" office:value="74.2438" calcext:value-type="float">
            <text:p>74.2438</text:p>
          </table:table-cell>
          <table:table-cell office:value-type="float" office:value="0.667456" calcext:value-type="float">
            <text:p>0.6674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1]-[.A691]; 2)+POWER([.K691]-[.B691];2))" office:value-type="float" office:value="135.126604593618" calcext:value-type="float">
            <text:p>135.1266045936</text:p>
          </table:table-cell>
          <table:table-cell table:formula="of:=SQRT(POWER([.J691]-[.C691]; 2)+POWER([.K691]-[.D691];2))" office:value-type="float" office:value="193.896744005669" calcext:value-type="float">
            <text:p>193.8967440057</text:p>
          </table:table-cell>
        </table:table-row>
        <table:table-row table:style-name="ro1">
          <table:table-cell office:value-type="float" office:value="253.554" calcext:value-type="float">
            <text:p>253.554</text:p>
          </table:table-cell>
          <table:table-cell office:value-type="float" office:value="157.974" calcext:value-type="float">
            <text:p>157.974</text:p>
          </table:table-cell>
          <table:table-cell office:value-type="float" office:value="228.128" calcext:value-type="float">
            <text:p>228.128</text:p>
          </table:table-cell>
          <table:table-cell office:value-type="float" office:value="70.4517" calcext:value-type="float">
            <text:p>70.4517</text:p>
          </table:table-cell>
          <table:table-cell office:value-type="float" office:value="125.089" calcext:value-type="float">
            <text:p>125.089</text:p>
          </table:table-cell>
          <table:table-cell office:value-type="float" office:value="-9.59778" calcext:value-type="float">
            <text:p>-9.59778</text:p>
          </table:table-cell>
          <table:table-cell office:value-type="float" office:value="86.1248" calcext:value-type="float">
            <text:p>86.1248</text:p>
          </table:table-cell>
          <table:table-cell office:value-type="float" office:value="0.663424" calcext:value-type="float">
            <text:p>0.6634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2]-[.A692]; 2)+POWER([.K692]-[.B692];2))" office:value-type="float" office:value="155.166129010168" calcext:value-type="float">
            <text:p>155.1661290102</text:p>
          </table:table-cell>
          <table:table-cell table:formula="of:=SQRT(POWER([.J692]-[.C692]; 2)+POWER([.K692]-[.D692];2))" office:value-type="float" office:value="231.786323187737" calcext:value-type="float">
            <text:p>231.7863231877</text:p>
          </table:table-cell>
        </table:table-row>
        <table:table-row table:style-name="ro1">
          <table:table-cell office:value-type="float" office:value="272.783" calcext:value-type="float">
            <text:p>272.783</text:p>
          </table:table-cell>
          <table:table-cell office:value-type="float" office:value="171.53" calcext:value-type="float">
            <text:p>171.53</text:p>
          </table:table-cell>
          <table:table-cell office:value-type="float" office:value="247.495" calcext:value-type="float">
            <text:p>247.495</text:p>
          </table:table-cell>
          <table:table-cell office:value-type="float" office:value="83.5283" calcext:value-type="float">
            <text:p>83.5283</text:p>
          </table:table-cell>
          <table:table-cell office:value-type="float" office:value="124.426" calcext:value-type="float">
            <text:p>124.426</text:p>
          </table:table-cell>
          <table:table-cell office:value-type="float" office:value="8.40091" calcext:value-type="float">
            <text:p>8.40091</text:p>
          </table:table-cell>
          <table:table-cell office:value-type="float" office:value="57.4096" calcext:value-type="float">
            <text:p>57.4096</text:p>
          </table:table-cell>
          <table:table-cell office:value-type="float" office:value="0.661081" calcext:value-type="float">
            <text:p>0.66108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3]-[.A693]; 2)+POWER([.K693]-[.B693];2))" office:value-type="float" office:value="131.663366161586" calcext:value-type="float">
            <text:p>131.6633661616</text:p>
          </table:table-cell>
          <table:table-cell table:formula="of:=SQRT(POWER([.J693]-[.C693]; 2)+POWER([.K693]-[.D693];2))" office:value-type="float" office:value="209.157583476885" calcext:value-type="float">
            <text:p>209.1575834769</text:p>
          </table:table-cell>
        </table:table-row>
        <table:table-row table:style-name="ro1">
          <table:table-cell office:value-type="float" office:value="235.987" calcext:value-type="float">
            <text:p>235.987</text:p>
          </table:table-cell>
          <table:table-cell office:value-type="float" office:value="174.375" calcext:value-type="float">
            <text:p>174.375</text:p>
          </table:table-cell>
          <table:table-cell office:value-type="float" office:value="210.402" calcext:value-type="float">
            <text:p>210.402</text:p>
          </table:table-cell>
          <table:table-cell office:value-type="float" office:value="86.4513" calcext:value-type="float">
            <text:p>86.4513</text:p>
          </table:table-cell>
          <table:table-cell office:value-type="float" office:value="115.007" calcext:value-type="float">
            <text:p>115.007</text:p>
          </table:table-cell>
          <table:table-cell office:value-type="float" office:value="10.2636" calcext:value-type="float">
            <text:p>10.2636</text:p>
          </table:table-cell>
          <table:table-cell office:value-type="float" office:value="111.736" calcext:value-type="float">
            <text:p>111.736</text:p>
          </table:table-cell>
          <table:table-cell office:value-type="float" office:value="0.653053" calcext:value-type="float">
            <text:p>0.65305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4]-[.A694]; 2)+POWER([.K694]-[.B694];2))" office:value-type="float" office:value="162.729803029439" calcext:value-type="float">
            <text:p>162.7298030294</text:p>
          </table:table-cell>
          <table:table-cell table:formula="of:=SQRT(POWER([.J694]-[.C694]; 2)+POWER([.K694]-[.D694];2))" office:value-type="float" office:value="233.091534972186" calcext:value-type="float">
            <text:p>233.0915349722</text:p>
          </table:table-cell>
        </table:table-row>
        <table:table-row table:style-name="ro1">
          <table:table-cell office:value-type="float" office:value="254.95" calcext:value-type="float">
            <text:p>254.95</text:p>
          </table:table-cell>
          <table:table-cell office:value-type="float" office:value="170.102" calcext:value-type="float">
            <text:p>170.102</text:p>
          </table:table-cell>
          <table:table-cell office:value-type="float" office:value="229.518" calcext:value-type="float">
            <text:p>229.518</text:p>
          </table:table-cell>
          <table:table-cell office:value-type="float" office:value="82.6579" calcext:value-type="float">
            <text:p>82.6579</text:p>
          </table:table-cell>
          <table:table-cell office:value-type="float" office:value="116.236" calcext:value-type="float">
            <text:p>116.236</text:p>
          </table:table-cell>
          <table:table-cell office:value-type="float" office:value="2.99725" calcext:value-type="float">
            <text:p>2.99725</text:p>
          </table:table-cell>
          <table:table-cell office:value-type="float" office:value="83.191" calcext:value-type="float">
            <text:p>83.191</text:p>
          </table:table-cell>
          <table:table-cell office:value-type="float" office:value="0.645038" calcext:value-type="float">
            <text:p>0.64503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5]-[.A695]; 2)+POWER([.K695]-[.B695];2))" office:value-type="float" office:value="147.726859115057" calcext:value-type="float">
            <text:p>147.7268591151</text:p>
          </table:table-cell>
          <table:table-cell table:formula="of:=SQRT(POWER([.J695]-[.C695]; 2)+POWER([.K695]-[.D695];2))" office:value-type="float" office:value="221.93375848755" calcext:value-type="float">
            <text:p>221.9337584876</text:p>
          </table:table-cell>
        </table:table-row>
        <table:table-row table:style-name="ro1">
          <table:table-cell office:value-type="float" office:value="268.647" calcext:value-type="float">
            <text:p>268.647</text:p>
          </table:table-cell>
          <table:table-cell office:value-type="float" office:value="177.765" calcext:value-type="float">
            <text:p>177.765</text:p>
          </table:table-cell>
          <table:table-cell office:value-type="float" office:value="243.404" calcext:value-type="float">
            <text:p>243.404</text:p>
          </table:table-cell>
          <table:table-cell office:value-type="float" office:value="92.1964" calcext:value-type="float">
            <text:p>92.1964</text:p>
          </table:table-cell>
          <table:table-cell office:value-type="float" office:value="93.4282" calcext:value-type="float">
            <text:p>93.4282</text:p>
          </table:table-cell>
          <table:table-cell office:value-type="float" office:value="-0.239708" calcext:value-type="float">
            <text:p>-0.239708</text:p>
          </table:table-cell>
          <table:table-cell office:value-type="float" office:value="59.2369" calcext:value-type="float">
            <text:p>59.2369</text:p>
          </table:table-cell>
          <table:table-cell office:value-type="float" office:value="0.633617" calcext:value-type="float">
            <text:p>0.6336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6]-[.A696]; 2)+POWER([.K696]-[.B696];2))" office:value-type="float" office:value="132.032003067438" calcext:value-type="float">
            <text:p>132.0320030674</text:p>
          </table:table-cell>
          <table:table-cell table:formula="of:=SQRT(POWER([.J696]-[.C696]; 2)+POWER([.K696]-[.D696];2))" office:value-type="float" office:value="205.446717639781" calcext:value-type="float">
            <text:p>205.4467176398</text:p>
          </table:table-cell>
        </table:table-row>
        <table:table-row table:style-name="ro1">
          <table:table-cell office:value-type="float" office:value="252.189" calcext:value-type="float">
            <text:p>252.189</text:p>
          </table:table-cell>
          <table:table-cell office:value-type="float" office:value="206.28" calcext:value-type="float">
            <text:p>206.28</text:p>
          </table:table-cell>
          <table:table-cell office:value-type="float" office:value="226.806" calcext:value-type="float">
            <text:p>226.806</text:p>
          </table:table-cell>
          <table:table-cell office:value-type="float" office:value="125.494" calcext:value-type="float">
            <text:p>125.494</text:p>
          </table:table-cell>
          <table:table-cell office:value-type="float" office:value="18.5744" calcext:value-type="float">
            <text:p>18.5744</text:p>
          </table:table-cell>
          <table:table-cell office:value-type="float" office:value="1.88723" calcext:value-type="float">
            <text:p>1.88723</text:p>
          </table:table-cell>
          <table:table-cell office:value-type="float" office:value="75.523" calcext:value-type="float">
            <text:p>75.523</text:p>
          </table:table-cell>
          <table:table-cell office:value-type="float" office:value="0.629436" calcext:value-type="float">
            <text:p>0.62943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7]-[.A697]; 2)+POWER([.K697]-[.B697];2))" office:value-type="float" office:value="136.565215633411" calcext:value-type="float">
            <text:p>136.5652156334</text:p>
          </table:table-cell>
          <table:table-cell table:formula="of:=SQRT(POWER([.J697]-[.C697]; 2)+POWER([.K697]-[.D697];2))" office:value-type="float" office:value="195.661957651456" calcext:value-type="float">
            <text:p>195.6619576515</text:p>
          </table:table-cell>
        </table:table-row>
        <table:table-row table:style-name="ro1">
          <table:table-cell office:value-type="float" office:value="246.117" calcext:value-type="float">
            <text:p>246.117</text:p>
          </table:table-cell>
          <table:table-cell office:value-type="float" office:value="190.778" calcext:value-type="float">
            <text:p>190.778</text:p>
          </table:table-cell>
          <table:table-cell office:value-type="float" office:value="220.635" calcext:value-type="float">
            <text:p>220.635</text:p>
          </table:table-cell>
          <table:table-cell office:value-type="float" office:value="107.494" calcext:value-type="float">
            <text:p>107.494</text:p>
          </table:table-cell>
          <table:table-cell office:value-type="float" office:value="55.4193" calcext:value-type="float">
            <text:p>55.4193</text:p>
          </table:table-cell>
          <table:table-cell office:value-type="float" office:value="-0.612552" calcext:value-type="float">
            <text:p>-0.612552</text:p>
          </table:table-cell>
          <table:table-cell office:value-type="float" office:value="89.4262" calcext:value-type="float">
            <text:p>89.4262</text:p>
          </table:table-cell>
          <table:table-cell office:value-type="float" office:value="0.614955" calcext:value-type="float">
            <text:p>0.6149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8]-[.A698]; 2)+POWER([.K698]-[.B698];2))" office:value-type="float" office:value="147.089819406375" calcext:value-type="float">
            <text:p>147.0898194064</text:p>
          </table:table-cell>
          <table:table-cell table:formula="of:=SQRT(POWER([.J698]-[.C698]; 2)+POWER([.K698]-[.D698];2))" office:value-type="float" office:value="211.612823952141" calcext:value-type="float">
            <text:p>211.6128239521</text:p>
          </table:table-cell>
        </table:table-row>
        <table:table-row table:style-name="ro1">
          <table:table-cell office:value-type="float" office:value="223.092" calcext:value-type="float">
            <text:p>223.092</text:p>
          </table:table-cell>
          <table:table-cell office:value-type="float" office:value="193.825" calcext:value-type="float">
            <text:p>193.825</text:p>
          </table:table-cell>
          <table:table-cell office:value-type="float" office:value="197.355" calcext:value-type="float">
            <text:p>197.355</text:p>
          </table:table-cell>
          <table:table-cell office:value-type="float" office:value="109.55" calcext:value-type="float">
            <text:p>109.55</text:p>
          </table:table-cell>
          <table:table-cell office:value-type="float" office:value="59.9438" calcext:value-type="float">
            <text:p>59.9438</text:p>
          </table:table-cell>
          <table:table-cell office:value-type="float" office:value="8.50614" calcext:value-type="float">
            <text:p>8.50614</text:p>
          </table:table-cell>
          <table:table-cell office:value-type="float" office:value="125.722" calcext:value-type="float">
            <text:p>125.722</text:p>
          </table:table-cell>
          <table:table-cell office:value-type="float" office:value="0.608475" calcext:value-type="float">
            <text:p>0.60847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699]-[.A699]; 2)+POWER([.K699]-[.B699];2))" office:value-type="float" office:value="167.964922198059" calcext:value-type="float">
            <text:p>167.9649221981</text:p>
          </table:table-cell>
          <table:table-cell table:formula="of:=SQRT(POWER([.J699]-[.C699]; 2)+POWER([.K699]-[.D699];2))" office:value-type="float" office:value="228.865372053091" calcext:value-type="float">
            <text:p>228.8653720531</text:p>
          </table:table-cell>
        </table:table-row>
        <table:table-row table:style-name="ro1">
          <table:table-cell office:value-type="float" office:value="225.161" calcext:value-type="float">
            <text:p>225.161</text:p>
          </table:table-cell>
          <table:table-cell office:value-type="float" office:value="189.831" calcext:value-type="float">
            <text:p>189.831</text:p>
          </table:table-cell>
          <table:table-cell office:value-type="float" office:value="199.453" calcext:value-type="float">
            <text:p>199.453</text:p>
          </table:table-cell>
          <table:table-cell office:value-type="float" office:value="105.838" calcext:value-type="float">
            <text:p>105.838</text:p>
          </table:table-cell>
          <table:table-cell office:value-type="float" office:value="59.8359" calcext:value-type="float">
            <text:p>59.8359</text:p>
          </table:table-cell>
          <table:table-cell office:value-type="float" office:value="2.24784" calcext:value-type="float">
            <text:p>2.24784</text:p>
          </table:table-cell>
          <table:table-cell office:value-type="float" office:value="122.471" calcext:value-type="float">
            <text:p>122.471</text:p>
          </table:table-cell>
          <table:table-cell office:value-type="float" office:value="0.60537" calcext:value-type="float">
            <text:p>0.605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0]-[.A700]; 2)+POWER([.K700]-[.B700];2))" office:value-type="float" office:value="167.18681910366" calcext:value-type="float">
            <text:p>167.1868191037</text:p>
          </table:table-cell>
          <table:table-cell table:formula="of:=SQRT(POWER([.J700]-[.C700]; 2)+POWER([.K700]-[.D700];2))" office:value-type="float" office:value="229.341852815835" calcext:value-type="float">
            <text:p>229.3418528158</text:p>
          </table:table-cell>
        </table:table-row>
        <table:table-row table:style-name="ro1">
          <table:table-cell office:value-type="float" office:value="221.926" calcext:value-type="float">
            <text:p>221.926</text:p>
          </table:table-cell>
          <table:table-cell office:value-type="float" office:value="190.157" calcext:value-type="float">
            <text:p>190.157</text:p>
          </table:table-cell>
          <table:table-cell office:value-type="float" office:value="196.189" calcext:value-type="float">
            <text:p>196.189</text:p>
          </table:table-cell>
          <table:table-cell office:value-type="float" office:value="106.09" calcext:value-type="float">
            <text:p>106.09</text:p>
          </table:table-cell>
          <table:table-cell office:value-type="float" office:value="59.8272" calcext:value-type="float">
            <text:p>59.8272</text:p>
          </table:table-cell>
          <table:table-cell office:value-type="float" office:value="3.00771" calcext:value-type="float">
            <text:p>3.00771</text:p>
          </table:table-cell>
          <table:table-cell office:value-type="float" office:value="127.466" calcext:value-type="float">
            <text:p>127.466</text:p>
          </table:table-cell>
          <table:table-cell office:value-type="float" office:value="0.59603" calcext:value-type="float">
            <text:p>0.596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1]-[.A701]; 2)+POWER([.K701]-[.B701];2))" office:value-type="float" office:value="170.16368039332" calcext:value-type="float">
            <text:p>170.1636803933</text:p>
          </table:table-cell>
          <table:table-cell table:formula="of:=SQRT(POWER([.J701]-[.C701]; 2)+POWER([.K701]-[.D701];2))" office:value-type="float" office:value="231.828600092827" calcext:value-type="float">
            <text:p>231.8286000928</text:p>
          </table:table-cell>
        </table:table-row>
        <table:table-row table:style-name="ro1">
          <table:table-cell office:value-type="float" office:value="243.776" calcext:value-type="float">
            <text:p>243.776</text:p>
          </table:table-cell>
          <table:table-cell office:value-type="float" office:value="192.107" calcext:value-type="float">
            <text:p>192.107</text:p>
          </table:table-cell>
          <table:table-cell office:value-type="float" office:value="218.255" calcext:value-type="float">
            <text:p>218.255</text:p>
          </table:table-cell>
          <table:table-cell office:value-type="float" office:value="108.228" calcext:value-type="float">
            <text:p>108.228</text:p>
          </table:table-cell>
          <table:table-cell office:value-type="float" office:value="60.7489" calcext:value-type="float">
            <text:p>60.7489</text:p>
          </table:table-cell>
          <table:table-cell office:value-type="float" office:value="4.64713" calcext:value-type="float">
            <text:p>4.64713</text:p>
          </table:table-cell>
          <table:table-cell office:value-type="float" office:value="93.7736" calcext:value-type="float">
            <text:p>93.7736</text:p>
          </table:table-cell>
          <table:table-cell office:value-type="float" office:value="0.588437" calcext:value-type="float">
            <text:p>0.5884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2]-[.A702]; 2)+POWER([.K702]-[.B702];2))" office:value-type="float" office:value="148.835753853031" calcext:value-type="float">
            <text:p>148.835753853</text:p>
          </table:table-cell>
          <table:table-cell table:formula="of:=SQRT(POWER([.J702]-[.C702]; 2)+POWER([.K702]-[.D702];2))" office:value-type="float" office:value="212.99378631547" calcext:value-type="float">
            <text:p>212.9937863155</text:p>
          </table:table-cell>
        </table:table-row>
        <table:table-row table:style-name="ro1">
          <table:table-cell office:value-type="float" office:value="235.89" calcext:value-type="float">
            <text:p>235.89</text:p>
          </table:table-cell>
          <table:table-cell office:value-type="float" office:value="195.087" calcext:value-type="float">
            <text:p>195.087</text:p>
          </table:table-cell>
          <table:table-cell office:value-type="float" office:value="210.266" calcext:value-type="float">
            <text:p>210.266</text:p>
          </table:table-cell>
          <table:table-cell office:value-type="float" office:value="109.704" calcext:value-type="float">
            <text:p>109.704</text:p>
          </table:table-cell>
          <table:table-cell office:value-type="float" office:value="73.8243" calcext:value-type="float">
            <text:p>73.8243</text:p>
          </table:table-cell>
          <table:table-cell office:value-type="float" office:value="17.2174" calcext:value-type="float">
            <text:p>17.2174</text:p>
          </table:table-cell>
          <table:table-cell office:value-type="float" office:value="107.566" calcext:value-type="float">
            <text:p>107.566</text:p>
          </table:table-cell>
          <table:table-cell office:value-type="float" office:value="0.5862" calcext:value-type="float">
            <text:p>0.586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3]-[.A703]; 2)+POWER([.K703]-[.B703];2))" office:value-type="float" office:value="155.362162925855" calcext:value-type="float">
            <text:p>155.3621629259</text:p>
          </table:table-cell>
          <table:table-cell table:formula="of:=SQRT(POWER([.J703]-[.C703]; 2)+POWER([.K703]-[.D703];2))" office:value-type="float" office:value="218.370635324441" calcext:value-type="float">
            <text:p>218.3706353244</text:p>
          </table:table-cell>
        </table:table-row>
        <table:table-row table:style-name="ro1">
          <table:table-cell office:value-type="float" office:value="265.178" calcext:value-type="float">
            <text:p>265.178</text:p>
          </table:table-cell>
          <table:table-cell office:value-type="float" office:value="202.175" calcext:value-type="float">
            <text:p>202.175</text:p>
          </table:table-cell>
          <table:table-cell office:value-type="float" office:value="239.749" calcext:value-type="float">
            <text:p>239.749</text:p>
          </table:table-cell>
          <table:table-cell office:value-type="float" office:value="113.219" calcext:value-type="float">
            <text:p>113.219</text:p>
          </table:table-cell>
          <table:table-cell office:value-type="float" office:value="112.858" calcext:value-type="float">
            <text:p>112.858</text:p>
          </table:table-cell>
          <table:table-cell office:value-type="float" office:value="47.3277" calcext:value-type="float">
            <text:p>47.3277</text:p>
          </table:table-cell>
          <table:table-cell office:value-type="float" office:value="68.3746" calcext:value-type="float">
            <text:p>68.3746</text:p>
          </table:table-cell>
          <table:table-cell office:value-type="float" office:value="0.574364" calcext:value-type="float">
            <text:p>0.57436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4]-[.A704]; 2)+POWER([.K704]-[.B704];2))" office:value-type="float" office:value="125.318387752955" calcext:value-type="float">
            <text:p>125.318387753</text:p>
          </table:table-cell>
          <table:table-cell table:formula="of:=SQRT(POWER([.J704]-[.C704]; 2)+POWER([.K704]-[.D704];2))" office:value-type="float" office:value="193.372430718549" calcext:value-type="float">
            <text:p>193.3724307185</text:p>
          </table:table-cell>
        </table:table-row>
        <table:table-row table:style-name="ro1">
          <table:table-cell office:value-type="float" office:value="237.675" calcext:value-type="float">
            <text:p>237.675</text:p>
          </table:table-cell>
          <table:table-cell office:value-type="float" office:value="196.952" calcext:value-type="float">
            <text:p>196.952</text:p>
          </table:table-cell>
          <table:table-cell office:value-type="float" office:value="212.074" calcext:value-type="float">
            <text:p>212.074</text:p>
          </table:table-cell>
          <table:table-cell office:value-type="float" office:value="113.147" calcext:value-type="float">
            <text:p>113.147</text:p>
          </table:table-cell>
          <table:table-cell office:value-type="float" office:value="55.603" calcext:value-type="float">
            <text:p>55.603</text:p>
          </table:table-cell>
          <table:table-cell office:value-type="float" office:value="9.56474" calcext:value-type="float">
            <text:p>9.56474</text:p>
          </table:table-cell>
          <table:table-cell office:value-type="float" office:value="102.748" calcext:value-type="float">
            <text:p>102.748</text:p>
          </table:table-cell>
          <table:table-cell office:value-type="float" office:value="0.570197" calcext:value-type="float">
            <text:p>0.5701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5]-[.A705]; 2)+POWER([.K705]-[.B705];2))" office:value-type="float" office:value="153.102344622805" calcext:value-type="float">
            <text:p>153.1023446228</text:p>
          </table:table-cell>
          <table:table-cell table:formula="of:=SQRT(POWER([.J705]-[.C705]; 2)+POWER([.K705]-[.D705];2))" office:value-type="float" office:value="214.852612469572" calcext:value-type="float">
            <text:p>214.8526124696</text:p>
          </table:table-cell>
        </table:table-row>
        <table:table-row table:style-name="ro1">
          <table:table-cell office:value-type="float" office:value="247.131" calcext:value-type="float">
            <text:p>247.131</text:p>
          </table:table-cell>
          <table:table-cell office:value-type="float" office:value="189.572" calcext:value-type="float">
            <text:p>189.572</text:p>
          </table:table-cell>
          <table:table-cell office:value-type="float" office:value="221.664" calcext:value-type="float">
            <text:p>221.664</text:p>
          </table:table-cell>
          <table:table-cell office:value-type="float" office:value="106.287" calcext:value-type="float">
            <text:p>106.287</text:p>
          </table:table-cell>
          <table:table-cell office:value-type="float" office:value="56.3884" calcext:value-type="float">
            <text:p>56.3884</text:p>
          </table:table-cell>
          <table:table-cell office:value-type="float" office:value="-1.98208" calcext:value-type="float">
            <text:p>-1.98208</text:p>
          </table:table-cell>
          <table:table-cell office:value-type="float" office:value="87.931" calcext:value-type="float">
            <text:p>87.931</text:p>
          </table:table-cell>
          <table:table-cell office:value-type="float" office:value="0.560371" calcext:value-type="float">
            <text:p>0.56037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6]-[.A706]; 2)+POWER([.K706]-[.B706];2))" office:value-type="float" office:value="146.566770944167" calcext:value-type="float">
            <text:p>146.5667709442</text:p>
          </table:table-cell>
          <table:table-cell table:formula="of:=SQRT(POWER([.J706]-[.C706]; 2)+POWER([.K706]-[.D706];2))" office:value-type="float" office:value="211.591576545476" calcext:value-type="float">
            <text:p>211.5915765455</text:p>
          </table:table-cell>
        </table:table-row>
        <table:table-row table:style-name="ro1">
          <table:table-cell office:value-type="float" office:value="261.428" calcext:value-type="float">
            <text:p>261.428</text:p>
          </table:table-cell>
          <table:table-cell office:value-type="float" office:value="168.214" calcext:value-type="float">
            <text:p>168.214</text:p>
          </table:table-cell>
          <table:table-cell office:value-type="float" office:value="236.07" calcext:value-type="float">
            <text:p>236.07</text:p>
          </table:table-cell>
          <table:table-cell office:value-type="float" office:value="81.2299" calcext:value-type="float">
            <text:p>81.2299</text:p>
          </table:table-cell>
          <table:table-cell office:value-type="float" office:value="113.743" calcext:value-type="float">
            <text:p>113.743</text:p>
          </table:table-cell>
          <table:table-cell office:value-type="float" office:value="-1.88281" calcext:value-type="float">
            <text:p>-1.88281</text:p>
          </table:table-cell>
          <table:table-cell office:value-type="float" office:value="72.9384" calcext:value-type="float">
            <text:p>72.9384</text:p>
          </table:table-cell>
          <table:table-cell office:value-type="float" office:value="0.560368" calcext:value-type="float">
            <text:p>0.56036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7]-[.A707]; 2)+POWER([.K707]-[.B707];2))" office:value-type="float" office:value="143.067358191867" calcext:value-type="float">
            <text:p>143.0673581919</text:p>
          </table:table-cell>
          <table:table-cell table:formula="of:=SQRT(POWER([.J707]-[.C707]; 2)+POWER([.K707]-[.D707];2))" office:value-type="float" office:value="218.47267553177" calcext:value-type="float">
            <text:p>218.4726755318</text:p>
          </table:table-cell>
        </table:table-row>
        <table:table-row table:style-name="ro1">
          <table:table-cell office:value-type="float" office:value="248.85" calcext:value-type="float">
            <text:p>248.85</text:p>
          </table:table-cell>
          <table:table-cell office:value-type="float" office:value="213.217" calcext:value-type="float">
            <text:p>213.217</text:p>
          </table:table-cell>
          <table:table-cell office:value-type="float" office:value="223.384" calcext:value-type="float">
            <text:p>223.384</text:p>
          </table:table-cell>
          <table:table-cell office:value-type="float" office:value="131.516" calcext:value-type="float">
            <text:p>131.516</text:p>
          </table:table-cell>
          <table:table-cell office:value-type="float" office:value="24.1261" calcext:value-type="float">
            <text:p>24.1261</text:p>
          </table:table-cell>
          <table:table-cell office:value-type="float" office:value="15.8805" calcext:value-type="float">
            <text:p>15.8805</text:p>
          </table:table-cell>
          <table:table-cell office:value-type="float" office:value="81.7657" calcext:value-type="float">
            <text:p>81.7657</text:p>
          </table:table-cell>
          <table:table-cell office:value-type="float" office:value="0.554607" calcext:value-type="float">
            <text:p>0.55460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8]-[.A708]; 2)+POWER([.K708]-[.B708];2))" office:value-type="float" office:value="138.180981285414" calcext:value-type="float">
            <text:p>138.1809812854</text:p>
          </table:table-cell>
          <table:table-cell table:formula="of:=SQRT(POWER([.J708]-[.C708]; 2)+POWER([.K708]-[.D708];2))" office:value-type="float" office:value="194.946694539815" calcext:value-type="float">
            <text:p>194.9466945398</text:p>
          </table:table-cell>
        </table:table-row>
        <table:table-row table:style-name="ro1">
          <table:table-cell office:value-type="float" office:value="249.568" calcext:value-type="float">
            <text:p>249.568</text:p>
          </table:table-cell>
          <table:table-cell office:value-type="float" office:value="185.275" calcext:value-type="float">
            <text:p>185.275</text:p>
          </table:table-cell>
          <table:table-cell office:value-type="float" office:value="224.099" calcext:value-type="float">
            <text:p>224.099</text:p>
          </table:table-cell>
          <table:table-cell office:value-type="float" office:value="99.7871" calcext:value-type="float">
            <text:p>99.7871</text:p>
          </table:table-cell>
          <table:table-cell office:value-type="float" office:value="84.0379" calcext:value-type="float">
            <text:p>84.0379</text:p>
          </table:table-cell>
          <table:table-cell office:value-type="float" office:value="7.23334" calcext:value-type="float">
            <text:p>7.23334</text:p>
          </table:table-cell>
          <table:table-cell office:value-type="float" office:value="87.5808" calcext:value-type="float">
            <text:p>87.5808</text:p>
          </table:table-cell>
          <table:table-cell office:value-type="float" office:value="0.548081" calcext:value-type="float">
            <text:p>0.548081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09]-[.A709]; 2)+POWER([.K709]-[.B709];2))" office:value-type="float" office:value="145.909863439728" calcext:value-type="float">
            <text:p>145.9098634397</text:p>
          </table:table-cell>
          <table:table-cell table:formula="of:=SQRT(POWER([.J709]-[.C709]; 2)+POWER([.K709]-[.D709];2))" office:value-type="float" office:value="213.992613721619" calcext:value-type="float">
            <text:p>213.9926137216</text:p>
          </table:table-cell>
        </table:table-row>
        <table:table-row table:style-name="ro1">
          <table:table-cell office:value-type="float" office:value="248.153" calcext:value-type="float">
            <text:p>248.153</text:p>
          </table:table-cell>
          <table:table-cell office:value-type="float" office:value="190.717" calcext:value-type="float">
            <text:p>190.717</text:p>
          </table:table-cell>
          <table:table-cell office:value-type="float" office:value="222.692" calcext:value-type="float">
            <text:p>222.692</text:p>
          </table:table-cell>
          <table:table-cell office:value-type="float" office:value="107.162" calcext:value-type="float">
            <text:p>107.162</text:p>
          </table:table-cell>
          <table:table-cell office:value-type="float" office:value="58.8859" calcext:value-type="float">
            <text:p>58.8859</text:p>
          </table:table-cell>
          <table:table-cell office:value-type="float" office:value="1.10435" calcext:value-type="float">
            <text:p>1.10435</text:p>
          </table:table-cell>
          <table:table-cell office:value-type="float" office:value="86.6841" calcext:value-type="float">
            <text:p>86.6841</text:p>
          </table:table-cell>
          <table:table-cell office:value-type="float" office:value="0.544976" calcext:value-type="float">
            <text:p>0.54497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10]-[.A710]; 2)+POWER([.K710]-[.B710];2))" office:value-type="float" office:value="145.204522994292" calcext:value-type="float">
            <text:p>145.2045229943</text:p>
          </table:table-cell>
          <table:table-cell table:formula="of:=SQRT(POWER([.J710]-[.C710]; 2)+POWER([.K710]-[.D710];2))" office:value-type="float" office:value="210.241663587406" calcext:value-type="float">
            <text:p>210.2416635874</text:p>
          </table:table-cell>
        </table:table-row>
        <table:table-row table:style-name="ro1">
          <table:table-cell office:value-type="float" office:value="268.675" calcext:value-type="float">
            <text:p>268.675</text:p>
          </table:table-cell>
          <table:table-cell office:value-type="float" office:value="178.09" calcext:value-type="float">
            <text:p>178.09</text:p>
          </table:table-cell>
          <table:table-cell office:value-type="float" office:value="243.425" calcext:value-type="float">
            <text:p>243.425</text:p>
          </table:table-cell>
          <table:table-cell office:value-type="float" office:value="92.3464" calcext:value-type="float">
            <text:p>92.3464</text:p>
          </table:table-cell>
          <table:table-cell office:value-type="float" office:value="95.1312" calcext:value-type="float">
            <text:p>95.1312</text:p>
          </table:table-cell>
          <table:table-cell office:value-type="float" office:value="1.24776" calcext:value-type="float">
            <text:p>1.24776</text:p>
          </table:table-cell>
          <table:table-cell office:value-type="float" office:value="59.4656" calcext:value-type="float">
            <text:p>59.4656</text:p>
          </table:table-cell>
          <table:table-cell office:value-type="float" office:value="0.544674" calcext:value-type="float">
            <text:p>0.54467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11]-[.A711]; 2)+POWER([.K711]-[.B711];2))" office:value-type="float" office:value="131.849701270045" calcext:value-type="float">
            <text:p>131.84970127</text:p>
          </table:table-cell>
          <table:table-cell table:formula="of:=SQRT(POWER([.J711]-[.C711]; 2)+POWER([.K711]-[.D711];2))" office:value-type="float" office:value="205.322990962922" calcext:value-type="float">
            <text:p>205.3229909629</text:p>
          </table:table-cell>
        </table:table-row>
        <table:table-row table:style-name="ro1">
          <table:table-cell office:value-type="float" office:value="233.733" calcext:value-type="float">
            <text:p>233.733</text:p>
          </table:table-cell>
          <table:table-cell office:value-type="float" office:value="216.711" calcext:value-type="float">
            <text:p>216.711</text:p>
          </table:table-cell>
          <table:table-cell office:value-type="float" office:value="208.043" calcext:value-type="float">
            <text:p>208.043</text:p>
          </table:table-cell>
          <table:table-cell office:value-type="float" office:value="135.022" calcext:value-type="float">
            <text:p>135.022</text:p>
          </table:table-cell>
          <table:table-cell office:value-type="float" office:value="18.6095" calcext:value-type="float">
            <text:p>18.6095</text:p>
          </table:table-cell>
          <table:table-cell office:value-type="float" office:value="19.3781" calcext:value-type="float">
            <text:p>19.3781</text:p>
          </table:table-cell>
          <table:table-cell office:value-type="float" office:value="105.091" calcext:value-type="float">
            <text:p>105.091</text:p>
          </table:table-cell>
          <table:table-cell office:value-type="float" office:value="0.544008" calcext:value-type="float">
            <text:p>0.5440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SQRT(POWER([.J712]-[.A712]; 2)+POWER([.K712]-[.B712];2))" office:value-type="float" office:value="152.380132596084" calcext:value-type="float">
            <text:p>152.3801325961</text:p>
          </table:table-cell>
          <table:table-cell table:formula="of:=SQRT(POWER([.J712]-[.C712]; 2)+POWER([.K712]-[.D712];2))" office:value-type="float" office:value="205.925127978593" calcext:value-type="float">
            <text:p>205.925127978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2"/>
          <table:table-cell table:formula="of:=COM.MICROSOFT.STDEV.P([.M2:.M712])" office:value-type="float" office:value="86.8993004168352" calcext:value-type="float">
            <text:p>86.8993004168</text:p>
          </table:table-cell>
          <table:table-cell table:formula="of:=COM.MICROSOFT.STDEV.P([.N2:.N712])" office:value-type="float" office:value="59.524758057453" calcext:value-type="float">
            <text:p>59.5247580575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2T12:54:23.282195318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8545" meta:object-count="0"/>
  </office:meta>
</office:document-meta>
</file>